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29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88.64pt"/>
    </style:style>
    <style:style style:name="co4" style:family="table-column">
      <style:table-column-properties fo:break-before="auto" style:column-width="133.31pt"/>
    </style:style>
    <style:style style:name="co5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_norm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RAND()" office:value-type="float" office:value="0.957392545416951" calcext:value-type="float">
            <text:p>0.9573925454</text:p>
          </table:table-cell>
          <table:table-cell table:formula="of:=NORMINV([.A2];10;3)" office:value-type="float" office:value="15.1635938589626" calcext:value-type="float">
            <text:p>15.163593859</text:p>
          </table:table-cell>
          <table:table-cell table:formula="of:=COM.MICROSOFT.NORM.INV(RAND(); 0; 1)" office:value-type="float" office:value="-1.20069029386757" calcext:value-type="float">
            <text:p>-1.2006902939</text:p>
          </table:table-cell>
          <table:table-cell table:formula="of:=NORMINV(RAND(); 62; 4)" office:value-type="float" office:value="64.0818081348262" calcext:value-type="float">
            <text:p>64.0818081348</text:p>
          </table:table-cell>
          <table:table-cell table:formula="of:=12 + 3 * [.D2] + 5 * [.C2]" office:value-type="float" office:value="198.241972935141" calcext:value-type="float">
            <text:p>198.2419729351</text:p>
          </table:table-cell>
          <table:table-cell/>
        </table:table-row>
        <table:table-row table:style-name="ro1">
          <table:table-cell table:formula="of:=RAND()" office:value-type="float" office:value="0.79582193447277" calcext:value-type="float">
            <text:p>0.7958219345</text:p>
          </table:table-cell>
          <table:table-cell table:formula="of:=NORMINV([.A3];10;3)" office:value-type="float" office:value="12.4803698302285" calcext:value-type="float">
            <text:p>12.4803698302</text:p>
          </table:table-cell>
          <table:table-cell table:formula="of:=COM.MICROSOFT.NORM.INV(RAND(); 0; 1)" office:value-type="float" office:value="-0.61568923461845" calcext:value-type="float">
            <text:p>-0.6156892346</text:p>
          </table:table-cell>
          <table:table-cell table:formula="of:=NORMINV(RAND(); 62; 4)" office:value-type="float" office:value="63.4061018604804" calcext:value-type="float">
            <text:p>63.4061018605</text:p>
          </table:table-cell>
          <table:table-cell table:formula="of:=12 + 3 * [.D3] + 5 * [.C3]" office:value-type="float" office:value="199.139859408349" calcext:value-type="float">
            <text:p>199.1398594083</text:p>
          </table:table-cell>
          <table:table-cell/>
        </table:table-row>
        <table:table-row table:style-name="ro1">
          <table:table-cell table:formula="of:=RAND()" office:value-type="float" office:value="0.51421513594687" calcext:value-type="float">
            <text:p>0.5142151359</text:p>
          </table:table-cell>
          <table:table-cell table:formula="of:=NORMINV([.A4];10;3)" office:value-type="float" office:value="10.1069188151472" calcext:value-type="float">
            <text:p>10.1069188151</text:p>
          </table:table-cell>
          <table:table-cell table:formula="of:=COM.MICROSOFT.NORM.INV(RAND(); 0; 1)" office:value-type="float" office:value="1.54449564770308" calcext:value-type="float">
            <text:p>1.5444956477</text:p>
          </table:table-cell>
          <table:table-cell table:formula="of:=NORMINV(RAND(); 62; 4)" office:value-type="float" office:value="64.9201823393108" calcext:value-type="float">
            <text:p>64.9201823393</text:p>
          </table:table-cell>
          <table:table-cell table:formula="of:=12 + 3 * [.D4] + 5 * [.C4]" office:value-type="float" office:value="214.483025256448" calcext:value-type="float">
            <text:p>214.4830252564</text:p>
          </table:table-cell>
          <table:table-cell/>
        </table:table-row>
        <table:table-row table:style-name="ro1">
          <table:table-cell table:formula="of:=RAND()" office:value-type="float" office:value="0.340028187260032" calcext:value-type="float">
            <text:p>0.3400281873</text:p>
          </table:table-cell>
          <table:table-cell table:formula="of:=NORMINV([.A5];10;3)" office:value-type="float" office:value="8.76284139239185" calcext:value-type="float">
            <text:p>8.7628413924</text:p>
          </table:table-cell>
          <table:table-cell table:formula="of:=COM.MICROSOFT.NORM.INV(RAND(); 0; 1)" office:value-type="float" office:value="2.25027868955272" calcext:value-type="float">
            <text:p>2.2502786896</text:p>
          </table:table-cell>
          <table:table-cell table:formula="of:=NORMINV(RAND(); 62; 4)" office:value-type="float" office:value="57.5089672252396" calcext:value-type="float">
            <text:p>57.5089672252</text:p>
          </table:table-cell>
          <table:table-cell table:formula="of:=12 + 3 * [.D5] + 5 * [.C5]" office:value-type="float" office:value="195.778295123482" calcext:value-type="float">
            <text:p>195.7782951235</text:p>
          </table:table-cell>
          <table:table-cell/>
        </table:table-row>
        <table:table-row table:style-name="ro1">
          <table:table-cell table:formula="of:=RAND()" office:value-type="float" office:value="0.785040861228481" calcext:value-type="float">
            <text:p>0.7850408612</text:p>
          </table:table-cell>
          <table:table-cell table:formula="of:=NORMINV([.A6];10;3)" office:value-type="float" office:value="12.3679945149763" calcext:value-type="float">
            <text:p>12.367994515</text:p>
          </table:table-cell>
          <table:table-cell table:formula="of:=COM.MICROSOFT.NORM.INV(RAND(); 0; 1)" office:value-type="float" office:value="-0.156412486514214" calcext:value-type="float">
            <text:p>-0.1564124865</text:p>
          </table:table-cell>
          <table:table-cell table:formula="of:=NORMINV(RAND(); 62; 4)" office:value-type="float" office:value="67.7670052841844" calcext:value-type="float">
            <text:p>67.7670052842</text:p>
          </table:table-cell>
          <table:table-cell table:formula="of:=12 + 3 * [.D6] + 5 * [.C6]" office:value-type="float" office:value="214.518953419982" calcext:value-type="float">
            <text:p>214.51895342</text:p>
          </table:table-cell>
          <table:table-cell/>
        </table:table-row>
        <table:table-row table:style-name="ro1">
          <table:table-cell table:formula="of:=RAND()" office:value-type="float" office:value="0.329019077820703" calcext:value-type="float">
            <text:p>0.3290190778</text:p>
          </table:table-cell>
          <table:table-cell table:formula="of:=NORMINV([.A7];10;3)" office:value-type="float" office:value="8.67212979691423" calcext:value-type="float">
            <text:p>8.6721297969</text:p>
          </table:table-cell>
          <table:table-cell table:formula="of:=COM.MICROSOFT.NORM.INV(RAND(); 0; 1)" office:value-type="float" office:value="0.373261251713882" calcext:value-type="float">
            <text:p>0.3732612517</text:p>
          </table:table-cell>
          <table:table-cell table:formula="of:=NORMINV(RAND(); 62; 4)" office:value-type="float" office:value="70.6201972026668" calcext:value-type="float">
            <text:p>70.6201972027</text:p>
          </table:table-cell>
          <table:table-cell table:formula="of:=12 + 3 * [.D7] + 5 * [.C7]" office:value-type="float" office:value="225.72689786657" calcext:value-type="float">
            <text:p>225.7268978666</text:p>
          </table:table-cell>
          <table:table-cell/>
        </table:table-row>
        <table:table-row table:style-name="ro1">
          <table:table-cell table:formula="of:=RAND()" office:value-type="float" office:value="0.686902420595288" calcext:value-type="float">
            <text:p>0.6869024206</text:p>
          </table:table-cell>
          <table:table-cell table:formula="of:=NORMINV([.A8];10;3)" office:value-type="float" office:value="11.4612674341044" calcext:value-type="float">
            <text:p>11.4612674341</text:p>
          </table:table-cell>
          <table:table-cell table:formula="of:=COM.MICROSOFT.NORM.INV(RAND(); 0; 1)" office:value-type="float" office:value="-0.844009262800106" calcext:value-type="float">
            <text:p>-0.8440092628</text:p>
          </table:table-cell>
          <table:table-cell table:formula="of:=NORMINV(RAND(); 62; 4)" office:value-type="float" office:value="66.3032870777474" calcext:value-type="float">
            <text:p>66.3032870777</text:p>
          </table:table-cell>
          <table:table-cell table:formula="of:=12 + 3 * [.D8] + 5 * [.C8]" office:value-type="float" office:value="206.689814919242" calcext:value-type="float">
            <text:p>206.6898149192</text:p>
          </table:table-cell>
          <table:table-cell/>
        </table:table-row>
        <table:table-row table:style-name="ro1">
          <table:table-cell table:formula="of:=RAND()" office:value-type="float" office:value="0.164599576033652" calcext:value-type="float">
            <text:p>0.164599576</text:p>
          </table:table-cell>
          <table:table-cell table:formula="of:=NORMINV([.A9];10;3)" office:value-type="float" office:value="7.07281526894147" calcext:value-type="float">
            <text:p>7.0728152689</text:p>
          </table:table-cell>
          <table:table-cell table:formula="of:=COM.MICROSOFT.NORM.INV(RAND(); 0; 1)" office:value-type="float" office:value="-0.766204001062809" calcext:value-type="float">
            <text:p>-0.7662040011</text:p>
          </table:table-cell>
          <table:table-cell table:formula="of:=NORMINV(RAND(); 62; 4)" office:value-type="float" office:value="67.3117943893759" calcext:value-type="float">
            <text:p>67.3117943894</text:p>
          </table:table-cell>
          <table:table-cell table:formula="of:=12 + 3 * [.D9] + 5 * [.C9]" office:value-type="float" office:value="210.104363162814" calcext:value-type="float">
            <text:p>210.1043631628</text:p>
          </table:table-cell>
          <table:table-cell/>
        </table:table-row>
        <table:table-row table:style-name="ro1">
          <table:table-cell table:formula="of:=RAND()" office:value-type="float" office:value="0.458054560003802" calcext:value-type="float">
            <text:p>0.45805456</text:p>
          </table:table-cell>
          <table:table-cell table:formula="of:=NORMINV([.A10];10;3)" office:value-type="float" office:value="9.68399170515126" calcext:value-type="float">
            <text:p>9.6839917052</text:p>
          </table:table-cell>
          <table:table-cell table:formula="of:=COM.MICROSOFT.NORM.INV(RAND(); 0; 1)" office:value-type="float" office:value="0.395153225946218" calcext:value-type="float">
            <text:p>0.3951532259</text:p>
          </table:table-cell>
          <table:table-cell table:formula="of:=NORMINV(RAND(); 62; 4)" office:value-type="float" office:value="58.3565118223724" calcext:value-type="float">
            <text:p>58.3565118224</text:p>
          </table:table-cell>
          <table:table-cell table:formula="of:=12 + 3 * [.D10] + 5 * [.C10]" office:value-type="float" office:value="189.045301596848" calcext:value-type="float">
            <text:p>189.0453015968</text:p>
          </table:table-cell>
          <table:table-cell/>
        </table:table-row>
        <table:table-row table:style-name="ro1">
          <table:table-cell table:formula="of:=RAND()" office:value-type="float" office:value="0.371916573960334" calcext:value-type="float">
            <text:p>0.371916574</text:p>
          </table:table-cell>
          <table:table-cell table:formula="of:=NORMINV([.A11];10;3)" office:value-type="float" office:value="9.01965548065934" calcext:value-type="float">
            <text:p>9.0196554807</text:p>
          </table:table-cell>
          <table:table-cell table:formula="of:=COM.MICROSOFT.NORM.INV(RAND(); 0; 1)" office:value-type="float" office:value="-0.594542369398921" calcext:value-type="float">
            <text:p>-0.5945423694</text:p>
          </table:table-cell>
          <table:table-cell table:formula="of:=NORMINV(RAND(); 62; 4)" office:value-type="float" office:value="58.3971266029503" calcext:value-type="float">
            <text:p>58.397126603</text:p>
          </table:table-cell>
          <table:table-cell table:formula="of:=12 + 3 * [.D11] + 5 * [.C11]" office:value-type="float" office:value="184.218667961856" calcext:value-type="float">
            <text:p>184.2186679619</text:p>
          </table:table-cell>
          <table:table-cell/>
        </table:table-row>
        <table:table-row table:style-name="ro1">
          <table:table-cell table:formula="of:=RAND()" office:value-type="float" office:value="0.329405296593904" calcext:value-type="float">
            <text:p>0.3294052966</text:p>
          </table:table-cell>
          <table:table-cell table:formula="of:=NORMINV([.A12];10;3)" office:value-type="float" office:value="8.67533226308778" calcext:value-type="float">
            <text:p>8.6753322631</text:p>
          </table:table-cell>
          <table:table-cell table:formula="of:=COM.MICROSOFT.NORM.INV(RAND(); 0; 1)" office:value-type="float" office:value="0.196406434334341" calcext:value-type="float">
            <text:p>0.1964064343</text:p>
          </table:table-cell>
          <table:table-cell table:formula="of:=NORMINV(RAND(); 62; 4)" office:value-type="float" office:value="58.3693388823875" calcext:value-type="float">
            <text:p>58.3693388824</text:p>
          </table:table-cell>
          <table:table-cell table:formula="of:=12 + 3 * [.D12] + 5 * [.C12]" office:value-type="float" office:value="188.090048818834" calcext:value-type="float">
            <text:p>188.0900488188</text:p>
          </table:table-cell>
          <table:table-cell/>
        </table:table-row>
        <table:table-row table:style-name="ro1">
          <table:table-cell table:formula="of:=RAND()" office:value-type="float" office:value="0.243370588403195" calcext:value-type="float">
            <text:p>0.2433705884</text:p>
          </table:table-cell>
          <table:table-cell table:formula="of:=NORMINV([.A13];10;3)" office:value-type="float" office:value="7.9134960043662" calcext:value-type="float">
            <text:p>7.9134960044</text:p>
          </table:table-cell>
          <table:table-cell table:formula="of:=COM.MICROSOFT.NORM.INV(RAND(); 0; 1)" office:value-type="float" office:value="-0.639119424069029" calcext:value-type="float">
            <text:p>-0.6391194241</text:p>
          </table:table-cell>
          <table:table-cell table:formula="of:=NORMINV(RAND(); 62; 4)" office:value-type="float" office:value="58.6384778274094" calcext:value-type="float">
            <text:p>58.6384778274</text:p>
          </table:table-cell>
          <table:table-cell table:formula="of:=12 + 3 * [.D13] + 5 * [.C13]" office:value-type="float" office:value="184.719836361883" calcext:value-type="float">
            <text:p>184.7198363619</text:p>
          </table:table-cell>
          <table:table-cell/>
        </table:table-row>
        <table:table-row table:style-name="ro1">
          <table:table-cell table:formula="of:=RAND()" office:value-type="float" office:value="0.630831144750118" calcext:value-type="float">
            <text:p>0.6308311448</text:p>
          </table:table-cell>
          <table:table-cell table:formula="of:=NORMINV([.A14];10;3)" office:value-type="float" office:value="11.0021663741118" calcext:value-type="float">
            <text:p>11.0021663741</text:p>
          </table:table-cell>
          <table:table-cell table:formula="of:=COM.MICROSOFT.NORM.INV(RAND(); 0; 1)" office:value-type="float" office:value="-2.65636088153814" calcext:value-type="float">
            <text:p>-2.6563608815</text:p>
          </table:table-cell>
          <table:table-cell table:formula="of:=NORMINV(RAND(); 62; 4)" office:value-type="float" office:value="63.488624325917" calcext:value-type="float">
            <text:p>63.4886243259</text:p>
          </table:table-cell>
          <table:table-cell table:formula="of:=12 + 3 * [.D14] + 5 * [.C14]" office:value-type="float" office:value="189.18406857006" calcext:value-type="float">
            <text:p>189.1840685701</text:p>
          </table:table-cell>
          <table:table-cell/>
        </table:table-row>
        <table:table-row table:style-name="ro1">
          <table:table-cell table:formula="of:=RAND()" office:value-type="float" office:value="0.306556390831247" calcext:value-type="float">
            <text:p>0.3065563908</text:p>
          </table:table-cell>
          <table:table-cell table:formula="of:=NORMINV([.A15];10;3)" office:value-type="float" office:value="8.4830944664744" calcext:value-type="float">
            <text:p>8.4830944665</text:p>
          </table:table-cell>
          <table:table-cell table:formula="of:=COM.MICROSOFT.NORM.INV(RAND(); 0; 1)" office:value-type="float" office:value="2.4558955518075" calcext:value-type="float">
            <text:p>2.4558955518</text:p>
          </table:table-cell>
          <table:table-cell table:formula="of:=NORMINV(RAND(); 62; 4)" office:value-type="float" office:value="66.0561029610499" calcext:value-type="float">
            <text:p>66.056102961</text:p>
          </table:table-cell>
          <table:table-cell table:formula="of:=12 + 3 * [.D15] + 5 * [.C15]" office:value-type="float" office:value="222.447786642187" calcext:value-type="float">
            <text:p>222.4477866422</text:p>
          </table:table-cell>
          <table:table-cell/>
        </table:table-row>
        <table:table-row table:style-name="ro1">
          <table:table-cell table:formula="of:=RAND()" office:value-type="float" office:value="0.670009949943051" calcext:value-type="float">
            <text:p>0.6700099499</text:p>
          </table:table-cell>
          <table:table-cell table:formula="of:=NORMINV([.A16];10;3)" office:value-type="float" office:value="11.3198219217478" calcext:value-type="float">
            <text:p>11.3198219217</text:p>
          </table:table-cell>
          <table:table-cell table:formula="of:=COM.MICROSOFT.NORM.INV(RAND(); 0; 1)" office:value-type="float" office:value="0.540166729714868" calcext:value-type="float">
            <text:p>0.5401667297</text:p>
          </table:table-cell>
          <table:table-cell table:formula="of:=NORMINV(RAND(); 62; 4)" office:value-type="float" office:value="65.7599034117829" calcext:value-type="float">
            <text:p>65.7599034118</text:p>
          </table:table-cell>
          <table:table-cell table:formula="of:=12 + 3 * [.D16] + 5 * [.C16]" office:value-type="float" office:value="211.980543883923" calcext:value-type="float">
            <text:p>211.9805438839</text:p>
          </table:table-cell>
          <table:table-cell/>
        </table:table-row>
        <table:table-row table:style-name="ro1">
          <table:table-cell table:formula="of:=RAND()" office:value-type="float" office:value="0.683193680364639" calcext:value-type="float">
            <text:p>0.6831936804</text:p>
          </table:table-cell>
          <table:table-cell table:formula="of:=NORMINV([.A17];10;3)" office:value-type="float" office:value="11.4299446649602" calcext:value-type="float">
            <text:p>11.429944665</text:p>
          </table:table-cell>
          <table:table-cell table:formula="of:=COM.MICROSOFT.NORM.INV(RAND(); 0; 1)" office:value-type="float" office:value="-0.514101508402586" calcext:value-type="float">
            <text:p>-0.5141015084</text:p>
          </table:table-cell>
          <table:table-cell table:formula="of:=NORMINV(RAND(); 62; 4)" office:value-type="float" office:value="60.9968508631595" calcext:value-type="float">
            <text:p>60.9968508632</text:p>
          </table:table-cell>
          <table:table-cell table:formula="of:=12 + 3 * [.D17] + 5 * [.C17]" office:value-type="float" office:value="192.420045047466" calcext:value-type="float">
            <text:p>192.4200450475</text:p>
          </table:table-cell>
          <table:table-cell/>
        </table:table-row>
        <table:table-row table:style-name="ro1">
          <table:table-cell table:formula="of:=RAND()" office:value-type="float" office:value="0.755877578398213" calcext:value-type="float">
            <text:p>0.7558775784</text:p>
          </table:table-cell>
          <table:table-cell table:formula="of:=NORMINV([.A18];10;3)" office:value-type="float" office:value="12.0793093438329" calcext:value-type="float">
            <text:p>12.0793093438</text:p>
          </table:table-cell>
          <table:table-cell table:formula="of:=COM.MICROSOFT.NORM.INV(RAND(); 0; 1)" office:value-type="float" office:value="0.427115600351928" calcext:value-type="float">
            <text:p>0.4271156004</text:p>
          </table:table-cell>
          <table:table-cell table:formula="of:=NORMINV(RAND(); 62; 4)" office:value-type="float" office:value="63.2211289220551" calcext:value-type="float">
            <text:p>63.2211289221</text:p>
          </table:table-cell>
          <table:table-cell table:formula="of:=12 + 3 * [.D18] + 5 * [.C18]" office:value-type="float" office:value="203.798964767925" calcext:value-type="float">
            <text:p>203.7989647679</text:p>
          </table:table-cell>
          <table:table-cell/>
        </table:table-row>
        <table:table-row table:style-name="ro1">
          <table:table-cell table:formula="of:=RAND()" office:value-type="float" office:value="0.802303267875686" calcext:value-type="float">
            <text:p>0.8023032679</text:p>
          </table:table-cell>
          <table:table-cell table:formula="of:=NORMINV([.A19];10;3)" office:value-type="float" office:value="12.5496310531636" calcext:value-type="float">
            <text:p>12.5496310532</text:p>
          </table:table-cell>
          <table:table-cell table:formula="of:=COM.MICROSOFT.NORM.INV(RAND(); 0; 1)" office:value-type="float" office:value="0.657095548998808" calcext:value-type="float">
            <text:p>0.657095549</text:p>
          </table:table-cell>
          <table:table-cell table:formula="of:=NORMINV(RAND(); 62; 4)" office:value-type="float" office:value="63.761883334395" calcext:value-type="float">
            <text:p>63.7618833344</text:p>
          </table:table-cell>
          <table:table-cell table:formula="of:=12 + 3 * [.D19] + 5 * [.C19]" office:value-type="float" office:value="206.571127748179" calcext:value-type="float">
            <text:p>206.5711277482</text:p>
          </table:table-cell>
          <table:table-cell/>
        </table:table-row>
        <table:table-row table:style-name="ro1">
          <table:table-cell table:formula="of:=RAND()" office:value-type="float" office:value="0.12609575339593" calcext:value-type="float">
            <text:p>0.1260957534</text:p>
          </table:table-cell>
          <table:table-cell table:formula="of:=NORMINV([.A20];10;3)" office:value-type="float" office:value="6.56487216895879" calcext:value-type="float">
            <text:p>6.564872169</text:p>
          </table:table-cell>
          <table:table-cell table:formula="of:=COM.MICROSOFT.NORM.INV(RAND(); 0; 1)" office:value-type="float" office:value="-1.52103624731682" calcext:value-type="float">
            <text:p>-1.5210362473</text:p>
          </table:table-cell>
          <table:table-cell table:formula="of:=NORMINV(RAND(); 62; 4)" office:value-type="float" office:value="57.1108947245356" calcext:value-type="float">
            <text:p>57.1108947245</text:p>
          </table:table-cell>
          <table:table-cell table:formula="of:=12 + 3 * [.D20] + 5 * [.C20]" office:value-type="float" office:value="175.727502937023" calcext:value-type="float">
            <text:p>175.727502937</text:p>
          </table:table-cell>
          <table:table-cell/>
        </table:table-row>
        <table:table-row table:style-name="ro1">
          <table:table-cell table:formula="of:=RAND()" office:value-type="float" office:value="0.718881690176204" calcext:value-type="float">
            <text:p>0.7188816902</text:p>
          </table:table-cell>
          <table:table-cell table:formula="of:=NORMINV([.A21];10;3)" office:value-type="float" office:value="11.7385677204933" calcext:value-type="float">
            <text:p>11.7385677205</text:p>
          </table:table-cell>
          <table:table-cell table:formula="of:=COM.MICROSOFT.NORM.INV(RAND(); 0; 1)" office:value-type="float" office:value="-0.806306543880652" calcext:value-type="float">
            <text:p>-0.8063065439</text:p>
          </table:table-cell>
          <table:table-cell table:formula="of:=NORMINV(RAND(); 62; 4)" office:value-type="float" office:value="65.2916280294374" calcext:value-type="float">
            <text:p>65.2916280294</text:p>
          </table:table-cell>
          <table:table-cell table:formula="of:=12 + 3 * [.D21] + 5 * [.C21]" office:value-type="float" office:value="203.843351368909" calcext:value-type="float">
            <text:p>203.8433513689</text:p>
          </table:table-cell>
          <table:table-cell/>
        </table:table-row>
        <table:table-row table:style-name="ro1">
          <table:table-cell table:formula="of:=RAND()" office:value-type="float" office:value="0.405669532483444" calcext:value-type="float">
            <text:p>0.4056695325</text:p>
          </table:table-cell>
          <table:table-cell table:formula="of:=NORMINV([.A22];10;3)" office:value-type="float" office:value="9.28390328139741" calcext:value-type="float">
            <text:p>9.2839032814</text:p>
          </table:table-cell>
          <table:table-cell table:formula="of:=COM.MICROSOFT.NORM.INV(RAND(); 0; 1)" office:value-type="float" office:value="-1.08329209696301" calcext:value-type="float">
            <text:p>-1.083292097</text:p>
          </table:table-cell>
          <table:table-cell table:formula="of:=NORMINV(RAND(); 62; 4)" office:value-type="float" office:value="65.4096533565504" calcext:value-type="float">
            <text:p>65.4096533566</text:p>
          </table:table-cell>
          <table:table-cell table:formula="of:=12 + 3 * [.D22] + 5 * [.C22]" office:value-type="float" office:value="202.812499584836" calcext:value-type="float">
            <text:p>202.8124995848</text:p>
          </table:table-cell>
          <table:table-cell/>
        </table:table-row>
        <table:table-row table:style-name="ro1">
          <table:table-cell table:formula="of:=RAND()" office:value-type="float" office:value="0.367205975810066" calcext:value-type="float">
            <text:p>0.3672059758</text:p>
          </table:table-cell>
          <table:table-cell table:formula="of:=NORMINV([.A23];10;3)" office:value-type="float" office:value="8.98221234782489" calcext:value-type="float">
            <text:p>8.9822123478</text:p>
          </table:table-cell>
          <table:table-cell table:formula="of:=COM.MICROSOFT.NORM.INV(RAND(); 0; 1)" office:value-type="float" office:value="1.36280544484842" calcext:value-type="float">
            <text:p>1.3628054448</text:p>
          </table:table-cell>
          <table:table-cell table:formula="of:=NORMINV(RAND(); 62; 4)" office:value-type="float" office:value="60.0144400377034" calcext:value-type="float">
            <text:p>60.0144400377</text:p>
          </table:table-cell>
          <table:table-cell table:formula="of:=12 + 3 * [.D23] + 5 * [.C23]" office:value-type="float" office:value="198.857347337352" calcext:value-type="float">
            <text:p>198.8573473374</text:p>
          </table:table-cell>
          <table:table-cell/>
        </table:table-row>
        <table:table-row table:style-name="ro1">
          <table:table-cell table:formula="of:=RAND()" office:value-type="float" office:value="0.274228614754975" calcext:value-type="float">
            <text:p>0.2742286148</text:p>
          </table:table-cell>
          <table:table-cell table:formula="of:=NORMINV([.A24];10;3)" office:value-type="float" office:value="8.19977939621993" calcext:value-type="float">
            <text:p>8.1997793962</text:p>
          </table:table-cell>
          <table:table-cell table:formula="of:=COM.MICROSOFT.NORM.INV(RAND(); 0; 1)" office:value-type="float" office:value="1.20471820682099" calcext:value-type="float">
            <text:p>1.2047182068</text:p>
          </table:table-cell>
          <table:table-cell table:formula="of:=NORMINV(RAND(); 62; 4)" office:value-type="float" office:value="59.9799280455941" calcext:value-type="float">
            <text:p>59.9799280456</text:p>
          </table:table-cell>
          <table:table-cell table:formula="of:=12 + 3 * [.D24] + 5 * [.C24]" office:value-type="float" office:value="197.963375170887" calcext:value-type="float">
            <text:p>197.9633751709</text:p>
          </table:table-cell>
          <table:table-cell/>
        </table:table-row>
        <table:table-row table:style-name="ro1">
          <table:table-cell table:formula="of:=RAND()" office:value-type="float" office:value="0.939139249036089" calcext:value-type="float">
            <text:p>0.939139249</text:p>
          </table:table-cell>
          <table:table-cell table:formula="of:=NORMINV([.A25];10;3)" office:value-type="float" office:value="14.6427642548292" calcext:value-type="float">
            <text:p>14.6427642548</text:p>
          </table:table-cell>
          <table:table-cell table:formula="of:=COM.MICROSOFT.NORM.INV(RAND(); 0; 1)" office:value-type="float" office:value="-2.96268417022801" calcext:value-type="float">
            <text:p>-2.9626841702</text:p>
          </table:table-cell>
          <table:table-cell table:formula="of:=NORMINV(RAND(); 62; 4)" office:value-type="float" office:value="57.7858801562581" calcext:value-type="float">
            <text:p>57.7858801563</text:p>
          </table:table-cell>
          <table:table-cell table:formula="of:=12 + 3 * [.D25] + 5 * [.C25]" office:value-type="float" office:value="170.544219617634" calcext:value-type="float">
            <text:p>170.5442196176</text:p>
          </table:table-cell>
          <table:table-cell/>
        </table:table-row>
        <table:table-row table:style-name="ro1">
          <table:table-cell table:formula="of:=RAND()" office:value-type="float" office:value="0.929287370759994" calcext:value-type="float">
            <text:p>0.9292873708</text:p>
          </table:table-cell>
          <table:table-cell table:formula="of:=NORMINV([.A26];10;3)" office:value-type="float" office:value="14.4115124950145" calcext:value-type="float">
            <text:p>14.411512495</text:p>
          </table:table-cell>
          <table:table-cell table:formula="of:=COM.MICROSOFT.NORM.INV(RAND(); 0; 1)" office:value-type="float" office:value="-0.720954382579671" calcext:value-type="float">
            <text:p>-0.7209543826</text:p>
          </table:table-cell>
          <table:table-cell table:formula="of:=NORMINV(RAND(); 62; 4)" office:value-type="float" office:value="61.5124664347662" calcext:value-type="float">
            <text:p>61.5124664348</text:p>
          </table:table-cell>
          <table:table-cell table:formula="of:=12 + 3 * [.D26] + 5 * [.C26]" office:value-type="float" office:value="192.9326273914" calcext:value-type="float">
            <text:p>192.9326273914</text:p>
          </table:table-cell>
          <table:table-cell/>
        </table:table-row>
        <table:table-row table:style-name="ro1">
          <table:table-cell table:formula="of:=RAND()" office:value-type="float" office:value="0.894936223048717" calcext:value-type="float">
            <text:p>0.894936223</text:p>
          </table:table-cell>
          <table:table-cell table:formula="of:=NORMINV([.A27];10;3)" office:value-type="float" office:value="13.7596443283865" calcext:value-type="float">
            <text:p>13.7596443284</text:p>
          </table:table-cell>
          <table:table-cell table:formula="of:=COM.MICROSOFT.NORM.INV(RAND(); 0; 1)" office:value-type="float" office:value="1.77740298647938" calcext:value-type="float">
            <text:p>1.7774029865</text:p>
          </table:table-cell>
          <table:table-cell table:formula="of:=NORMINV(RAND(); 62; 4)" office:value-type="float" office:value="64.4711068726298" calcext:value-type="float">
            <text:p>64.4711068726</text:p>
          </table:table-cell>
          <table:table-cell table:formula="of:=12 + 3 * [.D27] + 5 * [.C27]" office:value-type="float" office:value="214.300335550286" calcext:value-type="float">
            <text:p>214.3003355503</text:p>
          </table:table-cell>
          <table:table-cell/>
        </table:table-row>
        <table:table-row table:style-name="ro1">
          <table:table-cell table:formula="of:=RAND()" office:value-type="float" office:value="0.0505382372066379" calcext:value-type="float">
            <text:p>0.0505382372</text:p>
          </table:table-cell>
          <table:table-cell table:formula="of:=NORMINV([.A28];10;3)" office:value-type="float" office:value="5.08102856872448" calcext:value-type="float">
            <text:p>5.0810285687</text:p>
          </table:table-cell>
          <table:table-cell table:formula="of:=COM.MICROSOFT.NORM.INV(RAND(); 0; 1)" office:value-type="float" office:value="0.236206987641106" calcext:value-type="float">
            <text:p>0.2362069876</text:p>
          </table:table-cell>
          <table:table-cell table:formula="of:=NORMINV(RAND(); 62; 4)" office:value-type="float" office:value="60.7409908598049" calcext:value-type="float">
            <text:p>60.7409908598</text:p>
          </table:table-cell>
          <table:table-cell table:formula="of:=12 + 3 * [.D28] + 5 * [.C28]" office:value-type="float" office:value="195.40400751762" calcext:value-type="float">
            <text:p>195.4040075176</text:p>
          </table:table-cell>
          <table:table-cell/>
        </table:table-row>
        <table:table-row table:style-name="ro1">
          <table:table-cell table:formula="of:=RAND()" office:value-type="float" office:value="0.169291706522927" calcext:value-type="float">
            <text:p>0.1692917065</text:p>
          </table:table-cell>
          <table:table-cell table:formula="of:=NORMINV([.A29];10;3)" office:value-type="float" office:value="7.12909603671316" calcext:value-type="float">
            <text:p>7.1290960367</text:p>
          </table:table-cell>
          <table:table-cell table:formula="of:=COM.MICROSOFT.NORM.INV(RAND(); 0; 1)" office:value-type="float" office:value="-0.952004576231317" calcext:value-type="float">
            <text:p>-0.9520045762</text:p>
          </table:table-cell>
          <table:table-cell table:formula="of:=NORMINV(RAND(); 62; 4)" office:value-type="float" office:value="59.7948723557228" calcext:value-type="float">
            <text:p>59.7948723557</text:p>
          </table:table-cell>
          <table:table-cell table:formula="of:=12 + 3 * [.D29] + 5 * [.C29]" office:value-type="float" office:value="186.624594186012" calcext:value-type="float">
            <text:p>186.624594186</text:p>
          </table:table-cell>
          <table:table-cell/>
        </table:table-row>
        <table:table-row table:style-name="ro1">
          <table:table-cell table:formula="of:=RAND()" office:value-type="float" office:value="0.849836516194046" calcext:value-type="float">
            <text:p>0.8498365162</text:p>
          </table:table-cell>
          <table:table-cell table:formula="of:=NORMINV([.A30];10;3)" office:value-type="float" office:value="13.1071974239698" calcext:value-type="float">
            <text:p>13.107197424</text:p>
          </table:table-cell>
          <table:table-cell table:formula="of:=COM.MICROSOFT.NORM.INV(RAND(); 0; 1)" office:value-type="float" office:value="-1.93478212914273" calcext:value-type="float">
            <text:p>-1.9347821291</text:p>
          </table:table-cell>
          <table:table-cell table:formula="of:=NORMINV(RAND(); 62; 4)" office:value-type="float" office:value="61.7410347244779" calcext:value-type="float">
            <text:p>61.7410347245</text:p>
          </table:table-cell>
          <table:table-cell table:formula="of:=12 + 3 * [.D30] + 5 * [.C30]" office:value-type="float" office:value="187.54919352772" calcext:value-type="float">
            <text:p>187.5491935277</text:p>
          </table:table-cell>
          <table:table-cell/>
        </table:table-row>
        <table:table-row table:style-name="ro1">
          <table:table-cell table:formula="of:=RAND()" office:value-type="float" office:value="0.958942535333335" calcext:value-type="float">
            <text:p>0.9589425353</text:p>
          </table:table-cell>
          <table:table-cell table:formula="of:=NORMINV([.A31];10;3)" office:value-type="float" office:value="15.2156332750268" calcext:value-type="float">
            <text:p>15.215633275</text:p>
          </table:table-cell>
          <table:table-cell table:formula="of:=COM.MICROSOFT.NORM.INV(RAND(); 0; 1)" office:value-type="float" office:value="0.151820539952734" calcext:value-type="float">
            <text:p>0.15182054</text:p>
          </table:table-cell>
          <table:table-cell table:formula="of:=NORMINV(RAND(); 62; 4)" office:value-type="float" office:value="66.8346990627348" calcext:value-type="float">
            <text:p>66.8346990627</text:p>
          </table:table-cell>
          <table:table-cell table:formula="of:=12 + 3 * [.D31] + 5 * [.C31]" office:value-type="float" office:value="213.263199887968" calcext:value-type="float">
            <text:p>213.263199888</text:p>
          </table:table-cell>
          <table:table-cell/>
        </table:table-row>
        <table:table-row table:style-name="ro1">
          <table:table-cell table:formula="of:=RAND()" office:value-type="float" office:value="0.649302164791152" calcext:value-type="float">
            <text:p>0.6493021648</text:p>
          </table:table-cell>
          <table:table-cell table:formula="of:=NORMINV([.A32];10;3)" office:value-type="float" office:value="11.1503114182058" calcext:value-type="float">
            <text:p>11.1503114182</text:p>
          </table:table-cell>
          <table:table-cell table:formula="of:=COM.MICROSOFT.NORM.INV(RAND(); 0; 1)" office:value-type="float" office:value="0.825681684183516" calcext:value-type="float">
            <text:p>0.8256816842</text:p>
          </table:table-cell>
          <table:table-cell table:formula="of:=NORMINV(RAND(); 62; 4)" office:value-type="float" office:value="60.9020161355907" calcext:value-type="float">
            <text:p>60.9020161356</text:p>
          </table:table-cell>
          <table:table-cell table:formula="of:=12 + 3 * [.D32] + 5 * [.C32]" office:value-type="float" office:value="198.83445682769" calcext:value-type="float">
            <text:p>198.8344568277</text:p>
          </table:table-cell>
          <table:table-cell/>
        </table:table-row>
        <table:table-row table:style-name="ro1">
          <table:table-cell table:formula="of:=RAND()" office:value-type="float" office:value="0.769396263640374" calcext:value-type="float">
            <text:p>0.7693962636</text:p>
          </table:table-cell>
          <table:table-cell table:formula="of:=NORMINV([.A33];10;3)" office:value-type="float" office:value="12.2105800910141" calcext:value-type="float">
            <text:p>12.210580091</text:p>
          </table:table-cell>
          <table:table-cell table:formula="of:=COM.MICROSOFT.NORM.INV(RAND(); 0; 1)" office:value-type="float" office:value="-0.890342789140556" calcext:value-type="float">
            <text:p>-0.8903427891</text:p>
          </table:table-cell>
          <table:table-cell table:formula="of:=NORMINV(RAND(); 62; 4)" office:value-type="float" office:value="55.3208971526699" calcext:value-type="float">
            <text:p>55.3208971527</text:p>
          </table:table-cell>
          <table:table-cell table:formula="of:=12 + 3 * [.D33] + 5 * [.C33]" office:value-type="float" office:value="173.510977512307" calcext:value-type="float">
            <text:p>173.5109775123</text:p>
          </table:table-cell>
          <table:table-cell/>
        </table:table-row>
        <table:table-row table:style-name="ro1">
          <table:table-cell table:formula="of:=RAND()" office:value-type="float" office:value="0.67610842268914" calcext:value-type="float">
            <text:p>0.6761084227</text:p>
          </table:table-cell>
          <table:table-cell table:formula="of:=NORMINV([.A34];10;3)" office:value-type="float" office:value="11.3705320950499" calcext:value-type="float">
            <text:p>11.3705320951</text:p>
          </table:table-cell>
          <table:table-cell table:formula="of:=COM.MICROSOFT.NORM.INV(RAND(); 0; 1)" office:value-type="float" office:value="-1.34601969191355" calcext:value-type="float">
            <text:p>-1.3460196919</text:p>
          </table:table-cell>
          <table:table-cell table:formula="of:=NORMINV(RAND(); 62; 4)" office:value-type="float" office:value="67.5964034736214" calcext:value-type="float">
            <text:p>67.5964034736</text:p>
          </table:table-cell>
          <table:table-cell table:formula="of:=12 + 3 * [.D34] + 5 * [.C34]" office:value-type="float" office:value="208.059111961296" calcext:value-type="float">
            <text:p>208.0591119613</text:p>
          </table:table-cell>
          <table:table-cell/>
        </table:table-row>
        <table:table-row table:style-name="ro1">
          <table:table-cell table:formula="of:=RAND()" office:value-type="float" office:value="0.0524396346881986" calcext:value-type="float">
            <text:p>0.0524396347</text:p>
          </table:table-cell>
          <table:table-cell table:formula="of:=NORMINV([.A35];10;3)" office:value-type="float" office:value="5.13506342986558" calcext:value-type="float">
            <text:p>5.1350634299</text:p>
          </table:table-cell>
          <table:table-cell table:formula="of:=COM.MICROSOFT.NORM.INV(RAND(); 0; 1)" office:value-type="float" office:value="-0.240670252224889" calcext:value-type="float">
            <text:p>-0.2406702522</text:p>
          </table:table-cell>
          <table:table-cell table:formula="of:=NORMINV(RAND(); 62; 4)" office:value-type="float" office:value="63.8645279382234" calcext:value-type="float">
            <text:p>63.8645279382</text:p>
          </table:table-cell>
          <table:table-cell table:formula="of:=12 + 3 * [.D35] + 5 * [.C35]" office:value-type="float" office:value="202.390232553546" calcext:value-type="float">
            <text:p>202.3902325535</text:p>
          </table:table-cell>
          <table:table-cell/>
        </table:table-row>
        <table:table-row table:style-name="ro1">
          <table:table-cell table:formula="of:=RAND()" office:value-type="float" office:value="0.577999884961173" calcext:value-type="float">
            <text:p>0.577999885</text:p>
          </table:table-cell>
          <table:table-cell table:formula="of:=NORMINV([.A36];10;3)" office:value-type="float" office:value="10.5903379786646" calcext:value-type="float">
            <text:p>10.5903379787</text:p>
          </table:table-cell>
          <table:table-cell table:formula="of:=COM.MICROSOFT.NORM.INV(RAND(); 0; 1)" office:value-type="float" office:value="1.70087289102691" calcext:value-type="float">
            <text:p>1.700872891</text:p>
          </table:table-cell>
          <table:table-cell table:formula="of:=NORMINV(RAND(); 62; 4)" office:value-type="float" office:value="62.7422685201263" calcext:value-type="float">
            <text:p>62.7422685201</text:p>
          </table:table-cell>
          <table:table-cell table:formula="of:=12 + 3 * [.D36] + 5 * [.C36]" office:value-type="float" office:value="208.731170015514" calcext:value-type="float">
            <text:p>208.7311700155</text:p>
          </table:table-cell>
          <table:table-cell/>
        </table:table-row>
        <table:table-row table:style-name="ro1">
          <table:table-cell table:formula="of:=RAND()" office:value-type="float" office:value="0.529709961032495" calcext:value-type="float">
            <text:p>0.529709961</text:p>
          </table:table-cell>
          <table:table-cell table:formula="of:=NORMINV([.A37];10;3)" office:value-type="float" office:value="10.2236223992764" calcext:value-type="float">
            <text:p>10.2236223993</text:p>
          </table:table-cell>
          <table:table-cell table:formula="of:=COM.MICROSOFT.NORM.INV(RAND(); 0; 1)" office:value-type="float" office:value="-1.97647649631222" calcext:value-type="float">
            <text:p>-1.9764764963</text:p>
          </table:table-cell>
          <table:table-cell table:formula="of:=NORMINV(RAND(); 62; 4)" office:value-type="float" office:value="65.8630712979655" calcext:value-type="float">
            <text:p>65.863071298</text:p>
          </table:table-cell>
          <table:table-cell table:formula="of:=12 + 3 * [.D37] + 5 * [.C37]" office:value-type="float" office:value="199.706831412335" calcext:value-type="float">
            <text:p>199.7068314123</text:p>
          </table:table-cell>
          <table:table-cell/>
        </table:table-row>
        <table:table-row table:style-name="ro1">
          <table:table-cell table:formula="of:=RAND()" office:value-type="float" office:value="0.712356926174834" calcext:value-type="float">
            <text:p>0.7123569262</text:p>
          </table:table-cell>
          <table:table-cell table:formula="of:=NORMINV([.A38];10;3)" office:value-type="float" office:value="11.6808502027961" calcext:value-type="float">
            <text:p>11.6808502028</text:p>
          </table:table-cell>
          <table:table-cell table:formula="of:=COM.MICROSOFT.NORM.INV(RAND(); 0; 1)" office:value-type="float" office:value="-0.161352164041889" calcext:value-type="float">
            <text:p>-0.161352164</text:p>
          </table:table-cell>
          <table:table-cell table:formula="of:=NORMINV(RAND(); 62; 4)" office:value-type="float" office:value="62.8372212038672" calcext:value-type="float">
            <text:p>62.8372212039</text:p>
          </table:table-cell>
          <table:table-cell table:formula="of:=12 + 3 * [.D38] + 5 * [.C38]" office:value-type="float" office:value="199.704902791392" calcext:value-type="float">
            <text:p>199.7049027914</text:p>
          </table:table-cell>
          <table:table-cell/>
        </table:table-row>
        <table:table-row table:style-name="ro1">
          <table:table-cell table:formula="of:=RAND()" office:value-type="float" office:value="0.374197294004261" calcext:value-type="float">
            <text:p>0.374197294</text:p>
          </table:table-cell>
          <table:table-cell table:formula="of:=NORMINV([.A39];10;3)" office:value-type="float" office:value="9.03772915880247" calcext:value-type="float">
            <text:p>9.0377291588</text:p>
          </table:table-cell>
          <table:table-cell table:formula="of:=COM.MICROSOFT.NORM.INV(RAND(); 0; 1)" office:value-type="float" office:value="-1.14376824989494" calcext:value-type="float">
            <text:p>-1.1437682499</text:p>
          </table:table-cell>
          <table:table-cell table:formula="of:=NORMINV(RAND(); 62; 4)" office:value-type="float" office:value="59.799323808194" calcext:value-type="float">
            <text:p>59.7993238082</text:p>
          </table:table-cell>
          <table:table-cell table:formula="of:=12 + 3 * [.D39] + 5 * [.C39]" office:value-type="float" office:value="185.679130175107" calcext:value-type="float">
            <text:p>185.6791301751</text:p>
          </table:table-cell>
          <table:table-cell/>
        </table:table-row>
        <table:table-row table:style-name="ro1">
          <table:table-cell table:formula="of:=RAND()" office:value-type="float" office:value="0.197781229391694" calcext:value-type="float">
            <text:p>0.1977812294</text:p>
          </table:table-cell>
          <table:table-cell table:formula="of:=NORMINV([.A40];10;3)" office:value-type="float" office:value="7.45128062438881" calcext:value-type="float">
            <text:p>7.4512806244</text:p>
          </table:table-cell>
          <table:table-cell table:formula="of:=COM.MICROSOFT.NORM.INV(RAND(); 0; 1)" office:value-type="float" office:value="-0.694634315952288" calcext:value-type="float">
            <text:p>-0.694634316</text:p>
          </table:table-cell>
          <table:table-cell table:formula="of:=NORMINV(RAND(); 62; 4)" office:value-type="float" office:value="62.8394762808816" calcext:value-type="float">
            <text:p>62.8394762809</text:p>
          </table:table-cell>
          <table:table-cell table:formula="of:=12 + 3 * [.D40] + 5 * [.C40]" office:value-type="float" office:value="197.045257262883" calcext:value-type="float">
            <text:p>197.0452572629</text:p>
          </table:table-cell>
          <table:table-cell/>
        </table:table-row>
        <table:table-row table:style-name="ro1">
          <table:table-cell table:formula="of:=RAND()" office:value-type="float" office:value="0.198885710677132" calcext:value-type="float">
            <text:p>0.1988857107</text:p>
          </table:table-cell>
          <table:table-cell table:formula="of:=NORMINV([.A41];10;3)" office:value-type="float" office:value="7.46317578584727" calcext:value-type="float">
            <text:p>7.4631757858</text:p>
          </table:table-cell>
          <table:table-cell table:formula="of:=COM.MICROSOFT.NORM.INV(RAND(); 0; 1)" office:value-type="float" office:value="1.15404183009315" calcext:value-type="float">
            <text:p>1.1540418301</text:p>
          </table:table-cell>
          <table:table-cell table:formula="of:=NORMINV(RAND(); 62; 4)" office:value-type="float" office:value="67.8820507491956" calcext:value-type="float">
            <text:p>67.8820507492</text:p>
          </table:table-cell>
          <table:table-cell table:formula="of:=12 + 3 * [.D41] + 5 * [.C41]" office:value-type="float" office:value="221.416361398053" calcext:value-type="float">
            <text:p>221.4163613981</text:p>
          </table:table-cell>
          <table:table-cell/>
        </table:table-row>
        <table:table-row table:style-name="ro1">
          <table:table-cell table:formula="of:=RAND()" office:value-type="float" office:value="0.567535218549892" calcext:value-type="float">
            <text:p>0.5675352185</text:p>
          </table:table-cell>
          <table:table-cell table:formula="of:=NORMINV([.A42];10;3)" office:value-type="float" office:value="10.5103073647835" calcext:value-type="float">
            <text:p>10.5103073648</text:p>
          </table:table-cell>
          <table:table-cell table:formula="of:=COM.MICROSOFT.NORM.INV(RAND(); 0; 1)" office:value-type="float" office:value="-1.50709711669184" calcext:value-type="float">
            <text:p>-1.5070971167</text:p>
          </table:table-cell>
          <table:table-cell table:formula="of:=NORMINV(RAND(); 62; 4)" office:value-type="float" office:value="59.8712625312155" calcext:value-type="float">
            <text:p>59.8712625312</text:p>
          </table:table-cell>
          <table:table-cell table:formula="of:=12 + 3 * [.D42] + 5 * [.C42]" office:value-type="float" office:value="184.078302010187" calcext:value-type="float">
            <text:p>184.0783020102</text:p>
          </table:table-cell>
          <table:table-cell/>
        </table:table-row>
        <table:table-row table:style-name="ro1">
          <table:table-cell table:formula="of:=RAND()" office:value-type="float" office:value="0.566712768748403" calcext:value-type="float">
            <text:p>0.5667127687</text:p>
          </table:table-cell>
          <table:table-cell table:formula="of:=NORMINV([.A43];10;3)" office:value-type="float" office:value="10.504033620975" calcext:value-type="float">
            <text:p>10.504033621</text:p>
          </table:table-cell>
          <table:table-cell table:formula="of:=COM.MICROSOFT.NORM.INV(RAND(); 0; 1)" office:value-type="float" office:value="-0.400598158322389" calcext:value-type="float">
            <text:p>-0.4005981583</text:p>
          </table:table-cell>
          <table:table-cell table:formula="of:=NORMINV(RAND(); 62; 4)" office:value-type="float" office:value="60.6994726001429" calcext:value-type="float">
            <text:p>60.6994726001</text:p>
          </table:table-cell>
          <table:table-cell table:formula="of:=12 + 3 * [.D43] + 5 * [.C43]" office:value-type="float" office:value="192.095427008817" calcext:value-type="float">
            <text:p>192.0954270088</text:p>
          </table:table-cell>
          <table:table-cell/>
        </table:table-row>
        <table:table-row table:style-name="ro1">
          <table:table-cell table:formula="of:=RAND()" office:value-type="float" office:value="0.158780812518671" calcext:value-type="float">
            <text:p>0.1587808125</text:p>
          </table:table-cell>
          <table:table-cell table:formula="of:=NORMINV([.A44];10;3)" office:value-type="float" office:value="7.00155629605426" calcext:value-type="float">
            <text:p>7.0015562961</text:p>
          </table:table-cell>
          <table:table-cell table:formula="of:=COM.MICROSOFT.NORM.INV(RAND(); 0; 1)" office:value-type="float" office:value="-1.627195500534" calcext:value-type="float">
            <text:p>-1.6271955005</text:p>
          </table:table-cell>
          <table:table-cell table:formula="of:=NORMINV(RAND(); 62; 4)" office:value-type="float" office:value="60.6820812514588" calcext:value-type="float">
            <text:p>60.6820812515</text:p>
          </table:table-cell>
          <table:table-cell table:formula="of:=12 + 3 * [.D44] + 5 * [.C44]" office:value-type="float" office:value="185.910266251706" calcext:value-type="float">
            <text:p>185.9102662517</text:p>
          </table:table-cell>
          <table:table-cell/>
        </table:table-row>
        <table:table-row table:style-name="ro1">
          <table:table-cell table:formula="of:=RAND()" office:value-type="float" office:value="0.480199831537902" calcext:value-type="float">
            <text:p>0.4801998315</text:p>
          </table:table-cell>
          <table:table-cell table:formula="of:=NORMINV([.A45];10;3)" office:value-type="float" office:value="9.8510438320292" calcext:value-type="float">
            <text:p>9.851043832</text:p>
          </table:table-cell>
          <table:table-cell table:formula="of:=COM.MICROSOFT.NORM.INV(RAND(); 0; 1)" office:value-type="float" office:value="0.720808312413658" calcext:value-type="float">
            <text:p>0.7208083124</text:p>
          </table:table-cell>
          <table:table-cell table:formula="of:=NORMINV(RAND(); 62; 4)" office:value-type="float" office:value="61.0716270473556" calcext:value-type="float">
            <text:p>61.0716270474</text:p>
          </table:table-cell>
          <table:table-cell table:formula="of:=12 + 3 * [.D45] + 5 * [.C45]" office:value-type="float" office:value="198.818922704135" calcext:value-type="float">
            <text:p>198.8189227041</text:p>
          </table:table-cell>
          <table:table-cell/>
        </table:table-row>
        <table:table-row table:style-name="ro1">
          <table:table-cell table:formula="of:=RAND()" office:value-type="float" office:value="0.834831251064315" calcext:value-type="float">
            <text:p>0.8348312511</text:p>
          </table:table-cell>
          <table:table-cell table:formula="of:=NORMINV([.A46];10;3)" office:value-type="float" office:value="12.9203029042563" calcext:value-type="float">
            <text:p>12.9203029043</text:p>
          </table:table-cell>
          <table:table-cell table:formula="of:=COM.MICROSOFT.NORM.INV(RAND(); 0; 1)" office:value-type="float" office:value="0.85386017139911" calcext:value-type="float">
            <text:p>0.8538601714</text:p>
          </table:table-cell>
          <table:table-cell table:formula="of:=NORMINV(RAND(); 62; 4)" office:value-type="float" office:value="63.3516687806508" calcext:value-type="float">
            <text:p>63.3516687807</text:p>
          </table:table-cell>
          <table:table-cell table:formula="of:=12 + 3 * [.D46] + 5 * [.C46]" office:value-type="float" office:value="206.324307198948" calcext:value-type="float">
            <text:p>206.3243071989</text:p>
          </table:table-cell>
          <table:table-cell/>
        </table:table-row>
        <table:table-row table:style-name="ro1">
          <table:table-cell table:formula="of:=RAND()" office:value-type="float" office:value="0.584548295009881" calcext:value-type="float">
            <text:p>0.584548295</text:p>
          </table:table-cell>
          <table:table-cell table:formula="of:=NORMINV([.A47];10;3)" office:value-type="float" office:value="10.6406291667654" calcext:value-type="float">
            <text:p>10.6406291668</text:p>
          </table:table-cell>
          <table:table-cell table:formula="of:=COM.MICROSOFT.NORM.INV(RAND(); 0; 1)" office:value-type="float" office:value="2.35575685794725" calcext:value-type="float">
            <text:p>2.3557568579</text:p>
          </table:table-cell>
          <table:table-cell table:formula="of:=NORMINV(RAND(); 62; 4)" office:value-type="float" office:value="64.9415136817106" calcext:value-type="float">
            <text:p>64.9415136817</text:p>
          </table:table-cell>
          <table:table-cell table:formula="of:=12 + 3 * [.D47] + 5 * [.C47]" office:value-type="float" office:value="218.603325334868" calcext:value-type="float">
            <text:p>218.6033253349</text:p>
          </table:table-cell>
          <table:table-cell/>
        </table:table-row>
        <table:table-row table:style-name="ro1">
          <table:table-cell table:formula="of:=RAND()" office:value-type="float" office:value="0.181649515638128" calcext:value-type="float">
            <text:p>0.1816495156</text:p>
          </table:table-cell>
          <table:table-cell table:formula="of:=NORMINV([.A48];10;3)" office:value-type="float" office:value="7.27270959815552" calcext:value-type="float">
            <text:p>7.2727095982</text:p>
          </table:table-cell>
          <table:table-cell table:formula="of:=COM.MICROSOFT.NORM.INV(RAND(); 0; 1)" office:value-type="float" office:value="-1.60588356100263" calcext:value-type="float">
            <text:p>-1.605883561</text:p>
          </table:table-cell>
          <table:table-cell table:formula="of:=NORMINV(RAND(); 62; 4)" office:value-type="float" office:value="65.7141632795932" calcext:value-type="float">
            <text:p>65.7141632796</text:p>
          </table:table-cell>
          <table:table-cell table:formula="of:=12 + 3 * [.D48] + 5 * [.C48]" office:value-type="float" office:value="201.113072033766" calcext:value-type="float">
            <text:p>201.1130720338</text:p>
          </table:table-cell>
          <table:table-cell/>
        </table:table-row>
        <table:table-row table:style-name="ro1">
          <table:table-cell table:formula="of:=RAND()" office:value-type="float" office:value="0.700620284769684" calcext:value-type="float">
            <text:p>0.7006202848</text:p>
          </table:table-cell>
          <table:table-cell table:formula="of:=NORMINV([.A49];10;3)" office:value-type="float" office:value="11.5785560559067" calcext:value-type="float">
            <text:p>11.5785560559</text:p>
          </table:table-cell>
          <table:table-cell table:formula="of:=COM.MICROSOFT.NORM.INV(RAND(); 0; 1)" office:value-type="float" office:value="-1.98991315137249" calcext:value-type="float">
            <text:p>-1.9899131514</text:p>
          </table:table-cell>
          <table:table-cell table:formula="of:=NORMINV(RAND(); 62; 4)" office:value-type="float" office:value="61.6323460838229" calcext:value-type="float">
            <text:p>61.6323460838</text:p>
          </table:table-cell>
          <table:table-cell table:formula="of:=12 + 3 * [.D49] + 5 * [.C49]" office:value-type="float" office:value="186.947472494606" calcext:value-type="float">
            <text:p>186.9474724946</text:p>
          </table:table-cell>
          <table:table-cell/>
        </table:table-row>
        <table:table-row table:style-name="ro1">
          <table:table-cell table:formula="of:=RAND()" office:value-type="float" office:value="0.877941785147414" calcext:value-type="float">
            <text:p>0.8779417851</text:p>
          </table:table-cell>
          <table:table-cell table:formula="of:=NORMINV([.A50];10;3)" office:value-type="float" office:value="13.4942779599555" calcext:value-type="float">
            <text:p>13.49427796</text:p>
          </table:table-cell>
          <table:table-cell table:formula="of:=COM.MICROSOFT.NORM.INV(RAND(); 0; 1)" office:value-type="float" office:value="0.578346257296322" calcext:value-type="float">
            <text:p>0.5783462573</text:p>
          </table:table-cell>
          <table:table-cell table:formula="of:=NORMINV(RAND(); 62; 4)" office:value-type="float" office:value="59.6152273543291" calcext:value-type="float">
            <text:p>59.6152273543</text:p>
          </table:table-cell>
          <table:table-cell table:formula="of:=12 + 3 * [.D50] + 5 * [.C50]" office:value-type="float" office:value="193.737413349469" calcext:value-type="float">
            <text:p>193.7374133495</text:p>
          </table:table-cell>
          <table:table-cell/>
        </table:table-row>
        <table:table-row table:style-name="ro1">
          <table:table-cell table:formula="of:=RAND()" office:value-type="float" office:value="0.756461582379416" calcext:value-type="float">
            <text:p>0.7564615824</text:p>
          </table:table-cell>
          <table:table-cell table:formula="of:=NORMINV([.A51];10;3)" office:value-type="float" office:value="12.0848969182368" calcext:value-type="float">
            <text:p>12.0848969182</text:p>
          </table:table-cell>
          <table:table-cell table:formula="of:=COM.MICROSOFT.NORM.INV(RAND(); 0; 1)" office:value-type="float" office:value="1.53495273390437" calcext:value-type="float">
            <text:p>1.5349527339</text:p>
          </table:table-cell>
          <table:table-cell table:formula="of:=NORMINV(RAND(); 62; 4)" office:value-type="float" office:value="61.3294060214654" calcext:value-type="float">
            <text:p>61.3294060215</text:p>
          </table:table-cell>
          <table:table-cell table:formula="of:=12 + 3 * [.D51] + 5 * [.C51]" office:value-type="float" office:value="203.662981733918" calcext:value-type="float">
            <text:p>203.6629817339</text:p>
          </table:table-cell>
          <table:table-cell/>
        </table:table-row>
        <table:table-row table:style-name="ro1">
          <table:table-cell table:formula="of:=RAND()" office:value-type="float" office:value="0.119952516164631" calcext:value-type="float">
            <text:p>0.1199525162</text:p>
          </table:table-cell>
          <table:table-cell table:formula="of:=NORMINV([.A52];10;3)" office:value-type="float" office:value="6.47432741108423" calcext:value-type="float">
            <text:p>6.4743274111</text:p>
          </table:table-cell>
          <table:table-cell table:formula="of:=COM.MICROSOFT.NORM.INV(RAND(); 0; 1)" office:value-type="float" office:value="-1.75260152562987" calcext:value-type="float">
            <text:p>-1.7526015256</text:p>
          </table:table-cell>
          <table:table-cell table:formula="of:=NORMINV(RAND(); 62; 4)" office:value-type="float" office:value="64.0590832146864" calcext:value-type="float">
            <text:p>64.0590832147</text:p>
          </table:table-cell>
          <table:table-cell table:formula="of:=12 + 3 * [.D52] + 5 * [.C52]" office:value-type="float" office:value="195.41424201591" calcext:value-type="float">
            <text:p>195.4142420159</text:p>
          </table:table-cell>
          <table:table-cell/>
        </table:table-row>
        <table:table-row table:style-name="ro1">
          <table:table-cell table:formula="of:=RAND()" office:value-type="float" office:value="0.899870813358575" calcext:value-type="float">
            <text:p>0.8998708134</text:p>
          </table:table-cell>
          <table:table-cell table:formula="of:=NORMINV([.A53];10;3)" office:value-type="float" office:value="13.8424473977711" calcext:value-type="float">
            <text:p>13.8424473978</text:p>
          </table:table-cell>
          <table:table-cell table:formula="of:=COM.MICROSOFT.NORM.INV(RAND(); 0; 1)" office:value-type="float" office:value="0.955103003572977" calcext:value-type="float">
            <text:p>0.9551030036</text:p>
          </table:table-cell>
          <table:table-cell table:formula="of:=NORMINV(RAND(); 62; 4)" office:value-type="float" office:value="61.8366703741041" calcext:value-type="float">
            <text:p>61.8366703741</text:p>
          </table:table-cell>
          <table:table-cell table:formula="of:=12 + 3 * [.D53] + 5 * [.C53]" office:value-type="float" office:value="202.285526140177" calcext:value-type="float">
            <text:p>202.2855261402</text:p>
          </table:table-cell>
          <table:table-cell/>
        </table:table-row>
        <table:table-row table:style-name="ro1">
          <table:table-cell table:formula="of:=RAND()" office:value-type="float" office:value="0.327903550351039" calcext:value-type="float">
            <text:p>0.3279035504</text:p>
          </table:table-cell>
          <table:table-cell table:formula="of:=NORMINV([.A54];10;3)" office:value-type="float" office:value="8.66287149717316" calcext:value-type="float">
            <text:p>8.6628714972</text:p>
          </table:table-cell>
          <table:table-cell table:formula="of:=COM.MICROSOFT.NORM.INV(RAND(); 0; 1)" office:value-type="float" office:value="0.420986756286471" calcext:value-type="float">
            <text:p>0.4209867563</text:p>
          </table:table-cell>
          <table:table-cell table:formula="of:=NORMINV(RAND(); 62; 4)" office:value-type="float" office:value="64.5980722971851" calcext:value-type="float">
            <text:p>64.5980722972</text:p>
          </table:table-cell>
          <table:table-cell table:formula="of:=12 + 3 * [.D54] + 5 * [.C54]" office:value-type="float" office:value="207.899150672988" calcext:value-type="float">
            <text:p>207.899150673</text:p>
          </table:table-cell>
          <table:table-cell/>
        </table:table-row>
        <table:table-row table:style-name="ro1">
          <table:table-cell table:formula="of:=RAND()" office:value-type="float" office:value="0.214184176409617" calcext:value-type="float">
            <text:p>0.2141841764</text:p>
          </table:table-cell>
          <table:table-cell table:formula="of:=NORMINV([.A55];10;3)" office:value-type="float" office:value="7.62403949623558" calcext:value-type="float">
            <text:p>7.6240394962</text:p>
          </table:table-cell>
          <table:table-cell table:formula="of:=COM.MICROSOFT.NORM.INV(RAND(); 0; 1)" office:value-type="float" office:value="-0.640400018905543" calcext:value-type="float">
            <text:p>-0.6404000189</text:p>
          </table:table-cell>
          <table:table-cell table:formula="of:=NORMINV(RAND(); 62; 4)" office:value-type="float" office:value="64.2267914691227" calcext:value-type="float">
            <text:p>64.2267914691</text:p>
          </table:table-cell>
          <table:table-cell table:formula="of:=12 + 3 * [.D55] + 5 * [.C55]" office:value-type="float" office:value="201.47837431284" calcext:value-type="float">
            <text:p>201.4783743128</text:p>
          </table:table-cell>
          <table:table-cell/>
        </table:table-row>
        <table:table-row table:style-name="ro1">
          <table:table-cell table:formula="of:=RAND()" office:value-type="float" office:value="0.195085833547637" calcext:value-type="float">
            <text:p>0.1950858335</text:p>
          </table:table-cell>
          <table:table-cell table:formula="of:=NORMINV([.A56];10;3)" office:value-type="float" office:value="7.42208174060894" calcext:value-type="float">
            <text:p>7.4220817406</text:p>
          </table:table-cell>
          <table:table-cell table:formula="of:=COM.MICROSOFT.NORM.INV(RAND(); 0; 1)" office:value-type="float" office:value="-0.770422767848762" calcext:value-type="float">
            <text:p>-0.7704227678</text:p>
          </table:table-cell>
          <table:table-cell table:formula="of:=NORMINV(RAND(); 62; 4)" office:value-type="float" office:value="56.6944460793133" calcext:value-type="float">
            <text:p>56.6944460793</text:p>
          </table:table-cell>
          <table:table-cell table:formula="of:=12 + 3 * [.D56] + 5 * [.C56]" office:value-type="float" office:value="178.231224398696" calcext:value-type="float">
            <text:p>178.2312243987</text:p>
          </table:table-cell>
          <table:table-cell/>
        </table:table-row>
        <table:table-row table:style-name="ro1">
          <table:table-cell table:formula="of:=RAND()" office:value-type="float" office:value="0.518153323559091" calcext:value-type="float">
            <text:p>0.5181533236</text:p>
          </table:table-cell>
          <table:table-cell table:formula="of:=NORMINV([.A57];10;3)" office:value-type="float" office:value="10.1365580459799" calcext:value-type="float">
            <text:p>10.136558046</text:p>
          </table:table-cell>
          <table:table-cell table:formula="of:=COM.MICROSOFT.NORM.INV(RAND(); 0; 1)" office:value-type="float" office:value="-0.690897176154452" calcext:value-type="float">
            <text:p>-0.6908971762</text:p>
          </table:table-cell>
          <table:table-cell table:formula="of:=NORMINV(RAND(); 62; 4)" office:value-type="float" office:value="60.5666690165449" calcext:value-type="float">
            <text:p>60.5666690165</text:p>
          </table:table-cell>
          <table:table-cell table:formula="of:=12 + 3 * [.D57] + 5 * [.C57]" office:value-type="float" office:value="190.245521168863" calcext:value-type="float">
            <text:p>190.2455211689</text:p>
          </table:table-cell>
          <table:table-cell/>
        </table:table-row>
        <table:table-row table:style-name="ro1">
          <table:table-cell table:formula="of:=RAND()" office:value-type="float" office:value="0.381421124562621" calcext:value-type="float">
            <text:p>0.3814211246</text:p>
          </table:table-cell>
          <table:table-cell table:formula="of:=NORMINV([.A58];10;3)" office:value-type="float" office:value="9.09474842532987" calcext:value-type="float">
            <text:p>9.0947484253</text:p>
          </table:table-cell>
          <table:table-cell table:formula="of:=COM.MICROSOFT.NORM.INV(RAND(); 0; 1)" office:value-type="float" office:value="1.09649471753025" calcext:value-type="float">
            <text:p>1.0964947175</text:p>
          </table:table-cell>
          <table:table-cell table:formula="of:=NORMINV(RAND(); 62; 4)" office:value-type="float" office:value="62.1146790474387" calcext:value-type="float">
            <text:p>62.1146790474</text:p>
          </table:table-cell>
          <table:table-cell table:formula="of:=12 + 3 * [.D58] + 5 * [.C58]" office:value-type="float" office:value="203.826510729967" calcext:value-type="float">
            <text:p>203.82651073</text:p>
          </table:table-cell>
          <table:table-cell/>
        </table:table-row>
        <table:table-row table:style-name="ro1">
          <table:table-cell table:formula="of:=RAND()" office:value-type="float" office:value="0.272687713382766" calcext:value-type="float">
            <text:p>0.2726877134</text:p>
          </table:table-cell>
          <table:table-cell table:formula="of:=NORMINV([.A59];10;3)" office:value-type="float" office:value="8.18588681217609" calcext:value-type="float">
            <text:p>8.1858868122</text:p>
          </table:table-cell>
          <table:table-cell table:formula="of:=COM.MICROSOFT.NORM.INV(RAND(); 0; 1)" office:value-type="float" office:value="2.02377787753576" calcext:value-type="float">
            <text:p>2.0237778775</text:p>
          </table:table-cell>
          <table:table-cell table:formula="of:=NORMINV(RAND(); 62; 4)" office:value-type="float" office:value="63.221388405964" calcext:value-type="float">
            <text:p>63.221388406</text:p>
          </table:table-cell>
          <table:table-cell table:formula="of:=12 + 3 * [.D59] + 5 * [.C59]" office:value-type="float" office:value="211.783054605571" calcext:value-type="float">
            <text:p>211.7830546056</text:p>
          </table:table-cell>
          <table:table-cell/>
        </table:table-row>
        <table:table-row table:style-name="ro1">
          <table:table-cell table:formula="of:=RAND()" office:value-type="float" office:value="0.653638538205996" calcext:value-type="float">
            <text:p>0.6536385382</text:p>
          </table:table-cell>
          <table:table-cell table:formula="of:=NORMINV([.A60];10;3)" office:value-type="float" office:value="11.1854876720514" calcext:value-type="float">
            <text:p>11.1854876721</text:p>
          </table:table-cell>
          <table:table-cell table:formula="of:=COM.MICROSOFT.NORM.INV(RAND(); 0; 1)" office:value-type="float" office:value="1.43091290798727" calcext:value-type="float">
            <text:p>1.430912908</text:p>
          </table:table-cell>
          <table:table-cell table:formula="of:=NORMINV(RAND(); 62; 4)" office:value-type="float" office:value="66.4635400395111" calcext:value-type="float">
            <text:p>66.4635400395</text:p>
          </table:table-cell>
          <table:table-cell table:formula="of:=12 + 3 * [.D60] + 5 * [.C60]" office:value-type="float" office:value="218.54518465847" calcext:value-type="float">
            <text:p>218.5451846585</text:p>
          </table:table-cell>
          <table:table-cell/>
        </table:table-row>
        <table:table-row table:style-name="ro1">
          <table:table-cell table:formula="of:=RAND()" office:value-type="float" office:value="0.720055473968387" calcext:value-type="float">
            <text:p>0.720055474</text:p>
          </table:table-cell>
          <table:table-cell table:formula="of:=NORMINV([.A61];10;3)" office:value-type="float" office:value="11.7490189316676" calcext:value-type="float">
            <text:p>11.7490189317</text:p>
          </table:table-cell>
          <table:table-cell table:formula="of:=COM.MICROSOFT.NORM.INV(RAND(); 0; 1)" office:value-type="float" office:value="0.692028984907294" calcext:value-type="float">
            <text:p>0.6920289849</text:p>
          </table:table-cell>
          <table:table-cell table:formula="of:=NORMINV(RAND(); 62; 4)" office:value-type="float" office:value="63.348997685982" calcext:value-type="float">
            <text:p>63.348997686</text:p>
          </table:table-cell>
          <table:table-cell table:formula="of:=12 + 3 * [.D61] + 5 * [.C61]" office:value-type="float" office:value="205.507137982483" calcext:value-type="float">
            <text:p>205.5071379825</text:p>
          </table:table-cell>
          <table:table-cell/>
        </table:table-row>
        <table:table-row table:style-name="ro1">
          <table:table-cell table:formula="of:=RAND()" office:value-type="float" office:value="0.0700841408688575" calcext:value-type="float">
            <text:p>0.0700841409</text:p>
          </table:table-cell>
          <table:table-cell table:formula="of:=NORMINV([.A62];10;3)" office:value-type="float" office:value="5.5745060387989" calcext:value-type="float">
            <text:p>5.5745060388</text:p>
          </table:table-cell>
          <table:table-cell table:formula="of:=COM.MICROSOFT.NORM.INV(RAND(); 0; 1)" office:value-type="float" office:value="0.534905911090839" calcext:value-type="float">
            <text:p>0.5349059111</text:p>
          </table:table-cell>
          <table:table-cell table:formula="of:=NORMINV(RAND(); 62; 4)" office:value-type="float" office:value="60.6356128109906" calcext:value-type="float">
            <text:p>60.635612811</text:p>
          </table:table-cell>
          <table:table-cell table:formula="of:=12 + 3 * [.D62] + 5 * [.C62]" office:value-type="float" office:value="196.581367988426" calcext:value-type="float">
            <text:p>196.5813679884</text:p>
          </table:table-cell>
          <table:table-cell/>
        </table:table-row>
        <table:table-row table:style-name="ro1">
          <table:table-cell table:formula="of:=RAND()" office:value-type="float" office:value="0.135035234037787" calcext:value-type="float">
            <text:p>0.135035234</text:p>
          </table:table-cell>
          <table:table-cell table:formula="of:=NORMINV([.A63];10;3)" office:value-type="float" office:value="6.69129912851381" calcext:value-type="float">
            <text:p>6.6912991285</text:p>
          </table:table-cell>
          <table:table-cell table:formula="of:=COM.MICROSOFT.NORM.INV(RAND(); 0; 1)" office:value-type="float" office:value="-0.277427435327328" calcext:value-type="float">
            <text:p>-0.2774274353</text:p>
          </table:table-cell>
          <table:table-cell table:formula="of:=NORMINV(RAND(); 62; 4)" office:value-type="float" office:value="56.8832775268422" calcext:value-type="float">
            <text:p>56.8832775268</text:p>
          </table:table-cell>
          <table:table-cell table:formula="of:=12 + 3 * [.D63] + 5 * [.C63]" office:value-type="float" office:value="181.26269540389" calcext:value-type="float">
            <text:p>181.2626954039</text:p>
          </table:table-cell>
          <table:table-cell/>
        </table:table-row>
        <table:table-row table:style-name="ro1">
          <table:table-cell table:formula="of:=RAND()" office:value-type="float" office:value="0.717495362507179" calcext:value-type="float">
            <text:p>0.7174953625</text:p>
          </table:table-cell>
          <table:table-cell table:formula="of:=NORMINV([.A64];10;3)" office:value-type="float" office:value="11.7262511534731" calcext:value-type="float">
            <text:p>11.7262511535</text:p>
          </table:table-cell>
          <table:table-cell table:formula="of:=COM.MICROSOFT.NORM.INV(RAND(); 0; 1)" office:value-type="float" office:value="1.73165708435038" calcext:value-type="float">
            <text:p>1.7316570844</text:p>
          </table:table-cell>
          <table:table-cell table:formula="of:=NORMINV(RAND(); 62; 4)" office:value-type="float" office:value="57.438011584013" calcext:value-type="float">
            <text:p>57.438011584</text:p>
          </table:table-cell>
          <table:table-cell table:formula="of:=12 + 3 * [.D64] + 5 * [.C64]" office:value-type="float" office:value="192.972320173791" calcext:value-type="float">
            <text:p>192.9723201738</text:p>
          </table:table-cell>
          <table:table-cell/>
        </table:table-row>
        <table:table-row table:style-name="ro1">
          <table:table-cell table:formula="of:=RAND()" office:value-type="float" office:value="0.418372540967539" calcext:value-type="float">
            <text:p>0.418372541</text:p>
          </table:table-cell>
          <table:table-cell table:formula="of:=NORMINV([.A65];10;3)" office:value-type="float" office:value="9.38182398788288" calcext:value-type="float">
            <text:p>9.3818239879</text:p>
          </table:table-cell>
          <table:table-cell table:formula="of:=COM.MICROSOFT.NORM.INV(RAND(); 0; 1)" office:value-type="float" office:value="-1.2037825572597" calcext:value-type="float">
            <text:p>-1.2037825573</text:p>
          </table:table-cell>
          <table:table-cell table:formula="of:=NORMINV(RAND(); 62; 4)" office:value-type="float" office:value="47.9177164632067" calcext:value-type="float">
            <text:p>47.9177164632</text:p>
          </table:table-cell>
          <table:table-cell table:formula="of:=12 + 3 * [.D65] + 5 * [.C65]" office:value-type="float" office:value="149.734236603322" calcext:value-type="float">
            <text:p>149.7342366033</text:p>
          </table:table-cell>
          <table:table-cell/>
        </table:table-row>
        <table:table-row table:style-name="ro1">
          <table:table-cell table:formula="of:=RAND()" office:value-type="float" office:value="0.803784006275237" calcext:value-type="float">
            <text:p>0.8037840063</text:p>
          </table:table-cell>
          <table:table-cell table:formula="of:=NORMINV([.A66];10;3)" office:value-type="float" office:value="12.5656457922223" calcext:value-type="float">
            <text:p>12.5656457922</text:p>
          </table:table-cell>
          <table:table-cell table:formula="of:=COM.MICROSOFT.NORM.INV(RAND(); 0; 1)" office:value-type="float" office:value="-0.927630844962053" calcext:value-type="float">
            <text:p>-0.927630845</text:p>
          </table:table-cell>
          <table:table-cell table:formula="of:=NORMINV(RAND(); 62; 4)" office:value-type="float" office:value="56.486070919495" calcext:value-type="float">
            <text:p>56.4860709195</text:p>
          </table:table-cell>
          <table:table-cell table:formula="of:=12 + 3 * [.D66] + 5 * [.C66]" office:value-type="float" office:value="176.820058533675" calcext:value-type="float">
            <text:p>176.8200585337</text:p>
          </table:table-cell>
          <table:table-cell/>
        </table:table-row>
        <table:table-row table:style-name="ro1">
          <table:table-cell table:formula="of:=RAND()" office:value-type="float" office:value="0.47248311387375" calcext:value-type="float">
            <text:p>0.4724831139</text:p>
          </table:table-cell>
          <table:table-cell table:formula="of:=NORMINV([.A67];10;3)" office:value-type="float" office:value="9.79291183864663" calcext:value-type="float">
            <text:p>9.7929118386</text:p>
          </table:table-cell>
          <table:table-cell table:formula="of:=COM.MICROSOFT.NORM.INV(RAND(); 0; 1)" office:value-type="float" office:value="-1.76898847114906" calcext:value-type="float">
            <text:p>-1.7689884711</text:p>
          </table:table-cell>
          <table:table-cell table:formula="of:=NORMINV(RAND(); 62; 4)" office:value-type="float" office:value="70.5324966510355" calcext:value-type="float">
            <text:p>70.532496651</text:p>
          </table:table-cell>
          <table:table-cell table:formula="of:=12 + 3 * [.D67] + 5 * [.C67]" office:value-type="float" office:value="214.752547597361" calcext:value-type="float">
            <text:p>214.7525475974</text:p>
          </table:table-cell>
          <table:table-cell/>
        </table:table-row>
        <table:table-row table:style-name="ro1">
          <table:table-cell table:formula="of:=RAND()" office:value-type="float" office:value="0.972415437689051" calcext:value-type="float">
            <text:p>0.9724154377</text:p>
          </table:table-cell>
          <table:table-cell table:formula="of:=NORMINV([.A68];10;3)" office:value-type="float" office:value="15.7526256669261" calcext:value-type="float">
            <text:p>15.7526256669</text:p>
          </table:table-cell>
          <table:table-cell table:formula="of:=COM.MICROSOFT.NORM.INV(RAND(); 0; 1)" office:value-type="float" office:value="-0.120011511700184" calcext:value-type="float">
            <text:p>-0.1200115117</text:p>
          </table:table-cell>
          <table:table-cell table:formula="of:=NORMINV(RAND(); 62; 4)" office:value-type="float" office:value="57.9711141408841" calcext:value-type="float">
            <text:p>57.9711141409</text:p>
          </table:table-cell>
          <table:table-cell table:formula="of:=12 + 3 * [.D68] + 5 * [.C68]" office:value-type="float" office:value="185.313284864151" calcext:value-type="float">
            <text:p>185.3132848642</text:p>
          </table:table-cell>
          <table:table-cell/>
        </table:table-row>
        <table:table-row table:style-name="ro1">
          <table:table-cell table:formula="of:=RAND()" office:value-type="float" office:value="0.921812513377517" calcext:value-type="float">
            <text:p>0.9218125134</text:p>
          </table:table-cell>
          <table:table-cell table:formula="of:=NORMINV([.A69];10;3)" office:value-type="float" office:value="14.2521080058535" calcext:value-type="float">
            <text:p>14.2521080059</text:p>
          </table:table-cell>
          <table:table-cell table:formula="of:=COM.MICROSOFT.NORM.INV(RAND(); 0; 1)" office:value-type="float" office:value="0.0487323915772982" calcext:value-type="float">
            <text:p>0.0487323916</text:p>
          </table:table-cell>
          <table:table-cell table:formula="of:=NORMINV(RAND(); 62; 4)" office:value-type="float" office:value="66.288573814934" calcext:value-type="float">
            <text:p>66.2885738149</text:p>
          </table:table-cell>
          <table:table-cell table:formula="of:=12 + 3 * [.D69] + 5 * [.C69]" office:value-type="float" office:value="211.109383402688" calcext:value-type="float">
            <text:p>211.1093834027</text:p>
          </table:table-cell>
          <table:table-cell/>
        </table:table-row>
        <table:table-row table:style-name="ro1">
          <table:table-cell table:formula="of:=RAND()" office:value-type="float" office:value="0.384714379208162" calcext:value-type="float">
            <text:p>0.3847143792</text:p>
          </table:table-cell>
          <table:table-cell table:formula="of:=NORMINV([.A70];10;3)" office:value-type="float" office:value="9.12063343883599" calcext:value-type="float">
            <text:p>9.1206334388</text:p>
          </table:table-cell>
          <table:table-cell table:formula="of:=COM.MICROSOFT.NORM.INV(RAND(); 0; 1)" office:value-type="float" office:value="-0.698898688977246" calcext:value-type="float">
            <text:p>-0.698898689</text:p>
          </table:table-cell>
          <table:table-cell table:formula="of:=NORMINV(RAND(); 62; 4)" office:value-type="float" office:value="64.6396011832813" calcext:value-type="float">
            <text:p>64.6396011833</text:p>
          </table:table-cell>
          <table:table-cell table:formula="of:=12 + 3 * [.D70] + 5 * [.C70]" office:value-type="float" office:value="202.424310104958" calcext:value-type="float">
            <text:p>202.424310105</text:p>
          </table:table-cell>
          <table:table-cell/>
        </table:table-row>
        <table:table-row table:style-name="ro1">
          <table:table-cell table:formula="of:=RAND()" office:value-type="float" office:value="0.735751246567816" calcext:value-type="float">
            <text:p>0.7357512466</text:p>
          </table:table-cell>
          <table:table-cell table:formula="of:=NORMINV([.A71];10;3)" office:value-type="float" office:value="11.8909037429073" calcext:value-type="float">
            <text:p>11.8909037429</text:p>
          </table:table-cell>
          <table:table-cell table:formula="of:=COM.MICROSOFT.NORM.INV(RAND(); 0; 1)" office:value-type="float" office:value="-0.29815095206589" calcext:value-type="float">
            <text:p>-0.2981509521</text:p>
          </table:table-cell>
          <table:table-cell table:formula="of:=NORMINV(RAND(); 62; 4)" office:value-type="float" office:value="55.069045274641" calcext:value-type="float">
            <text:p>55.0690452746</text:p>
          </table:table-cell>
          <table:table-cell table:formula="of:=12 + 3 * [.D71] + 5 * [.C71]" office:value-type="float" office:value="175.716381063594" calcext:value-type="float">
            <text:p>175.7163810636</text:p>
          </table:table-cell>
          <table:table-cell/>
        </table:table-row>
        <table:table-row table:style-name="ro1">
          <table:table-cell table:formula="of:=RAND()" office:value-type="float" office:value="0.664853228721768" calcext:value-type="float">
            <text:p>0.6648532287</text:p>
          </table:table-cell>
          <table:table-cell table:formula="of:=NORMINV([.A72];10;3)" office:value-type="float" office:value="11.2772355158853" calcext:value-type="float">
            <text:p>11.2772355159</text:p>
          </table:table-cell>
          <table:table-cell table:formula="of:=COM.MICROSOFT.NORM.INV(RAND(); 0; 1)" office:value-type="float" office:value="1.64318805446875" calcext:value-type="float">
            <text:p>1.6431880545</text:p>
          </table:table-cell>
          <table:table-cell table:formula="of:=NORMINV(RAND(); 62; 4)" office:value-type="float" office:value="63.1933609416546" calcext:value-type="float">
            <text:p>63.1933609417</text:p>
          </table:table-cell>
          <table:table-cell table:formula="of:=12 + 3 * [.D72] + 5 * [.C72]" office:value-type="float" office:value="209.796023097307" calcext:value-type="float">
            <text:p>209.7960230973</text:p>
          </table:table-cell>
          <table:table-cell/>
        </table:table-row>
        <table:table-row table:style-name="ro1">
          <table:table-cell table:formula="of:=RAND()" office:value-type="float" office:value="0.27983241295442" calcext:value-type="float">
            <text:p>0.279832413</text:p>
          </table:table-cell>
          <table:table-cell table:formula="of:=NORMINV([.A73];10;3)" office:value-type="float" office:value="8.24998171929732" calcext:value-type="float">
            <text:p>8.2499817193</text:p>
          </table:table-cell>
          <table:table-cell table:formula="of:=COM.MICROSOFT.NORM.INV(RAND(); 0; 1)" office:value-type="float" office:value="-2.42385772901525" calcext:value-type="float">
            <text:p>-2.423857729</text:p>
          </table:table-cell>
          <table:table-cell table:formula="of:=NORMINV(RAND(); 62; 4)" office:value-type="float" office:value="59.4426389771238" calcext:value-type="float">
            <text:p>59.4426389771</text:p>
          </table:table-cell>
          <table:table-cell table:formula="of:=12 + 3 * [.D73] + 5 * [.C73]" office:value-type="float" office:value="178.208628286295" calcext:value-type="float">
            <text:p>178.2086282863</text:p>
          </table:table-cell>
          <table:table-cell/>
        </table:table-row>
        <table:table-row table:style-name="ro1">
          <table:table-cell table:formula="of:=RAND()" office:value-type="float" office:value="0.178681732621044" calcext:value-type="float">
            <text:p>0.1786817326</text:p>
          </table:table-cell>
          <table:table-cell table:formula="of:=NORMINV([.A74];10;3)" office:value-type="float" office:value="7.23879825754565" calcext:value-type="float">
            <text:p>7.2387982575</text:p>
          </table:table-cell>
          <table:table-cell table:formula="of:=COM.MICROSOFT.NORM.INV(RAND(); 0; 1)" office:value-type="float" office:value="-0.210970211084379" calcext:value-type="float">
            <text:p>-0.2109702111</text:p>
          </table:table-cell>
          <table:table-cell table:formula="of:=NORMINV(RAND(); 62; 4)" office:value-type="float" office:value="67.320526739672" calcext:value-type="float">
            <text:p>67.3205267397</text:p>
          </table:table-cell>
          <table:table-cell table:formula="of:=12 + 3 * [.D74] + 5 * [.C74]" office:value-type="float" office:value="212.906729163594" calcext:value-type="float">
            <text:p>212.9067291636</text:p>
          </table:table-cell>
          <table:table-cell/>
        </table:table-row>
        <table:table-row table:style-name="ro1">
          <table:table-cell table:formula="of:=RAND()" office:value-type="float" office:value="0.160936226602644" calcext:value-type="float">
            <text:p>0.1609362266</text:p>
          </table:table-cell>
          <table:table-cell table:formula="of:=NORMINV([.A75];10;3)" office:value-type="float" office:value="7.02814789312157" calcext:value-type="float">
            <text:p>7.0281478931</text:p>
          </table:table-cell>
          <table:table-cell table:formula="of:=COM.MICROSOFT.NORM.INV(RAND(); 0; 1)" office:value-type="float" office:value="0.291094551610384" calcext:value-type="float">
            <text:p>0.2910945516</text:p>
          </table:table-cell>
          <table:table-cell table:formula="of:=NORMINV(RAND(); 62; 4)" office:value-type="float" office:value="63.9726405825628" calcext:value-type="float">
            <text:p>63.9726405826</text:p>
          </table:table-cell>
          <table:table-cell table:formula="of:=12 + 3 * [.D75] + 5 * [.C75]" office:value-type="float" office:value="205.37339450574" calcext:value-type="float">
            <text:p>205.3733945057</text:p>
          </table:table-cell>
          <table:table-cell/>
        </table:table-row>
        <table:table-row table:style-name="ro1">
          <table:table-cell table:formula="of:=RAND()" office:value-type="float" office:value="0.621600950136781" calcext:value-type="float">
            <text:p>0.6216009501</text:p>
          </table:table-cell>
          <table:table-cell table:formula="of:=NORMINV([.A76];10;3)" office:value-type="float" office:value="10.9290645102205" calcext:value-type="float">
            <text:p>10.9290645102</text:p>
          </table:table-cell>
          <table:table-cell table:formula="of:=COM.MICROSOFT.NORM.INV(RAND(); 0; 1)" office:value-type="float" office:value="1.63186718170817" calcext:value-type="float">
            <text:p>1.6318671817</text:p>
          </table:table-cell>
          <table:table-cell table:formula="of:=NORMINV(RAND(); 62; 4)" office:value-type="float" office:value="65.0757813350367" calcext:value-type="float">
            <text:p>65.075781335</text:p>
          </table:table-cell>
          <table:table-cell table:formula="of:=12 + 3 * [.D76] + 5 * [.C76]" office:value-type="float" office:value="215.386679913651" calcext:value-type="float">
            <text:p>215.3866799137</text:p>
          </table:table-cell>
          <table:table-cell/>
        </table:table-row>
        <table:table-row table:style-name="ro1">
          <table:table-cell table:formula="of:=RAND()" office:value-type="float" office:value="0.403339094016701" calcext:value-type="float">
            <text:p>0.403339094</text:p>
          </table:table-cell>
          <table:table-cell table:formula="of:=NORMINV([.A77];10;3)" office:value-type="float" office:value="9.26585916569124" calcext:value-type="float">
            <text:p>9.2658591657</text:p>
          </table:table-cell>
          <table:table-cell table:formula="of:=COM.MICROSOFT.NORM.INV(RAND(); 0; 1)" office:value-type="float" office:value="-0.508300825572755" calcext:value-type="float">
            <text:p>-0.5083008256</text:p>
          </table:table-cell>
          <table:table-cell table:formula="of:=NORMINV(RAND(); 62; 4)" office:value-type="float" office:value="64.1562470859991" calcext:value-type="float">
            <text:p>64.156247086</text:p>
          </table:table-cell>
          <table:table-cell table:formula="of:=12 + 3 * [.D77] + 5 * [.C77]" office:value-type="float" office:value="201.927237130133" calcext:value-type="float">
            <text:p>201.9272371301</text:p>
          </table:table-cell>
          <table:table-cell/>
        </table:table-row>
        <table:table-row table:style-name="ro1">
          <table:table-cell table:formula="of:=RAND()" office:value-type="float" office:value="0.170399458613247" calcext:value-type="float">
            <text:p>0.1703994586</text:p>
          </table:table-cell>
          <table:table-cell table:formula="of:=NORMINV([.A78];10;3)" office:value-type="float" office:value="7.14223634093554" calcext:value-type="float">
            <text:p>7.1422363409</text:p>
          </table:table-cell>
          <table:table-cell table:formula="of:=COM.MICROSOFT.NORM.INV(RAND(); 0; 1)" office:value-type="float" office:value="0.711151241393393" calcext:value-type="float">
            <text:p>0.7111512414</text:p>
          </table:table-cell>
          <table:table-cell table:formula="of:=NORMINV(RAND(); 62; 4)" office:value-type="float" office:value="60.7795693703868" calcext:value-type="float">
            <text:p>60.7795693704</text:p>
          </table:table-cell>
          <table:table-cell table:formula="of:=12 + 3 * [.D78] + 5 * [.C78]" office:value-type="float" office:value="197.894464318127" calcext:value-type="float">
            <text:p>197.8944643181</text:p>
          </table:table-cell>
          <table:table-cell/>
        </table:table-row>
        <table:table-row table:style-name="ro1">
          <table:table-cell table:formula="of:=RAND()" office:value-type="float" office:value="0.126778698759153" calcext:value-type="float">
            <text:p>0.1267786988</text:p>
          </table:table-cell>
          <table:table-cell table:formula="of:=NORMINV([.A79];10;3)" office:value-type="float" office:value="6.57474600645181" calcext:value-type="float">
            <text:p>6.5747460065</text:p>
          </table:table-cell>
          <table:table-cell table:formula="of:=COM.MICROSOFT.NORM.INV(RAND(); 0; 1)" office:value-type="float" office:value="-0.387278936238234" calcext:value-type="float">
            <text:p>-0.3872789362</text:p>
          </table:table-cell>
          <table:table-cell table:formula="of:=NORMINV(RAND(); 62; 4)" office:value-type="float" office:value="65.0817887691188" calcext:value-type="float">
            <text:p>65.0817887691</text:p>
          </table:table-cell>
          <table:table-cell table:formula="of:=12 + 3 * [.D79] + 5 * [.C79]" office:value-type="float" office:value="205.308971626165" calcext:value-type="float">
            <text:p>205.3089716262</text:p>
          </table:table-cell>
          <table:table-cell/>
        </table:table-row>
        <table:table-row table:style-name="ro1">
          <table:table-cell table:formula="of:=RAND()" office:value-type="float" office:value="0.443206435767934" calcext:value-type="float">
            <text:p>0.4432064358</text:p>
          </table:table-cell>
          <table:table-cell table:formula="of:=NORMINV([.A80];10;3)" office:value-type="float" office:value="9.57146604429396" calcext:value-type="float">
            <text:p>9.5714660443</text:p>
          </table:table-cell>
          <table:table-cell table:formula="of:=COM.MICROSOFT.NORM.INV(RAND(); 0; 1)" office:value-type="float" office:value="-0.299891616595287" calcext:value-type="float">
            <text:p>-0.2998916166</text:p>
          </table:table-cell>
          <table:table-cell table:formula="of:=NORMINV(RAND(); 62; 4)" office:value-type="float" office:value="67.1595513569637" calcext:value-type="float">
            <text:p>67.159551357</text:p>
          </table:table-cell>
          <table:table-cell table:formula="of:=12 + 3 * [.D80] + 5 * [.C80]" office:value-type="float" office:value="211.979195987915" calcext:value-type="float">
            <text:p>211.9791959879</text:p>
          </table:table-cell>
          <table:table-cell/>
        </table:table-row>
        <table:table-row table:style-name="ro1">
          <table:table-cell table:formula="of:=RAND()" office:value-type="float" office:value="0.24498469941318" calcext:value-type="float">
            <text:p>0.2449846994</text:p>
          </table:table-cell>
          <table:table-cell table:formula="of:=NORMINV([.A81];10;3)" office:value-type="float" office:value="7.92892751136349" calcext:value-type="float">
            <text:p>7.9289275114</text:p>
          </table:table-cell>
          <table:table-cell table:formula="of:=COM.MICROSOFT.NORM.INV(RAND(); 0; 1)" office:value-type="float" office:value="-0.504066056542051" calcext:value-type="float">
            <text:p>-0.5040660565</text:p>
          </table:table-cell>
          <table:table-cell table:formula="of:=NORMINV(RAND(); 62; 4)" office:value-type="float" office:value="59.6081187778157" calcext:value-type="float">
            <text:p>59.6081187778</text:p>
          </table:table-cell>
          <table:table-cell table:formula="of:=12 + 3 * [.D81] + 5 * [.C81]" office:value-type="float" office:value="188.304026050737" calcext:value-type="float">
            <text:p>188.3040260507</text:p>
          </table:table-cell>
          <table:table-cell/>
        </table:table-row>
        <table:table-row table:style-name="ro1">
          <table:table-cell table:formula="of:=RAND()" office:value-type="float" office:value="0.7129954372067" calcext:value-type="float">
            <text:p>0.7129954372</text:p>
          </table:table-cell>
          <table:table-cell table:formula="of:=NORMINV([.A82];10;3)" office:value-type="float" office:value="11.6864706915333" calcext:value-type="float">
            <text:p>11.6864706915</text:p>
          </table:table-cell>
          <table:table-cell table:formula="of:=COM.MICROSOFT.NORM.INV(RAND(); 0; 1)" office:value-type="float" office:value="-0.0943059657969001" calcext:value-type="float">
            <text:p>-0.0943059658</text:p>
          </table:table-cell>
          <table:table-cell table:formula="of:=NORMINV(RAND(); 62; 4)" office:value-type="float" office:value="65.8509532655012" calcext:value-type="float">
            <text:p>65.8509532655</text:p>
          </table:table-cell>
          <table:table-cell table:formula="of:=12 + 3 * [.D82] + 5 * [.C82]" office:value-type="float" office:value="209.081329967519" calcext:value-type="float">
            <text:p>209.0813299675</text:p>
          </table:table-cell>
          <table:table-cell/>
        </table:table-row>
        <table:table-row table:style-name="ro1">
          <table:table-cell table:formula="of:=RAND()" office:value-type="float" office:value="0.408258083276451" calcext:value-type="float">
            <text:p>0.4082580833</text:p>
          </table:table-cell>
          <table:table-cell table:formula="of:=NORMINV([.A83];10;3)" office:value-type="float" office:value="9.30391561464093" calcext:value-type="float">
            <text:p>9.3039156146</text:p>
          </table:table-cell>
          <table:table-cell table:formula="of:=COM.MICROSOFT.NORM.INV(RAND(); 0; 1)" office:value-type="float" office:value="0.463457998872705" calcext:value-type="float">
            <text:p>0.4634579989</text:p>
          </table:table-cell>
          <table:table-cell table:formula="of:=NORMINV(RAND(); 62; 4)" office:value-type="float" office:value="59.469031623077" calcext:value-type="float">
            <text:p>59.4690316231</text:p>
          </table:table-cell>
          <table:table-cell table:formula="of:=12 + 3 * [.D83] + 5 * [.C83]" office:value-type="float" office:value="192.724384863595" calcext:value-type="float">
            <text:p>192.7243848636</text:p>
          </table:table-cell>
          <table:table-cell/>
        </table:table-row>
        <table:table-row table:style-name="ro1">
          <table:table-cell table:formula="of:=RAND()" office:value-type="float" office:value="0.168056029593572" calcext:value-type="float">
            <text:p>0.1680560296</text:p>
          </table:table-cell>
          <table:table-cell table:formula="of:=NORMINV([.A84];10;3)" office:value-type="float" office:value="7.11437297678138" calcext:value-type="float">
            <text:p>7.1143729768</text:p>
          </table:table-cell>
          <table:table-cell table:formula="of:=COM.MICROSOFT.NORM.INV(RAND(); 0; 1)" office:value-type="float" office:value="2.31831456370745" calcext:value-type="float">
            <text:p>2.3183145637</text:p>
          </table:table-cell>
          <table:table-cell table:formula="of:=NORMINV(RAND(); 62; 4)" office:value-type="float" office:value="69.2275659710589" calcext:value-type="float">
            <text:p>69.2275659711</text:p>
          </table:table-cell>
          <table:table-cell table:formula="of:=12 + 3 * [.D84] + 5 * [.C84]" office:value-type="float" office:value="231.274270731714" calcext:value-type="float">
            <text:p>231.2742707317</text:p>
          </table:table-cell>
          <table:table-cell/>
        </table:table-row>
        <table:table-row table:style-name="ro1">
          <table:table-cell table:formula="of:=RAND()" office:value-type="float" office:value="0.242694849614054" calcext:value-type="float">
            <text:p>0.2426948496</text:p>
          </table:table-cell>
          <table:table-cell table:formula="of:=NORMINV([.A85];10;3)" office:value-type="float" office:value="7.90701928162175" calcext:value-type="float">
            <text:p>7.9070192816</text:p>
          </table:table-cell>
          <table:table-cell table:formula="of:=COM.MICROSOFT.NORM.INV(RAND(); 0; 1)" office:value-type="float" office:value="0.0831555675385209" calcext:value-type="float">
            <text:p>0.0831555675</text:p>
          </table:table-cell>
          <table:table-cell table:formula="of:=NORMINV(RAND(); 62; 4)" office:value-type="float" office:value="58.0670607601163" calcext:value-type="float">
            <text:p>58.0670607601</text:p>
          </table:table-cell>
          <table:table-cell table:formula="of:=12 + 3 * [.D85] + 5 * [.C85]" office:value-type="float" office:value="186.616960118041" calcext:value-type="float">
            <text:p>186.616960118</text:p>
          </table:table-cell>
          <table:table-cell/>
        </table:table-row>
        <table:table-row table:style-name="ro1">
          <table:table-cell table:formula="of:=RAND()" office:value-type="float" office:value="0.475913105998188" calcext:value-type="float">
            <text:p>0.475913106</text:p>
          </table:table-cell>
          <table:table-cell table:formula="of:=NORMINV([.A86];10;3)" office:value-type="float" office:value="9.81875914269714" calcext:value-type="float">
            <text:p>9.8187591427</text:p>
          </table:table-cell>
          <table:table-cell table:formula="of:=COM.MICROSOFT.NORM.INV(RAND(); 0; 1)" office:value-type="float" office:value="0.072490765560198" calcext:value-type="float">
            <text:p>0.0724907656</text:p>
          </table:table-cell>
          <table:table-cell table:formula="of:=NORMINV(RAND(); 62; 4)" office:value-type="float" office:value="60.0753834538353" calcext:value-type="float">
            <text:p>60.0753834538</text:p>
          </table:table-cell>
          <table:table-cell table:formula="of:=12 + 3 * [.D86] + 5 * [.C86]" office:value-type="float" office:value="192.588604189307" calcext:value-type="float">
            <text:p>192.5886041893</text:p>
          </table:table-cell>
          <table:table-cell/>
        </table:table-row>
        <table:table-row table:style-name="ro1">
          <table:table-cell table:formula="of:=RAND()" office:value-type="float" office:value="0.735616977326572" calcext:value-type="float">
            <text:p>0.7356169773</text:p>
          </table:table-cell>
          <table:table-cell table:formula="of:=NORMINV([.A87];10;3)" office:value-type="float" office:value="11.8896723412398" calcext:value-type="float">
            <text:p>11.8896723412</text:p>
          </table:table-cell>
          <table:table-cell table:formula="of:=COM.MICROSOFT.NORM.INV(RAND(); 0; 1)" office:value-type="float" office:value="-1.31732077049338" calcext:value-type="float">
            <text:p>-1.3173207705</text:p>
          </table:table-cell>
          <table:table-cell table:formula="of:=NORMINV(RAND(); 62; 4)" office:value-type="float" office:value="57.2306626112794" calcext:value-type="float">
            <text:p>57.2306626113</text:p>
          </table:table-cell>
          <table:table-cell table:formula="of:=12 + 3 * [.D87] + 5 * [.C87]" office:value-type="float" office:value="177.105383981371" calcext:value-type="float">
            <text:p>177.1053839814</text:p>
          </table:table-cell>
          <table:table-cell/>
        </table:table-row>
        <table:table-row table:style-name="ro1">
          <table:table-cell table:formula="of:=RAND()" office:value-type="float" office:value="0.841490674298257" calcext:value-type="float">
            <text:p>0.8414906743</text:p>
          </table:table-cell>
          <table:table-cell table:formula="of:=NORMINV([.A88];10;3)" office:value-type="float" office:value="13.0018097924026" calcext:value-type="float">
            <text:p>13.0018097924</text:p>
          </table:table-cell>
          <table:table-cell table:formula="of:=COM.MICROSOFT.NORM.INV(RAND(); 0; 1)" office:value-type="float" office:value="1.68265735830244" calcext:value-type="float">
            <text:p>1.6826573583</text:p>
          </table:table-cell>
          <table:table-cell table:formula="of:=NORMINV(RAND(); 62; 4)" office:value-type="float" office:value="54.8323423777512" calcext:value-type="float">
            <text:p>54.8323423778</text:p>
          </table:table-cell>
          <table:table-cell table:formula="of:=12 + 3 * [.D88] + 5 * [.C88]" office:value-type="float" office:value="184.910313924766" calcext:value-type="float">
            <text:p>184.9103139248</text:p>
          </table:table-cell>
          <table:table-cell/>
        </table:table-row>
        <table:table-row table:style-name="ro1">
          <table:table-cell table:formula="of:=RAND()" office:value-type="float" office:value="0.428560614353046" calcext:value-type="float">
            <text:p>0.4285606144</text:p>
          </table:table-cell>
          <table:table-cell table:formula="of:=NORMINV([.A89];10;3)" office:value-type="float" office:value="9.45988024041615" calcext:value-type="float">
            <text:p>9.4598802404</text:p>
          </table:table-cell>
          <table:table-cell table:formula="of:=COM.MICROSOFT.NORM.INV(RAND(); 0; 1)" office:value-type="float" office:value="1.23407126152257" calcext:value-type="float">
            <text:p>1.2340712615</text:p>
          </table:table-cell>
          <table:table-cell table:formula="of:=NORMINV(RAND(); 62; 4)" office:value-type="float" office:value="62.9301381639645" calcext:value-type="float">
            <text:p>62.930138164</text:p>
          </table:table-cell>
          <table:table-cell table:formula="of:=12 + 3 * [.D89] + 5 * [.C89]" office:value-type="float" office:value="206.960770799506" calcext:value-type="float">
            <text:p>206.9607707995</text:p>
          </table:table-cell>
          <table:table-cell/>
        </table:table-row>
        <table:table-row table:style-name="ro1">
          <table:table-cell table:formula="of:=RAND()" office:value-type="float" office:value="0.495605825213715" calcext:value-type="float">
            <text:p>0.4956058252</text:p>
          </table:table-cell>
          <table:table-cell table:formula="of:=NORMINV([.A90];10;3)" office:value-type="float" office:value="9.96695564353607" calcext:value-type="float">
            <text:p>9.9669556435</text:p>
          </table:table-cell>
          <table:table-cell table:formula="of:=COM.MICROSOFT.NORM.INV(RAND(); 0; 1)" office:value-type="float" office:value="-0.489168369133177" calcext:value-type="float">
            <text:p>-0.4891683691</text:p>
          </table:table-cell>
          <table:table-cell table:formula="of:=NORMINV(RAND(); 62; 4)" office:value-type="float" office:value="58.2684791719593" calcext:value-type="float">
            <text:p>58.268479172</text:p>
          </table:table-cell>
          <table:table-cell table:formula="of:=12 + 3 * [.D90] + 5 * [.C90]" office:value-type="float" office:value="184.359595670212" calcext:value-type="float">
            <text:p>184.3595956702</text:p>
          </table:table-cell>
          <table:table-cell/>
        </table:table-row>
        <table:table-row table:style-name="ro1">
          <table:table-cell table:formula="of:=RAND()" office:value-type="float" office:value="0.249996373895556" calcext:value-type="float">
            <text:p>0.2499963739</text:p>
          </table:table-cell>
          <table:table-cell table:formula="of:=NORMINV([.A91];10;3)" office:value-type="float" office:value="7.97649651669566" calcext:value-type="float">
            <text:p>7.9764965167</text:p>
          </table:table-cell>
          <table:table-cell table:formula="of:=COM.MICROSOFT.NORM.INV(RAND(); 0; 1)" office:value-type="float" office:value="0.439029635093644" calcext:value-type="float">
            <text:p>0.4390296351</text:p>
          </table:table-cell>
          <table:table-cell table:formula="of:=NORMINV(RAND(); 62; 4)" office:value-type="float" office:value="65.158895945997" calcext:value-type="float">
            <text:p>65.158895946</text:p>
          </table:table-cell>
          <table:table-cell table:formula="of:=12 + 3 * [.D91] + 5 * [.C91]" office:value-type="float" office:value="209.671836013459" calcext:value-type="float">
            <text:p>209.6718360135</text:p>
          </table:table-cell>
          <table:table-cell/>
        </table:table-row>
        <table:table-row table:style-name="ro1">
          <table:table-cell table:formula="of:=RAND()" office:value-type="float" office:value="0.249085112474859" calcext:value-type="float">
            <text:p>0.2490851125</text:p>
          </table:table-cell>
          <table:table-cell table:formula="of:=NORMINV([.A92];10;3)" office:value-type="float" office:value="7.96788525768449" calcext:value-type="float">
            <text:p>7.9678852577</text:p>
          </table:table-cell>
          <table:table-cell table:formula="of:=COM.MICROSOFT.NORM.INV(RAND(); 0; 1)" office:value-type="float" office:value="0.659948705731007" calcext:value-type="float">
            <text:p>0.6599487057</text:p>
          </table:table-cell>
          <table:table-cell table:formula="of:=NORMINV(RAND(); 62; 4)" office:value-type="float" office:value="58.6079876866021" calcext:value-type="float">
            <text:p>58.6079876866</text:p>
          </table:table-cell>
          <table:table-cell table:formula="of:=12 + 3 * [.D92] + 5 * [.C92]" office:value-type="float" office:value="191.123706588461" calcext:value-type="float">
            <text:p>191.1237065885</text:p>
          </table:table-cell>
          <table:table-cell/>
        </table:table-row>
        <table:table-row table:style-name="ro1">
          <table:table-cell table:formula="of:=RAND()" office:value-type="float" office:value="0.470531602390111" calcext:value-type="float">
            <text:p>0.4705316024</text:p>
          </table:table-cell>
          <table:table-cell table:formula="of:=NORMINV([.A93];10;3)" office:value-type="float" office:value="9.7781991423644" calcext:value-type="float">
            <text:p>9.7781991424</text:p>
          </table:table-cell>
          <table:table-cell table:formula="of:=COM.MICROSOFT.NORM.INV(RAND(); 0; 1)" office:value-type="float" office:value="0.596627834866175" calcext:value-type="float">
            <text:p>0.5966278349</text:p>
          </table:table-cell>
          <table:table-cell table:formula="of:=NORMINV(RAND(); 62; 4)" office:value-type="float" office:value="57.210670530932" calcext:value-type="float">
            <text:p>57.2106705309</text:p>
          </table:table-cell>
          <table:table-cell table:formula="of:=12 + 3 * [.D93] + 5 * [.C93]" office:value-type="float" office:value="186.615150767127" calcext:value-type="float">
            <text:p>186.6151507671</text:p>
          </table:table-cell>
          <table:table-cell/>
        </table:table-row>
        <table:table-row table:style-name="ro1">
          <table:table-cell table:formula="of:=RAND()" office:value-type="float" office:value="0.659068496897817" calcext:value-type="float">
            <text:p>0.6590684969</text:p>
          </table:table-cell>
          <table:table-cell table:formula="of:=NORMINV([.A94];10;3)" office:value-type="float" office:value="11.2297666551147" calcext:value-type="float">
            <text:p>11.2297666551</text:p>
          </table:table-cell>
          <table:table-cell table:formula="of:=COM.MICROSOFT.NORM.INV(RAND(); 0; 1)" office:value-type="float" office:value="1.09059043123075" calcext:value-type="float">
            <text:p>1.0905904312</text:p>
          </table:table-cell>
          <table:table-cell table:formula="of:=NORMINV(RAND(); 62; 4)" office:value-type="float" office:value="69.415519957665" calcext:value-type="float">
            <text:p>69.4155199577</text:p>
          </table:table-cell>
          <table:table-cell table:formula="of:=12 + 3 * [.D94] + 5 * [.C94]" office:value-type="float" office:value="225.699512029149" calcext:value-type="float">
            <text:p>225.6995120291</text:p>
          </table:table-cell>
          <table:table-cell/>
        </table:table-row>
        <table:table-row table:style-name="ro1">
          <table:table-cell table:formula="of:=RAND()" office:value-type="float" office:value="0.6988774118945" calcext:value-type="float">
            <text:p>0.6988774119</text:p>
          </table:table-cell>
          <table:table-cell table:formula="of:=NORMINV([.A95];10;3)" office:value-type="float" office:value="11.5635236726471" calcext:value-type="float">
            <text:p>11.5635236726</text:p>
          </table:table-cell>
          <table:table-cell table:formula="of:=COM.MICROSOFT.NORM.INV(RAND(); 0; 1)" office:value-type="float" office:value="-2.12416520983141" calcext:value-type="float">
            <text:p>-2.1241652098</text:p>
          </table:table-cell>
          <table:table-cell table:formula="of:=NORMINV(RAND(); 62; 4)" office:value-type="float" office:value="64.1018804854274" calcext:value-type="float">
            <text:p>64.1018804854</text:p>
          </table:table-cell>
          <table:table-cell table:formula="of:=12 + 3 * [.D95] + 5 * [.C95]" office:value-type="float" office:value="193.684815407125" calcext:value-type="float">
            <text:p>193.6848154071</text:p>
          </table:table-cell>
          <table:table-cell/>
        </table:table-row>
        <table:table-row table:style-name="ro1">
          <table:table-cell table:formula="of:=RAND()" office:value-type="float" office:value="0.772243862506002" calcext:value-type="float">
            <text:p>0.7722438625</text:p>
          </table:table-cell>
          <table:table-cell table:formula="of:=NORMINV([.A96];10;3)" office:value-type="float" office:value="12.2387705354865" calcext:value-type="float">
            <text:p>12.2387705355</text:p>
          </table:table-cell>
          <table:table-cell table:formula="of:=COM.MICROSOFT.NORM.INV(RAND(); 0; 1)" office:value-type="float" office:value="-0.0242747357939595" calcext:value-type="float">
            <text:p>-0.0242747358</text:p>
          </table:table-cell>
          <table:table-cell table:formula="of:=NORMINV(RAND(); 62; 4)" office:value-type="float" office:value="70.3933050675428" calcext:value-type="float">
            <text:p>70.3933050675</text:p>
          </table:table-cell>
          <table:table-cell table:formula="of:=12 + 3 * [.D96] + 5 * [.C96]" office:value-type="float" office:value="223.058541523659" calcext:value-type="float">
            <text:p>223.0585415237</text:p>
          </table:table-cell>
          <table:table-cell/>
        </table:table-row>
        <table:table-row table:style-name="ro1">
          <table:table-cell table:formula="of:=RAND()" office:value-type="float" office:value="0.39989524660632" calcext:value-type="float">
            <text:p>0.3998952466</text:p>
          </table:table-cell>
          <table:table-cell table:formula="of:=NORMINV([.A97];10;3)" office:value-type="float" office:value="9.23914523892251" calcext:value-type="float">
            <text:p>9.2391452389</text:p>
          </table:table-cell>
          <table:table-cell table:formula="of:=COM.MICROSOFT.NORM.INV(RAND(); 0; 1)" office:value-type="float" office:value="0.473810200340603" calcext:value-type="float">
            <text:p>0.4738102003</text:p>
          </table:table-cell>
          <table:table-cell table:formula="of:=NORMINV(RAND(); 62; 4)" office:value-type="float" office:value="62.5839198640867" calcext:value-type="float">
            <text:p>62.5839198641</text:p>
          </table:table-cell>
          <table:table-cell table:formula="of:=12 + 3 * [.D97] + 5 * [.C97]" office:value-type="float" office:value="202.120810593963" calcext:value-type="float">
            <text:p>202.120810594</text:p>
          </table:table-cell>
          <table:table-cell/>
        </table:table-row>
        <table:table-row table:style-name="ro1">
          <table:table-cell table:formula="of:=RAND()" office:value-type="float" office:value="0.764106126734987" calcext:value-type="float">
            <text:p>0.7641061267</text:p>
          </table:table-cell>
          <table:table-cell table:formula="of:=NORMINV([.A98];10;3)" office:value-type="float" office:value="12.1587199469919" calcext:value-type="float">
            <text:p>12.158719947</text:p>
          </table:table-cell>
          <table:table-cell table:formula="of:=COM.MICROSOFT.NORM.INV(RAND(); 0; 1)" office:value-type="float" office:value="-1.58061751215318" calcext:value-type="float">
            <text:p>-1.5806175122</text:p>
          </table:table-cell>
          <table:table-cell table:formula="of:=NORMINV(RAND(); 62; 4)" office:value-type="float" office:value="64.0906113762576" calcext:value-type="float">
            <text:p>64.0906113763</text:p>
          </table:table-cell>
          <table:table-cell table:formula="of:=12 + 3 * [.D98] + 5 * [.C98]" office:value-type="float" office:value="196.368746568007" calcext:value-type="float">
            <text:p>196.368746568</text:p>
          </table:table-cell>
          <table:table-cell/>
        </table:table-row>
        <table:table-row table:style-name="ro1">
          <table:table-cell table:formula="of:=RAND()" office:value-type="float" office:value="0.632835122058168" calcext:value-type="float">
            <text:p>0.6328351221</text:p>
          </table:table-cell>
          <table:table-cell table:formula="of:=NORMINV([.A99];10;3)" office:value-type="float" office:value="11.0181150169687" calcext:value-type="float">
            <text:p>11.018115017</text:p>
          </table:table-cell>
          <table:table-cell table:formula="of:=COM.MICROSOFT.NORM.INV(RAND(); 0; 1)" office:value-type="float" office:value="0.854000250153796" calcext:value-type="float">
            <text:p>0.8540002502</text:p>
          </table:table-cell>
          <table:table-cell table:formula="of:=NORMINV(RAND(); 62; 4)" office:value-type="float" office:value="65.520031433963" calcext:value-type="float">
            <text:p>65.520031434</text:p>
          </table:table-cell>
          <table:table-cell table:formula="of:=12 + 3 * [.D99] + 5 * [.C99]" office:value-type="float" office:value="212.830095552658" calcext:value-type="float">
            <text:p>212.8300955527</text:p>
          </table:table-cell>
          <table:table-cell/>
        </table:table-row>
        <table:table-row table:style-name="ro1">
          <table:table-cell table:formula="of:=RAND()" office:value-type="float" office:value="0.769351115915924" calcext:value-type="float">
            <text:p>0.7693511159</text:p>
          </table:table-cell>
          <table:table-cell table:formula="of:=NORMINV([.A100];10;3)" office:value-type="float" office:value="12.2101347156866" calcext:value-type="float">
            <text:p>12.2101347157</text:p>
          </table:table-cell>
          <table:table-cell table:formula="of:=COM.MICROSOFT.NORM.INV(RAND(); 0; 1)" office:value-type="float" office:value="0.693801322950148" calcext:value-type="float">
            <text:p>0.693801323</text:p>
          </table:table-cell>
          <table:table-cell table:formula="of:=NORMINV(RAND(); 62; 4)" office:value-type="float" office:value="68.9813886741251" calcext:value-type="float">
            <text:p>68.9813886741</text:p>
          </table:table-cell>
          <table:table-cell table:formula="of:=12 + 3 * [.D100] + 5 * [.C100]" office:value-type="float" office:value="222.413172637126" calcext:value-type="float">
            <text:p>222.4131726371</text:p>
          </table:table-cell>
          <table:table-cell/>
        </table:table-row>
        <table:table-row table:style-name="ro1">
          <table:table-cell table:formula="of:=RAND()" office:value-type="float" office:value="0.0633467494044453" calcext:value-type="float">
            <text:p>0.0633467494</text:p>
          </table:table-cell>
          <table:table-cell table:formula="of:=NORMINV([.A101];10;3)" office:value-type="float" office:value="5.41818532507102" calcext:value-type="float">
            <text:p>5.4181853251</text:p>
          </table:table-cell>
          <table:table-cell table:formula="of:=COM.MICROSOFT.NORM.INV(RAND(); 0; 1)" office:value-type="float" office:value="-0.501552776612479" calcext:value-type="float">
            <text:p>-0.5015527766</text:p>
          </table:table-cell>
          <table:table-cell table:formula="of:=NORMINV(RAND(); 62; 4)" office:value-type="float" office:value="60.7803493687905" calcext:value-type="float">
            <text:p>60.7803493688</text:p>
          </table:table-cell>
          <table:table-cell table:formula="of:=12 + 3 * [.D101] + 5 * [.C101]" office:value-type="float" office:value="191.833284223309" calcext:value-type="float">
            <text:p>191.8332842233</text:p>
          </table:table-cell>
          <table:table-cell/>
        </table:table-row>
        <table:table-row table:style-name="ro1">
          <table:table-cell table:formula="of:=RAND()" office:value-type="float" office:value="0.304093459155411" calcext:value-type="float">
            <text:p>0.3040934592</text:p>
          </table:table-cell>
          <table:table-cell table:formula="of:=NORMINV([.A102];10;3)" office:value-type="float" office:value="8.4620103247762" calcext:value-type="float">
            <text:p>8.4620103248</text:p>
          </table:table-cell>
          <table:table-cell table:formula="of:=COM.MICROSOFT.NORM.INV(RAND(); 0; 1)" office:value-type="float" office:value="-1.23191977540412" calcext:value-type="float">
            <text:p>-1.2319197754</text:p>
          </table:table-cell>
          <table:table-cell table:formula="of:=NORMINV(RAND(); 62; 4)" office:value-type="float" office:value="60.2887223093016" calcext:value-type="float">
            <text:p>60.2887223093</text:p>
          </table:table-cell>
          <table:table-cell table:formula="of:=12 + 3 * [.D102] + 5 * [.C102]" office:value-type="float" office:value="186.706568050884" calcext:value-type="float">
            <text:p>186.7065680509</text:p>
          </table:table-cell>
          <table:table-cell/>
        </table:table-row>
        <table:table-row table:style-name="ro1">
          <table:table-cell table:formula="of:=RAND()" office:value-type="float" office:value="0.915374117204919" calcext:value-type="float">
            <text:p>0.9153741172</text:p>
          </table:table-cell>
          <table:table-cell table:formula="of:=NORMINV([.A103];10;3)" office:value-type="float" office:value="14.1238360069676" calcext:value-type="float">
            <text:p>14.123836007</text:p>
          </table:table-cell>
          <table:table-cell table:formula="of:=COM.MICROSOFT.NORM.INV(RAND(); 0; 1)" office:value-type="float" office:value="1.17830193774601" calcext:value-type="float">
            <text:p>1.1783019377</text:p>
          </table:table-cell>
          <table:table-cell table:formula="of:=NORMINV(RAND(); 62; 4)" office:value-type="float" office:value="61.904524396542" calcext:value-type="float">
            <text:p>61.9045243965</text:p>
          </table:table-cell>
          <table:table-cell table:formula="of:=12 + 3 * [.D103] + 5 * [.C103]" office:value-type="float" office:value="203.605082878356" calcext:value-type="float">
            <text:p>203.6050828784</text:p>
          </table:table-cell>
          <table:table-cell/>
        </table:table-row>
        <table:table-row table:style-name="ro1">
          <table:table-cell table:formula="of:=RAND()" office:value-type="float" office:value="0.960212992271408" calcext:value-type="float">
            <text:p>0.9602129923</text:p>
          </table:table-cell>
          <table:table-cell table:formula="of:=NORMINV([.A104];10;3)" office:value-type="float" office:value="15.2594892905146" calcext:value-type="float">
            <text:p>15.2594892905</text:p>
          </table:table-cell>
          <table:table-cell table:formula="of:=COM.MICROSOFT.NORM.INV(RAND(); 0; 1)" office:value-type="float" office:value="-0.094051819803822" calcext:value-type="float">
            <text:p>-0.0940518198</text:p>
          </table:table-cell>
          <table:table-cell table:formula="of:=NORMINV(RAND(); 62; 4)" office:value-type="float" office:value="56.1089224250923" calcext:value-type="float">
            <text:p>56.1089224251</text:p>
          </table:table-cell>
          <table:table-cell table:formula="of:=12 + 3 * [.D104] + 5 * [.C104]" office:value-type="float" office:value="179.856508176258" calcext:value-type="float">
            <text:p>179.8565081763</text:p>
          </table:table-cell>
          <table:table-cell/>
        </table:table-row>
        <table:table-row table:style-name="ro1">
          <table:table-cell table:formula="of:=RAND()" office:value-type="float" office:value="0.474256438668817" calcext:value-type="float">
            <text:p>0.4742564387</text:p>
          </table:table-cell>
          <table:table-cell table:formula="of:=NORMINV([.A105];10;3)" office:value-type="float" office:value="9.80627683519194" calcext:value-type="float">
            <text:p>9.8062768352</text:p>
          </table:table-cell>
          <table:table-cell table:formula="of:=COM.MICROSOFT.NORM.INV(RAND(); 0; 1)" office:value-type="float" office:value="-0.434241602906377" calcext:value-type="float">
            <text:p>-0.4342416029</text:p>
          </table:table-cell>
          <table:table-cell table:formula="of:=NORMINV(RAND(); 62; 4)" office:value-type="float" office:value="57.2043017665338" calcext:value-type="float">
            <text:p>57.2043017665</text:p>
          </table:table-cell>
          <table:table-cell table:formula="of:=12 + 3 * [.D105] + 5 * [.C105]" office:value-type="float" office:value="181.441697285069" calcext:value-type="float">
            <text:p>181.4416972851</text:p>
          </table:table-cell>
          <table:table-cell/>
        </table:table-row>
        <table:table-row table:style-name="ro1">
          <table:table-cell table:formula="of:=RAND()" office:value-type="float" office:value="0.808573494432494" calcext:value-type="float">
            <text:p>0.8085734944</text:p>
          </table:table-cell>
          <table:table-cell table:formula="of:=NORMINV([.A106];10;3)" office:value-type="float" office:value="12.6179547727143" calcext:value-type="float">
            <text:p>12.6179547727</text:p>
          </table:table-cell>
          <table:table-cell table:formula="of:=COM.MICROSOFT.NORM.INV(RAND(); 0; 1)" office:value-type="float" office:value="-0.418704560598237" calcext:value-type="float">
            <text:p>-0.4187045606</text:p>
          </table:table-cell>
          <table:table-cell table:formula="of:=NORMINV(RAND(); 62; 4)" office:value-type="float" office:value="66.7371876452921" calcext:value-type="float">
            <text:p>66.7371876453</text:p>
          </table:table-cell>
          <table:table-cell table:formula="of:=12 + 3 * [.D106] + 5 * [.C106]" office:value-type="float" office:value="210.118040132885" calcext:value-type="float">
            <text:p>210.1180401329</text:p>
          </table:table-cell>
          <table:table-cell/>
        </table:table-row>
        <table:table-row table:style-name="ro1">
          <table:table-cell table:formula="of:=RAND()" office:value-type="float" office:value="0.14566797320731" calcext:value-type="float">
            <text:p>0.1456679732</text:p>
          </table:table-cell>
          <table:table-cell table:formula="of:=NORMINV([.A107];10;3)" office:value-type="float" office:value="6.83441366135626" calcext:value-type="float">
            <text:p>6.8344136614</text:p>
          </table:table-cell>
          <table:table-cell table:formula="of:=COM.MICROSOFT.NORM.INV(RAND(); 0; 1)" office:value-type="float" office:value="2.72384721522106" calcext:value-type="float">
            <text:p>2.7238472152</text:p>
          </table:table-cell>
          <table:table-cell table:formula="of:=NORMINV(RAND(); 62; 4)" office:value-type="float" office:value="58.1265226353723" calcext:value-type="float">
            <text:p>58.1265226354</text:p>
          </table:table-cell>
          <table:table-cell table:formula="of:=12 + 3 * [.D107] + 5 * [.C107]" office:value-type="float" office:value="199.998803982222" calcext:value-type="float">
            <text:p>199.9988039822</text:p>
          </table:table-cell>
          <table:table-cell/>
        </table:table-row>
        <table:table-row table:style-name="ro1">
          <table:table-cell table:formula="of:=RAND()" office:value-type="float" office:value="0.730677980231121" calcext:value-type="float">
            <text:p>0.7306779802</text:p>
          </table:table-cell>
          <table:table-cell table:formula="of:=NORMINV([.A108];10;3)" office:value-type="float" office:value="11.8445942691364" calcext:value-type="float">
            <text:p>11.8445942691</text:p>
          </table:table-cell>
          <table:table-cell table:formula="of:=COM.MICROSOFT.NORM.INV(RAND(); 0; 1)" office:value-type="float" office:value="-0.101563373599053" calcext:value-type="float">
            <text:p>-0.1015633736</text:p>
          </table:table-cell>
          <table:table-cell table:formula="of:=NORMINV(RAND(); 62; 4)" office:value-type="float" office:value="59.6858737457562" calcext:value-type="float">
            <text:p>59.6858737458</text:p>
          </table:table-cell>
          <table:table-cell table:formula="of:=12 + 3 * [.D108] + 5 * [.C108]" office:value-type="float" office:value="190.549804369273" calcext:value-type="float">
            <text:p>190.5498043693</text:p>
          </table:table-cell>
          <table:table-cell/>
        </table:table-row>
        <table:table-row table:style-name="ro1">
          <table:table-cell table:formula="of:=RAND()" office:value-type="float" office:value="0.726261036936194" calcext:value-type="float">
            <text:p>0.7262610369</text:p>
          </table:table-cell>
          <table:table-cell table:formula="of:=NORMINV([.A109];10;3)" office:value-type="float" office:value="11.8046310479206" calcext:value-type="float">
            <text:p>11.8046310479</text:p>
          </table:table-cell>
          <table:table-cell table:formula="of:=COM.MICROSOFT.NORM.INV(RAND(); 0; 1)" office:value-type="float" office:value="-1.02246776907363" calcext:value-type="float">
            <text:p>-1.0224677691</text:p>
          </table:table-cell>
          <table:table-cell table:formula="of:=NORMINV(RAND(); 62; 4)" office:value-type="float" office:value="65.3505087741341" calcext:value-type="float">
            <text:p>65.3505087741</text:p>
          </table:table-cell>
          <table:table-cell table:formula="of:=12 + 3 * [.D109] + 5 * [.C109]" office:value-type="float" office:value="202.939187477034" calcext:value-type="float">
            <text:p>202.939187477</text:p>
          </table:table-cell>
          <table:table-cell/>
        </table:table-row>
        <table:table-row table:style-name="ro1">
          <table:table-cell table:formula="of:=RAND()" office:value-type="float" office:value="0.247821860481054" calcext:value-type="float">
            <text:p>0.2478218605</text:p>
          </table:table-cell>
          <table:table-cell table:formula="of:=NORMINV([.A110];10;3)" office:value-type="float" office:value="7.95591997360237" calcext:value-type="float">
            <text:p>7.9559199736</text:p>
          </table:table-cell>
          <table:table-cell table:formula="of:=COM.MICROSOFT.NORM.INV(RAND(); 0; 1)" office:value-type="float" office:value="-1.40379879549427" calcext:value-type="float">
            <text:p>-1.4037987955</text:p>
          </table:table-cell>
          <table:table-cell table:formula="of:=NORMINV(RAND(); 62; 4)" office:value-type="float" office:value="62.6053357469575" calcext:value-type="float">
            <text:p>62.605335747</text:p>
          </table:table-cell>
          <table:table-cell table:formula="of:=12 + 3 * [.D110] + 5 * [.C110]" office:value-type="float" office:value="192.797013263401" calcext:value-type="float">
            <text:p>192.7970132634</text:p>
          </table:table-cell>
          <table:table-cell/>
        </table:table-row>
        <table:table-row table:style-name="ro1">
          <table:table-cell table:formula="of:=RAND()" office:value-type="float" office:value="0.443302656756714" calcext:value-type="float">
            <text:p>0.4433026568</text:p>
          </table:table-cell>
          <table:table-cell table:formula="of:=NORMINV([.A111];10;3)" office:value-type="float" office:value="9.57219702220275" calcext:value-type="float">
            <text:p>9.5721970222</text:p>
          </table:table-cell>
          <table:table-cell table:formula="of:=COM.MICROSOFT.NORM.INV(RAND(); 0; 1)" office:value-type="float" office:value="0.987382230354653" calcext:value-type="float">
            <text:p>0.9873822304</text:p>
          </table:table-cell>
          <table:table-cell table:formula="of:=NORMINV(RAND(); 62; 4)" office:value-type="float" office:value="58.0325126257092" calcext:value-type="float">
            <text:p>58.0325126257</text:p>
          </table:table-cell>
          <table:table-cell table:formula="of:=12 + 3 * [.D111] + 5 * [.C111]" office:value-type="float" office:value="191.034449028901" calcext:value-type="float">
            <text:p>191.0344490289</text:p>
          </table:table-cell>
          <table:table-cell/>
        </table:table-row>
        <table:table-row table:style-name="ro1">
          <table:table-cell table:formula="of:=RAND()" office:value-type="float" office:value="0.721221446990967" calcext:value-type="float">
            <text:p>0.721221447</text:p>
          </table:table-cell>
          <table:table-cell table:formula="of:=NORMINV([.A112];10;3)" office:value-type="float" office:value="11.7594216546119" calcext:value-type="float">
            <text:p>11.7594216546</text:p>
          </table:table-cell>
          <table:table-cell table:formula="of:=COM.MICROSOFT.NORM.INV(RAND(); 0; 1)" office:value-type="float" office:value="1.01140945880742" calcext:value-type="float">
            <text:p>1.0114094588</text:p>
          </table:table-cell>
          <table:table-cell table:formula="of:=NORMINV(RAND(); 62; 4)" office:value-type="float" office:value="55.5801029227354" calcext:value-type="float">
            <text:p>55.5801029227</text:p>
          </table:table-cell>
          <table:table-cell table:formula="of:=12 + 3 * [.D112] + 5 * [.C112]" office:value-type="float" office:value="183.797356062243" calcext:value-type="float">
            <text:p>183.7973560622</text:p>
          </table:table-cell>
          <table:table-cell/>
        </table:table-row>
        <table:table-row table:style-name="ro1">
          <table:table-cell table:formula="of:=RAND()" office:value-type="float" office:value="0.763112424639985" calcext:value-type="float">
            <text:p>0.7631124246</text:p>
          </table:table-cell>
          <table:table-cell table:formula="of:=NORMINV([.A113];10;3)" office:value-type="float" office:value="12.1490505326235" calcext:value-type="float">
            <text:p>12.1490505326</text:p>
          </table:table-cell>
          <table:table-cell table:formula="of:=COM.MICROSOFT.NORM.INV(RAND(); 0; 1)" office:value-type="float" office:value="-1.27906734581498" calcext:value-type="float">
            <text:p>-1.2790673458</text:p>
          </table:table-cell>
          <table:table-cell table:formula="of:=NORMINV(RAND(); 62; 4)" office:value-type="float" office:value="61.84583701346" calcext:value-type="float">
            <text:p>61.8458370135</text:p>
          </table:table-cell>
          <table:table-cell table:formula="of:=12 + 3 * [.D113] + 5 * [.C113]" office:value-type="float" office:value="191.142174311305" calcext:value-type="float">
            <text:p>191.1421743113</text:p>
          </table:table-cell>
          <table:table-cell/>
        </table:table-row>
        <table:table-row table:style-name="ro1">
          <table:table-cell table:formula="of:=RAND()" office:value-type="float" office:value="0.684252956882119" calcext:value-type="float">
            <text:p>0.6842529569</text:p>
          </table:table-cell>
          <table:table-cell table:formula="of:=NORMINV([.A114];10;3)" office:value-type="float" office:value="11.4388749164223" calcext:value-type="float">
            <text:p>11.4388749164</text:p>
          </table:table-cell>
          <table:table-cell table:formula="of:=COM.MICROSOFT.NORM.INV(RAND(); 0; 1)" office:value-type="float" office:value="0.236127231680057" calcext:value-type="float">
            <text:p>0.2361272317</text:p>
          </table:table-cell>
          <table:table-cell table:formula="of:=NORMINV(RAND(); 62; 4)" office:value-type="float" office:value="62.7212024480575" calcext:value-type="float">
            <text:p>62.7212024481</text:p>
          </table:table-cell>
          <table:table-cell table:formula="of:=12 + 3 * [.D114] + 5 * [.C114]" office:value-type="float" office:value="201.344243502573" calcext:value-type="float">
            <text:p>201.3442435026</text:p>
          </table:table-cell>
          <table:table-cell/>
        </table:table-row>
        <table:table-row table:style-name="ro1">
          <table:table-cell table:formula="of:=RAND()" office:value-type="float" office:value="0.875171235529706" calcext:value-type="float">
            <text:p>0.8751712355</text:p>
          </table:table-cell>
          <table:table-cell table:formula="of:=NORMINV([.A115];10;3)" office:value-type="float" office:value="13.4535448317952" calcext:value-type="float">
            <text:p>13.4535448318</text:p>
          </table:table-cell>
          <table:table-cell table:formula="of:=COM.MICROSOFT.NORM.INV(RAND(); 0; 1)" office:value-type="float" office:value="0.0572889920326341" calcext:value-type="float">
            <text:p>0.057288992</text:p>
          </table:table-cell>
          <table:table-cell table:formula="of:=NORMINV(RAND(); 62; 4)" office:value-type="float" office:value="63.6173519709465" calcext:value-type="float">
            <text:p>63.6173519709</text:p>
          </table:table-cell>
          <table:table-cell table:formula="of:=12 + 3 * [.D115] + 5 * [.C115]" office:value-type="float" office:value="203.138500873003" calcext:value-type="float">
            <text:p>203.138500873</text:p>
          </table:table-cell>
          <table:table-cell/>
        </table:table-row>
        <table:table-row table:style-name="ro1">
          <table:table-cell table:formula="of:=RAND()" office:value-type="float" office:value="0.380398799898103" calcext:value-type="float">
            <text:p>0.3803987999</text:p>
          </table:table-cell>
          <table:table-cell table:formula="of:=NORMINV([.A116];10;3)" office:value-type="float" office:value="9.08669930664721" calcext:value-type="float">
            <text:p>9.0866993066</text:p>
          </table:table-cell>
          <table:table-cell table:formula="of:=COM.MICROSOFT.NORM.INV(RAND(); 0; 1)" office:value-type="float" office:value="0.683141108127261" calcext:value-type="float">
            <text:p>0.6831411081</text:p>
          </table:table-cell>
          <table:table-cell table:formula="of:=NORMINV(RAND(); 62; 4)" office:value-type="float" office:value="58.6964070473147" calcext:value-type="float">
            <text:p>58.6964070473</text:p>
          </table:table-cell>
          <table:table-cell table:formula="of:=12 + 3 * [.D116] + 5 * [.C116]" office:value-type="float" office:value="191.50492668258" calcext:value-type="float">
            <text:p>191.5049266826</text:p>
          </table:table-cell>
          <table:table-cell/>
        </table:table-row>
        <table:table-row table:style-name="ro1">
          <table:table-cell table:formula="of:=RAND()" office:value-type="float" office:value="0.917319432832301" calcext:value-type="float">
            <text:p>0.9173194328</text:p>
          </table:table-cell>
          <table:table-cell table:formula="of:=NORMINV([.A117];10;3)" office:value-type="float" office:value="14.1617933969903" calcext:value-type="float">
            <text:p>14.161793397</text:p>
          </table:table-cell>
          <table:table-cell table:formula="of:=COM.MICROSOFT.NORM.INV(RAND(); 0; 1)" office:value-type="float" office:value="0.286859116660081" calcext:value-type="float">
            <text:p>0.2868591167</text:p>
          </table:table-cell>
          <table:table-cell table:formula="of:=NORMINV(RAND(); 62; 4)" office:value-type="float" office:value="61.8146925185057" calcext:value-type="float">
            <text:p>61.8146925185</text:p>
          </table:table-cell>
          <table:table-cell table:formula="of:=12 + 3 * [.D117] + 5 * [.C117]" office:value-type="float" office:value="198.878373138817" calcext:value-type="float">
            <text:p>198.8783731388</text:p>
          </table:table-cell>
          <table:table-cell/>
        </table:table-row>
        <table:table-row table:style-name="ro1">
          <table:table-cell table:formula="of:=RAND()" office:value-type="float" office:value="0.0185404957737774" calcext:value-type="float">
            <text:p>0.0185404958</text:p>
          </table:table-cell>
          <table:table-cell table:formula="of:=NORMINV([.A118];10;3)" office:value-type="float" office:value="3.7453863340528" calcext:value-type="float">
            <text:p>3.7453863341</text:p>
          </table:table-cell>
          <table:table-cell table:formula="of:=COM.MICROSOFT.NORM.INV(RAND(); 0; 1)" office:value-type="float" office:value="1.27710323469517" calcext:value-type="float">
            <text:p>1.2771032347</text:p>
          </table:table-cell>
          <table:table-cell table:formula="of:=NORMINV(RAND(); 62; 4)" office:value-type="float" office:value="67.5994115524455" calcext:value-type="float">
            <text:p>67.5994115524</text:p>
          </table:table-cell>
          <table:table-cell table:formula="of:=12 + 3 * [.D118] + 5 * [.C118]" office:value-type="float" office:value="221.183750830812" calcext:value-type="float">
            <text:p>221.1837508308</text:p>
          </table:table-cell>
          <table:table-cell/>
        </table:table-row>
        <table:table-row table:style-name="ro1">
          <table:table-cell table:formula="of:=RAND()" office:value-type="float" office:value="0.678292819764465" calcext:value-type="float">
            <text:p>0.6782928198</text:p>
          </table:table-cell>
          <table:table-cell table:formula="of:=NORMINV([.A119];10;3)" office:value-type="float" office:value="11.3887907640967" calcext:value-type="float">
            <text:p>11.3887907641</text:p>
          </table:table-cell>
          <table:table-cell table:formula="of:=COM.MICROSOFT.NORM.INV(RAND(); 0; 1)" office:value-type="float" office:value="-0.695351467918272" calcext:value-type="float">
            <text:p>-0.6953514679</text:p>
          </table:table-cell>
          <table:table-cell table:formula="of:=NORMINV(RAND(); 62; 4)" office:value-type="float" office:value="66.9515442785332" calcext:value-type="float">
            <text:p>66.9515442785</text:p>
          </table:table-cell>
          <table:table-cell table:formula="of:=12 + 3 * [.D119] + 5 * [.C119]" office:value-type="float" office:value="209.377875496008" calcext:value-type="float">
            <text:p>209.377875496</text:p>
          </table:table-cell>
          <table:table-cell/>
        </table:table-row>
        <table:table-row table:style-name="ro1">
          <table:table-cell table:formula="of:=RAND()" office:value-type="float" office:value="0.140166441909969" calcext:value-type="float">
            <text:p>0.1401664419</text:p>
          </table:table-cell>
          <table:table-cell table:formula="of:=NORMINV([.A120];10;3)" office:value-type="float" office:value="6.7612844592259" calcext:value-type="float">
            <text:p>6.7612844592</text:p>
          </table:table-cell>
          <table:table-cell table:formula="of:=COM.MICROSOFT.NORM.INV(RAND(); 0; 1)" office:value-type="float" office:value="0.373629243036665" calcext:value-type="float">
            <text:p>0.373629243</text:p>
          </table:table-cell>
          <table:table-cell table:formula="of:=NORMINV(RAND(); 62; 4)" office:value-type="float" office:value="63.0409101066481" calcext:value-type="float">
            <text:p>63.0409101066</text:p>
          </table:table-cell>
          <table:table-cell table:formula="of:=12 + 3 * [.D120] + 5 * [.C120]" office:value-type="float" office:value="202.990876535127" calcext:value-type="float">
            <text:p>202.9908765351</text:p>
          </table:table-cell>
          <table:table-cell/>
        </table:table-row>
        <table:table-row table:style-name="ro1">
          <table:table-cell table:formula="of:=RAND()" office:value-type="float" office:value="0.756540960632265" calcext:value-type="float">
            <text:p>0.7565409606</text:p>
          </table:table-cell>
          <table:table-cell table:formula="of:=NORMINV([.A121];10;3)" office:value-type="float" office:value="12.0856569436873" calcext:value-type="float">
            <text:p>12.0856569437</text:p>
          </table:table-cell>
          <table:table-cell table:formula="of:=COM.MICROSOFT.NORM.INV(RAND(); 0; 1)" office:value-type="float" office:value="0.450719932565142" calcext:value-type="float">
            <text:p>0.4507199326</text:p>
          </table:table-cell>
          <table:table-cell table:formula="of:=NORMINV(RAND(); 62; 4)" office:value-type="float" office:value="63.1162236851121" calcext:value-type="float">
            <text:p>63.1162236851</text:p>
          </table:table-cell>
          <table:table-cell table:formula="of:=12 + 3 * [.D121] + 5 * [.C121]" office:value-type="float" office:value="203.602270718162" calcext:value-type="float">
            <text:p>203.6022707182</text:p>
          </table:table-cell>
          <table:table-cell/>
        </table:table-row>
        <table:table-row table:style-name="ro1">
          <table:table-cell table:formula="of:=RAND()" office:value-type="float" office:value="0.400682618841529" calcext:value-type="float">
            <text:p>0.4006826188</text:p>
          </table:table-cell>
          <table:table-cell table:formula="of:=NORMINV([.A122];10;3)" office:value-type="float" office:value="9.24525813138629" calcext:value-type="float">
            <text:p>9.2452581314</text:p>
          </table:table-cell>
          <table:table-cell table:formula="of:=COM.MICROSOFT.NORM.INV(RAND(); 0; 1)" office:value-type="float" office:value="0.330884388700697" calcext:value-type="float">
            <text:p>0.3308843887</text:p>
          </table:table-cell>
          <table:table-cell table:formula="of:=NORMINV(RAND(); 62; 4)" office:value-type="float" office:value="64.0170163763179" calcext:value-type="float">
            <text:p>64.0170163763</text:p>
          </table:table-cell>
          <table:table-cell table:formula="of:=12 + 3 * [.D122] + 5 * [.C122]" office:value-type="float" office:value="205.705471072457" calcext:value-type="float">
            <text:p>205.7054710725</text:p>
          </table:table-cell>
          <table:table-cell/>
        </table:table-row>
        <table:table-row table:style-name="ro1">
          <table:table-cell table:formula="of:=RAND()" office:value-type="float" office:value="0.359123641857877" calcext:value-type="float">
            <text:p>0.3591236419</text:p>
          </table:table-cell>
          <table:table-cell table:formula="of:=NORMINV([.A123];10;3)" office:value-type="float" office:value="8.91759326214994" calcext:value-type="float">
            <text:p>8.9175932621</text:p>
          </table:table-cell>
          <table:table-cell table:formula="of:=COM.MICROSOFT.NORM.INV(RAND(); 0; 1)" office:value-type="float" office:value="1.55537765088622" calcext:value-type="float">
            <text:p>1.5553776509</text:p>
          </table:table-cell>
          <table:table-cell table:formula="of:=NORMINV(RAND(); 62; 4)" office:value-type="float" office:value="61.1435824259898" calcext:value-type="float">
            <text:p>61.143582426</text:p>
          </table:table-cell>
          <table:table-cell table:formula="of:=12 + 3 * [.D123] + 5 * [.C123]" office:value-type="float" office:value="203.207635532401" calcext:value-type="float">
            <text:p>203.2076355324</text:p>
          </table:table-cell>
          <table:table-cell/>
        </table:table-row>
        <table:table-row table:style-name="ro1">
          <table:table-cell table:formula="of:=RAND()" office:value-type="float" office:value="0.143438266823068" calcext:value-type="float">
            <text:p>0.1434382668</text:p>
          </table:table-cell>
          <table:table-cell table:formula="of:=NORMINV([.A124];10;3)" office:value-type="float" office:value="6.80500400345035" calcext:value-type="float">
            <text:p>6.8050040035</text:p>
          </table:table-cell>
          <table:table-cell table:formula="of:=COM.MICROSOFT.NORM.INV(RAND(); 0; 1)" office:value-type="float" office:value="0.186970473589439" calcext:value-type="float">
            <text:p>0.1869704736</text:p>
          </table:table-cell>
          <table:table-cell table:formula="of:=NORMINV(RAND(); 62; 4)" office:value-type="float" office:value="65.1387882576373" calcext:value-type="float">
            <text:p>65.1387882576</text:p>
          </table:table-cell>
          <table:table-cell table:formula="of:=12 + 3 * [.D124] + 5 * [.C124]" office:value-type="float" office:value="208.351217140859" calcext:value-type="float">
            <text:p>208.3512171409</text:p>
          </table:table-cell>
          <table:table-cell/>
        </table:table-row>
        <table:table-row table:style-name="ro1">
          <table:table-cell table:formula="of:=RAND()" office:value-type="float" office:value="0.262880336958915" calcext:value-type="float">
            <text:p>0.262880337</text:p>
          </table:table-cell>
          <table:table-cell table:formula="of:=NORMINV([.A125];10;3)" office:value-type="float" office:value="8.09652808256277" calcext:value-type="float">
            <text:p>8.0965280826</text:p>
          </table:table-cell>
          <table:table-cell table:formula="of:=COM.MICROSOFT.NORM.INV(RAND(); 0; 1)" office:value-type="float" office:value="-1.22083680276141" calcext:value-type="float">
            <text:p>-1.2208368028</text:p>
          </table:table-cell>
          <table:table-cell table:formula="of:=NORMINV(RAND(); 62; 4)" office:value-type="float" office:value="54.3642231441801" calcext:value-type="float">
            <text:p>54.3642231442</text:p>
          </table:table-cell>
          <table:table-cell table:formula="of:=12 + 3 * [.D125] + 5 * [.C125]" office:value-type="float" office:value="168.988485418733" calcext:value-type="float">
            <text:p>168.9884854187</text:p>
          </table:table-cell>
          <table:table-cell/>
        </table:table-row>
        <table:table-row table:style-name="ro1">
          <table:table-cell table:formula="of:=RAND()" office:value-type="float" office:value="0.113882826874033" calcext:value-type="float">
            <text:p>0.1138828269</text:p>
          </table:table-cell>
          <table:table-cell table:formula="of:=NORMINV([.A126];10;3)" office:value-type="float" office:value="6.38159665157588" calcext:value-type="float">
            <text:p>6.3815966516</text:p>
          </table:table-cell>
          <table:table-cell table:formula="of:=COM.MICROSOFT.NORM.INV(RAND(); 0; 1)" office:value-type="float" office:value="-1.00754908219654" calcext:value-type="float">
            <text:p>-1.0075490822</text:p>
          </table:table-cell>
          <table:table-cell table:formula="of:=NORMINV(RAND(); 62; 4)" office:value-type="float" office:value="64.6380367129032" calcext:value-type="float">
            <text:p>64.6380367129</text:p>
          </table:table-cell>
          <table:table-cell table:formula="of:=12 + 3 * [.D126] + 5 * [.C126]" office:value-type="float" office:value="200.876364727727" calcext:value-type="float">
            <text:p>200.8763647277</text:p>
          </table:table-cell>
          <table:table-cell/>
        </table:table-row>
        <table:table-row table:style-name="ro1">
          <table:table-cell table:formula="of:=RAND()" office:value-type="float" office:value="0.883357661077753" calcext:value-type="float">
            <text:p>0.8833576611</text:p>
          </table:table-cell>
          <table:table-cell table:formula="of:=NORMINV([.A127];10;3)" office:value-type="float" office:value="13.5758207238847" calcext:value-type="float">
            <text:p>13.5758207239</text:p>
          </table:table-cell>
          <table:table-cell table:formula="of:=COM.MICROSOFT.NORM.INV(RAND(); 0; 1)" office:value-type="float" office:value="0.203509697418917" calcext:value-type="float">
            <text:p>0.2035096974</text:p>
          </table:table-cell>
          <table:table-cell table:formula="of:=NORMINV(RAND(); 62; 4)" office:value-type="float" office:value="64.4984621177572" calcext:value-type="float">
            <text:p>64.4984621178</text:p>
          </table:table-cell>
          <table:table-cell table:formula="of:=12 + 3 * [.D127] + 5 * [.C127]" office:value-type="float" office:value="206.512934840366" calcext:value-type="float">
            <text:p>206.5129348404</text:p>
          </table:table-cell>
          <table:table-cell/>
        </table:table-row>
        <table:table-row table:style-name="ro1">
          <table:table-cell table:formula="of:=RAND()" office:value-type="float" office:value="0.557089587440714" calcext:value-type="float">
            <text:p>0.5570895874</text:p>
          </table:table-cell>
          <table:table-cell table:formula="of:=NORMINV([.A128];10;3)" office:value-type="float" office:value="10.4307829639427" calcext:value-type="float">
            <text:p>10.4307829639</text:p>
          </table:table-cell>
          <table:table-cell table:formula="of:=COM.MICROSOFT.NORM.INV(RAND(); 0; 1)" office:value-type="float" office:value="-0.28071017714266" calcext:value-type="float">
            <text:p>-0.2807101771</text:p>
          </table:table-cell>
          <table:table-cell table:formula="of:=NORMINV(RAND(); 62; 4)" office:value-type="float" office:value="61.8777856675162" calcext:value-type="float">
            <text:p>61.8777856675</text:p>
          </table:table-cell>
          <table:table-cell table:formula="of:=12 + 3 * [.D128] + 5 * [.C128]" office:value-type="float" office:value="196.229806116835" calcext:value-type="float">
            <text:p>196.2298061168</text:p>
          </table:table-cell>
          <table:table-cell/>
        </table:table-row>
        <table:table-row table:style-name="ro1">
          <table:table-cell table:formula="of:=RAND()" office:value-type="float" office:value="0.532354047521949" calcext:value-type="float">
            <text:p>0.5323540475</text:p>
          </table:table-cell>
          <table:table-cell table:formula="of:=NORMINV([.A129];10;3)" office:value-type="float" office:value="10.2435660282749" calcext:value-type="float">
            <text:p>10.2435660283</text:p>
          </table:table-cell>
          <table:table-cell table:formula="of:=COM.MICROSOFT.NORM.INV(RAND(); 0; 1)" office:value-type="float" office:value="0.33729995191852" calcext:value-type="float">
            <text:p>0.3372999519</text:p>
          </table:table-cell>
          <table:table-cell table:formula="of:=NORMINV(RAND(); 62; 4)" office:value-type="float" office:value="61.2387360094323" calcext:value-type="float">
            <text:p>61.2387360094</text:p>
          </table:table-cell>
          <table:table-cell table:formula="of:=12 + 3 * [.D129] + 5 * [.C129]" office:value-type="float" office:value="197.402707787889" calcext:value-type="float">
            <text:p>197.4027077879</text:p>
          </table:table-cell>
          <table:table-cell/>
        </table:table-row>
        <table:table-row table:style-name="ro1">
          <table:table-cell table:formula="of:=RAND()" office:value-type="float" office:value="0.439939290750772" calcext:value-type="float">
            <text:p>0.4399392908</text:p>
          </table:table-cell>
          <table:table-cell table:formula="of:=NORMINV([.A130];10;3)" office:value-type="float" office:value="9.54663058931527" calcext:value-type="float">
            <text:p>9.5466305893</text:p>
          </table:table-cell>
          <table:table-cell table:formula="of:=COM.MICROSOFT.NORM.INV(RAND(); 0; 1)" office:value-type="float" office:value="0.467300503374854" calcext:value-type="float">
            <text:p>0.4673005034</text:p>
          </table:table-cell>
          <table:table-cell table:formula="of:=NORMINV(RAND(); 62; 4)" office:value-type="float" office:value="54.3383654073562" calcext:value-type="float">
            <text:p>54.3383654074</text:p>
          </table:table-cell>
          <table:table-cell table:formula="of:=12 + 3 * [.D130] + 5 * [.C130]" office:value-type="float" office:value="177.351598738943" calcext:value-type="float">
            <text:p>177.3515987389</text:p>
          </table:table-cell>
          <table:table-cell/>
        </table:table-row>
        <table:table-row table:style-name="ro1">
          <table:table-cell table:formula="of:=RAND()" office:value-type="float" office:value="0.964860520558432" calcext:value-type="float">
            <text:p>0.9648605206</text:p>
          </table:table-cell>
          <table:table-cell table:formula="of:=NORMINV([.A131];10;3)" office:value-type="float" office:value="15.4303255815464" calcext:value-type="float">
            <text:p>15.4303255815</text:p>
          </table:table-cell>
          <table:table-cell table:formula="of:=COM.MICROSOFT.NORM.INV(RAND(); 0; 1)" office:value-type="float" office:value="-0.953605733782026" calcext:value-type="float">
            <text:p>-0.9536057338</text:p>
          </table:table-cell>
          <table:table-cell table:formula="of:=NORMINV(RAND(); 62; 4)" office:value-type="float" office:value="59.3919930119137" calcext:value-type="float">
            <text:p>59.3919930119</text:p>
          </table:table-cell>
          <table:table-cell table:formula="of:=12 + 3 * [.D131] + 5 * [.C131]" office:value-type="float" office:value="185.407950366831" calcext:value-type="float">
            <text:p>185.4079503668</text:p>
          </table:table-cell>
          <table:table-cell/>
        </table:table-row>
        <table:table-row table:style-name="ro1">
          <table:table-cell table:formula="of:=RAND()" office:value-type="float" office:value="0.540833791950718" calcext:value-type="float">
            <text:p>0.540833792</text:p>
          </table:table-cell>
          <table:table-cell table:formula="of:=NORMINV([.A132];10;3)" office:value-type="float" office:value="10.3076035529413" calcext:value-type="float">
            <text:p>10.3076035529</text:p>
          </table:table-cell>
          <table:table-cell table:formula="of:=COM.MICROSOFT.NORM.INV(RAND(); 0; 1)" office:value-type="float" office:value="-1.19988614920974" calcext:value-type="float">
            <text:p>-1.1998861492</text:p>
          </table:table-cell>
          <table:table-cell table:formula="of:=NORMINV(RAND(); 62; 4)" office:value-type="float" office:value="69.7548703617429" calcext:value-type="float">
            <text:p>69.7548703617</text:p>
          </table:table-cell>
          <table:table-cell table:formula="of:=12 + 3 * [.D132] + 5 * [.C132]" office:value-type="float" office:value="215.26518033918" calcext:value-type="float">
            <text:p>215.2651803392</text:p>
          </table:table-cell>
          <table:table-cell/>
        </table:table-row>
        <table:table-row table:style-name="ro1">
          <table:table-cell table:formula="of:=RAND()" office:value-type="float" office:value="0.391338176792487" calcext:value-type="float">
            <text:p>0.3913381768</text:p>
          </table:table-cell>
          <table:table-cell table:formula="of:=NORMINV([.A133];10;3)" office:value-type="float" office:value="9.17250106772962" calcext:value-type="float">
            <text:p>9.1725010677</text:p>
          </table:table-cell>
          <table:table-cell table:formula="of:=COM.MICROSOFT.NORM.INV(RAND(); 0; 1)" office:value-type="float" office:value="0.284845906189812" calcext:value-type="float">
            <text:p>0.2848459062</text:p>
          </table:table-cell>
          <table:table-cell table:formula="of:=NORMINV(RAND(); 62; 4)" office:value-type="float" office:value="62.3479419227145" calcext:value-type="float">
            <text:p>62.3479419227</text:p>
          </table:table-cell>
          <table:table-cell table:formula="of:=12 + 3 * [.D133] + 5 * [.C133]" office:value-type="float" office:value="200.468055299092" calcext:value-type="float">
            <text:p>200.4680552991</text:p>
          </table:table-cell>
          <table:table-cell/>
        </table:table-row>
        <table:table-row table:style-name="ro1">
          <table:table-cell table:formula="of:=RAND()" office:value-type="float" office:value="0.252044897060841" calcext:value-type="float">
            <text:p>0.2520448971</text:p>
          </table:table-cell>
          <table:table-cell table:formula="of:=NORMINV([.A134];10;3)" office:value-type="float" office:value="7.99579415259453" calcext:value-type="float">
            <text:p>7.9957941526</text:p>
          </table:table-cell>
          <table:table-cell table:formula="of:=COM.MICROSOFT.NORM.INV(RAND(); 0; 1)" office:value-type="float" office:value="-0.372998563104605" calcext:value-type="float">
            <text:p>-0.3729985631</text:p>
          </table:table-cell>
          <table:table-cell table:formula="of:=NORMINV(RAND(); 62; 4)" office:value-type="float" office:value="67.5362237532972" calcext:value-type="float">
            <text:p>67.5362237533</text:p>
          </table:table-cell>
          <table:table-cell table:formula="of:=12 + 3 * [.D134] + 5 * [.C134]" office:value-type="float" office:value="212.743678444369" calcext:value-type="float">
            <text:p>212.7436784444</text:p>
          </table:table-cell>
          <table:table-cell/>
        </table:table-row>
        <table:table-row table:style-name="ro1">
          <table:table-cell table:formula="of:=RAND()" office:value-type="float" office:value="0.0318342573009431" calcext:value-type="float">
            <text:p>0.0318342573</text:p>
          </table:table-cell>
          <table:table-cell table:formula="of:=NORMINV([.A135];10;3)" office:value-type="float" office:value="4.43651793378088" calcext:value-type="float">
            <text:p>4.4365179338</text:p>
          </table:table-cell>
          <table:table-cell table:formula="of:=COM.MICROSOFT.NORM.INV(RAND(); 0; 1)" office:value-type="float" office:value="0.463464462326038" calcext:value-type="float">
            <text:p>0.4634644623</text:p>
          </table:table-cell>
          <table:table-cell table:formula="of:=NORMINV(RAND(); 62; 4)" office:value-type="float" office:value="60.6226484830531" calcext:value-type="float">
            <text:p>60.6226484831</text:p>
          </table:table-cell>
          <table:table-cell table:formula="of:=12 + 3 * [.D135] + 5 * [.C135]" office:value-type="float" office:value="196.185267760789" calcext:value-type="float">
            <text:p>196.1852677608</text:p>
          </table:table-cell>
          <table:table-cell/>
        </table:table-row>
        <table:table-row table:style-name="ro1">
          <table:table-cell table:formula="of:=RAND()" office:value-type="float" office:value="0.379852214129642" calcext:value-type="float">
            <text:p>0.3798522141</text:p>
          </table:table-cell>
          <table:table-cell table:formula="of:=NORMINV([.A136];10;3)" office:value-type="float" office:value="9.08239315118354" calcext:value-type="float">
            <text:p>9.0823931512</text:p>
          </table:table-cell>
          <table:table-cell table:formula="of:=COM.MICROSOFT.NORM.INV(RAND(); 0; 1)" office:value-type="float" office:value="-0.942088318712591" calcext:value-type="float">
            <text:p>-0.9420883187</text:p>
          </table:table-cell>
          <table:table-cell table:formula="of:=NORMINV(RAND(); 62; 4)" office:value-type="float" office:value="60.9189010953669" calcext:value-type="float">
            <text:p>60.9189010954</text:p>
          </table:table-cell>
          <table:table-cell table:formula="of:=12 + 3 * [.D136] + 5 * [.C136]" office:value-type="float" office:value="190.046261692538" calcext:value-type="float">
            <text:p>190.0462616925</text:p>
          </table:table-cell>
          <table:table-cell/>
        </table:table-row>
        <table:table-row table:style-name="ro1">
          <table:table-cell table:formula="of:=RAND()" office:value-type="float" office:value="0.965204667765647" calcext:value-type="float">
            <text:p>0.9652046678</text:p>
          </table:table-cell>
          <table:table-cell table:formula="of:=NORMINV([.A137];10;3)" office:value-type="float" office:value="15.443697356378" calcext:value-type="float">
            <text:p>15.4436973564</text:p>
          </table:table-cell>
          <table:table-cell table:formula="of:=COM.MICROSOFT.NORM.INV(RAND(); 0; 1)" office:value-type="float" office:value="-1.74918897766794" calcext:value-type="float">
            <text:p>-1.7491889777</text:p>
          </table:table-cell>
          <table:table-cell table:formula="of:=NORMINV(RAND(); 62; 4)" office:value-type="float" office:value="64.3709627764706" calcext:value-type="float">
            <text:p>64.3709627765</text:p>
          </table:table-cell>
          <table:table-cell table:formula="of:=12 + 3 * [.D137] + 5 * [.C137]" office:value-type="float" office:value="196.366943441072" calcext:value-type="float">
            <text:p>196.3669434411</text:p>
          </table:table-cell>
          <table:table-cell/>
        </table:table-row>
        <table:table-row table:style-name="ro1">
          <table:table-cell table:formula="of:=RAND()" office:value-type="float" office:value="0.915621070191264" calcext:value-type="float">
            <text:p>0.9156210702</text:p>
          </table:table-cell>
          <table:table-cell table:formula="of:=NORMINV([.A138];10;3)" office:value-type="float" office:value="14.1286180525477" calcext:value-type="float">
            <text:p>14.1286180525</text:p>
          </table:table-cell>
          <table:table-cell table:formula="of:=COM.MICROSOFT.NORM.INV(RAND(); 0; 1)" office:value-type="float" office:value="-2.60468851472708" calcext:value-type="float">
            <text:p>-2.6046885147</text:p>
          </table:table-cell>
          <table:table-cell table:formula="of:=NORMINV(RAND(); 62; 4)" office:value-type="float" office:value="59.5505221935383" calcext:value-type="float">
            <text:p>59.5505221935</text:p>
          </table:table-cell>
          <table:table-cell table:formula="of:=12 + 3 * [.D138] + 5 * [.C138]" office:value-type="float" office:value="177.628124006979" calcext:value-type="float">
            <text:p>177.628124007</text:p>
          </table:table-cell>
          <table:table-cell/>
        </table:table-row>
        <table:table-row table:style-name="ro1">
          <table:table-cell table:formula="of:=RAND()" office:value-type="float" office:value="0.0515907541848719" calcext:value-type="float">
            <text:p>0.0515907542</text:p>
          </table:table-cell>
          <table:table-cell table:formula="of:=NORMINV([.A139];10;3)" office:value-type="float" office:value="5.11113537037827" calcext:value-type="float">
            <text:p>5.1111353704</text:p>
          </table:table-cell>
          <table:table-cell table:formula="of:=COM.MICROSOFT.NORM.INV(RAND(); 0; 1)" office:value-type="float" office:value="-1.43802243921656" calcext:value-type="float">
            <text:p>-1.4380224392</text:p>
          </table:table-cell>
          <table:table-cell table:formula="of:=NORMINV(RAND(); 62; 4)" office:value-type="float" office:value="53.6406053118287" calcext:value-type="float">
            <text:p>53.6406053118</text:p>
          </table:table-cell>
          <table:table-cell table:formula="of:=12 + 3 * [.D139] + 5 * [.C139]" office:value-type="float" office:value="165.731703739403" calcext:value-type="float">
            <text:p>165.7317037394</text:p>
          </table:table-cell>
          <table:table-cell/>
        </table:table-row>
        <table:table-row table:style-name="ro1">
          <table:table-cell table:formula="of:=RAND()" office:value-type="float" office:value="0.735361796338111" calcext:value-type="float">
            <text:p>0.7353617963</text:p>
          </table:table-cell>
          <table:table-cell table:formula="of:=NORMINV([.A140];10;3)" office:value-type="float" office:value="11.8873329183116" calcext:value-type="float">
            <text:p>11.8873329183</text:p>
          </table:table-cell>
          <table:table-cell table:formula="of:=COM.MICROSOFT.NORM.INV(RAND(); 0; 1)" office:value-type="float" office:value="-0.665667132237166" calcext:value-type="float">
            <text:p>-0.6656671322</text:p>
          </table:table-cell>
          <table:table-cell table:formula="of:=NORMINV(RAND(); 62; 4)" office:value-type="float" office:value="61.166734101792" calcext:value-type="float">
            <text:p>61.1667341018</text:p>
          </table:table-cell>
          <table:table-cell table:formula="of:=12 + 3 * [.D140] + 5 * [.C140]" office:value-type="float" office:value="192.17186664419" calcext:value-type="float">
            <text:p>192.1718666442</text:p>
          </table:table-cell>
          <table:table-cell/>
        </table:table-row>
        <table:table-row table:style-name="ro1">
          <table:table-cell table:formula="of:=RAND()" office:value-type="float" office:value="0.932888290844858" calcext:value-type="float">
            <text:p>0.9328882908</text:p>
          </table:table-cell>
          <table:table-cell table:formula="of:=NORMINV([.A141];10;3)" office:value-type="float" office:value="14.4929591231704" calcext:value-type="float">
            <text:p>14.4929591232</text:p>
          </table:table-cell>
          <table:table-cell table:formula="of:=COM.MICROSOFT.NORM.INV(RAND(); 0; 1)" office:value-type="float" office:value="1.64262517224632" calcext:value-type="float">
            <text:p>1.6426251722</text:p>
          </table:table-cell>
          <table:table-cell table:formula="of:=NORMINV(RAND(); 62; 4)" office:value-type="float" office:value="60.6277955733739" calcext:value-type="float">
            <text:p>60.6277955734</text:p>
          </table:table-cell>
          <table:table-cell table:formula="of:=12 + 3 * [.D141] + 5 * [.C141]" office:value-type="float" office:value="202.096512581353" calcext:value-type="float">
            <text:p>202.0965125814</text:p>
          </table:table-cell>
          <table:table-cell/>
        </table:table-row>
        <table:table-row table:style-name="ro1">
          <table:table-cell table:formula="of:=RAND()" office:value-type="float" office:value="0.46278965077363" calcext:value-type="float">
            <text:p>0.4627896508</text:p>
          </table:table-cell>
          <table:table-cell table:formula="of:=NORMINV([.A142];10;3)" office:value-type="float" office:value="9.71977549517852" calcext:value-type="float">
            <text:p>9.7197754952</text:p>
          </table:table-cell>
          <table:table-cell table:formula="of:=COM.MICROSOFT.NORM.INV(RAND(); 0; 1)" office:value-type="float" office:value="-0.848889644730072" calcext:value-type="float">
            <text:p>-0.8488896447</text:p>
          </table:table-cell>
          <table:table-cell table:formula="of:=NORMINV(RAND(); 62; 4)" office:value-type="float" office:value="60.2584244744156" calcext:value-type="float">
            <text:p>60.2584244744</text:p>
          </table:table-cell>
          <table:table-cell table:formula="of:=12 + 3 * [.D142] + 5 * [.C142]" office:value-type="float" office:value="188.530825199596" calcext:value-type="float">
            <text:p>188.5308251996</text:p>
          </table:table-cell>
          <table:table-cell/>
        </table:table-row>
        <table:table-row table:style-name="ro1">
          <table:table-cell table:formula="of:=RAND()" office:value-type="float" office:value="0.145146909169853" calcext:value-type="float">
            <text:p>0.1451469092</text:p>
          </table:table-cell>
          <table:table-cell table:formula="of:=NORMINV([.A143];10;3)" office:value-type="float" office:value="6.8275681598606" calcext:value-type="float">
            <text:p>6.8275681599</text:p>
          </table:table-cell>
          <table:table-cell table:formula="of:=COM.MICROSOFT.NORM.INV(RAND(); 0; 1)" office:value-type="float" office:value="2.45485669490817" calcext:value-type="float">
            <text:p>2.4548566949</text:p>
          </table:table-cell>
          <table:table-cell table:formula="of:=NORMINV(RAND(); 62; 4)" office:value-type="float" office:value="57.3271740248564" calcext:value-type="float">
            <text:p>57.3271740249</text:p>
          </table:table-cell>
          <table:table-cell table:formula="of:=12 + 3 * [.D143] + 5 * [.C143]" office:value-type="float" office:value="196.25580554911" calcext:value-type="float">
            <text:p>196.2558055491</text:p>
          </table:table-cell>
          <table:table-cell/>
        </table:table-row>
        <table:table-row table:style-name="ro1">
          <table:table-cell table:formula="of:=RAND()" office:value-type="float" office:value="0.897536764154211" calcext:value-type="float">
            <text:p>0.8975367642</text:p>
          </table:table-cell>
          <table:table-cell table:formula="of:=NORMINV([.A144];10;3)" office:value-type="float" office:value="13.8029205781601" calcext:value-type="float">
            <text:p>13.8029205782</text:p>
          </table:table-cell>
          <table:table-cell table:formula="of:=COM.MICROSOFT.NORM.INV(RAND(); 0; 1)" office:value-type="float" office:value="0.528900601501835" calcext:value-type="float">
            <text:p>0.5289006015</text:p>
          </table:table-cell>
          <table:table-cell table:formula="of:=NORMINV(RAND(); 62; 4)" office:value-type="float" office:value="58.0684890769713" calcext:value-type="float">
            <text:p>58.068489077</text:p>
          </table:table-cell>
          <table:table-cell table:formula="of:=12 + 3 * [.D144] + 5 * [.C144]" office:value-type="float" office:value="188.849970238423" calcext:value-type="float">
            <text:p>188.8499702384</text:p>
          </table:table-cell>
          <table:table-cell/>
        </table:table-row>
        <table:table-row table:style-name="ro1">
          <table:table-cell table:formula="of:=RAND()" office:value-type="float" office:value="0.605673727812246" calcext:value-type="float">
            <text:p>0.6056737278</text:p>
          </table:table-cell>
          <table:table-cell table:formula="of:=NORMINV([.A145];10;3)" office:value-type="float" office:value="10.8041823009566" calcext:value-type="float">
            <text:p>10.804182301</text:p>
          </table:table-cell>
          <table:table-cell table:formula="of:=COM.MICROSOFT.NORM.INV(RAND(); 0; 1)" office:value-type="float" office:value="1.34716703983941" calcext:value-type="float">
            <text:p>1.3471670398</text:p>
          </table:table-cell>
          <table:table-cell table:formula="of:=NORMINV(RAND(); 62; 4)" office:value-type="float" office:value="64.3030959855696" calcext:value-type="float">
            <text:p>64.3030959856</text:p>
          </table:table-cell>
          <table:table-cell table:formula="of:=12 + 3 * [.D145] + 5 * [.C145]" office:value-type="float" office:value="211.645123155906" calcext:value-type="float">
            <text:p>211.6451231559</text:p>
          </table:table-cell>
          <table:table-cell/>
        </table:table-row>
        <table:table-row table:style-name="ro1">
          <table:table-cell table:formula="of:=RAND()" office:value-type="float" office:value="0.627016240498051" calcext:value-type="float">
            <text:p>0.6270162405</text:p>
          </table:table-cell>
          <table:table-cell table:formula="of:=NORMINV([.A146];10;3)" office:value-type="float" office:value="10.9718831653961" calcext:value-type="float">
            <text:p>10.9718831654</text:p>
          </table:table-cell>
          <table:table-cell table:formula="of:=COM.MICROSOFT.NORM.INV(RAND(); 0; 1)" office:value-type="float" office:value="2.15266685602809" calcext:value-type="float">
            <text:p>2.152666856</text:p>
          </table:table-cell>
          <table:table-cell table:formula="of:=NORMINV(RAND(); 62; 4)" office:value-type="float" office:value="68.1273623439225" calcext:value-type="float">
            <text:p>68.1273623439</text:p>
          </table:table-cell>
          <table:table-cell table:formula="of:=12 + 3 * [.D146] + 5 * [.C146]" office:value-type="float" office:value="227.145421311908" calcext:value-type="float">
            <text:p>227.1454213119</text:p>
          </table:table-cell>
          <table:table-cell/>
        </table:table-row>
        <table:table-row table:style-name="ro1">
          <table:table-cell table:formula="of:=RAND()" office:value-type="float" office:value="0.893403268419206" calcext:value-type="float">
            <text:p>0.8934032684</text:p>
          </table:table-cell>
          <table:table-cell table:formula="of:=NORMINV([.A147];10;3)" office:value-type="float" office:value="13.7344963885404" calcext:value-type="float">
            <text:p>13.7344963885</text:p>
          </table:table-cell>
          <table:table-cell table:formula="of:=COM.MICROSOFT.NORM.INV(RAND(); 0; 1)" office:value-type="float" office:value="-0.132733932606716" calcext:value-type="float">
            <text:p>-0.1327339326</text:p>
          </table:table-cell>
          <table:table-cell table:formula="of:=NORMINV(RAND(); 62; 4)" office:value-type="float" office:value="63.2394301901735" calcext:value-type="float">
            <text:p>63.2394301902</text:p>
          </table:table-cell>
          <table:table-cell table:formula="of:=12 + 3 * [.D147] + 5 * [.C147]" office:value-type="float" office:value="201.054620907487" calcext:value-type="float">
            <text:p>201.0546209075</text:p>
          </table:table-cell>
          <table:table-cell/>
        </table:table-row>
        <table:table-row table:style-name="ro1">
          <table:table-cell table:formula="of:=RAND()" office:value-type="float" office:value="0.767448513535783" calcext:value-type="float">
            <text:p>0.7674485135</text:p>
          </table:table-cell>
          <table:table-cell table:formula="of:=NORMINV([.A148];10;3)" office:value-type="float" office:value="12.1914098585903" calcext:value-type="float">
            <text:p>12.1914098586</text:p>
          </table:table-cell>
          <table:table-cell table:formula="of:=COM.MICROSOFT.NORM.INV(RAND(); 0; 1)" office:value-type="float" office:value="-0.638523096929997" calcext:value-type="float">
            <text:p>-0.6385230969</text:p>
          </table:table-cell>
          <table:table-cell table:formula="of:=NORMINV(RAND(); 62; 4)" office:value-type="float" office:value="67.3427854315106" calcext:value-type="float">
            <text:p>67.3427854315</text:p>
          </table:table-cell>
          <table:table-cell table:formula="of:=12 + 3 * [.D148] + 5 * [.C148]" office:value-type="float" office:value="210.835740809882" calcext:value-type="float">
            <text:p>210.8357408099</text:p>
          </table:table-cell>
          <table:table-cell/>
        </table:table-row>
        <table:table-row table:style-name="ro1">
          <table:table-cell table:formula="of:=RAND()" office:value-type="float" office:value="0.169653700431809" calcext:value-type="float">
            <text:p>0.1696537004</text:p>
          </table:table-cell>
          <table:table-cell table:formula="of:=NORMINV([.A149];10;3)" office:value-type="float" office:value="7.13339610635806" calcext:value-type="float">
            <text:p>7.1333961064</text:p>
          </table:table-cell>
          <table:table-cell table:formula="of:=COM.MICROSOFT.NORM.INV(RAND(); 0; 1)" office:value-type="float" office:value="0.773525537506251" calcext:value-type="float">
            <text:p>0.7735255375</text:p>
          </table:table-cell>
          <table:table-cell table:formula="of:=NORMINV(RAND(); 62; 4)" office:value-type="float" office:value="59.9147583588241" calcext:value-type="float">
            <text:p>59.9147583588</text:p>
          </table:table-cell>
          <table:table-cell table:formula="of:=12 + 3 * [.D149] + 5 * [.C149]" office:value-type="float" office:value="195.611902764003" calcext:value-type="float">
            <text:p>195.611902764</text:p>
          </table:table-cell>
          <table:table-cell/>
        </table:table-row>
        <table:table-row table:style-name="ro1">
          <table:table-cell table:formula="of:=RAND()" office:value-type="float" office:value="0.273621920030564" calcext:value-type="float">
            <text:p>0.27362192</text:p>
          </table:table-cell>
          <table:table-cell table:formula="of:=NORMINV([.A150];10;3)" office:value-type="float" office:value="8.19431413181305" calcext:value-type="float">
            <text:p>8.1943141318</text:p>
          </table:table-cell>
          <table:table-cell table:formula="of:=COM.MICROSOFT.NORM.INV(RAND(); 0; 1)" office:value-type="float" office:value="0.198204398927073" calcext:value-type="float">
            <text:p>0.1982043989</text:p>
          </table:table-cell>
          <table:table-cell table:formula="of:=NORMINV(RAND(); 62; 4)" office:value-type="float" office:value="69.4168418324663" calcext:value-type="float">
            <text:p>69.4168418325</text:p>
          </table:table-cell>
          <table:table-cell table:formula="of:=12 + 3 * [.D150] + 5 * [.C150]" office:value-type="float" office:value="221.241547492034" calcext:value-type="float">
            <text:p>221.241547492</text:p>
          </table:table-cell>
          <table:table-cell/>
        </table:table-row>
        <table:table-row table:style-name="ro1">
          <table:table-cell table:formula="of:=RAND()" office:value-type="float" office:value="0.368527312995866" calcext:value-type="float">
            <text:p>0.368527313</text:p>
          </table:table-cell>
          <table:table-cell table:formula="of:=NORMINV([.A151];10;3)" office:value-type="float" office:value="8.99273101841787" calcext:value-type="float">
            <text:p>8.9927310184</text:p>
          </table:table-cell>
          <table:table-cell table:formula="of:=COM.MICROSOFT.NORM.INV(RAND(); 0; 1)" office:value-type="float" office:value="-1.61757717450425" calcext:value-type="float">
            <text:p>-1.6175771745</text:p>
          </table:table-cell>
          <table:table-cell table:formula="of:=NORMINV(RAND(); 62; 4)" office:value-type="float" office:value="69.6743115438515" calcext:value-type="float">
            <text:p>69.6743115439</text:p>
          </table:table-cell>
          <table:table-cell table:formula="of:=12 + 3 * [.D151] + 5 * [.C151]" office:value-type="float" office:value="212.935048759033" calcext:value-type="float">
            <text:p>212.935048759</text:p>
          </table:table-cell>
          <table:table-cell/>
        </table:table-row>
        <table:table-row table:style-name="ro1">
          <table:table-cell table:formula="of:=RAND()" office:value-type="float" office:value="0.57053600740619" calcext:value-type="float">
            <text:p>0.5705360074</text:p>
          </table:table-cell>
          <table:table-cell table:formula="of:=NORMINV([.A152];10;3)" office:value-type="float" office:value="10.5332168858404" calcext:value-type="float">
            <text:p>10.5332168858</text:p>
          </table:table-cell>
          <table:table-cell table:formula="of:=COM.MICROSOFT.NORM.INV(RAND(); 0; 1)" office:value-type="float" office:value="2.17772563781643" calcext:value-type="float">
            <text:p>2.1777256378</text:p>
          </table:table-cell>
          <table:table-cell table:formula="of:=NORMINV(RAND(); 62; 4)" office:value-type="float" office:value="66.0101560999247" calcext:value-type="float">
            <text:p>66.0101560999</text:p>
          </table:table-cell>
          <table:table-cell table:formula="of:=12 + 3 * [.D152] + 5 * [.C152]" office:value-type="float" office:value="220.919096488856" calcext:value-type="float">
            <text:p>220.9190964889</text:p>
          </table:table-cell>
          <table:table-cell/>
        </table:table-row>
        <table:table-row table:style-name="ro1">
          <table:table-cell table:formula="of:=RAND()" office:value-type="float" office:value="0.287067087832838" calcext:value-type="float">
            <text:p>0.2870670878</text:p>
          </table:table-cell>
          <table:table-cell table:formula="of:=NORMINV([.A153];10;3)" office:value-type="float" office:value="8.31407994587645" calcext:value-type="float">
            <text:p>8.3140799459</text:p>
          </table:table-cell>
          <table:table-cell table:formula="of:=COM.MICROSOFT.NORM.INV(RAND(); 0; 1)" office:value-type="float" office:value="0.348009454809623" calcext:value-type="float">
            <text:p>0.3480094548</text:p>
          </table:table-cell>
          <table:table-cell table:formula="of:=NORMINV(RAND(); 62; 4)" office:value-type="float" office:value="63.3249550033454" calcext:value-type="float">
            <text:p>63.3249550033</text:p>
          </table:table-cell>
          <table:table-cell table:formula="of:=12 + 3 * [.D153] + 5 * [.C153]" office:value-type="float" office:value="203.714912284084" calcext:value-type="float">
            <text:p>203.7149122841</text:p>
          </table:table-cell>
          <table:table-cell/>
        </table:table-row>
        <table:table-row table:style-name="ro1">
          <table:table-cell table:formula="of:=RAND()" office:value-type="float" office:value="0.531136201228946" calcext:value-type="float">
            <text:p>0.5311362012</text:p>
          </table:table-cell>
          <table:table-cell table:formula="of:=NORMINV([.A154];10;3)" office:value-type="float" office:value="10.234378859314" calcext:value-type="float">
            <text:p>10.2343788593</text:p>
          </table:table-cell>
          <table:table-cell table:formula="of:=COM.MICROSOFT.NORM.INV(RAND(); 0; 1)" office:value-type="float" office:value="-0.666833194954792" calcext:value-type="float">
            <text:p>-0.666833195</text:p>
          </table:table-cell>
          <table:table-cell table:formula="of:=NORMINV(RAND(); 62; 4)" office:value-type="float" office:value="63.2125166973636" calcext:value-type="float">
            <text:p>63.2125166974</text:p>
          </table:table-cell>
          <table:table-cell table:formula="of:=12 + 3 * [.D154] + 5 * [.C154]" office:value-type="float" office:value="198.303384117317" calcext:value-type="float">
            <text:p>198.3033841173</text:p>
          </table:table-cell>
          <table:table-cell/>
        </table:table-row>
        <table:table-row table:style-name="ro1">
          <table:table-cell table:formula="of:=RAND()" office:value-type="float" office:value="0.286282542860135" calcext:value-type="float">
            <text:p>0.2862825429</text:p>
          </table:table-cell>
          <table:table-cell table:formula="of:=NORMINV([.A155];10;3)" office:value-type="float" office:value="8.30716659260046" calcext:value-type="float">
            <text:p>8.3071665926</text:p>
          </table:table-cell>
          <table:table-cell table:formula="of:=COM.MICROSOFT.NORM.INV(RAND(); 0; 1)" office:value-type="float" office:value="-0.530448179280516" calcext:value-type="float">
            <text:p>-0.5304481793</text:p>
          </table:table-cell>
          <table:table-cell table:formula="of:=NORMINV(RAND(); 62; 4)" office:value-type="float" office:value="57.8094841625581" calcext:value-type="float">
            <text:p>57.8094841626</text:p>
          </table:table-cell>
          <table:table-cell table:formula="of:=12 + 3 * [.D155] + 5 * [.C155]" office:value-type="float" office:value="182.776211591272" calcext:value-type="float">
            <text:p>182.7762115913</text:p>
          </table:table-cell>
          <table:table-cell/>
        </table:table-row>
        <table:table-row table:style-name="ro1">
          <table:table-cell table:formula="of:=RAND()" office:value-type="float" office:value="0.799533768091351" calcext:value-type="float">
            <text:p>0.7995337681</text:p>
          </table:table-cell>
          <table:table-cell table:formula="of:=NORMINV([.A156];10;3)" office:value-type="float" office:value="12.5198711749935" calcext:value-type="float">
            <text:p>12.519871175</text:p>
          </table:table-cell>
          <table:table-cell table:formula="of:=COM.MICROSOFT.NORM.INV(RAND(); 0; 1)" office:value-type="float" office:value="0.0821023571143538" calcext:value-type="float">
            <text:p>0.0821023571</text:p>
          </table:table-cell>
          <table:table-cell table:formula="of:=NORMINV(RAND(); 62; 4)" office:value-type="float" office:value="62.0310651842765" calcext:value-type="float">
            <text:p>62.0310651843</text:p>
          </table:table-cell>
          <table:table-cell table:formula="of:=12 + 3 * [.D156] + 5 * [.C156]" office:value-type="float" office:value="198.503707338401" calcext:value-type="float">
            <text:p>198.5037073384</text:p>
          </table:table-cell>
          <table:table-cell/>
        </table:table-row>
        <table:table-row table:style-name="ro1">
          <table:table-cell table:formula="of:=RAND()" office:value-type="float" office:value="0.823943839641288" calcext:value-type="float">
            <text:p>0.8239438396</text:p>
          </table:table-cell>
          <table:table-cell table:formula="of:=NORMINV([.A157];10;3)" office:value-type="float" office:value="12.7914996719987" calcext:value-type="float">
            <text:p>12.791499672</text:p>
          </table:table-cell>
          <table:table-cell table:formula="of:=COM.MICROSOFT.NORM.INV(RAND(); 0; 1)" office:value-type="float" office:value="0.446535432613551" calcext:value-type="float">
            <text:p>0.4465354326</text:p>
          </table:table-cell>
          <table:table-cell table:formula="of:=NORMINV(RAND(); 62; 4)" office:value-type="float" office:value="59.6644150380691" calcext:value-type="float">
            <text:p>59.6644150381</text:p>
          </table:table-cell>
          <table:table-cell table:formula="of:=12 + 3 * [.D157] + 5 * [.C157]" office:value-type="float" office:value="193.225922277275" calcext:value-type="float">
            <text:p>193.2259222773</text:p>
          </table:table-cell>
          <table:table-cell/>
        </table:table-row>
        <table:table-row table:style-name="ro1">
          <table:table-cell table:formula="of:=RAND()" office:value-type="float" office:value="0.215836830902845" calcext:value-type="float">
            <text:p>0.2158368309</text:p>
          </table:table-cell>
          <table:table-cell table:formula="of:=NORMINV([.A158];10;3)" office:value-type="float" office:value="7.64100733911553" calcext:value-type="float">
            <text:p>7.6410073391</text:p>
          </table:table-cell>
          <table:table-cell table:formula="of:=COM.MICROSOFT.NORM.INV(RAND(); 0; 1)" office:value-type="float" office:value="-0.0939880459637081" calcext:value-type="float">
            <text:p>-0.093988046</text:p>
          </table:table-cell>
          <table:table-cell table:formula="of:=NORMINV(RAND(); 62; 4)" office:value-type="float" office:value="61.9987835447353" calcext:value-type="float">
            <text:p>61.9987835447</text:p>
          </table:table-cell>
          <table:table-cell table:formula="of:=12 + 3 * [.D158] + 5 * [.C158]" office:value-type="float" office:value="197.526410404387" calcext:value-type="float">
            <text:p>197.5264104044</text:p>
          </table:table-cell>
          <table:table-cell/>
        </table:table-row>
        <table:table-row table:style-name="ro1">
          <table:table-cell table:formula="of:=RAND()" office:value-type="float" office:value="0.173711309442297" calcext:value-type="float">
            <text:p>0.1737113094</text:p>
          </table:table-cell>
          <table:table-cell table:formula="of:=NORMINV([.A159];10;3)" office:value-type="float" office:value="7.18119907977009" calcext:value-type="float">
            <text:p>7.1811990798</text:p>
          </table:table-cell>
          <table:table-cell table:formula="of:=COM.MICROSOFT.NORM.INV(RAND(); 0; 1)" office:value-type="float" office:value="0.48634150800414" calcext:value-type="float">
            <text:p>0.486341508</text:p>
          </table:table-cell>
          <table:table-cell table:formula="of:=NORMINV(RAND(); 62; 4)" office:value-type="float" office:value="60.8897833567822" calcext:value-type="float">
            <text:p>60.8897833568</text:p>
          </table:table-cell>
          <table:table-cell table:formula="of:=12 + 3 * [.D159] + 5 * [.C159]" office:value-type="float" office:value="197.101057610367" calcext:value-type="float">
            <text:p>197.1010576104</text:p>
          </table:table-cell>
          <table:table-cell/>
        </table:table-row>
        <table:table-row table:style-name="ro1">
          <table:table-cell table:formula="of:=RAND()" office:value-type="float" office:value="0.00349594908766448" calcext:value-type="float">
            <text:p>0.0034959491</text:p>
          </table:table-cell>
          <table:table-cell table:formula="of:=NORMINV([.A160];10;3)" office:value-type="float" office:value="1.90831031955033" calcext:value-type="float">
            <text:p>1.9083103196</text:p>
          </table:table-cell>
          <table:table-cell table:formula="of:=COM.MICROSOFT.NORM.INV(RAND(); 0; 1)" office:value-type="float" office:value="-0.324653384150483" calcext:value-type="float">
            <text:p>-0.3246533842</text:p>
          </table:table-cell>
          <table:table-cell table:formula="of:=NORMINV(RAND(); 62; 4)" office:value-type="float" office:value="69.8467519066775" calcext:value-type="float">
            <text:p>69.8467519067</text:p>
          </table:table-cell>
          <table:table-cell table:formula="of:=12 + 3 * [.D160] + 5 * [.C160]" office:value-type="float" office:value="219.91698879928" calcext:value-type="float">
            <text:p>219.9169887993</text:p>
          </table:table-cell>
          <table:table-cell/>
        </table:table-row>
        <table:table-row table:style-name="ro1">
          <table:table-cell table:formula="of:=RAND()" office:value-type="float" office:value="0.401966923847795" calcext:value-type="float">
            <text:p>0.4019669238</text:p>
          </table:table-cell>
          <table:table-cell table:formula="of:=NORMINV([.A161];10;3)" office:value-type="float" office:value="9.2552223342564" calcext:value-type="float">
            <text:p>9.2552223343</text:p>
          </table:table-cell>
          <table:table-cell table:formula="of:=COM.MICROSOFT.NORM.INV(RAND(); 0; 1)" office:value-type="float" office:value="-1.29166486471248" calcext:value-type="float">
            <text:p>-1.2916648647</text:p>
          </table:table-cell>
          <table:table-cell table:formula="of:=NORMINV(RAND(); 62; 4)" office:value-type="float" office:value="65.2495871295922" calcext:value-type="float">
            <text:p>65.2495871296</text:p>
          </table:table-cell>
          <table:table-cell table:formula="of:=12 + 3 * [.D161] + 5 * [.C161]" office:value-type="float" office:value="201.290437065214" calcext:value-type="float">
            <text:p>201.2904370652</text:p>
          </table:table-cell>
          <table:table-cell/>
        </table:table-row>
        <table:table-row table:style-name="ro1">
          <table:table-cell table:formula="of:=RAND()" office:value-type="float" office:value="0.440921367146075" calcext:value-type="float">
            <text:p>0.4409213671</text:p>
          </table:table-cell>
          <table:table-cell table:formula="of:=NORMINV([.A162];10;3)" office:value-type="float" office:value="9.55409910787806" calcext:value-type="float">
            <text:p>9.5540991079</text:p>
          </table:table-cell>
          <table:table-cell table:formula="of:=COM.MICROSOFT.NORM.INV(RAND(); 0; 1)" office:value-type="float" office:value="-0.328993134655303" calcext:value-type="float">
            <text:p>-0.3289931347</text:p>
          </table:table-cell>
          <table:table-cell table:formula="of:=NORMINV(RAND(); 62; 4)" office:value-type="float" office:value="55.2813630686252" calcext:value-type="float">
            <text:p>55.2813630686</text:p>
          </table:table-cell>
          <table:table-cell table:formula="of:=12 + 3 * [.D162] + 5 * [.C162]" office:value-type="float" office:value="176.199123532599" calcext:value-type="float">
            <text:p>176.1991235326</text:p>
          </table:table-cell>
          <table:table-cell/>
        </table:table-row>
        <table:table-row table:style-name="ro1">
          <table:table-cell table:formula="of:=RAND()" office:value-type="float" office:value="0.799029391957447" calcext:value-type="float">
            <text:p>0.799029392</text:p>
          </table:table-cell>
          <table:table-cell table:formula="of:=NORMINV([.A163];10;3)" office:value-type="float" office:value="12.5144780380804" calcext:value-type="float">
            <text:p>12.5144780381</text:p>
          </table:table-cell>
          <table:table-cell table:formula="of:=COM.MICROSOFT.NORM.INV(RAND(); 0; 1)" office:value-type="float" office:value="-0.291339204453259" calcext:value-type="float">
            <text:p>-0.2913392045</text:p>
          </table:table-cell>
          <table:table-cell table:formula="of:=NORMINV(RAND(); 62; 4)" office:value-type="float" office:value="68.101174211709" calcext:value-type="float">
            <text:p>68.1011742117</text:p>
          </table:table-cell>
          <table:table-cell table:formula="of:=12 + 3 * [.D163] + 5 * [.C163]" office:value-type="float" office:value="214.846826612861" calcext:value-type="float">
            <text:p>214.8468266129</text:p>
          </table:table-cell>
          <table:table-cell/>
        </table:table-row>
        <table:table-row table:style-name="ro1">
          <table:table-cell table:formula="of:=RAND()" office:value-type="float" office:value="0.782124561956152" calcext:value-type="float">
            <text:p>0.782124562</text:p>
          </table:table-cell>
          <table:table-cell table:formula="of:=NORMINV([.A164];10;3)" office:value-type="float" office:value="12.3381656017108" calcext:value-type="float">
            <text:p>12.3381656017</text:p>
          </table:table-cell>
          <table:table-cell table:formula="of:=COM.MICROSOFT.NORM.INV(RAND(); 0; 1)" office:value-type="float" office:value="-1.69820043227346" calcext:value-type="float">
            <text:p>-1.6982004323</text:p>
          </table:table-cell>
          <table:table-cell table:formula="of:=NORMINV(RAND(); 62; 4)" office:value-type="float" office:value="52.4741502529021" calcext:value-type="float">
            <text:p>52.4741502529</text:p>
          </table:table-cell>
          <table:table-cell table:formula="of:=12 + 3 * [.D164] + 5 * [.C164]" office:value-type="float" office:value="160.931448597339" calcext:value-type="float">
            <text:p>160.9314485973</text:p>
          </table:table-cell>
          <table:table-cell/>
        </table:table-row>
        <table:table-row table:style-name="ro1">
          <table:table-cell table:formula="of:=RAND()" office:value-type="float" office:value="0.885379139799625" calcext:value-type="float">
            <text:p>0.8853791398</text:p>
          </table:table-cell>
          <table:table-cell table:formula="of:=NORMINV([.A165];10;3)" office:value-type="float" office:value="13.6069433506939" calcext:value-type="float">
            <text:p>13.6069433507</text:p>
          </table:table-cell>
          <table:table-cell table:formula="of:=COM.MICROSOFT.NORM.INV(RAND(); 0; 1)" office:value-type="float" office:value="-1.83636894497369" calcext:value-type="float">
            <text:p>-1.836368945</text:p>
          </table:table-cell>
          <table:table-cell table:formula="of:=NORMINV(RAND(); 62; 4)" office:value-type="float" office:value="56.0557935318974" calcext:value-type="float">
            <text:p>56.0557935319</text:p>
          </table:table-cell>
          <table:table-cell table:formula="of:=12 + 3 * [.D165] + 5 * [.C165]" office:value-type="float" office:value="170.985535870824" calcext:value-type="float">
            <text:p>170.9855358708</text:p>
          </table:table-cell>
          <table:table-cell/>
        </table:table-row>
        <table:table-row table:style-name="ro1">
          <table:table-cell table:formula="of:=RAND()" office:value-type="float" office:value="0.839827002026141" calcext:value-type="float">
            <text:p>0.839827002</text:p>
          </table:table-cell>
          <table:table-cell table:formula="of:=NORMINV([.A166];10;3)" office:value-type="float" office:value="12.9812413621914" calcext:value-type="float">
            <text:p>12.9812413622</text:p>
          </table:table-cell>
          <table:table-cell table:formula="of:=COM.MICROSOFT.NORM.INV(RAND(); 0; 1)" office:value-type="float" office:value="2.67491248380302" calcext:value-type="float">
            <text:p>2.6749124838</text:p>
          </table:table-cell>
          <table:table-cell table:formula="of:=NORMINV(RAND(); 62; 4)" office:value-type="float" office:value="61.0777121620222" calcext:value-type="float">
            <text:p>61.077712162</text:p>
          </table:table-cell>
          <table:table-cell table:formula="of:=12 + 3 * [.D166] + 5 * [.C166]" office:value-type="float" office:value="208.607698905082" calcext:value-type="float">
            <text:p>208.6076989051</text:p>
          </table:table-cell>
          <table:table-cell/>
        </table:table-row>
        <table:table-row table:style-name="ro1">
          <table:table-cell table:formula="of:=RAND()" office:value-type="float" office:value="0.716202246723697" calcext:value-type="float">
            <text:p>0.7162022467</text:p>
          </table:table-cell>
          <table:table-cell table:formula="of:=NORMINV([.A167];10;3)" office:value-type="float" office:value="11.7147888828757" calcext:value-type="float">
            <text:p>11.7147888829</text:p>
          </table:table-cell>
          <table:table-cell table:formula="of:=COM.MICROSOFT.NORM.INV(RAND(); 0; 1)" office:value-type="float" office:value="-1.63968228973432" calcext:value-type="float">
            <text:p>-1.6396822897</text:p>
          </table:table-cell>
          <table:table-cell table:formula="of:=NORMINV(RAND(); 62; 4)" office:value-type="float" office:value="60.343867257258" calcext:value-type="float">
            <text:p>60.3438672573</text:p>
          </table:table-cell>
          <table:table-cell table:formula="of:=12 + 3 * [.D167] + 5 * [.C167]" office:value-type="float" office:value="184.833190323102" calcext:value-type="float">
            <text:p>184.8331903231</text:p>
          </table:table-cell>
          <table:table-cell/>
        </table:table-row>
        <table:table-row table:style-name="ro1">
          <table:table-cell table:formula="of:=RAND()" office:value-type="float" office:value="0.9689087534789" calcext:value-type="float">
            <text:p>0.9689087535</text:p>
          </table:table-cell>
          <table:table-cell table:formula="of:=NORMINV([.A168];10;3)" office:value-type="float" office:value="15.5949766962138" calcext:value-type="float">
            <text:p>15.5949766962</text:p>
          </table:table-cell>
          <table:table-cell table:formula="of:=COM.MICROSOFT.NORM.INV(RAND(); 0; 1)" office:value-type="float" office:value="0.293822247418232" calcext:value-type="float">
            <text:p>0.2938222474</text:p>
          </table:table-cell>
          <table:table-cell table:formula="of:=NORMINV(RAND(); 62; 4)" office:value-type="float" office:value="65.1915389160154" calcext:value-type="float">
            <text:p>65.191538916</text:p>
          </table:table-cell>
          <table:table-cell table:formula="of:=12 + 3 * [.D168] + 5 * [.C168]" office:value-type="float" office:value="209.043727985137" calcext:value-type="float">
            <text:p>209.0437279851</text:p>
          </table:table-cell>
          <table:table-cell/>
        </table:table-row>
        <table:table-row table:style-name="ro1">
          <table:table-cell table:formula="of:=RAND()" office:value-type="float" office:value="0.674223250942305" calcext:value-type="float">
            <text:p>0.6742232509</text:p>
          </table:table-cell>
          <table:table-cell table:formula="of:=NORMINV([.A169];10;3)" office:value-type="float" office:value="11.3548152882613" calcext:value-type="float">
            <text:p>11.3548152883</text:p>
          </table:table-cell>
          <table:table-cell table:formula="of:=COM.MICROSOFT.NORM.INV(RAND(); 0; 1)" office:value-type="float" office:value="0.93648214334629" calcext:value-type="float">
            <text:p>0.9364821433</text:p>
          </table:table-cell>
          <table:table-cell table:formula="of:=NORMINV(RAND(); 62; 4)" office:value-type="float" office:value="58.6913156184051" calcext:value-type="float">
            <text:p>58.6913156184</text:p>
          </table:table-cell>
          <table:table-cell table:formula="of:=12 + 3 * [.D169] + 5 * [.C169]" office:value-type="float" office:value="192.756357571947" calcext:value-type="float">
            <text:p>192.7563575719</text:p>
          </table:table-cell>
          <table:table-cell/>
        </table:table-row>
        <table:table-row table:style-name="ro1">
          <table:table-cell table:formula="of:=RAND()" office:value-type="float" office:value="0.516487771645188" calcext:value-type="float">
            <text:p>0.5164877716</text:p>
          </table:table-cell>
          <table:table-cell table:formula="of:=NORMINV([.A170];10;3)" office:value-type="float" office:value="10.1240214609077" calcext:value-type="float">
            <text:p>10.1240214609</text:p>
          </table:table-cell>
          <table:table-cell table:formula="of:=COM.MICROSOFT.NORM.INV(RAND(); 0; 1)" office:value-type="float" office:value="0.648731380784262" calcext:value-type="float">
            <text:p>0.6487313808</text:p>
          </table:table-cell>
          <table:table-cell table:formula="of:=NORMINV(RAND(); 62; 4)" office:value-type="float" office:value="66.66069984825" calcext:value-type="float">
            <text:p>66.6606998483</text:p>
          </table:table-cell>
          <table:table-cell table:formula="of:=12 + 3 * [.D170] + 5 * [.C170]" office:value-type="float" office:value="215.225756448671" calcext:value-type="float">
            <text:p>215.2257564487</text:p>
          </table:table-cell>
          <table:table-cell/>
        </table:table-row>
        <table:table-row table:style-name="ro1">
          <table:table-cell table:formula="of:=RAND()" office:value-type="float" office:value="0.711702073691413" calcext:value-type="float">
            <text:p>0.7117020737</text:p>
          </table:table-cell>
          <table:table-cell table:formula="of:=NORMINV([.A171];10;3)" office:value-type="float" office:value="11.6750919900322" calcext:value-type="float">
            <text:p>11.67509199</text:p>
          </table:table-cell>
          <table:table-cell table:formula="of:=COM.MICROSOFT.NORM.INV(RAND(); 0; 1)" office:value-type="float" office:value="0.649280446093208" calcext:value-type="float">
            <text:p>0.6492804461</text:p>
          </table:table-cell>
          <table:table-cell table:formula="of:=NORMINV(RAND(); 62; 4)" office:value-type="float" office:value="61.203448364034" calcext:value-type="float">
            <text:p>61.203448364</text:p>
          </table:table-cell>
          <table:table-cell table:formula="of:=12 + 3 * [.D171] + 5 * [.C171]" office:value-type="float" office:value="198.856747322568" calcext:value-type="float">
            <text:p>198.8567473226</text:p>
          </table:table-cell>
          <table:table-cell/>
        </table:table-row>
        <table:table-row table:style-name="ro1">
          <table:table-cell table:formula="of:=RAND()" office:value-type="float" office:value="0.475724386516959" calcext:value-type="float">
            <text:p>0.4757243865</text:p>
          </table:table-cell>
          <table:table-cell table:formula="of:=NORMINV([.A172];10;3)" office:value-type="float" office:value="9.81733738135494" calcext:value-type="float">
            <text:p>9.8173373814</text:p>
          </table:table-cell>
          <table:table-cell table:formula="of:=COM.MICROSOFT.NORM.INV(RAND(); 0; 1)" office:value-type="float" office:value="-0.481004750681423" calcext:value-type="float">
            <text:p>-0.4810047507</text:p>
          </table:table-cell>
          <table:table-cell table:formula="of:=NORMINV(RAND(); 62; 4)" office:value-type="float" office:value="65.9378879985411" calcext:value-type="float">
            <text:p>65.9378879985</text:p>
          </table:table-cell>
          <table:table-cell table:formula="of:=12 + 3 * [.D172] + 5 * [.C172]" office:value-type="float" office:value="207.408640242216" calcext:value-type="float">
            <text:p>207.4086402422</text:p>
          </table:table-cell>
          <table:table-cell/>
        </table:table-row>
        <table:table-row table:style-name="ro1">
          <table:table-cell table:formula="of:=RAND()" office:value-type="float" office:value="0.410432570613921" calcext:value-type="float">
            <text:p>0.4104325706</text:p>
          </table:table-cell>
          <table:table-cell table:formula="of:=NORMINV([.A173];10;3)" office:value-type="float" office:value="9.32070284069564" calcext:value-type="float">
            <text:p>9.3207028407</text:p>
          </table:table-cell>
          <table:table-cell table:formula="of:=COM.MICROSOFT.NORM.INV(RAND(); 0; 1)" office:value-type="float" office:value="0.35480463429346" calcext:value-type="float">
            <text:p>0.3548046343</text:p>
          </table:table-cell>
          <table:table-cell table:formula="of:=NORMINV(RAND(); 62; 4)" office:value-type="float" office:value="62.4622226366739" calcext:value-type="float">
            <text:p>62.4622226367</text:p>
          </table:table-cell>
          <table:table-cell table:formula="of:=12 + 3 * [.D173] + 5 * [.C173]" office:value-type="float" office:value="201.160691081489" calcext:value-type="float">
            <text:p>201.1606910815</text:p>
          </table:table-cell>
          <table:table-cell/>
        </table:table-row>
        <table:table-row table:style-name="ro1">
          <table:table-cell table:formula="of:=RAND()" office:value-type="float" office:value="0.226359401829541" calcext:value-type="float">
            <text:p>0.2263594018</text:p>
          </table:table-cell>
          <table:table-cell table:formula="of:=NORMINV([.A174];10;3)" office:value-type="float" office:value="7.74732972388895" calcext:value-type="float">
            <text:p>7.7473297239</text:p>
          </table:table-cell>
          <table:table-cell table:formula="of:=COM.MICROSOFT.NORM.INV(RAND(); 0; 1)" office:value-type="float" office:value="0.344767881388495" calcext:value-type="float">
            <text:p>0.3447678814</text:p>
          </table:table-cell>
          <table:table-cell table:formula="of:=NORMINV(RAND(); 62; 4)" office:value-type="float" office:value="60.4400627447318" calcext:value-type="float">
            <text:p>60.4400627447</text:p>
          </table:table-cell>
          <table:table-cell table:formula="of:=12 + 3 * [.D174] + 5 * [.C174]" office:value-type="float" office:value="195.044027641138" calcext:value-type="float">
            <text:p>195.0440276411</text:p>
          </table:table-cell>
          <table:table-cell/>
        </table:table-row>
        <table:table-row table:style-name="ro1">
          <table:table-cell table:formula="of:=RAND()" office:value-type="float" office:value="0.661142831668258" calcext:value-type="float">
            <text:p>0.6611428317</text:p>
          </table:table-cell>
          <table:table-cell table:formula="of:=NORMINV([.A175];10;3)" office:value-type="float" office:value="11.2467524097904" calcext:value-type="float">
            <text:p>11.2467524098</text:p>
          </table:table-cell>
          <table:table-cell table:formula="of:=COM.MICROSOFT.NORM.INV(RAND(); 0; 1)" office:value-type="float" office:value="2.37379630580405" calcext:value-type="float">
            <text:p>2.3737963058</text:p>
          </table:table-cell>
          <table:table-cell table:formula="of:=NORMINV(RAND(); 62; 4)" office:value-type="float" office:value="59.152232656549" calcext:value-type="float">
            <text:p>59.1522326565</text:p>
          </table:table-cell>
          <table:table-cell table:formula="of:=12 + 3 * [.D175] + 5 * [.C175]" office:value-type="float" office:value="201.325679498667" calcext:value-type="float">
            <text:p>201.3256794987</text:p>
          </table:table-cell>
          <table:table-cell/>
        </table:table-row>
        <table:table-row table:style-name="ro1">
          <table:table-cell table:formula="of:=RAND()" office:value-type="float" office:value="0.0996895432472229" calcext:value-type="float">
            <text:p>0.0996895432</text:p>
          </table:table-cell>
          <table:table-cell table:formula="of:=NORMINV([.A176];10;3)" office:value-type="float" office:value="6.15003227233553" calcext:value-type="float">
            <text:p>6.1500322723</text:p>
          </table:table-cell>
          <table:table-cell table:formula="of:=COM.MICROSOFT.NORM.INV(RAND(); 0; 1)" office:value-type="float" office:value="0.44783847073573" calcext:value-type="float">
            <text:p>0.4478384707</text:p>
          </table:table-cell>
          <table:table-cell table:formula="of:=NORMINV(RAND(); 62; 4)" office:value-type="float" office:value="67.005541213204" calcext:value-type="float">
            <text:p>67.0055412132</text:p>
          </table:table-cell>
          <table:table-cell table:formula="of:=12 + 3 * [.D176] + 5 * [.C176]" office:value-type="float" office:value="215.255815993291" calcext:value-type="float">
            <text:p>215.2558159933</text:p>
          </table:table-cell>
          <table:table-cell/>
        </table:table-row>
        <table:table-row table:style-name="ro1">
          <table:table-cell table:formula="of:=RAND()" office:value-type="float" office:value="0.111351371742785" calcext:value-type="float">
            <text:p>0.1113513717</text:p>
          </table:table-cell>
          <table:table-cell table:formula="of:=NORMINV([.A177];10;3)" office:value-type="float" office:value="6.34188171607403" calcext:value-type="float">
            <text:p>6.3418817161</text:p>
          </table:table-cell>
          <table:table-cell table:formula="of:=COM.MICROSOFT.NORM.INV(RAND(); 0; 1)" office:value-type="float" office:value="0.416713112805824" calcext:value-type="float">
            <text:p>0.4167131128</text:p>
          </table:table-cell>
          <table:table-cell table:formula="of:=NORMINV(RAND(); 62; 4)" office:value-type="float" office:value="72.5470465445983" calcext:value-type="float">
            <text:p>72.5470465446</text:p>
          </table:table-cell>
          <table:table-cell table:formula="of:=12 + 3 * [.D177] + 5 * [.C177]" office:value-type="float" office:value="231.724705197824" calcext:value-type="float">
            <text:p>231.7247051978</text:p>
          </table:table-cell>
          <table:table-cell/>
        </table:table-row>
        <table:table-row table:style-name="ro1">
          <table:table-cell table:formula="of:=RAND()" office:value-type="float" office:value="0.805866795126349" calcext:value-type="float">
            <text:p>0.8058667951</text:p>
          </table:table-cell>
          <table:table-cell table:formula="of:=NORMINV([.A178];10;3)" office:value-type="float" office:value="12.5882965084599" calcext:value-type="float">
            <text:p>12.5882965085</text:p>
          </table:table-cell>
          <table:table-cell table:formula="of:=COM.MICROSOFT.NORM.INV(RAND(); 0; 1)" office:value-type="float" office:value="0.0187824517452157" calcext:value-type="float">
            <text:p>0.0187824517</text:p>
          </table:table-cell>
          <table:table-cell table:formula="of:=NORMINV(RAND(); 62; 4)" office:value-type="float" office:value="69.2846941373601" calcext:value-type="float">
            <text:p>69.2846941374</text:p>
          </table:table-cell>
          <table:table-cell table:formula="of:=12 + 3 * [.D178] + 5 * [.C178]" office:value-type="float" office:value="219.947994670806" calcext:value-type="float">
            <text:p>219.9479946708</text:p>
          </table:table-cell>
          <table:table-cell/>
        </table:table-row>
        <table:table-row table:style-name="ro1">
          <table:table-cell table:formula="of:=RAND()" office:value-type="float" office:value="0.532857356593013" calcext:value-type="float">
            <text:p>0.5328573566</text:p>
          </table:table-cell>
          <table:table-cell table:formula="of:=NORMINV([.A179];10;3)" office:value-type="float" office:value="10.2473635452773" calcext:value-type="float">
            <text:p>10.2473635453</text:p>
          </table:table-cell>
          <table:table-cell table:formula="of:=COM.MICROSOFT.NORM.INV(RAND(); 0; 1)" office:value-type="float" office:value="0.357269981166686" calcext:value-type="float">
            <text:p>0.3572699812</text:p>
          </table:table-cell>
          <table:table-cell table:formula="of:=NORMINV(RAND(); 62; 4)" office:value-type="float" office:value="61.8265850100528" calcext:value-type="float">
            <text:p>61.8265850101</text:p>
          </table:table-cell>
          <table:table-cell table:formula="of:=12 + 3 * [.D179] + 5 * [.C179]" office:value-type="float" office:value="199.266104935992" calcext:value-type="float">
            <text:p>199.266104936</text:p>
          </table:table-cell>
          <table:table-cell/>
        </table:table-row>
        <table:table-row table:style-name="ro1">
          <table:table-cell table:formula="of:=RAND()" office:value-type="float" office:value="0.640589198097587" calcext:value-type="float">
            <text:p>0.6405891981</text:p>
          </table:table-cell>
          <table:table-cell table:formula="of:=NORMINV([.A180];10;3)" office:value-type="float" office:value="11.0801024171916" calcext:value-type="float">
            <text:p>11.0801024172</text:p>
          </table:table-cell>
          <table:table-cell table:formula="of:=COM.MICROSOFT.NORM.INV(RAND(); 0; 1)" office:value-type="float" office:value="-0.846616635844308" calcext:value-type="float">
            <text:p>-0.8466166358</text:p>
          </table:table-cell>
          <table:table-cell table:formula="of:=NORMINV(RAND(); 62; 4)" office:value-type="float" office:value="57.4541782380392" calcext:value-type="float">
            <text:p>57.454178238</text:p>
          </table:table-cell>
          <table:table-cell table:formula="of:=12 + 3 * [.D180] + 5 * [.C180]" office:value-type="float" office:value="180.129451534896" calcext:value-type="float">
            <text:p>180.1294515349</text:p>
          </table:table-cell>
          <table:table-cell/>
        </table:table-row>
        <table:table-row table:style-name="ro1">
          <table:table-cell table:formula="of:=RAND()" office:value-type="float" office:value="0.438061232678592" calcext:value-type="float">
            <text:p>0.4380612327</text:p>
          </table:table-cell>
          <table:table-cell table:formula="of:=NORMINV([.A181];10;3)" office:value-type="float" office:value="9.53234041894254" calcext:value-type="float">
            <text:p>9.5323404189</text:p>
          </table:table-cell>
          <table:table-cell table:formula="of:=COM.MICROSOFT.NORM.INV(RAND(); 0; 1)" office:value-type="float" office:value="-0.166337205912203" calcext:value-type="float">
            <text:p>-0.1663372059</text:p>
          </table:table-cell>
          <table:table-cell table:formula="of:=NORMINV(RAND(); 62; 4)" office:value-type="float" office:value="56.4660474823606" calcext:value-type="float">
            <text:p>56.4660474824</text:p>
          </table:table-cell>
          <table:table-cell table:formula="of:=12 + 3 * [.D181] + 5 * [.C181]" office:value-type="float" office:value="180.566456417521" calcext:value-type="float">
            <text:p>180.5664564175</text:p>
          </table:table-cell>
          <table:table-cell/>
        </table:table-row>
        <table:table-row table:style-name="ro1">
          <table:table-cell table:formula="of:=RAND()" office:value-type="float" office:value="0.0454760307911783" calcext:value-type="float">
            <text:p>0.0454760308</text:p>
          </table:table-cell>
          <table:table-cell table:formula="of:=NORMINV([.A182];10;3)" office:value-type="float" office:value="4.92880951719532" calcext:value-type="float">
            <text:p>4.9288095172</text:p>
          </table:table-cell>
          <table:table-cell table:formula="of:=COM.MICROSOFT.NORM.INV(RAND(); 0; 1)" office:value-type="float" office:value="0.206425103618299" calcext:value-type="float">
            <text:p>0.2064251036</text:p>
          </table:table-cell>
          <table:table-cell table:formula="of:=NORMINV(RAND(); 62; 4)" office:value-type="float" office:value="64.3286358443712" calcext:value-type="float">
            <text:p>64.3286358444</text:p>
          </table:table-cell>
          <table:table-cell table:formula="of:=12 + 3 * [.D182] + 5 * [.C182]" office:value-type="float" office:value="206.018033051205" calcext:value-type="float">
            <text:p>206.0180330512</text:p>
          </table:table-cell>
          <table:table-cell/>
        </table:table-row>
        <table:table-row table:style-name="ro1">
          <table:table-cell table:formula="of:=RAND()" office:value-type="float" office:value="0.627587607363239" calcext:value-type="float">
            <text:p>0.6275876074</text:p>
          </table:table-cell>
          <table:table-cell table:formula="of:=NORMINV([.A183];10;3)" office:value-type="float" office:value="10.9764123745411" calcext:value-type="float">
            <text:p>10.9764123745</text:p>
          </table:table-cell>
          <table:table-cell table:formula="of:=COM.MICROSOFT.NORM.INV(RAND(); 0; 1)" office:value-type="float" office:value="-0.383943211226424" calcext:value-type="float">
            <text:p>-0.3839432112</text:p>
          </table:table-cell>
          <table:table-cell table:formula="of:=NORMINV(RAND(); 62; 4)" office:value-type="float" office:value="56.7444001547373" calcext:value-type="float">
            <text:p>56.7444001547</text:p>
          </table:table-cell>
          <table:table-cell table:formula="of:=12 + 3 * [.D183] + 5 * [.C183]" office:value-type="float" office:value="180.31348440808" calcext:value-type="float">
            <text:p>180.3134844081</text:p>
          </table:table-cell>
          <table:table-cell/>
        </table:table-row>
        <table:table-row table:style-name="ro1">
          <table:table-cell table:formula="of:=RAND()" office:value-type="float" office:value="0.48550065048039" calcext:value-type="float">
            <text:p>0.4855006505</text:p>
          </table:table-cell>
          <table:table-cell table:formula="of:=NORMINV([.A184];10;3)" office:value-type="float" office:value="9.8909425463907" calcext:value-type="float">
            <text:p>9.8909425464</text:p>
          </table:table-cell>
          <table:table-cell table:formula="of:=COM.MICROSOFT.NORM.INV(RAND(); 0; 1)" office:value-type="float" office:value="-0.466414737396821" calcext:value-type="float">
            <text:p>-0.4664147374</text:p>
          </table:table-cell>
          <table:table-cell table:formula="of:=NORMINV(RAND(); 62; 4)" office:value-type="float" office:value="59.7164856664063" calcext:value-type="float">
            <text:p>59.7164856664</text:p>
          </table:table-cell>
          <table:table-cell table:formula="of:=12 + 3 * [.D184] + 5 * [.C184]" office:value-type="float" office:value="188.817383312235" calcext:value-type="float">
            <text:p>188.8173833122</text:p>
          </table:table-cell>
          <table:table-cell/>
        </table:table-row>
        <table:table-row table:style-name="ro1">
          <table:table-cell table:formula="of:=RAND()" office:value-type="float" office:value="0.900151050649583" calcext:value-type="float">
            <text:p>0.9001510506</text:p>
          </table:table-cell>
          <table:table-cell table:formula="of:=NORMINV([.A185];10;3)" office:value-type="float" office:value="13.8472382089835" calcext:value-type="float">
            <text:p>13.847238209</text:p>
          </table:table-cell>
          <table:table-cell table:formula="of:=COM.MICROSOFT.NORM.INV(RAND(); 0; 1)" office:value-type="float" office:value="-0.397635905790712" calcext:value-type="float">
            <text:p>-0.3976359058</text:p>
          </table:table-cell>
          <table:table-cell table:formula="of:=NORMINV(RAND(); 62; 4)" office:value-type="float" office:value="59.0091359155988" calcext:value-type="float">
            <text:p>59.0091359156</text:p>
          </table:table-cell>
          <table:table-cell table:formula="of:=12 + 3 * [.D185] + 5 * [.C185]" office:value-type="float" office:value="187.039228217843" calcext:value-type="float">
            <text:p>187.0392282178</text:p>
          </table:table-cell>
          <table:table-cell/>
        </table:table-row>
        <table:table-row table:style-name="ro1">
          <table:table-cell table:formula="of:=RAND()" office:value-type="float" office:value="0.271038288483396" calcext:value-type="float">
            <text:p>0.2710382885</text:p>
          </table:table-cell>
          <table:table-cell table:formula="of:=NORMINV([.A186];10;3)" office:value-type="float" office:value="8.17097254824108" calcext:value-type="float">
            <text:p>8.1709725482</text:p>
          </table:table-cell>
          <table:table-cell table:formula="of:=COM.MICROSOFT.NORM.INV(RAND(); 0; 1)" office:value-type="float" office:value="-1.49358259942176" calcext:value-type="float">
            <text:p>-1.4935825994</text:p>
          </table:table-cell>
          <table:table-cell table:formula="of:=NORMINV(RAND(); 62; 4)" office:value-type="float" office:value="57.8106847764357" calcext:value-type="float">
            <text:p>57.8106847764</text:p>
          </table:table-cell>
          <table:table-cell table:formula="of:=12 + 3 * [.D186] + 5 * [.C186]" office:value-type="float" office:value="177.964141332198" calcext:value-type="float">
            <text:p>177.9641413322</text:p>
          </table:table-cell>
          <table:table-cell/>
        </table:table-row>
        <table:table-row table:style-name="ro1">
          <table:table-cell table:formula="of:=RAND()" office:value-type="float" office:value="0.116499840980396" calcext:value-type="float">
            <text:p>0.116499841</text:p>
          </table:table-cell>
          <table:table-cell table:formula="of:=NORMINV([.A187];10;3)" office:value-type="float" office:value="6.42199798435094" calcext:value-type="float">
            <text:p>6.4219979844</text:p>
          </table:table-cell>
          <table:table-cell table:formula="of:=COM.MICROSOFT.NORM.INV(RAND(); 0; 1)" office:value-type="float" office:value="-0.200546444625411" calcext:value-type="float">
            <text:p>-0.2005464446</text:p>
          </table:table-cell>
          <table:table-cell table:formula="of:=NORMINV(RAND(); 62; 4)" office:value-type="float" office:value="66.4814456259468" calcext:value-type="float">
            <text:p>66.4814456259</text:p>
          </table:table-cell>
          <table:table-cell table:formula="of:=12 + 3 * [.D187] + 5 * [.C187]" office:value-type="float" office:value="210.441604654713" calcext:value-type="float">
            <text:p>210.4416046547</text:p>
          </table:table-cell>
          <table:table-cell/>
        </table:table-row>
        <table:table-row table:style-name="ro1">
          <table:table-cell table:formula="of:=RAND()" office:value-type="float" office:value="0.477430373663083" calcext:value-type="float">
            <text:p>0.4774303737</text:p>
          </table:table-cell>
          <table:table-cell table:formula="of:=NORMINV([.A188];10;3)" office:value-type="float" office:value="9.83018837361977" calcext:value-type="float">
            <text:p>9.8301883736</text:p>
          </table:table-cell>
          <table:table-cell table:formula="of:=COM.MICROSOFT.NORM.INV(RAND(); 0; 1)" office:value-type="float" office:value="1.50673110541384" calcext:value-type="float">
            <text:p>1.5067311054</text:p>
          </table:table-cell>
          <table:table-cell table:formula="of:=NORMINV(RAND(); 62; 4)" office:value-type="float" office:value="57.1201509538969" calcext:value-type="float">
            <text:p>57.1201509539</text:p>
          </table:table-cell>
          <table:table-cell table:formula="of:=12 + 3 * [.D188] + 5 * [.C188]" office:value-type="float" office:value="190.89410838876" calcext:value-type="float">
            <text:p>190.8941083888</text:p>
          </table:table-cell>
          <table:table-cell/>
        </table:table-row>
        <table:table-row table:style-name="ro1">
          <table:table-cell table:formula="of:=RAND()" office:value-type="float" office:value="0.89965051272884" calcext:value-type="float">
            <text:p>0.8996505127</text:p>
          </table:table-cell>
          <table:table-cell table:formula="of:=NORMINV([.A189];10;3)" office:value-type="float" office:value="13.8386881049061" calcext:value-type="float">
            <text:p>13.8386881049</text:p>
          </table:table-cell>
          <table:table-cell table:formula="of:=COM.MICROSOFT.NORM.INV(RAND(); 0; 1)" office:value-type="float" office:value="0.24988049404736" calcext:value-type="float">
            <text:p>0.249880494</text:p>
          </table:table-cell>
          <table:table-cell table:formula="of:=NORMINV(RAND(); 62; 4)" office:value-type="float" office:value="65.7491220651638" calcext:value-type="float">
            <text:p>65.7491220652</text:p>
          </table:table-cell>
          <table:table-cell table:formula="of:=12 + 3 * [.D189] + 5 * [.C189]" office:value-type="float" office:value="210.496768665728" calcext:value-type="float">
            <text:p>210.4967686657</text:p>
          </table:table-cell>
          <table:table-cell/>
        </table:table-row>
        <table:table-row table:style-name="ro1">
          <table:table-cell table:formula="of:=RAND()" office:value-type="float" office:value="0.471541072009131" calcext:value-type="float">
            <text:p>0.471541072</text:p>
          </table:table-cell>
          <table:table-cell table:formula="of:=NORMINV([.A190];10;3)" office:value-type="float" office:value="9.7858103074517" calcext:value-type="float">
            <text:p>9.7858103075</text:p>
          </table:table-cell>
          <table:table-cell table:formula="of:=COM.MICROSOFT.NORM.INV(RAND(); 0; 1)" office:value-type="float" office:value="-0.216033891089285" calcext:value-type="float">
            <text:p>-0.2160338911</text:p>
          </table:table-cell>
          <table:table-cell table:formula="of:=NORMINV(RAND(); 62; 4)" office:value-type="float" office:value="61.7735547325832" calcext:value-type="float">
            <text:p>61.7735547326</text:p>
          </table:table-cell>
          <table:table-cell table:formula="of:=12 + 3 * [.D190] + 5 * [.C190]" office:value-type="float" office:value="196.240494742303" calcext:value-type="float">
            <text:p>196.2404947423</text:p>
          </table:table-cell>
          <table:table-cell/>
        </table:table-row>
        <table:table-row table:style-name="ro1">
          <table:table-cell table:formula="of:=RAND()" office:value-type="float" office:value="0.486441173357889" calcext:value-type="float">
            <text:p>0.4864411734</text:p>
          </table:table-cell>
          <table:table-cell table:formula="of:=NORMINV([.A191];10;3)" office:value-type="float" office:value="9.8980195480047" calcext:value-type="float">
            <text:p>9.898019548</text:p>
          </table:table-cell>
          <table:table-cell table:formula="of:=COM.MICROSOFT.NORM.INV(RAND(); 0; 1)" office:value-type="float" office:value="-0.908585724558356" calcext:value-type="float">
            <text:p>-0.9085857246</text:p>
          </table:table-cell>
          <table:table-cell table:formula="of:=NORMINV(RAND(); 62; 4)" office:value-type="float" office:value="55.1972278007775" calcext:value-type="float">
            <text:p>55.1972278008</text:p>
          </table:table-cell>
          <table:table-cell table:formula="of:=12 + 3 * [.D191] + 5 * [.C191]" office:value-type="float" office:value="173.048754779541" calcext:value-type="float">
            <text:p>173.0487547795</text:p>
          </table:table-cell>
          <table:table-cell/>
        </table:table-row>
        <table:table-row table:style-name="ro1">
          <table:table-cell table:formula="of:=RAND()" office:value-type="float" office:value="0.0319012191612273" calcext:value-type="float">
            <text:p>0.0319012192</text:p>
          </table:table-cell>
          <table:table-cell table:formula="of:=NORMINV([.A192];10;3)" office:value-type="float" office:value="4.43932636143999" calcext:value-type="float">
            <text:p>4.4393263614</text:p>
          </table:table-cell>
          <table:table-cell table:formula="of:=COM.MICROSOFT.NORM.INV(RAND(); 0; 1)" office:value-type="float" office:value="0.0434841132576806" calcext:value-type="float">
            <text:p>0.0434841133</text:p>
          </table:table-cell>
          <table:table-cell table:formula="of:=NORMINV(RAND(); 62; 4)" office:value-type="float" office:value="60.2318380689006" calcext:value-type="float">
            <text:p>60.2318380689</text:p>
          </table:table-cell>
          <table:table-cell table:formula="of:=12 + 3 * [.D192] + 5 * [.C192]" office:value-type="float" office:value="192.91293477299" calcext:value-type="float">
            <text:p>192.912934773</text:p>
          </table:table-cell>
          <table:table-cell/>
        </table:table-row>
        <table:table-row table:style-name="ro1">
          <table:table-cell table:formula="of:=RAND()" office:value-type="float" office:value="0.0614388613030314" calcext:value-type="float">
            <text:p>0.0614388613</text:p>
          </table:table-cell>
          <table:table-cell table:formula="of:=NORMINV([.A193];10;3)" office:value-type="float" office:value="5.37158038491655" calcext:value-type="float">
            <text:p>5.3715803849</text:p>
          </table:table-cell>
          <table:table-cell table:formula="of:=COM.MICROSOFT.NORM.INV(RAND(); 0; 1)" office:value-type="float" office:value="0.00906317753426477" calcext:value-type="float">
            <text:p>0.0090631775</text:p>
          </table:table-cell>
          <table:table-cell table:formula="of:=NORMINV(RAND(); 62; 4)" office:value-type="float" office:value="66.5950027451393" calcext:value-type="float">
            <text:p>66.5950027451</text:p>
          </table:table-cell>
          <table:table-cell table:formula="of:=12 + 3 * [.D193] + 5 * [.C193]" office:value-type="float" office:value="211.830324123089" calcext:value-type="float">
            <text:p>211.8303241231</text:p>
          </table:table-cell>
          <table:table-cell/>
        </table:table-row>
        <table:table-row table:style-name="ro1">
          <table:table-cell table:formula="of:=RAND()" office:value-type="float" office:value="0.595229478320107" calcext:value-type="float">
            <text:p>0.5952294783</text:p>
          </table:table-cell>
          <table:table-cell table:formula="of:=NORMINV([.A194];10;3)" office:value-type="float" office:value="10.7230544735933" calcext:value-type="float">
            <text:p>10.7230544736</text:p>
          </table:table-cell>
          <table:table-cell table:formula="of:=COM.MICROSOFT.NORM.INV(RAND(); 0; 1)" office:value-type="float" office:value="0.53876415920642" calcext:value-type="float">
            <text:p>0.5387641592</text:p>
          </table:table-cell>
          <table:table-cell table:formula="of:=NORMINV(RAND(); 62; 4)" office:value-type="float" office:value="63.052270985903" calcext:value-type="float">
            <text:p>63.0522709859</text:p>
          </table:table-cell>
          <table:table-cell table:formula="of:=12 + 3 * [.D194] + 5 * [.C194]" office:value-type="float" office:value="203.850633753741" calcext:value-type="float">
            <text:p>203.8506337537</text:p>
          </table:table-cell>
          <table:table-cell/>
        </table:table-row>
        <table:table-row table:style-name="ro1">
          <table:table-cell table:formula="of:=RAND()" office:value-type="float" office:value="0.657932456117123" calcext:value-type="float">
            <text:p>0.6579324561</text:p>
          </table:table-cell>
          <table:table-cell table:formula="of:=NORMINV([.A195];10;3)" office:value-type="float" office:value="11.2204808651191" calcext:value-type="float">
            <text:p>11.2204808651</text:p>
          </table:table-cell>
          <table:table-cell table:formula="of:=COM.MICROSOFT.NORM.INV(RAND(); 0; 1)" office:value-type="float" office:value="-1.5763990710179" calcext:value-type="float">
            <text:p>-1.576399071</text:p>
          </table:table-cell>
          <table:table-cell table:formula="of:=NORMINV(RAND(); 62; 4)" office:value-type="float" office:value="66.1413185227129" calcext:value-type="float">
            <text:p>66.1413185227</text:p>
          </table:table-cell>
          <table:table-cell table:formula="of:=12 + 3 * [.D195] + 5 * [.C195]" office:value-type="float" office:value="202.541960213049" calcext:value-type="float">
            <text:p>202.5419602131</text:p>
          </table:table-cell>
          <table:table-cell/>
        </table:table-row>
        <table:table-row table:style-name="ro1">
          <table:table-cell table:formula="of:=RAND()" office:value-type="float" office:value="0.373109560692683" calcext:value-type="float">
            <text:p>0.3731095607</text:p>
          </table:table-cell>
          <table:table-cell table:formula="of:=NORMINV([.A196];10;3)" office:value-type="float" office:value="9.02911375926798" calcext:value-type="float">
            <text:p>9.0291137593</text:p>
          </table:table-cell>
          <table:table-cell table:formula="of:=COM.MICROSOFT.NORM.INV(RAND(); 0; 1)" office:value-type="float" office:value="-1.13285456963958" calcext:value-type="float">
            <text:p>-1.1328545696</text:p>
          </table:table-cell>
          <table:table-cell table:formula="of:=NORMINV(RAND(); 62; 4)" office:value-type="float" office:value="64.5250419667896" calcext:value-type="float">
            <text:p>64.5250419668</text:p>
          </table:table-cell>
          <table:table-cell table:formula="of:=12 + 3 * [.D196] + 5 * [.C196]" office:value-type="float" office:value="199.910853052171" calcext:value-type="float">
            <text:p>199.9108530522</text:p>
          </table:table-cell>
          <table:table-cell/>
        </table:table-row>
        <table:table-row table:style-name="ro1">
          <table:table-cell table:formula="of:=RAND()" office:value-type="float" office:value="0.396735079819337" calcext:value-type="float">
            <text:p>0.3967350798</text:p>
          </table:table-cell>
          <table:table-cell table:formula="of:=NORMINV([.A197];10;3)" office:value-type="float" office:value="9.21457867937821" calcext:value-type="float">
            <text:p>9.2145786794</text:p>
          </table:table-cell>
          <table:table-cell table:formula="of:=COM.MICROSOFT.NORM.INV(RAND(); 0; 1)" office:value-type="float" office:value="-2.58006558372165" calcext:value-type="float">
            <text:p>-2.5800655837</text:p>
          </table:table-cell>
          <table:table-cell table:formula="of:=NORMINV(RAND(); 62; 4)" office:value-type="float" office:value="65.0125168203597" calcext:value-type="float">
            <text:p>65.0125168204</text:p>
          </table:table-cell>
          <table:table-cell table:formula="of:=12 + 3 * [.D197] + 5 * [.C197]" office:value-type="float" office:value="194.137222542471" calcext:value-type="float">
            <text:p>194.1372225425</text:p>
          </table:table-cell>
          <table:table-cell/>
        </table:table-row>
        <table:table-row table:style-name="ro1">
          <table:table-cell table:formula="of:=RAND()" office:value-type="float" office:value="0.284412255510688" calcext:value-type="float">
            <text:p>0.2844122555</text:p>
          </table:table-cell>
          <table:table-cell table:formula="of:=NORMINV([.A198];10;3)" office:value-type="float" office:value="8.29064933654665" calcext:value-type="float">
            <text:p>8.2906493365</text:p>
          </table:table-cell>
          <table:table-cell table:formula="of:=COM.MICROSOFT.NORM.INV(RAND(); 0; 1)" office:value-type="float" office:value="-0.503254066751579" calcext:value-type="float">
            <text:p>-0.5032540668</text:p>
          </table:table-cell>
          <table:table-cell table:formula="of:=NORMINV(RAND(); 62; 4)" office:value-type="float" office:value="66.1450973926377" calcext:value-type="float">
            <text:p>66.1450973926</text:p>
          </table:table-cell>
          <table:table-cell table:formula="of:=12 + 3 * [.D198] + 5 * [.C198]" office:value-type="float" office:value="207.919021844155" calcext:value-type="float">
            <text:p>207.9190218442</text:p>
          </table:table-cell>
          <table:table-cell/>
        </table:table-row>
        <table:table-row table:style-name="ro1">
          <table:table-cell table:formula="of:=RAND()" office:value-type="float" office:value="0.383476233109832" calcext:value-type="float">
            <text:p>0.3834762331</text:p>
          </table:table-cell>
          <table:table-cell table:formula="of:=NORMINV([.A199];10;3)" office:value-type="float" office:value="9.11090938027968" calcext:value-type="float">
            <text:p>9.1109093803</text:p>
          </table:table-cell>
          <table:table-cell table:formula="of:=COM.MICROSOFT.NORM.INV(RAND(); 0; 1)" office:value-type="float" office:value="-1.26670686077771" calcext:value-type="float">
            <text:p>-1.2667068608</text:p>
          </table:table-cell>
          <table:table-cell table:formula="of:=NORMINV(RAND(); 62; 4)" office:value-type="float" office:value="62.204612426101" calcext:value-type="float">
            <text:p>62.2046124261</text:p>
          </table:table-cell>
          <table:table-cell table:formula="of:=12 + 3 * [.D199] + 5 * [.C199]" office:value-type="float" office:value="192.280302974414" calcext:value-type="float">
            <text:p>192.2803029744</text:p>
          </table:table-cell>
          <table:table-cell/>
        </table:table-row>
        <table:table-row table:style-name="ro1">
          <table:table-cell table:formula="of:=RAND()" office:value-type="float" office:value="0.924710875377059" calcext:value-type="float">
            <text:p>0.9247108754</text:p>
          </table:table-cell>
          <table:table-cell table:formula="of:=NORMINV([.A200];10;3)" office:value-type="float" office:value="14.3124759483045" calcext:value-type="float">
            <text:p>14.3124759483</text:p>
          </table:table-cell>
          <table:table-cell table:formula="of:=COM.MICROSOFT.NORM.INV(RAND(); 0; 1)" office:value-type="float" office:value="-0.366321372293191" calcext:value-type="float">
            <text:p>-0.3663213723</text:p>
          </table:table-cell>
          <table:table-cell table:formula="of:=NORMINV(RAND(); 62; 4)" office:value-type="float" office:value="62.568782474604" calcext:value-type="float">
            <text:p>62.5687824746</text:p>
          </table:table-cell>
          <table:table-cell table:formula="of:=12 + 3 * [.D200] + 5 * [.C200]" office:value-type="float" office:value="197.874740562346" calcext:value-type="float">
            <text:p>197.8747405623</text:p>
          </table:table-cell>
          <table:table-cell/>
        </table:table-row>
        <table:table-row table:style-name="ro1">
          <table:table-cell table:formula="of:=RAND()" office:value-type="float" office:value="0.744467984652147" calcext:value-type="float">
            <text:p>0.7444679847</text:p>
          </table:table-cell>
          <table:table-cell table:formula="of:=NORMINV([.A201];10;3)" office:value-type="float" office:value="11.9715453811857" calcext:value-type="float">
            <text:p>11.9715453812</text:p>
          </table:table-cell>
          <table:table-cell table:formula="of:=COM.MICROSOFT.NORM.INV(RAND(); 0; 1)" office:value-type="float" office:value="-1.44557476457702" calcext:value-type="float">
            <text:p>-1.4455747646</text:p>
          </table:table-cell>
          <table:table-cell table:formula="of:=NORMINV(RAND(); 62; 4)" office:value-type="float" office:value="57.0813730737958" calcext:value-type="float">
            <text:p>57.0813730738</text:p>
          </table:table-cell>
          <table:table-cell table:formula="of:=12 + 3 * [.D201] + 5 * [.C201]" office:value-type="float" office:value="176.016245398502" calcext:value-type="float">
            <text:p>176.0162453985</text:p>
          </table:table-cell>
          <table:table-cell/>
        </table:table-row>
        <table:table-row table:style-name="ro1">
          <table:table-cell table:formula="of:=RAND()" office:value-type="float" office:value="0.271571290446445" calcext:value-type="float">
            <text:p>0.2715712904</text:p>
          </table:table-cell>
          <table:table-cell table:formula="of:=NORMINV([.A202];10;3)" office:value-type="float" office:value="8.17579693255732" calcext:value-type="float">
            <text:p>8.1757969326</text:p>
          </table:table-cell>
          <table:table-cell table:formula="of:=COM.MICROSOFT.NORM.INV(RAND(); 0; 1)" office:value-type="float" office:value="-0.611501530076605" calcext:value-type="float">
            <text:p>-0.6115015301</text:p>
          </table:table-cell>
          <table:table-cell table:formula="of:=NORMINV(RAND(); 62; 4)" office:value-type="float" office:value="51.5585242099579" calcext:value-type="float">
            <text:p>51.55852421</text:p>
          </table:table-cell>
          <table:table-cell table:formula="of:=12 + 3 * [.D202] + 5 * [.C202]" office:value-type="float" office:value="163.618064979491" calcext:value-type="float">
            <text:p>163.6180649795</text:p>
          </table:table-cell>
          <table:table-cell/>
        </table:table-row>
        <table:table-row table:style-name="ro1">
          <table:table-cell table:formula="of:=RAND()" office:value-type="float" office:value="0.61548183276318" calcext:value-type="float">
            <text:p>0.6154818328</text:p>
          </table:table-cell>
          <table:table-cell table:formula="of:=NORMINV([.A203];10;3)" office:value-type="float" office:value="10.8809069374198" calcext:value-type="float">
            <text:p>10.8809069374</text:p>
          </table:table-cell>
          <table:table-cell table:formula="of:=COM.MICROSOFT.NORM.INV(RAND(); 0; 1)" office:value-type="float" office:value="-1.9262521915014" calcext:value-type="float">
            <text:p>-1.9262521915</text:p>
          </table:table-cell>
          <table:table-cell table:formula="of:=NORMINV(RAND(); 62; 4)" office:value-type="float" office:value="63.2808948570961" calcext:value-type="float">
            <text:p>63.2808948571</text:p>
          </table:table-cell>
          <table:table-cell table:formula="of:=12 + 3 * [.D203] + 5 * [.C203]" office:value-type="float" office:value="192.211423613781" calcext:value-type="float">
            <text:p>192.2114236138</text:p>
          </table:table-cell>
          <table:table-cell/>
        </table:table-row>
        <table:table-row table:style-name="ro1">
          <table:table-cell table:formula="of:=RAND()" office:value-type="float" office:value="0.773950423114002" calcext:value-type="float">
            <text:p>0.7739504231</text:p>
          </table:table-cell>
          <table:table-cell table:formula="of:=NORMINV([.A204];10;3)" office:value-type="float" office:value="12.2557600804975" calcext:value-type="float">
            <text:p>12.2557600805</text:p>
          </table:table-cell>
          <table:table-cell table:formula="of:=COM.MICROSOFT.NORM.INV(RAND(); 0; 1)" office:value-type="float" office:value="1.01937908843703" calcext:value-type="float">
            <text:p>1.0193790884</text:p>
          </table:table-cell>
          <table:table-cell table:formula="of:=NORMINV(RAND(); 62; 4)" office:value-type="float" office:value="61.376918790071" calcext:value-type="float">
            <text:p>61.3769187901</text:p>
          </table:table-cell>
          <table:table-cell table:formula="of:=12 + 3 * [.D204] + 5 * [.C204]" office:value-type="float" office:value="201.227651812398" calcext:value-type="float">
            <text:p>201.2276518124</text:p>
          </table:table-cell>
          <table:table-cell/>
        </table:table-row>
        <table:table-row table:style-name="ro1">
          <table:table-cell table:formula="of:=RAND()" office:value-type="float" office:value="0.317618255270645" calcext:value-type="float">
            <text:p>0.3176182553</text:p>
          </table:table-cell>
          <table:table-cell table:formula="of:=NORMINV([.A205];10;3)" office:value-type="float" office:value="8.57689180215713" calcext:value-type="float">
            <text:p>8.5768918022</text:p>
          </table:table-cell>
          <table:table-cell table:formula="of:=COM.MICROSOFT.NORM.INV(RAND(); 0; 1)" office:value-type="float" office:value="0.523592882655724" calcext:value-type="float">
            <text:p>0.5235928827</text:p>
          </table:table-cell>
          <table:table-cell table:formula="of:=NORMINV(RAND(); 62; 4)" office:value-type="float" office:value="57.6398798233076" calcext:value-type="float">
            <text:p>57.6398798233</text:p>
          </table:table-cell>
          <table:table-cell table:formula="of:=12 + 3 * [.D205] + 5 * [.C205]" office:value-type="float" office:value="187.537603883201" calcext:value-type="float">
            <text:p>187.5376038832</text:p>
          </table:table-cell>
          <table:table-cell/>
        </table:table-row>
        <table:table-row table:style-name="ro1">
          <table:table-cell table:formula="of:=RAND()" office:value-type="float" office:value="0.371412685839459" calcext:value-type="float">
            <text:p>0.3714126858</text:p>
          </table:table-cell>
          <table:table-cell table:formula="of:=NORMINV([.A206];10;3)" office:value-type="float" office:value="9.01565761390834" calcext:value-type="float">
            <text:p>9.0156576139</text:p>
          </table:table-cell>
          <table:table-cell table:formula="of:=COM.MICROSOFT.NORM.INV(RAND(); 0; 1)" office:value-type="float" office:value="0.540505443519294" calcext:value-type="float">
            <text:p>0.5405054435</text:p>
          </table:table-cell>
          <table:table-cell table:formula="of:=NORMINV(RAND(); 62; 4)" office:value-type="float" office:value="62.5663946621683" calcext:value-type="float">
            <text:p>62.5663946622</text:p>
          </table:table-cell>
          <table:table-cell table:formula="of:=12 + 3 * [.D206] + 5 * [.C206]" office:value-type="float" office:value="202.401711204101" calcext:value-type="float">
            <text:p>202.4017112041</text:p>
          </table:table-cell>
          <table:table-cell/>
        </table:table-row>
        <table:table-row table:style-name="ro1">
          <table:table-cell table:formula="of:=RAND()" office:value-type="float" office:value="0.232269711093977" calcext:value-type="float">
            <text:p>0.2322697111</text:p>
          </table:table-cell>
          <table:table-cell table:formula="of:=NORMINV([.A207];10;3)" office:value-type="float" office:value="7.80582238786622" calcext:value-type="float">
            <text:p>7.8058223879</text:p>
          </table:table-cell>
          <table:table-cell table:formula="of:=COM.MICROSOFT.NORM.INV(RAND(); 0; 1)" office:value-type="float" office:value="0.289885416163415" calcext:value-type="float">
            <text:p>0.2898854162</text:p>
          </table:table-cell>
          <table:table-cell table:formula="of:=NORMINV(RAND(); 62; 4)" office:value-type="float" office:value="60.6347940720804" calcext:value-type="float">
            <text:p>60.6347940721</text:p>
          </table:table-cell>
          <table:table-cell table:formula="of:=12 + 3 * [.D207] + 5 * [.C207]" office:value-type="float" office:value="195.353809297058" calcext:value-type="float">
            <text:p>195.3538092971</text:p>
          </table:table-cell>
          <table:table-cell/>
        </table:table-row>
        <table:table-row table:style-name="ro1">
          <table:table-cell table:formula="of:=RAND()" office:value-type="float" office:value="0.238241051556543" calcext:value-type="float">
            <text:p>0.2382410516</text:p>
          </table:table-cell>
          <table:table-cell table:formula="of:=NORMINV([.A208];10;3)" office:value-type="float" office:value="7.86408394291338" calcext:value-type="float">
            <text:p>7.8640839429</text:p>
          </table:table-cell>
          <table:table-cell table:formula="of:=COM.MICROSOFT.NORM.INV(RAND(); 0; 1)" office:value-type="float" office:value="0.474807761177325" calcext:value-type="float">
            <text:p>0.4748077612</text:p>
          </table:table-cell>
          <table:table-cell table:formula="of:=NORMINV(RAND(); 62; 4)" office:value-type="float" office:value="59.801316501368" calcext:value-type="float">
            <text:p>59.8013165014</text:p>
          </table:table-cell>
          <table:table-cell table:formula="of:=12 + 3 * [.D208] + 5 * [.C208]" office:value-type="float" office:value="193.777988309991" calcext:value-type="float">
            <text:p>193.77798831</text:p>
          </table:table-cell>
          <table:table-cell/>
        </table:table-row>
        <table:table-row table:style-name="ro1">
          <table:table-cell table:formula="of:=RAND()" office:value-type="float" office:value="0.212738502537832" calcext:value-type="float">
            <text:p>0.2127385025</text:p>
          </table:table-cell>
          <table:table-cell table:formula="of:=NORMINV([.A209];10;3)" office:value-type="float" office:value="7.60913416587948" calcext:value-type="float">
            <text:p>7.6091341659</text:p>
          </table:table-cell>
          <table:table-cell table:formula="of:=COM.MICROSOFT.NORM.INV(RAND(); 0; 1)" office:value-type="float" office:value="-1.05946468860422" calcext:value-type="float">
            <text:p>-1.0594646886</text:p>
          </table:table-cell>
          <table:table-cell table:formula="of:=NORMINV(RAND(); 62; 4)" office:value-type="float" office:value="60.7480889614214" calcext:value-type="float">
            <text:p>60.7480889614</text:p>
          </table:table-cell>
          <table:table-cell table:formula="of:=12 + 3 * [.D209] + 5 * [.C209]" office:value-type="float" office:value="188.946943441243" calcext:value-type="float">
            <text:p>188.9469434412</text:p>
          </table:table-cell>
          <table:table-cell/>
        </table:table-row>
        <table:table-row table:style-name="ro1">
          <table:table-cell table:formula="of:=RAND()" office:value-type="float" office:value="0.625125633552671" calcext:value-type="float">
            <text:p>0.6251256336</text:p>
          </table:table-cell>
          <table:table-cell table:formula="of:=NORMINV([.A210];10;3)" office:value-type="float" office:value="10.9569120931859" calcext:value-type="float">
            <text:p>10.9569120932</text:p>
          </table:table-cell>
          <table:table-cell table:formula="of:=COM.MICROSOFT.NORM.INV(RAND(); 0; 1)" office:value-type="float" office:value="1.22724110616241" calcext:value-type="float">
            <text:p>1.2272411062</text:p>
          </table:table-cell>
          <table:table-cell table:formula="of:=NORMINV(RAND(); 62; 4)" office:value-type="float" office:value="67.3150837551478" calcext:value-type="float">
            <text:p>67.3150837551</text:p>
          </table:table-cell>
          <table:table-cell table:formula="of:=12 + 3 * [.D210] + 5 * [.C210]" office:value-type="float" office:value="220.081456796255" calcext:value-type="float">
            <text:p>220.0814567963</text:p>
          </table:table-cell>
          <table:table-cell/>
        </table:table-row>
        <table:table-row table:style-name="ro1">
          <table:table-cell table:formula="of:=RAND()" office:value-type="float" office:value="0.732931141275913" calcext:value-type="float">
            <text:p>0.7329311413</text:p>
          </table:table-cell>
          <table:table-cell table:formula="of:=NORMINV([.A211];10;3)" office:value-type="float" office:value="11.8651065420956" calcext:value-type="float">
            <text:p>11.8651065421</text:p>
          </table:table-cell>
          <table:table-cell table:formula="of:=COM.MICROSOFT.NORM.INV(RAND(); 0; 1)" office:value-type="float" office:value="0.0204029325476937" calcext:value-type="float">
            <text:p>0.0204029325</text:p>
          </table:table-cell>
          <table:table-cell table:formula="of:=NORMINV(RAND(); 62; 4)" office:value-type="float" office:value="59.2770345150932" calcext:value-type="float">
            <text:p>59.2770345151</text:p>
          </table:table-cell>
          <table:table-cell table:formula="of:=12 + 3 * [.D211] + 5 * [.C211]" office:value-type="float" office:value="189.933118208018" calcext:value-type="float">
            <text:p>189.933118208</text:p>
          </table:table-cell>
          <table:table-cell/>
        </table:table-row>
        <table:table-row table:style-name="ro1">
          <table:table-cell table:formula="of:=RAND()" office:value-type="float" office:value="0.990623668301851" calcext:value-type="float">
            <text:p>0.9906236683</text:p>
          </table:table-cell>
          <table:table-cell table:formula="of:=NORMINV([.A212];10;3)" office:value-type="float" office:value="17.0512346852146" calcext:value-type="float">
            <text:p>17.0512346852</text:p>
          </table:table-cell>
          <table:table-cell table:formula="of:=COM.MICROSOFT.NORM.INV(RAND(); 0; 1)" office:value-type="float" office:value="0.0732391305427201" calcext:value-type="float">
            <text:p>0.0732391305</text:p>
          </table:table-cell>
          <table:table-cell table:formula="of:=NORMINV(RAND(); 62; 4)" office:value-type="float" office:value="58.0241935939271" calcext:value-type="float">
            <text:p>58.0241935939</text:p>
          </table:table-cell>
          <table:table-cell table:formula="of:=12 + 3 * [.D212] + 5 * [.C212]" office:value-type="float" office:value="186.438776434495" calcext:value-type="float">
            <text:p>186.4387764345</text:p>
          </table:table-cell>
          <table:table-cell/>
        </table:table-row>
        <table:table-row table:style-name="ro1">
          <table:table-cell table:formula="of:=RAND()" office:value-type="float" office:value="0.877965304302052" calcext:value-type="float">
            <text:p>0.8779653043</text:p>
          </table:table-cell>
          <table:table-cell table:formula="of:=NORMINV([.A213];10;3)" office:value-type="float" office:value="13.4946265044171" calcext:value-type="float">
            <text:p>13.4946265044</text:p>
          </table:table-cell>
          <table:table-cell table:formula="of:=COM.MICROSOFT.NORM.INV(RAND(); 0; 1)" office:value-type="float" office:value="-0.107240552599878" calcext:value-type="float">
            <text:p>-0.1072405526</text:p>
          </table:table-cell>
          <table:table-cell table:formula="of:=NORMINV(RAND(); 62; 4)" office:value-type="float" office:value="59.9705964114204" calcext:value-type="float">
            <text:p>59.9705964114</text:p>
          </table:table-cell>
          <table:table-cell table:formula="of:=12 + 3 * [.D213] + 5 * [.C213]" office:value-type="float" office:value="191.375586471262" calcext:value-type="float">
            <text:p>191.3755864713</text:p>
          </table:table-cell>
          <table:table-cell/>
        </table:table-row>
        <table:table-row table:style-name="ro1">
          <table:table-cell table:formula="of:=RAND()" office:value-type="float" office:value="0.74203265318647" calcext:value-type="float">
            <text:p>0.7420326532</text:p>
          </table:table-cell>
          <table:table-cell table:formula="of:=NORMINV([.A214];10;3)" office:value-type="float" office:value="11.9488740099376" calcext:value-type="float">
            <text:p>11.9488740099</text:p>
          </table:table-cell>
          <table:table-cell table:formula="of:=COM.MICROSOFT.NORM.INV(RAND(); 0; 1)" office:value-type="float" office:value="0.160745330613482" calcext:value-type="float">
            <text:p>0.1607453306</text:p>
          </table:table-cell>
          <table:table-cell table:formula="of:=NORMINV(RAND(); 62; 4)" office:value-type="float" office:value="65.0832068197242" calcext:value-type="float">
            <text:p>65.0832068197</text:p>
          </table:table-cell>
          <table:table-cell table:formula="of:=12 + 3 * [.D214] + 5 * [.C214]" office:value-type="float" office:value="208.05334711224" calcext:value-type="float">
            <text:p>208.0533471122</text:p>
          </table:table-cell>
          <table:table-cell/>
        </table:table-row>
        <table:table-row table:style-name="ro1">
          <table:table-cell table:formula="of:=RAND()" office:value-type="float" office:value="0.278057427145541" calcext:value-type="float">
            <text:p>0.2780574271</text:p>
          </table:table-cell>
          <table:table-cell table:formula="of:=NORMINV([.A215];10;3)" office:value-type="float" office:value="8.23413391882144" calcext:value-type="float">
            <text:p>8.2341339188</text:p>
          </table:table-cell>
          <table:table-cell table:formula="of:=COM.MICROSOFT.NORM.INV(RAND(); 0; 1)" office:value-type="float" office:value="0.943446137686689" calcext:value-type="float">
            <text:p>0.9434461377</text:p>
          </table:table-cell>
          <table:table-cell table:formula="of:=NORMINV(RAND(); 62; 4)" office:value-type="float" office:value="63.6709724105722" calcext:value-type="float">
            <text:p>63.6709724106</text:p>
          </table:table-cell>
          <table:table-cell table:formula="of:=12 + 3 * [.D215] + 5 * [.C215]" office:value-type="float" office:value="207.73014792015" calcext:value-type="float">
            <text:p>207.7301479202</text:p>
          </table:table-cell>
          <table:table-cell/>
        </table:table-row>
        <table:table-row table:style-name="ro1">
          <table:table-cell table:formula="of:=RAND()" office:value-type="float" office:value="0.60303444834426" calcext:value-type="float">
            <text:p>0.6030344483</text:p>
          </table:table-cell>
          <table:table-cell table:formula="of:=NORMINV([.A216];10;3)" office:value-type="float" office:value="10.783627913021" calcext:value-type="float">
            <text:p>10.783627913</text:p>
          </table:table-cell>
          <table:table-cell table:formula="of:=COM.MICROSOFT.NORM.INV(RAND(); 0; 1)" office:value-type="float" office:value="-0.881212586560542" calcext:value-type="float">
            <text:p>-0.8812125866</text:p>
          </table:table-cell>
          <table:table-cell table:formula="of:=NORMINV(RAND(); 62; 4)" office:value-type="float" office:value="65.4243383450995" calcext:value-type="float">
            <text:p>65.4243383451</text:p>
          </table:table-cell>
          <table:table-cell table:formula="of:=12 + 3 * [.D216] + 5 * [.C216]" office:value-type="float" office:value="203.866952102496" calcext:value-type="float">
            <text:p>203.8669521025</text:p>
          </table:table-cell>
          <table:table-cell/>
        </table:table-row>
        <table:table-row table:style-name="ro1">
          <table:table-cell table:formula="of:=RAND()" office:value-type="float" office:value="0.339916692813858" calcext:value-type="float">
            <text:p>0.3399166928</text:p>
          </table:table-cell>
          <table:table-cell table:formula="of:=NORMINV([.A217];10;3)" office:value-type="float" office:value="8.76192849859518" calcext:value-type="float">
            <text:p>8.7619284986</text:p>
          </table:table-cell>
          <table:table-cell table:formula="of:=COM.MICROSOFT.NORM.INV(RAND(); 0; 1)" office:value-type="float" office:value="-0.437440552828735" calcext:value-type="float">
            <text:p>-0.4374405528</text:p>
          </table:table-cell>
          <table:table-cell table:formula="of:=NORMINV(RAND(); 62; 4)" office:value-type="float" office:value="62.0234721191348" calcext:value-type="float">
            <text:p>62.0234721191</text:p>
          </table:table-cell>
          <table:table-cell table:formula="of:=12 + 3 * [.D217] + 5 * [.C217]" office:value-type="float" office:value="195.883213593261" calcext:value-type="float">
            <text:p>195.8832135933</text:p>
          </table:table-cell>
          <table:table-cell/>
        </table:table-row>
        <table:table-row table:style-name="ro1">
          <table:table-cell table:formula="of:=RAND()" office:value-type="float" office:value="0.0881025865674019" calcext:value-type="float">
            <text:p>0.0881025866</text:p>
          </table:table-cell>
          <table:table-cell table:formula="of:=NORMINV([.A218];10;3)" office:value-type="float" office:value="5.94240385027241" calcext:value-type="float">
            <text:p>5.9424038503</text:p>
          </table:table-cell>
          <table:table-cell table:formula="of:=COM.MICROSOFT.NORM.INV(RAND(); 0; 1)" office:value-type="float" office:value="0.215144690657525" calcext:value-type="float">
            <text:p>0.2151446907</text:p>
          </table:table-cell>
          <table:table-cell table:formula="of:=NORMINV(RAND(); 62; 4)" office:value-type="float" office:value="61.9164309424848" calcext:value-type="float">
            <text:p>61.9164309425</text:p>
          </table:table-cell>
          <table:table-cell table:formula="of:=12 + 3 * [.D218] + 5 * [.C218]" office:value-type="float" office:value="198.825016280742" calcext:value-type="float">
            <text:p>198.8250162807</text:p>
          </table:table-cell>
          <table:table-cell/>
        </table:table-row>
        <table:table-row table:style-name="ro1">
          <table:table-cell table:formula="of:=RAND()" office:value-type="float" office:value="0.891847275663167" calcext:value-type="float">
            <text:p>0.8918472757</text:p>
          </table:table-cell>
          <table:table-cell table:formula="of:=NORMINV([.A219];10;3)" office:value-type="float" office:value="13.7092360740108" calcext:value-type="float">
            <text:p>13.709236074</text:p>
          </table:table-cell>
          <table:table-cell table:formula="of:=COM.MICROSOFT.NORM.INV(RAND(); 0; 1)" office:value-type="float" office:value="1.04098918000888" calcext:value-type="float">
            <text:p>1.04098918</text:p>
          </table:table-cell>
          <table:table-cell table:formula="of:=NORMINV(RAND(); 62; 4)" office:value-type="float" office:value="63.1675103909356" calcext:value-type="float">
            <text:p>63.1675103909</text:p>
          </table:table-cell>
          <table:table-cell table:formula="of:=12 + 3 * [.D219] + 5 * [.C219]" office:value-type="float" office:value="206.707477072851" calcext:value-type="float">
            <text:p>206.7074770729</text:p>
          </table:table-cell>
          <table:table-cell/>
        </table:table-row>
        <table:table-row table:style-name="ro1">
          <table:table-cell table:formula="of:=RAND()" office:value-type="float" office:value="0.821937024360523" calcext:value-type="float">
            <text:p>0.8219370244</text:p>
          </table:table-cell>
          <table:table-cell table:formula="of:=NORMINV([.A220];10;3)" office:value-type="float" office:value="12.7683164839247" calcext:value-type="float">
            <text:p>12.7683164839</text:p>
          </table:table-cell>
          <table:table-cell table:formula="of:=COM.MICROSOFT.NORM.INV(RAND(); 0; 1)" office:value-type="float" office:value="0.108573719391995" calcext:value-type="float">
            <text:p>0.1085737194</text:p>
          </table:table-cell>
          <table:table-cell table:formula="of:=NORMINV(RAND(); 62; 4)" office:value-type="float" office:value="61.9251687623671" calcext:value-type="float">
            <text:p>61.9251687624</text:p>
          </table:table-cell>
          <table:table-cell table:formula="of:=12 + 3 * [.D220] + 5 * [.C220]" office:value-type="float" office:value="198.318374884061" calcext:value-type="float">
            <text:p>198.3183748841</text:p>
          </table:table-cell>
          <table:table-cell/>
        </table:table-row>
        <table:table-row table:style-name="ro1">
          <table:table-cell table:formula="of:=RAND()" office:value-type="float" office:value="0.261917992960662" calcext:value-type="float">
            <text:p>0.261917993</text:p>
          </table:table-cell>
          <table:table-cell table:formula="of:=NORMINV([.A221];10;3)" office:value-type="float" office:value="8.08766942889465" calcext:value-type="float">
            <text:p>8.0876694289</text:p>
          </table:table-cell>
          <table:table-cell table:formula="of:=COM.MICROSOFT.NORM.INV(RAND(); 0; 1)" office:value-type="float" office:value="1.84898785459473" calcext:value-type="float">
            <text:p>1.8489878546</text:p>
          </table:table-cell>
          <table:table-cell table:formula="of:=NORMINV(RAND(); 62; 4)" office:value-type="float" office:value="63.0086851091035" calcext:value-type="float">
            <text:p>63.0086851091</text:p>
          </table:table-cell>
          <table:table-cell table:formula="of:=12 + 3 * [.D221] + 5 * [.C221]" office:value-type="float" office:value="210.270994600284" calcext:value-type="float">
            <text:p>210.2709946003</text:p>
          </table:table-cell>
          <table:table-cell/>
        </table:table-row>
        <table:table-row table:style-name="ro1">
          <table:table-cell table:formula="of:=RAND()" office:value-type="float" office:value="0.774100651731715" calcext:value-type="float">
            <text:p>0.7741006517</text:p>
          </table:table-cell>
          <table:table-cell table:formula="of:=NORMINV([.A222];10;3)" office:value-type="float" office:value="12.2572591334672" calcext:value-type="float">
            <text:p>12.2572591335</text:p>
          </table:table-cell>
          <table:table-cell table:formula="of:=COM.MICROSOFT.NORM.INV(RAND(); 0; 1)" office:value-type="float" office:value="1.11928772157482" calcext:value-type="float">
            <text:p>1.1192877216</text:p>
          </table:table-cell>
          <table:table-cell table:formula="of:=NORMINV(RAND(); 62; 4)" office:value-type="float" office:value="66.0962956848416" calcext:value-type="float">
            <text:p>66.0962956848</text:p>
          </table:table-cell>
          <table:table-cell table:formula="of:=12 + 3 * [.D222] + 5 * [.C222]" office:value-type="float" office:value="215.885325662399" calcext:value-type="float">
            <text:p>215.8853256624</text:p>
          </table:table-cell>
          <table:table-cell/>
        </table:table-row>
        <table:table-row table:style-name="ro1">
          <table:table-cell table:formula="of:=RAND()" office:value-type="float" office:value="0.616016901331022" calcext:value-type="float">
            <text:p>0.6160169013</text:p>
          </table:table-cell>
          <table:table-cell table:formula="of:=NORMINV([.A223];10;3)" office:value-type="float" office:value="10.8851087136328" calcext:value-type="float">
            <text:p>10.8851087136</text:p>
          </table:table-cell>
          <table:table-cell table:formula="of:=COM.MICROSOFT.NORM.INV(RAND(); 0; 1)" office:value-type="float" office:value="-0.130800793084116" calcext:value-type="float">
            <text:p>-0.1308007931</text:p>
          </table:table-cell>
          <table:table-cell table:formula="of:=NORMINV(RAND(); 62; 4)" office:value-type="float" office:value="66.2627823822567" calcext:value-type="float">
            <text:p>66.2627823823</text:p>
          </table:table-cell>
          <table:table-cell table:formula="of:=12 + 3 * [.D223] + 5 * [.C223]" office:value-type="float" office:value="210.13434318135" calcext:value-type="float">
            <text:p>210.1343431814</text:p>
          </table:table-cell>
          <table:table-cell/>
        </table:table-row>
        <table:table-row table:style-name="ro1">
          <table:table-cell table:formula="of:=RAND()" office:value-type="float" office:value="0.601401364197955" calcext:value-type="float">
            <text:p>0.6014013642</text:p>
          </table:table-cell>
          <table:table-cell table:formula="of:=NORMINV([.A224];10;3)" office:value-type="float" office:value="10.770928111491" calcext:value-type="float">
            <text:p>10.7709281115</text:p>
          </table:table-cell>
          <table:table-cell table:formula="of:=COM.MICROSOFT.NORM.INV(RAND(); 0; 1)" office:value-type="float" office:value="-1.55040621752374" calcext:value-type="float">
            <text:p>-1.5504062175</text:p>
          </table:table-cell>
          <table:table-cell table:formula="of:=NORMINV(RAND(); 62; 4)" office:value-type="float" office:value="62.1520090475619" calcext:value-type="float">
            <text:p>62.1520090476</text:p>
          </table:table-cell>
          <table:table-cell table:formula="of:=12 + 3 * [.D224] + 5 * [.C224]" office:value-type="float" office:value="190.703996055067" calcext:value-type="float">
            <text:p>190.7039960551</text:p>
          </table:table-cell>
          <table:table-cell/>
        </table:table-row>
        <table:table-row table:style-name="ro1">
          <table:table-cell table:formula="of:=RAND()" office:value-type="float" office:value="0.981046485481784" calcext:value-type="float">
            <text:p>0.9810464855</text:p>
          </table:table-cell>
          <table:table-cell table:formula="of:=NORMINV([.A225];10;3)" office:value-type="float" office:value="16.2275758532199" calcext:value-type="float">
            <text:p>16.2275758532</text:p>
          </table:table-cell>
          <table:table-cell table:formula="of:=COM.MICROSOFT.NORM.INV(RAND(); 0; 1)" office:value-type="float" office:value="0.00302214121936594" calcext:value-type="float">
            <text:p>0.0030221412</text:p>
          </table:table-cell>
          <table:table-cell table:formula="of:=NORMINV(RAND(); 62; 4)" office:value-type="float" office:value="59.1023872958929" calcext:value-type="float">
            <text:p>59.1023872959</text:p>
          </table:table-cell>
          <table:table-cell table:formula="of:=12 + 3 * [.D225] + 5 * [.C225]" office:value-type="float" office:value="189.322272593775" calcext:value-type="float">
            <text:p>189.3222725938</text:p>
          </table:table-cell>
          <table:table-cell/>
        </table:table-row>
        <table:table-row table:style-name="ro1">
          <table:table-cell table:formula="of:=RAND()" office:value-type="float" office:value="0.253000413998961" calcext:value-type="float">
            <text:p>0.253000414</text:p>
          </table:table-cell>
          <table:table-cell table:formula="of:=NORMINV([.A226];10;3)" office:value-type="float" office:value="8.00476704530922" calcext:value-type="float">
            <text:p>8.0047670453</text:p>
          </table:table-cell>
          <table:table-cell table:formula="of:=COM.MICROSOFT.NORM.INV(RAND(); 0; 1)" office:value-type="float" office:value="2.32138303378053" calcext:value-type="float">
            <text:p>2.3213830338</text:p>
          </table:table-cell>
          <table:table-cell table:formula="of:=NORMINV(RAND(); 62; 4)" office:value-type="float" office:value="66.1567878450198" calcext:value-type="float">
            <text:p>66.156787845</text:p>
          </table:table-cell>
          <table:table-cell table:formula="of:=12 + 3 * [.D226] + 5 * [.C226]" office:value-type="float" office:value="222.077278703962" calcext:value-type="float">
            <text:p>222.077278704</text:p>
          </table:table-cell>
          <table:table-cell/>
        </table:table-row>
        <table:table-row table:style-name="ro1">
          <table:table-cell table:formula="of:=RAND()" office:value-type="float" office:value="0.729803162626922" calcext:value-type="float">
            <text:p>0.7298031626</text:p>
          </table:table-cell>
          <table:table-cell table:formula="of:=NORMINV([.A227];10;3)" office:value-type="float" office:value="11.8366533614787" calcext:value-type="float">
            <text:p>11.8366533615</text:p>
          </table:table-cell>
          <table:table-cell table:formula="of:=COM.MICROSOFT.NORM.INV(RAND(); 0; 1)" office:value-type="float" office:value="2.56062337215891" calcext:value-type="float">
            <text:p>2.5606233722</text:p>
          </table:table-cell>
          <table:table-cell table:formula="of:=NORMINV(RAND(); 62; 4)" office:value-type="float" office:value="64.2097233981113" calcext:value-type="float">
            <text:p>64.2097233981</text:p>
          </table:table-cell>
          <table:table-cell table:formula="of:=12 + 3 * [.D227] + 5 * [.C227]" office:value-type="float" office:value="217.432287055128" calcext:value-type="float">
            <text:p>217.4322870551</text:p>
          </table:table-cell>
          <table:table-cell/>
        </table:table-row>
        <table:table-row table:style-name="ro1">
          <table:table-cell table:formula="of:=RAND()" office:value-type="float" office:value="0.996965288650245" calcext:value-type="float">
            <text:p>0.9969652887</text:p>
          </table:table-cell>
          <table:table-cell table:formula="of:=NORMINV([.A228];10;3)" office:value-type="float" office:value="18.2320212706492" calcext:value-type="float">
            <text:p>18.2320212706</text:p>
          </table:table-cell>
          <table:table-cell table:formula="of:=COM.MICROSOFT.NORM.INV(RAND(); 0; 1)" office:value-type="float" office:value="-0.501267220003908" calcext:value-type="float">
            <text:p>-0.50126722</text:p>
          </table:table-cell>
          <table:table-cell table:formula="of:=NORMINV(RAND(); 62; 4)" office:value-type="float" office:value="58.8964005456404" calcext:value-type="float">
            <text:p>58.8964005456</text:p>
          </table:table-cell>
          <table:table-cell table:formula="of:=12 + 3 * [.D228] + 5 * [.C228]" office:value-type="float" office:value="186.182865536902" calcext:value-type="float">
            <text:p>186.1828655369</text:p>
          </table:table-cell>
          <table:table-cell/>
        </table:table-row>
        <table:table-row table:style-name="ro1">
          <table:table-cell table:formula="of:=RAND()" office:value-type="float" office:value="0.292972570518032" calcext:value-type="float">
            <text:p>0.2929725705</text:p>
          </table:table-cell>
          <table:table-cell table:formula="of:=NORMINV([.A229];10;3)" office:value-type="float" office:value="8.36583578579252" calcext:value-type="float">
            <text:p>8.3658357858</text:p>
          </table:table-cell>
          <table:table-cell table:formula="of:=COM.MICROSOFT.NORM.INV(RAND(); 0; 1)" office:value-type="float" office:value="0.745588647523887" calcext:value-type="float">
            <text:p>0.7455886475</text:p>
          </table:table-cell>
          <table:table-cell table:formula="of:=NORMINV(RAND(); 62; 4)" office:value-type="float" office:value="67.2773117738183" calcext:value-type="float">
            <text:p>67.2773117738</text:p>
          </table:table-cell>
          <table:table-cell table:formula="of:=12 + 3 * [.D229] + 5 * [.C229]" office:value-type="float" office:value="217.559878559074" calcext:value-type="float">
            <text:p>217.5598785591</text:p>
          </table:table-cell>
          <table:table-cell/>
        </table:table-row>
        <table:table-row table:style-name="ro1">
          <table:table-cell table:formula="of:=RAND()" office:value-type="float" office:value="0.142750637140125" calcext:value-type="float">
            <text:p>0.1427506371</text:p>
          </table:table-cell>
          <table:table-cell table:formula="of:=NORMINV([.A230];10;3)" office:value-type="float" office:value="6.79587205496867" calcext:value-type="float">
            <text:p>6.795872055</text:p>
          </table:table-cell>
          <table:table-cell table:formula="of:=COM.MICROSOFT.NORM.INV(RAND(); 0; 1)" office:value-type="float" office:value="-1.41882924690869" calcext:value-type="float">
            <text:p>-1.4188292469</text:p>
          </table:table-cell>
          <table:table-cell table:formula="of:=NORMINV(RAND(); 62; 4)" office:value-type="float" office:value="56.8908353696071" calcext:value-type="float">
            <text:p>56.8908353696</text:p>
          </table:table-cell>
          <table:table-cell table:formula="of:=12 + 3 * [.D230] + 5 * [.C230]" office:value-type="float" office:value="175.578359874278" calcext:value-type="float">
            <text:p>175.5783598743</text:p>
          </table:table-cell>
          <table:table-cell/>
        </table:table-row>
        <table:table-row table:style-name="ro1">
          <table:table-cell table:formula="of:=RAND()" office:value-type="float" office:value="0.311114775948226" calcext:value-type="float">
            <text:p>0.3111147759</text:p>
          </table:table-cell>
          <table:table-cell table:formula="of:=NORMINV([.A231];10;3)" office:value-type="float" office:value="8.52192111645547" calcext:value-type="float">
            <text:p>8.5219211165</text:p>
          </table:table-cell>
          <table:table-cell table:formula="of:=COM.MICROSOFT.NORM.INV(RAND(); 0; 1)" office:value-type="float" office:value="-1.60591747164946" calcext:value-type="float">
            <text:p>-1.6059174716</text:p>
          </table:table-cell>
          <table:table-cell table:formula="of:=NORMINV(RAND(); 62; 4)" office:value-type="float" office:value="60.9537184105101" calcext:value-type="float">
            <text:p>60.9537184105</text:p>
          </table:table-cell>
          <table:table-cell table:formula="of:=12 + 3 * [.D231] + 5 * [.C231]" office:value-type="float" office:value="186.831567873283" calcext:value-type="float">
            <text:p>186.8315678733</text:p>
          </table:table-cell>
          <table:table-cell/>
        </table:table-row>
        <table:table-row table:style-name="ro1">
          <table:table-cell table:formula="of:=RAND()" office:value-type="float" office:value="0.42225361126475" calcext:value-type="float">
            <text:p>0.4222536113</text:p>
          </table:table-cell>
          <table:table-cell table:formula="of:=NORMINV([.A232];10;3)" office:value-type="float" office:value="9.41160542686511" calcext:value-type="float">
            <text:p>9.4116054269</text:p>
          </table:table-cell>
          <table:table-cell table:formula="of:=COM.MICROSOFT.NORM.INV(RAND(); 0; 1)" office:value-type="float" office:value="0.868768311725445" calcext:value-type="float">
            <text:p>0.8687683117</text:p>
          </table:table-cell>
          <table:table-cell table:formula="of:=NORMINV(RAND(); 62; 4)" office:value-type="float" office:value="57.9672391628456" calcext:value-type="float">
            <text:p>57.9672391628</text:p>
          </table:table-cell>
          <table:table-cell table:formula="of:=12 + 3 * [.D232] + 5 * [.C232]" office:value-type="float" office:value="190.245559047164" calcext:value-type="float">
            <text:p>190.2455590472</text:p>
          </table:table-cell>
          <table:table-cell/>
        </table:table-row>
        <table:table-row table:style-name="ro1">
          <table:table-cell table:formula="of:=RAND()" office:value-type="float" office:value="0.559738668147475" calcext:value-type="float">
            <text:p>0.5597386681</text:p>
          </table:table-cell>
          <table:table-cell table:formula="of:=NORMINV([.A233];10;3)" office:value-type="float" office:value="10.450920037266" calcext:value-type="float">
            <text:p>10.4509200373</text:p>
          </table:table-cell>
          <table:table-cell table:formula="of:=COM.MICROSOFT.NORM.INV(RAND(); 0; 1)" office:value-type="float" office:value="1.39613577325734" calcext:value-type="float">
            <text:p>1.3961357733</text:p>
          </table:table-cell>
          <table:table-cell table:formula="of:=NORMINV(RAND(); 62; 4)" office:value-type="float" office:value="72.4881986896008" calcext:value-type="float">
            <text:p>72.4881986896</text:p>
          </table:table-cell>
          <table:table-cell table:formula="of:=12 + 3 * [.D233] + 5 * [.C233]" office:value-type="float" office:value="236.445274935089" calcext:value-type="float">
            <text:p>236.4452749351</text:p>
          </table:table-cell>
          <table:table-cell/>
        </table:table-row>
        <table:table-row table:style-name="ro1">
          <table:table-cell table:formula="of:=RAND()" office:value-type="float" office:value="0.70830020820722" calcext:value-type="float">
            <text:p>0.7083002082</text:p>
          </table:table-cell>
          <table:table-cell table:formula="of:=NORMINV([.A234];10;3)" office:value-type="float" office:value="11.6452773192887" calcext:value-type="float">
            <text:p>11.6452773193</text:p>
          </table:table-cell>
          <table:table-cell table:formula="of:=COM.MICROSOFT.NORM.INV(RAND(); 0; 1)" office:value-type="float" office:value="-0.753644713067042" calcext:value-type="float">
            <text:p>-0.7536447131</text:p>
          </table:table-cell>
          <table:table-cell table:formula="of:=NORMINV(RAND(); 62; 4)" office:value-type="float" office:value="61.5425245779321" calcext:value-type="float">
            <text:p>61.5425245779</text:p>
          </table:table-cell>
          <table:table-cell table:formula="of:=12 + 3 * [.D234] + 5 * [.C234]" office:value-type="float" office:value="192.859350168461" calcext:value-type="float">
            <text:p>192.8593501685</text:p>
          </table:table-cell>
          <table:table-cell/>
        </table:table-row>
        <table:table-row table:style-name="ro1">
          <table:table-cell table:formula="of:=RAND()" office:value-type="float" office:value="0.919272840255871" calcext:value-type="float">
            <text:p>0.9192728403</text:p>
          </table:table-cell>
          <table:table-cell table:formula="of:=NORMINV([.A235];10;3)" office:value-type="float" office:value="14.2005911452293" calcext:value-type="float">
            <text:p>14.2005911452</text:p>
          </table:table-cell>
          <table:table-cell table:formula="of:=COM.MICROSOFT.NORM.INV(RAND(); 0; 1)" office:value-type="float" office:value="-1.00625645324657" calcext:value-type="float">
            <text:p>-1.0062564532</text:p>
          </table:table-cell>
          <table:table-cell table:formula="of:=NORMINV(RAND(); 62; 4)" office:value-type="float" office:value="61.1568489949877" calcext:value-type="float">
            <text:p>61.156848995</text:p>
          </table:table-cell>
          <table:table-cell table:formula="of:=12 + 3 * [.D235] + 5 * [.C235]" office:value-type="float" office:value="190.43926471873" calcext:value-type="float">
            <text:p>190.4392647187</text:p>
          </table:table-cell>
          <table:table-cell/>
        </table:table-row>
        <table:table-row table:style-name="ro1">
          <table:table-cell table:formula="of:=RAND()" office:value-type="float" office:value="0.206697982968763" calcext:value-type="float">
            <text:p>0.206697983</text:p>
          </table:table-cell>
          <table:table-cell table:formula="of:=NORMINV([.A236];10;3)" office:value-type="float" office:value="7.54620373253368" calcext:value-type="float">
            <text:p>7.5462037325</text:p>
          </table:table-cell>
          <table:table-cell table:formula="of:=COM.MICROSOFT.NORM.INV(RAND(); 0; 1)" office:value-type="float" office:value="0.479428721419329" calcext:value-type="float">
            <text:p>0.4794287214</text:p>
          </table:table-cell>
          <table:table-cell table:formula="of:=NORMINV(RAND(); 62; 4)" office:value-type="float" office:value="54.4734909724899" calcext:value-type="float">
            <text:p>54.4734909725</text:p>
          </table:table-cell>
          <table:table-cell table:formula="of:=12 + 3 * [.D236] + 5 * [.C236]" office:value-type="float" office:value="177.817616524566" calcext:value-type="float">
            <text:p>177.8176165246</text:p>
          </table:table-cell>
          <table:table-cell/>
        </table:table-row>
        <table:table-row table:style-name="ro1">
          <table:table-cell table:formula="of:=RAND()" office:value-type="float" office:value="0.632371685933322" calcext:value-type="float">
            <text:p>0.6323716859</text:p>
          </table:table-cell>
          <table:table-cell table:formula="of:=NORMINV([.A237];10;3)" office:value-type="float" office:value="11.0144242209414" calcext:value-type="float">
            <text:p>11.0144242209</text:p>
          </table:table-cell>
          <table:table-cell table:formula="of:=COM.MICROSOFT.NORM.INV(RAND(); 0; 1)" office:value-type="float" office:value="0.274083273833868" calcext:value-type="float">
            <text:p>0.2740832738</text:p>
          </table:table-cell>
          <table:table-cell table:formula="of:=NORMINV(RAND(); 62; 4)" office:value-type="float" office:value="63.2331584861153" calcext:value-type="float">
            <text:p>63.2331584861</text:p>
          </table:table-cell>
          <table:table-cell table:formula="of:=12 + 3 * [.D237] + 5 * [.C237]" office:value-type="float" office:value="203.069891827515" calcext:value-type="float">
            <text:p>203.0698918275</text:p>
          </table:table-cell>
          <table:table-cell/>
        </table:table-row>
        <table:table-row table:style-name="ro1">
          <table:table-cell table:formula="of:=RAND()" office:value-type="float" office:value="0.0389205005485564" calcext:value-type="float">
            <text:p>0.0389205005</text:p>
          </table:table-cell>
          <table:table-cell table:formula="of:=NORMINV([.A238];10;3)" office:value-type="float" office:value="4.70994152623263" calcext:value-type="float">
            <text:p>4.7099415262</text:p>
          </table:table-cell>
          <table:table-cell table:formula="of:=COM.MICROSOFT.NORM.INV(RAND(); 0; 1)" office:value-type="float" office:value="-0.996088998776978" calcext:value-type="float">
            <text:p>-0.9960889988</text:p>
          </table:table-cell>
          <table:table-cell table:formula="of:=NORMINV(RAND(); 62; 4)" office:value-type="float" office:value="63.9059810238749" calcext:value-type="float">
            <text:p>63.9059810239</text:p>
          </table:table-cell>
          <table:table-cell table:formula="of:=12 + 3 * [.D238] + 5 * [.C238]" office:value-type="float" office:value="198.73749807774" calcext:value-type="float">
            <text:p>198.7374980777</text:p>
          </table:table-cell>
          <table:table-cell/>
        </table:table-row>
        <table:table-row table:style-name="ro1">
          <table:table-cell table:formula="of:=RAND()" office:value-type="float" office:value="0.803515510400757" calcext:value-type="float">
            <text:p>0.8035155104</text:p>
          </table:table-cell>
          <table:table-cell table:formula="of:=NORMINV([.A239];10;3)" office:value-type="float" office:value="12.5627364904435" calcext:value-type="float">
            <text:p>12.5627364904</text:p>
          </table:table-cell>
          <table:table-cell table:formula="of:=COM.MICROSOFT.NORM.INV(RAND(); 0; 1)" office:value-type="float" office:value="-0.160047383768385" calcext:value-type="float">
            <text:p>-0.1600473838</text:p>
          </table:table-cell>
          <table:table-cell table:formula="of:=NORMINV(RAND(); 62; 4)" office:value-type="float" office:value="53.9176818227078" calcext:value-type="float">
            <text:p>53.9176818227</text:p>
          </table:table-cell>
          <table:table-cell table:formula="of:=12 + 3 * [.D239] + 5 * [.C239]" office:value-type="float" office:value="172.952808549281" calcext:value-type="float">
            <text:p>172.9528085493</text:p>
          </table:table-cell>
          <table:table-cell/>
        </table:table-row>
        <table:table-row table:style-name="ro1">
          <table:table-cell table:formula="of:=RAND()" office:value-type="float" office:value="0.871972366934642" calcext:value-type="float">
            <text:p>0.8719723669</text:p>
          </table:table-cell>
          <table:table-cell table:formula="of:=NORMINV([.A240];10;3)" office:value-type="float" office:value="13.4072925823863" calcext:value-type="float">
            <text:p>13.4072925824</text:p>
          </table:table-cell>
          <table:table-cell table:formula="of:=COM.MICROSOFT.NORM.INV(RAND(); 0; 1)" office:value-type="float" office:value="-0.882724783811546" calcext:value-type="float">
            <text:p>-0.8827247838</text:p>
          </table:table-cell>
          <table:table-cell table:formula="of:=NORMINV(RAND(); 62; 4)" office:value-type="float" office:value="66.2448971303698" calcext:value-type="float">
            <text:p>66.2448971304</text:p>
          </table:table-cell>
          <table:table-cell table:formula="of:=12 + 3 * [.D240] + 5 * [.C240]" office:value-type="float" office:value="206.321067472052" calcext:value-type="float">
            <text:p>206.3210674721</text:p>
          </table:table-cell>
          <table:table-cell/>
        </table:table-row>
        <table:table-row table:style-name="ro1">
          <table:table-cell table:formula="of:=RAND()" office:value-type="float" office:value="0.646950278896838" calcext:value-type="float">
            <text:p>0.6469502789</text:p>
          </table:table-cell>
          <table:table-cell table:formula="of:=NORMINV([.A241];10;3)" office:value-type="float" office:value="11.1312993903911" calcext:value-type="float">
            <text:p>11.1312993904</text:p>
          </table:table-cell>
          <table:table-cell table:formula="of:=COM.MICROSOFT.NORM.INV(RAND(); 0; 1)" office:value-type="float" office:value="-0.198467375701052" calcext:value-type="float">
            <text:p>-0.1984673757</text:p>
          </table:table-cell>
          <table:table-cell table:formula="of:=NORMINV(RAND(); 62; 4)" office:value-type="float" office:value="63.0889005845629" calcext:value-type="float">
            <text:p>63.0889005846</text:p>
          </table:table-cell>
          <table:table-cell table:formula="of:=12 + 3 * [.D241] + 5 * [.C241]" office:value-type="float" office:value="200.274364875183" calcext:value-type="float">
            <text:p>200.2743648752</text:p>
          </table:table-cell>
          <table:table-cell/>
        </table:table-row>
        <table:table-row table:style-name="ro1">
          <table:table-cell table:formula="of:=RAND()" office:value-type="float" office:value="0.646293710218743" calcext:value-type="float">
            <text:p>0.6462937102</text:p>
          </table:table-cell>
          <table:table-cell table:formula="of:=NORMINV([.A242];10;3)" office:value-type="float" office:value="11.1259999967485" calcext:value-type="float">
            <text:p>11.1259999967</text:p>
          </table:table-cell>
          <table:table-cell table:formula="of:=COM.MICROSOFT.NORM.INV(RAND(); 0; 1)" office:value-type="float" office:value="0.17483043922258" calcext:value-type="float">
            <text:p>0.1748304392</text:p>
          </table:table-cell>
          <table:table-cell table:formula="of:=NORMINV(RAND(); 62; 4)" office:value-type="float" office:value="60.5600617763704" calcext:value-type="float">
            <text:p>60.5600617764</text:p>
          </table:table-cell>
          <table:table-cell table:formula="of:=12 + 3 * [.D242] + 5 * [.C242]" office:value-type="float" office:value="194.554337525224" calcext:value-type="float">
            <text:p>194.5543375252</text:p>
          </table:table-cell>
          <table:table-cell/>
        </table:table-row>
        <table:table-row table:style-name="ro1">
          <table:table-cell table:formula="of:=RAND()" office:value-type="float" office:value="0.842579370131716" calcext:value-type="float">
            <text:p>0.8425793701</text:p>
          </table:table-cell>
          <table:table-cell table:formula="of:=NORMINV([.A243];10;3)" office:value-type="float" office:value="13.0153463603543" calcext:value-type="float">
            <text:p>13.0153463604</text:p>
          </table:table-cell>
          <table:table-cell table:formula="of:=COM.MICROSOFT.NORM.INV(RAND(); 0; 1)" office:value-type="float" office:value="0.37626117797773" calcext:value-type="float">
            <text:p>0.376261178</text:p>
          </table:table-cell>
          <table:table-cell table:formula="of:=NORMINV(RAND(); 62; 4)" office:value-type="float" office:value="61.8063448414884" calcext:value-type="float">
            <text:p>61.8063448415</text:p>
          </table:table-cell>
          <table:table-cell table:formula="of:=12 + 3 * [.D243] + 5 * [.C243]" office:value-type="float" office:value="199.300340414354" calcext:value-type="float">
            <text:p>199.3003404144</text:p>
          </table:table-cell>
          <table:table-cell/>
        </table:table-row>
        <table:table-row table:style-name="ro1">
          <table:table-cell table:formula="of:=RAND()" office:value-type="float" office:value="0.524738491978496" calcext:value-type="float">
            <text:p>0.524738492</text:p>
          </table:table-cell>
          <table:table-cell table:formula="of:=NORMINV([.A244];10;3)" office:value-type="float" office:value="10.1861499939602" calcext:value-type="float">
            <text:p>10.186149994</text:p>
          </table:table-cell>
          <table:table-cell table:formula="of:=COM.MICROSOFT.NORM.INV(RAND(); 0; 1)" office:value-type="float" office:value="-0.641440585476105" calcext:value-type="float">
            <text:p>-0.6414405855</text:p>
          </table:table-cell>
          <table:table-cell table:formula="of:=NORMINV(RAND(); 62; 4)" office:value-type="float" office:value="65.723451213702" calcext:value-type="float">
            <text:p>65.7234512137</text:p>
          </table:table-cell>
          <table:table-cell table:formula="of:=12 + 3 * [.D244] + 5 * [.C244]" office:value-type="float" office:value="205.963150713725" calcext:value-type="float">
            <text:p>205.9631507137</text:p>
          </table:table-cell>
          <table:table-cell/>
        </table:table-row>
        <table:table-row table:style-name="ro1">
          <table:table-cell table:formula="of:=RAND()" office:value-type="float" office:value="0.444149933988228" calcext:value-type="float">
            <text:p>0.444149934</text:p>
          </table:table-cell>
          <table:table-cell table:formula="of:=NORMINV([.A245];10;3)" office:value-type="float" office:value="9.57863258197352" calcext:value-type="float">
            <text:p>9.578632582</text:p>
          </table:table-cell>
          <table:table-cell table:formula="of:=COM.MICROSOFT.NORM.INV(RAND(); 0; 1)" office:value-type="float" office:value="-0.069966228890035" calcext:value-type="float">
            <text:p>-0.0699662289</text:p>
          </table:table-cell>
          <table:table-cell table:formula="of:=NORMINV(RAND(); 62; 4)" office:value-type="float" office:value="65.2126354738512" calcext:value-type="float">
            <text:p>65.2126354739</text:p>
          </table:table-cell>
          <table:table-cell table:formula="of:=12 + 3 * [.D245] + 5 * [.C245]" office:value-type="float" office:value="207.288075277103" calcext:value-type="float">
            <text:p>207.2880752771</text:p>
          </table:table-cell>
          <table:table-cell/>
        </table:table-row>
        <table:table-row table:style-name="ro1">
          <table:table-cell table:formula="of:=RAND()" office:value-type="float" office:value="0.89623723551631" calcext:value-type="float">
            <text:p>0.8962372355</text:p>
          </table:table-cell>
          <table:table-cell table:formula="of:=NORMINV([.A246];10;3)" office:value-type="float" office:value="13.7811964447483" calcext:value-type="float">
            <text:p>13.7811964447</text:p>
          </table:table-cell>
          <table:table-cell table:formula="of:=COM.MICROSOFT.NORM.INV(RAND(); 0; 1)" office:value-type="float" office:value="-0.495282859555521" calcext:value-type="float">
            <text:p>-0.4952828596</text:p>
          </table:table-cell>
          <table:table-cell table:formula="of:=NORMINV(RAND(); 62; 4)" office:value-type="float" office:value="65.1910090095878" calcext:value-type="float">
            <text:p>65.1910090096</text:p>
          </table:table-cell>
          <table:table-cell table:formula="of:=12 + 3 * [.D246] + 5 * [.C246]" office:value-type="float" office:value="205.096612730986" calcext:value-type="float">
            <text:p>205.096612731</text:p>
          </table:table-cell>
          <table:table-cell/>
        </table:table-row>
        <table:table-row table:style-name="ro1">
          <table:table-cell table:formula="of:=RAND()" office:value-type="float" office:value="0.623404914746061" calcext:value-type="float">
            <text:p>0.6234049147</text:p>
          </table:table-cell>
          <table:table-cell table:formula="of:=NORMINV([.A247];10;3)" office:value-type="float" office:value="10.9433070008374" calcext:value-type="float">
            <text:p>10.9433070008</text:p>
          </table:table-cell>
          <table:table-cell table:formula="of:=COM.MICROSOFT.NORM.INV(RAND(); 0; 1)" office:value-type="float" office:value="1.01845472616807" calcext:value-type="float">
            <text:p>1.0184547262</text:p>
          </table:table-cell>
          <table:table-cell table:formula="of:=NORMINV(RAND(); 62; 4)" office:value-type="float" office:value="62.7096397432848" calcext:value-type="float">
            <text:p>62.7096397433</text:p>
          </table:table-cell>
          <table:table-cell table:formula="of:=12 + 3 * [.D247] + 5 * [.C247]" office:value-type="float" office:value="205.221192860695" calcext:value-type="float">
            <text:p>205.2211928607</text:p>
          </table:table-cell>
          <table:table-cell/>
        </table:table-row>
        <table:table-row table:style-name="ro1">
          <table:table-cell table:formula="of:=RAND()" office:value-type="float" office:value="0.314509627874941" calcext:value-type="float">
            <text:p>0.3145096279</text:p>
          </table:table-cell>
          <table:table-cell table:formula="of:=NORMINV([.A248];10;3)" office:value-type="float" office:value="8.55067685226932" calcext:value-type="float">
            <text:p>8.5506768523</text:p>
          </table:table-cell>
          <table:table-cell table:formula="of:=COM.MICROSOFT.NORM.INV(RAND(); 0; 1)" office:value-type="float" office:value="-0.751875931182988" calcext:value-type="float">
            <text:p>-0.7518759312</text:p>
          </table:table-cell>
          <table:table-cell table:formula="of:=NORMINV(RAND(); 62; 4)" office:value-type="float" office:value="68.133519717691" calcext:value-type="float">
            <text:p>68.1335197177</text:p>
          </table:table-cell>
          <table:table-cell table:formula="of:=12 + 3 * [.D248] + 5 * [.C248]" office:value-type="float" office:value="212.641179497158" calcext:value-type="float">
            <text:p>212.6411794972</text:p>
          </table:table-cell>
          <table:table-cell/>
        </table:table-row>
        <table:table-row table:style-name="ro1">
          <table:table-cell table:formula="of:=RAND()" office:value-type="float" office:value="0.0102089331485331" calcext:value-type="float">
            <text:p>0.0102089331</text:p>
          </table:table-cell>
          <table:table-cell table:formula="of:=NORMINV([.A249];10;3)" office:value-type="float" office:value="3.04426252666987" calcext:value-type="float">
            <text:p>3.0442625267</text:p>
          </table:table-cell>
          <table:table-cell table:formula="of:=COM.MICROSOFT.NORM.INV(RAND(); 0; 1)" office:value-type="float" office:value="-0.168480527428577" calcext:value-type="float">
            <text:p>-0.1684805274</text:p>
          </table:table-cell>
          <table:table-cell table:formula="of:=NORMINV(RAND(); 62; 4)" office:value-type="float" office:value="57.8453363402256" calcext:value-type="float">
            <text:p>57.8453363402</text:p>
          </table:table-cell>
          <table:table-cell table:formula="of:=12 + 3 * [.D249] + 5 * [.C249]" office:value-type="float" office:value="184.693606383534" calcext:value-type="float">
            <text:p>184.6936063835</text:p>
          </table:table-cell>
          <table:table-cell/>
        </table:table-row>
        <table:table-row table:style-name="ro1">
          <table:table-cell table:formula="of:=RAND()" office:value-type="float" office:value="0.282209171447903" calcext:value-type="float">
            <text:p>0.2822091714</text:p>
          </table:table-cell>
          <table:table-cell table:formula="of:=NORMINV([.A250];10;3)" office:value-type="float" office:value="8.27112627985055" calcext:value-type="float">
            <text:p>8.2711262799</text:p>
          </table:table-cell>
          <table:table-cell table:formula="of:=COM.MICROSOFT.NORM.INV(RAND(); 0; 1)" office:value-type="float" office:value="-0.857982591169409" calcext:value-type="float">
            <text:p>-0.8579825912</text:p>
          </table:table-cell>
          <table:table-cell table:formula="of:=NORMINV(RAND(); 62; 4)" office:value-type="float" office:value="58.6718022078143" calcext:value-type="float">
            <text:p>58.6718022078</text:p>
          </table:table-cell>
          <table:table-cell table:formula="of:=12 + 3 * [.D250] + 5 * [.C250]" office:value-type="float" office:value="183.725493667596" calcext:value-type="float">
            <text:p>183.7254936676</text:p>
          </table:table-cell>
          <table:table-cell/>
        </table:table-row>
        <table:table-row table:style-name="ro1">
          <table:table-cell table:formula="of:=RAND()" office:value-type="float" office:value="0.408767759567127" calcext:value-type="float">
            <text:p>0.4087677596</text:p>
          </table:table-cell>
          <table:table-cell table:formula="of:=NORMINV([.A251];10;3)" office:value-type="float" office:value="9.30785229537707" calcext:value-type="float">
            <text:p>9.3078522954</text:p>
          </table:table-cell>
          <table:table-cell table:formula="of:=COM.MICROSOFT.NORM.INV(RAND(); 0; 1)" office:value-type="float" office:value="0.141998561348904" calcext:value-type="float">
            <text:p>0.1419985613</text:p>
          </table:table-cell>
          <table:table-cell table:formula="of:=NORMINV(RAND(); 62; 4)" office:value-type="float" office:value="60.6552408429857" calcext:value-type="float">
            <text:p>60.655240843</text:p>
          </table:table-cell>
          <table:table-cell table:formula="of:=12 + 3 * [.D251] + 5 * [.C251]" office:value-type="float" office:value="194.675715335702" calcext:value-type="float">
            <text:p>194.6757153357</text:p>
          </table:table-cell>
          <table:table-cell/>
        </table:table-row>
        <table:table-row table:style-name="ro1">
          <table:table-cell table:formula="of:=RAND()" office:value-type="float" office:value="0.495637214975432" calcext:value-type="float">
            <text:p>0.495637215</text:p>
          </table:table-cell>
          <table:table-cell table:formula="of:=NORMINV([.A252];10;3)" office:value-type="float" office:value="9.96719170514649" calcext:value-type="float">
            <text:p>9.9671917051</text:p>
          </table:table-cell>
          <table:table-cell table:formula="of:=COM.MICROSOFT.NORM.INV(RAND(); 0; 1)" office:value-type="float" office:value="0.900379719630271" calcext:value-type="float">
            <text:p>0.9003797196</text:p>
          </table:table-cell>
          <table:table-cell table:formula="of:=NORMINV(RAND(); 62; 4)" office:value-type="float" office:value="61.5698365560426" calcext:value-type="float">
            <text:p>61.569836556</text:p>
          </table:table-cell>
          <table:table-cell table:formula="of:=12 + 3 * [.D252] + 5 * [.C252]" office:value-type="float" office:value="201.211408266279" calcext:value-type="float">
            <text:p>201.2114082663</text:p>
          </table:table-cell>
          <table:table-cell/>
        </table:table-row>
        <table:table-row table:style-name="ro1">
          <table:table-cell table:formula="of:=RAND()" office:value-type="float" office:value="0.640188473509625" calcext:value-type="float">
            <text:p>0.6401884735</text:p>
          </table:table-cell>
          <table:table-cell table:formula="of:=NORMINV([.A253];10;3)" office:value-type="float" office:value="11.0768878603565" calcext:value-type="float">
            <text:p>11.0768878604</text:p>
          </table:table-cell>
          <table:table-cell table:formula="of:=COM.MICROSOFT.NORM.INV(RAND(); 0; 1)" office:value-type="float" office:value="-0.948098753495311" calcext:value-type="float">
            <text:p>-0.9480987535</text:p>
          </table:table-cell>
          <table:table-cell table:formula="of:=NORMINV(RAND(); 62; 4)" office:value-type="float" office:value="59.5541307097084" calcext:value-type="float">
            <text:p>59.5541307097</text:p>
          </table:table-cell>
          <table:table-cell table:formula="of:=12 + 3 * [.D253] + 5 * [.C253]" office:value-type="float" office:value="185.921898361649" calcext:value-type="float">
            <text:p>185.9218983616</text:p>
          </table:table-cell>
          <table:table-cell/>
        </table:table-row>
        <table:table-row table:style-name="ro1">
          <table:table-cell table:formula="of:=RAND()" office:value-type="float" office:value="0.754720361670479" calcext:value-type="float">
            <text:p>0.7547203617</text:p>
          </table:table-cell>
          <table:table-cell table:formula="of:=NORMINV([.A254];10;3)" office:value-type="float" office:value="12.0682586857044" calcext:value-type="float">
            <text:p>12.0682586857</text:p>
          </table:table-cell>
          <table:table-cell table:formula="of:=COM.MICROSOFT.NORM.INV(RAND(); 0; 1)" office:value-type="float" office:value="0.19430554942648" calcext:value-type="float">
            <text:p>0.1943055494</text:p>
          </table:table-cell>
          <table:table-cell table:formula="of:=NORMINV(RAND(); 62; 4)" office:value-type="float" office:value="60.7378160893069" calcext:value-type="float">
            <text:p>60.7378160893</text:p>
          </table:table-cell>
          <table:table-cell table:formula="of:=12 + 3 * [.D254] + 5 * [.C254]" office:value-type="float" office:value="195.184976015053" calcext:value-type="float">
            <text:p>195.1849760151</text:p>
          </table:table-cell>
          <table:table-cell/>
        </table:table-row>
        <table:table-row table:style-name="ro1">
          <table:table-cell table:formula="of:=RAND()" office:value-type="float" office:value="0.647287155967206" calcext:value-type="float">
            <text:p>0.647287156</text:p>
          </table:table-cell>
          <table:table-cell table:formula="of:=NORMINV([.A255];10;3)" office:value-type="float" office:value="11.1340198119938" calcext:value-type="float">
            <text:p>11.134019812</text:p>
          </table:table-cell>
          <table:table-cell table:formula="of:=COM.MICROSOFT.NORM.INV(RAND(); 0; 1)" office:value-type="float" office:value="-0.348900701858997" calcext:value-type="float">
            <text:p>-0.3489007019</text:p>
          </table:table-cell>
          <table:table-cell table:formula="of:=NORMINV(RAND(); 62; 4)" office:value-type="float" office:value="60.5647047959356" calcext:value-type="float">
            <text:p>60.5647047959</text:p>
          </table:table-cell>
          <table:table-cell table:formula="of:=12 + 3 * [.D255] + 5 * [.C255]" office:value-type="float" office:value="191.949610878512" calcext:value-type="float">
            <text:p>191.9496108785</text:p>
          </table:table-cell>
          <table:table-cell/>
        </table:table-row>
        <table:table-row table:style-name="ro1">
          <table:table-cell table:formula="of:=RAND()" office:value-type="float" office:value="0.647864434402436" calcext:value-type="float">
            <text:p>0.6478644344</text:p>
          </table:table-cell>
          <table:table-cell table:formula="of:=NORMINV([.A256];10;3)" office:value-type="float" office:value="11.1386837444515" calcext:value-type="float">
            <text:p>11.1386837445</text:p>
          </table:table-cell>
          <table:table-cell table:formula="of:=COM.MICROSOFT.NORM.INV(RAND(); 0; 1)" office:value-type="float" office:value="-1.3332939426248" calcext:value-type="float">
            <text:p>-1.3332939426</text:p>
          </table:table-cell>
          <table:table-cell table:formula="of:=NORMINV(RAND(); 62; 4)" office:value-type="float" office:value="64.6321742139353" calcext:value-type="float">
            <text:p>64.6321742139</text:p>
          </table:table-cell>
          <table:table-cell table:formula="of:=12 + 3 * [.D256] + 5 * [.C256]" office:value-type="float" office:value="199.230052928682" calcext:value-type="float">
            <text:p>199.2300529287</text:p>
          </table:table-cell>
          <table:table-cell/>
        </table:table-row>
        <table:table-row table:style-name="ro1">
          <table:table-cell table:formula="of:=RAND()" office:value-type="float" office:value="0.502723061013967" calcext:value-type="float">
            <text:p>0.502723061</text:p>
          </table:table-cell>
          <table:table-cell table:formula="of:=NORMINV([.A257];10;3)" office:value-type="float" office:value="10.0204772642015" calcext:value-type="float">
            <text:p>10.0204772642</text:p>
          </table:table-cell>
          <table:table-cell table:formula="of:=COM.MICROSOFT.NORM.INV(RAND(); 0; 1)" office:value-type="float" office:value="-0.478347166311009" calcext:value-type="float">
            <text:p>-0.4783471663</text:p>
          </table:table-cell>
          <table:table-cell table:formula="of:=NORMINV(RAND(); 62; 4)" office:value-type="float" office:value="60.1767702211014" calcext:value-type="float">
            <text:p>60.1767702211</text:p>
          </table:table-cell>
          <table:table-cell table:formula="of:=12 + 3 * [.D257] + 5 * [.C257]" office:value-type="float" office:value="190.138574831749" calcext:value-type="float">
            <text:p>190.1385748318</text:p>
          </table:table-cell>
          <table:table-cell/>
        </table:table-row>
        <table:table-row table:style-name="ro1">
          <table:table-cell table:formula="of:=RAND()" office:value-type="float" office:value="0.539598706411198" calcext:value-type="float">
            <text:p>0.5395987064</text:p>
          </table:table-cell>
          <table:table-cell table:formula="of:=NORMINV([.A258];10;3)" office:value-type="float" office:value="10.298268375397" calcext:value-type="float">
            <text:p>10.2982683754</text:p>
          </table:table-cell>
          <table:table-cell table:formula="of:=COM.MICROSOFT.NORM.INV(RAND(); 0; 1)" office:value-type="float" office:value="-1.72883966424265" calcext:value-type="float">
            <text:p>-1.7288396642</text:p>
          </table:table-cell>
          <table:table-cell table:formula="of:=NORMINV(RAND(); 62; 4)" office:value-type="float" office:value="58.5606111760326" calcext:value-type="float">
            <text:p>58.560611176</text:p>
          </table:table-cell>
          <table:table-cell table:formula="of:=12 + 3 * [.D258] + 5 * [.C258]" office:value-type="float" office:value="179.037635206884" calcext:value-type="float">
            <text:p>179.0376352069</text:p>
          </table:table-cell>
          <table:table-cell/>
        </table:table-row>
        <table:table-row table:style-name="ro1">
          <table:table-cell table:formula="of:=RAND()" office:value-type="float" office:value="0.135389047674835" calcext:value-type="float">
            <text:p>0.1353890477</text:p>
          </table:table-cell>
          <table:table-cell table:formula="of:=NORMINV([.A259];10;3)" office:value-type="float" office:value="6.69618263269266" calcext:value-type="float">
            <text:p>6.6961826327</text:p>
          </table:table-cell>
          <table:table-cell table:formula="of:=COM.MICROSOFT.NORM.INV(RAND(); 0; 1)" office:value-type="float" office:value="1.88704600636236" calcext:value-type="float">
            <text:p>1.8870460064</text:p>
          </table:table-cell>
          <table:table-cell table:formula="of:=NORMINV(RAND(); 62; 4)" office:value-type="float" office:value="66.873924922944" calcext:value-type="float">
            <text:p>66.8739249229</text:p>
          </table:table-cell>
          <table:table-cell table:formula="of:=12 + 3 * [.D259] + 5 * [.C259]" office:value-type="float" office:value="222.057004800644" calcext:value-type="float">
            <text:p>222.0570048006</text:p>
          </table:table-cell>
          <table:table-cell/>
        </table:table-row>
        <table:table-row table:style-name="ro1">
          <table:table-cell table:formula="of:=RAND()" office:value-type="float" office:value="0.703460810706019" calcext:value-type="float">
            <text:p>0.7034608107</text:p>
          </table:table-cell>
          <table:table-cell table:formula="of:=NORMINV([.A260];10;3)" office:value-type="float" office:value="11.6031411916122" calcext:value-type="float">
            <text:p>11.6031411916</text:p>
          </table:table-cell>
          <table:table-cell table:formula="of:=COM.MICROSOFT.NORM.INV(RAND(); 0; 1)" office:value-type="float" office:value="-0.553253968502834" calcext:value-type="float">
            <text:p>-0.5532539685</text:p>
          </table:table-cell>
          <table:table-cell table:formula="of:=NORMINV(RAND(); 62; 4)" office:value-type="float" office:value="69.6512291663715" calcext:value-type="float">
            <text:p>69.6512291664</text:p>
          </table:table-cell>
          <table:table-cell table:formula="of:=12 + 3 * [.D260] + 5 * [.C260]" office:value-type="float" office:value="218.1874176566" calcext:value-type="float">
            <text:p>218.1874176566</text:p>
          </table:table-cell>
          <table:table-cell/>
        </table:table-row>
        <table:table-row table:style-name="ro1">
          <table:table-cell table:formula="of:=RAND()" office:value-type="float" office:value="0.866335419705138" calcext:value-type="float">
            <text:p>0.8663354197</text:p>
          </table:table-cell>
          <table:table-cell table:formula="of:=NORMINV([.A261];10;3)" office:value-type="float" office:value="13.3277026130652" calcext:value-type="float">
            <text:p>13.3277026131</text:p>
          </table:table-cell>
          <table:table-cell table:formula="of:=COM.MICROSOFT.NORM.INV(RAND(); 0; 1)" office:value-type="float" office:value="-0.294194584261641" calcext:value-type="float">
            <text:p>-0.2941945843</text:p>
          </table:table-cell>
          <table:table-cell table:formula="of:=NORMINV(RAND(); 62; 4)" office:value-type="float" office:value="65.9152233479067" calcext:value-type="float">
            <text:p>65.9152233479</text:p>
          </table:table-cell>
          <table:table-cell table:formula="of:=12 + 3 * [.D261] + 5 * [.C261]" office:value-type="float" office:value="208.274697122412" calcext:value-type="float">
            <text:p>208.2746971224</text:p>
          </table:table-cell>
          <table:table-cell/>
        </table:table-row>
        <table:table-row table:style-name="ro1">
          <table:table-cell table:formula="of:=RAND()" office:value-type="float" office:value="0.880286844912916" calcext:value-type="float">
            <text:p>0.8802868449</text:p>
          </table:table-cell>
          <table:table-cell table:formula="of:=NORMINV([.A262];10;3)" office:value-type="float" office:value="13.5292658086345" calcext:value-type="float">
            <text:p>13.5292658086</text:p>
          </table:table-cell>
          <table:table-cell table:formula="of:=COM.MICROSOFT.NORM.INV(RAND(); 0; 1)" office:value-type="float" office:value="-0.0287840082253469" calcext:value-type="float">
            <text:p>-0.0287840082</text:p>
          </table:table-cell>
          <table:table-cell table:formula="of:=NORMINV(RAND(); 62; 4)" office:value-type="float" office:value="65.1148028972519" calcext:value-type="float">
            <text:p>65.1148028973</text:p>
          </table:table-cell>
          <table:table-cell table:formula="of:=12 + 3 * [.D262] + 5 * [.C262]" office:value-type="float" office:value="207.200488650629" calcext:value-type="float">
            <text:p>207.2004886506</text:p>
          </table:table-cell>
          <table:table-cell/>
        </table:table-row>
        <table:table-row table:style-name="ro1">
          <table:table-cell table:formula="of:=RAND()" office:value-type="float" office:value="0.538545048097149" calcext:value-type="float">
            <text:p>0.5385450481</text:p>
          </table:table-cell>
          <table:table-cell table:formula="of:=NORMINV([.A263];10;3)" office:value-type="float" office:value="10.2903067694752" calcext:value-type="float">
            <text:p>10.2903067695</text:p>
          </table:table-cell>
          <table:table-cell table:formula="of:=COM.MICROSOFT.NORM.INV(RAND(); 0; 1)" office:value-type="float" office:value="-0.120853933167088" calcext:value-type="float">
            <text:p>-0.1208539332</text:p>
          </table:table-cell>
          <table:table-cell table:formula="of:=NORMINV(RAND(); 62; 4)" office:value-type="float" office:value="58.3949950902326" calcext:value-type="float">
            <text:p>58.3949950902</text:p>
          </table:table-cell>
          <table:table-cell table:formula="of:=12 + 3 * [.D263] + 5 * [.C263]" office:value-type="float" office:value="186.580715604862" calcext:value-type="float">
            <text:p>186.5807156049</text:p>
          </table:table-cell>
          <table:table-cell/>
        </table:table-row>
        <table:table-row table:style-name="ro1">
          <table:table-cell table:formula="of:=RAND()" office:value-type="float" office:value="0.224330703960732" calcext:value-type="float">
            <text:p>0.224330704</text:p>
          </table:table-cell>
          <table:table-cell table:formula="of:=NORMINV([.A264];10;3)" office:value-type="float" office:value="7.72705435306531" calcext:value-type="float">
            <text:p>7.7270543531</text:p>
          </table:table-cell>
          <table:table-cell table:formula="of:=COM.MICROSOFT.NORM.INV(RAND(); 0; 1)" office:value-type="float" office:value="0.76452050272048" calcext:value-type="float">
            <text:p>0.7645205027</text:p>
          </table:table-cell>
          <table:table-cell table:formula="of:=NORMINV(RAND(); 62; 4)" office:value-type="float" office:value="62.0565960865064" calcext:value-type="float">
            <text:p>62.0565960865</text:p>
          </table:table-cell>
          <table:table-cell table:formula="of:=12 + 3 * [.D264] + 5 * [.C264]" office:value-type="float" office:value="201.992390773122" calcext:value-type="float">
            <text:p>201.9923907731</text:p>
          </table:table-cell>
          <table:table-cell/>
        </table:table-row>
        <table:table-row table:style-name="ro1">
          <table:table-cell table:formula="of:=RAND()" office:value-type="float" office:value="0.667710787151009" calcext:value-type="float">
            <text:p>0.6677107872</text:p>
          </table:table-cell>
          <table:table-cell table:formula="of:=NORMINV([.A265];10;3)" office:value-type="float" office:value="11.3008021027665" calcext:value-type="float">
            <text:p>11.3008021028</text:p>
          </table:table-cell>
          <table:table-cell table:formula="of:=COM.MICROSOFT.NORM.INV(RAND(); 0; 1)" office:value-type="float" office:value="-1.90282484268691" calcext:value-type="float">
            <text:p>-1.9028248427</text:p>
          </table:table-cell>
          <table:table-cell table:formula="of:=NORMINV(RAND(); 62; 4)" office:value-type="float" office:value="64.6454603979822" calcext:value-type="float">
            <text:p>64.645460398</text:p>
          </table:table-cell>
          <table:table-cell table:formula="of:=12 + 3 * [.D265] + 5 * [.C265]" office:value-type="float" office:value="196.422256980512" calcext:value-type="float">
            <text:p>196.4222569805</text:p>
          </table:table-cell>
          <table:table-cell/>
        </table:table-row>
        <table:table-row table:style-name="ro1">
          <table:table-cell table:formula="of:=RAND()" office:value-type="float" office:value="0.680134082678705" calcext:value-type="float">
            <text:p>0.6801340827</text:p>
          </table:table-cell>
          <table:table-cell table:formula="of:=NORMINV([.A266];10;3)" office:value-type="float" office:value="11.4042213162507" calcext:value-type="float">
            <text:p>11.4042213163</text:p>
          </table:table-cell>
          <table:table-cell table:formula="of:=COM.MICROSOFT.NORM.INV(RAND(); 0; 1)" office:value-type="float" office:value="1.29965496909208" calcext:value-type="float">
            <text:p>1.2996549691</text:p>
          </table:table-cell>
          <table:table-cell table:formula="of:=NORMINV(RAND(); 62; 4)" office:value-type="float" office:value="63.0070684708764" calcext:value-type="float">
            <text:p>63.0070684709</text:p>
          </table:table-cell>
          <table:table-cell table:formula="of:=12 + 3 * [.D266] + 5 * [.C266]" office:value-type="float" office:value="207.51948025809" calcext:value-type="float">
            <text:p>207.5194802581</text:p>
          </table:table-cell>
          <table:table-cell/>
        </table:table-row>
        <table:table-row table:style-name="ro1">
          <table:table-cell table:formula="of:=RAND()" office:value-type="float" office:value="0.146881549153477" calcext:value-type="float">
            <text:p>0.1468815492</text:p>
          </table:table-cell>
          <table:table-cell table:formula="of:=NORMINV([.A267];10;3)" office:value-type="float" office:value="6.85029351939487" calcext:value-type="float">
            <text:p>6.8502935194</text:p>
          </table:table-cell>
          <table:table-cell table:formula="of:=COM.MICROSOFT.NORM.INV(RAND(); 0; 1)" office:value-type="float" office:value="-1.0675225088133" calcext:value-type="float">
            <text:p>-1.0675225088</text:p>
          </table:table-cell>
          <table:table-cell table:formula="of:=NORMINV(RAND(); 62; 4)" office:value-type="float" office:value="65.1153066652747" calcext:value-type="float">
            <text:p>65.1153066653</text:p>
          </table:table-cell>
          <table:table-cell table:formula="of:=12 + 3 * [.D267] + 5 * [.C267]" office:value-type="float" office:value="202.008307451758" calcext:value-type="float">
            <text:p>202.0083074518</text:p>
          </table:table-cell>
          <table:table-cell/>
        </table:table-row>
        <table:table-row table:style-name="ro1">
          <table:table-cell table:formula="of:=RAND()" office:value-type="float" office:value="0.215021233074367" calcext:value-type="float">
            <text:p>0.2150212331</text:p>
          </table:table-cell>
          <table:table-cell table:formula="of:=NORMINV([.A268];10;3)" office:value-type="float" office:value="7.63264304178462" calcext:value-type="float">
            <text:p>7.6326430418</text:p>
          </table:table-cell>
          <table:table-cell table:formula="of:=COM.MICROSOFT.NORM.INV(RAND(); 0; 1)" office:value-type="float" office:value="2.18797951915165" calcext:value-type="float">
            <text:p>2.1879795192</text:p>
          </table:table-cell>
          <table:table-cell table:formula="of:=NORMINV(RAND(); 62; 4)" office:value-type="float" office:value="62.5367241412237" calcext:value-type="float">
            <text:p>62.5367241412</text:p>
          </table:table-cell>
          <table:table-cell table:formula="of:=12 + 3 * [.D268] + 5 * [.C268]" office:value-type="float" office:value="210.550070019429" calcext:value-type="float">
            <text:p>210.5500700194</text:p>
          </table:table-cell>
          <table:table-cell/>
        </table:table-row>
        <table:table-row table:style-name="ro1">
          <table:table-cell table:formula="of:=RAND()" office:value-type="float" office:value="0.0931866853497922" calcext:value-type="float">
            <text:p>0.0931866853</text:p>
          </table:table-cell>
          <table:table-cell table:formula="of:=NORMINV([.A269];10;3)" office:value-type="float" office:value="6.03584811225183" calcext:value-type="float">
            <text:p>6.0358481123</text:p>
          </table:table-cell>
          <table:table-cell table:formula="of:=COM.MICROSOFT.NORM.INV(RAND(); 0; 1)" office:value-type="float" office:value="-0.711123329656777" calcext:value-type="float">
            <text:p>-0.7111233297</text:p>
          </table:table-cell>
          <table:table-cell table:formula="of:=NORMINV(RAND(); 62; 4)" office:value-type="float" office:value="55.9524953100451" calcext:value-type="float">
            <text:p>55.95249531</text:p>
          </table:table-cell>
          <table:table-cell table:formula="of:=12 + 3 * [.D269] + 5 * [.C269]" office:value-type="float" office:value="176.301869281851" calcext:value-type="float">
            <text:p>176.3018692819</text:p>
          </table:table-cell>
          <table:table-cell/>
        </table:table-row>
        <table:table-row table:style-name="ro1">
          <table:table-cell table:formula="of:=RAND()" office:value-type="float" office:value="0.734223150881007" calcext:value-type="float">
            <text:p>0.7342231509</text:p>
          </table:table-cell>
          <table:table-cell table:formula="of:=NORMINV([.A270];10;3)" office:value-type="float" office:value="11.8769081009979" calcext:value-type="float">
            <text:p>11.876908101</text:p>
          </table:table-cell>
          <table:table-cell table:formula="of:=COM.MICROSOFT.NORM.INV(RAND(); 0; 1)" office:value-type="float" office:value="-0.58722680683126" calcext:value-type="float">
            <text:p>-0.5872268068</text:p>
          </table:table-cell>
          <table:table-cell table:formula="of:=NORMINV(RAND(); 62; 4)" office:value-type="float" office:value="61.406674538881" calcext:value-type="float">
            <text:p>61.4066745389</text:p>
          </table:table-cell>
          <table:table-cell table:formula="of:=12 + 3 * [.D270] + 5 * [.C270]" office:value-type="float" office:value="193.283889582487" calcext:value-type="float">
            <text:p>193.2838895825</text:p>
          </table:table-cell>
          <table:table-cell/>
        </table:table-row>
        <table:table-row table:style-name="ro1">
          <table:table-cell table:formula="of:=RAND()" office:value-type="float" office:value="0.121025421423838" calcext:value-type="float">
            <text:p>0.1210254214</text:p>
          </table:table-cell>
          <table:table-cell table:formula="of:=NORMINV([.A271];10;3)" office:value-type="float" office:value="6.4903717721198" calcext:value-type="float">
            <text:p>6.4903717721</text:p>
          </table:table-cell>
          <table:table-cell table:formula="of:=COM.MICROSOFT.NORM.INV(RAND(); 0; 1)" office:value-type="float" office:value="1.1733112428665" calcext:value-type="float">
            <text:p>1.1733112429</text:p>
          </table:table-cell>
          <table:table-cell table:formula="of:=NORMINV(RAND(); 62; 4)" office:value-type="float" office:value="62.3428733453166" calcext:value-type="float">
            <text:p>62.3428733453</text:p>
          </table:table-cell>
          <table:table-cell table:formula="of:=12 + 3 * [.D271] + 5 * [.C271]" office:value-type="float" office:value="204.895176250282" calcext:value-type="float">
            <text:p>204.8951762503</text:p>
          </table:table-cell>
          <table:table-cell/>
        </table:table-row>
        <table:table-row table:style-name="ro1">
          <table:table-cell table:formula="of:=RAND()" office:value-type="float" office:value="0.204249743605033" calcext:value-type="float">
            <text:p>0.2042497436</text:p>
          </table:table-cell>
          <table:table-cell table:formula="of:=NORMINV([.A272];10;3)" office:value-type="float" office:value="7.52038872989319" calcext:value-type="float">
            <text:p>7.5203887299</text:p>
          </table:table-cell>
          <table:table-cell table:formula="of:=COM.MICROSOFT.NORM.INV(RAND(); 0; 1)" office:value-type="float" office:value="-1.76074979622881" calcext:value-type="float">
            <text:p>-1.7607497962</text:p>
          </table:table-cell>
          <table:table-cell table:formula="of:=NORMINV(RAND(); 62; 4)" office:value-type="float" office:value="60.9090219937731" calcext:value-type="float">
            <text:p>60.9090219938</text:p>
          </table:table-cell>
          <table:table-cell table:formula="of:=12 + 3 * [.D272] + 5 * [.C272]" office:value-type="float" office:value="185.923317000175" calcext:value-type="float">
            <text:p>185.9233170002</text:p>
          </table:table-cell>
          <table:table-cell/>
        </table:table-row>
        <table:table-row table:style-name="ro1">
          <table:table-cell table:formula="of:=RAND()" office:value-type="float" office:value="0.665602515684441" calcext:value-type="float">
            <text:p>0.6656025157</text:p>
          </table:table-cell>
          <table:table-cell table:formula="of:=NORMINV([.A273];10;3)" office:value-type="float" office:value="11.2834072858517" calcext:value-type="float">
            <text:p>11.2834072859</text:p>
          </table:table-cell>
          <table:table-cell table:formula="of:=COM.MICROSOFT.NORM.INV(RAND(); 0; 1)" office:value-type="float" office:value="-0.145721814741496" calcext:value-type="float">
            <text:p>-0.1457218147</text:p>
          </table:table-cell>
          <table:table-cell table:formula="of:=NORMINV(RAND(); 62; 4)" office:value-type="float" office:value="64.0540648895382" calcext:value-type="float">
            <text:p>64.0540648895</text:p>
          </table:table-cell>
          <table:table-cell table:formula="of:=12 + 3 * [.D273] + 5 * [.C273]" office:value-type="float" office:value="203.433585594907" calcext:value-type="float">
            <text:p>203.4335855949</text:p>
          </table:table-cell>
          <table:table-cell/>
        </table:table-row>
        <table:table-row table:style-name="ro1">
          <table:table-cell table:formula="of:=RAND()" office:value-type="float" office:value="0.067055698717013" calcext:value-type="float">
            <text:p>0.0670556987</text:p>
          </table:table-cell>
          <table:table-cell table:formula="of:=NORMINV([.A274];10;3)" office:value-type="float" office:value="5.50574765229203" calcext:value-type="float">
            <text:p>5.5057476523</text:p>
          </table:table-cell>
          <table:table-cell table:formula="of:=COM.MICROSOFT.NORM.INV(RAND(); 0; 1)" office:value-type="float" office:value="1.74270528676321" calcext:value-type="float">
            <text:p>1.7427052868</text:p>
          </table:table-cell>
          <table:table-cell table:formula="of:=NORMINV(RAND(); 62; 4)" office:value-type="float" office:value="56.2958456653126" calcext:value-type="float">
            <text:p>56.2958456653</text:p>
          </table:table-cell>
          <table:table-cell table:formula="of:=12 + 3 * [.D274] + 5 * [.C274]" office:value-type="float" office:value="189.601063429754" calcext:value-type="float">
            <text:p>189.6010634298</text:p>
          </table:table-cell>
          <table:table-cell/>
        </table:table-row>
        <table:table-row table:style-name="ro1">
          <table:table-cell table:formula="of:=RAND()" office:value-type="float" office:value="0.595399593701586" calcext:value-type="float">
            <text:p>0.5953995937</text:p>
          </table:table-cell>
          <table:table-cell table:formula="of:=NORMINV([.A275];10;3)" office:value-type="float" office:value="10.7243714918387" calcext:value-type="float">
            <text:p>10.7243714918</text:p>
          </table:table-cell>
          <table:table-cell table:formula="of:=COM.MICROSOFT.NORM.INV(RAND(); 0; 1)" office:value-type="float" office:value="-2.12789469834934" calcext:value-type="float">
            <text:p>-2.1278946983</text:p>
          </table:table-cell>
          <table:table-cell table:formula="of:=NORMINV(RAND(); 62; 4)" office:value-type="float" office:value="64.6314085362294" calcext:value-type="float">
            <text:p>64.6314085362</text:p>
          </table:table-cell>
          <table:table-cell table:formula="of:=12 + 3 * [.D275] + 5 * [.C275]" office:value-type="float" office:value="195.254752116941" calcext:value-type="float">
            <text:p>195.2547521169</text:p>
          </table:table-cell>
          <table:table-cell/>
        </table:table-row>
        <table:table-row table:style-name="ro1">
          <table:table-cell table:formula="of:=RAND()" office:value-type="float" office:value="0.999184476211667" calcext:value-type="float">
            <text:p>0.9991844762</text:p>
          </table:table-cell>
          <table:table-cell table:formula="of:=NORMINV([.A276];10;3)" office:value-type="float" office:value="19.4508899445387" calcext:value-type="float">
            <text:p>19.4508899445</text:p>
          </table:table-cell>
          <table:table-cell table:formula="of:=COM.MICROSOFT.NORM.INV(RAND(); 0; 1)" office:value-type="float" office:value="-0.66123055049669" calcext:value-type="float">
            <text:p>-0.6612305505</text:p>
          </table:table-cell>
          <table:table-cell table:formula="of:=NORMINV(RAND(); 62; 4)" office:value-type="float" office:value="60.8023069930312" calcext:value-type="float">
            <text:p>60.802306993</text:p>
          </table:table-cell>
          <table:table-cell table:formula="of:=12 + 3 * [.D276] + 5 * [.C276]" office:value-type="float" office:value="191.10076822661" calcext:value-type="float">
            <text:p>191.1007682266</text:p>
          </table:table-cell>
          <table:table-cell/>
        </table:table-row>
        <table:table-row table:style-name="ro1">
          <table:table-cell table:formula="of:=RAND()" office:value-type="float" office:value="0.633825654629618" calcext:value-type="float">
            <text:p>0.6338256546</text:p>
          </table:table-cell>
          <table:table-cell table:formula="of:=NORMINV([.A277];10;3)" office:value-type="float" office:value="11.0260087761097" calcext:value-type="float">
            <text:p>11.0260087761</text:p>
          </table:table-cell>
          <table:table-cell table:formula="of:=COM.MICROSOFT.NORM.INV(RAND(); 0; 1)" office:value-type="float" office:value="-0.345669333227837" calcext:value-type="float">
            <text:p>-0.3456693332</text:p>
          </table:table-cell>
          <table:table-cell table:formula="of:=NORMINV(RAND(); 62; 4)" office:value-type="float" office:value="62.1747932128965" calcext:value-type="float">
            <text:p>62.1747932129</text:p>
          </table:table-cell>
          <table:table-cell table:formula="of:=12 + 3 * [.D277] + 5 * [.C277]" office:value-type="float" office:value="196.79603297255" calcext:value-type="float">
            <text:p>196.7960329726</text:p>
          </table:table-cell>
          <table:table-cell/>
        </table:table-row>
        <table:table-row table:style-name="ro1">
          <table:table-cell table:formula="of:=RAND()" office:value-type="float" office:value="0.209772387286648" calcext:value-type="float">
            <text:p>0.2097723873</text:p>
          </table:table-cell>
          <table:table-cell table:formula="of:=NORMINV([.A278];10;3)" office:value-type="float" office:value="7.5783661940235" calcext:value-type="float">
            <text:p>7.578366194</text:p>
          </table:table-cell>
          <table:table-cell table:formula="of:=COM.MICROSOFT.NORM.INV(RAND(); 0; 1)" office:value-type="float" office:value="-0.917286271771663" calcext:value-type="float">
            <text:p>-0.9172862718</text:p>
          </table:table-cell>
          <table:table-cell table:formula="of:=NORMINV(RAND(); 62; 4)" office:value-type="float" office:value="59.1322721614191" calcext:value-type="float">
            <text:p>59.1322721614</text:p>
          </table:table-cell>
          <table:table-cell table:formula="of:=12 + 3 * [.D278] + 5 * [.C278]" office:value-type="float" office:value="184.810385125399" calcext:value-type="float">
            <text:p>184.8103851254</text:p>
          </table:table-cell>
          <table:table-cell/>
        </table:table-row>
        <table:table-row table:style-name="ro1">
          <table:table-cell table:formula="of:=RAND()" office:value-type="float" office:value="0.858351945411414" calcext:value-type="float">
            <text:p>0.8583519454</text:p>
          </table:table-cell>
          <table:table-cell table:formula="of:=NORMINV([.A279];10;3)" office:value-type="float" office:value="13.2188328927374" calcext:value-type="float">
            <text:p>13.2188328927</text:p>
          </table:table-cell>
          <table:table-cell table:formula="of:=COM.MICROSOFT.NORM.INV(RAND(); 0; 1)" office:value-type="float" office:value="0.748975833698912" calcext:value-type="float">
            <text:p>0.7489758337</text:p>
          </table:table-cell>
          <table:table-cell table:formula="of:=NORMINV(RAND(); 62; 4)" office:value-type="float" office:value="60.4332803704543" calcext:value-type="float">
            <text:p>60.4332803705</text:p>
          </table:table-cell>
          <table:table-cell table:formula="of:=12 + 3 * [.D279] + 5 * [.C279]" office:value-type="float" office:value="197.044720279857" calcext:value-type="float">
            <text:p>197.0447202799</text:p>
          </table:table-cell>
          <table:table-cell/>
        </table:table-row>
        <table:table-row table:style-name="ro1">
          <table:table-cell table:formula="of:=RAND()" office:value-type="float" office:value="0.48960542329587" calcext:value-type="float">
            <text:p>0.4896054233</text:p>
          </table:table-cell>
          <table:table-cell table:formula="of:=NORMINV([.A280];10;3)" office:value-type="float" office:value="9.9218251340556" calcext:value-type="float">
            <text:p>9.9218251341</text:p>
          </table:table-cell>
          <table:table-cell table:formula="of:=COM.MICROSOFT.NORM.INV(RAND(); 0; 1)" office:value-type="float" office:value="-0.0822653180097396" calcext:value-type="float">
            <text:p>-0.082265318</text:p>
          </table:table-cell>
          <table:table-cell table:formula="of:=NORMINV(RAND(); 62; 4)" office:value-type="float" office:value="58.2601334445255" calcext:value-type="float">
            <text:p>58.2601334445</text:p>
          </table:table-cell>
          <table:table-cell table:formula="of:=12 + 3 * [.D280] + 5 * [.C280]" office:value-type="float" office:value="186.369073743528" calcext:value-type="float">
            <text:p>186.3690737435</text:p>
          </table:table-cell>
          <table:table-cell/>
        </table:table-row>
        <table:table-row table:style-name="ro1">
          <table:table-cell table:formula="of:=RAND()" office:value-type="float" office:value="0.44589737826027" calcext:value-type="float">
            <text:p>0.4458973783</text:p>
          </table:table-cell>
          <table:table-cell table:formula="of:=NORMINV([.A281];10;3)" office:value-type="float" office:value="9.59189934280335" calcext:value-type="float">
            <text:p>9.5918993428</text:p>
          </table:table-cell>
          <table:table-cell table:formula="of:=COM.MICROSOFT.NORM.INV(RAND(); 0; 1)" office:value-type="float" office:value="1.98568592828709" calcext:value-type="float">
            <text:p>1.9856859283</text:p>
          </table:table-cell>
          <table:table-cell table:formula="of:=NORMINV(RAND(); 62; 4)" office:value-type="float" office:value="60.9845923032069" calcext:value-type="float">
            <text:p>60.9845923032</text:p>
          </table:table-cell>
          <table:table-cell table:formula="of:=12 + 3 * [.D281] + 5 * [.C281]" office:value-type="float" office:value="204.882206551056" calcext:value-type="float">
            <text:p>204.8822065511</text:p>
          </table:table-cell>
          <table:table-cell/>
        </table:table-row>
        <table:table-row table:style-name="ro1">
          <table:table-cell table:formula="of:=RAND()" office:value-type="float" office:value="0.774723215959966" calcext:value-type="float">
            <text:p>0.774723216</text:p>
          </table:table-cell>
          <table:table-cell table:formula="of:=NORMINV([.A282];10;3)" office:value-type="float" office:value="12.2634773955488" calcext:value-type="float">
            <text:p>12.2634773955</text:p>
          </table:table-cell>
          <table:table-cell table:formula="of:=COM.MICROSOFT.NORM.INV(RAND(); 0; 1)" office:value-type="float" office:value="-1.60774210776769" calcext:value-type="float">
            <text:p>-1.6077421078</text:p>
          </table:table-cell>
          <table:table-cell table:formula="of:=NORMINV(RAND(); 62; 4)" office:value-type="float" office:value="66.9627590140952" calcext:value-type="float">
            <text:p>66.9627590141</text:p>
          </table:table-cell>
          <table:table-cell table:formula="of:=12 + 3 * [.D282] + 5 * [.C282]" office:value-type="float" office:value="204.849566503447" calcext:value-type="float">
            <text:p>204.8495665034</text:p>
          </table:table-cell>
          <table:table-cell/>
        </table:table-row>
        <table:table-row table:style-name="ro1">
          <table:table-cell table:formula="of:=RAND()" office:value-type="float" office:value="0.542725665029138" calcext:value-type="float">
            <text:p>0.542725665</text:p>
          </table:table-cell>
          <table:table-cell table:formula="of:=NORMINV([.A283];10;3)" office:value-type="float" office:value="10.3219087530138" calcext:value-type="float">
            <text:p>10.321908753</text:p>
          </table:table-cell>
          <table:table-cell table:formula="of:=COM.MICROSOFT.NORM.INV(RAND(); 0; 1)" office:value-type="float" office:value="-0.533070444810858" calcext:value-type="float">
            <text:p>-0.5330704448</text:p>
          </table:table-cell>
          <table:table-cell table:formula="of:=NORMINV(RAND(); 62; 4)" office:value-type="float" office:value="67.1239139516638" calcext:value-type="float">
            <text:p>67.1239139517</text:p>
          </table:table-cell>
          <table:table-cell table:formula="of:=12 + 3 * [.D283] + 5 * [.C283]" office:value-type="float" office:value="210.706389630937" calcext:value-type="float">
            <text:p>210.7063896309</text:p>
          </table:table-cell>
          <table:table-cell/>
        </table:table-row>
        <table:table-row table:style-name="ro1">
          <table:table-cell table:formula="of:=RAND()" office:value-type="float" office:value="0.173762336140499" calcext:value-type="float">
            <text:p>0.1737623361</text:p>
          </table:table-cell>
          <table:table-cell table:formula="of:=NORMINV([.A284];10;3)" office:value-type="float" office:value="7.18179567015713" calcext:value-type="float">
            <text:p>7.1817956702</text:p>
          </table:table-cell>
          <table:table-cell table:formula="of:=COM.MICROSOFT.NORM.INV(RAND(); 0; 1)" office:value-type="float" office:value="1.37858490670938" calcext:value-type="float">
            <text:p>1.3785849067</text:p>
          </table:table-cell>
          <table:table-cell table:formula="of:=NORMINV(RAND(); 62; 4)" office:value-type="float" office:value="64.7300462691893" calcext:value-type="float">
            <text:p>64.7300462692</text:p>
          </table:table-cell>
          <table:table-cell table:formula="of:=12 + 3 * [.D284] + 5 * [.C284]" office:value-type="float" office:value="213.083063341115" calcext:value-type="float">
            <text:p>213.0830633411</text:p>
          </table:table-cell>
          <table:table-cell/>
        </table:table-row>
        <table:table-row table:style-name="ro1">
          <table:table-cell table:formula="of:=RAND()" office:value-type="float" office:value="0.862772189546376" calcext:value-type="float">
            <text:p>0.8627721895</text:p>
          </table:table-cell>
          <table:table-cell table:formula="of:=NORMINV([.A285];10;3)" office:value-type="float" office:value="13.2785776235888" calcext:value-type="float">
            <text:p>13.2785776236</text:p>
          </table:table-cell>
          <table:table-cell table:formula="of:=COM.MICROSOFT.NORM.INV(RAND(); 0; 1)" office:value-type="float" office:value="0.308226141820778" calcext:value-type="float">
            <text:p>0.3082261418</text:p>
          </table:table-cell>
          <table:table-cell table:formula="of:=NORMINV(RAND(); 62; 4)" office:value-type="float" office:value="62.9011120395813" calcext:value-type="float">
            <text:p>62.9011120396</text:p>
          </table:table-cell>
          <table:table-cell table:formula="of:=12 + 3 * [.D285] + 5 * [.C285]" office:value-type="float" office:value="202.244466827848" calcext:value-type="float">
            <text:p>202.2444668278</text:p>
          </table:table-cell>
          <table:table-cell/>
        </table:table-row>
        <table:table-row table:style-name="ro1">
          <table:table-cell table:formula="of:=RAND()" office:value-type="float" office:value="0.360834207385778" calcext:value-type="float">
            <text:p>0.3608342074</text:p>
          </table:table-cell>
          <table:table-cell table:formula="of:=NORMINV([.A286];10;3)" office:value-type="float" office:value="8.93131035212827" calcext:value-type="float">
            <text:p>8.9313103521</text:p>
          </table:table-cell>
          <table:table-cell table:formula="of:=COM.MICROSOFT.NORM.INV(RAND(); 0; 1)" office:value-type="float" office:value="0.400600403902161" calcext:value-type="float">
            <text:p>0.4006004039</text:p>
          </table:table-cell>
          <table:table-cell table:formula="of:=NORMINV(RAND(); 62; 4)" office:value-type="float" office:value="61.6517577694334" calcext:value-type="float">
            <text:p>61.6517577694</text:p>
          </table:table-cell>
          <table:table-cell table:formula="of:=12 + 3 * [.D286] + 5 * [.C286]" office:value-type="float" office:value="198.958275327811" calcext:value-type="float">
            <text:p>198.9582753278</text:p>
          </table:table-cell>
          <table:table-cell/>
        </table:table-row>
        <table:table-row table:style-name="ro1">
          <table:table-cell table:formula="of:=RAND()" office:value-type="float" office:value="0.559875676175579" calcext:value-type="float">
            <text:p>0.5598756762</text:p>
          </table:table-cell>
          <table:table-cell table:formula="of:=NORMINV([.A287];10;3)" office:value-type="float" office:value="10.4519620532041" calcext:value-type="float">
            <text:p>10.4519620532</text:p>
          </table:table-cell>
          <table:table-cell table:formula="of:=COM.MICROSOFT.NORM.INV(RAND(); 0; 1)" office:value-type="float" office:value="0.0760743559591326" calcext:value-type="float">
            <text:p>0.076074356</text:p>
          </table:table-cell>
          <table:table-cell table:formula="of:=NORMINV(RAND(); 62; 4)" office:value-type="float" office:value="59.2413264977916" calcext:value-type="float">
            <text:p>59.2413264978</text:p>
          </table:table-cell>
          <table:table-cell table:formula="of:=12 + 3 * [.D287] + 5 * [.C287]" office:value-type="float" office:value="190.10435127317" calcext:value-type="float">
            <text:p>190.1043512732</text:p>
          </table:table-cell>
          <table:table-cell/>
        </table:table-row>
        <table:table-row table:style-name="ro1">
          <table:table-cell table:formula="of:=RAND()" office:value-type="float" office:value="0.997231086483225" calcext:value-type="float">
            <text:p>0.9972310865</text:p>
          </table:table-cell>
          <table:table-cell table:formula="of:=NORMINV([.A288];10;3)" office:value-type="float" office:value="18.3218838154678" calcext:value-type="float">
            <text:p>18.3218838155</text:p>
          </table:table-cell>
          <table:table-cell table:formula="of:=COM.MICROSOFT.NORM.INV(RAND(); 0; 1)" office:value-type="float" office:value="-0.831515964118551" calcext:value-type="float">
            <text:p>-0.8315159641</text:p>
          </table:table-cell>
          <table:table-cell table:formula="of:=NORMINV(RAND(); 62; 4)" office:value-type="float" office:value="59.3861524824389" calcext:value-type="float">
            <text:p>59.3861524824</text:p>
          </table:table-cell>
          <table:table-cell table:formula="of:=12 + 3 * [.D288] + 5 * [.C288]" office:value-type="float" office:value="186.000877626724" calcext:value-type="float">
            <text:p>186.0008776267</text:p>
          </table:table-cell>
          <table:table-cell/>
        </table:table-row>
        <table:table-row table:style-name="ro1">
          <table:table-cell table:formula="of:=RAND()" office:value-type="float" office:value="0.463571603875607" calcext:value-type="float">
            <text:p>0.4635716039</text:p>
          </table:table-cell>
          <table:table-cell table:formula="of:=NORMINV([.A289];10;3)" office:value-type="float" office:value="9.72568086196453" calcext:value-type="float">
            <text:p>9.725680862</text:p>
          </table:table-cell>
          <table:table-cell table:formula="of:=COM.MICROSOFT.NORM.INV(RAND(); 0; 1)" office:value-type="float" office:value="-0.395994027260626" calcext:value-type="float">
            <text:p>-0.3959940273</text:p>
          </table:table-cell>
          <table:table-cell table:formula="of:=NORMINV(RAND(); 62; 4)" office:value-type="float" office:value="69.8592394147285" calcext:value-type="float">
            <text:p>69.8592394147</text:p>
          </table:table-cell>
          <table:table-cell table:formula="of:=12 + 3 * [.D289] + 5 * [.C289]" office:value-type="float" office:value="219.597748107882" calcext:value-type="float">
            <text:p>219.5977481079</text:p>
          </table:table-cell>
          <table:table-cell/>
        </table:table-row>
        <table:table-row table:style-name="ro1">
          <table:table-cell table:formula="of:=RAND()" office:value-type="float" office:value="0.863408461911604" calcext:value-type="float">
            <text:p>0.8634084619</text:p>
          </table:table-cell>
          <table:table-cell table:formula="of:=NORMINV([.A290];10;3)" office:value-type="float" office:value="13.2872850813626" calcext:value-type="float">
            <text:p>13.2872850814</text:p>
          </table:table-cell>
          <table:table-cell table:formula="of:=COM.MICROSOFT.NORM.INV(RAND(); 0; 1)" office:value-type="float" office:value="0.27478479710944" calcext:value-type="float">
            <text:p>0.2747847971</text:p>
          </table:table-cell>
          <table:table-cell table:formula="of:=NORMINV(RAND(); 62; 4)" office:value-type="float" office:value="58.4961068477123" calcext:value-type="float">
            <text:p>58.4961068477</text:p>
          </table:table-cell>
          <table:table-cell table:formula="of:=12 + 3 * [.D290] + 5 * [.C290]" office:value-type="float" office:value="188.862244528684" calcext:value-type="float">
            <text:p>188.8622445287</text:p>
          </table:table-cell>
          <table:table-cell/>
        </table:table-row>
        <table:table-row table:style-name="ro1">
          <table:table-cell table:formula="of:=RAND()" office:value-type="float" office:value="0.246768579818308" calcext:value-type="float">
            <text:p>0.2467685798</text:p>
          </table:table-cell>
          <table:table-cell table:formula="of:=NORMINV([.A291];10;3)" office:value-type="float" office:value="7.94591858763275" calcext:value-type="float">
            <text:p>7.9459185876</text:p>
          </table:table-cell>
          <table:table-cell table:formula="of:=COM.MICROSOFT.NORM.INV(RAND(); 0; 1)" office:value-type="float" office:value="-0.349794584423222" calcext:value-type="float">
            <text:p>-0.3497945844</text:p>
          </table:table-cell>
          <table:table-cell table:formula="of:=NORMINV(RAND(); 62; 4)" office:value-type="float" office:value="58.1619009522081" calcext:value-type="float">
            <text:p>58.1619009522</text:p>
          </table:table-cell>
          <table:table-cell table:formula="of:=12 + 3 * [.D291] + 5 * [.C291]" office:value-type="float" office:value="184.736729934508" calcext:value-type="float">
            <text:p>184.7367299345</text:p>
          </table:table-cell>
          <table:table-cell/>
        </table:table-row>
        <table:table-row table:style-name="ro1">
          <table:table-cell table:formula="of:=RAND()" office:value-type="float" office:value="0.645942711969838" calcext:value-type="float">
            <text:p>0.645942712</text:p>
          </table:table-cell>
          <table:table-cell table:formula="of:=NORMINV([.A292];10;3)" office:value-type="float" office:value="11.123168409713" calcext:value-type="float">
            <text:p>11.1231684097</text:p>
          </table:table-cell>
          <table:table-cell table:formula="of:=COM.MICROSOFT.NORM.INV(RAND(); 0; 1)" office:value-type="float" office:value="1.67279992724948" calcext:value-type="float">
            <text:p>1.6727999272</text:p>
          </table:table-cell>
          <table:table-cell table:formula="of:=NORMINV(RAND(); 62; 4)" office:value-type="float" office:value="62.3266097742253" calcext:value-type="float">
            <text:p>62.3266097742</text:p>
          </table:table-cell>
          <table:table-cell table:formula="of:=12 + 3 * [.D292] + 5 * [.C292]" office:value-type="float" office:value="207.343828958923" calcext:value-type="float">
            <text:p>207.3438289589</text:p>
          </table:table-cell>
          <table:table-cell/>
        </table:table-row>
        <table:table-row table:style-name="ro1">
          <table:table-cell table:formula="of:=RAND()" office:value-type="float" office:value="0.0727832745760679" calcext:value-type="float">
            <text:p>0.0727832746</text:p>
          </table:table-cell>
          <table:table-cell table:formula="of:=NORMINV([.A293];10;3)" office:value-type="float" office:value="5.63388666147225" calcext:value-type="float">
            <text:p>5.6338866615</text:p>
          </table:table-cell>
          <table:table-cell table:formula="of:=COM.MICROSOFT.NORM.INV(RAND(); 0; 1)" office:value-type="float" office:value="-0.414677349465246" calcext:value-type="float">
            <text:p>-0.4146773495</text:p>
          </table:table-cell>
          <table:table-cell table:formula="of:=NORMINV(RAND(); 62; 4)" office:value-type="float" office:value="58.8453457528349" calcext:value-type="float">
            <text:p>58.8453457528</text:p>
          </table:table-cell>
          <table:table-cell table:formula="of:=12 + 3 * [.D293] + 5 * [.C293]" office:value-type="float" office:value="186.462650511178" calcext:value-type="float">
            <text:p>186.4626505112</text:p>
          </table:table-cell>
          <table:table-cell/>
        </table:table-row>
        <table:table-row table:style-name="ro1">
          <table:table-cell table:formula="of:=RAND()" office:value-type="float" office:value="0.47839742153883" calcext:value-type="float">
            <text:p>0.4783974215</text:p>
          </table:table-cell>
          <table:table-cell table:formula="of:=NORMINV([.A294];10;3)" office:value-type="float" office:value="9.83747162818188" calcext:value-type="float">
            <text:p>9.8374716282</text:p>
          </table:table-cell>
          <table:table-cell table:formula="of:=COM.MICROSOFT.NORM.INV(RAND(); 0; 1)" office:value-type="float" office:value="0.775711091126519" calcext:value-type="float">
            <text:p>0.7757110911</text:p>
          </table:table-cell>
          <table:table-cell table:formula="of:=NORMINV(RAND(); 62; 4)" office:value-type="float" office:value="61.8728711296388" calcext:value-type="float">
            <text:p>61.8728711296</text:p>
          </table:table-cell>
          <table:table-cell table:formula="of:=12 + 3 * [.D294] + 5 * [.C294]" office:value-type="float" office:value="201.497168844549" calcext:value-type="float">
            <text:p>201.4971688445</text:p>
          </table:table-cell>
          <table:table-cell/>
        </table:table-row>
        <table:table-row table:style-name="ro1">
          <table:table-cell table:formula="of:=RAND()" office:value-type="float" office:value="0.213243296602741" calcext:value-type="float">
            <text:p>0.2132432966</text:p>
          </table:table-cell>
          <table:table-cell table:formula="of:=NORMINV([.A295];10;3)" office:value-type="float" office:value="7.61434543378595" calcext:value-type="float">
            <text:p>7.6143454338</text:p>
          </table:table-cell>
          <table:table-cell table:formula="of:=COM.MICROSOFT.NORM.INV(RAND(); 0; 1)" office:value-type="float" office:value="-0.99800155203058" calcext:value-type="float">
            <text:p>-0.998001552</text:p>
          </table:table-cell>
          <table:table-cell table:formula="of:=NORMINV(RAND(); 62; 4)" office:value-type="float" office:value="60.658461173098" calcext:value-type="float">
            <text:p>60.6584611731</text:p>
          </table:table-cell>
          <table:table-cell table:formula="of:=12 + 3 * [.D295] + 5 * [.C295]" office:value-type="float" office:value="188.985375759141" calcext:value-type="float">
            <text:p>188.9853757591</text:p>
          </table:table-cell>
          <table:table-cell/>
        </table:table-row>
        <table:table-row table:style-name="ro1">
          <table:table-cell table:formula="of:=RAND()" office:value-type="float" office:value="0.899610806955025" calcext:value-type="float">
            <text:p>0.899610807</text:p>
          </table:table-cell>
          <table:table-cell table:formula="of:=NORMINV([.A296];10;3)" office:value-type="float" office:value="13.8380111914468" calcext:value-type="float">
            <text:p>13.8380111914</text:p>
          </table:table-cell>
          <table:table-cell table:formula="of:=COM.MICROSOFT.NORM.INV(RAND(); 0; 1)" office:value-type="float" office:value="-0.411162333131319" calcext:value-type="float">
            <text:p>-0.4111623331</text:p>
          </table:table-cell>
          <table:table-cell table:formula="of:=NORMINV(RAND(); 62; 4)" office:value-type="float" office:value="58.2832259199016" calcext:value-type="float">
            <text:p>58.2832259199</text:p>
          </table:table-cell>
          <table:table-cell table:formula="of:=12 + 3 * [.D296] + 5 * [.C296]" office:value-type="float" office:value="184.793866094048" calcext:value-type="float">
            <text:p>184.793866094</text:p>
          </table:table-cell>
          <table:table-cell/>
        </table:table-row>
        <table:table-row table:style-name="ro1">
          <table:table-cell table:formula="of:=RAND()" office:value-type="float" office:value="0.0106005906127393" calcext:value-type="float">
            <text:p>0.0106005906</text:p>
          </table:table-cell>
          <table:table-cell table:formula="of:=NORMINV([.A297];10;3)" office:value-type="float" office:value="3.08685248609738" calcext:value-type="float">
            <text:p>3.0868524861</text:p>
          </table:table-cell>
          <table:table-cell table:formula="of:=COM.MICROSOFT.NORM.INV(RAND(); 0; 1)" office:value-type="float" office:value="0.987397374399163" calcext:value-type="float">
            <text:p>0.9873973744</text:p>
          </table:table-cell>
          <table:table-cell table:formula="of:=NORMINV(RAND(); 62; 4)" office:value-type="float" office:value="66.3536808016368" calcext:value-type="float">
            <text:p>66.3536808016</text:p>
          </table:table-cell>
          <table:table-cell table:formula="of:=12 + 3 * [.D297] + 5 * [.C297]" office:value-type="float" office:value="215.998029276906" calcext:value-type="float">
            <text:p>215.9980292769</text:p>
          </table:table-cell>
          <table:table-cell/>
        </table:table-row>
        <table:table-row table:style-name="ro1">
          <table:table-cell table:formula="of:=RAND()" office:value-type="float" office:value="0.5358933492098" calcext:value-type="float">
            <text:p>0.5358933492</text:p>
          </table:table-cell>
          <table:table-cell table:formula="of:=NORMINV([.A298];10;3)" office:value-type="float" office:value="10.270279038545" calcext:value-type="float">
            <text:p>10.2702790385</text:p>
          </table:table-cell>
          <table:table-cell table:formula="of:=COM.MICROSOFT.NORM.INV(RAND(); 0; 1)" office:value-type="float" office:value="-1.59186340099104" calcext:value-type="float">
            <text:p>-1.591863401</text:p>
          </table:table-cell>
          <table:table-cell table:formula="of:=NORMINV(RAND(); 62; 4)" office:value-type="float" office:value="63.2263180637366" calcext:value-type="float">
            <text:p>63.2263180637</text:p>
          </table:table-cell>
          <table:table-cell table:formula="of:=12 + 3 * [.D298] + 5 * [.C298]" office:value-type="float" office:value="193.719637186255" calcext:value-type="float">
            <text:p>193.7196371863</text:p>
          </table:table-cell>
          <table:table-cell/>
        </table:table-row>
        <table:table-row table:style-name="ro1">
          <table:table-cell table:formula="of:=RAND()" office:value-type="float" office:value="0.751809089910239" calcext:value-type="float">
            <text:p>0.7518090899</text:p>
          </table:table-cell>
          <table:table-cell table:formula="of:=NORMINV([.A299];10;3)" office:value-type="float" office:value="12.0405811033783" calcext:value-type="float">
            <text:p>12.0405811034</text:p>
          </table:table-cell>
          <table:table-cell table:formula="of:=COM.MICROSOFT.NORM.INV(RAND(); 0; 1)" office:value-type="float" office:value="1.5710766247464" calcext:value-type="float">
            <text:p>1.5710766247</text:p>
          </table:table-cell>
          <table:table-cell table:formula="of:=NORMINV(RAND(); 62; 4)" office:value-type="float" office:value="61.767049474294" calcext:value-type="float">
            <text:p>61.7670494743</text:p>
          </table:table-cell>
          <table:table-cell table:formula="of:=12 + 3 * [.D299] + 5 * [.C299]" office:value-type="float" office:value="205.156531546614" calcext:value-type="float">
            <text:p>205.1565315466</text:p>
          </table:table-cell>
          <table:table-cell/>
        </table:table-row>
        <table:table-row table:style-name="ro1">
          <table:table-cell table:formula="of:=RAND()" office:value-type="float" office:value="0.676105772377923" calcext:value-type="float">
            <text:p>0.6761057724</text:p>
          </table:table-cell>
          <table:table-cell table:formula="of:=NORMINV([.A300];10;3)" office:value-type="float" office:value="11.3705099728982" calcext:value-type="float">
            <text:p>11.3705099729</text:p>
          </table:table-cell>
          <table:table-cell table:formula="of:=COM.MICROSOFT.NORM.INV(RAND(); 0; 1)" office:value-type="float" office:value="-0.391188937363193" calcext:value-type="float">
            <text:p>-0.3911889374</text:p>
          </table:table-cell>
          <table:table-cell table:formula="of:=NORMINV(RAND(); 62; 4)" office:value-type="float" office:value="64.0736028118175" calcext:value-type="float">
            <text:p>64.0736028118</text:p>
          </table:table-cell>
          <table:table-cell table:formula="of:=12 + 3 * [.D300] + 5 * [.C300]" office:value-type="float" office:value="202.264863748636" calcext:value-type="float">
            <text:p>202.2648637486</text:p>
          </table:table-cell>
          <table:table-cell/>
        </table:table-row>
        <table:table-row table:style-name="ro1">
          <table:table-cell table:formula="of:=RAND()" office:value-type="float" office:value="0.415200817165896" calcext:value-type="float">
            <text:p>0.4152008172</text:p>
          </table:table-cell>
          <table:table-cell table:formula="of:=NORMINV([.A301];10;3)" office:value-type="float" office:value="9.35744054265071" calcext:value-type="float">
            <text:p>9.3574405427</text:p>
          </table:table-cell>
          <table:table-cell table:formula="of:=COM.MICROSOFT.NORM.INV(RAND(); 0; 1)" office:value-type="float" office:value="1.03733947697497" calcext:value-type="float">
            <text:p>1.037339477</text:p>
          </table:table-cell>
          <table:table-cell table:formula="of:=NORMINV(RAND(); 62; 4)" office:value-type="float" office:value="54.496247139546" calcext:value-type="float">
            <text:p>54.4962471395</text:p>
          </table:table-cell>
          <table:table-cell table:formula="of:=12 + 3 * [.D301] + 5 * [.C301]" office:value-type="float" office:value="180.675438803513" calcext:value-type="float">
            <text:p>180.6754388035</text:p>
          </table:table-cell>
          <table:table-cell/>
        </table:table-row>
        <table:table-row table:style-name="ro1">
          <table:table-cell table:formula="of:=RAND()" office:value-type="float" office:value="0.566957412986085" calcext:value-type="float">
            <text:p>0.566957413</text:p>
          </table:table-cell>
          <table:table-cell table:formula="of:=NORMINV([.A302];10;3)" office:value-type="float" office:value="10.5058995644386" calcext:value-type="float">
            <text:p>10.5058995644</text:p>
          </table:table-cell>
          <table:table-cell table:formula="of:=COM.MICROSOFT.NORM.INV(RAND(); 0; 1)" office:value-type="float" office:value="0.806150696664079" calcext:value-type="float">
            <text:p>0.8061506967</text:p>
          </table:table-cell>
          <table:table-cell table:formula="of:=NORMINV(RAND(); 62; 4)" office:value-type="float" office:value="64.2431072035005" calcext:value-type="float">
            <text:p>64.2431072035</text:p>
          </table:table-cell>
          <table:table-cell table:formula="of:=12 + 3 * [.D302] + 5 * [.C302]" office:value-type="float" office:value="208.760075093822" calcext:value-type="float">
            <text:p>208.7600750938</text:p>
          </table:table-cell>
          <table:table-cell/>
        </table:table-row>
        <table:table-row table:style-name="ro1">
          <table:table-cell table:formula="of:=RAND()" office:value-type="float" office:value="0.362640633480623" calcext:value-type="float">
            <text:p>0.3626406335</text:p>
          </table:table-cell>
          <table:table-cell table:formula="of:=NORMINV([.A303];10;3)" office:value-type="float" office:value="8.94577194242722" calcext:value-type="float">
            <text:p>8.9457719424</text:p>
          </table:table-cell>
          <table:table-cell table:formula="of:=COM.MICROSOFT.NORM.INV(RAND(); 0; 1)" office:value-type="float" office:value="-0.0991949393428592" calcext:value-type="float">
            <text:p>-0.0991949393</text:p>
          </table:table-cell>
          <table:table-cell table:formula="of:=NORMINV(RAND(); 62; 4)" office:value-type="float" office:value="58.1271110064959" calcext:value-type="float">
            <text:p>58.1271110065</text:p>
          </table:table-cell>
          <table:table-cell table:formula="of:=12 + 3 * [.D303] + 5 * [.C303]" office:value-type="float" office:value="185.885358322774" calcext:value-type="float">
            <text:p>185.8853583228</text:p>
          </table:table-cell>
          <table:table-cell/>
        </table:table-row>
        <table:table-row table:style-name="ro1">
          <table:table-cell table:formula="of:=RAND()" office:value-type="float" office:value="0.208915783790871" calcext:value-type="float">
            <text:p>0.2089157838</text:p>
          </table:table-cell>
          <table:table-cell table:formula="of:=NORMINV([.A304];10;3)" office:value-type="float" office:value="7.56943304681101" calcext:value-type="float">
            <text:p>7.5694330468</text:p>
          </table:table-cell>
          <table:table-cell table:formula="of:=COM.MICROSOFT.NORM.INV(RAND(); 0; 1)" office:value-type="float" office:value="1.41449540574506" calcext:value-type="float">
            <text:p>1.4144954057</text:p>
          </table:table-cell>
          <table:table-cell table:formula="of:=NORMINV(RAND(); 62; 4)" office:value-type="float" office:value="53.6126409935771" calcext:value-type="float">
            <text:p>53.6126409936</text:p>
          </table:table-cell>
          <table:table-cell table:formula="of:=12 + 3 * [.D304] + 5 * [.C304]" office:value-type="float" office:value="179.910400009457" calcext:value-type="float">
            <text:p>179.9104000095</text:p>
          </table:table-cell>
          <table:table-cell/>
        </table:table-row>
        <table:table-row table:style-name="ro1">
          <table:table-cell table:formula="of:=RAND()" office:value-type="float" office:value="0.692553949309513" calcext:value-type="float">
            <text:p>0.6925539493</text:p>
          </table:table-cell>
          <table:table-cell table:formula="of:=NORMINV([.A305];10;3)" office:value-type="float" office:value="11.5093079597773" calcext:value-type="float">
            <text:p>11.5093079598</text:p>
          </table:table-cell>
          <table:table-cell table:formula="of:=COM.MICROSOFT.NORM.INV(RAND(); 0; 1)" office:value-type="float" office:value="1.11434337053828" calcext:value-type="float">
            <text:p>1.1143433705</text:p>
          </table:table-cell>
          <table:table-cell table:formula="of:=NORMINV(RAND(); 62; 4)" office:value-type="float" office:value="64.5574893905495" calcext:value-type="float">
            <text:p>64.5574893905</text:p>
          </table:table-cell>
          <table:table-cell table:formula="of:=12 + 3 * [.D305] + 5 * [.C305]" office:value-type="float" office:value="211.24418502434" calcext:value-type="float">
            <text:p>211.2441850243</text:p>
          </table:table-cell>
          <table:table-cell/>
        </table:table-row>
        <table:table-row table:style-name="ro1">
          <table:table-cell table:formula="of:=RAND()" office:value-type="float" office:value="0.46903045498766" calcext:value-type="float">
            <text:p>0.469030455</text:p>
          </table:table-cell>
          <table:table-cell table:formula="of:=NORMINV([.A306];10;3)" office:value-type="float" office:value="9.7668781862407" calcext:value-type="float">
            <text:p>9.7668781862</text:p>
          </table:table-cell>
          <table:table-cell table:formula="of:=COM.MICROSOFT.NORM.INV(RAND(); 0; 1)" office:value-type="float" office:value="0.675907207311299" calcext:value-type="float">
            <text:p>0.6759072073</text:p>
          </table:table-cell>
          <table:table-cell table:formula="of:=NORMINV(RAND(); 62; 4)" office:value-type="float" office:value="60.3581294103235" calcext:value-type="float">
            <text:p>60.3581294103</text:p>
          </table:table-cell>
          <table:table-cell table:formula="of:=12 + 3 * [.D306] + 5 * [.C306]" office:value-type="float" office:value="196.453924267527" calcext:value-type="float">
            <text:p>196.4539242675</text:p>
          </table:table-cell>
          <table:table-cell/>
        </table:table-row>
        <table:table-row table:style-name="ro1">
          <table:table-cell table:formula="of:=RAND()" office:value-type="float" office:value="0.448515159077942" calcext:value-type="float">
            <text:p>0.4485151591</text:p>
          </table:table-cell>
          <table:table-cell table:formula="of:=NORMINV([.A307];10;3)" office:value-type="float" office:value="9.61175893923907" calcext:value-type="float">
            <text:p>9.6117589392</text:p>
          </table:table-cell>
          <table:table-cell table:formula="of:=COM.MICROSOFT.NORM.INV(RAND(); 0; 1)" office:value-type="float" office:value="-1.47339722367109" calcext:value-type="float">
            <text:p>-1.4733972237</text:p>
          </table:table-cell>
          <table:table-cell table:formula="of:=NORMINV(RAND(); 62; 4)" office:value-type="float" office:value="59.2812671232034" calcext:value-type="float">
            <text:p>59.2812671232</text:p>
          </table:table-cell>
          <table:table-cell table:formula="of:=12 + 3 * [.D307] + 5 * [.C307]" office:value-type="float" office:value="182.476815251255" calcext:value-type="float">
            <text:p>182.4768152513</text:p>
          </table:table-cell>
          <table:table-cell/>
        </table:table-row>
        <table:table-row table:style-name="ro1">
          <table:table-cell table:formula="of:=RAND()" office:value-type="float" office:value="0.427341461181641" calcext:value-type="float">
            <text:p>0.4273414612</text:p>
          </table:table-cell>
          <table:table-cell table:formula="of:=NORMINV([.A308];10;3)" office:value-type="float" office:value="9.45055993152606" calcext:value-type="float">
            <text:p>9.4505599315</text:p>
          </table:table-cell>
          <table:table-cell table:formula="of:=COM.MICROSOFT.NORM.INV(RAND(); 0; 1)" office:value-type="float" office:value="0.483661870606758" calcext:value-type="float">
            <text:p>0.4836618706</text:p>
          </table:table-cell>
          <table:table-cell table:formula="of:=NORMINV(RAND(); 62; 4)" office:value-type="float" office:value="60.9426261251134" calcext:value-type="float">
            <text:p>60.9426261251</text:p>
          </table:table-cell>
          <table:table-cell table:formula="of:=12 + 3 * [.D308] + 5 * [.C308]" office:value-type="float" office:value="197.246187728374" calcext:value-type="float">
            <text:p>197.2461877284</text:p>
          </table:table-cell>
          <table:table-cell/>
        </table:table-row>
        <table:table-row table:style-name="ro1">
          <table:table-cell table:formula="of:=RAND()" office:value-type="float" office:value="0.474511117907241" calcext:value-type="float">
            <text:p>0.4745111179</text:p>
          </table:table-cell>
          <table:table-cell table:formula="of:=NORMINV([.A309];10;3)" office:value-type="float" office:value="9.80819595135317" calcext:value-type="float">
            <text:p>9.8081959514</text:p>
          </table:table-cell>
          <table:table-cell table:formula="of:=COM.MICROSOFT.NORM.INV(RAND(); 0; 1)" office:value-type="float" office:value="1.76366672149727" calcext:value-type="float">
            <text:p>1.7636667215</text:p>
          </table:table-cell>
          <table:table-cell table:formula="of:=NORMINV(RAND(); 62; 4)" office:value-type="float" office:value="63.0922637886741" calcext:value-type="float">
            <text:p>63.0922637887</text:p>
          </table:table-cell>
          <table:table-cell table:formula="of:=12 + 3 * [.D309] + 5 * [.C309]" office:value-type="float" office:value="210.095124973509" calcext:value-type="float">
            <text:p>210.0951249735</text:p>
          </table:table-cell>
          <table:table-cell/>
        </table:table-row>
        <table:table-row table:style-name="ro1">
          <table:table-cell table:formula="of:=RAND()" office:value-type="float" office:value="0.929382934700698" calcext:value-type="float">
            <text:p>0.9293829347</text:p>
          </table:table-cell>
          <table:table-cell table:formula="of:=NORMINV([.A310];10;3)" office:value-type="float" office:value="14.4136322529678" calcext:value-type="float">
            <text:p>14.413632253</text:p>
          </table:table-cell>
          <table:table-cell table:formula="of:=COM.MICROSOFT.NORM.INV(RAND(); 0; 1)" office:value-type="float" office:value="-0.348106427794543" calcext:value-type="float">
            <text:p>-0.3481064278</text:p>
          </table:table-cell>
          <table:table-cell table:formula="of:=NORMINV(RAND(); 62; 4)" office:value-type="float" office:value="63.2705627307428" calcext:value-type="float">
            <text:p>63.2705627307</text:p>
          </table:table-cell>
          <table:table-cell table:formula="of:=12 + 3 * [.D310] + 5 * [.C310]" office:value-type="float" office:value="200.071156053256" calcext:value-type="float">
            <text:p>200.0711560533</text:p>
          </table:table-cell>
          <table:table-cell/>
        </table:table-row>
        <table:table-row table:style-name="ro1">
          <table:table-cell table:formula="of:=RAND()" office:value-type="float" office:value="0.748365042265505" calcext:value-type="float">
            <text:p>0.7483650423</text:p>
          </table:table-cell>
          <table:table-cell table:formula="of:=NORMINV([.A311];10;3)" office:value-type="float" office:value="12.0080609284591" calcext:value-type="float">
            <text:p>12.0080609285</text:p>
          </table:table-cell>
          <table:table-cell table:formula="of:=COM.MICROSOFT.NORM.INV(RAND(); 0; 1)" office:value-type="float" office:value="-1.48878656140882" calcext:value-type="float">
            <text:p>-1.4887865614</text:p>
          </table:table-cell>
          <table:table-cell table:formula="of:=NORMINV(RAND(); 62; 4)" office:value-type="float" office:value="60.9406935415898" calcext:value-type="float">
            <text:p>60.9406935416</text:p>
          </table:table-cell>
          <table:table-cell table:formula="of:=12 + 3 * [.D311] + 5 * [.C311]" office:value-type="float" office:value="187.378147817725" calcext:value-type="float">
            <text:p>187.3781478177</text:p>
          </table:table-cell>
          <table:table-cell/>
        </table:table-row>
        <table:table-row table:style-name="ro1">
          <table:table-cell table:formula="of:=RAND()" office:value-type="float" office:value="0.134605925995857" calcext:value-type="float">
            <text:p>0.134605926</text:p>
          </table:table-cell>
          <table:table-cell table:formula="of:=NORMINV([.A312];10;3)" office:value-type="float" office:value="6.68536181591103" calcext:value-type="float">
            <text:p>6.6853618159</text:p>
          </table:table-cell>
          <table:table-cell table:formula="of:=COM.MICROSOFT.NORM.INV(RAND(); 0; 1)" office:value-type="float" office:value="0.876272903716547" calcext:value-type="float">
            <text:p>0.8762729037</text:p>
          </table:table-cell>
          <table:table-cell table:formula="of:=NORMINV(RAND(); 62; 4)" office:value-type="float" office:value="49.9716036100067" calcext:value-type="float">
            <text:p>49.97160361</text:p>
          </table:table-cell>
          <table:table-cell table:formula="of:=12 + 3 * [.D312] + 5 * [.C312]" office:value-type="float" office:value="166.296175348603" calcext:value-type="float">
            <text:p>166.2961753486</text:p>
          </table:table-cell>
          <table:table-cell/>
        </table:table-row>
        <table:table-row table:style-name="ro1">
          <table:table-cell table:formula="of:=RAND()" office:value-type="float" office:value="0.876555028837174" calcext:value-type="float">
            <text:p>0.8765550288</text:p>
          </table:table-cell>
          <table:table-cell table:formula="of:=NORMINV([.A313];10;3)" office:value-type="float" office:value="13.4738095632588" calcext:value-type="float">
            <text:p>13.4738095633</text:p>
          </table:table-cell>
          <table:table-cell table:formula="of:=COM.MICROSOFT.NORM.INV(RAND(); 0; 1)" office:value-type="float" office:value="0.109481490650465" calcext:value-type="float">
            <text:p>0.1094814907</text:p>
          </table:table-cell>
          <table:table-cell table:formula="of:=NORMINV(RAND(); 62; 4)" office:value-type="float" office:value="68.480962004524" calcext:value-type="float">
            <text:p>68.4809620045</text:p>
          </table:table-cell>
          <table:table-cell table:formula="of:=12 + 3 * [.D313] + 5 * [.C313]" office:value-type="float" office:value="217.990293466824" calcext:value-type="float">
            <text:p>217.9902934668</text:p>
          </table:table-cell>
          <table:table-cell/>
        </table:table-row>
        <table:table-row table:style-name="ro1">
          <table:table-cell table:formula="of:=RAND()" office:value-type="float" office:value="0.749267217935994" calcext:value-type="float">
            <text:p>0.7492672179</text:p>
          </table:table-cell>
          <table:table-cell table:formula="of:=NORMINV([.A314];10;3)" office:value-type="float" office:value="12.0165567199145" calcext:value-type="float">
            <text:p>12.0165567199</text:p>
          </table:table-cell>
          <table:table-cell table:formula="of:=COM.MICROSOFT.NORM.INV(RAND(); 0; 1)" office:value-type="float" office:value="0.350227557379924" calcext:value-type="float">
            <text:p>0.3502275574</text:p>
          </table:table-cell>
          <table:table-cell table:formula="of:=NORMINV(RAND(); 62; 4)" office:value-type="float" office:value="56.803960180296" calcext:value-type="float">
            <text:p>56.8039601803</text:p>
          </table:table-cell>
          <table:table-cell table:formula="of:=12 + 3 * [.D314] + 5 * [.C314]" office:value-type="float" office:value="184.163018327787" calcext:value-type="float">
            <text:p>184.1630183278</text:p>
          </table:table-cell>
          <table:table-cell/>
        </table:table-row>
        <table:table-row table:style-name="ro1">
          <table:table-cell table:formula="of:=RAND()" office:value-type="float" office:value="0.806261118268594" calcext:value-type="float">
            <text:p>0.8062611183</text:p>
          </table:table-cell>
          <table:table-cell table:formula="of:=NORMINV([.A315];10;3)" office:value-type="float" office:value="12.5926014679941" calcext:value-type="float">
            <text:p>12.592601468</text:p>
          </table:table-cell>
          <table:table-cell table:formula="of:=COM.MICROSOFT.NORM.INV(RAND(); 0; 1)" office:value-type="float" office:value="0.047395308569766" calcext:value-type="float">
            <text:p>0.0473953086</text:p>
          </table:table-cell>
          <table:table-cell table:formula="of:=NORMINV(RAND(); 62; 4)" office:value-type="float" office:value="66.0329555555007" calcext:value-type="float">
            <text:p>66.0329555555</text:p>
          </table:table-cell>
          <table:table-cell table:formula="of:=12 + 3 * [.D315] + 5 * [.C315]" office:value-type="float" office:value="210.335843209351" calcext:value-type="float">
            <text:p>210.3358432094</text:p>
          </table:table-cell>
          <table:table-cell/>
        </table:table-row>
        <table:table-row table:style-name="ro1">
          <table:table-cell table:formula="of:=RAND()" office:value-type="float" office:value="0.956997785717249" calcext:value-type="float">
            <text:p>0.9569977857</text:p>
          </table:table-cell>
          <table:table-cell table:formula="of:=NORMINV([.A316];10;3)" office:value-type="float" office:value="15.1505853577669" calcext:value-type="float">
            <text:p>15.1505853578</text:p>
          </table:table-cell>
          <table:table-cell table:formula="of:=COM.MICROSOFT.NORM.INV(RAND(); 0; 1)" office:value-type="float" office:value="-0.431735306304762" calcext:value-type="float">
            <text:p>-0.4317353063</text:p>
          </table:table-cell>
          <table:table-cell table:formula="of:=NORMINV(RAND(); 62; 4)" office:value-type="float" office:value="67.3149194382408" calcext:value-type="float">
            <text:p>67.3149194382</text:p>
          </table:table-cell>
          <table:table-cell table:formula="of:=12 + 3 * [.D316] + 5 * [.C316]" office:value-type="float" office:value="211.786081783199" calcext:value-type="float">
            <text:p>211.7860817832</text:p>
          </table:table-cell>
          <table:table-cell/>
        </table:table-row>
        <table:table-row table:style-name="ro1">
          <table:table-cell table:formula="of:=RAND()" office:value-type="float" office:value="0.672933132387698" calcext:value-type="float">
            <text:p>0.6729331324</text:p>
          </table:table-cell>
          <table:table-cell table:formula="of:=NORMINV([.A317];10;3)" office:value-type="float" office:value="11.3440808983791" calcext:value-type="float">
            <text:p>11.3440808984</text:p>
          </table:table-cell>
          <table:table-cell table:formula="of:=COM.MICROSOFT.NORM.INV(RAND(); 0; 1)" office:value-type="float" office:value="1.20701979672321" calcext:value-type="float">
            <text:p>1.2070197967</text:p>
          </table:table-cell>
          <table:table-cell table:formula="of:=NORMINV(RAND(); 62; 4)" office:value-type="float" office:value="60.6680619216298" calcext:value-type="float">
            <text:p>60.6680619216</text:p>
          </table:table-cell>
          <table:table-cell table:formula="of:=12 + 3 * [.D317] + 5 * [.C317]" office:value-type="float" office:value="200.039284748505" calcext:value-type="float">
            <text:p>200.0392847485</text:p>
          </table:table-cell>
          <table:table-cell/>
        </table:table-row>
        <table:table-row table:style-name="ro1">
          <table:table-cell table:formula="of:=RAND()" office:value-type="float" office:value="0.00265218387357891" calcext:value-type="float">
            <text:p>0.0026521839</text:p>
          </table:table-cell>
          <table:table-cell table:formula="of:=NORMINV([.A318];10;3)" office:value-type="float" office:value="1.63616736549588" calcext:value-type="float">
            <text:p>1.6361673655</text:p>
          </table:table-cell>
          <table:table-cell table:formula="of:=COM.MICROSOFT.NORM.INV(RAND(); 0; 1)" office:value-type="float" office:value="1.70142308338832" calcext:value-type="float">
            <text:p>1.7014230834</text:p>
          </table:table-cell>
          <table:table-cell table:formula="of:=NORMINV(RAND(); 62; 4)" office:value-type="float" office:value="62.6600342535495" calcext:value-type="float">
            <text:p>62.6600342535</text:p>
          </table:table-cell>
          <table:table-cell table:formula="of:=12 + 3 * [.D318] + 5 * [.C318]" office:value-type="float" office:value="208.48721817759" calcext:value-type="float">
            <text:p>208.4872181776</text:p>
          </table:table-cell>
          <table:table-cell/>
        </table:table-row>
        <table:table-row table:style-name="ro1">
          <table:table-cell table:formula="of:=RAND()" office:value-type="float" office:value="0.733090954367071" calcext:value-type="float">
            <text:p>0.7330909544</text:p>
          </table:table-cell>
          <table:table-cell table:formula="of:=NORMINV([.A319];10;3)" office:value-type="float" office:value="11.8665647503026" calcext:value-type="float">
            <text:p>11.8665647503</text:p>
          </table:table-cell>
          <table:table-cell table:formula="of:=COM.MICROSOFT.NORM.INV(RAND(); 0; 1)" office:value-type="float" office:value="0.124355099410638" calcext:value-type="float">
            <text:p>0.1243550994</text:p>
          </table:table-cell>
          <table:table-cell table:formula="of:=NORMINV(RAND(); 62; 4)" office:value-type="float" office:value="59.831989105226" calcext:value-type="float">
            <text:p>59.8319891052</text:p>
          </table:table-cell>
          <table:table-cell table:formula="of:=12 + 3 * [.D319] + 5 * [.C319]" office:value-type="float" office:value="192.117742812731" calcext:value-type="float">
            <text:p>192.1177428127</text:p>
          </table:table-cell>
          <table:table-cell/>
        </table:table-row>
        <table:table-row table:style-name="ro1">
          <table:table-cell table:formula="of:=RAND()" office:value-type="float" office:value="0.799530680757016" calcext:value-type="float">
            <text:p>0.7995306808</text:p>
          </table:table-cell>
          <table:table-cell table:formula="of:=NORMINV([.A320];10;3)" office:value-type="float" office:value="12.5198381383231" calcext:value-type="float">
            <text:p>12.5198381383</text:p>
          </table:table-cell>
          <table:table-cell table:formula="of:=COM.MICROSOFT.NORM.INV(RAND(); 0; 1)" office:value-type="float" office:value="-0.135186825438724" calcext:value-type="float">
            <text:p>-0.1351868254</text:p>
          </table:table-cell>
          <table:table-cell table:formula="of:=NORMINV(RAND(); 62; 4)" office:value-type="float" office:value="61.905609088727" calcext:value-type="float">
            <text:p>61.9056090887</text:p>
          </table:table-cell>
          <table:table-cell table:formula="of:=12 + 3 * [.D320] + 5 * [.C320]" office:value-type="float" office:value="197.040893138987" calcext:value-type="float">
            <text:p>197.040893139</text:p>
          </table:table-cell>
          <table:table-cell/>
        </table:table-row>
        <table:table-row table:style-name="ro1">
          <table:table-cell table:formula="of:=RAND()" office:value-type="float" office:value="0.022131267702207" calcext:value-type="float">
            <text:p>0.0221312677</text:p>
          </table:table-cell>
          <table:table-cell table:formula="of:=NORMINV([.A321];10;3)" office:value-type="float" office:value="3.96521182929773" calcext:value-type="float">
            <text:p>3.9652118293</text:p>
          </table:table-cell>
          <table:table-cell table:formula="of:=COM.MICROSOFT.NORM.INV(RAND(); 0; 1)" office:value-type="float" office:value="-0.832900172559441" calcext:value-type="float">
            <text:p>-0.8329001726</text:p>
          </table:table-cell>
          <table:table-cell table:formula="of:=NORMINV(RAND(); 62; 4)" office:value-type="float" office:value="54.4711010902302" calcext:value-type="float">
            <text:p>54.4711010902</text:p>
          </table:table-cell>
          <table:table-cell table:formula="of:=12 + 3 * [.D321] + 5 * [.C321]" office:value-type="float" office:value="171.248802407893" calcext:value-type="float">
            <text:p>171.2488024079</text:p>
          </table:table-cell>
          <table:table-cell/>
        </table:table-row>
        <table:table-row table:style-name="ro1">
          <table:table-cell table:formula="of:=RAND()" office:value-type="float" office:value="0.904745274223387" calcext:value-type="float">
            <text:p>0.9047452742</text:p>
          </table:table-cell>
          <table:table-cell table:formula="of:=NORMINV([.A322];10;3)" office:value-type="float" office:value="13.9272205285559" calcext:value-type="float">
            <text:p>13.9272205286</text:p>
          </table:table-cell>
          <table:table-cell table:formula="of:=COM.MICROSOFT.NORM.INV(RAND(); 0; 1)" office:value-type="float" office:value="-0.988710175715389" calcext:value-type="float">
            <text:p>-0.9887101757</text:p>
          </table:table-cell>
          <table:table-cell table:formula="of:=NORMINV(RAND(); 62; 4)" office:value-type="float" office:value="58.798868147269" calcext:value-type="float">
            <text:p>58.7988681473</text:p>
          </table:table-cell>
          <table:table-cell table:formula="of:=12 + 3 * [.D322] + 5 * [.C322]" office:value-type="float" office:value="183.45305356323" calcext:value-type="float">
            <text:p>183.4530535632</text:p>
          </table:table-cell>
          <table:table-cell/>
        </table:table-row>
        <table:table-row table:style-name="ro1">
          <table:table-cell table:formula="of:=RAND()" office:value-type="float" office:value="0.852858849102631" calcext:value-type="float">
            <text:p>0.8528588491</text:p>
          </table:table-cell>
          <table:table-cell table:formula="of:=NORMINV([.A323];10;3)" office:value-type="float" office:value="13.1463209885262" calcext:value-type="float">
            <text:p>13.1463209885</text:p>
          </table:table-cell>
          <table:table-cell table:formula="of:=COM.MICROSOFT.NORM.INV(RAND(); 0; 1)" office:value-type="float" office:value="-0.141323356653207" calcext:value-type="float">
            <text:p>-0.1413233567</text:p>
          </table:table-cell>
          <table:table-cell table:formula="of:=NORMINV(RAND(); 62; 4)" office:value-type="float" office:value="64.1407745634793" calcext:value-type="float">
            <text:p>64.1407745635</text:p>
          </table:table-cell>
          <table:table-cell table:formula="of:=12 + 3 * [.D323] + 5 * [.C323]" office:value-type="float" office:value="203.715706907172" calcext:value-type="float">
            <text:p>203.7157069072</text:p>
          </table:table-cell>
          <table:table-cell/>
        </table:table-row>
        <table:table-row table:style-name="ro1">
          <table:table-cell table:formula="of:=RAND()" office:value-type="float" office:value="0.760269658872858" calcext:value-type="float">
            <text:p>0.7602696589</text:p>
          </table:table-cell>
          <table:table-cell table:formula="of:=NORMINV([.A324];10;3)" office:value-type="float" office:value="12.12151075837" calcext:value-type="float">
            <text:p>12.1215107584</text:p>
          </table:table-cell>
          <table:table-cell table:formula="of:=COM.MICROSOFT.NORM.INV(RAND(); 0; 1)" office:value-type="float" office:value="0.140917358215465" calcext:value-type="float">
            <text:p>0.1409173582</text:p>
          </table:table-cell>
          <table:table-cell table:formula="of:=NORMINV(RAND(); 62; 4)" office:value-type="float" office:value="67.6452084656568" calcext:value-type="float">
            <text:p>67.6452084657</text:p>
          </table:table-cell>
          <table:table-cell table:formula="of:=12 + 3 * [.D324] + 5 * [.C324]" office:value-type="float" office:value="215.640212188048" calcext:value-type="float">
            <text:p>215.640212188</text:p>
          </table:table-cell>
          <table:table-cell/>
        </table:table-row>
        <table:table-row table:style-name="ro1">
          <table:table-cell table:formula="of:=RAND()" office:value-type="float" office:value="0.242131388979033" calcext:value-type="float">
            <text:p>0.242131389</text:p>
          </table:table-cell>
          <table:table-cell table:formula="of:=NORMINV([.A325];10;3)" office:value-type="float" office:value="7.90161123896879" calcext:value-type="float">
            <text:p>7.901611239</text:p>
          </table:table-cell>
          <table:table-cell table:formula="of:=COM.MICROSOFT.NORM.INV(RAND(); 0; 1)" office:value-type="float" office:value="1.69270150090876" calcext:value-type="float">
            <text:p>1.6927015009</text:p>
          </table:table-cell>
          <table:table-cell table:formula="of:=NORMINV(RAND(); 62; 4)" office:value-type="float" office:value="57.9800305092024" calcext:value-type="float">
            <text:p>57.9800305092</text:p>
          </table:table-cell>
          <table:table-cell table:formula="of:=12 + 3 * [.D325] + 5 * [.C325]" office:value-type="float" office:value="194.403599032151" calcext:value-type="float">
            <text:p>194.4035990322</text:p>
          </table:table-cell>
          <table:table-cell/>
        </table:table-row>
        <table:table-row table:style-name="ro1">
          <table:table-cell table:formula="of:=RAND()" office:value-type="float" office:value="0.831764580914751" calcext:value-type="float">
            <text:p>0.8317645809</text:p>
          </table:table-cell>
          <table:table-cell table:formula="of:=NORMINV([.A326];10;3)" office:value-type="float" office:value="12.883485292945" calcext:value-type="float">
            <text:p>12.8834852929</text:p>
          </table:table-cell>
          <table:table-cell table:formula="of:=COM.MICROSOFT.NORM.INV(RAND(); 0; 1)" office:value-type="float" office:value="-1.37191089961196" calcext:value-type="float">
            <text:p>-1.3719108996</text:p>
          </table:table-cell>
          <table:table-cell table:formula="of:=NORMINV(RAND(); 62; 4)" office:value-type="float" office:value="52.7180263434991" calcext:value-type="float">
            <text:p>52.7180263435</text:p>
          </table:table-cell>
          <table:table-cell table:formula="of:=12 + 3 * [.D326] + 5 * [.C326]" office:value-type="float" office:value="163.294524532438" calcext:value-type="float">
            <text:p>163.2945245324</text:p>
          </table:table-cell>
          <table:table-cell/>
        </table:table-row>
        <table:table-row table:style-name="ro1">
          <table:table-cell table:formula="of:=RAND()" office:value-type="float" office:value="0.369854776421562" calcext:value-type="float">
            <text:p>0.3698547764</text:p>
          </table:table-cell>
          <table:table-cell table:formula="of:=NORMINV([.A327];10;3)" office:value-type="float" office:value="9.00328600336391" calcext:value-type="float">
            <text:p>9.0032860034</text:p>
          </table:table-cell>
          <table:table-cell table:formula="of:=COM.MICROSOFT.NORM.INV(RAND(); 0; 1)" office:value-type="float" office:value="0.944886081934289" calcext:value-type="float">
            <text:p>0.9448860819</text:p>
          </table:table-cell>
          <table:table-cell table:formula="of:=NORMINV(RAND(); 62; 4)" office:value-type="float" office:value="58.3444503541691" calcext:value-type="float">
            <text:p>58.3444503542</text:p>
          </table:table-cell>
          <table:table-cell table:formula="of:=12 + 3 * [.D327] + 5 * [.C327]" office:value-type="float" office:value="191.757781472179" calcext:value-type="float">
            <text:p>191.7577814722</text:p>
          </table:table-cell>
          <table:table-cell/>
        </table:table-row>
        <table:table-row table:style-name="ro1">
          <table:table-cell table:formula="of:=RAND()" office:value-type="float" office:value="0.929094022139907" calcext:value-type="float">
            <text:p>0.9290940221</text:p>
          </table:table-cell>
          <table:table-cell table:formula="of:=NORMINV([.A328];10;3)" office:value-type="float" office:value="14.4072304428718" calcext:value-type="float">
            <text:p>14.4072304429</text:p>
          </table:table-cell>
          <table:table-cell table:formula="of:=COM.MICROSOFT.NORM.INV(RAND(); 0; 1)" office:value-type="float" office:value="-1.6440842431288" calcext:value-type="float">
            <text:p>-1.6440842431</text:p>
          </table:table-cell>
          <table:table-cell table:formula="of:=NORMINV(RAND(); 62; 4)" office:value-type="float" office:value="61.1832550882814" calcext:value-type="float">
            <text:p>61.1832550883</text:p>
          </table:table-cell>
          <table:table-cell table:formula="of:=12 + 3 * [.D328] + 5 * [.C328]" office:value-type="float" office:value="187.3293440492" calcext:value-type="float">
            <text:p>187.3293440492</text:p>
          </table:table-cell>
          <table:table-cell/>
        </table:table-row>
        <table:table-row table:style-name="ro1">
          <table:table-cell table:formula="of:=RAND()" office:value-type="float" office:value="0.714726932812482" calcext:value-type="float">
            <text:p>0.7147269328</text:p>
          </table:table-cell>
          <table:table-cell table:formula="of:=NORMINV([.A329];10;3)" office:value-type="float" office:value="11.7017420847178" calcext:value-type="float">
            <text:p>11.7017420847</text:p>
          </table:table-cell>
          <table:table-cell table:formula="of:=COM.MICROSOFT.NORM.INV(RAND(); 0; 1)" office:value-type="float" office:value="1.58813388972033" calcext:value-type="float">
            <text:p>1.5881338897</text:p>
          </table:table-cell>
          <table:table-cell table:formula="of:=NORMINV(RAND(); 62; 4)" office:value-type="float" office:value="67.5040864731778" calcext:value-type="float">
            <text:p>67.5040864732</text:p>
          </table:table-cell>
          <table:table-cell table:formula="of:=12 + 3 * [.D329] + 5 * [.C329]" office:value-type="float" office:value="222.452928868135" calcext:value-type="float">
            <text:p>222.4529288681</text:p>
          </table:table-cell>
          <table:table-cell/>
        </table:table-row>
        <table:table-row table:style-name="ro1">
          <table:table-cell table:formula="of:=RAND()" office:value-type="float" office:value="0.0756106607150286" calcext:value-type="float">
            <text:p>0.0756106607</text:p>
          </table:table-cell>
          <table:table-cell table:formula="of:=NORMINV([.A330];10;3)" office:value-type="float" office:value="5.69430740918517" calcext:value-type="float">
            <text:p>5.6943074092</text:p>
          </table:table-cell>
          <table:table-cell table:formula="of:=COM.MICROSOFT.NORM.INV(RAND(); 0; 1)" office:value-type="float" office:value="-0.263339863183909" calcext:value-type="float">
            <text:p>-0.2633398632</text:p>
          </table:table-cell>
          <table:table-cell table:formula="of:=NORMINV(RAND(); 62; 4)" office:value-type="float" office:value="57.4900942793743" calcext:value-type="float">
            <text:p>57.4900942794</text:p>
          </table:table-cell>
          <table:table-cell table:formula="of:=12 + 3 * [.D330] + 5 * [.C330]" office:value-type="float" office:value="183.153583522203" calcext:value-type="float">
            <text:p>183.1535835222</text:p>
          </table:table-cell>
          <table:table-cell/>
        </table:table-row>
        <table:table-row table:style-name="ro1">
          <table:table-cell table:formula="of:=RAND()" office:value-type="float" office:value="0.393635898130015" calcext:value-type="float">
            <text:p>0.3936358981</text:p>
          </table:table-cell>
          <table:table-cell table:formula="of:=NORMINV([.A331];10;3)" office:value-type="float" office:value="9.19043495438153" calcext:value-type="float">
            <text:p>9.1904349544</text:p>
          </table:table-cell>
          <table:table-cell table:formula="of:=COM.MICROSOFT.NORM.INV(RAND(); 0; 1)" office:value-type="float" office:value="1.87156762092656" calcext:value-type="float">
            <text:p>1.8715676209</text:p>
          </table:table-cell>
          <table:table-cell table:formula="of:=NORMINV(RAND(); 62; 4)" office:value-type="float" office:value="63.0281587133124" calcext:value-type="float">
            <text:p>63.0281587133</text:p>
          </table:table-cell>
          <table:table-cell table:formula="of:=12 + 3 * [.D331] + 5 * [.C331]" office:value-type="float" office:value="210.44231424457" calcext:value-type="float">
            <text:p>210.4423142446</text:p>
          </table:table-cell>
          <table:table-cell/>
        </table:table-row>
        <table:table-row table:style-name="ro1">
          <table:table-cell table:formula="of:=RAND()" office:value-type="float" office:value="0.0281557410489768" calcext:value-type="float">
            <text:p>0.028155741</text:p>
          </table:table-cell>
          <table:table-cell table:formula="of:=NORMINV([.A332];10;3)" office:value-type="float" office:value="4.27414818250732" calcext:value-type="float">
            <text:p>4.2741481825</text:p>
          </table:table-cell>
          <table:table-cell table:formula="of:=COM.MICROSOFT.NORM.INV(RAND(); 0; 1)" office:value-type="float" office:value="-0.299513900690572" calcext:value-type="float">
            <text:p>-0.2995139007</text:p>
          </table:table-cell>
          <table:table-cell table:formula="of:=NORMINV(RAND(); 62; 4)" office:value-type="float" office:value="66.3550937763077" calcext:value-type="float">
            <text:p>66.3550937763</text:p>
          </table:table-cell>
          <table:table-cell table:formula="of:=12 + 3 * [.D332] + 5 * [.C332]" office:value-type="float" office:value="209.56771182547" calcext:value-type="float">
            <text:p>209.5677118255</text:p>
          </table:table-cell>
          <table:table-cell/>
        </table:table-row>
        <table:table-row table:style-name="ro1">
          <table:table-cell table:formula="of:=RAND()" office:value-type="float" office:value="0.892294415272772" calcext:value-type="float">
            <text:p>0.8922944153</text:p>
          </table:table-cell>
          <table:table-cell table:formula="of:=NORMINV([.A333];10;3)" office:value-type="float" office:value="13.7164680669495" calcext:value-type="float">
            <text:p>13.7164680669</text:p>
          </table:table-cell>
          <table:table-cell table:formula="of:=COM.MICROSOFT.NORM.INV(RAND(); 0; 1)" office:value-type="float" office:value="-1.25014922606469" calcext:value-type="float">
            <text:p>-1.2501492261</text:p>
          </table:table-cell>
          <table:table-cell table:formula="of:=NORMINV(RAND(); 62; 4)" office:value-type="float" office:value="61.21578108669" calcext:value-type="float">
            <text:p>61.2157810867</text:p>
          </table:table-cell>
          <table:table-cell table:formula="of:=12 + 3 * [.D333] + 5 * [.C333]" office:value-type="float" office:value="189.396597129746" calcext:value-type="float">
            <text:p>189.3965971297</text:p>
          </table:table-cell>
          <table:table-cell/>
        </table:table-row>
        <table:table-row table:style-name="ro1">
          <table:table-cell table:formula="of:=RAND()" office:value-type="float" office:value="0.574602558277547" calcext:value-type="float">
            <text:p>0.5746025583</text:p>
          </table:table-cell>
          <table:table-cell table:formula="of:=NORMINV([.A334];10;3)" office:value-type="float" office:value="10.5643129264506" calcext:value-type="float">
            <text:p>10.5643129265</text:p>
          </table:table-cell>
          <table:table-cell table:formula="of:=COM.MICROSOFT.NORM.INV(RAND(); 0; 1)" office:value-type="float" office:value="-0.149036031124618" calcext:value-type="float">
            <text:p>-0.1490360311</text:p>
          </table:table-cell>
          <table:table-cell table:formula="of:=NORMINV(RAND(); 62; 4)" office:value-type="float" office:value="59.8311894178829" calcext:value-type="float">
            <text:p>59.8311894179</text:p>
          </table:table-cell>
          <table:table-cell table:formula="of:=12 + 3 * [.D334] + 5 * [.C334]" office:value-type="float" office:value="190.748388098026" calcext:value-type="float">
            <text:p>190.748388098</text:p>
          </table:table-cell>
          <table:table-cell/>
        </table:table-row>
        <table:table-row table:style-name="ro1">
          <table:table-cell table:formula="of:=RAND()" office:value-type="float" office:value="0.174804815789685" calcext:value-type="float">
            <text:p>0.1748048158</text:p>
          </table:table-cell>
          <table:table-cell table:formula="of:=NORMINV([.A335];10;3)" office:value-type="float" office:value="7.19395975999434" calcext:value-type="float">
            <text:p>7.19395976</text:p>
          </table:table-cell>
          <table:table-cell table:formula="of:=COM.MICROSOFT.NORM.INV(RAND(); 0; 1)" office:value-type="float" office:value="1.67521342817405" calcext:value-type="float">
            <text:p>1.6752134282</text:p>
          </table:table-cell>
          <table:table-cell table:formula="of:=NORMINV(RAND(); 62; 4)" office:value-type="float" office:value="66.1366228248984" calcext:value-type="float">
            <text:p>66.1366228249</text:p>
          </table:table-cell>
          <table:table-cell table:formula="of:=12 + 3 * [.D335] + 5 * [.C335]" office:value-type="float" office:value="218.785935615565" calcext:value-type="float">
            <text:p>218.7859356156</text:p>
          </table:table-cell>
          <table:table-cell/>
        </table:table-row>
        <table:table-row table:style-name="ro1">
          <table:table-cell table:formula="of:=RAND()" office:value-type="float" office:value="0.0142395524308085" calcext:value-type="float">
            <text:p>0.0142395524</text:p>
          </table:table-cell>
          <table:table-cell table:formula="of:=NORMINV([.A336];10;3)" office:value-type="float" office:value="3.42813180845228" calcext:value-type="float">
            <text:p>3.4281318085</text:p>
          </table:table-cell>
          <table:table-cell table:formula="of:=COM.MICROSOFT.NORM.INV(RAND(); 0; 1)" office:value-type="float" office:value="0.485017995776698" calcext:value-type="float">
            <text:p>0.4850179958</text:p>
          </table:table-cell>
          <table:table-cell table:formula="of:=NORMINV(RAND(); 62; 4)" office:value-type="float" office:value="58.6279723041812" calcext:value-type="float">
            <text:p>58.6279723042</text:p>
          </table:table-cell>
          <table:table-cell table:formula="of:=12 + 3 * [.D336] + 5 * [.C336]" office:value-type="float" office:value="190.309006891427" calcext:value-type="float">
            <text:p>190.3090068914</text:p>
          </table:table-cell>
          <table:table-cell/>
        </table:table-row>
        <table:table-row table:style-name="ro1">
          <table:table-cell table:formula="of:=RAND()" office:value-type="float" office:value="0.370881374692544" calcext:value-type="float">
            <text:p>0.3708813747</text:p>
          </table:table-cell>
          <table:table-cell table:formula="of:=NORMINV([.A337];10;3)" office:value-type="float" office:value="9.01144027750082" calcext:value-type="float">
            <text:p>9.0114402775</text:p>
          </table:table-cell>
          <table:table-cell table:formula="of:=COM.MICROSOFT.NORM.INV(RAND(); 0; 1)" office:value-type="float" office:value="-0.581084244806282" calcext:value-type="float">
            <text:p>-0.5810842448</text:p>
          </table:table-cell>
          <table:table-cell table:formula="of:=NORMINV(RAND(); 62; 4)" office:value-type="float" office:value="66.346496382049" calcext:value-type="float">
            <text:p>66.346496382</text:p>
          </table:table-cell>
          <table:table-cell table:formula="of:=12 + 3 * [.D337] + 5 * [.C337]" office:value-type="float" office:value="208.134067922116" calcext:value-type="float">
            <text:p>208.1340679221</text:p>
          </table:table-cell>
          <table:table-cell/>
        </table:table-row>
        <table:table-row table:style-name="ro1">
          <table:table-cell table:formula="of:=RAND()" office:value-type="float" office:value="0.268028241582215" calcext:value-type="float">
            <text:p>0.2680282416</text:p>
          </table:table-cell>
          <table:table-cell table:formula="of:=NORMINV([.A338];10;3)" office:value-type="float" office:value="8.14363807003668" calcext:value-type="float">
            <text:p>8.14363807</text:p>
          </table:table-cell>
          <table:table-cell table:formula="of:=COM.MICROSOFT.NORM.INV(RAND(); 0; 1)" office:value-type="float" office:value="1.94148058675868" calcext:value-type="float">
            <text:p>1.9414805868</text:p>
          </table:table-cell>
          <table:table-cell table:formula="of:=NORMINV(RAND(); 62; 4)" office:value-type="float" office:value="61.1095862598065" calcext:value-type="float">
            <text:p>61.1095862598</text:p>
          </table:table-cell>
          <table:table-cell table:formula="of:=12 + 3 * [.D338] + 5 * [.C338]" office:value-type="float" office:value="205.036161713213" calcext:value-type="float">
            <text:p>205.0361617132</text:p>
          </table:table-cell>
          <table:table-cell/>
        </table:table-row>
        <table:table-row table:style-name="ro1">
          <table:table-cell table:formula="of:=RAND()" office:value-type="float" office:value="0.971294895745814" calcext:value-type="float">
            <text:p>0.9712948957</text:p>
          </table:table-cell>
          <table:table-cell table:formula="of:=NORMINV([.A339];10;3)" office:value-type="float" office:value="15.7005238430236" calcext:value-type="float">
            <text:p>15.700523843</text:p>
          </table:table-cell>
          <table:table-cell table:formula="of:=COM.MICROSOFT.NORM.INV(RAND(); 0; 1)" office:value-type="float" office:value="0.529136843640543" calcext:value-type="float">
            <text:p>0.5291368436</text:p>
          </table:table-cell>
          <table:table-cell table:formula="of:=NORMINV(RAND(); 62; 4)" office:value-type="float" office:value="66.5586495867317" calcext:value-type="float">
            <text:p>66.5586495867</text:p>
          </table:table-cell>
          <table:table-cell table:formula="of:=12 + 3 * [.D339] + 5 * [.C339]" office:value-type="float" office:value="214.321632978398" calcext:value-type="float">
            <text:p>214.3216329784</text:p>
          </table:table-cell>
          <table:table-cell/>
        </table:table-row>
        <table:table-row table:style-name="ro1">
          <table:table-cell table:formula="of:=RAND()" office:value-type="float" office:value="0.0369815772864968" calcext:value-type="float">
            <text:p>0.0369815773</text:p>
          </table:table-cell>
          <table:table-cell table:formula="of:=NORMINV([.A340];10;3)" office:value-type="float" office:value="4.63947633126589" calcext:value-type="float">
            <text:p>4.6394763313</text:p>
          </table:table-cell>
          <table:table-cell table:formula="of:=COM.MICROSOFT.NORM.INV(RAND(); 0; 1)" office:value-type="float" office:value="-1.07331502433617" calcext:value-type="float">
            <text:p>-1.0733150243</text:p>
          </table:table-cell>
          <table:table-cell table:formula="of:=NORMINV(RAND(); 62; 4)" office:value-type="float" office:value="56.0277094743872" calcext:value-type="float">
            <text:p>56.0277094744</text:p>
          </table:table-cell>
          <table:table-cell table:formula="of:=12 + 3 * [.D340] + 5 * [.C340]" office:value-type="float" office:value="174.716553301481" calcext:value-type="float">
            <text:p>174.7165533015</text:p>
          </table:table-cell>
          <table:table-cell/>
        </table:table-row>
        <table:table-row table:style-name="ro1">
          <table:table-cell table:formula="of:=RAND()" office:value-type="float" office:value="0.830766522791237" calcext:value-type="float">
            <text:p>0.8307665228</text:p>
          </table:table-cell>
          <table:table-cell table:formula="of:=NORMINV([.A341];10;3)" office:value-type="float" office:value="12.8715962111056" calcext:value-type="float">
            <text:p>12.8715962111</text:p>
          </table:table-cell>
          <table:table-cell table:formula="of:=COM.MICROSOFT.NORM.INV(RAND(); 0; 1)" office:value-type="float" office:value="-1.42661339130892" calcext:value-type="float">
            <text:p>-1.4266133913</text:p>
          </table:table-cell>
          <table:table-cell table:formula="of:=NORMINV(RAND(); 62; 4)" office:value-type="float" office:value="70.9399487554278" calcext:value-type="float">
            <text:p>70.9399487554</text:p>
          </table:table-cell>
          <table:table-cell table:formula="of:=12 + 3 * [.D341] + 5 * [.C341]" office:value-type="float" office:value="217.686779309739" calcext:value-type="float">
            <text:p>217.6867793097</text:p>
          </table:table-cell>
          <table:table-cell/>
        </table:table-row>
        <table:table-row table:style-name="ro1">
          <table:table-cell table:formula="of:=RAND()" office:value-type="float" office:value="0.974133553914726" calcext:value-type="float">
            <text:p>0.9741335539</text:p>
          </table:table-cell>
          <table:table-cell table:formula="of:=NORMINV([.A342];10;3)" office:value-type="float" office:value="15.8360494009665" calcext:value-type="float">
            <text:p>15.836049401</text:p>
          </table:table-cell>
          <table:table-cell table:formula="of:=COM.MICROSOFT.NORM.INV(RAND(); 0; 1)" office:value-type="float" office:value="1.09827285766132" calcext:value-type="float">
            <text:p>1.0982728577</text:p>
          </table:table-cell>
          <table:table-cell table:formula="of:=NORMINV(RAND(); 62; 4)" office:value-type="float" office:value="61.3816145960847" calcext:value-type="float">
            <text:p>61.3816145961</text:p>
          </table:table-cell>
          <table:table-cell table:formula="of:=12 + 3 * [.D342] + 5 * [.C342]" office:value-type="float" office:value="201.636208076561" calcext:value-type="float">
            <text:p>201.6362080766</text:p>
          </table:table-cell>
          <table:table-cell/>
        </table:table-row>
        <table:table-row table:style-name="ro1">
          <table:table-cell table:formula="of:=RAND()" office:value-type="float" office:value="0.245055088074878" calcext:value-type="float">
            <text:p>0.2450550881</text:p>
          </table:table-cell>
          <table:table-cell table:formula="of:=NORMINV([.A343];10;3)" office:value-type="float" office:value="7.929599205092" calcext:value-type="float">
            <text:p>7.9295992051</text:p>
          </table:table-cell>
          <table:table-cell table:formula="of:=COM.MICROSOFT.NORM.INV(RAND(); 0; 1)" office:value-type="float" office:value="-1.96254133819738" calcext:value-type="float">
            <text:p>-1.9625413382</text:p>
          </table:table-cell>
          <table:table-cell table:formula="of:=NORMINV(RAND(); 62; 4)" office:value-type="float" office:value="58.9606326544682" calcext:value-type="float">
            <text:p>58.9606326545</text:p>
          </table:table-cell>
          <table:table-cell table:formula="of:=12 + 3 * [.D343] + 5 * [.C343]" office:value-type="float" office:value="179.069191272418" calcext:value-type="float">
            <text:p>179.0691912724</text:p>
          </table:table-cell>
          <table:table-cell/>
        </table:table-row>
        <table:table-row table:style-name="ro1">
          <table:table-cell table:formula="of:=RAND()" office:value-type="float" office:value="0.245343597140163" calcext:value-type="float">
            <text:p>0.2453435971</text:p>
          </table:table-cell>
          <table:table-cell table:formula="of:=NORMINV([.A344];10;3)" office:value-type="float" office:value="7.93235125985228" calcext:value-type="float">
            <text:p>7.9323512599</text:p>
          </table:table-cell>
          <table:table-cell table:formula="of:=COM.MICROSOFT.NORM.INV(RAND(); 0; 1)" office:value-type="float" office:value="0.407102975726334" calcext:value-type="float">
            <text:p>0.4071029757</text:p>
          </table:table-cell>
          <table:table-cell table:formula="of:=NORMINV(RAND(); 62; 4)" office:value-type="float" office:value="59.6849236382021" calcext:value-type="float">
            <text:p>59.6849236382</text:p>
          </table:table-cell>
          <table:table-cell table:formula="of:=12 + 3 * [.D344] + 5 * [.C344]" office:value-type="float" office:value="193.090285793238" calcext:value-type="float">
            <text:p>193.0902857932</text:p>
          </table:table-cell>
          <table:table-cell/>
        </table:table-row>
        <table:table-row table:style-name="ro1">
          <table:table-cell table:formula="of:=RAND()" office:value-type="float" office:value="0.650631577707827" calcext:value-type="float">
            <text:p>0.6506315777</text:p>
          </table:table-cell>
          <table:table-cell table:formula="of:=NORMINV([.A345];10;3)" office:value-type="float" office:value="11.1610784668508" calcext:value-type="float">
            <text:p>11.1610784669</text:p>
          </table:table-cell>
          <table:table-cell table:formula="of:=COM.MICROSOFT.NORM.INV(RAND(); 0; 1)" office:value-type="float" office:value="0.13534175400157" calcext:value-type="float">
            <text:p>0.135341754</text:p>
          </table:table-cell>
          <table:table-cell table:formula="of:=NORMINV(RAND(); 62; 4)" office:value-type="float" office:value="59.4190466413905" calcext:value-type="float">
            <text:p>59.4190466414</text:p>
          </table:table-cell>
          <table:table-cell table:formula="of:=12 + 3 * [.D345] + 5 * [.C345]" office:value-type="float" office:value="190.933848694179" calcext:value-type="float">
            <text:p>190.9338486942</text:p>
          </table:table-cell>
          <table:table-cell/>
        </table:table-row>
        <table:table-row table:style-name="ro1">
          <table:table-cell table:formula="of:=RAND()" office:value-type="float" office:value="0.110923677682877" calcext:value-type="float">
            <text:p>0.1109236777</text:p>
          </table:table-cell>
          <table:table-cell table:formula="of:=NORMINV([.A346];10;3)" office:value-type="float" office:value="6.33510823100642" calcext:value-type="float">
            <text:p>6.335108231</text:p>
          </table:table-cell>
          <table:table-cell table:formula="of:=COM.MICROSOFT.NORM.INV(RAND(); 0; 1)" office:value-type="float" office:value="-0.874078240639043" calcext:value-type="float">
            <text:p>-0.8740782406</text:p>
          </table:table-cell>
          <table:table-cell table:formula="of:=NORMINV(RAND(); 62; 4)" office:value-type="float" office:value="55.8942243870472" calcext:value-type="float">
            <text:p>55.894224387</text:p>
          </table:table-cell>
          <table:table-cell table:formula="of:=12 + 3 * [.D346] + 5 * [.C346]" office:value-type="float" office:value="175.312281957946" calcext:value-type="float">
            <text:p>175.3122819579</text:p>
          </table:table-cell>
          <table:table-cell/>
        </table:table-row>
        <table:table-row table:style-name="ro1">
          <table:table-cell table:formula="of:=RAND()" office:value-type="float" office:value="0.714051251765341" calcext:value-type="float">
            <text:p>0.7140512518</text:p>
          </table:table-cell>
          <table:table-cell table:formula="of:=NORMINV([.A347];10;3)" office:value-type="float" office:value="11.6957775074993" calcext:value-type="float">
            <text:p>11.6957775075</text:p>
          </table:table-cell>
          <table:table-cell table:formula="of:=COM.MICROSOFT.NORM.INV(RAND(); 0; 1)" office:value-type="float" office:value="-0.508836634407844" calcext:value-type="float">
            <text:p>-0.5088366344</text:p>
          </table:table-cell>
          <table:table-cell table:formula="of:=NORMINV(RAND(); 62; 4)" office:value-type="float" office:value="63.617295267645" calcext:value-type="float">
            <text:p>63.6172952676</text:p>
          </table:table-cell>
          <table:table-cell table:formula="of:=12 + 3 * [.D347] + 5 * [.C347]" office:value-type="float" office:value="200.307702630896" calcext:value-type="float">
            <text:p>200.3077026309</text:p>
          </table:table-cell>
          <table:table-cell/>
        </table:table-row>
        <table:table-row table:style-name="ro1">
          <table:table-cell table:formula="of:=RAND()" office:value-type="float" office:value="0.414901870302856" calcext:value-type="float">
            <text:p>0.4149018703</text:p>
          </table:table-cell>
          <table:table-cell table:formula="of:=NORMINV([.A348];10;3)" office:value-type="float" office:value="9.35514014608926" calcext:value-type="float">
            <text:p>9.3551401461</text:p>
          </table:table-cell>
          <table:table-cell table:formula="of:=COM.MICROSOFT.NORM.INV(RAND(); 0; 1)" office:value-type="float" office:value="-1.34224893322482" calcext:value-type="float">
            <text:p>-1.3422489332</text:p>
          </table:table-cell>
          <table:table-cell table:formula="of:=NORMINV(RAND(); 62; 4)" office:value-type="float" office:value="60.3726531347287" calcext:value-type="float">
            <text:p>60.3726531347</text:p>
          </table:table-cell>
          <table:table-cell table:formula="of:=12 + 3 * [.D348] + 5 * [.C348]" office:value-type="float" office:value="186.406714738062" calcext:value-type="float">
            <text:p>186.4067147381</text:p>
          </table:table-cell>
          <table:table-cell/>
        </table:table-row>
        <table:table-row table:style-name="ro1">
          <table:table-cell table:formula="of:=RAND()" office:value-type="float" office:value="0.395972305443138" calcext:value-type="float">
            <text:p>0.3959723054</text:p>
          </table:table-cell>
          <table:table-cell table:formula="of:=NORMINV([.A349];10;3)" office:value-type="float" office:value="9.20864117428811" calcext:value-type="float">
            <text:p>9.2086411743</text:p>
          </table:table-cell>
          <table:table-cell table:formula="of:=COM.MICROSOFT.NORM.INV(RAND(); 0; 1)" office:value-type="float" office:value="0.245914980840102" calcext:value-type="float">
            <text:p>0.2459149808</text:p>
          </table:table-cell>
          <table:table-cell table:formula="of:=NORMINV(RAND(); 62; 4)" office:value-type="float" office:value="62.8496366695692" calcext:value-type="float">
            <text:p>62.8496366696</text:p>
          </table:table-cell>
          <table:table-cell table:formula="of:=12 + 3 * [.D349] + 5 * [.C349]" office:value-type="float" office:value="201.778484912908" calcext:value-type="float">
            <text:p>201.7784849129</text:p>
          </table:table-cell>
          <table:table-cell/>
        </table:table-row>
        <table:table-row table:style-name="ro1">
          <table:table-cell table:formula="of:=RAND()" office:value-type="float" office:value="0.680377068230882" calcext:value-type="float">
            <text:p>0.6803770682</text:p>
          </table:table-cell>
          <table:table-cell table:formula="of:=NORMINV([.A350];10;3)" office:value-type="float" office:value="11.4062604053807" calcext:value-type="float">
            <text:p>11.4062604054</text:p>
          </table:table-cell>
          <table:table-cell table:formula="of:=COM.MICROSOFT.NORM.INV(RAND(); 0; 1)" office:value-type="float" office:value="-0.240380752795033" calcext:value-type="float">
            <text:p>-0.2403807528</text:p>
          </table:table-cell>
          <table:table-cell table:formula="of:=NORMINV(RAND(); 62; 4)" office:value-type="float" office:value="56.1816361235768" calcext:value-type="float">
            <text:p>56.1816361236</text:p>
          </table:table-cell>
          <table:table-cell table:formula="of:=12 + 3 * [.D350] + 5 * [.C350]" office:value-type="float" office:value="179.343004606755" calcext:value-type="float">
            <text:p>179.3430046068</text:p>
          </table:table-cell>
          <table:table-cell/>
        </table:table-row>
        <table:table-row table:style-name="ro1">
          <table:table-cell table:formula="of:=RAND()" office:value-type="float" office:value="0.969592676265165" calcext:value-type="float">
            <text:p>0.9695926763</text:p>
          </table:table-cell>
          <table:table-cell table:formula="of:=NORMINV([.A351];10;3)" office:value-type="float" office:value="15.6245219831834" calcext:value-type="float">
            <text:p>15.6245219832</text:p>
          </table:table-cell>
          <table:table-cell table:formula="of:=COM.MICROSOFT.NORM.INV(RAND(); 0; 1)" office:value-type="float" office:value="-0.120975698229269" calcext:value-type="float">
            <text:p>-0.1209756982</text:p>
          </table:table-cell>
          <table:table-cell table:formula="of:=NORMINV(RAND(); 62; 4)" office:value-type="float" office:value="60.6225223974283" calcext:value-type="float">
            <text:p>60.6225223974</text:p>
          </table:table-cell>
          <table:table-cell table:formula="of:=12 + 3 * [.D351] + 5 * [.C351]" office:value-type="float" office:value="193.262688701139" calcext:value-type="float">
            <text:p>193.2626887011</text:p>
          </table:table-cell>
          <table:table-cell/>
        </table:table-row>
        <table:table-row table:style-name="ro1">
          <table:table-cell table:formula="of:=RAND()" office:value-type="float" office:value="0.10053346818313" calcext:value-type="float">
            <text:p>0.1005334682</text:p>
          </table:table-cell>
          <table:table-cell table:formula="of:=NORMINV([.A352];10;3)" office:value-type="float" office:value="6.16444680195871" calcext:value-type="float">
            <text:p>6.164446802</text:p>
          </table:table-cell>
          <table:table-cell table:formula="of:=COM.MICROSOFT.NORM.INV(RAND(); 0; 1)" office:value-type="float" office:value="0.320722576745851" calcext:value-type="float">
            <text:p>0.3207225767</text:p>
          </table:table-cell>
          <table:table-cell table:formula="of:=NORMINV(RAND(); 62; 4)" office:value-type="float" office:value="59.4500521201226" calcext:value-type="float">
            <text:p>59.4500521201</text:p>
          </table:table-cell>
          <table:table-cell table:formula="of:=12 + 3 * [.D352] + 5 * [.C352]" office:value-type="float" office:value="191.953769244097" calcext:value-type="float">
            <text:p>191.9537692441</text:p>
          </table:table-cell>
          <table:table-cell/>
        </table:table-row>
        <table:table-row table:style-name="ro1">
          <table:table-cell table:formula="of:=RAND()" office:value-type="float" office:value="0.726225179154426" calcext:value-type="float">
            <text:p>0.7262251792</text:p>
          </table:table-cell>
          <table:table-cell table:formula="of:=NORMINV([.A353];10;3)" office:value-type="float" office:value="11.8043079335212" calcext:value-type="float">
            <text:p>11.8043079335</text:p>
          </table:table-cell>
          <table:table-cell table:formula="of:=COM.MICROSOFT.NORM.INV(RAND(); 0; 1)" office:value-type="float" office:value="0.735995117675078" calcext:value-type="float">
            <text:p>0.7359951177</text:p>
          </table:table-cell>
          <table:table-cell table:formula="of:=NORMINV(RAND(); 62; 4)" office:value-type="float" office:value="71.3471013066612" calcext:value-type="float">
            <text:p>71.3471013067</text:p>
          </table:table-cell>
          <table:table-cell table:formula="of:=12 + 3 * [.D353] + 5 * [.C353]" office:value-type="float" office:value="229.721279508359" calcext:value-type="float">
            <text:p>229.7212795084</text:p>
          </table:table-cell>
          <table:table-cell/>
        </table:table-row>
        <table:table-row table:style-name="ro1">
          <table:table-cell table:formula="of:=RAND()" office:value-type="float" office:value="0.790454439586028" calcext:value-type="float">
            <text:p>0.7904544396</text:p>
          </table:table-cell>
          <table:table-cell table:formula="of:=NORMINV([.A354];10;3)" office:value-type="float" office:value="12.4239971927301" calcext:value-type="float">
            <text:p>12.4239971927</text:p>
          </table:table-cell>
          <table:table-cell table:formula="of:=COM.MICROSOFT.NORM.INV(RAND(); 0; 1)" office:value-type="float" office:value="-0.049787556063618" calcext:value-type="float">
            <text:p>-0.0497875561</text:p>
          </table:table-cell>
          <table:table-cell table:formula="of:=NORMINV(RAND(); 62; 4)" office:value-type="float" office:value="62.6227637179306" calcext:value-type="float">
            <text:p>62.6227637179</text:p>
          </table:table-cell>
          <table:table-cell table:formula="of:=12 + 3 * [.D354] + 5 * [.C354]" office:value-type="float" office:value="199.619353373474" calcext:value-type="float">
            <text:p>199.6193533735</text:p>
          </table:table-cell>
          <table:table-cell/>
        </table:table-row>
        <table:table-row table:style-name="ro1">
          <table:table-cell table:formula="of:=RAND()" office:value-type="float" office:value="0.449895004276186" calcext:value-type="float">
            <text:p>0.4498950043</text:p>
          </table:table-cell>
          <table:table-cell table:formula="of:=NORMINV([.A355];10;3)" office:value-type="float" office:value="9.62222013188863" calcext:value-type="float">
            <text:p>9.6222201319</text:p>
          </table:table-cell>
          <table:table-cell table:formula="of:=COM.MICROSOFT.NORM.INV(RAND(); 0; 1)" office:value-type="float" office:value="-0.659545471975404" calcext:value-type="float">
            <text:p>-0.659545472</text:p>
          </table:table-cell>
          <table:table-cell table:formula="of:=NORMINV(RAND(); 62; 4)" office:value-type="float" office:value="63.9599130464837" calcext:value-type="float">
            <text:p>63.9599130465</text:p>
          </table:table-cell>
          <table:table-cell table:formula="of:=12 + 3 * [.D355] + 5 * [.C355]" office:value-type="float" office:value="200.582011779574" calcext:value-type="float">
            <text:p>200.5820117796</text:p>
          </table:table-cell>
          <table:table-cell/>
        </table:table-row>
        <table:table-row table:style-name="ro1">
          <table:table-cell table:formula="of:=RAND()" office:value-type="float" office:value="0.880688991863281" calcext:value-type="float">
            <text:p>0.8806889919</text:p>
          </table:table-cell>
          <table:table-cell table:formula="of:=NORMINV([.A356];10;3)" office:value-type="float" office:value="13.535314147952" calcext:value-type="float">
            <text:p>13.535314148</text:p>
          </table:table-cell>
          <table:table-cell table:formula="of:=COM.MICROSOFT.NORM.INV(RAND(); 0; 1)" office:value-type="float" office:value="1.39363755936126" calcext:value-type="float">
            <text:p>1.3936375594</text:p>
          </table:table-cell>
          <table:table-cell table:formula="of:=NORMINV(RAND(); 62; 4)" office:value-type="float" office:value="65.8849294968883" calcext:value-type="float">
            <text:p>65.8849294969</text:p>
          </table:table-cell>
          <table:table-cell table:formula="of:=12 + 3 * [.D356] + 5 * [.C356]" office:value-type="float" office:value="216.622976287471" calcext:value-type="float">
            <text:p>216.6229762875</text:p>
          </table:table-cell>
          <table:table-cell/>
        </table:table-row>
        <table:table-row table:style-name="ro1">
          <table:table-cell table:formula="of:=RAND()" office:value-type="float" office:value="0.0856533632613719" calcext:value-type="float">
            <text:p>0.0856533633</text:p>
          </table:table-cell>
          <table:table-cell table:formula="of:=NORMINV([.A357];10;3)" office:value-type="float" office:value="5.89594872792354" calcext:value-type="float">
            <text:p>5.8959487279</text:p>
          </table:table-cell>
          <table:table-cell table:formula="of:=COM.MICROSOFT.NORM.INV(RAND(); 0; 1)" office:value-type="float" office:value="1.07585308769165" calcext:value-type="float">
            <text:p>1.0758530877</text:p>
          </table:table-cell>
          <table:table-cell table:formula="of:=NORMINV(RAND(); 62; 4)" office:value-type="float" office:value="60.36760602905" calcext:value-type="float">
            <text:p>60.3676060291</text:p>
          </table:table-cell>
          <table:table-cell table:formula="of:=12 + 3 * [.D357] + 5 * [.C357]" office:value-type="float" office:value="198.482083525608" calcext:value-type="float">
            <text:p>198.4820835256</text:p>
          </table:table-cell>
          <table:table-cell/>
        </table:table-row>
        <table:table-row table:style-name="ro1">
          <table:table-cell table:formula="of:=RAND()" office:value-type="float" office:value="0.13173001119867" calcext:value-type="float">
            <text:p>0.1317300112</text:p>
          </table:table-cell>
          <table:table-cell table:formula="of:=NORMINV([.A358];10;3)" office:value-type="float" office:value="6.64524850605142" calcext:value-type="float">
            <text:p>6.6452485061</text:p>
          </table:table-cell>
          <table:table-cell table:formula="of:=COM.MICROSOFT.NORM.INV(RAND(); 0; 1)" office:value-type="float" office:value="0.455459665027151" calcext:value-type="float">
            <text:p>0.455459665</text:p>
          </table:table-cell>
          <table:table-cell table:formula="of:=NORMINV(RAND(); 62; 4)" office:value-type="float" office:value="60.9613124526985" calcext:value-type="float">
            <text:p>60.9613124527</text:p>
          </table:table-cell>
          <table:table-cell table:formula="of:=12 + 3 * [.D358] + 5 * [.C358]" office:value-type="float" office:value="197.161235683231" calcext:value-type="float">
            <text:p>197.1612356832</text:p>
          </table:table-cell>
          <table:table-cell/>
        </table:table-row>
        <table:table-row table:style-name="ro1">
          <table:table-cell table:formula="of:=RAND()" office:value-type="float" office:value="0.836875997018069" calcext:value-type="float">
            <text:p>0.836875997</text:p>
          </table:table-cell>
          <table:table-cell table:formula="of:=NORMINV([.A359];10;3)" office:value-type="float" office:value="12.9450979268518" calcext:value-type="float">
            <text:p>12.9450979269</text:p>
          </table:table-cell>
          <table:table-cell table:formula="of:=COM.MICROSOFT.NORM.INV(RAND(); 0; 1)" office:value-type="float" office:value="0.843386435661117" calcext:value-type="float">
            <text:p>0.8433864357</text:p>
          </table:table-cell>
          <table:table-cell table:formula="of:=NORMINV(RAND(); 62; 4)" office:value-type="float" office:value="65.3553388095462" calcext:value-type="float">
            <text:p>65.3553388095</text:p>
          </table:table-cell>
          <table:table-cell table:formula="of:=12 + 3 * [.D359] + 5 * [.C359]" office:value-type="float" office:value="212.282948606944" calcext:value-type="float">
            <text:p>212.2829486069</text:p>
          </table:table-cell>
          <table:table-cell/>
        </table:table-row>
        <table:table-row table:style-name="ro1">
          <table:table-cell table:formula="of:=RAND()" office:value-type="float" office:value="0.548573533073068" calcext:value-type="float">
            <text:p>0.5485735331</text:p>
          </table:table-cell>
          <table:table-cell table:formula="of:=NORMINV([.A360];10;3)" office:value-type="float" office:value="10.3661745696951" calcext:value-type="float">
            <text:p>10.3661745697</text:p>
          </table:table-cell>
          <table:table-cell table:formula="of:=COM.MICROSOFT.NORM.INV(RAND(); 0; 1)" office:value-type="float" office:value="2.41861581578934" calcext:value-type="float">
            <text:p>2.4186158158</text:p>
          </table:table-cell>
          <table:table-cell table:formula="of:=NORMINV(RAND(); 62; 4)" office:value-type="float" office:value="59.1160675091758" calcext:value-type="float">
            <text:p>59.1160675092</text:p>
          </table:table-cell>
          <table:table-cell table:formula="of:=12 + 3 * [.D360] + 5 * [.C360]" office:value-type="float" office:value="201.441281606474" calcext:value-type="float">
            <text:p>201.4412816065</text:p>
          </table:table-cell>
          <table:table-cell/>
        </table:table-row>
        <table:table-row table:style-name="ro1">
          <table:table-cell table:formula="of:=RAND()" office:value-type="float" office:value="0.398798406124115" calcext:value-type="float">
            <text:p>0.3987984061</text:p>
          </table:table-cell>
          <table:table-cell table:formula="of:=NORMINV([.A361];10;3)" office:value-type="float" office:value="9.23062446491708" calcext:value-type="float">
            <text:p>9.2306244649</text:p>
          </table:table-cell>
          <table:table-cell table:formula="of:=COM.MICROSOFT.NORM.INV(RAND(); 0; 1)" office:value-type="float" office:value="0.180604136968761" calcext:value-type="float">
            <text:p>0.180604137</text:p>
          </table:table-cell>
          <table:table-cell table:formula="of:=NORMINV(RAND(); 62; 4)" office:value-type="float" office:value="67.0489792410806" calcext:value-type="float">
            <text:p>67.0489792411</text:p>
          </table:table-cell>
          <table:table-cell table:formula="of:=12 + 3 * [.D361] + 5 * [.C361]" office:value-type="float" office:value="214.049958408085" calcext:value-type="float">
            <text:p>214.0499584081</text:p>
          </table:table-cell>
          <table:table-cell/>
        </table:table-row>
        <table:table-row table:style-name="ro1">
          <table:table-cell table:formula="of:=RAND()" office:value-type="float" office:value="0.724573405226693" calcext:value-type="float">
            <text:p>0.7245734052</text:p>
          </table:table-cell>
          <table:table-cell table:formula="of:=NORMINV([.A362];10;3)" office:value-type="float" office:value="11.7894463845829" calcext:value-type="float">
            <text:p>11.7894463846</text:p>
          </table:table-cell>
          <table:table-cell table:formula="of:=COM.MICROSOFT.NORM.INV(RAND(); 0; 1)" office:value-type="float" office:value="1.30939712545388" calcext:value-type="float">
            <text:p>1.3093971255</text:p>
          </table:table-cell>
          <table:table-cell table:formula="of:=NORMINV(RAND(); 62; 4)" office:value-type="float" office:value="57.8854458760598" calcext:value-type="float">
            <text:p>57.8854458761</text:p>
          </table:table-cell>
          <table:table-cell table:formula="of:=12 + 3 * [.D362] + 5 * [.C362]" office:value-type="float" office:value="192.203323255449" calcext:value-type="float">
            <text:p>192.2033232554</text:p>
          </table:table-cell>
          <table:table-cell/>
        </table:table-row>
        <table:table-row table:style-name="ro1">
          <table:table-cell table:formula="of:=RAND()" office:value-type="float" office:value="0.741517890943214" calcext:value-type="float">
            <text:p>0.7415178909</text:p>
          </table:table-cell>
          <table:table-cell table:formula="of:=NORMINV([.A363];10;3)" office:value-type="float" office:value="11.9440961637508" calcext:value-type="float">
            <text:p>11.9440961638</text:p>
          </table:table-cell>
          <table:table-cell table:formula="of:=COM.MICROSOFT.NORM.INV(RAND(); 0; 1)" office:value-type="float" office:value="0.443155620949297" calcext:value-type="float">
            <text:p>0.4431556209</text:p>
          </table:table-cell>
          <table:table-cell table:formula="of:=NORMINV(RAND(); 62; 4)" office:value-type="float" office:value="56.6496952547115" calcext:value-type="float">
            <text:p>56.6496952547</text:p>
          </table:table-cell>
          <table:table-cell table:formula="of:=12 + 3 * [.D363] + 5 * [.C363]" office:value-type="float" office:value="184.164863868881" calcext:value-type="float">
            <text:p>184.1648638689</text:p>
          </table:table-cell>
          <table:table-cell/>
        </table:table-row>
        <table:table-row table:style-name="ro1">
          <table:table-cell table:formula="of:=RAND()" office:value-type="float" office:value="0.380704641574994" calcext:value-type="float">
            <text:p>0.3807046416</text:p>
          </table:table-cell>
          <table:table-cell table:formula="of:=NORMINV([.A364];10;3)" office:value-type="float" office:value="9.0891079915224" calcext:value-type="float">
            <text:p>9.0891079915</text:p>
          </table:table-cell>
          <table:table-cell table:formula="of:=COM.MICROSOFT.NORM.INV(RAND(); 0; 1)" office:value-type="float" office:value="0.948438168080859" calcext:value-type="float">
            <text:p>0.9484381681</text:p>
          </table:table-cell>
          <table:table-cell table:formula="of:=NORMINV(RAND(); 62; 4)" office:value-type="float" office:value="63.9850155529653" calcext:value-type="float">
            <text:p>63.985015553</text:p>
          </table:table-cell>
          <table:table-cell table:formula="of:=12 + 3 * [.D364] + 5 * [.C364]" office:value-type="float" office:value="208.6972374993" calcext:value-type="float">
            <text:p>208.6972374993</text:p>
          </table:table-cell>
          <table:table-cell/>
        </table:table-row>
        <table:table-row table:style-name="ro1">
          <table:table-cell table:formula="of:=RAND()" office:value-type="float" office:value="0.632473188918084" calcext:value-type="float">
            <text:p>0.6324731889</text:p>
          </table:table-cell>
          <table:table-cell table:formula="of:=NORMINV([.A365];10;3)" office:value-type="float" office:value="11.0152324571826" calcext:value-type="float">
            <text:p>11.0152324572</text:p>
          </table:table-cell>
          <table:table-cell table:formula="of:=COM.MICROSOFT.NORM.INV(RAND(); 0; 1)" office:value-type="float" office:value="-0.639826171219789" calcext:value-type="float">
            <text:p>-0.6398261712</text:p>
          </table:table-cell>
          <table:table-cell table:formula="of:=NORMINV(RAND(); 62; 4)" office:value-type="float" office:value="64.1000526324986" calcext:value-type="float">
            <text:p>64.1000526325</text:p>
          </table:table-cell>
          <table:table-cell table:formula="of:=12 + 3 * [.D365] + 5 * [.C365]" office:value-type="float" office:value="201.101027041397" calcext:value-type="float">
            <text:p>201.1010270414</text:p>
          </table:table-cell>
          <table:table-cell/>
        </table:table-row>
        <table:table-row table:style-name="ro1">
          <table:table-cell table:formula="of:=RAND()" office:value-type="float" office:value="0.132992511149496" calcext:value-type="float">
            <text:p>0.1329925111</text:p>
          </table:table-cell>
          <table:table-cell table:formula="of:=NORMINV([.A366];10;3)" office:value-type="float" office:value="6.66293135353125" calcext:value-type="float">
            <text:p>6.6629313535</text:p>
          </table:table-cell>
          <table:table-cell table:formula="of:=COM.MICROSOFT.NORM.INV(RAND(); 0; 1)" office:value-type="float" office:value="-1.82878151100965" calcext:value-type="float">
            <text:p>-1.828781511</text:p>
          </table:table-cell>
          <table:table-cell table:formula="of:=NORMINV(RAND(); 62; 4)" office:value-type="float" office:value="62.5237039860939" calcext:value-type="float">
            <text:p>62.5237039861</text:p>
          </table:table-cell>
          <table:table-cell table:formula="of:=12 + 3 * [.D366] + 5 * [.C366]" office:value-type="float" office:value="190.427204403233" calcext:value-type="float">
            <text:p>190.4272044032</text:p>
          </table:table-cell>
          <table:table-cell/>
        </table:table-row>
        <table:table-row table:style-name="ro1">
          <table:table-cell table:formula="of:=RAND()" office:value-type="float" office:value="0.915801439899951" calcext:value-type="float">
            <text:p>0.9158014399</text:p>
          </table:table-cell>
          <table:table-cell table:formula="of:=NORMINV([.A367];10;3)" office:value-type="float" office:value="14.132117406911" calcext:value-type="float">
            <text:p>14.1321174069</text:p>
          </table:table-cell>
          <table:table-cell table:formula="of:=COM.MICROSOFT.NORM.INV(RAND(); 0; 1)" office:value-type="float" office:value="0.215420115647103" calcext:value-type="float">
            <text:p>0.2154201156</text:p>
          </table:table-cell>
          <table:table-cell table:formula="of:=NORMINV(RAND(); 62; 4)" office:value-type="float" office:value="59.0716665292124" calcext:value-type="float">
            <text:p>59.0716665292</text:p>
          </table:table-cell>
          <table:table-cell table:formula="of:=12 + 3 * [.D367] + 5 * [.C367]" office:value-type="float" office:value="190.292100165873" calcext:value-type="float">
            <text:p>190.2921001659</text:p>
          </table:table-cell>
          <table:table-cell/>
        </table:table-row>
        <table:table-row table:style-name="ro1">
          <table:table-cell table:formula="of:=RAND()" office:value-type="float" office:value="0.170453293481842" calcext:value-type="float">
            <text:p>0.1704532935</text:p>
          </table:table-cell>
          <table:table-cell table:formula="of:=NORMINV([.A368];10;3)" office:value-type="float" office:value="7.14287354048816" calcext:value-type="float">
            <text:p>7.1428735405</text:p>
          </table:table-cell>
          <table:table-cell table:formula="of:=COM.MICROSOFT.NORM.INV(RAND(); 0; 1)" office:value-type="float" office:value="-0.330807123310943" calcext:value-type="float">
            <text:p>-0.3308071233</text:p>
          </table:table-cell>
          <table:table-cell table:formula="of:=NORMINV(RAND(); 62; 4)" office:value-type="float" office:value="63.796340727351" calcext:value-type="float">
            <text:p>63.7963407274</text:p>
          </table:table-cell>
          <table:table-cell table:formula="of:=12 + 3 * [.D368] + 5 * [.C368]" office:value-type="float" office:value="201.734986565498" calcext:value-type="float">
            <text:p>201.7349865655</text:p>
          </table:table-cell>
          <table:table-cell/>
        </table:table-row>
        <table:table-row table:style-name="ro1">
          <table:table-cell table:formula="of:=RAND()" office:value-type="float" office:value="0.285098123596981" calcext:value-type="float">
            <text:p>0.2850981236</text:p>
          </table:table-cell>
          <table:table-cell table:formula="of:=NORMINV([.A369];10;3)" office:value-type="float" office:value="8.29671250403337" calcext:value-type="float">
            <text:p>8.296712504</text:p>
          </table:table-cell>
          <table:table-cell table:formula="of:=COM.MICROSOFT.NORM.INV(RAND(); 0; 1)" office:value-type="float" office:value="-0.149337699140782" calcext:value-type="float">
            <text:p>-0.1493376991</text:p>
          </table:table-cell>
          <table:table-cell table:formula="of:=NORMINV(RAND(); 62; 4)" office:value-type="float" office:value="64.7758568118645" calcext:value-type="float">
            <text:p>64.7758568119</text:p>
          </table:table-cell>
          <table:table-cell table:formula="of:=12 + 3 * [.D369] + 5 * [.C369]" office:value-type="float" office:value="205.580881939889" calcext:value-type="float">
            <text:p>205.5808819399</text:p>
          </table:table-cell>
          <table:table-cell/>
        </table:table-row>
        <table:table-row table:style-name="ro1">
          <table:table-cell table:formula="of:=RAND()" office:value-type="float" office:value="0.325463912216946" calcext:value-type="float">
            <text:p>0.3254639122</text:p>
          </table:table-cell>
          <table:table-cell table:formula="of:=NORMINV([.A370];10;3)" office:value-type="float" office:value="8.6425791530069" calcext:value-type="float">
            <text:p>8.642579153</text:p>
          </table:table-cell>
          <table:table-cell table:formula="of:=COM.MICROSOFT.NORM.INV(RAND(); 0; 1)" office:value-type="float" office:value="0.385601150507052" calcext:value-type="float">
            <text:p>0.3856011505</text:p>
          </table:table-cell>
          <table:table-cell table:formula="of:=NORMINV(RAND(); 62; 4)" office:value-type="float" office:value="66.559572226454" calcext:value-type="float">
            <text:p>66.5595722265</text:p>
          </table:table-cell>
          <table:table-cell table:formula="of:=12 + 3 * [.D370] + 5 * [.C370]" office:value-type="float" office:value="213.606722431897" calcext:value-type="float">
            <text:p>213.6067224319</text:p>
          </table:table-cell>
          <table:table-cell/>
        </table:table-row>
        <table:table-row table:style-name="ro1">
          <table:table-cell table:formula="of:=RAND()" office:value-type="float" office:value="0.722054774174467" calcext:value-type="float">
            <text:p>0.7220547742</text:p>
          </table:table-cell>
          <table:table-cell table:formula="of:=NORMINV([.A371];10;3)" office:value-type="float" office:value="11.7668695137599" calcext:value-type="float">
            <text:p>11.7668695138</text:p>
          </table:table-cell>
          <table:table-cell table:formula="of:=COM.MICROSOFT.NORM.INV(RAND(); 0; 1)" office:value-type="float" office:value="-0.360038727108872" calcext:value-type="float">
            <text:p>-0.3600387271</text:p>
          </table:table-cell>
          <table:table-cell table:formula="of:=NORMINV(RAND(); 62; 4)" office:value-type="float" office:value="65.4013915210496" calcext:value-type="float">
            <text:p>65.401391521</text:p>
          </table:table-cell>
          <table:table-cell table:formula="of:=12 + 3 * [.D371] + 5 * [.C371]" office:value-type="float" office:value="206.403980927604" calcext:value-type="float">
            <text:p>206.4039809276</text:p>
          </table:table-cell>
          <table:table-cell/>
        </table:table-row>
        <table:table-row table:style-name="ro1">
          <table:table-cell table:formula="of:=RAND()" office:value-type="float" office:value="0.714346439111978" calcext:value-type="float">
            <text:p>0.7143464391</text:p>
          </table:table-cell>
          <table:table-cell table:formula="of:=NORMINV([.A372];10;3)" office:value-type="float" office:value="11.6983824491135" calcext:value-type="float">
            <text:p>11.6983824491</text:p>
          </table:table-cell>
          <table:table-cell table:formula="of:=COM.MICROSOFT.NORM.INV(RAND(); 0; 1)" office:value-type="float" office:value="0.878447341682483" calcext:value-type="float">
            <text:p>0.8784473417</text:p>
          </table:table-cell>
          <table:table-cell table:formula="of:=NORMINV(RAND(); 62; 4)" office:value-type="float" office:value="52.2265829908878" calcext:value-type="float">
            <text:p>52.2265829909</text:p>
          </table:table-cell>
          <table:table-cell table:formula="of:=12 + 3 * [.D372] + 5 * [.C372]" office:value-type="float" office:value="173.071985681076" calcext:value-type="float">
            <text:p>173.0719856811</text:p>
          </table:table-cell>
          <table:table-cell/>
        </table:table-row>
        <table:table-row table:style-name="ro1">
          <table:table-cell table:formula="of:=RAND()" office:value-type="float" office:value="0.399044071789831" calcext:value-type="float">
            <text:p>0.3990440718</text:p>
          </table:table-cell>
          <table:table-cell table:formula="of:=NORMINV([.A373];10;3)" office:value-type="float" office:value="9.23253344865604" calcext:value-type="float">
            <text:p>9.2325334487</text:p>
          </table:table-cell>
          <table:table-cell table:formula="of:=COM.MICROSOFT.NORM.INV(RAND(); 0; 1)" office:value-type="float" office:value="-0.585272264666148" calcext:value-type="float">
            <text:p>-0.5852722647</text:p>
          </table:table-cell>
          <table:table-cell table:formula="of:=NORMINV(RAND(); 62; 4)" office:value-type="float" office:value="54.5602050972984" calcext:value-type="float">
            <text:p>54.5602050973</text:p>
          </table:table-cell>
          <table:table-cell table:formula="of:=12 + 3 * [.D373] + 5 * [.C373]" office:value-type="float" office:value="172.754253968565" calcext:value-type="float">
            <text:p>172.7542539686</text:p>
          </table:table-cell>
          <table:table-cell/>
        </table:table-row>
        <table:table-row table:style-name="ro1">
          <table:table-cell table:formula="of:=RAND()" office:value-type="float" office:value="0.525285119423643" calcext:value-type="float">
            <text:p>0.5252851194</text:p>
          </table:table-cell>
          <table:table-cell table:formula="of:=NORMINV([.A374];10;3)" office:value-type="float" office:value="10.1902686670038" calcext:value-type="float">
            <text:p>10.190268667</text:p>
          </table:table-cell>
          <table:table-cell table:formula="of:=COM.MICROSOFT.NORM.INV(RAND(); 0; 1)" office:value-type="float" office:value="0.771864976429432" calcext:value-type="float">
            <text:p>0.7718649764</text:p>
          </table:table-cell>
          <table:table-cell table:formula="of:=NORMINV(RAND(); 62; 4)" office:value-type="float" office:value="61.7395401649315" calcext:value-type="float">
            <text:p>61.7395401649</text:p>
          </table:table-cell>
          <table:table-cell table:formula="of:=12 + 3 * [.D374] + 5 * [.C374]" office:value-type="float" office:value="201.077945376942" calcext:value-type="float">
            <text:p>201.0779453769</text:p>
          </table:table-cell>
          <table:table-cell/>
        </table:table-row>
        <table:table-row table:style-name="ro1">
          <table:table-cell table:formula="of:=RAND()" office:value-type="float" office:value="0.988073331536725" calcext:value-type="float">
            <text:p>0.9880733315</text:p>
          </table:table-cell>
          <table:table-cell table:formula="of:=NORMINV([.A375];10;3)" office:value-type="float" office:value="16.7784499501622" calcext:value-type="float">
            <text:p>16.7784499502</text:p>
          </table:table-cell>
          <table:table-cell table:formula="of:=COM.MICROSOFT.NORM.INV(RAND(); 0; 1)" office:value-type="float" office:value="0.185448836253703" calcext:value-type="float">
            <text:p>0.1854488363</text:p>
          </table:table-cell>
          <table:table-cell table:formula="of:=NORMINV(RAND(); 62; 4)" office:value-type="float" office:value="61.0861123364698" calcext:value-type="float">
            <text:p>61.0861123365</text:p>
          </table:table-cell>
          <table:table-cell table:formula="of:=12 + 3 * [.D375] + 5 * [.C375]" office:value-type="float" office:value="196.185581190678" calcext:value-type="float">
            <text:p>196.1855811907</text:p>
          </table:table-cell>
          <table:table-cell/>
        </table:table-row>
        <table:table-row table:style-name="ro1">
          <table:table-cell table:formula="of:=RAND()" office:value-type="float" office:value="0.176067850086838" calcext:value-type="float">
            <text:p>0.1760678501</text:p>
          </table:table-cell>
          <table:table-cell table:formula="of:=NORMINV([.A376];10;3)" office:value-type="float" office:value="7.20863585289575" calcext:value-type="float">
            <text:p>7.2086358529</text:p>
          </table:table-cell>
          <table:table-cell table:formula="of:=COM.MICROSOFT.NORM.INV(RAND(); 0; 1)" office:value-type="float" office:value="0.592822200295825" calcext:value-type="float">
            <text:p>0.5928222003</text:p>
          </table:table-cell>
          <table:table-cell table:formula="of:=NORMINV(RAND(); 62; 4)" office:value-type="float" office:value="67.5025781654576" calcext:value-type="float">
            <text:p>67.5025781655</text:p>
          </table:table-cell>
          <table:table-cell table:formula="of:=12 + 3 * [.D376] + 5 * [.C376]" office:value-type="float" office:value="217.471845497852" calcext:value-type="float">
            <text:p>217.4718454979</text:p>
          </table:table-cell>
          <table:table-cell/>
        </table:table-row>
        <table:table-row table:style-name="ro1">
          <table:table-cell table:formula="of:=RAND()" office:value-type="float" office:value="0.501711594639346" calcext:value-type="float">
            <text:p>0.5017115946</text:p>
          </table:table-cell>
          <table:table-cell table:formula="of:=NORMINV([.A377];10;3)" office:value-type="float" office:value="10.0128710340393" calcext:value-type="float">
            <text:p>10.012871034</text:p>
          </table:table-cell>
          <table:table-cell table:formula="of:=COM.MICROSOFT.NORM.INV(RAND(); 0; 1)" office:value-type="float" office:value="0.630896339719572" calcext:value-type="float">
            <text:p>0.6308963397</text:p>
          </table:table-cell>
          <table:table-cell table:formula="of:=NORMINV(RAND(); 62; 4)" office:value-type="float" office:value="57.5775474358785" calcext:value-type="float">
            <text:p>57.5775474359</text:p>
          </table:table-cell>
          <table:table-cell table:formula="of:=12 + 3 * [.D377] + 5 * [.C377]" office:value-type="float" office:value="187.887124006233" calcext:value-type="float">
            <text:p>187.8871240062</text:p>
          </table:table-cell>
          <table:table-cell/>
        </table:table-row>
        <table:table-row table:style-name="ro1">
          <table:table-cell table:formula="of:=RAND()" office:value-type="float" office:value="0.118853876600042" calcext:value-type="float">
            <text:p>0.1188538766</text:p>
          </table:table-cell>
          <table:table-cell table:formula="of:=NORMINV([.A378];10;3)" office:value-type="float" office:value="6.45779303954335" calcext:value-type="float">
            <text:p>6.4577930395</text:p>
          </table:table-cell>
          <table:table-cell table:formula="of:=COM.MICROSOFT.NORM.INV(RAND(); 0; 1)" office:value-type="float" office:value="-0.596123987254746" calcext:value-type="float">
            <text:p>-0.5961239873</text:p>
          </table:table-cell>
          <table:table-cell table:formula="of:=NORMINV(RAND(); 62; 4)" office:value-type="float" office:value="60.1827160760331" calcext:value-type="float">
            <text:p>60.182716076</text:p>
          </table:table-cell>
          <table:table-cell table:formula="of:=12 + 3 * [.D378] + 5 * [.C378]" office:value-type="float" office:value="189.567528291825" calcext:value-type="float">
            <text:p>189.5675282918</text:p>
          </table:table-cell>
          <table:table-cell/>
        </table:table-row>
        <table:table-row table:style-name="ro1">
          <table:table-cell table:formula="of:=RAND()" office:value-type="float" office:value="0.130632844055071" calcext:value-type="float">
            <text:p>0.1306328441</text:p>
          </table:table-cell>
          <table:table-cell table:formula="of:=NORMINV([.A379];10;3)" office:value-type="float" office:value="6.6297861368086" calcext:value-type="float">
            <text:p>6.6297861368</text:p>
          </table:table-cell>
          <table:table-cell table:formula="of:=COM.MICROSOFT.NORM.INV(RAND(); 0; 1)" office:value-type="float" office:value="-0.729289565435613" calcext:value-type="float">
            <text:p>-0.7292895654</text:p>
          </table:table-cell>
          <table:table-cell table:formula="of:=NORMINV(RAND(); 62; 4)" office:value-type="float" office:value="61.5767889726769" calcext:value-type="float">
            <text:p>61.5767889727</text:p>
          </table:table-cell>
          <table:table-cell table:formula="of:=12 + 3 * [.D379] + 5 * [.C379]" office:value-type="float" office:value="193.083919090853" calcext:value-type="float">
            <text:p>193.0839190909</text:p>
          </table:table-cell>
          <table:table-cell/>
        </table:table-row>
        <table:table-row table:style-name="ro1">
          <table:table-cell table:formula="of:=RAND()" office:value-type="float" office:value="0.102013864787295" calcext:value-type="float">
            <text:p>0.1020138648</text:p>
          </table:table-cell>
          <table:table-cell table:formula="of:=NORMINV([.A380];10;3)" office:value-type="float" office:value="6.18952073171415" calcext:value-type="float">
            <text:p>6.1895207317</text:p>
          </table:table-cell>
          <table:table-cell table:formula="of:=COM.MICROSOFT.NORM.INV(RAND(); 0; 1)" office:value-type="float" office:value="2.86636449372076" calcext:value-type="float">
            <text:p>2.8663644937</text:p>
          </table:table-cell>
          <table:table-cell table:formula="of:=NORMINV(RAND(); 62; 4)" office:value-type="float" office:value="65.4280993917589" calcext:value-type="float">
            <text:p>65.4280993918</text:p>
          </table:table-cell>
          <table:table-cell table:formula="of:=12 + 3 * [.D380] + 5 * [.C380]" office:value-type="float" office:value="222.61612064388" calcext:value-type="float">
            <text:p>222.6161206439</text:p>
          </table:table-cell>
          <table:table-cell/>
        </table:table-row>
        <table:table-row table:style-name="ro1">
          <table:table-cell table:formula="of:=RAND()" office:value-type="float" office:value="0.73757701809518" calcext:value-type="float">
            <text:p>0.7375770181</text:p>
          </table:table-cell>
          <table:table-cell table:formula="of:=NORMINV([.A381];10;3)" office:value-type="float" office:value="11.9076799281732" calcext:value-type="float">
            <text:p>11.9076799282</text:p>
          </table:table-cell>
          <table:table-cell table:formula="of:=COM.MICROSOFT.NORM.INV(RAND(); 0; 1)" office:value-type="float" office:value="-0.143449916084964" calcext:value-type="float">
            <text:p>-0.1434499161</text:p>
          </table:table-cell>
          <table:table-cell table:formula="of:=NORMINV(RAND(); 62; 4)" office:value-type="float" office:value="66.5190523603269" calcext:value-type="float">
            <text:p>66.5190523603</text:p>
          </table:table-cell>
          <table:table-cell table:formula="of:=12 + 3 * [.D381] + 5 * [.C381]" office:value-type="float" office:value="210.839907500556" calcext:value-type="float">
            <text:p>210.8399075006</text:p>
          </table:table-cell>
          <table:table-cell/>
        </table:table-row>
        <table:table-row table:style-name="ro1">
          <table:table-cell table:formula="of:=RAND()" office:value-type="float" office:value="0.616024589398876" calcext:value-type="float">
            <text:p>0.6160245894</text:p>
          </table:table-cell>
          <table:table-cell table:formula="of:=NORMINV([.A382];10;3)" office:value-type="float" office:value="10.88516909898" calcext:value-type="float">
            <text:p>10.885169099</text:p>
          </table:table-cell>
          <table:table-cell table:formula="of:=COM.MICROSOFT.NORM.INV(RAND(); 0; 1)" office:value-type="float" office:value="1.87315983883707" calcext:value-type="float">
            <text:p>1.8731598388</text:p>
          </table:table-cell>
          <table:table-cell table:formula="of:=NORMINV(RAND(); 62; 4)" office:value-type="float" office:value="62.22752326441" calcext:value-type="float">
            <text:p>62.2275232644</text:p>
          </table:table-cell>
          <table:table-cell table:formula="of:=12 + 3 * [.D382] + 5 * [.C382]" office:value-type="float" office:value="208.048368987415" calcext:value-type="float">
            <text:p>208.0483689874</text:p>
          </table:table-cell>
          <table:table-cell/>
        </table:table-row>
        <table:table-row table:style-name="ro1">
          <table:table-cell table:formula="of:=RAND()" office:value-type="float" office:value="0.807356827426702" calcext:value-type="float">
            <text:p>0.8073568274</text:p>
          </table:table-cell>
          <table:table-cell table:formula="of:=NORMINV([.A383];10;3)" office:value-type="float" office:value="12.6045918283934" calcext:value-type="float">
            <text:p>12.6045918284</text:p>
          </table:table-cell>
          <table:table-cell table:formula="of:=COM.MICROSOFT.NORM.INV(RAND(); 0; 1)" office:value-type="float" office:value="-0.631711290184482" calcext:value-type="float">
            <text:p>-0.6317112902</text:p>
          </table:table-cell>
          <table:table-cell table:formula="of:=NORMINV(RAND(); 62; 4)" office:value-type="float" office:value="60.8986643256517" calcext:value-type="float">
            <text:p>60.8986643257</text:p>
          </table:table-cell>
          <table:table-cell table:formula="of:=12 + 3 * [.D383] + 5 * [.C383]" office:value-type="float" office:value="191.537436526033" calcext:value-type="float">
            <text:p>191.537436526</text:p>
          </table:table-cell>
          <table:table-cell/>
        </table:table-row>
        <table:table-row table:style-name="ro1">
          <table:table-cell table:formula="of:=RAND()" office:value-type="float" office:value="0.055123885627836" calcext:value-type="float">
            <text:p>0.0551238856</text:p>
          </table:table-cell>
          <table:table-cell table:formula="of:=NORMINV([.A384];10;3)" office:value-type="float" office:value="5.20875859391945" calcext:value-type="float">
            <text:p>5.2087585939</text:p>
          </table:table-cell>
          <table:table-cell table:formula="of:=COM.MICROSOFT.NORM.INV(RAND(); 0; 1)" office:value-type="float" office:value="-0.791324977161524" calcext:value-type="float">
            <text:p>-0.7913249772</text:p>
          </table:table-cell>
          <table:table-cell table:formula="of:=NORMINV(RAND(); 62; 4)" office:value-type="float" office:value="65.8528264427211" calcext:value-type="float">
            <text:p>65.8528264427</text:p>
          </table:table-cell>
          <table:table-cell table:formula="of:=12 + 3 * [.D384] + 5 * [.C384]" office:value-type="float" office:value="205.601854442356" calcext:value-type="float">
            <text:p>205.6018544424</text:p>
          </table:table-cell>
          <table:table-cell/>
        </table:table-row>
        <table:table-row table:style-name="ro1">
          <table:table-cell table:formula="of:=RAND()" office:value-type="float" office:value="0.0322039381135255" calcext:value-type="float">
            <text:p>0.0322039381</text:p>
          </table:table-cell>
          <table:table-cell table:formula="of:=NORMINV([.A385];10;3)" office:value-type="float" office:value="4.45196218171628" calcext:value-type="float">
            <text:p>4.4519621817</text:p>
          </table:table-cell>
          <table:table-cell table:formula="of:=COM.MICROSOFT.NORM.INV(RAND(); 0; 1)" office:value-type="float" office:value="0.737481064781482" calcext:value-type="float">
            <text:p>0.7374810648</text:p>
          </table:table-cell>
          <table:table-cell table:formula="of:=NORMINV(RAND(); 62; 4)" office:value-type="float" office:value="57.2422941650473" calcext:value-type="float">
            <text:p>57.242294165</text:p>
          </table:table-cell>
          <table:table-cell table:formula="of:=12 + 3 * [.D385] + 5 * [.C385]" office:value-type="float" office:value="187.414287819049" calcext:value-type="float">
            <text:p>187.4142878191</text:p>
          </table:table-cell>
          <table:table-cell/>
        </table:table-row>
        <table:table-row table:style-name="ro1">
          <table:table-cell table:formula="of:=RAND()" office:value-type="float" office:value="0.293239514809102" calcext:value-type="float">
            <text:p>0.2932395148</text:p>
          </table:table-cell>
          <table:table-cell table:formula="of:=NORMINV([.A386];10;3)" office:value-type="float" office:value="8.3681637286468" calcext:value-type="float">
            <text:p>8.3681637286</text:p>
          </table:table-cell>
          <table:table-cell table:formula="of:=COM.MICROSOFT.NORM.INV(RAND(); 0; 1)" office:value-type="float" office:value="-1.05614652634494" calcext:value-type="float">
            <text:p>-1.0561465263</text:p>
          </table:table-cell>
          <table:table-cell table:formula="of:=NORMINV(RAND(); 62; 4)" office:value-type="float" office:value="58.0727072552654" calcext:value-type="float">
            <text:p>58.0727072553</text:p>
          </table:table-cell>
          <table:table-cell table:formula="of:=12 + 3 * [.D386] + 5 * [.C386]" office:value-type="float" office:value="180.937389134071" calcext:value-type="float">
            <text:p>180.9373891341</text:p>
          </table:table-cell>
          <table:table-cell/>
        </table:table-row>
        <table:table-row table:style-name="ro1">
          <table:table-cell table:formula="of:=RAND()" office:value-type="float" office:value="0.172904794104397" calcext:value-type="float">
            <text:p>0.1729047941</text:p>
          </table:table-cell>
          <table:table-cell table:formula="of:=NORMINV([.A387];10;3)" office:value-type="float" office:value="7.17175466905743" calcext:value-type="float">
            <text:p>7.1717546691</text:p>
          </table:table-cell>
          <table:table-cell table:formula="of:=COM.MICROSOFT.NORM.INV(RAND(); 0; 1)" office:value-type="float" office:value="0.951850043993215" calcext:value-type="float">
            <text:p>0.951850044</text:p>
          </table:table-cell>
          <table:table-cell table:formula="of:=NORMINV(RAND(); 62; 4)" office:value-type="float" office:value="62.9400256174563" calcext:value-type="float">
            <text:p>62.9400256175</text:p>
          </table:table-cell>
          <table:table-cell table:formula="of:=12 + 3 * [.D387] + 5 * [.C387]" office:value-type="float" office:value="205.579327072335" calcext:value-type="float">
            <text:p>205.5793270723</text:p>
          </table:table-cell>
          <table:table-cell/>
        </table:table-row>
        <table:table-row table:style-name="ro1">
          <table:table-cell table:formula="of:=RAND()" office:value-type="float" office:value="0.971755143487826" calcext:value-type="float">
            <text:p>0.9717551435</text:p>
          </table:table-cell>
          <table:table-cell table:formula="of:=NORMINV([.A388];10;3)" office:value-type="float" office:value="15.7217154309556" calcext:value-type="float">
            <text:p>15.721715431</text:p>
          </table:table-cell>
          <table:table-cell table:formula="of:=COM.MICROSOFT.NORM.INV(RAND(); 0; 1)" office:value-type="float" office:value="-0.179160354798859" calcext:value-type="float">
            <text:p>-0.1791603548</text:p>
          </table:table-cell>
          <table:table-cell table:formula="of:=NORMINV(RAND(); 62; 4)" office:value-type="float" office:value="65.489787102516" calcext:value-type="float">
            <text:p>65.4897871025</text:p>
          </table:table-cell>
          <table:table-cell table:formula="of:=12 + 3 * [.D388] + 5 * [.C388]" office:value-type="float" office:value="207.573559533554" calcext:value-type="float">
            <text:p>207.5735595336</text:p>
          </table:table-cell>
          <table:table-cell/>
        </table:table-row>
        <table:table-row table:style-name="ro1">
          <table:table-cell table:formula="of:=RAND()" office:value-type="float" office:value="0.30499847442843" calcext:value-type="float">
            <text:p>0.3049984744</text:p>
          </table:table-cell>
          <table:table-cell table:formula="of:=NORMINV([.A389];10;3)" office:value-type="float" office:value="8.46976656315822" calcext:value-type="float">
            <text:p>8.4697665632</text:p>
          </table:table-cell>
          <table:table-cell table:formula="of:=COM.MICROSOFT.NORM.INV(RAND(); 0; 1)" office:value-type="float" office:value="-1.64845518526403" calcext:value-type="float">
            <text:p>-1.6484551853</text:p>
          </table:table-cell>
          <table:table-cell table:formula="of:=NORMINV(RAND(); 62; 4)" office:value-type="float" office:value="67.7450475040448" calcext:value-type="float">
            <text:p>67.745047504</text:p>
          </table:table-cell>
          <table:table-cell table:formula="of:=12 + 3 * [.D389] + 5 * [.C389]" office:value-type="float" office:value="206.992866585814" calcext:value-type="float">
            <text:p>206.9928665858</text:p>
          </table:table-cell>
          <table:table-cell/>
        </table:table-row>
        <table:table-row table:style-name="ro1">
          <table:table-cell table:formula="of:=RAND()" office:value-type="float" office:value="0.0138084834907204" calcext:value-type="float">
            <text:p>0.0138084835</text:p>
          </table:table-cell>
          <table:table-cell table:formula="of:=NORMINV([.A390];10;3)" office:value-type="float" office:value="3.39194537255237" calcext:value-type="float">
            <text:p>3.3919453726</text:p>
          </table:table-cell>
          <table:table-cell table:formula="of:=COM.MICROSOFT.NORM.INV(RAND(); 0; 1)" office:value-type="float" office:value="0.0817296399008169" calcext:value-type="float">
            <text:p>0.0817296399</text:p>
          </table:table-cell>
          <table:table-cell table:formula="of:=NORMINV(RAND(); 62; 4)" office:value-type="float" office:value="64.0386630638082" calcext:value-type="float">
            <text:p>64.0386630638</text:p>
          </table:table-cell>
          <table:table-cell table:formula="of:=12 + 3 * [.D390] + 5 * [.C390]" office:value-type="float" office:value="204.524637390929" calcext:value-type="float">
            <text:p>204.5246373909</text:p>
          </table:table-cell>
          <table:table-cell/>
        </table:table-row>
        <table:table-row table:style-name="ro1">
          <table:table-cell table:formula="of:=RAND()" office:value-type="float" office:value="0.935867330059409" calcext:value-type="float">
            <text:p>0.9358673301</text:p>
          </table:table-cell>
          <table:table-cell table:formula="of:=NORMINV([.A391];10;3)" office:value-type="float" office:value="14.5629342196485" calcext:value-type="float">
            <text:p>14.5629342196</text:p>
          </table:table-cell>
          <table:table-cell table:formula="of:=COM.MICROSOFT.NORM.INV(RAND(); 0; 1)" office:value-type="float" office:value="0.129498303527749" calcext:value-type="float">
            <text:p>0.1294983035</text:p>
          </table:table-cell>
          <table:table-cell table:formula="of:=NORMINV(RAND(); 62; 4)" office:value-type="float" office:value="62.0267990749943" calcext:value-type="float">
            <text:p>62.026799075</text:p>
          </table:table-cell>
          <table:table-cell table:formula="of:=12 + 3 * [.D391] + 5 * [.C391]" office:value-type="float" office:value="198.727888742622" calcext:value-type="float">
            <text:p>198.7278887426</text:p>
          </table:table-cell>
          <table:table-cell/>
        </table:table-row>
        <table:table-row table:style-name="ro1">
          <table:table-cell table:formula="of:=RAND()" office:value-type="float" office:value="0.513425666606054" calcext:value-type="float">
            <text:p>0.5134256666</text:p>
          </table:table-cell>
          <table:table-cell table:formula="of:=NORMINV([.A392];10;3)" office:value-type="float" office:value="10.1009785308052" calcext:value-type="float">
            <text:p>10.1009785308</text:p>
          </table:table-cell>
          <table:table-cell table:formula="of:=COM.MICROSOFT.NORM.INV(RAND(); 0; 1)" office:value-type="float" office:value="0.839886523730152" calcext:value-type="float">
            <text:p>0.8398865237</text:p>
          </table:table-cell>
          <table:table-cell table:formula="of:=NORMINV(RAND(); 62; 4)" office:value-type="float" office:value="55.2880449513517" calcext:value-type="float">
            <text:p>55.2880449514</text:p>
          </table:table-cell>
          <table:table-cell table:formula="of:=12 + 3 * [.D392] + 5 * [.C392]" office:value-type="float" office:value="182.063567472706" calcext:value-type="float">
            <text:p>182.0635674727</text:p>
          </table:table-cell>
          <table:table-cell/>
        </table:table-row>
        <table:table-row table:style-name="ro1">
          <table:table-cell table:formula="of:=RAND()" office:value-type="float" office:value="0.89177285367623" calcext:value-type="float">
            <text:p>0.8917728537</text:p>
          </table:table-cell>
          <table:table-cell table:formula="of:=NORMINV([.A393];10;3)" office:value-type="float" office:value="13.7080344707502" calcext:value-type="float">
            <text:p>13.7080344708</text:p>
          </table:table-cell>
          <table:table-cell table:formula="of:=COM.MICROSOFT.NORM.INV(RAND(); 0; 1)" office:value-type="float" office:value="-0.397475022251646" calcext:value-type="float">
            <text:p>-0.3974750223</text:p>
          </table:table-cell>
          <table:table-cell table:formula="of:=NORMINV(RAND(); 62; 4)" office:value-type="float" office:value="59.9602240334787" calcext:value-type="float">
            <text:p>59.9602240335</text:p>
          </table:table-cell>
          <table:table-cell table:formula="of:=12 + 3 * [.D393] + 5 * [.C393]" office:value-type="float" office:value="189.893296989178" calcext:value-type="float">
            <text:p>189.8932969892</text:p>
          </table:table-cell>
          <table:table-cell/>
        </table:table-row>
        <table:table-row table:style-name="ro1">
          <table:table-cell table:formula="of:=RAND()" office:value-type="float" office:value="0.553700350923464" calcext:value-type="float">
            <text:p>0.5537003509</text:p>
          </table:table-cell>
          <table:table-cell table:formula="of:=NORMINV([.A394];10;3)" office:value-type="float" office:value="10.4050477186171" calcext:value-type="float">
            <text:p>10.4050477186</text:p>
          </table:table-cell>
          <table:table-cell table:formula="of:=COM.MICROSOFT.NORM.INV(RAND(); 0; 1)" office:value-type="float" office:value="-0.11393503905033" calcext:value-type="float">
            <text:p>-0.1139350391</text:p>
          </table:table-cell>
          <table:table-cell table:formula="of:=NORMINV(RAND(); 62; 4)" office:value-type="float" office:value="59.7556156538931" calcext:value-type="float">
            <text:p>59.7556156539</text:p>
          </table:table-cell>
          <table:table-cell table:formula="of:=12 + 3 * [.D394] + 5 * [.C394]" office:value-type="float" office:value="190.697171766428" calcext:value-type="float">
            <text:p>190.6971717664</text:p>
          </table:table-cell>
          <table:table-cell/>
        </table:table-row>
        <table:table-row table:style-name="ro1">
          <table:table-cell table:formula="of:=RAND()" office:value-type="float" office:value="0.342931980499998" calcext:value-type="float">
            <text:p>0.3429319805</text:p>
          </table:table-cell>
          <table:table-cell table:formula="of:=NORMINV([.A395];10;3)" office:value-type="float" office:value="8.78657705169884" calcext:value-type="float">
            <text:p>8.7865770517</text:p>
          </table:table-cell>
          <table:table-cell table:formula="of:=COM.MICROSOFT.NORM.INV(RAND(); 0; 1)" office:value-type="float" office:value="-0.0926462075326462" calcext:value-type="float">
            <text:p>-0.0926462075</text:p>
          </table:table-cell>
          <table:table-cell table:formula="of:=NORMINV(RAND(); 62; 4)" office:value-type="float" office:value="58.3229141716547" calcext:value-type="float">
            <text:p>58.3229141717</text:p>
          </table:table-cell>
          <table:table-cell table:formula="of:=12 + 3 * [.D395] + 5 * [.C395]" office:value-type="float" office:value="186.505511477301" calcext:value-type="float">
            <text:p>186.5055114773</text:p>
          </table:table-cell>
          <table:table-cell/>
        </table:table-row>
        <table:table-row table:style-name="ro1">
          <table:table-cell table:formula="of:=RAND()" office:value-type="float" office:value="0.308734776452184" calcext:value-type="float">
            <text:p>0.3087347765</text:p>
          </table:table-cell>
          <table:table-cell table:formula="of:=NORMINV([.A396];10;3)" office:value-type="float" office:value="8.5016804561713" calcext:value-type="float">
            <text:p>8.5016804562</text:p>
          </table:table-cell>
          <table:table-cell table:formula="of:=COM.MICROSOFT.NORM.INV(RAND(); 0; 1)" office:value-type="float" office:value="-0.377225464247065" calcext:value-type="float">
            <text:p>-0.3772254642</text:p>
          </table:table-cell>
          <table:table-cell table:formula="of:=NORMINV(RAND(); 62; 4)" office:value-type="float" office:value="63.1933044049739" calcext:value-type="float">
            <text:p>63.193304405</text:p>
          </table:table-cell>
          <table:table-cell table:formula="of:=12 + 3 * [.D396] + 5 * [.C396]" office:value-type="float" office:value="199.693785893686" calcext:value-type="float">
            <text:p>199.6937858937</text:p>
          </table:table-cell>
          <table:table-cell/>
        </table:table-row>
        <table:table-row table:style-name="ro1">
          <table:table-cell table:formula="of:=RAND()" office:value-type="float" office:value="0.0176822224166244" calcext:value-type="float">
            <text:p>0.0176822224</text:p>
          </table:table-cell>
          <table:table-cell table:formula="of:=NORMINV([.A397];10;3)" office:value-type="float" office:value="3.68751836174873" calcext:value-type="float">
            <text:p>3.6875183617</text:p>
          </table:table-cell>
          <table:table-cell table:formula="of:=COM.MICROSOFT.NORM.INV(RAND(); 0; 1)" office:value-type="float" office:value="-0.673062951925498" calcext:value-type="float">
            <text:p>-0.6730629519</text:p>
          </table:table-cell>
          <table:table-cell table:formula="of:=NORMINV(RAND(); 62; 4)" office:value-type="float" office:value="55.3303946283842" calcext:value-type="float">
            <text:p>55.3303946284</text:p>
          </table:table-cell>
          <table:table-cell table:formula="of:=12 + 3 * [.D397] + 5 * [.C397]" office:value-type="float" office:value="174.625869125525" calcext:value-type="float">
            <text:p>174.6258691255</text:p>
          </table:table-cell>
          <table:table-cell/>
        </table:table-row>
        <table:table-row table:style-name="ro1">
          <table:table-cell table:formula="of:=RAND()" office:value-type="float" office:value="0.889011899707839" calcext:value-type="float">
            <text:p>0.8890118997</text:p>
          </table:table-cell>
          <table:table-cell table:formula="of:=NORMINV([.A398];10;3)" office:value-type="float" office:value="13.6638702988829" calcext:value-type="float">
            <text:p>13.6638702989</text:p>
          </table:table-cell>
          <table:table-cell table:formula="of:=COM.MICROSOFT.NORM.INV(RAND(); 0; 1)" office:value-type="float" office:value="-0.112633785505659" calcext:value-type="float">
            <text:p>-0.1126337855</text:p>
          </table:table-cell>
          <table:table-cell table:formula="of:=NORMINV(RAND(); 62; 4)" office:value-type="float" office:value="61.5832325378718" calcext:value-type="float">
            <text:p>61.5832325379</text:p>
          </table:table-cell>
          <table:table-cell table:formula="of:=12 + 3 * [.D398] + 5 * [.C398]" office:value-type="float" office:value="196.186528686087" calcext:value-type="float">
            <text:p>196.1865286861</text:p>
          </table:table-cell>
          <table:table-cell/>
        </table:table-row>
        <table:table-row table:style-name="ro1">
          <table:table-cell table:formula="of:=RAND()" office:value-type="float" office:value="0.140735650900751" calcext:value-type="float">
            <text:p>0.1407356509</text:p>
          </table:table-cell>
          <table:table-cell table:formula="of:=NORMINV([.A399];10;3)" office:value-type="float" office:value="6.76893980535802" calcext:value-type="float">
            <text:p>6.7689398054</text:p>
          </table:table-cell>
          <table:table-cell table:formula="of:=COM.MICROSOFT.NORM.INV(RAND(); 0; 1)" office:value-type="float" office:value="0.66410615173435" calcext:value-type="float">
            <text:p>0.6641061517</text:p>
          </table:table-cell>
          <table:table-cell table:formula="of:=NORMINV(RAND(); 62; 4)" office:value-type="float" office:value="62.0343971467687" calcext:value-type="float">
            <text:p>62.0343971468</text:p>
          </table:table-cell>
          <table:table-cell table:formula="of:=12 + 3 * [.D399] + 5 * [.C399]" office:value-type="float" office:value="201.423722198978" calcext:value-type="float">
            <text:p>201.423722199</text:p>
          </table:table-cell>
          <table:table-cell/>
        </table:table-row>
        <table:table-row table:style-name="ro1">
          <table:table-cell table:formula="of:=RAND()" office:value-type="float" office:value="0.255421020789072" calcext:value-type="float">
            <text:p>0.2554210208</text:p>
          </table:table-cell>
          <table:table-cell table:formula="of:=NORMINV([.A400];10;3)" office:value-type="float" office:value="8.02741865297943" calcext:value-type="float">
            <text:p>8.027418653</text:p>
          </table:table-cell>
          <table:table-cell table:formula="of:=COM.MICROSOFT.NORM.INV(RAND(); 0; 1)" office:value-type="float" office:value="-1.36065867291986" calcext:value-type="float">
            <text:p>-1.3606586729</text:p>
          </table:table-cell>
          <table:table-cell table:formula="of:=NORMINV(RAND(); 62; 4)" office:value-type="float" office:value="59.6060696042844" calcext:value-type="float">
            <text:p>59.6060696043</text:p>
          </table:table-cell>
          <table:table-cell table:formula="of:=12 + 3 * [.D400] + 5 * [.C400]" office:value-type="float" office:value="184.014915448254" calcext:value-type="float">
            <text:p>184.0149154483</text:p>
          </table:table-cell>
          <table:table-cell/>
        </table:table-row>
        <table:table-row table:style-name="ro1">
          <table:table-cell table:formula="of:=RAND()" office:value-type="float" office:value="0.780269162962213" calcext:value-type="float">
            <text:p>0.780269163</text:p>
          </table:table-cell>
          <table:table-cell table:formula="of:=NORMINV([.A401];10;3)" office:value-type="float" office:value="12.3193077413407" calcext:value-type="float">
            <text:p>12.3193077413</text:p>
          </table:table-cell>
          <table:table-cell table:formula="of:=COM.MICROSOFT.NORM.INV(RAND(); 0; 1)" office:value-type="float" office:value="0.835795773603728" calcext:value-type="float">
            <text:p>0.8357957736</text:p>
          </table:table-cell>
          <table:table-cell table:formula="of:=NORMINV(RAND(); 62; 4)" office:value-type="float" office:value="62.7516820987577" calcext:value-type="float">
            <text:p>62.7516820988</text:p>
          </table:table-cell>
          <table:table-cell table:formula="of:=12 + 3 * [.D401] + 5 * [.C401]" office:value-type="float" office:value="204.434025164292" calcext:value-type="float">
            <text:p>204.4340251643</text:p>
          </table:table-cell>
          <table:table-cell/>
        </table:table-row>
        <table:table-row table:style-name="ro1">
          <table:table-cell table:formula="of:=RAND()" office:value-type="float" office:value="0.985931174363941" calcext:value-type="float">
            <text:p>0.9859311744</text:p>
          </table:table-cell>
          <table:table-cell table:formula="of:=NORMINV([.A402];10;3)" office:value-type="float" office:value="16.5860855573434" calcext:value-type="float">
            <text:p>16.5860855573</text:p>
          </table:table-cell>
          <table:table-cell table:formula="of:=COM.MICROSOFT.NORM.INV(RAND(); 0; 1)" office:value-type="float" office:value="-0.81519214302022" calcext:value-type="float">
            <text:p>-0.815192143</text:p>
          </table:table-cell>
          <table:table-cell table:formula="of:=NORMINV(RAND(); 62; 4)" office:value-type="float" office:value="57.0932371504722" calcext:value-type="float">
            <text:p>57.0932371505</text:p>
          </table:table-cell>
          <table:table-cell table:formula="of:=12 + 3 * [.D402] + 5 * [.C402]" office:value-type="float" office:value="179.203750736315" calcext:value-type="float">
            <text:p>179.2037507363</text:p>
          </table:table-cell>
          <table:table-cell/>
        </table:table-row>
        <table:table-row table:style-name="ro1">
          <table:table-cell table:formula="of:=RAND()" office:value-type="float" office:value="0.0364899528212845" calcext:value-type="float">
            <text:p>0.0364899528</text:p>
          </table:table-cell>
          <table:table-cell table:formula="of:=NORMINV([.A403];10;3)" office:value-type="float" office:value="4.62113098238472" calcext:value-type="float">
            <text:p>4.6211309824</text:p>
          </table:table-cell>
          <table:table-cell table:formula="of:=COM.MICROSOFT.NORM.INV(RAND(); 0; 1)" office:value-type="float" office:value="-0.248908493795312" calcext:value-type="float">
            <text:p>-0.2489084938</text:p>
          </table:table-cell>
          <table:table-cell table:formula="of:=NORMINV(RAND(); 62; 4)" office:value-type="float" office:value="58.5949271666491" calcext:value-type="float">
            <text:p>58.5949271666</text:p>
          </table:table-cell>
          <table:table-cell table:formula="of:=12 + 3 * [.D403] + 5 * [.C403]" office:value-type="float" office:value="186.540239030971" calcext:value-type="float">
            <text:p>186.540239031</text:p>
          </table:table-cell>
          <table:table-cell/>
        </table:table-row>
        <table:table-row table:style-name="ro1">
          <table:table-cell table:formula="of:=RAND()" office:value-type="float" office:value="0.910436283797026" calcext:value-type="float">
            <text:p>0.9104362838</text:p>
          </table:table-cell>
          <table:table-cell table:formula="of:=NORMINV([.A404];10;3)" office:value-type="float" office:value="14.0303395570042" calcext:value-type="float">
            <text:p>14.030339557</text:p>
          </table:table-cell>
          <table:table-cell table:formula="of:=COM.MICROSOFT.NORM.INV(RAND(); 0; 1)" office:value-type="float" office:value="1.66316689407043" calcext:value-type="float">
            <text:p>1.6631668941</text:p>
          </table:table-cell>
          <table:table-cell table:formula="of:=NORMINV(RAND(); 62; 4)" office:value-type="float" office:value="59.8957547925829" calcext:value-type="float">
            <text:p>59.8957547926</text:p>
          </table:table-cell>
          <table:table-cell table:formula="of:=12 + 3 * [.D404] + 5 * [.C404]" office:value-type="float" office:value="200.003098848101" calcext:value-type="float">
            <text:p>200.0030988481</text:p>
          </table:table-cell>
          <table:table-cell/>
        </table:table-row>
        <table:table-row table:style-name="ro1">
          <table:table-cell table:formula="of:=RAND()" office:value-type="float" office:value="0.857452556723729" calcext:value-type="float">
            <text:p>0.8574525567</text:p>
          </table:table-cell>
          <table:table-cell table:formula="of:=NORMINV([.A405];10;3)" office:value-type="float" office:value="13.2068321151453" calcext:value-type="float">
            <text:p>13.2068321151</text:p>
          </table:table-cell>
          <table:table-cell table:formula="of:=COM.MICROSOFT.NORM.INV(RAND(); 0; 1)" office:value-type="float" office:value="0.789540204156767" calcext:value-type="float">
            <text:p>0.7895402042</text:p>
          </table:table-cell>
          <table:table-cell table:formula="of:=NORMINV(RAND(); 62; 4)" office:value-type="float" office:value="60.3429252666937" calcext:value-type="float">
            <text:p>60.3429252667</text:p>
          </table:table-cell>
          <table:table-cell table:formula="of:=12 + 3 * [.D405] + 5 * [.C405]" office:value-type="float" office:value="196.976476820865" calcext:value-type="float">
            <text:p>196.9764768209</text:p>
          </table:table-cell>
          <table:table-cell/>
        </table:table-row>
        <table:table-row table:style-name="ro1">
          <table:table-cell table:formula="of:=RAND()" office:value-type="float" office:value="0.63571067689918" calcext:value-type="float">
            <text:p>0.6357106769</text:p>
          </table:table-cell>
          <table:table-cell table:formula="of:=NORMINV([.A406];10;3)" office:value-type="float" office:value="11.041050605024" calcext:value-type="float">
            <text:p>11.041050605</text:p>
          </table:table-cell>
          <table:table-cell table:formula="of:=COM.MICROSOFT.NORM.INV(RAND(); 0; 1)" office:value-type="float" office:value="-1.39967056573236" calcext:value-type="float">
            <text:p>-1.3996705657</text:p>
          </table:table-cell>
          <table:table-cell table:formula="of:=NORMINV(RAND(); 62; 4)" office:value-type="float" office:value="67.7857405414358" calcext:value-type="float">
            <text:p>67.7857405414</text:p>
          </table:table-cell>
          <table:table-cell table:formula="of:=12 + 3 * [.D406] + 5 * [.C406]" office:value-type="float" office:value="208.358868795646" calcext:value-type="float">
            <text:p>208.3588687956</text:p>
          </table:table-cell>
          <table:table-cell/>
        </table:table-row>
        <table:table-row table:style-name="ro1">
          <table:table-cell table:formula="of:=RAND()" office:value-type="float" office:value="0.988948574755341" calcext:value-type="float">
            <text:p>0.9889485748</text:p>
          </table:table-cell>
          <table:table-cell table:formula="of:=NORMINV([.A407];10;3)" office:value-type="float" office:value="16.8657872798292" calcext:value-type="float">
            <text:p>16.8657872798</text:p>
          </table:table-cell>
          <table:table-cell table:formula="of:=COM.MICROSOFT.NORM.INV(RAND(); 0; 1)" office:value-type="float" office:value="-1.26736192095073" calcext:value-type="float">
            <text:p>-1.267361921</text:p>
          </table:table-cell>
          <table:table-cell table:formula="of:=NORMINV(RAND(); 62; 4)" office:value-type="float" office:value="62.5928153784748" calcext:value-type="float">
            <text:p>62.5928153785</text:p>
          </table:table-cell>
          <table:table-cell table:formula="of:=12 + 3 * [.D407] + 5 * [.C407]" office:value-type="float" office:value="193.441636530671" calcext:value-type="float">
            <text:p>193.4416365307</text:p>
          </table:table-cell>
          <table:table-cell/>
        </table:table-row>
        <table:table-row table:style-name="ro1">
          <table:table-cell table:formula="of:=RAND()" office:value-type="float" office:value="0.271713750902563" calcext:value-type="float">
            <text:p>0.2717137509</text:p>
          </table:table-cell>
          <table:table-cell table:formula="of:=NORMINV([.A408];10;3)" office:value-type="float" office:value="8.17708559213317" calcext:value-type="float">
            <text:p>8.1770855921</text:p>
          </table:table-cell>
          <table:table-cell table:formula="of:=COM.MICROSOFT.NORM.INV(RAND(); 0; 1)" office:value-type="float" office:value="0.126253308050197" calcext:value-type="float">
            <text:p>0.1262533081</text:p>
          </table:table-cell>
          <table:table-cell table:formula="of:=NORMINV(RAND(); 62; 4)" office:value-type="float" office:value="57.1057613030897" calcext:value-type="float">
            <text:p>57.1057613031</text:p>
          </table:table-cell>
          <table:table-cell table:formula="of:=12 + 3 * [.D408] + 5 * [.C408]" office:value-type="float" office:value="183.94855044952" calcext:value-type="float">
            <text:p>183.9485504495</text:p>
          </table:table-cell>
          <table:table-cell/>
        </table:table-row>
        <table:table-row table:style-name="ro1">
          <table:table-cell table:formula="of:=RAND()" office:value-type="float" office:value="0.14298744709231" calcext:value-type="float">
            <text:p>0.1429874471</text:p>
          </table:table-cell>
          <table:table-cell table:formula="of:=NORMINV([.A409];10;3)" office:value-type="float" office:value="6.7990203175535" calcext:value-type="float">
            <text:p>6.7990203176</text:p>
          </table:table-cell>
          <table:table-cell table:formula="of:=COM.MICROSOFT.NORM.INV(RAND(); 0; 1)" office:value-type="float" office:value="2.29206974886578" calcext:value-type="float">
            <text:p>2.2920697489</text:p>
          </table:table-cell>
          <table:table-cell table:formula="of:=NORMINV(RAND(); 62; 4)" office:value-type="float" office:value="62.7372367203686" calcext:value-type="float">
            <text:p>62.7372367204</text:p>
          </table:table-cell>
          <table:table-cell table:formula="of:=12 + 3 * [.D409] + 5 * [.C409]" office:value-type="float" office:value="211.672058905435" calcext:value-type="float">
            <text:p>211.6720589054</text:p>
          </table:table-cell>
          <table:table-cell/>
        </table:table-row>
        <table:table-row table:style-name="ro1">
          <table:table-cell table:formula="of:=RAND()" office:value-type="float" office:value="0.028364613186568" calcext:value-type="float">
            <text:p>0.0283646132</text:p>
          </table:table-cell>
          <table:table-cell table:formula="of:=NORMINV([.A410];10;3)" office:value-type="float" office:value="4.28382612521338" calcext:value-type="float">
            <text:p>4.2838261252</text:p>
          </table:table-cell>
          <table:table-cell table:formula="of:=COM.MICROSOFT.NORM.INV(RAND(); 0; 1)" office:value-type="float" office:value="-0.266064562085624" calcext:value-type="float">
            <text:p>-0.2660645621</text:p>
          </table:table-cell>
          <table:table-cell table:formula="of:=NORMINV(RAND(); 62; 4)" office:value-type="float" office:value="58.9158020797605" calcext:value-type="float">
            <text:p>58.9158020798</text:p>
          </table:table-cell>
          <table:table-cell table:formula="of:=12 + 3 * [.D410] + 5 * [.C410]" office:value-type="float" office:value="187.417083428853" calcext:value-type="float">
            <text:p>187.4170834289</text:p>
          </table:table-cell>
          <table:table-cell/>
        </table:table-row>
        <table:table-row table:style-name="ro1">
          <table:table-cell table:formula="of:=RAND()" office:value-type="float" office:value="0.0511603811755776" calcext:value-type="float">
            <text:p>0.0511603812</text:p>
          </table:table-cell>
          <table:table-cell table:formula="of:=NORMINV([.A411];10;3)" office:value-type="float" office:value="5.0988843481935" calcext:value-type="float">
            <text:p>5.0988843482</text:p>
          </table:table-cell>
          <table:table-cell table:formula="of:=COM.MICROSOFT.NORM.INV(RAND(); 0; 1)" office:value-type="float" office:value="-1.78069680306872" calcext:value-type="float">
            <text:p>-1.7806968031</text:p>
          </table:table-cell>
          <table:table-cell table:formula="of:=NORMINV(RAND(); 62; 4)" office:value-type="float" office:value="68.6488737198419" calcext:value-type="float">
            <text:p>68.6488737198</text:p>
          </table:table-cell>
          <table:table-cell table:formula="of:=12 + 3 * [.D411] + 5 * [.C411]" office:value-type="float" office:value="209.043137144182" calcext:value-type="float">
            <text:p>209.0431371442</text:p>
          </table:table-cell>
          <table:table-cell/>
        </table:table-row>
        <table:table-row table:style-name="ro1">
          <table:table-cell table:formula="of:=RAND()" office:value-type="float" office:value="0.0583257398102433" calcext:value-type="float">
            <text:p>0.0583257398</text:p>
          </table:table-cell>
          <table:table-cell table:formula="of:=NORMINV([.A412];10;3)" office:value-type="float" office:value="5.29304558458803" calcext:value-type="float">
            <text:p>5.2930455846</text:p>
          </table:table-cell>
          <table:table-cell table:formula="of:=COM.MICROSOFT.NORM.INV(RAND(); 0; 1)" office:value-type="float" office:value="-0.426332791241634" calcext:value-type="float">
            <text:p>-0.4263327912</text:p>
          </table:table-cell>
          <table:table-cell table:formula="of:=NORMINV(RAND(); 62; 4)" office:value-type="float" office:value="64.261656287031" calcext:value-type="float">
            <text:p>64.261656287</text:p>
          </table:table-cell>
          <table:table-cell table:formula="of:=12 + 3 * [.D412] + 5 * [.C412]" office:value-type="float" office:value="202.653304904885" calcext:value-type="float">
            <text:p>202.6533049049</text:p>
          </table:table-cell>
          <table:table-cell/>
        </table:table-row>
        <table:table-row table:style-name="ro1">
          <table:table-cell table:formula="of:=RAND()" office:value-type="float" office:value="0.476882081478834" calcext:value-type="float">
            <text:p>0.4768820815</text:p>
          </table:table-cell>
          <table:table-cell table:formula="of:=NORMINV([.A413];10;3)" office:value-type="float" office:value="9.82605850685252" calcext:value-type="float">
            <text:p>9.8260585069</text:p>
          </table:table-cell>
          <table:table-cell table:formula="of:=COM.MICROSOFT.NORM.INV(RAND(); 0; 1)" office:value-type="float" office:value="-0.00687089353703119" calcext:value-type="float">
            <text:p>-0.0068708935</text:p>
          </table:table-cell>
          <table:table-cell table:formula="of:=NORMINV(RAND(); 62; 4)" office:value-type="float" office:value="56.6699094323955" calcext:value-type="float">
            <text:p>56.6699094324</text:p>
          </table:table-cell>
          <table:table-cell table:formula="of:=12 + 3 * [.D413] + 5 * [.C413]" office:value-type="float" office:value="181.975373829501" calcext:value-type="float">
            <text:p>181.9753738295</text:p>
          </table:table-cell>
          <table:table-cell/>
        </table:table-row>
        <table:table-row table:style-name="ro1">
          <table:table-cell table:formula="of:=RAND()" office:value-type="float" office:value="0.127965804189444" calcext:value-type="float">
            <text:p>0.1279658042</text:p>
          </table:table-cell>
          <table:table-cell table:formula="of:=NORMINV([.A414];10;3)" office:value-type="float" office:value="6.59182110541191" calcext:value-type="float">
            <text:p>6.5918211054</text:p>
          </table:table-cell>
          <table:table-cell table:formula="of:=COM.MICROSOFT.NORM.INV(RAND(); 0; 1)" office:value-type="float" office:value="-0.370466183961529" calcext:value-type="float">
            <text:p>-0.370466184</text:p>
          </table:table-cell>
          <table:table-cell table:formula="of:=NORMINV(RAND(); 62; 4)" office:value-type="float" office:value="58.634638921961" calcext:value-type="float">
            <text:p>58.634638922</text:p>
          </table:table-cell>
          <table:table-cell table:formula="of:=12 + 3 * [.D414] + 5 * [.C414]" office:value-type="float" office:value="186.051585846075" calcext:value-type="float">
            <text:p>186.0515858461</text:p>
          </table:table-cell>
          <table:table-cell/>
        </table:table-row>
        <table:table-row table:style-name="ro1">
          <table:table-cell table:formula="of:=RAND()" office:value-type="float" office:value="0.582024071132764" calcext:value-type="float">
            <text:p>0.5820240711</text:p>
          </table:table-cell>
          <table:table-cell table:formula="of:=NORMINV([.A415];10;3)" office:value-type="float" office:value="10.621222803901" calcext:value-type="float">
            <text:p>10.6212228039</text:p>
          </table:table-cell>
          <table:table-cell table:formula="of:=COM.MICROSOFT.NORM.INV(RAND(); 0; 1)" office:value-type="float" office:value="0.530681505126881" calcext:value-type="float">
            <text:p>0.5306815051</text:p>
          </table:table-cell>
          <table:table-cell table:formula="of:=NORMINV(RAND(); 62; 4)" office:value-type="float" office:value="59.3709883225607" calcext:value-type="float">
            <text:p>59.3709883226</text:p>
          </table:table-cell>
          <table:table-cell table:formula="of:=12 + 3 * [.D415] + 5 * [.C415]" office:value-type="float" office:value="192.766372493317" calcext:value-type="float">
            <text:p>192.7663724933</text:p>
          </table:table-cell>
          <table:table-cell/>
        </table:table-row>
        <table:table-row table:style-name="ro1">
          <table:table-cell table:formula="of:=RAND()" office:value-type="float" office:value="0.214690892957151" calcext:value-type="float">
            <text:p>0.214690893</text:p>
          </table:table-cell>
          <table:table-cell table:formula="of:=NORMINV([.A416];10;3)" office:value-type="float" office:value="7.62925002599042" calcext:value-type="float">
            <text:p>7.629250026</text:p>
          </table:table-cell>
          <table:table-cell table:formula="of:=COM.MICROSOFT.NORM.INV(RAND(); 0; 1)" office:value-type="float" office:value="-0.165796415276972" calcext:value-type="float">
            <text:p>-0.1657964153</text:p>
          </table:table-cell>
          <table:table-cell table:formula="of:=NORMINV(RAND(); 62; 4)" office:value-type="float" office:value="65.8683957126274" calcext:value-type="float">
            <text:p>65.8683957126</text:p>
          </table:table-cell>
          <table:table-cell table:formula="of:=12 + 3 * [.D416] + 5 * [.C416]" office:value-type="float" office:value="208.776205061497" calcext:value-type="float">
            <text:p>208.7762050615</text:p>
          </table:table-cell>
          <table:table-cell/>
        </table:table-row>
        <table:table-row table:style-name="ro1">
          <table:table-cell table:formula="of:=RAND()" office:value-type="float" office:value="0.848676747642458" calcext:value-type="float">
            <text:p>0.8486767476</text:p>
          </table:table-cell>
          <table:table-cell table:formula="of:=NORMINV([.A417];10;3)" office:value-type="float" office:value="13.0923239749314" calcext:value-type="float">
            <text:p>13.0923239749</text:p>
          </table:table-cell>
          <table:table-cell table:formula="of:=COM.MICROSOFT.NORM.INV(RAND(); 0; 1)" office:value-type="float" office:value="-0.838063373223335" calcext:value-type="float">
            <text:p>-0.8380633732</text:p>
          </table:table-cell>
          <table:table-cell table:formula="of:=NORMINV(RAND(); 62; 4)" office:value-type="float" office:value="61.1533874700305" calcext:value-type="float">
            <text:p>61.15338747</text:p>
          </table:table-cell>
          <table:table-cell table:formula="of:=12 + 3 * [.D417] + 5 * [.C417]" office:value-type="float" office:value="191.269845543975" calcext:value-type="float">
            <text:p>191.269845544</text:p>
          </table:table-cell>
          <table:table-cell/>
        </table:table-row>
        <table:table-row table:style-name="ro1">
          <table:table-cell table:formula="of:=RAND()" office:value-type="float" office:value="0.316199411638081" calcext:value-type="float">
            <text:p>0.3161994116</text:p>
          </table:table-cell>
          <table:table-cell table:formula="of:=NORMINV([.A418];10;3)" office:value-type="float" office:value="8.56494034058364" calcext:value-type="float">
            <text:p>8.5649403406</text:p>
          </table:table-cell>
          <table:table-cell table:formula="of:=COM.MICROSOFT.NORM.INV(RAND(); 0; 1)" office:value-type="float" office:value="-2.30577489521889" calcext:value-type="float">
            <text:p>-2.3057748952</text:p>
          </table:table-cell>
          <table:table-cell table:formula="of:=NORMINV(RAND(); 62; 4)" office:value-type="float" office:value="61.3331479996414" calcext:value-type="float">
            <text:p>61.3331479996</text:p>
          </table:table-cell>
          <table:table-cell table:formula="of:=12 + 3 * [.D418] + 5 * [.C418]" office:value-type="float" office:value="184.47056952283" calcext:value-type="float">
            <text:p>184.4705695228</text:p>
          </table:table-cell>
          <table:table-cell/>
        </table:table-row>
        <table:table-row table:style-name="ro1">
          <table:table-cell table:formula="of:=RAND()" office:value-type="float" office:value="0.762253899127245" calcext:value-type="float">
            <text:p>0.7622538991</text:p>
          </table:table-cell>
          <table:table-cell table:formula="of:=NORMINV([.A419];10;3)" office:value-type="float" office:value="12.1407144233861" calcext:value-type="float">
            <text:p>12.1407144234</text:p>
          </table:table-cell>
          <table:table-cell table:formula="of:=COM.MICROSOFT.NORM.INV(RAND(); 0; 1)" office:value-type="float" office:value="2.11229917437949" calcext:value-type="float">
            <text:p>2.1122991744</text:p>
          </table:table-cell>
          <table:table-cell table:formula="of:=NORMINV(RAND(); 62; 4)" office:value-type="float" office:value="68.9944995540859" calcext:value-type="float">
            <text:p>68.9944995541</text:p>
          </table:table-cell>
          <table:table-cell table:formula="of:=12 + 3 * [.D419] + 5 * [.C419]" office:value-type="float" office:value="229.544994534155" calcext:value-type="float">
            <text:p>229.5449945342</text:p>
          </table:table-cell>
          <table:table-cell/>
        </table:table-row>
        <table:table-row table:style-name="ro1">
          <table:table-cell table:formula="of:=RAND()" office:value-type="float" office:value="0.528621022822335" calcext:value-type="float">
            <text:p>0.5286210228</text:p>
          </table:table-cell>
          <table:table-cell table:formula="of:=NORMINV([.A420];10;3)" office:value-type="float" office:value="10.2154117555192" calcext:value-type="float">
            <text:p>10.2154117555</text:p>
          </table:table-cell>
          <table:table-cell table:formula="of:=COM.MICROSOFT.NORM.INV(RAND(); 0; 1)" office:value-type="float" office:value="-1.23645811188297" calcext:value-type="float">
            <text:p>-1.2364581119</text:p>
          </table:table-cell>
          <table:table-cell table:formula="of:=NORMINV(RAND(); 62; 4)" office:value-type="float" office:value="58.3545819312698" calcext:value-type="float">
            <text:p>58.3545819313</text:p>
          </table:table-cell>
          <table:table-cell table:formula="of:=12 + 3 * [.D420] + 5 * [.C420]" office:value-type="float" office:value="180.881455234395" calcext:value-type="float">
            <text:p>180.8814552344</text:p>
          </table:table-cell>
          <table:table-cell/>
        </table:table-row>
        <table:table-row table:style-name="ro1">
          <table:table-cell table:formula="of:=RAND()" office:value-type="float" office:value="0.216466716956347" calcext:value-type="float">
            <text:p>0.216466717</text:p>
          </table:table-cell>
          <table:table-cell table:formula="of:=NORMINV([.A421];10;3)" office:value-type="float" office:value="7.64745455454142" calcext:value-type="float">
            <text:p>7.6474545545</text:p>
          </table:table-cell>
          <table:table-cell table:formula="of:=COM.MICROSOFT.NORM.INV(RAND(); 0; 1)" office:value-type="float" office:value="-1.63304534563068" calcext:value-type="float">
            <text:p>-1.6330453456</text:p>
          </table:table-cell>
          <table:table-cell table:formula="of:=NORMINV(RAND(); 62; 4)" office:value-type="float" office:value="57.6896494646071" calcext:value-type="float">
            <text:p>57.6896494646</text:p>
          </table:table-cell>
          <table:table-cell table:formula="of:=12 + 3 * [.D421] + 5 * [.C421]" office:value-type="float" office:value="176.903721665668" calcext:value-type="float">
            <text:p>176.9037216657</text:p>
          </table:table-cell>
          <table:table-cell/>
        </table:table-row>
        <table:table-row table:style-name="ro1">
          <table:table-cell table:formula="of:=RAND()" office:value-type="float" office:value="0.100599171593785" calcext:value-type="float">
            <text:p>0.1005991716</text:p>
          </table:table-cell>
          <table:table-cell table:formula="of:=NORMINV([.A422];10;3)" office:value-type="float" office:value="6.16556532807058" calcext:value-type="float">
            <text:p>6.1655653281</text:p>
          </table:table-cell>
          <table:table-cell table:formula="of:=COM.MICROSOFT.NORM.INV(RAND(); 0; 1)" office:value-type="float" office:value="-1.79286516313995" calcext:value-type="float">
            <text:p>-1.7928651631</text:p>
          </table:table-cell>
          <table:table-cell table:formula="of:=NORMINV(RAND(); 62; 4)" office:value-type="float" office:value="61.6528352026865" calcext:value-type="float">
            <text:p>61.6528352027</text:p>
          </table:table-cell>
          <table:table-cell table:formula="of:=12 + 3 * [.D422] + 5 * [.C422]" office:value-type="float" office:value="187.99417979236" calcext:value-type="float">
            <text:p>187.9941797924</text:p>
          </table:table-cell>
          <table:table-cell/>
        </table:table-row>
        <table:table-row table:style-name="ro1">
          <table:table-cell table:formula="of:=RAND()" office:value-type="float" office:value="0.871675315080211" calcext:value-type="float">
            <text:p>0.8716753151</text:p>
          </table:table-cell>
          <table:table-cell table:formula="of:=NORMINV([.A423];10;3)" office:value-type="float" office:value="13.4030385072931" calcext:value-type="float">
            <text:p>13.4030385073</text:p>
          </table:table-cell>
          <table:table-cell table:formula="of:=COM.MICROSOFT.NORM.INV(RAND(); 0; 1)" office:value-type="float" office:value="-0.180637491239253" calcext:value-type="float">
            <text:p>-0.1806374912</text:p>
          </table:table-cell>
          <table:table-cell table:formula="of:=NORMINV(RAND(); 62; 4)" office:value-type="float" office:value="65.9391818652966" calcext:value-type="float">
            <text:p>65.9391818653</text:p>
          </table:table-cell>
          <table:table-cell table:formula="of:=12 + 3 * [.D423] + 5 * [.C423]" office:value-type="float" office:value="208.914358139694" calcext:value-type="float">
            <text:p>208.9143581397</text:p>
          </table:table-cell>
          <table:table-cell/>
        </table:table-row>
        <table:table-row table:style-name="ro1">
          <table:table-cell table:formula="of:=RAND()" office:value-type="float" office:value="0.648909147363156" calcext:value-type="float">
            <text:p>0.6489091474</text:p>
          </table:table-cell>
          <table:table-cell table:formula="of:=NORMINV([.A424];10;3)" office:value-type="float" office:value="11.1471311724904" calcext:value-type="float">
            <text:p>11.1471311725</text:p>
          </table:table-cell>
          <table:table-cell table:formula="of:=COM.MICROSOFT.NORM.INV(RAND(); 0; 1)" office:value-type="float" office:value="-0.326836324305342" calcext:value-type="float">
            <text:p>-0.3268363243</text:p>
          </table:table-cell>
          <table:table-cell table:formula="of:=NORMINV(RAND(); 62; 4)" office:value-type="float" office:value="60.4606115120992" calcext:value-type="float">
            <text:p>60.4606115121</text:p>
          </table:table-cell>
          <table:table-cell table:formula="of:=12 + 3 * [.D424] + 5 * [.C424]" office:value-type="float" office:value="191.747652914771" calcext:value-type="float">
            <text:p>191.7476529148</text:p>
          </table:table-cell>
          <table:table-cell/>
        </table:table-row>
        <table:table-row table:style-name="ro1">
          <table:table-cell table:formula="of:=RAND()" office:value-type="float" office:value="0.46916708513163" calcext:value-type="float">
            <text:p>0.4691670851</text:p>
          </table:table-cell>
          <table:table-cell table:formula="of:=NORMINV([.A425];10;3)" office:value-type="float" office:value="9.76790872220636" calcext:value-type="float">
            <text:p>9.7679087222</text:p>
          </table:table-cell>
          <table:table-cell table:formula="of:=COM.MICROSOFT.NORM.INV(RAND(); 0; 1)" office:value-type="float" office:value="-0.209120395960149" calcext:value-type="float">
            <text:p>-0.209120396</text:p>
          </table:table-cell>
          <table:table-cell table:formula="of:=NORMINV(RAND(); 62; 4)" office:value-type="float" office:value="59.7861542399837" calcext:value-type="float">
            <text:p>59.78615424</text:p>
          </table:table-cell>
          <table:table-cell table:formula="of:=12 + 3 * [.D425] + 5 * [.C425]" office:value-type="float" office:value="190.31286074015" calcext:value-type="float">
            <text:p>190.3128607402</text:p>
          </table:table-cell>
          <table:table-cell/>
        </table:table-row>
        <table:table-row table:style-name="ro1">
          <table:table-cell table:formula="of:=RAND()" office:value-type="float" office:value="0.461988562485203" calcext:value-type="float">
            <text:p>0.4619885625</text:p>
          </table:table-cell>
          <table:table-cell table:formula="of:=NORMINV([.A426];10;3)" office:value-type="float" office:value="9.71372449166483" calcext:value-type="float">
            <text:p>9.7137244917</text:p>
          </table:table-cell>
          <table:table-cell table:formula="of:=COM.MICROSOFT.NORM.INV(RAND(); 0; 1)" office:value-type="float" office:value="-0.233275763150314" calcext:value-type="float">
            <text:p>-0.2332757632</text:p>
          </table:table-cell>
          <table:table-cell table:formula="of:=NORMINV(RAND(); 62; 4)" office:value-type="float" office:value="62.1882116259067" calcext:value-type="float">
            <text:p>62.1882116259</text:p>
          </table:table-cell>
          <table:table-cell table:formula="of:=12 + 3 * [.D426] + 5 * [.C426]" office:value-type="float" office:value="197.398256061969" calcext:value-type="float">
            <text:p>197.398256062</text:p>
          </table:table-cell>
          <table:table-cell/>
        </table:table-row>
        <table:table-row table:style-name="ro1">
          <table:table-cell table:formula="of:=RAND()" office:value-type="float" office:value="0.649956644745544" calcext:value-type="float">
            <text:p>0.6499566447</text:p>
          </table:table-cell>
          <table:table-cell table:formula="of:=NORMINV([.A427];10;3)" office:value-type="float" office:value="11.1556102567274" calcext:value-type="float">
            <text:p>11.1556102567</text:p>
          </table:table-cell>
          <table:table-cell table:formula="of:=COM.MICROSOFT.NORM.INV(RAND(); 0; 1)" office:value-type="float" office:value="-0.252691166588899" calcext:value-type="float">
            <text:p>-0.2526911666</text:p>
          </table:table-cell>
          <table:table-cell table:formula="of:=NORMINV(RAND(); 62; 4)" office:value-type="float" office:value="64.5060238276655" calcext:value-type="float">
            <text:p>64.5060238277</text:p>
          </table:table-cell>
          <table:table-cell table:formula="of:=12 + 3 * [.D427] + 5 * [.C427]" office:value-type="float" office:value="204.254615650052" calcext:value-type="float">
            <text:p>204.2546156501</text:p>
          </table:table-cell>
          <table:table-cell/>
        </table:table-row>
        <table:table-row table:style-name="ro1">
          <table:table-cell table:formula="of:=RAND()" office:value-type="float" office:value="0.704631920205429" calcext:value-type="float">
            <text:p>0.7046319202</text:p>
          </table:table-cell>
          <table:table-cell table:formula="of:=NORMINV([.A428];10;3)" office:value-type="float" office:value="11.6133086365162" calcext:value-type="float">
            <text:p>11.6133086365</text:p>
          </table:table-cell>
          <table:table-cell table:formula="of:=COM.MICROSOFT.NORM.INV(RAND(); 0; 1)" office:value-type="float" office:value="-3.36939111020113" calcext:value-type="float">
            <text:p>-3.3693911102</text:p>
          </table:table-cell>
          <table:table-cell table:formula="of:=NORMINV(RAND(); 62; 4)" office:value-type="float" office:value="60.2829802748658" calcext:value-type="float">
            <text:p>60.2829802749</text:p>
          </table:table-cell>
          <table:table-cell table:formula="of:=12 + 3 * [.D428] + 5 * [.C428]" office:value-type="float" office:value="176.001985273592" calcext:value-type="float">
            <text:p>176.0019852736</text:p>
          </table:table-cell>
          <table:table-cell/>
        </table:table-row>
        <table:table-row table:style-name="ro1">
          <table:table-cell table:formula="of:=RAND()" office:value-type="float" office:value="0.146578733809292" calcext:value-type="float">
            <text:p>0.1465787338</text:p>
          </table:table-cell>
          <table:table-cell table:formula="of:=NORMINV([.A429];10;3)" office:value-type="float" office:value="6.84633939918374" calcext:value-type="float">
            <text:p>6.8463393992</text:p>
          </table:table-cell>
          <table:table-cell table:formula="of:=COM.MICROSOFT.NORM.INV(RAND(); 0; 1)" office:value-type="float" office:value="-0.1863082008551" calcext:value-type="float">
            <text:p>-0.1863082009</text:p>
          </table:table-cell>
          <table:table-cell table:formula="of:=NORMINV(RAND(); 62; 4)" office:value-type="float" office:value="59.9722209756219" calcext:value-type="float">
            <text:p>59.9722209756</text:p>
          </table:table-cell>
          <table:table-cell table:formula="of:=12 + 3 * [.D429] + 5 * [.C429]" office:value-type="float" office:value="190.98512192259" calcext:value-type="float">
            <text:p>190.9851219226</text:p>
          </table:table-cell>
          <table:table-cell/>
        </table:table-row>
        <table:table-row table:style-name="ro1">
          <table:table-cell table:formula="of:=RAND()" office:value-type="float" office:value="0.364912828430533" calcext:value-type="float">
            <text:p>0.3649128284</text:p>
          </table:table-cell>
          <table:table-cell table:formula="of:=NORMINV([.A430];10;3)" office:value-type="float" office:value="8.96392763157958" calcext:value-type="float">
            <text:p>8.9639276316</text:p>
          </table:table-cell>
          <table:table-cell table:formula="of:=COM.MICROSOFT.NORM.INV(RAND(); 0; 1)" office:value-type="float" office:value="0.450422922088102" calcext:value-type="float">
            <text:p>0.4504229221</text:p>
          </table:table-cell>
          <table:table-cell table:formula="of:=NORMINV(RAND(); 62; 4)" office:value-type="float" office:value="66.8231823685421" calcext:value-type="float">
            <text:p>66.8231823685</text:p>
          </table:table-cell>
          <table:table-cell table:formula="of:=12 + 3 * [.D430] + 5 * [.C430]" office:value-type="float" office:value="214.721661716067" calcext:value-type="float">
            <text:p>214.7216617161</text:p>
          </table:table-cell>
          <table:table-cell/>
        </table:table-row>
        <table:table-row table:style-name="ro1">
          <table:table-cell table:formula="of:=RAND()" office:value-type="float" office:value="0.802037137560546" calcext:value-type="float">
            <text:p>0.8020371376</text:p>
          </table:table-cell>
          <table:table-cell table:formula="of:=NORMINV([.A431];10;3)" office:value-type="float" office:value="12.5467604544282" calcext:value-type="float">
            <text:p>12.5467604544</text:p>
          </table:table-cell>
          <table:table-cell table:formula="of:=COM.MICROSOFT.NORM.INV(RAND(); 0; 1)" office:value-type="float" office:value="-0.649080995725306" calcext:value-type="float">
            <text:p>-0.6490809957</text:p>
          </table:table-cell>
          <table:table-cell table:formula="of:=NORMINV(RAND(); 62; 4)" office:value-type="float" office:value="61.6037740527056" calcext:value-type="float">
            <text:p>61.6037740527</text:p>
          </table:table-cell>
          <table:table-cell table:formula="of:=12 + 3 * [.D431] + 5 * [.C431]" office:value-type="float" office:value="193.56591717949" calcext:value-type="float">
            <text:p>193.5659171795</text:p>
          </table:table-cell>
          <table:table-cell/>
        </table:table-row>
        <table:table-row table:style-name="ro1">
          <table:table-cell table:formula="of:=RAND()" office:value-type="float" office:value="0.942640989786014" calcext:value-type="float">
            <text:p>0.9426409898</text:p>
          </table:table-cell>
          <table:table-cell table:formula="of:=NORMINV([.A432];10;3)" office:value-type="float" office:value="14.732010774081" calcext:value-type="float">
            <text:p>14.7320107741</text:p>
          </table:table-cell>
          <table:table-cell table:formula="of:=COM.MICROSOFT.NORM.INV(RAND(); 0; 1)" office:value-type="float" office:value="1.37395507228217" calcext:value-type="float">
            <text:p>1.3739550723</text:p>
          </table:table-cell>
          <table:table-cell table:formula="of:=NORMINV(RAND(); 62; 4)" office:value-type="float" office:value="64.1817209346282" calcext:value-type="float">
            <text:p>64.1817209346</text:p>
          </table:table-cell>
          <table:table-cell table:formula="of:=12 + 3 * [.D432] + 5 * [.C432]" office:value-type="float" office:value="211.414938165295" calcext:value-type="float">
            <text:p>211.4149381653</text:p>
          </table:table-cell>
          <table:table-cell/>
        </table:table-row>
        <table:table-row table:style-name="ro1">
          <table:table-cell table:formula="of:=RAND()" office:value-type="float" office:value="0.292824149364606" calcext:value-type="float">
            <text:p>0.2928241494</text:p>
          </table:table-cell>
          <table:table-cell table:formula="of:=NORMINV([.A433];10;3)" office:value-type="float" office:value="8.36454102276585" calcext:value-type="float">
            <text:p>8.3645410228</text:p>
          </table:table-cell>
          <table:table-cell table:formula="of:=COM.MICROSOFT.NORM.INV(RAND(); 0; 1)" office:value-type="float" office:value="-0.835955746518671" calcext:value-type="float">
            <text:p>-0.8359557465</text:p>
          </table:table-cell>
          <table:table-cell table:formula="of:=NORMINV(RAND(); 62; 4)" office:value-type="float" office:value="64.1006712629447" calcext:value-type="float">
            <text:p>64.1006712629</text:p>
          </table:table-cell>
          <table:table-cell table:formula="of:=12 + 3 * [.D433] + 5 * [.C433]" office:value-type="float" office:value="200.122235056241" calcext:value-type="float">
            <text:p>200.1222350562</text:p>
          </table:table-cell>
          <table:table-cell/>
        </table:table-row>
        <table:table-row table:style-name="ro1">
          <table:table-cell table:formula="of:=RAND()" office:value-type="float" office:value="0.151465626433492" calcext:value-type="float">
            <text:p>0.1514656264</text:p>
          </table:table-cell>
          <table:table-cell table:formula="of:=NORMINV([.A434];10;3)" office:value-type="float" office:value="6.90949666661873" calcext:value-type="float">
            <text:p>6.9094966666</text:p>
          </table:table-cell>
          <table:table-cell table:formula="of:=COM.MICROSOFT.NORM.INV(RAND(); 0; 1)" office:value-type="float" office:value="-1.14707471213341" calcext:value-type="float">
            <text:p>-1.1470747121</text:p>
          </table:table-cell>
          <table:table-cell table:formula="of:=NORMINV(RAND(); 62; 4)" office:value-type="float" office:value="64.0623446391684" calcext:value-type="float">
            <text:p>64.0623446392</text:p>
          </table:table-cell>
          <table:table-cell table:formula="of:=12 + 3 * [.D434] + 5 * [.C434]" office:value-type="float" office:value="198.451660356838" calcext:value-type="float">
            <text:p>198.4516603568</text:p>
          </table:table-cell>
          <table:table-cell/>
        </table:table-row>
        <table:table-row table:style-name="ro1">
          <table:table-cell table:formula="of:=RAND()" office:value-type="float" office:value="0.507379402639344" calcext:value-type="float">
            <text:p>0.5073794026</text:p>
          </table:table-cell>
          <table:table-cell table:formula="of:=NORMINV([.A435];10;3)" office:value-type="float" office:value="10.0554954227838" calcext:value-type="float">
            <text:p>10.0554954228</text:p>
          </table:table-cell>
          <table:table-cell table:formula="of:=COM.MICROSOFT.NORM.INV(RAND(); 0; 1)" office:value-type="float" office:value="-0.623304615193551" calcext:value-type="float">
            <text:p>-0.6233046152</text:p>
          </table:table-cell>
          <table:table-cell table:formula="of:=NORMINV(RAND(); 62; 4)" office:value-type="float" office:value="58.9974918479396" calcext:value-type="float">
            <text:p>58.9974918479</text:p>
          </table:table-cell>
          <table:table-cell table:formula="of:=12 + 3 * [.D435] + 5 * [.C435]" office:value-type="float" office:value="185.875952467851" calcext:value-type="float">
            <text:p>185.8759524679</text:p>
          </table:table-cell>
          <table:table-cell/>
        </table:table-row>
        <table:table-row table:style-name="ro1">
          <table:table-cell table:formula="of:=RAND()" office:value-type="float" office:value="0.233866665977985" calcext:value-type="float">
            <text:p>0.233866666</text:p>
          </table:table-cell>
          <table:table-cell table:formula="of:=NORMINV([.A436];10;3)" office:value-type="float" office:value="7.82148398654158" calcext:value-type="float">
            <text:p>7.8214839865</text:p>
          </table:table-cell>
          <table:table-cell table:formula="of:=COM.MICROSOFT.NORM.INV(RAND(); 0; 1)" office:value-type="float" office:value="-0.531428879004254" calcext:value-type="float">
            <text:p>-0.531428879</text:p>
          </table:table-cell>
          <table:table-cell table:formula="of:=NORMINV(RAND(); 62; 4)" office:value-type="float" office:value="62.5765726630954" calcext:value-type="float">
            <text:p>62.5765726631</text:p>
          </table:table-cell>
          <table:table-cell table:formula="of:=12 + 3 * [.D436] + 5 * [.C436]" office:value-type="float" office:value="197.072573594265" calcext:value-type="float">
            <text:p>197.0725735943</text:p>
          </table:table-cell>
          <table:table-cell/>
        </table:table-row>
        <table:table-row table:style-name="ro1">
          <table:table-cell table:formula="of:=RAND()" office:value-type="float" office:value="0.316892974311486" calcext:value-type="float">
            <text:p>0.3168929743</text:p>
          </table:table-cell>
          <table:table-cell table:formula="of:=NORMINV([.A437];10;3)" office:value-type="float" office:value="8.57078531755666" calcext:value-type="float">
            <text:p>8.5707853176</text:p>
          </table:table-cell>
          <table:table-cell table:formula="of:=COM.MICROSOFT.NORM.INV(RAND(); 0; 1)" office:value-type="float" office:value="-1.0251532205877" calcext:value-type="float">
            <text:p>-1.0251532206</text:p>
          </table:table-cell>
          <table:table-cell table:formula="of:=NORMINV(RAND(); 62; 4)" office:value-type="float" office:value="56.2890123623993" calcext:value-type="float">
            <text:p>56.2890123624</text:p>
          </table:table-cell>
          <table:table-cell table:formula="of:=12 + 3 * [.D437] + 5 * [.C437]" office:value-type="float" office:value="175.741270984259" calcext:value-type="float">
            <text:p>175.7412709843</text:p>
          </table:table-cell>
          <table:table-cell/>
        </table:table-row>
        <table:table-row table:style-name="ro1">
          <table:table-cell table:formula="of:=RAND()" office:value-type="float" office:value="0.2428177613765" calcext:value-type="float">
            <text:p>0.2428177614</text:p>
          </table:table-cell>
          <table:table-cell table:formula="of:=NORMINV([.A438];10;3)" office:value-type="float" office:value="7.90819807354921" calcext:value-type="float">
            <text:p>7.9081980735</text:p>
          </table:table-cell>
          <table:table-cell table:formula="of:=COM.MICROSOFT.NORM.INV(RAND(); 0; 1)" office:value-type="float" office:value="2.21474691567691" calcext:value-type="float">
            <text:p>2.2147469157</text:p>
          </table:table-cell>
          <table:table-cell table:formula="of:=NORMINV(RAND(); 62; 4)" office:value-type="float" office:value="67.6216331227022" calcext:value-type="float">
            <text:p>67.6216331227</text:p>
          </table:table-cell>
          <table:table-cell table:formula="of:=12 + 3 * [.D438] + 5 * [.C438]" office:value-type="float" office:value="225.938633946491" calcext:value-type="float">
            <text:p>225.9386339465</text:p>
          </table:table-cell>
          <table:table-cell/>
        </table:table-row>
        <table:table-row table:style-name="ro1">
          <table:table-cell table:formula="of:=RAND()" office:value-type="float" office:value="0.596290700137615" calcext:value-type="float">
            <text:p>0.5962907001</text:p>
          </table:table-cell>
          <table:table-cell table:formula="of:=NORMINV([.A439];10;3)" office:value-type="float" office:value="10.7312726468619" calcext:value-type="float">
            <text:p>10.7312726469</text:p>
          </table:table-cell>
          <table:table-cell table:formula="of:=COM.MICROSOFT.NORM.INV(RAND(); 0; 1)" office:value-type="float" office:value="-0.851977341963826" calcext:value-type="float">
            <text:p>-0.851977342</text:p>
          </table:table-cell>
          <table:table-cell table:formula="of:=NORMINV(RAND(); 62; 4)" office:value-type="float" office:value="63.3292287873077" calcext:value-type="float">
            <text:p>63.3292287873</text:p>
          </table:table-cell>
          <table:table-cell table:formula="of:=12 + 3 * [.D439] + 5 * [.C439]" office:value-type="float" office:value="197.727799652104" calcext:value-type="float">
            <text:p>197.7277996521</text:p>
          </table:table-cell>
          <table:table-cell/>
        </table:table-row>
        <table:table-row table:style-name="ro1">
          <table:table-cell table:formula="of:=RAND()" office:value-type="float" office:value="0.137515507405624" calcext:value-type="float">
            <text:p>0.1375155074</text:p>
          </table:table-cell>
          <table:table-cell table:formula="of:=NORMINV([.A440];10;3)" office:value-type="float" office:value="6.72535048708219" calcext:value-type="float">
            <text:p>6.7253504871</text:p>
          </table:table-cell>
          <table:table-cell table:formula="of:=COM.MICROSOFT.NORM.INV(RAND(); 0; 1)" office:value-type="float" office:value="-1.08038124658302" calcext:value-type="float">
            <text:p>-1.0803812466</text:p>
          </table:table-cell>
          <table:table-cell table:formula="of:=NORMINV(RAND(); 62; 4)" office:value-type="float" office:value="65.7135480470695" calcext:value-type="float">
            <text:p>65.7135480471</text:p>
          </table:table-cell>
          <table:table-cell table:formula="of:=12 + 3 * [.D440] + 5 * [.C440]" office:value-type="float" office:value="203.738737908293" calcext:value-type="float">
            <text:p>203.7387379083</text:p>
          </table:table-cell>
          <table:table-cell/>
        </table:table-row>
        <table:table-row table:style-name="ro1">
          <table:table-cell table:formula="of:=RAND()" office:value-type="float" office:value="0.469661130337045" calcext:value-type="float">
            <text:p>0.4696611303</text:p>
          </table:table-cell>
          <table:table-cell table:formula="of:=NORMINV([.A441];10;3)" office:value-type="float" office:value="9.77163484174048" calcext:value-type="float">
            <text:p>9.7716348417</text:p>
          </table:table-cell>
          <table:table-cell table:formula="of:=COM.MICROSOFT.NORM.INV(RAND(); 0; 1)" office:value-type="float" office:value="0.5666569233749" calcext:value-type="float">
            <text:p>0.5666569234</text:p>
          </table:table-cell>
          <table:table-cell table:formula="of:=NORMINV(RAND(); 62; 4)" office:value-type="float" office:value="61.3835200192527" calcext:value-type="float">
            <text:p>61.3835200193</text:p>
          </table:table-cell>
          <table:table-cell table:formula="of:=12 + 3 * [.D441] + 5 * [.C441]" office:value-type="float" office:value="198.983844674633" calcext:value-type="float">
            <text:p>198.9838446746</text:p>
          </table:table-cell>
          <table:table-cell/>
        </table:table-row>
        <table:table-row table:style-name="ro1">
          <table:table-cell table:formula="of:=RAND()" office:value-type="float" office:value="0.373719775816426" calcext:value-type="float">
            <text:p>0.3737197758</text:p>
          </table:table-cell>
          <table:table-cell table:formula="of:=NORMINV([.A442];10;3)" office:value-type="float" office:value="9.03394795395879" calcext:value-type="float">
            <text:p>9.033947954</text:p>
          </table:table-cell>
          <table:table-cell table:formula="of:=COM.MICROSOFT.NORM.INV(RAND(); 0; 1)" office:value-type="float" office:value="0.740830351308391" calcext:value-type="float">
            <text:p>0.7408303513</text:p>
          </table:table-cell>
          <table:table-cell table:formula="of:=NORMINV(RAND(); 62; 4)" office:value-type="float" office:value="66.269814689072" calcext:value-type="float">
            <text:p>66.2698146891</text:p>
          </table:table-cell>
          <table:table-cell table:formula="of:=12 + 3 * [.D442] + 5 * [.C442]" office:value-type="float" office:value="214.513595823758" calcext:value-type="float">
            <text:p>214.5135958238</text:p>
          </table:table-cell>
          <table:table-cell/>
        </table:table-row>
        <table:table-row table:style-name="ro1">
          <table:table-cell table:formula="of:=RAND()" office:value-type="float" office:value="0.500498181208968" calcext:value-type="float">
            <text:p>0.5004981812</text:p>
          </table:table-cell>
          <table:table-cell table:formula="of:=NORMINV([.A443];10;3)" office:value-type="float" office:value="10.0037462662865" calcext:value-type="float">
            <text:p>10.0037462663</text:p>
          </table:table-cell>
          <table:table-cell table:formula="of:=COM.MICROSOFT.NORM.INV(RAND(); 0; 1)" office:value-type="float" office:value="-0.677014689008407" calcext:value-type="float">
            <text:p>-0.677014689</text:p>
          </table:table-cell>
          <table:table-cell table:formula="of:=NORMINV(RAND(); 62; 4)" office:value-type="float" office:value="57.446114709037" calcext:value-type="float">
            <text:p>57.446114709</text:p>
          </table:table-cell>
          <table:table-cell table:formula="of:=12 + 3 * [.D443] + 5 * [.C443]" office:value-type="float" office:value="180.953270682069" calcext:value-type="float">
            <text:p>180.9532706821</text:p>
          </table:table-cell>
          <table:table-cell/>
        </table:table-row>
        <table:table-row table:style-name="ro1">
          <table:table-cell table:formula="of:=RAND()" office:value-type="float" office:value="0.591626453679055" calcext:value-type="float">
            <text:p>0.5916264537</text:p>
          </table:table-cell>
          <table:table-cell table:formula="of:=NORMINV([.A444];10;3)" office:value-type="float" office:value="10.6951924573801" calcext:value-type="float">
            <text:p>10.6951924574</text:p>
          </table:table-cell>
          <table:table-cell table:formula="of:=COM.MICROSOFT.NORM.INV(RAND(); 0; 1)" office:value-type="float" office:value="0.852013299364776" calcext:value-type="float">
            <text:p>0.8520132994</text:p>
          </table:table-cell>
          <table:table-cell table:formula="of:=NORMINV(RAND(); 62; 4)" office:value-type="float" office:value="61.9356613567289" calcext:value-type="float">
            <text:p>61.9356613567</text:p>
          </table:table-cell>
          <table:table-cell table:formula="of:=12 + 3 * [.D444] + 5 * [.C444]" office:value-type="float" office:value="202.06705056701" calcext:value-type="float">
            <text:p>202.067050567</text:p>
          </table:table-cell>
          <table:table-cell/>
        </table:table-row>
        <table:table-row table:style-name="ro1">
          <table:table-cell table:formula="of:=RAND()" office:value-type="float" office:value="0.0897736875340343" calcext:value-type="float">
            <text:p>0.0897736875</text:p>
          </table:table-cell>
          <table:table-cell table:formula="of:=NORMINV([.A445];10;3)" office:value-type="float" office:value="5.97355009638474" calcext:value-type="float">
            <text:p>5.9735500964</text:p>
          </table:table-cell>
          <table:table-cell table:formula="of:=COM.MICROSOFT.NORM.INV(RAND(); 0; 1)" office:value-type="float" office:value="1.24118810298876" calcext:value-type="float">
            <text:p>1.241188103</text:p>
          </table:table-cell>
          <table:table-cell table:formula="of:=NORMINV(RAND(); 62; 4)" office:value-type="float" office:value="64.2801778488687" calcext:value-type="float">
            <text:p>64.2801778489</text:p>
          </table:table-cell>
          <table:table-cell table:formula="of:=12 + 3 * [.D445] + 5 * [.C445]" office:value-type="float" office:value="211.04647406155" calcext:value-type="float">
            <text:p>211.0464740616</text:p>
          </table:table-cell>
          <table:table-cell/>
        </table:table-row>
        <table:table-row table:style-name="ro1">
          <table:table-cell table:formula="of:=RAND()" office:value-type="float" office:value="0.985786147182807" calcext:value-type="float">
            <text:p>0.9857861472</text:p>
          </table:table-cell>
          <table:table-cell table:formula="of:=NORMINV([.A446];10;3)" office:value-type="float" office:value="16.5739989188839" calcext:value-type="float">
            <text:p>16.5739989189</text:p>
          </table:table-cell>
          <table:table-cell table:formula="of:=COM.MICROSOFT.NORM.INV(RAND(); 0; 1)" office:value-type="float" office:value="0.168577898307359" calcext:value-type="float">
            <text:p>0.1685778983</text:p>
          </table:table-cell>
          <table:table-cell table:formula="of:=NORMINV(RAND(); 62; 4)" office:value-type="float" office:value="63.4116518639641" calcext:value-type="float">
            <text:p>63.411651864</text:p>
          </table:table-cell>
          <table:table-cell table:formula="of:=12 + 3 * [.D446] + 5 * [.C446]" office:value-type="float" office:value="203.077845083429" calcext:value-type="float">
            <text:p>203.0778450834</text:p>
          </table:table-cell>
          <table:table-cell/>
        </table:table-row>
        <table:table-row table:style-name="ro1">
          <table:table-cell table:formula="of:=RAND()" office:value-type="float" office:value="0.780012382660061" calcext:value-type="float">
            <text:p>0.7800123827</text:p>
          </table:table-cell>
          <table:table-cell table:formula="of:=NORMINV([.A447];10;3)" office:value-type="float" office:value="12.3167051048593" calcext:value-type="float">
            <text:p>12.3167051049</text:p>
          </table:table-cell>
          <table:table-cell table:formula="of:=COM.MICROSOFT.NORM.INV(RAND(); 0; 1)" office:value-type="float" office:value="-1.44984679714594" calcext:value-type="float">
            <text:p>-1.4498467971</text:p>
          </table:table-cell>
          <table:table-cell table:formula="of:=NORMINV(RAND(); 62; 4)" office:value-type="float" office:value="62.0746825776974" calcext:value-type="float">
            <text:p>62.0746825777</text:p>
          </table:table-cell>
          <table:table-cell table:formula="of:=12 + 3 * [.D447] + 5 * [.C447]" office:value-type="float" office:value="190.974813747363" calcext:value-type="float">
            <text:p>190.9748137474</text:p>
          </table:table-cell>
          <table:table-cell/>
        </table:table-row>
        <table:table-row table:style-name="ro1">
          <table:table-cell table:formula="of:=RAND()" office:value-type="float" office:value="0.642319201724604" calcext:value-type="float">
            <text:p>0.6423192017</text:p>
          </table:table-cell>
          <table:table-cell table:formula="of:=NORMINV([.A448];10;3)" office:value-type="float" office:value="11.0939945637131" calcext:value-type="float">
            <text:p>11.0939945637</text:p>
          </table:table-cell>
          <table:table-cell table:formula="of:=COM.MICROSOFT.NORM.INV(RAND(); 0; 1)" office:value-type="float" office:value="-0.228040130993591" calcext:value-type="float">
            <text:p>-0.228040131</text:p>
          </table:table-cell>
          <table:table-cell table:formula="of:=NORMINV(RAND(); 62; 4)" office:value-type="float" office:value="54.4183981134059" calcext:value-type="float">
            <text:p>54.4183981134</text:p>
          </table:table-cell>
          <table:table-cell table:formula="of:=12 + 3 * [.D448] + 5 * [.C448]" office:value-type="float" office:value="174.11499368525" calcext:value-type="float">
            <text:p>174.1149936853</text:p>
          </table:table-cell>
          <table:table-cell/>
        </table:table-row>
        <table:table-row table:style-name="ro1">
          <table:table-cell table:formula="of:=RAND()" office:value-type="float" office:value="0.735729032428935" calcext:value-type="float">
            <text:p>0.7357290324</text:p>
          </table:table-cell>
          <table:table-cell table:formula="of:=NORMINV([.A449];10;3)" office:value-type="float" office:value="11.8906999919965" calcext:value-type="float">
            <text:p>11.890699992</text:p>
          </table:table-cell>
          <table:table-cell table:formula="of:=COM.MICROSOFT.NORM.INV(RAND(); 0; 1)" office:value-type="float" office:value="-0.746539827484838" calcext:value-type="float">
            <text:p>-0.7465398275</text:p>
          </table:table-cell>
          <table:table-cell table:formula="of:=NORMINV(RAND(); 62; 4)" office:value-type="float" office:value="70.5682029242471" calcext:value-type="float">
            <text:p>70.5682029242</text:p>
          </table:table-cell>
          <table:table-cell table:formula="of:=12 + 3 * [.D449] + 5 * [.C449]" office:value-type="float" office:value="219.971909635317" calcext:value-type="float">
            <text:p>219.9719096353</text:p>
          </table:table-cell>
          <table:table-cell/>
        </table:table-row>
        <table:table-row table:style-name="ro1">
          <table:table-cell table:formula="of:=RAND()" office:value-type="float" office:value="0.434703042265028" calcext:value-type="float">
            <text:p>0.4347030423</text:p>
          </table:table-cell>
          <table:table-cell table:formula="of:=NORMINV([.A450];10;3)" office:value-type="float" office:value="9.5067612066271" calcext:value-type="float">
            <text:p>9.5067612066</text:p>
          </table:table-cell>
          <table:table-cell table:formula="of:=COM.MICROSOFT.NORM.INV(RAND(); 0; 1)" office:value-type="float" office:value="-0.0191706183439197" calcext:value-type="float">
            <text:p>-0.0191706183</text:p>
          </table:table-cell>
          <table:table-cell table:formula="of:=NORMINV(RAND(); 62; 4)" office:value-type="float" office:value="65.5057929984937" calcext:value-type="float">
            <text:p>65.5057929985</text:p>
          </table:table-cell>
          <table:table-cell table:formula="of:=12 + 3 * [.D450] + 5 * [.C450]" office:value-type="float" office:value="208.421525903762" calcext:value-type="float">
            <text:p>208.4215259038</text:p>
          </table:table-cell>
          <table:table-cell/>
        </table:table-row>
        <table:table-row table:style-name="ro1">
          <table:table-cell table:formula="of:=RAND()" office:value-type="float" office:value="0.624831369379535" calcext:value-type="float">
            <text:p>0.6248313694</text:p>
          </table:table-cell>
          <table:table-cell table:formula="of:=NORMINV([.A451];10;3)" office:value-type="float" office:value="10.9545840666146" calcext:value-type="float">
            <text:p>10.9545840666</text:p>
          </table:table-cell>
          <table:table-cell table:formula="of:=COM.MICROSOFT.NORM.INV(RAND(); 0; 1)" office:value-type="float" office:value="-1.9332741201706" calcext:value-type="float">
            <text:p>-1.9332741202</text:p>
          </table:table-cell>
          <table:table-cell table:formula="of:=NORMINV(RAND(); 62; 4)" office:value-type="float" office:value="55.8454028943296" calcext:value-type="float">
            <text:p>55.8454028943</text:p>
          </table:table-cell>
          <table:table-cell table:formula="of:=12 + 3 * [.D451] + 5 * [.C451]" office:value-type="float" office:value="169.869838082136" calcext:value-type="float">
            <text:p>169.8698380821</text:p>
          </table:table-cell>
          <table:table-cell/>
        </table:table-row>
        <table:table-row table:style-name="ro1">
          <table:table-cell table:formula="of:=RAND()" office:value-type="float" office:value="0.379415413597599" calcext:value-type="float">
            <text:p>0.3794154136</text:p>
          </table:table-cell>
          <table:table-cell table:formula="of:=NORMINV([.A452];10;3)" office:value-type="float" office:value="9.07895055530021" calcext:value-type="float">
            <text:p>9.0789505553</text:p>
          </table:table-cell>
          <table:table-cell table:formula="of:=COM.MICROSOFT.NORM.INV(RAND(); 0; 1)" office:value-type="float" office:value="0.317391571018926" calcext:value-type="float">
            <text:p>0.317391571</text:p>
          </table:table-cell>
          <table:table-cell table:formula="of:=NORMINV(RAND(); 62; 4)" office:value-type="float" office:value="61.5928420242372" calcext:value-type="float">
            <text:p>61.5928420242</text:p>
          </table:table-cell>
          <table:table-cell table:formula="of:=12 + 3 * [.D452] + 5 * [.C452]" office:value-type="float" office:value="198.365483927806" calcext:value-type="float">
            <text:p>198.3654839278</text:p>
          </table:table-cell>
          <table:table-cell/>
        </table:table-row>
        <table:table-row table:style-name="ro1">
          <table:table-cell table:formula="of:=RAND()" office:value-type="float" office:value="0.388237033970654" calcext:value-type="float">
            <text:p>0.388237034</text:p>
          </table:table-cell>
          <table:table-cell table:formula="of:=NORMINV([.A453];10;3)" office:value-type="float" office:value="9.14824931196682" calcext:value-type="float">
            <text:p>9.148249312</text:p>
          </table:table-cell>
          <table:table-cell table:formula="of:=COM.MICROSOFT.NORM.INV(RAND(); 0; 1)" office:value-type="float" office:value="-0.479469853953851" calcext:value-type="float">
            <text:p>-0.479469854</text:p>
          </table:table-cell>
          <table:table-cell table:formula="of:=NORMINV(RAND(); 62; 4)" office:value-type="float" office:value="62.1795421757448" calcext:value-type="float">
            <text:p>62.1795421757</text:p>
          </table:table-cell>
          <table:table-cell table:formula="of:=12 + 3 * [.D453] + 5 * [.C453]" office:value-type="float" office:value="196.141277257465" calcext:value-type="float">
            <text:p>196.1412772575</text:p>
          </table:table-cell>
          <table:table-cell/>
        </table:table-row>
        <table:table-row table:style-name="ro1">
          <table:table-cell table:formula="of:=RAND()" office:value-type="float" office:value="0.0675933307502419" calcext:value-type="float">
            <text:p>0.0675933308</text:p>
          </table:table-cell>
          <table:table-cell table:formula="of:=NORMINV([.A454];10;3)" office:value-type="float" office:value="5.51812673731272" calcext:value-type="float">
            <text:p>5.5181267373</text:p>
          </table:table-cell>
          <table:table-cell table:formula="of:=COM.MICROSOFT.NORM.INV(RAND(); 0; 1)" office:value-type="float" office:value="0.0664458774354991" calcext:value-type="float">
            <text:p>0.0664458774</text:p>
          </table:table-cell>
          <table:table-cell table:formula="of:=NORMINV(RAND(); 62; 4)" office:value-type="float" office:value="63.1177408715172" calcext:value-type="float">
            <text:p>63.1177408715</text:p>
          </table:table-cell>
          <table:table-cell table:formula="of:=12 + 3 * [.D454] + 5 * [.C454]" office:value-type="float" office:value="201.685452001729" calcext:value-type="float">
            <text:p>201.6854520017</text:p>
          </table:table-cell>
          <table:table-cell/>
        </table:table-row>
        <table:table-row table:style-name="ro1">
          <table:table-cell table:formula="of:=RAND()" office:value-type="float" office:value="0.544320824788883" calcext:value-type="float">
            <text:p>0.5443208248</text:p>
          </table:table-cell>
          <table:table-cell table:formula="of:=NORMINV([.A455];10;3)" office:value-type="float" office:value="10.3339760633585" calcext:value-type="float">
            <text:p>10.3339760634</text:p>
          </table:table-cell>
          <table:table-cell table:formula="of:=COM.MICROSOFT.NORM.INV(RAND(); 0; 1)" office:value-type="float" office:value="0.88737759419193" calcext:value-type="float">
            <text:p>0.8873775942</text:p>
          </table:table-cell>
          <table:table-cell table:formula="of:=NORMINV(RAND(); 62; 4)" office:value-type="float" office:value="61.7696187751936" calcext:value-type="float">
            <text:p>61.7696187752</text:p>
          </table:table-cell>
          <table:table-cell table:formula="of:=12 + 3 * [.D455] + 5 * [.C455]" office:value-type="float" office:value="201.74574429654" calcext:value-type="float">
            <text:p>201.7457442965</text:p>
          </table:table-cell>
          <table:table-cell/>
        </table:table-row>
        <table:table-row table:style-name="ro1">
          <table:table-cell table:formula="of:=RAND()" office:value-type="float" office:value="0.0313600471708924" calcext:value-type="float">
            <text:p>0.0313600472</text:p>
          </table:table-cell>
          <table:table-cell table:formula="of:=NORMINV([.A456];10;3)" office:value-type="float" office:value="4.41648831861505" calcext:value-type="float">
            <text:p>4.4164883186</text:p>
          </table:table-cell>
          <table:table-cell table:formula="of:=COM.MICROSOFT.NORM.INV(RAND(); 0; 1)" office:value-type="float" office:value="-0.620513307954491" calcext:value-type="float">
            <text:p>-0.620513308</text:p>
          </table:table-cell>
          <table:table-cell table:formula="of:=NORMINV(RAND(); 62; 4)" office:value-type="float" office:value="64.4185853525709" calcext:value-type="float">
            <text:p>64.4185853526</text:p>
          </table:table-cell>
          <table:table-cell table:formula="of:=12 + 3 * [.D456] + 5 * [.C456]" office:value-type="float" office:value="202.15318951794" calcext:value-type="float">
            <text:p>202.1531895179</text:p>
          </table:table-cell>
          <table:table-cell/>
        </table:table-row>
        <table:table-row table:style-name="ro1">
          <table:table-cell table:formula="of:=RAND()" office:value-type="float" office:value="0.250383001752198" calcext:value-type="float">
            <text:p>0.2503830018</text:p>
          </table:table-cell>
          <table:table-cell table:formula="of:=NORMINV([.A457];10;3)" office:value-type="float" office:value="7.98014504591588" calcext:value-type="float">
            <text:p>7.9801450459</text:p>
          </table:table-cell>
          <table:table-cell table:formula="of:=COM.MICROSOFT.NORM.INV(RAND(); 0; 1)" office:value-type="float" office:value="0.407445122021897" calcext:value-type="float">
            <text:p>0.407445122</text:p>
          </table:table-cell>
          <table:table-cell table:formula="of:=NORMINV(RAND(); 62; 4)" office:value-type="float" office:value="61.3328945241678" calcext:value-type="float">
            <text:p>61.3328945242</text:p>
          </table:table-cell>
          <table:table-cell table:formula="of:=12 + 3 * [.D457] + 5 * [.C457]" office:value-type="float" office:value="198.035909182613" calcext:value-type="float">
            <text:p>198.0359091826</text:p>
          </table:table-cell>
          <table:table-cell/>
        </table:table-row>
        <table:table-row table:style-name="ro1">
          <table:table-cell table:formula="of:=RAND()" office:value-type="float" office:value="0.530745771247894" calcext:value-type="float">
            <text:p>0.5307457712</text:p>
          </table:table-cell>
          <table:table-cell table:formula="of:=NORMINV([.A458];10;3)" office:value-type="float" office:value="10.2314340093676" calcext:value-type="float">
            <text:p>10.2314340094</text:p>
          </table:table-cell>
          <table:table-cell table:formula="of:=COM.MICROSOFT.NORM.INV(RAND(); 0; 1)" office:value-type="float" office:value="-2.28421623499299" calcext:value-type="float">
            <text:p>-2.284216235</text:p>
          </table:table-cell>
          <table:table-cell table:formula="of:=NORMINV(RAND(); 62; 4)" office:value-type="float" office:value="60.8298815671057" calcext:value-type="float">
            <text:p>60.8298815671</text:p>
          </table:table-cell>
          <table:table-cell table:formula="of:=12 + 3 * [.D458] + 5 * [.C458]" office:value-type="float" office:value="183.068563526352" calcext:value-type="float">
            <text:p>183.0685635264</text:p>
          </table:table-cell>
          <table:table-cell/>
        </table:table-row>
        <table:table-row table:style-name="ro1">
          <table:table-cell table:formula="of:=RAND()" office:value-type="float" office:value="0.154432635754347" calcext:value-type="float">
            <text:p>0.1544326358</text:p>
          </table:table-cell>
          <table:table-cell table:formula="of:=NORMINV([.A459];10;3)" office:value-type="float" office:value="6.9471822315463" calcext:value-type="float">
            <text:p>6.9471822315</text:p>
          </table:table-cell>
          <table:table-cell table:formula="of:=COM.MICROSOFT.NORM.INV(RAND(); 0; 1)" office:value-type="float" office:value="0.277067077270111" calcext:value-type="float">
            <text:p>0.2770670773</text:p>
          </table:table-cell>
          <table:table-cell table:formula="of:=NORMINV(RAND(); 62; 4)" office:value-type="float" office:value="61.8581823437996" calcext:value-type="float">
            <text:p>61.8581823438</text:p>
          </table:table-cell>
          <table:table-cell table:formula="of:=12 + 3 * [.D459] + 5 * [.C459]" office:value-type="float" office:value="198.959882417749" calcext:value-type="float">
            <text:p>198.9598824178</text:p>
          </table:table-cell>
          <table:table-cell/>
        </table:table-row>
        <table:table-row table:style-name="ro1">
          <table:table-cell table:formula="of:=RAND()" office:value-type="float" office:value="0.216211181366816" calcext:value-type="float">
            <text:p>0.2162111814</text:p>
          </table:table-cell>
          <table:table-cell table:formula="of:=NORMINV([.A460];10;3)" office:value-type="float" office:value="7.64484032460409" calcext:value-type="float">
            <text:p>7.6448403246</text:p>
          </table:table-cell>
          <table:table-cell table:formula="of:=COM.MICROSOFT.NORM.INV(RAND(); 0; 1)" office:value-type="float" office:value="-0.457904009290975" calcext:value-type="float">
            <text:p>-0.4579040093</text:p>
          </table:table-cell>
          <table:table-cell table:formula="of:=NORMINV(RAND(); 62; 4)" office:value-type="float" office:value="59.7037501012561" calcext:value-type="float">
            <text:p>59.7037501013</text:p>
          </table:table-cell>
          <table:table-cell table:formula="of:=12 + 3 * [.D460] + 5 * [.C460]" office:value-type="float" office:value="188.821730257313" calcext:value-type="float">
            <text:p>188.8217302573</text:p>
          </table:table-cell>
          <table:table-cell/>
        </table:table-row>
        <table:table-row table:style-name="ro1">
          <table:table-cell table:formula="of:=RAND()" office:value-type="float" office:value="0.488255882635713" calcext:value-type="float">
            <text:p>0.4882558826</text:p>
          </table:table-cell>
          <table:table-cell table:formula="of:=NORMINV([.A461];10;3)" office:value-type="float" office:value="9.91167283059006" calcext:value-type="float">
            <text:p>9.9116728306</text:p>
          </table:table-cell>
          <table:table-cell table:formula="of:=COM.MICROSOFT.NORM.INV(RAND(); 0; 1)" office:value-type="float" office:value="0.500659709023394" calcext:value-type="float">
            <text:p>0.500659709</text:p>
          </table:table-cell>
          <table:table-cell table:formula="of:=NORMINV(RAND(); 62; 4)" office:value-type="float" office:value="61.3275337553031" calcext:value-type="float">
            <text:p>61.3275337553</text:p>
          </table:table-cell>
          <table:table-cell table:formula="of:=12 + 3 * [.D461] + 5 * [.C461]" office:value-type="float" office:value="198.485899811026" calcext:value-type="float">
            <text:p>198.485899811</text:p>
          </table:table-cell>
          <table:table-cell/>
        </table:table-row>
        <table:table-row table:style-name="ro1">
          <table:table-cell table:formula="of:=RAND()" office:value-type="float" office:value="0.461012745043263" calcext:value-type="float">
            <text:p>0.461012745</text:p>
          </table:table-cell>
          <table:table-cell table:formula="of:=NORMINV([.A462];10;3)" office:value-type="float" office:value="9.70635209900373" calcext:value-type="float">
            <text:p>9.706352099</text:p>
          </table:table-cell>
          <table:table-cell table:formula="of:=COM.MICROSOFT.NORM.INV(RAND(); 0; 1)" office:value-type="float" office:value="-2.05950786758097" calcext:value-type="float">
            <text:p>-2.0595078676</text:p>
          </table:table-cell>
          <table:table-cell table:formula="of:=NORMINV(RAND(); 62; 4)" office:value-type="float" office:value="58.4219684958508" calcext:value-type="float">
            <text:p>58.4219684959</text:p>
          </table:table-cell>
          <table:table-cell table:formula="of:=12 + 3 * [.D462] + 5 * [.C462]" office:value-type="float" office:value="176.968366149648" calcext:value-type="float">
            <text:p>176.9683661496</text:p>
          </table:table-cell>
          <table:table-cell/>
        </table:table-row>
        <table:table-row table:style-name="ro1">
          <table:table-cell table:formula="of:=RAND()" office:value-type="float" office:value="0.0433010954875499" calcext:value-type="float">
            <text:p>0.0433010955</text:p>
          </table:table-cell>
          <table:table-cell table:formula="of:=NORMINV([.A463];10;3)" office:value-type="float" office:value="4.85919963128148" calcext:value-type="float">
            <text:p>4.8591996313</text:p>
          </table:table-cell>
          <table:table-cell table:formula="of:=COM.MICROSOFT.NORM.INV(RAND(); 0; 1)" office:value-type="float" office:value="2.00526873465217" calcext:value-type="float">
            <text:p>2.0052687347</text:p>
          </table:table-cell>
          <table:table-cell table:formula="of:=NORMINV(RAND(); 62; 4)" office:value-type="float" office:value="62.4735697434022" calcext:value-type="float">
            <text:p>62.4735697434</text:p>
          </table:table-cell>
          <table:table-cell table:formula="of:=12 + 3 * [.D463] + 5 * [.C463]" office:value-type="float" office:value="209.447052903467" calcext:value-type="float">
            <text:p>209.4470529035</text:p>
          </table:table-cell>
          <table:table-cell/>
        </table:table-row>
        <table:table-row table:style-name="ro1">
          <table:table-cell table:formula="of:=RAND()" office:value-type="float" office:value="0.1207659621723" calcext:value-type="float">
            <text:p>0.1207659622</text:p>
          </table:table-cell>
          <table:table-cell table:formula="of:=NORMINV([.A464];10;3)" office:value-type="float" office:value="6.48650099564353" calcext:value-type="float">
            <text:p>6.4865009956</text:p>
          </table:table-cell>
          <table:table-cell table:formula="of:=COM.MICROSOFT.NORM.INV(RAND(); 0; 1)" office:value-type="float" office:value="-0.759538739530215" calcext:value-type="float">
            <text:p>-0.7595387395</text:p>
          </table:table-cell>
          <table:table-cell table:formula="of:=NORMINV(RAND(); 62; 4)" office:value-type="float" office:value="64.2066920622066" calcext:value-type="float">
            <text:p>64.2066920622</text:p>
          </table:table-cell>
          <table:table-cell table:formula="of:=12 + 3 * [.D464] + 5 * [.C464]" office:value-type="float" office:value="200.822382488969" calcext:value-type="float">
            <text:p>200.822382489</text:p>
          </table:table-cell>
          <table:table-cell/>
        </table:table-row>
        <table:table-row table:style-name="ro1">
          <table:table-cell table:formula="of:=RAND()" office:value-type="float" office:value="0.201573251746595" calcext:value-type="float">
            <text:p>0.2015732517</text:p>
          </table:table-cell>
          <table:table-cell table:formula="of:=NORMINV([.A465];10;3)" office:value-type="float" office:value="7.49195520764114" calcext:value-type="float">
            <text:p>7.4919552076</text:p>
          </table:table-cell>
          <table:table-cell table:formula="of:=COM.MICROSOFT.NORM.INV(RAND(); 0; 1)" office:value-type="float" office:value="1.27880792288087" calcext:value-type="float">
            <text:p>1.2788079229</text:p>
          </table:table-cell>
          <table:table-cell table:formula="of:=NORMINV(RAND(); 62; 4)" office:value-type="float" office:value="56.5570653880208" calcext:value-type="float">
            <text:p>56.557065388</text:p>
          </table:table-cell>
          <table:table-cell table:formula="of:=12 + 3 * [.D465] + 5 * [.C465]" office:value-type="float" office:value="188.065235778467" calcext:value-type="float">
            <text:p>188.0652357785</text:p>
          </table:table-cell>
          <table:table-cell/>
        </table:table-row>
        <table:table-row table:style-name="ro1">
          <table:table-cell table:formula="of:=RAND()" office:value-type="float" office:value="0.39911205554381" calcext:value-type="float">
            <text:p>0.3991120555</text:p>
          </table:table-cell>
          <table:table-cell table:formula="of:=NORMINV([.A466];10;3)" office:value-type="float" office:value="9.2330616721956" calcext:value-type="float">
            <text:p>9.2330616722</text:p>
          </table:table-cell>
          <table:table-cell table:formula="of:=COM.MICROSOFT.NORM.INV(RAND(); 0; 1)" office:value-type="float" office:value="-0.261762816339364" calcext:value-type="float">
            <text:p>-0.2617628163</text:p>
          </table:table-cell>
          <table:table-cell table:formula="of:=NORMINV(RAND(); 62; 4)" office:value-type="float" office:value="58.3393483504531" calcext:value-type="float">
            <text:p>58.3393483505</text:p>
          </table:table-cell>
          <table:table-cell table:formula="of:=12 + 3 * [.D466] + 5 * [.C466]" office:value-type="float" office:value="185.709230969663" calcext:value-type="float">
            <text:p>185.7092309697</text:p>
          </table:table-cell>
          <table:table-cell/>
        </table:table-row>
        <table:table-row table:style-name="ro1">
          <table:table-cell table:formula="of:=RAND()" office:value-type="float" office:value="0.730090561555699" calcext:value-type="float">
            <text:p>0.7300905616</text:p>
          </table:table-cell>
          <table:table-cell table:formula="of:=NORMINV([.A467];10;3)" office:value-type="float" office:value="11.8392607215907" calcext:value-type="float">
            <text:p>11.8392607216</text:p>
          </table:table-cell>
          <table:table-cell table:formula="of:=COM.MICROSOFT.NORM.INV(RAND(); 0; 1)" office:value-type="float" office:value="-0.512102445106224" calcext:value-type="float">
            <text:p>-0.5121024451</text:p>
          </table:table-cell>
          <table:table-cell table:formula="of:=NORMINV(RAND(); 62; 4)" office:value-type="float" office:value="69.1082515804107" calcext:value-type="float">
            <text:p>69.1082515804</text:p>
          </table:table-cell>
          <table:table-cell table:formula="of:=12 + 3 * [.D467] + 5 * [.C467]" office:value-type="float" office:value="216.764242515701" calcext:value-type="float">
            <text:p>216.7642425157</text:p>
          </table:table-cell>
          <table:table-cell/>
        </table:table-row>
        <table:table-row table:style-name="ro1">
          <table:table-cell table:formula="of:=RAND()" office:value-type="float" office:value="0.958441409748048" calcext:value-type="float">
            <text:p>0.9584414097</text:p>
          </table:table-cell>
          <table:table-cell table:formula="of:=NORMINV([.A468];10;3)" office:value-type="float" office:value="15.1986369499279" calcext:value-type="float">
            <text:p>15.1986369499</text:p>
          </table:table-cell>
          <table:table-cell table:formula="of:=COM.MICROSOFT.NORM.INV(RAND(); 0; 1)" office:value-type="float" office:value="-1.90581004792757" calcext:value-type="float">
            <text:p>-1.9058100479</text:p>
          </table:table-cell>
          <table:table-cell table:formula="of:=NORMINV(RAND(); 62; 4)" office:value-type="float" office:value="53.8013321245065" calcext:value-type="float">
            <text:p>53.8013321245</text:p>
          </table:table-cell>
          <table:table-cell table:formula="of:=12 + 3 * [.D468] + 5 * [.C468]" office:value-type="float" office:value="163.874946133882" calcext:value-type="float">
            <text:p>163.8749461339</text:p>
          </table:table-cell>
          <table:table-cell/>
        </table:table-row>
        <table:table-row table:style-name="ro1">
          <table:table-cell table:formula="of:=RAND()" office:value-type="float" office:value="0.43280269112438" calcext:value-type="float">
            <text:p>0.4328026911</text:p>
          </table:table-cell>
          <table:table-cell table:formula="of:=NORMINV([.A469];10;3)" office:value-type="float" office:value="9.49227051849496" calcext:value-type="float">
            <text:p>9.4922705185</text:p>
          </table:table-cell>
          <table:table-cell table:formula="of:=COM.MICROSOFT.NORM.INV(RAND(); 0; 1)" office:value-type="float" office:value="-0.495910925435552" calcext:value-type="float">
            <text:p>-0.4959109254</text:p>
          </table:table-cell>
          <table:table-cell table:formula="of:=NORMINV(RAND(); 62; 4)" office:value-type="float" office:value="63.3053900162111" calcext:value-type="float">
            <text:p>63.3053900162</text:p>
          </table:table-cell>
          <table:table-cell table:formula="of:=12 + 3 * [.D469] + 5 * [.C469]" office:value-type="float" office:value="199.436615421456" calcext:value-type="float">
            <text:p>199.4366154215</text:p>
          </table:table-cell>
          <table:table-cell/>
        </table:table-row>
        <table:table-row table:style-name="ro1">
          <table:table-cell table:formula="of:=RAND()" office:value-type="float" office:value="0.245279549853876" calcext:value-type="float">
            <text:p>0.2452795499</text:p>
          </table:table-cell>
          <table:table-cell table:formula="of:=NORMINV([.A470];10;3)" office:value-type="float" office:value="7.93174047048515" calcext:value-type="float">
            <text:p>7.9317404705</text:p>
          </table:table-cell>
          <table:table-cell table:formula="of:=COM.MICROSOFT.NORM.INV(RAND(); 0; 1)" office:value-type="float" office:value="0.309123895264567" calcext:value-type="float">
            <text:p>0.3091238953</text:p>
          </table:table-cell>
          <table:table-cell table:formula="of:=NORMINV(RAND(); 62; 4)" office:value-type="float" office:value="62.7019111064059" calcext:value-type="float">
            <text:p>62.7019111064</text:p>
          </table:table-cell>
          <table:table-cell table:formula="of:=12 + 3 * [.D470] + 5 * [.C470]" office:value-type="float" office:value="201.651352795541" calcext:value-type="float">
            <text:p>201.6513527955</text:p>
          </table:table-cell>
          <table:table-cell/>
        </table:table-row>
        <table:table-row table:style-name="ro1">
          <table:table-cell table:formula="of:=RAND()" office:value-type="float" office:value="0.00717075890861452" calcext:value-type="float">
            <text:p>0.0071707589</text:p>
          </table:table-cell>
          <table:table-cell table:formula="of:=NORMINV([.A471];10;3)" office:value-type="float" office:value="2.65421932149326" calcext:value-type="float">
            <text:p>2.6542193215</text:p>
          </table:table-cell>
          <table:table-cell table:formula="of:=COM.MICROSOFT.NORM.INV(RAND(); 0; 1)" office:value-type="float" office:value="-0.970144955679099" calcext:value-type="float">
            <text:p>-0.9701449557</text:p>
          </table:table-cell>
          <table:table-cell table:formula="of:=NORMINV(RAND(); 62; 4)" office:value-type="float" office:value="65.7212936285321" calcext:value-type="float">
            <text:p>65.7212936285</text:p>
          </table:table-cell>
          <table:table-cell table:formula="of:=12 + 3 * [.D471] + 5 * [.C471]" office:value-type="float" office:value="204.313156107201" calcext:value-type="float">
            <text:p>204.3131561072</text:p>
          </table:table-cell>
          <table:table-cell/>
        </table:table-row>
        <table:table-row table:style-name="ro1">
          <table:table-cell table:formula="of:=RAND()" office:value-type="float" office:value="0.212611120194197" calcext:value-type="float">
            <text:p>0.2126111202</text:p>
          </table:table-cell>
          <table:table-cell table:formula="of:=NORMINV([.A472];10;3)" office:value-type="float" office:value="7.60781798746956" calcext:value-type="float">
            <text:p>7.6078179875</text:p>
          </table:table-cell>
          <table:table-cell table:formula="of:=COM.MICROSOFT.NORM.INV(RAND(); 0; 1)" office:value-type="float" office:value="0.910024992866017" calcext:value-type="float">
            <text:p>0.9100249929</text:p>
          </table:table-cell>
          <table:table-cell table:formula="of:=NORMINV(RAND(); 62; 4)" office:value-type="float" office:value="63.3078799668066" calcext:value-type="float">
            <text:p>63.3078799668</text:p>
          </table:table-cell>
          <table:table-cell table:formula="of:=12 + 3 * [.D472] + 5 * [.C472]" office:value-type="float" office:value="206.47376486475" calcext:value-type="float">
            <text:p>206.4737648648</text:p>
          </table:table-cell>
          <table:table-cell/>
        </table:table-row>
        <table:table-row table:style-name="ro1">
          <table:table-cell table:formula="of:=RAND()" office:value-type="float" office:value="0.321334016276523" calcext:value-type="float">
            <text:p>0.3213340163</text:p>
          </table:table-cell>
          <table:table-cell table:formula="of:=NORMINV([.A473];10;3)" office:value-type="float" office:value="8.60808494648734" calcext:value-type="float">
            <text:p>8.6080849465</text:p>
          </table:table-cell>
          <table:table-cell table:formula="of:=COM.MICROSOFT.NORM.INV(RAND(); 0; 1)" office:value-type="float" office:value="0.797329436161804" calcext:value-type="float">
            <text:p>0.7973294362</text:p>
          </table:table-cell>
          <table:table-cell table:formula="of:=NORMINV(RAND(); 62; 4)" office:value-type="float" office:value="63.7474017193075" calcext:value-type="float">
            <text:p>63.7474017193</text:p>
          </table:table-cell>
          <table:table-cell table:formula="of:=12 + 3 * [.D473] + 5 * [.C473]" office:value-type="float" office:value="207.228852338732" calcext:value-type="float">
            <text:p>207.2288523387</text:p>
          </table:table-cell>
          <table:table-cell/>
        </table:table-row>
        <table:table-row table:style-name="ro1">
          <table:table-cell table:formula="of:=RAND()" office:value-type="float" office:value="0.344441440422088" calcext:value-type="float">
            <text:p>0.3444414404</text:p>
          </table:table-cell>
          <table:table-cell table:formula="of:=NORMINV([.A474];10;3)" office:value-type="float" office:value="8.79888537144807" calcext:value-type="float">
            <text:p>8.7988853714</text:p>
          </table:table-cell>
          <table:table-cell table:formula="of:=COM.MICROSOFT.NORM.INV(RAND(); 0; 1)" office:value-type="float" office:value="0.377204463799703" calcext:value-type="float">
            <text:p>0.3772044638</text:p>
          </table:table-cell>
          <table:table-cell table:formula="of:=NORMINV(RAND(); 62; 4)" office:value-type="float" office:value="59.7229000207361" calcext:value-type="float">
            <text:p>59.7229000207</text:p>
          </table:table-cell>
          <table:table-cell table:formula="of:=12 + 3 * [.D474] + 5 * [.C474]" office:value-type="float" office:value="193.054722381207" calcext:value-type="float">
            <text:p>193.0547223812</text:p>
          </table:table-cell>
          <table:table-cell/>
        </table:table-row>
        <table:table-row table:style-name="ro1">
          <table:table-cell table:formula="of:=RAND()" office:value-type="float" office:value="0.0419764972757548" calcext:value-type="float">
            <text:p>0.0419764973</text:p>
          </table:table-cell>
          <table:table-cell table:formula="of:=NORMINV([.A475];10;3)" office:value-type="float" office:value="4.81541039164742" calcext:value-type="float">
            <text:p>4.8154103916</text:p>
          </table:table-cell>
          <table:table-cell table:formula="of:=COM.MICROSOFT.NORM.INV(RAND(); 0; 1)" office:value-type="float" office:value="-2.66122583127744" calcext:value-type="float">
            <text:p>-2.6612258313</text:p>
          </table:table-cell>
          <table:table-cell table:formula="of:=NORMINV(RAND(); 62; 4)" office:value-type="float" office:value="66.6475015031458" calcext:value-type="float">
            <text:p>66.6475015031</text:p>
          </table:table-cell>
          <table:table-cell table:formula="of:=12 + 3 * [.D475] + 5 * [.C475]" office:value-type="float" office:value="198.63637535305" calcext:value-type="float">
            <text:p>198.6363753531</text:p>
          </table:table-cell>
          <table:table-cell/>
        </table:table-row>
        <table:table-row table:style-name="ro1">
          <table:table-cell table:formula="of:=RAND()" office:value-type="float" office:value="0.257730015786365" calcext:value-type="float">
            <text:p>0.2577300158</text:p>
          </table:table-cell>
          <table:table-cell table:formula="of:=NORMINV([.A476];10;3)" office:value-type="float" office:value="8.04892149978187" calcext:value-type="float">
            <text:p>8.0489214998</text:p>
          </table:table-cell>
          <table:table-cell table:formula="of:=COM.MICROSOFT.NORM.INV(RAND(); 0; 1)" office:value-type="float" office:value="-0.835859103055271" calcext:value-type="float">
            <text:p>-0.8358591031</text:p>
          </table:table-cell>
          <table:table-cell table:formula="of:=NORMINV(RAND(); 62; 4)" office:value-type="float" office:value="65.0476955993037" calcext:value-type="float">
            <text:p>65.0476955993</text:p>
          </table:table-cell>
          <table:table-cell table:formula="of:=12 + 3 * [.D476] + 5 * [.C476]" office:value-type="float" office:value="202.963791282635" calcext:value-type="float">
            <text:p>202.9637912826</text:p>
          </table:table-cell>
          <table:table-cell/>
        </table:table-row>
        <table:table-row table:style-name="ro1">
          <table:table-cell table:formula="of:=RAND()" office:value-type="float" office:value="0.0477437558583915" calcext:value-type="float">
            <text:p>0.0477437559</text:p>
          </table:table-cell>
          <table:table-cell table:formula="of:=NORMINV([.A477];10;3)" office:value-type="float" office:value="4.99859421124842" calcext:value-type="float">
            <text:p>4.9985942112</text:p>
          </table:table-cell>
          <table:table-cell table:formula="of:=COM.MICROSOFT.NORM.INV(RAND(); 0; 1)" office:value-type="float" office:value="0.713556372734982" calcext:value-type="float">
            <text:p>0.7135563727</text:p>
          </table:table-cell>
          <table:table-cell table:formula="of:=NORMINV(RAND(); 62; 4)" office:value-type="float" office:value="63.9184423562424" calcext:value-type="float">
            <text:p>63.9184423562</text:p>
          </table:table-cell>
          <table:table-cell table:formula="of:=12 + 3 * [.D477] + 5 * [.C477]" office:value-type="float" office:value="207.323108932402" calcext:value-type="float">
            <text:p>207.3231089324</text:p>
          </table:table-cell>
          <table:table-cell/>
        </table:table-row>
        <table:table-row table:style-name="ro1">
          <table:table-cell table:formula="of:=RAND()" office:value-type="float" office:value="0.630618722876534" calcext:value-type="float">
            <text:p>0.6306187229</text:p>
          </table:table-cell>
          <table:table-cell table:formula="of:=NORMINV([.A478];10;3)" office:value-type="float" office:value="11.0004774826816" calcext:value-type="float">
            <text:p>11.0004774827</text:p>
          </table:table-cell>
          <table:table-cell table:formula="of:=COM.MICROSOFT.NORM.INV(RAND(); 0; 1)" office:value-type="float" office:value="-0.121260891752848" calcext:value-type="float">
            <text:p>-0.1212608918</text:p>
          </table:table-cell>
          <table:table-cell table:formula="of:=NORMINV(RAND(); 62; 4)" office:value-type="float" office:value="66.0155011790489" calcext:value-type="float">
            <text:p>66.015501179</text:p>
          </table:table-cell>
          <table:table-cell table:formula="of:=12 + 3 * [.D478] + 5 * [.C478]" office:value-type="float" office:value="209.440199078382" calcext:value-type="float">
            <text:p>209.4401990784</text:p>
          </table:table-cell>
          <table:table-cell/>
        </table:table-row>
        <table:table-row table:style-name="ro1">
          <table:table-cell table:formula="of:=RAND()" office:value-type="float" office:value="0.268533503636718" calcext:value-type="float">
            <text:p>0.2685335036</text:p>
          </table:table-cell>
          <table:table-cell table:formula="of:=NORMINV([.A479];10;3)" office:value-type="float" office:value="8.14823711044354" calcext:value-type="float">
            <text:p>8.1482371104</text:p>
          </table:table-cell>
          <table:table-cell table:formula="of:=COM.MICROSOFT.NORM.INV(RAND(); 0; 1)" office:value-type="float" office:value="1.74258593621451" calcext:value-type="float">
            <text:p>1.7425859362</text:p>
          </table:table-cell>
          <table:table-cell table:formula="of:=NORMINV(RAND(); 62; 4)" office:value-type="float" office:value="61.5626554633509" calcext:value-type="float">
            <text:p>61.5626554634</text:p>
          </table:table-cell>
          <table:table-cell table:formula="of:=12 + 3 * [.D479] + 5 * [.C479]" office:value-type="float" office:value="205.400896071125" calcext:value-type="float">
            <text:p>205.4008960711</text:p>
          </table:table-cell>
          <table:table-cell/>
        </table:table-row>
        <table:table-row table:style-name="ro1">
          <table:table-cell table:formula="of:=RAND()" office:value-type="float" office:value="0.286122445715591" calcext:value-type="float">
            <text:p>0.2861224457</text:p>
          </table:table-cell>
          <table:table-cell table:formula="of:=NORMINV([.A480];10;3)" office:value-type="float" office:value="8.30575472430235" calcext:value-type="float">
            <text:p>8.3057547243</text:p>
          </table:table-cell>
          <table:table-cell table:formula="of:=COM.MICROSOFT.NORM.INV(RAND(); 0; 1)" office:value-type="float" office:value="-0.033100656689955" calcext:value-type="float">
            <text:p>-0.0331006567</text:p>
          </table:table-cell>
          <table:table-cell table:formula="of:=NORMINV(RAND(); 62; 4)" office:value-type="float" office:value="61.9897716536898" calcext:value-type="float">
            <text:p>61.9897716537</text:p>
          </table:table-cell>
          <table:table-cell table:formula="of:=12 + 3 * [.D480] + 5 * [.C480]" office:value-type="float" office:value="197.80381167762" calcext:value-type="float">
            <text:p>197.8038116776</text:p>
          </table:table-cell>
          <table:table-cell/>
        </table:table-row>
        <table:table-row table:style-name="ro1">
          <table:table-cell table:formula="of:=RAND()" office:value-type="float" office:value="0.0597896631807089" calcext:value-type="float">
            <text:p>0.0597896632</text:p>
          </table:table-cell>
          <table:table-cell table:formula="of:=NORMINV([.A481];10;3)" office:value-type="float" office:value="5.33037479379486" calcext:value-type="float">
            <text:p>5.3303747938</text:p>
          </table:table-cell>
          <table:table-cell table:formula="of:=COM.MICROSOFT.NORM.INV(RAND(); 0; 1)" office:value-type="float" office:value="0.333631161170618" calcext:value-type="float">
            <text:p>0.3336311612</text:p>
          </table:table-cell>
          <table:table-cell table:formula="of:=NORMINV(RAND(); 62; 4)" office:value-type="float" office:value="63.3769043217075" calcext:value-type="float">
            <text:p>63.3769043217</text:p>
          </table:table-cell>
          <table:table-cell table:formula="of:=12 + 3 * [.D481] + 5 * [.C481]" office:value-type="float" office:value="203.798868770975" calcext:value-type="float">
            <text:p>203.798868771</text:p>
          </table:table-cell>
          <table:table-cell/>
        </table:table-row>
        <table:table-row table:style-name="ro1">
          <table:table-cell table:formula="of:=RAND()" office:value-type="float" office:value="0.972269121790305" calcext:value-type="float">
            <text:p>0.9722691218</text:p>
          </table:table-cell>
          <table:table-cell table:formula="of:=NORMINV([.A482];10;3)" office:value-type="float" office:value="15.7457234603159" calcext:value-type="float">
            <text:p>15.7457234603</text:p>
          </table:table-cell>
          <table:table-cell table:formula="of:=COM.MICROSOFT.NORM.INV(RAND(); 0; 1)" office:value-type="float" office:value="0.737156152020398" calcext:value-type="float">
            <text:p>0.737156152</text:p>
          </table:table-cell>
          <table:table-cell table:formula="of:=NORMINV(RAND(); 62; 4)" office:value-type="float" office:value="57.8737860896721" calcext:value-type="float">
            <text:p>57.8737860897</text:p>
          </table:table-cell>
          <table:table-cell table:formula="of:=12 + 3 * [.D482] + 5 * [.C482]" office:value-type="float" office:value="189.307139029118" calcext:value-type="float">
            <text:p>189.3071390291</text:p>
          </table:table-cell>
          <table:table-cell/>
        </table:table-row>
        <table:table-row table:style-name="ro1">
          <table:table-cell table:formula="of:=RAND()" office:value-type="float" office:value="0.256128589855507" calcext:value-type="float">
            <text:p>0.2561285899</text:p>
          </table:table-cell>
          <table:table-cell table:formula="of:=NORMINV([.A483];10;3)" office:value-type="float" office:value="8.03401871585135" calcext:value-type="float">
            <text:p>8.0340187159</text:p>
          </table:table-cell>
          <table:table-cell table:formula="of:=COM.MICROSOFT.NORM.INV(RAND(); 0; 1)" office:value-type="float" office:value="-0.00278561134239663" calcext:value-type="float">
            <text:p>-0.0027856113</text:p>
          </table:table-cell>
          <table:table-cell table:formula="of:=NORMINV(RAND(); 62; 4)" office:value-type="float" office:value="66.3878870962397" calcext:value-type="float">
            <text:p>66.3878870962</text:p>
          </table:table-cell>
          <table:table-cell table:formula="of:=12 + 3 * [.D483] + 5 * [.C483]" office:value-type="float" office:value="211.149733232007" calcext:value-type="float">
            <text:p>211.149733232</text:p>
          </table:table-cell>
          <table:table-cell/>
        </table:table-row>
        <table:table-row table:style-name="ro1">
          <table:table-cell table:formula="of:=RAND()" office:value-type="float" office:value="0.158602057024837" calcext:value-type="float">
            <text:p>0.158602057</text:p>
          </table:table-cell>
          <table:table-cell table:formula="of:=NORMINV([.A484];10;3)" office:value-type="float" office:value="6.9993403819122" calcext:value-type="float">
            <text:p>6.9993403819</text:p>
          </table:table-cell>
          <table:table-cell table:formula="of:=COM.MICROSOFT.NORM.INV(RAND(); 0; 1)" office:value-type="float" office:value="0.672012889067669" calcext:value-type="float">
            <text:p>0.6720128891</text:p>
          </table:table-cell>
          <table:table-cell table:formula="of:=NORMINV(RAND(); 62; 4)" office:value-type="float" office:value="66.4091452422017" calcext:value-type="float">
            <text:p>66.4091452422</text:p>
          </table:table-cell>
          <table:table-cell table:formula="of:=12 + 3 * [.D484] + 5 * [.C484]" office:value-type="float" office:value="214.587500171944" calcext:value-type="float">
            <text:p>214.5875001719</text:p>
          </table:table-cell>
          <table:table-cell/>
        </table:table-row>
        <table:table-row table:style-name="ro1">
          <table:table-cell table:formula="of:=RAND()" office:value-type="float" office:value="0.268300832249224" calcext:value-type="float">
            <text:p>0.2683008322</text:p>
          </table:table-cell>
          <table:table-cell table:formula="of:=NORMINV([.A485];10;3)" office:value-type="float" office:value="8.14611980984649" calcext:value-type="float">
            <text:p>8.1461198098</text:p>
          </table:table-cell>
          <table:table-cell table:formula="of:=COM.MICROSOFT.NORM.INV(RAND(); 0; 1)" office:value-type="float" office:value="-1.30672778232776" calcext:value-type="float">
            <text:p>-1.3067277823</text:p>
          </table:table-cell>
          <table:table-cell table:formula="of:=NORMINV(RAND(); 62; 4)" office:value-type="float" office:value="56.7099240746902" calcext:value-type="float">
            <text:p>56.7099240747</text:p>
          </table:table-cell>
          <table:table-cell table:formula="of:=12 + 3 * [.D485] + 5 * [.C485]" office:value-type="float" office:value="175.596133312432" calcext:value-type="float">
            <text:p>175.5961333124</text:p>
          </table:table-cell>
          <table:table-cell/>
        </table:table-row>
        <table:table-row table:style-name="ro1">
          <table:table-cell table:formula="of:=RAND()" office:value-type="float" office:value="0.763626440428197" calcext:value-type="float">
            <text:p>0.7636264404</text:p>
          </table:table-cell>
          <table:table-cell table:formula="of:=NORMINV([.A486];10;3)" office:value-type="float" office:value="12.1540494709123" calcext:value-type="float">
            <text:p>12.1540494709</text:p>
          </table:table-cell>
          <table:table-cell table:formula="of:=COM.MICROSOFT.NORM.INV(RAND(); 0; 1)" office:value-type="float" office:value="-1.14279480873325" calcext:value-type="float">
            <text:p>-1.1427948087</text:p>
          </table:table-cell>
          <table:table-cell table:formula="of:=NORMINV(RAND(); 62; 4)" office:value-type="float" office:value="63.7583071980267" calcext:value-type="float">
            <text:p>63.758307198</text:p>
          </table:table-cell>
          <table:table-cell table:formula="of:=12 + 3 * [.D486] + 5 * [.C486]" office:value-type="float" office:value="197.560947550414" calcext:value-type="float">
            <text:p>197.5609475504</text:p>
          </table:table-cell>
          <table:table-cell/>
        </table:table-row>
        <table:table-row table:style-name="ro1">
          <table:table-cell table:formula="of:=RAND()" office:value-type="float" office:value="0.437495006481186" calcext:value-type="float">
            <text:p>0.4374950065</text:p>
          </table:table-cell>
          <table:table-cell table:formula="of:=NORMINV([.A487];10;3)" office:value-type="float" office:value="9.52802992793198" calcext:value-type="float">
            <text:p>9.5280299279</text:p>
          </table:table-cell>
          <table:table-cell table:formula="of:=COM.MICROSOFT.NORM.INV(RAND(); 0; 1)" office:value-type="float" office:value="0.122778022225047" calcext:value-type="float">
            <text:p>0.1227780222</text:p>
          </table:table-cell>
          <table:table-cell table:formula="of:=NORMINV(RAND(); 62; 4)" office:value-type="float" office:value="63.0425244180517" calcext:value-type="float">
            <text:p>63.0425244181</text:p>
          </table:table-cell>
          <table:table-cell table:formula="of:=12 + 3 * [.D487] + 5 * [.C487]" office:value-type="float" office:value="201.74146336528" calcext:value-type="float">
            <text:p>201.7414633653</text:p>
          </table:table-cell>
          <table:table-cell/>
        </table:table-row>
        <table:table-row table:style-name="ro1">
          <table:table-cell table:formula="of:=RAND()" office:value-type="float" office:value="0.0591315438505262" calcext:value-type="float">
            <text:p>0.0591315439</text:p>
          </table:table-cell>
          <table:table-cell table:formula="of:=NORMINV([.A488];10;3)" office:value-type="float" office:value="5.3136828665987" calcext:value-type="float">
            <text:p>5.3136828666</text:p>
          </table:table-cell>
          <table:table-cell table:formula="of:=COM.MICROSOFT.NORM.INV(RAND(); 0; 1)" office:value-type="float" office:value="0.216104918190765" calcext:value-type="float">
            <text:p>0.2161049182</text:p>
          </table:table-cell>
          <table:table-cell table:formula="of:=NORMINV(RAND(); 62; 4)" office:value-type="float" office:value="67.4656616798399" calcext:value-type="float">
            <text:p>67.4656616798</text:p>
          </table:table-cell>
          <table:table-cell table:formula="of:=12 + 3 * [.D488] + 5 * [.C488]" office:value-type="float" office:value="215.477509630474" calcext:value-type="float">
            <text:p>215.4775096305</text:p>
          </table:table-cell>
          <table:table-cell/>
        </table:table-row>
        <table:table-row table:style-name="ro1">
          <table:table-cell table:formula="of:=RAND()" office:value-type="float" office:value="0.548007135745138" calcext:value-type="float">
            <text:p>0.5480071357</text:p>
          </table:table-cell>
          <table:table-cell table:formula="of:=NORMINV([.A489];10;3)" office:value-type="float" office:value="10.3618838541104" calcext:value-type="float">
            <text:p>10.3618838541</text:p>
          </table:table-cell>
          <table:table-cell table:formula="of:=COM.MICROSOFT.NORM.INV(RAND(); 0; 1)" office:value-type="float" office:value="-0.566199881199665" calcext:value-type="float">
            <text:p>-0.5661998812</text:p>
          </table:table-cell>
          <table:table-cell table:formula="of:=NORMINV(RAND(); 62; 4)" office:value-type="float" office:value="63.9496228293652" calcext:value-type="float">
            <text:p>63.9496228294</text:p>
          </table:table-cell>
          <table:table-cell table:formula="of:=12 + 3 * [.D489] + 5 * [.C489]" office:value-type="float" office:value="201.017869082097" calcext:value-type="float">
            <text:p>201.0178690821</text:p>
          </table:table-cell>
          <table:table-cell/>
        </table:table-row>
        <table:table-row table:style-name="ro1">
          <table:table-cell table:formula="of:=RAND()" office:value-type="float" office:value="0.846850720699877" calcext:value-type="float">
            <text:p>0.8468507207</text:p>
          </table:table-cell>
          <table:table-cell table:formula="of:=NORMINV([.A490];10;3)" office:value-type="float" office:value="13.0690589280326" calcext:value-type="float">
            <text:p>13.069058928</text:p>
          </table:table-cell>
          <table:table-cell table:formula="of:=COM.MICROSOFT.NORM.INV(RAND(); 0; 1)" office:value-type="float" office:value="-0.569166029156648" calcext:value-type="float">
            <text:p>-0.5691660292</text:p>
          </table:table-cell>
          <table:table-cell table:formula="of:=NORMINV(RAND(); 62; 4)" office:value-type="float" office:value="62.6416441597306" calcext:value-type="float">
            <text:p>62.6416441597</text:p>
          </table:table-cell>
          <table:table-cell table:formula="of:=12 + 3 * [.D490] + 5 * [.C490]" office:value-type="float" office:value="197.079102333409" calcext:value-type="float">
            <text:p>197.0791023334</text:p>
          </table:table-cell>
          <table:table-cell/>
        </table:table-row>
        <table:table-row table:style-name="ro1">
          <table:table-cell table:formula="of:=RAND()" office:value-type="float" office:value="0.253935375483707" calcext:value-type="float">
            <text:p>0.2539353755</text:p>
          </table:table-cell>
          <table:table-cell table:formula="of:=NORMINV([.A491];10;3)" office:value-type="float" office:value="8.01352966561072" calcext:value-type="float">
            <text:p>8.0135296656</text:p>
          </table:table-cell>
          <table:table-cell table:formula="of:=COM.MICROSOFT.NORM.INV(RAND(); 0; 1)" office:value-type="float" office:value="0.705679869417348" calcext:value-type="float">
            <text:p>0.7056798694</text:p>
          </table:table-cell>
          <table:table-cell table:formula="of:=NORMINV(RAND(); 62; 4)" office:value-type="float" office:value="57.8225191237979" calcext:value-type="float">
            <text:p>57.8225191238</text:p>
          </table:table-cell>
          <table:table-cell table:formula="of:=12 + 3 * [.D491] + 5 * [.C491]" office:value-type="float" office:value="188.995956718481" calcext:value-type="float">
            <text:p>188.9959567185</text:p>
          </table:table-cell>
          <table:table-cell/>
        </table:table-row>
        <table:table-row table:style-name="ro1">
          <table:table-cell table:formula="of:=RAND()" office:value-type="float" office:value="0.49238231475465" calcext:value-type="float">
            <text:p>0.4923823148</text:p>
          </table:table-cell>
          <table:table-cell table:formula="of:=NORMINV([.A492];10;3)" office:value-type="float" office:value="9.94271240284708" calcext:value-type="float">
            <text:p>9.9427124028</text:p>
          </table:table-cell>
          <table:table-cell table:formula="of:=COM.MICROSOFT.NORM.INV(RAND(); 0; 1)" office:value-type="float" office:value="-0.124400520596673" calcext:value-type="float">
            <text:p>-0.1244005206</text:p>
          </table:table-cell>
          <table:table-cell table:formula="of:=NORMINV(RAND(); 62; 4)" office:value-type="float" office:value="61.0739452410908" calcext:value-type="float">
            <text:p>61.0739452411</text:p>
          </table:table-cell>
          <table:table-cell table:formula="of:=12 + 3 * [.D492] + 5 * [.C492]" office:value-type="float" office:value="194.599833120289" calcext:value-type="float">
            <text:p>194.5998331203</text:p>
          </table:table-cell>
          <table:table-cell/>
        </table:table-row>
        <table:table-row table:style-name="ro1">
          <table:table-cell table:formula="of:=RAND()" office:value-type="float" office:value="0.0262761251069605" calcext:value-type="float">
            <text:p>0.0262761251</text:p>
          </table:table-cell>
          <table:table-cell table:formula="of:=NORMINV([.A493];10;3)" office:value-type="float" office:value="4.1842538306613" calcext:value-type="float">
            <text:p>4.1842538307</text:p>
          </table:table-cell>
          <table:table-cell table:formula="of:=COM.MICROSOFT.NORM.INV(RAND(); 0; 1)" office:value-type="float" office:value="-0.374649685762605" calcext:value-type="float">
            <text:p>-0.3746496858</text:p>
          </table:table-cell>
          <table:table-cell table:formula="of:=NORMINV(RAND(); 62; 4)" office:value-type="float" office:value="67.7998026508522" calcext:value-type="float">
            <text:p>67.7998026509</text:p>
          </table:table-cell>
          <table:table-cell table:formula="of:=12 + 3 * [.D493] + 5 * [.C493]" office:value-type="float" office:value="213.526159523744" calcext:value-type="float">
            <text:p>213.5261595237</text:p>
          </table:table-cell>
          <table:table-cell/>
        </table:table-row>
        <table:table-row table:style-name="ro1">
          <table:table-cell table:formula="of:=RAND()" office:value-type="float" office:value="0.0839565810747445" calcext:value-type="float">
            <text:p>0.0839565811</text:p>
          </table:table-cell>
          <table:table-cell table:formula="of:=NORMINV([.A494];10;3)" office:value-type="float" office:value="5.8631791067434" calcext:value-type="float">
            <text:p>5.8631791067</text:p>
          </table:table-cell>
          <table:table-cell table:formula="of:=COM.MICROSOFT.NORM.INV(RAND(); 0; 1)" office:value-type="float" office:value="-1.68070363380928" calcext:value-type="float">
            <text:p>-1.6807036338</text:p>
          </table:table-cell>
          <table:table-cell table:formula="of:=NORMINV(RAND(); 62; 4)" office:value-type="float" office:value="54.0470434854096" calcext:value-type="float">
            <text:p>54.0470434854</text:p>
          </table:table-cell>
          <table:table-cell table:formula="of:=12 + 3 * [.D494] + 5 * [.C494]" office:value-type="float" office:value="165.737612287182" calcext:value-type="float">
            <text:p>165.7376122872</text:p>
          </table:table-cell>
          <table:table-cell/>
        </table:table-row>
        <table:table-row table:style-name="ro1">
          <table:table-cell table:formula="of:=RAND()" office:value-type="float" office:value="0.314230022253469" calcext:value-type="float">
            <text:p>0.3142300223</text:p>
          </table:table-cell>
          <table:table-cell table:formula="of:=NORMINV([.A495];10;3)" office:value-type="float" office:value="8.54831354369102" calcext:value-type="float">
            <text:p>8.5483135437</text:p>
          </table:table-cell>
          <table:table-cell table:formula="of:=COM.MICROSOFT.NORM.INV(RAND(); 0; 1)" office:value-type="float" office:value="-0.71101916455053" calcext:value-type="float">
            <text:p>-0.7110191646</text:p>
          </table:table-cell>
          <table:table-cell table:formula="of:=NORMINV(RAND(); 62; 4)" office:value-type="float" office:value="55.7207366419767" calcext:value-type="float">
            <text:p>55.720736642</text:p>
          </table:table-cell>
          <table:table-cell table:formula="of:=12 + 3 * [.D495] + 5 * [.C495]" office:value-type="float" office:value="175.607114103177" calcext:value-type="float">
            <text:p>175.6071141032</text:p>
          </table:table-cell>
          <table:table-cell/>
        </table:table-row>
        <table:table-row table:style-name="ro1">
          <table:table-cell table:formula="of:=RAND()" office:value-type="float" office:value="0.699883694062009" calcext:value-type="float">
            <text:p>0.6998836941</text:p>
          </table:table-cell>
          <table:table-cell table:formula="of:=NORMINV([.A496];10;3)" office:value-type="float" office:value="11.5721981023107" calcext:value-type="float">
            <text:p>11.5721981023</text:p>
          </table:table-cell>
          <table:table-cell table:formula="of:=COM.MICROSOFT.NORM.INV(RAND(); 0; 1)" office:value-type="float" office:value="-0.925444579156869" calcext:value-type="float">
            <text:p>-0.9254445792</text:p>
          </table:table-cell>
          <table:table-cell table:formula="of:=NORMINV(RAND(); 62; 4)" office:value-type="float" office:value="63.6115438631081" calcext:value-type="float">
            <text:p>63.6115438631</text:p>
          </table:table-cell>
          <table:table-cell table:formula="of:=12 + 3 * [.D496] + 5 * [.C496]" office:value-type="float" office:value="198.20740869354" calcext:value-type="float">
            <text:p>198.2074086935</text:p>
          </table:table-cell>
          <table:table-cell/>
        </table:table-row>
        <table:table-row table:style-name="ro1">
          <table:table-cell table:formula="of:=RAND()" office:value-type="float" office:value="0.206676486413926" calcext:value-type="float">
            <text:p>0.2066764864</text:p>
          </table:table-cell>
          <table:table-cell table:formula="of:=NORMINV([.A497];10;3)" office:value-type="float" office:value="7.54597785775982" calcext:value-type="float">
            <text:p>7.5459778578</text:p>
          </table:table-cell>
          <table:table-cell table:formula="of:=COM.MICROSOFT.NORM.INV(RAND(); 0; 1)" office:value-type="float" office:value="-1.80443491172617" calcext:value-type="float">
            <text:p>-1.8044349117</text:p>
          </table:table-cell>
          <table:table-cell table:formula="of:=NORMINV(RAND(); 62; 4)" office:value-type="float" office:value="64.3084708648212" calcext:value-type="float">
            <text:p>64.3084708648</text:p>
          </table:table-cell>
          <table:table-cell table:formula="of:=12 + 3 * [.D497] + 5 * [.C497]" office:value-type="float" office:value="195.903238035833" calcext:value-type="float">
            <text:p>195.9032380358</text:p>
          </table:table-cell>
          <table:table-cell/>
        </table:table-row>
        <table:table-row table:style-name="ro1">
          <table:table-cell table:formula="of:=RAND()" office:value-type="float" office:value="0.967076940694824" calcext:value-type="float">
            <text:p>0.9670769407</text:p>
          </table:table-cell>
          <table:table-cell table:formula="of:=NORMINV([.A498];10;3)" office:value-type="float" office:value="15.518409344272" calcext:value-type="float">
            <text:p>15.5184093443</text:p>
          </table:table-cell>
          <table:table-cell table:formula="of:=COM.MICROSOFT.NORM.INV(RAND(); 0; 1)" office:value-type="float" office:value="1.32452533990442" calcext:value-type="float">
            <text:p>1.3245253399</text:p>
          </table:table-cell>
          <table:table-cell table:formula="of:=NORMINV(RAND(); 62; 4)" office:value-type="float" office:value="69.1402760625069" calcext:value-type="float">
            <text:p>69.1402760625</text:p>
          </table:table-cell>
          <table:table-cell table:formula="of:=12 + 3 * [.D498] + 5 * [.C498]" office:value-type="float" office:value="226.043454887043" calcext:value-type="float">
            <text:p>226.043454887</text:p>
          </table:table-cell>
          <table:table-cell/>
        </table:table-row>
        <table:table-row table:style-name="ro1">
          <table:table-cell table:formula="of:=RAND()" office:value-type="float" office:value="0.759903243044391" calcext:value-type="float">
            <text:p>0.759903243</text:p>
          </table:table-cell>
          <table:table-cell table:formula="of:=NORMINV([.A499];10;3)" office:value-type="float" office:value="12.1179740635662" calcext:value-type="float">
            <text:p>12.1179740636</text:p>
          </table:table-cell>
          <table:table-cell table:formula="of:=COM.MICROSOFT.NORM.INV(RAND(); 0; 1)" office:value-type="float" office:value="0.354486218504474" calcext:value-type="float">
            <text:p>0.3544862185</text:p>
          </table:table-cell>
          <table:table-cell table:formula="of:=NORMINV(RAND(); 62; 4)" office:value-type="float" office:value="62.416736352545" calcext:value-type="float">
            <text:p>62.4167363525</text:p>
          </table:table-cell>
          <table:table-cell table:formula="of:=12 + 3 * [.D499] + 5 * [.C499]" office:value-type="float" office:value="201.022640150157" calcext:value-type="float">
            <text:p>201.0226401502</text:p>
          </table:table-cell>
          <table:table-cell/>
        </table:table-row>
        <table:table-row table:style-name="ro1">
          <table:table-cell table:formula="of:=RAND()" office:value-type="float" office:value="0.843499524053186" calcext:value-type="float">
            <text:p>0.8434995241</text:p>
          </table:table-cell>
          <table:table-cell table:formula="of:=NORMINV([.A500];10;3)" office:value-type="float" office:value="13.0268353769263" calcext:value-type="float">
            <text:p>13.0268353769</text:p>
          </table:table-cell>
          <table:table-cell table:formula="of:=COM.MICROSOFT.NORM.INV(RAND(); 0; 1)" office:value-type="float" office:value="-0.881379532217192" calcext:value-type="float">
            <text:p>-0.8813795322</text:p>
          </table:table-cell>
          <table:table-cell table:formula="of:=NORMINV(RAND(); 62; 4)" office:value-type="float" office:value="56.421909518011" calcext:value-type="float">
            <text:p>56.421909518</text:p>
          </table:table-cell>
          <table:table-cell table:formula="of:=12 + 3 * [.D500] + 5 * [.C500]" office:value-type="float" office:value="176.858830892947" calcext:value-type="float">
            <text:p>176.8588308929</text:p>
          </table:table-cell>
          <table:table-cell/>
        </table:table-row>
        <table:table-row table:style-name="ro1">
          <table:table-cell table:formula="of:=RAND()" office:value-type="float" office:value="0.598680092021823" calcext:value-type="float">
            <text:p>0.598680092</text:p>
          </table:table-cell>
          <table:table-cell table:formula="of:=NORMINV([.A501];10;3)" office:value-type="float" office:value="10.7497964654635" calcext:value-type="float">
            <text:p>10.7497964655</text:p>
          </table:table-cell>
          <table:table-cell table:formula="of:=COM.MICROSOFT.NORM.INV(RAND(); 0; 1)" office:value-type="float" office:value="0.345838017467062" calcext:value-type="float">
            <text:p>0.3458380175</text:p>
          </table:table-cell>
          <table:table-cell table:formula="of:=NORMINV(RAND(); 62; 4)" office:value-type="float" office:value="62.123626820101" calcext:value-type="float">
            <text:p>62.1236268201</text:p>
          </table:table-cell>
          <table:table-cell table:formula="of:=12 + 3 * [.D501] + 5 * [.C501]" office:value-type="float" office:value="200.100070547638" calcext:value-type="float">
            <text:p>200.1000705476</text:p>
          </table:table-cell>
          <table:table-cell/>
        </table:table-row>
        <table:table-row table:style-name="ro1">
          <table:table-cell table:formula="of:=RAND()" office:value-type="float" office:value="0.97442193608731" calcext:value-type="float">
            <text:p>0.9744219361</text:p>
          </table:table-cell>
          <table:table-cell table:formula="of:=NORMINV([.A502];10;3)" office:value-type="float" office:value="15.8505032616801" calcext:value-type="float">
            <text:p>15.8505032617</text:p>
          </table:table-cell>
          <table:table-cell table:formula="of:=COM.MICROSOFT.NORM.INV(RAND(); 0; 1)" office:value-type="float" office:value="-0.362444399199133" calcext:value-type="float">
            <text:p>-0.3624443992</text:p>
          </table:table-cell>
          <table:table-cell table:formula="of:=NORMINV(RAND(); 62; 4)" office:value-type="float" office:value="60.375959460983" calcext:value-type="float">
            <text:p>60.375959461</text:p>
          </table:table-cell>
          <table:table-cell table:formula="of:=12 + 3 * [.D502] + 5 * [.C502]" office:value-type="float" office:value="191.315656386953" calcext:value-type="float">
            <text:p>191.315656387</text:p>
          </table:table-cell>
          <table:table-cell/>
        </table:table-row>
        <table:table-row table:style-name="ro1">
          <table:table-cell table:formula="of:=RAND()" office:value-type="float" office:value="0.58878274471499" calcext:value-type="float">
            <text:p>0.5887827447</text:p>
          </table:table-cell>
          <table:table-cell table:formula="of:=NORMINV([.A503];10;3)" office:value-type="float" office:value="10.6732445737035" calcext:value-type="float">
            <text:p>10.6732445737</text:p>
          </table:table-cell>
          <table:table-cell table:formula="of:=COM.MICROSOFT.NORM.INV(RAND(); 0; 1)" office:value-type="float" office:value="0.692063187173553" calcext:value-type="float">
            <text:p>0.6920631872</text:p>
          </table:table-cell>
          <table:table-cell table:formula="of:=NORMINV(RAND(); 62; 4)" office:value-type="float" office:value="63.7586163685363" calcext:value-type="float">
            <text:p>63.7586163685</text:p>
          </table:table-cell>
          <table:table-cell table:formula="of:=12 + 3 * [.D503] + 5 * [.C503]" office:value-type="float" office:value="206.736165041477" calcext:value-type="float">
            <text:p>206.7361650415</text:p>
          </table:table-cell>
          <table:table-cell/>
        </table:table-row>
        <table:table-row table:style-name="ro1">
          <table:table-cell table:formula="of:=RAND()" office:value-type="float" office:value="0.965341724921018" calcext:value-type="float">
            <text:p>0.9653417249</text:p>
          </table:table-cell>
          <table:table-cell table:formula="of:=NORMINV([.A504];10;3)" office:value-type="float" office:value="15.4490529301014" calcext:value-type="float">
            <text:p>15.4490529301</text:p>
          </table:table-cell>
          <table:table-cell table:formula="of:=COM.MICROSOFT.NORM.INV(RAND(); 0; 1)" office:value-type="float" office:value="0.767296996409592" calcext:value-type="float">
            <text:p>0.7672969964</text:p>
          </table:table-cell>
          <table:table-cell table:formula="of:=NORMINV(RAND(); 62; 4)" office:value-type="float" office:value="65.4075949098992" calcext:value-type="float">
            <text:p>65.4075949099</text:p>
          </table:table-cell>
          <table:table-cell table:formula="of:=12 + 3 * [.D504] + 5 * [.C504]" office:value-type="float" office:value="212.059269711746" calcext:value-type="float">
            <text:p>212.0592697117</text:p>
          </table:table-cell>
          <table:table-cell/>
        </table:table-row>
        <table:table-row table:style-name="ro1">
          <table:table-cell table:formula="of:=RAND()" office:value-type="float" office:value="0.997271508909762" calcext:value-type="float">
            <text:p>0.9972715089</text:p>
          </table:table-cell>
          <table:table-cell table:formula="of:=NORMINV([.A505];10;3)" office:value-type="float" office:value="18.336226475577" calcext:value-type="float">
            <text:p>18.3362264756</text:p>
          </table:table-cell>
          <table:table-cell table:formula="of:=COM.MICROSOFT.NORM.INV(RAND(); 0; 1)" office:value-type="float" office:value="-1.67534297673563" calcext:value-type="float">
            <text:p>-1.6753429767</text:p>
          </table:table-cell>
          <table:table-cell table:formula="of:=NORMINV(RAND(); 62; 4)" office:value-type="float" office:value="53.7431552865463" calcext:value-type="float">
            <text:p>53.7431552865</text:p>
          </table:table-cell>
          <table:table-cell table:formula="of:=12 + 3 * [.D505] + 5 * [.C505]" office:value-type="float" office:value="164.852750975961" calcext:value-type="float">
            <text:p>164.852750976</text:p>
          </table:table-cell>
          <table:table-cell/>
        </table:table-row>
        <table:table-row table:style-name="ro1">
          <table:table-cell table:formula="of:=RAND()" office:value-type="float" office:value="0.849850337253884" calcext:value-type="float">
            <text:p>0.8498503373</text:p>
          </table:table-cell>
          <table:table-cell table:formula="of:=NORMINV([.A506];10;3)" office:value-type="float" office:value="13.1073751327035" calcext:value-type="float">
            <text:p>13.1073751327</text:p>
          </table:table-cell>
          <table:table-cell table:formula="of:=COM.MICROSOFT.NORM.INV(RAND(); 0; 1)" office:value-type="float" office:value="-0.262628165396555" calcext:value-type="float">
            <text:p>-0.2626281654</text:p>
          </table:table-cell>
          <table:table-cell table:formula="of:=NORMINV(RAND(); 62; 4)" office:value-type="float" office:value="61.0115830609605" calcext:value-type="float">
            <text:p>61.011583061</text:p>
          </table:table-cell>
          <table:table-cell table:formula="of:=12 + 3 * [.D506] + 5 * [.C506]" office:value-type="float" office:value="193.721608355899" calcext:value-type="float">
            <text:p>193.7216083559</text:p>
          </table:table-cell>
          <table:table-cell/>
        </table:table-row>
        <table:table-row table:style-name="ro1">
          <table:table-cell table:formula="of:=RAND()" office:value-type="float" office:value="0.0667211834806949" calcext:value-type="float">
            <text:p>0.0667211835</text:p>
          </table:table-cell>
          <table:table-cell table:formula="of:=NORMINV([.A507];10;3)" office:value-type="float" office:value="5.49800658740439" calcext:value-type="float">
            <text:p>5.4980065874</text:p>
          </table:table-cell>
          <table:table-cell table:formula="of:=COM.MICROSOFT.NORM.INV(RAND(); 0; 1)" office:value-type="float" office:value="-0.29393805473257" calcext:value-type="float">
            <text:p>-0.2939380547</text:p>
          </table:table-cell>
          <table:table-cell table:formula="of:=NORMINV(RAND(); 62; 4)" office:value-type="float" office:value="54.0371091727844" calcext:value-type="float">
            <text:p>54.0371091728</text:p>
          </table:table-cell>
          <table:table-cell table:formula="of:=12 + 3 * [.D507] + 5 * [.C507]" office:value-type="float" office:value="172.64163724469" calcext:value-type="float">
            <text:p>172.6416372447</text:p>
          </table:table-cell>
          <table:table-cell/>
        </table:table-row>
        <table:table-row table:style-name="ro1">
          <table:table-cell table:formula="of:=RAND()" office:value-type="float" office:value="0.00831520417705178" calcext:value-type="float">
            <text:p>0.0083152042</text:p>
          </table:table-cell>
          <table:table-cell table:formula="of:=NORMINV([.A508];10;3)" office:value-type="float" office:value="2.81566449995793" calcext:value-type="float">
            <text:p>2.8156645</text:p>
          </table:table-cell>
          <table:table-cell table:formula="of:=COM.MICROSOFT.NORM.INV(RAND(); 0; 1)" office:value-type="float" office:value="-0.482499085874739" calcext:value-type="float">
            <text:p>-0.4824990859</text:p>
          </table:table-cell>
          <table:table-cell table:formula="of:=NORMINV(RAND(); 62; 4)" office:value-type="float" office:value="52.6203651282212" calcext:value-type="float">
            <text:p>52.6203651282</text:p>
          </table:table-cell>
          <table:table-cell table:formula="of:=12 + 3 * [.D508] + 5 * [.C508]" office:value-type="float" office:value="167.44859995529" calcext:value-type="float">
            <text:p>167.4485999553</text:p>
          </table:table-cell>
          <table:table-cell/>
        </table:table-row>
        <table:table-row table:style-name="ro1">
          <table:table-cell table:formula="of:=RAND()" office:value-type="float" office:value="0.208408351289108" calcext:value-type="float">
            <text:p>0.2084083513</text:p>
          </table:table-cell>
          <table:table-cell table:formula="of:=NORMINV([.A509];10;3)" office:value-type="float" office:value="7.56413107544729" calcext:value-type="float">
            <text:p>7.5641310754</text:p>
          </table:table-cell>
          <table:table-cell table:formula="of:=COM.MICROSOFT.NORM.INV(RAND(); 0; 1)" office:value-type="float" office:value="0.379082062254118" calcext:value-type="float">
            <text:p>0.3790820623</text:p>
          </table:table-cell>
          <table:table-cell table:formula="of:=NORMINV(RAND(); 62; 4)" office:value-type="float" office:value="61.3773152964708" calcext:value-type="float">
            <text:p>61.3773152965</text:p>
          </table:table-cell>
          <table:table-cell table:formula="of:=12 + 3 * [.D509] + 5 * [.C509]" office:value-type="float" office:value="198.027356200683" calcext:value-type="float">
            <text:p>198.0273562007</text:p>
          </table:table-cell>
          <table:table-cell/>
        </table:table-row>
        <table:table-row table:style-name="ro1">
          <table:table-cell table:formula="of:=RAND()" office:value-type="float" office:value="0.745173916686326" calcext:value-type="float">
            <text:p>0.7451739167</text:p>
          </table:table-cell>
          <table:table-cell table:formula="of:=NORMINV([.A510];10;3)" office:value-type="float" office:value="11.9781382019449" calcext:value-type="float">
            <text:p>11.9781382019</text:p>
          </table:table-cell>
          <table:table-cell table:formula="of:=COM.MICROSOFT.NORM.INV(RAND(); 0; 1)" office:value-type="float" office:value="1.55561431631138" calcext:value-type="float">
            <text:p>1.5556143163</text:p>
          </table:table-cell>
          <table:table-cell table:formula="of:=NORMINV(RAND(); 62; 4)" office:value-type="float" office:value="63.591603092667" calcext:value-type="float">
            <text:p>63.5916030927</text:p>
          </table:table-cell>
          <table:table-cell table:formula="of:=12 + 3 * [.D510] + 5 * [.C510]" office:value-type="float" office:value="210.552880859558" calcext:value-type="float">
            <text:p>210.5528808596</text:p>
          </table:table-cell>
          <table:table-cell/>
        </table:table-row>
        <table:table-row table:style-name="ro1">
          <table:table-cell table:formula="of:=RAND()" office:value-type="float" office:value="0.969306886894628" calcext:value-type="float">
            <text:p>0.9693068869</text:p>
          </table:table-cell>
          <table:table-cell table:formula="of:=NORMINV([.A511];10;3)" office:value-type="float" office:value="15.6121097043414" calcext:value-type="float">
            <text:p>15.6121097043</text:p>
          </table:table-cell>
          <table:table-cell table:formula="of:=COM.MICROSOFT.NORM.INV(RAND(); 0; 1)" office:value-type="float" office:value="-0.11686406557292" calcext:value-type="float">
            <text:p>-0.1168640656</text:p>
          </table:table-cell>
          <table:table-cell table:formula="of:=NORMINV(RAND(); 62; 4)" office:value-type="float" office:value="52.5216893462854" calcext:value-type="float">
            <text:p>52.5216893463</text:p>
          </table:table-cell>
          <table:table-cell table:formula="of:=12 + 3 * [.D511] + 5 * [.C511]" office:value-type="float" office:value="168.980747710992" calcext:value-type="float">
            <text:p>168.980747711</text:p>
          </table:table-cell>
          <table:table-cell/>
        </table:table-row>
        <table:table-row table:style-name="ro1">
          <table:table-cell table:formula="of:=RAND()" office:value-type="float" office:value="0.397198441205546" calcext:value-type="float">
            <text:p>0.3971984412</text:p>
          </table:table-cell>
          <table:table-cell table:formula="of:=NORMINV([.A512];10;3)" office:value-type="float" office:value="9.21818402350382" calcext:value-type="float">
            <text:p>9.2181840235</text:p>
          </table:table-cell>
          <table:table-cell table:formula="of:=COM.MICROSOFT.NORM.INV(RAND(); 0; 1)" office:value-type="float" office:value="1.38679053247363" calcext:value-type="float">
            <text:p>1.3867905325</text:p>
          </table:table-cell>
          <table:table-cell table:formula="of:=NORMINV(RAND(); 62; 4)" office:value-type="float" office:value="59.8987033700637" calcext:value-type="float">
            <text:p>59.8987033701</text:p>
          </table:table-cell>
          <table:table-cell table:formula="of:=12 + 3 * [.D512] + 5 * [.C512]" office:value-type="float" office:value="198.630062772559" calcext:value-type="float">
            <text:p>198.6300627726</text:p>
          </table:table-cell>
          <table:table-cell/>
        </table:table-row>
        <table:table-row table:style-name="ro1">
          <table:table-cell table:formula="of:=RAND()" office:value-type="float" office:value="0.453699739649892" calcext:value-type="float">
            <text:p>0.4536997396</text:p>
          </table:table-cell>
          <table:table-cell table:formula="of:=NORMINV([.A513];10;3)" office:value-type="float" office:value="9.65104205855127" calcext:value-type="float">
            <text:p>9.6510420586</text:p>
          </table:table-cell>
          <table:table-cell table:formula="of:=COM.MICROSOFT.NORM.INV(RAND(); 0; 1)" office:value-type="float" office:value="0.151793834538643" calcext:value-type="float">
            <text:p>0.1517938345</text:p>
          </table:table-cell>
          <table:table-cell table:formula="of:=NORMINV(RAND(); 62; 4)" office:value-type="float" office:value="64.2079373866437" calcext:value-type="float">
            <text:p>64.2079373866</text:p>
          </table:table-cell>
          <table:table-cell table:formula="of:=12 + 3 * [.D513] + 5 * [.C513]" office:value-type="float" office:value="205.382781332624" calcext:value-type="float">
            <text:p>205.3827813326</text:p>
          </table:table-cell>
          <table:table-cell/>
        </table:table-row>
        <table:table-row table:style-name="ro1">
          <table:table-cell table:formula="of:=RAND()" office:value-type="float" office:value="0.996033557225019" calcext:value-type="float">
            <text:p>0.9960335572</text:p>
          </table:table-cell>
          <table:table-cell table:formula="of:=NORMINV([.A514];10;3)" office:value-type="float" office:value="17.9647391226649" calcext:value-type="float">
            <text:p>17.9647391227</text:p>
          </table:table-cell>
          <table:table-cell table:formula="of:=COM.MICROSOFT.NORM.INV(RAND(); 0; 1)" office:value-type="float" office:value="1.12574594981122" calcext:value-type="float">
            <text:p>1.1257459498</text:p>
          </table:table-cell>
          <table:table-cell table:formula="of:=NORMINV(RAND(); 62; 4)" office:value-type="float" office:value="65.2645353654343" calcext:value-type="float">
            <text:p>65.2645353654</text:p>
          </table:table-cell>
          <table:table-cell table:formula="of:=12 + 3 * [.D514] + 5 * [.C514]" office:value-type="float" office:value="213.422335845359" calcext:value-type="float">
            <text:p>213.4223358454</text:p>
          </table:table-cell>
          <table:table-cell/>
        </table:table-row>
        <table:table-row table:style-name="ro1">
          <table:table-cell table:formula="of:=RAND()" office:value-type="float" office:value="0.452816743636504" calcext:value-type="float">
            <text:p>0.4528167436</text:p>
          </table:table-cell>
          <table:table-cell table:formula="of:=NORMINV([.A515];10;3)" office:value-type="float" office:value="9.64435608546268" calcext:value-type="float">
            <text:p>9.6443560855</text:p>
          </table:table-cell>
          <table:table-cell table:formula="of:=COM.MICROSOFT.NORM.INV(RAND(); 0; 1)" office:value-type="float" office:value="-0.626212729696342" calcext:value-type="float">
            <text:p>-0.6262127297</text:p>
          </table:table-cell>
          <table:table-cell table:formula="of:=NORMINV(RAND(); 62; 4)" office:value-type="float" office:value="52.7113392844657" calcext:value-type="float">
            <text:p>52.7113392845</text:p>
          </table:table-cell>
          <table:table-cell table:formula="of:=12 + 3 * [.D515] + 5 * [.C515]" office:value-type="float" office:value="167.002954204915" calcext:value-type="float">
            <text:p>167.0029542049</text:p>
          </table:table-cell>
          <table:table-cell/>
        </table:table-row>
        <table:table-row table:style-name="ro1">
          <table:table-cell table:formula="of:=RAND()" office:value-type="float" office:value="0.547561233397573" calcext:value-type="float">
            <text:p>0.5475612334</text:p>
          </table:table-cell>
          <table:table-cell table:formula="of:=NORMINV([.A516];10;3)" office:value-type="float" office:value="10.3585064635769" calcext:value-type="float">
            <text:p>10.3585064636</text:p>
          </table:table-cell>
          <table:table-cell table:formula="of:=COM.MICROSOFT.NORM.INV(RAND(); 0; 1)" office:value-type="float" office:value="-0.286358497194794" calcext:value-type="float">
            <text:p>-0.2863584972</text:p>
          </table:table-cell>
          <table:table-cell table:formula="of:=NORMINV(RAND(); 62; 4)" office:value-type="float" office:value="65.626549200982" calcext:value-type="float">
            <text:p>65.626549201</text:p>
          </table:table-cell>
          <table:table-cell table:formula="of:=12 + 3 * [.D516] + 5 * [.C516]" office:value-type="float" office:value="207.447855116972" calcext:value-type="float">
            <text:p>207.447855117</text:p>
          </table:table-cell>
          <table:table-cell/>
        </table:table-row>
        <table:table-row table:style-name="ro1">
          <table:table-cell table:formula="of:=RAND()" office:value-type="float" office:value="0.537187047768384" calcext:value-type="float">
            <text:p>0.5371870478</text:p>
          </table:table-cell>
          <table:table-cell table:formula="of:=NORMINV([.A517];10;3)" office:value-type="float" office:value="10.28004851493" calcext:value-type="float">
            <text:p>10.2800485149</text:p>
          </table:table-cell>
          <table:table-cell table:formula="of:=COM.MICROSOFT.NORM.INV(RAND(); 0; 1)" office:value-type="float" office:value="2.24679840617984" calcext:value-type="float">
            <text:p>2.2467984062</text:p>
          </table:table-cell>
          <table:table-cell table:formula="of:=NORMINV(RAND(); 62; 4)" office:value-type="float" office:value="66.3307100648439" calcext:value-type="float">
            <text:p>66.3307100648</text:p>
          </table:table-cell>
          <table:table-cell table:formula="of:=12 + 3 * [.D517] + 5 * [.C517]" office:value-type="float" office:value="222.226122225431" calcext:value-type="float">
            <text:p>222.2261222254</text:p>
          </table:table-cell>
          <table:table-cell/>
        </table:table-row>
        <table:table-row table:style-name="ro1">
          <table:table-cell table:formula="of:=RAND()" office:value-type="float" office:value="0.00343755562789738" calcext:value-type="float">
            <text:p>0.0034375556</text:p>
          </table:table-cell>
          <table:table-cell table:formula="of:=NORMINV([.A518];10;3)" office:value-type="float" office:value="1.89149858379243" calcext:value-type="float">
            <text:p>1.8914985838</text:p>
          </table:table-cell>
          <table:table-cell table:formula="of:=COM.MICROSOFT.NORM.INV(RAND(); 0; 1)" office:value-type="float" office:value="-0.129419870582265" calcext:value-type="float">
            <text:p>-0.1294198706</text:p>
          </table:table-cell>
          <table:table-cell table:formula="of:=NORMINV(RAND(); 62; 4)" office:value-type="float" office:value="58.8978296201933" calcext:value-type="float">
            <text:p>58.8978296202</text:p>
          </table:table-cell>
          <table:table-cell table:formula="of:=12 + 3 * [.D518] + 5 * [.C518]" office:value-type="float" office:value="188.046389507669" calcext:value-type="float">
            <text:p>188.0463895077</text:p>
          </table:table-cell>
          <table:table-cell/>
        </table:table-row>
        <table:table-row table:style-name="ro1">
          <table:table-cell table:formula="of:=RAND()" office:value-type="float" office:value="0.425147197209299" calcext:value-type="float">
            <text:p>0.4251471972</text:p>
          </table:table-cell>
          <table:table-cell table:formula="of:=NORMINV([.A519];10;3)" office:value-type="float" office:value="9.43377155997648" calcext:value-type="float">
            <text:p>9.43377156</text:p>
          </table:table-cell>
          <table:table-cell table:formula="of:=COM.MICROSOFT.NORM.INV(RAND(); 0; 1)" office:value-type="float" office:value="-0.0052687712693391" calcext:value-type="float">
            <text:p>-0.0052687713</text:p>
          </table:table-cell>
          <table:table-cell table:formula="of:=NORMINV(RAND(); 62; 4)" office:value-type="float" office:value="65.5629347860599" calcext:value-type="float">
            <text:p>65.5629347861</text:p>
          </table:table-cell>
          <table:table-cell table:formula="of:=12 + 3 * [.D519] + 5 * [.C519]" office:value-type="float" office:value="208.662460501833" calcext:value-type="float">
            <text:p>208.6624605018</text:p>
          </table:table-cell>
          <table:table-cell/>
        </table:table-row>
        <table:table-row table:style-name="ro1">
          <table:table-cell table:formula="of:=RAND()" office:value-type="float" office:value="0.576359714381397" calcext:value-type="float">
            <text:p>0.5763597144</text:p>
          </table:table-cell>
          <table:table-cell table:formula="of:=NORMINV([.A520];10;3)" office:value-type="float" office:value="10.5777681075173" calcext:value-type="float">
            <text:p>10.5777681075</text:p>
          </table:table-cell>
          <table:table-cell table:formula="of:=COM.MICROSOFT.NORM.INV(RAND(); 0; 1)" office:value-type="float" office:value="-0.392727121966763" calcext:value-type="float">
            <text:p>-0.392727122</text:p>
          </table:table-cell>
          <table:table-cell table:formula="of:=NORMINV(RAND(); 62; 4)" office:value-type="float" office:value="62.3008763327237" calcext:value-type="float">
            <text:p>62.3008763327</text:p>
          </table:table-cell>
          <table:table-cell table:formula="of:=12 + 3 * [.D520] + 5 * [.C520]" office:value-type="float" office:value="196.938993388337" calcext:value-type="float">
            <text:p>196.9389933883</text:p>
          </table:table-cell>
          <table:table-cell/>
        </table:table-row>
        <table:table-row table:style-name="ro1">
          <table:table-cell table:formula="of:=RAND()" office:value-type="float" office:value="0.52134723472409" calcext:value-type="float">
            <text:p>0.5213472347</text:p>
          </table:table-cell>
          <table:table-cell table:formula="of:=NORMINV([.A521];10;3)" office:value-type="float" office:value="10.1606054296342" calcext:value-type="float">
            <text:p>10.1606054296</text:p>
          </table:table-cell>
          <table:table-cell table:formula="of:=COM.MICROSOFT.NORM.INV(RAND(); 0; 1)" office:value-type="float" office:value="0.98111180882739" calcext:value-type="float">
            <text:p>0.9811118088</text:p>
          </table:table-cell>
          <table:table-cell table:formula="of:=NORMINV(RAND(); 62; 4)" office:value-type="float" office:value="60.5955682507767" calcext:value-type="float">
            <text:p>60.5955682508</text:p>
          </table:table-cell>
          <table:table-cell table:formula="of:=12 + 3 * [.D521] + 5 * [.C521]" office:value-type="float" office:value="198.692263796467" calcext:value-type="float">
            <text:p>198.6922637965</text:p>
          </table:table-cell>
          <table:table-cell/>
        </table:table-row>
        <table:table-row table:style-name="ro1">
          <table:table-cell table:formula="of:=RAND()" office:value-type="float" office:value="0.705391994910315" calcext:value-type="float">
            <text:p>0.7053919949</text:p>
          </table:table-cell>
          <table:table-cell table:formula="of:=NORMINV([.A522];10;3)" office:value-type="float" office:value="11.619917445115" calcext:value-type="float">
            <text:p>11.6199174451</text:p>
          </table:table-cell>
          <table:table-cell table:formula="of:=COM.MICROSOFT.NORM.INV(RAND(); 0; 1)" office:value-type="float" office:value="0.27814814250382" calcext:value-type="float">
            <text:p>0.2781481425</text:p>
          </table:table-cell>
          <table:table-cell table:formula="of:=NORMINV(RAND(); 62; 4)" office:value-type="float" office:value="63.3494681825864" calcext:value-type="float">
            <text:p>63.3494681826</text:p>
          </table:table-cell>
          <table:table-cell table:formula="of:=12 + 3 * [.D522] + 5 * [.C522]" office:value-type="float" office:value="203.439145260278" calcext:value-type="float">
            <text:p>203.4391452603</text:p>
          </table:table-cell>
          <table:table-cell/>
        </table:table-row>
        <table:table-row table:style-name="ro1">
          <table:table-cell table:formula="of:=RAND()" office:value-type="float" office:value="0.506558573804796" calcext:value-type="float">
            <text:p>0.5065585738</text:p>
          </table:table-cell>
          <table:table-cell table:formula="of:=NORMINV([.A523];10;3)" office:value-type="float" office:value="10.0493219414423" calcext:value-type="float">
            <text:p>10.0493219414</text:p>
          </table:table-cell>
          <table:table-cell table:formula="of:=COM.MICROSOFT.NORM.INV(RAND(); 0; 1)" office:value-type="float" office:value="0.0478575634015593" calcext:value-type="float">
            <text:p>0.0478575634</text:p>
          </table:table-cell>
          <table:table-cell table:formula="of:=NORMINV(RAND(); 62; 4)" office:value-type="float" office:value="63.2281927277017" calcext:value-type="float">
            <text:p>63.2281927277</text:p>
          </table:table-cell>
          <table:table-cell table:formula="of:=12 + 3 * [.D523] + 5 * [.C523]" office:value-type="float" office:value="201.923866000113" calcext:value-type="float">
            <text:p>201.9238660001</text:p>
          </table:table-cell>
          <table:table-cell/>
        </table:table-row>
        <table:table-row table:style-name="ro1">
          <table:table-cell table:formula="of:=RAND()" office:value-type="float" office:value="0.0402607214637101" calcext:value-type="float">
            <text:p>0.0402607215</text:p>
          </table:table-cell>
          <table:table-cell table:formula="of:=NORMINV([.A524];10;3)" office:value-type="float" office:value="4.75699444061727" calcext:value-type="float">
            <text:p>4.7569944406</text:p>
          </table:table-cell>
          <table:table-cell table:formula="of:=COM.MICROSOFT.NORM.INV(RAND(); 0; 1)" office:value-type="float" office:value="0.486412867012303" calcext:value-type="float">
            <text:p>0.486412867</text:p>
          </table:table-cell>
          <table:table-cell table:formula="of:=NORMINV(RAND(); 62; 4)" office:value-type="float" office:value="63.8592120696782" calcext:value-type="float">
            <text:p>63.8592120697</text:p>
          </table:table-cell>
          <table:table-cell table:formula="of:=12 + 3 * [.D524] + 5 * [.C524]" office:value-type="float" office:value="206.009700544096" calcext:value-type="float">
            <text:p>206.0097005441</text:p>
          </table:table-cell>
          <table:table-cell/>
        </table:table-row>
        <table:table-row table:style-name="ro1">
          <table:table-cell table:formula="of:=RAND()" office:value-type="float" office:value="0.29216532711871" calcext:value-type="float">
            <text:p>0.2921653271</text:p>
          </table:table-cell>
          <table:table-cell table:formula="of:=NORMINV([.A525];10;3)" office:value-type="float" office:value="8.35879005416129" calcext:value-type="float">
            <text:p>8.3587900542</text:p>
          </table:table-cell>
          <table:table-cell table:formula="of:=COM.MICROSOFT.NORM.INV(RAND(); 0; 1)" office:value-type="float" office:value="0.127252650449117" calcext:value-type="float">
            <text:p>0.1272526504</text:p>
          </table:table-cell>
          <table:table-cell table:formula="of:=NORMINV(RAND(); 62; 4)" office:value-type="float" office:value="58.7411174526098" calcext:value-type="float">
            <text:p>58.7411174526</text:p>
          </table:table-cell>
          <table:table-cell table:formula="of:=12 + 3 * [.D525] + 5 * [.C525]" office:value-type="float" office:value="188.859615610075" calcext:value-type="float">
            <text:p>188.8596156101</text:p>
          </table:table-cell>
          <table:table-cell/>
        </table:table-row>
        <table:table-row table:style-name="ro1">
          <table:table-cell table:formula="of:=RAND()" office:value-type="float" office:value="0.854877573205158" calcext:value-type="float">
            <text:p>0.8548775732</text:p>
          </table:table-cell>
          <table:table-cell table:formula="of:=NORMINV([.A526];10;3)" office:value-type="float" office:value="13.172753884774" calcext:value-type="float">
            <text:p>13.1727538848</text:p>
          </table:table-cell>
          <table:table-cell table:formula="of:=COM.MICROSOFT.NORM.INV(RAND(); 0; 1)" office:value-type="float" office:value="-0.973163625421552" calcext:value-type="float">
            <text:p>-0.9731636254</text:p>
          </table:table-cell>
          <table:table-cell table:formula="of:=NORMINV(RAND(); 62; 4)" office:value-type="float" office:value="65.6808403878597" calcext:value-type="float">
            <text:p>65.6808403879</text:p>
          </table:table-cell>
          <table:table-cell table:formula="of:=12 + 3 * [.D526] + 5 * [.C526]" office:value-type="float" office:value="204.176703036471" calcext:value-type="float">
            <text:p>204.1767030365</text:p>
          </table:table-cell>
          <table:table-cell/>
        </table:table-row>
        <table:table-row table:style-name="ro1">
          <table:table-cell table:formula="of:=RAND()" office:value-type="float" office:value="0.213317757006735" calcext:value-type="float">
            <text:p>0.213317757</text:p>
          </table:table-cell>
          <table:table-cell table:formula="of:=NORMINV([.A527];10;3)" office:value-type="float" office:value="7.61511352040314" calcext:value-type="float">
            <text:p>7.6151135204</text:p>
          </table:table-cell>
          <table:table-cell table:formula="of:=COM.MICROSOFT.NORM.INV(RAND(); 0; 1)" office:value-type="float" office:value="-1.29465597215692" calcext:value-type="float">
            <text:p>-1.2946559722</text:p>
          </table:table-cell>
          <table:table-cell table:formula="of:=NORMINV(RAND(); 62; 4)" office:value-type="float" office:value="65.1745878293387" calcext:value-type="float">
            <text:p>65.1745878293</text:p>
          </table:table-cell>
          <table:table-cell table:formula="of:=12 + 3 * [.D527] + 5 * [.C527]" office:value-type="float" office:value="201.050483627231" calcext:value-type="float">
            <text:p>201.0504836272</text:p>
          </table:table-cell>
          <table:table-cell/>
        </table:table-row>
        <table:table-row table:style-name="ro1">
          <table:table-cell table:formula="of:=RAND()" office:value-type="float" office:value="0.388989445287734" calcext:value-type="float">
            <text:p>0.3889894453</text:p>
          </table:table-cell>
          <table:table-cell table:formula="of:=NORMINV([.A528];10;3)" office:value-type="float" office:value="9.15413842291183" calcext:value-type="float">
            <text:p>9.1541384229</text:p>
          </table:table-cell>
          <table:table-cell table:formula="of:=COM.MICROSOFT.NORM.INV(RAND(); 0; 1)" office:value-type="float" office:value="-0.215343663513034" calcext:value-type="float">
            <text:p>-0.2153436635</text:p>
          </table:table-cell>
          <table:table-cell table:formula="of:=NORMINV(RAND(); 62; 4)" office:value-type="float" office:value="59.850881862027" calcext:value-type="float">
            <text:p>59.850881862</text:p>
          </table:table-cell>
          <table:table-cell table:formula="of:=12 + 3 * [.D528] + 5 * [.C528]" office:value-type="float" office:value="190.475927268516" calcext:value-type="float">
            <text:p>190.4759272685</text:p>
          </table:table-cell>
          <table:table-cell/>
        </table:table-row>
        <table:table-row table:style-name="ro1">
          <table:table-cell table:formula="of:=RAND()" office:value-type="float" office:value="0.816354050068185" calcext:value-type="float">
            <text:p>0.8163540501</text:p>
          </table:table-cell>
          <table:table-cell table:formula="of:=NORMINV([.A529];10;3)" office:value-type="float" office:value="12.704672930526" calcext:value-type="float">
            <text:p>12.7046729305</text:p>
          </table:table-cell>
          <table:table-cell table:formula="of:=COM.MICROSOFT.NORM.INV(RAND(); 0; 1)" office:value-type="float" office:value="0.198553698190449" calcext:value-type="float">
            <text:p>0.1985536982</text:p>
          </table:table-cell>
          <table:table-cell table:formula="of:=NORMINV(RAND(); 62; 4)" office:value-type="float" office:value="62.899963959393" calcext:value-type="float">
            <text:p>62.8999639594</text:p>
          </table:table-cell>
          <table:table-cell table:formula="of:=12 + 3 * [.D529] + 5 * [.C529]" office:value-type="float" office:value="201.692660369131" calcext:value-type="float">
            <text:p>201.6926603691</text:p>
          </table:table-cell>
          <table:table-cell/>
        </table:table-row>
        <table:table-row table:style-name="ro1">
          <table:table-cell table:formula="of:=RAND()" office:value-type="float" office:value="0.785431961994618" calcext:value-type="float">
            <text:p>0.785431962</text:p>
          </table:table-cell>
          <table:table-cell table:formula="of:=NORMINV([.A530];10;3)" office:value-type="float" office:value="12.3720126254143" calcext:value-type="float">
            <text:p>12.3720126254</text:p>
          </table:table-cell>
          <table:table-cell table:formula="of:=COM.MICROSOFT.NORM.INV(RAND(); 0; 1)" office:value-type="float" office:value="-0.823142039954612" calcext:value-type="float">
            <text:p>-0.82314204</text:p>
          </table:table-cell>
          <table:table-cell table:formula="of:=NORMINV(RAND(); 62; 4)" office:value-type="float" office:value="65.7545660496135" calcext:value-type="float">
            <text:p>65.7545660496</text:p>
          </table:table-cell>
          <table:table-cell table:formula="of:=12 + 3 * [.D530] + 5 * [.C530]" office:value-type="float" office:value="205.147987949067" calcext:value-type="float">
            <text:p>205.1479879491</text:p>
          </table:table-cell>
          <table:table-cell/>
        </table:table-row>
        <table:table-row table:style-name="ro1">
          <table:table-cell table:formula="of:=RAND()" office:value-type="float" office:value="0.536519011016935" calcext:value-type="float">
            <text:p>0.536519011</text:p>
          </table:table-cell>
          <table:table-cell table:formula="of:=NORMINV([.A531];10;3)" office:value-type="float" office:value="10.2750034134201" calcext:value-type="float">
            <text:p>10.2750034134</text:p>
          </table:table-cell>
          <table:table-cell table:formula="of:=COM.MICROSOFT.NORM.INV(RAND(); 0; 1)" office:value-type="float" office:value="0.926914708916218" calcext:value-type="float">
            <text:p>0.9269147089</text:p>
          </table:table-cell>
          <table:table-cell table:formula="of:=NORMINV(RAND(); 62; 4)" office:value-type="float" office:value="52.8914635474158" calcext:value-type="float">
            <text:p>52.8914635474</text:p>
          </table:table-cell>
          <table:table-cell table:formula="of:=12 + 3 * [.D531] + 5 * [.C531]" office:value-type="float" office:value="175.308964186828" calcext:value-type="float">
            <text:p>175.3089641868</text:p>
          </table:table-cell>
          <table:table-cell/>
        </table:table-row>
        <table:table-row table:style-name="ro1">
          <table:table-cell table:formula="of:=RAND()" office:value-type="float" office:value="0.214593201875687" calcext:value-type="float">
            <text:p>0.2145932019</text:p>
          </table:table-cell>
          <table:table-cell table:formula="of:=NORMINV([.A532];10;3)" office:value-type="float" office:value="7.62824603245007" calcext:value-type="float">
            <text:p>7.6282460325</text:p>
          </table:table-cell>
          <table:table-cell table:formula="of:=COM.MICROSOFT.NORM.INV(RAND(); 0; 1)" office:value-type="float" office:value="0.906911033237131" calcext:value-type="float">
            <text:p>0.9069110332</text:p>
          </table:table-cell>
          <table:table-cell table:formula="of:=NORMINV(RAND(); 62; 4)" office:value-type="float" office:value="56.918321001044" calcext:value-type="float">
            <text:p>56.918321001</text:p>
          </table:table-cell>
          <table:table-cell table:formula="of:=12 + 3 * [.D532] + 5 * [.C532]" office:value-type="float" office:value="187.289518169318" calcext:value-type="float">
            <text:p>187.2895181693</text:p>
          </table:table-cell>
          <table:table-cell/>
        </table:table-row>
        <table:table-row table:style-name="ro1">
          <table:table-cell table:formula="of:=RAND()" office:value-type="float" office:value="0.842517617391422" calcext:value-type="float">
            <text:p>0.8425176174</text:p>
          </table:table-cell>
          <table:table-cell table:formula="of:=NORMINV([.A533];10;3)" office:value-type="float" office:value="13.0145769004699" calcext:value-type="float">
            <text:p>13.0145769005</text:p>
          </table:table-cell>
          <table:table-cell table:formula="of:=COM.MICROSOFT.NORM.INV(RAND(); 0; 1)" office:value-type="float" office:value="-0.710688670957348" calcext:value-type="float">
            <text:p>-0.710688671</text:p>
          </table:table-cell>
          <table:table-cell table:formula="of:=NORMINV(RAND(); 62; 4)" office:value-type="float" office:value="67.5509562184333" calcext:value-type="float">
            <text:p>67.5509562184</text:p>
          </table:table-cell>
          <table:table-cell table:formula="of:=12 + 3 * [.D533] + 5 * [.C533]" office:value-type="float" office:value="211.099425300513" calcext:value-type="float">
            <text:p>211.0994253005</text:p>
          </table:table-cell>
          <table:table-cell/>
        </table:table-row>
        <table:table-row table:style-name="ro1">
          <table:table-cell table:formula="of:=RAND()" office:value-type="float" office:value="0.687944322591648" calcext:value-type="float">
            <text:p>0.6879443226</text:p>
          </table:table-cell>
          <table:table-cell table:formula="of:=NORMINV([.A534];10;3)" office:value-type="float" office:value="11.4700955769043" calcext:value-type="float">
            <text:p>11.4700955769</text:p>
          </table:table-cell>
          <table:table-cell table:formula="of:=COM.MICROSOFT.NORM.INV(RAND(); 0; 1)" office:value-type="float" office:value="-0.663582705273925" calcext:value-type="float">
            <text:p>-0.6635827053</text:p>
          </table:table-cell>
          <table:table-cell table:formula="of:=NORMINV(RAND(); 62; 4)" office:value-type="float" office:value="52.4012920370834" calcext:value-type="float">
            <text:p>52.4012920371</text:p>
          </table:table-cell>
          <table:table-cell table:formula="of:=12 + 3 * [.D534] + 5 * [.C534]" office:value-type="float" office:value="165.885962584881" calcext:value-type="float">
            <text:p>165.8859625849</text:p>
          </table:table-cell>
          <table:table-cell/>
        </table:table-row>
        <table:table-row table:style-name="ro1">
          <table:table-cell table:formula="of:=RAND()" office:value-type="float" office:value="0.603014547377825" calcext:value-type="float">
            <text:p>0.6030145474</text:p>
          </table:table-cell>
          <table:table-cell table:formula="of:=NORMINV([.A535];10;3)" office:value-type="float" office:value="10.7834730675704" calcext:value-type="float">
            <text:p>10.7834730676</text:p>
          </table:table-cell>
          <table:table-cell table:formula="of:=COM.MICROSOFT.NORM.INV(RAND(); 0; 1)" office:value-type="float" office:value="1.40468593898643" calcext:value-type="float">
            <text:p>1.404685939</text:p>
          </table:table-cell>
          <table:table-cell table:formula="of:=NORMINV(RAND(); 62; 4)" office:value-type="float" office:value="61.3068317916497" calcext:value-type="float">
            <text:p>61.3068317916</text:p>
          </table:table-cell>
          <table:table-cell table:formula="of:=12 + 3 * [.D535] + 5 * [.C535]" office:value-type="float" office:value="202.943925069881" calcext:value-type="float">
            <text:p>202.9439250699</text:p>
          </table:table-cell>
          <table:table-cell/>
        </table:table-row>
        <table:table-row table:style-name="ro1">
          <table:table-cell table:formula="of:=RAND()" office:value-type="float" office:value="0.997265277430415" calcext:value-type="float">
            <text:p>0.9972652774</text:p>
          </table:table-cell>
          <table:table-cell table:formula="of:=NORMINV([.A536];10;3)" office:value-type="float" office:value="18.3340029735269" calcext:value-type="float">
            <text:p>18.3340029735</text:p>
          </table:table-cell>
          <table:table-cell table:formula="of:=COM.MICROSOFT.NORM.INV(RAND(); 0; 1)" office:value-type="float" office:value="0.233498792486573" calcext:value-type="float">
            <text:p>0.2334987925</text:p>
          </table:table-cell>
          <table:table-cell table:formula="of:=NORMINV(RAND(); 62; 4)" office:value-type="float" office:value="62.9751378191238" calcext:value-type="float">
            <text:p>62.9751378191</text:p>
          </table:table-cell>
          <table:table-cell table:formula="of:=12 + 3 * [.D536] + 5 * [.C536]" office:value-type="float" office:value="202.092907419804" calcext:value-type="float">
            <text:p>202.0929074198</text:p>
          </table:table-cell>
          <table:table-cell/>
        </table:table-row>
        <table:table-row table:style-name="ro1">
          <table:table-cell table:formula="of:=RAND()" office:value-type="float" office:value="0.555948562454432" calcext:value-type="float">
            <text:p>0.5559485625</text:p>
          </table:table-cell>
          <table:table-cell table:formula="of:=NORMINV([.A537];10;3)" office:value-type="float" office:value="10.4221154552137" calcext:value-type="float">
            <text:p>10.4221154552</text:p>
          </table:table-cell>
          <table:table-cell table:formula="of:=COM.MICROSOFT.NORM.INV(RAND(); 0; 1)" office:value-type="float" office:value="-0.553104066312522" calcext:value-type="float">
            <text:p>-0.5531040663</text:p>
          </table:table-cell>
          <table:table-cell table:formula="of:=NORMINV(RAND(); 62; 4)" office:value-type="float" office:value="61.6099389103157" calcext:value-type="float">
            <text:p>61.6099389103</text:p>
          </table:table-cell>
          <table:table-cell table:formula="of:=12 + 3 * [.D537] + 5 * [.C537]" office:value-type="float" office:value="194.064296399384" calcext:value-type="float">
            <text:p>194.0642963994</text:p>
          </table:table-cell>
          <table:table-cell/>
        </table:table-row>
        <table:table-row table:style-name="ro1">
          <table:table-cell table:formula="of:=RAND()" office:value-type="float" office:value="0.370956968981773" calcext:value-type="float">
            <text:p>0.370956969</text:p>
          </table:table-cell>
          <table:table-cell table:formula="of:=NORMINV([.A538];10;3)" office:value-type="float" office:value="9.01204043390419" calcext:value-type="float">
            <text:p>9.0120404339</text:p>
          </table:table-cell>
          <table:table-cell table:formula="of:=COM.MICROSOFT.NORM.INV(RAND(); 0; 1)" office:value-type="float" office:value="-0.421270990186099" calcext:value-type="float">
            <text:p>-0.4212709902</text:p>
          </table:table-cell>
          <table:table-cell table:formula="of:=NORMINV(RAND(); 62; 4)" office:value-type="float" office:value="62.6447503485964" calcext:value-type="float">
            <text:p>62.6447503486</text:p>
          </table:table-cell>
          <table:table-cell table:formula="of:=12 + 3 * [.D538] + 5 * [.C538]" office:value-type="float" office:value="197.827896094859" calcext:value-type="float">
            <text:p>197.8278960949</text:p>
          </table:table-cell>
          <table:table-cell/>
        </table:table-row>
        <table:table-row table:style-name="ro1">
          <table:table-cell table:formula="of:=RAND()" office:value-type="float" office:value="0.331378109520301" calcext:value-type="float">
            <text:p>0.3313781095</text:p>
          </table:table-cell>
          <table:table-cell table:formula="of:=NORMINV([.A539];10;3)" office:value-type="float" office:value="8.69166709278466" calcext:value-type="float">
            <text:p>8.6916670928</text:p>
          </table:table-cell>
          <table:table-cell table:formula="of:=COM.MICROSOFT.NORM.INV(RAND(); 0; 1)" office:value-type="float" office:value="-0.613787131980273" calcext:value-type="float">
            <text:p>-0.613787132</text:p>
          </table:table-cell>
          <table:table-cell table:formula="of:=NORMINV(RAND(); 62; 4)" office:value-type="float" office:value="64.2799824779022" calcext:value-type="float">
            <text:p>64.2799824779</text:p>
          </table:table-cell>
          <table:table-cell table:formula="of:=12 + 3 * [.D539] + 5 * [.C539]" office:value-type="float" office:value="201.771011773805" calcext:value-type="float">
            <text:p>201.7710117738</text:p>
          </table:table-cell>
          <table:table-cell/>
        </table:table-row>
        <table:table-row table:style-name="ro1">
          <table:table-cell table:formula="of:=RAND()" office:value-type="float" office:value="0.769689623266459" calcext:value-type="float">
            <text:p>0.7696896233</text:p>
          </table:table-cell>
          <table:table-cell table:formula="of:=NORMINV([.A540];10;3)" office:value-type="float" office:value="12.2134752262685" calcext:value-type="float">
            <text:p>12.2134752263</text:p>
          </table:table-cell>
          <table:table-cell table:formula="of:=COM.MICROSOFT.NORM.INV(RAND(); 0; 1)" office:value-type="float" office:value="-1.11895372898528" calcext:value-type="float">
            <text:p>-1.118953729</text:p>
          </table:table-cell>
          <table:table-cell table:formula="of:=NORMINV(RAND(); 62; 4)" office:value-type="float" office:value="66.7472802332094" calcext:value-type="float">
            <text:p>66.7472802332</text:p>
          </table:table-cell>
          <table:table-cell table:formula="of:=12 + 3 * [.D540] + 5 * [.C540]" office:value-type="float" office:value="206.647072054702" calcext:value-type="float">
            <text:p>206.6470720547</text:p>
          </table:table-cell>
          <table:table-cell/>
        </table:table-row>
        <table:table-row table:style-name="ro1">
          <table:table-cell table:formula="of:=RAND()" office:value-type="float" office:value="0.536233762279153" calcext:value-type="float">
            <text:p>0.5362337623</text:p>
          </table:table-cell>
          <table:table-cell table:formula="of:=NORMINV([.A541];10;3)" office:value-type="float" office:value="10.2728494151473" calcext:value-type="float">
            <text:p>10.2728494151</text:p>
          </table:table-cell>
          <table:table-cell table:formula="of:=COM.MICROSOFT.NORM.INV(RAND(); 0; 1)" office:value-type="float" office:value="0.38125280581114" calcext:value-type="float">
            <text:p>0.3812528058</text:p>
          </table:table-cell>
          <table:table-cell table:formula="of:=NORMINV(RAND(); 62; 4)" office:value-type="float" office:value="58.1068907134825" calcext:value-type="float">
            <text:p>58.1068907135</text:p>
          </table:table-cell>
          <table:table-cell table:formula="of:=12 + 3 * [.D541] + 5 * [.C541]" office:value-type="float" office:value="188.226936169503" calcext:value-type="float">
            <text:p>188.2269361695</text:p>
          </table:table-cell>
          <table:table-cell/>
        </table:table-row>
        <table:table-row table:style-name="ro1">
          <table:table-cell table:formula="of:=RAND()" office:value-type="float" office:value="0.28233029646799" calcext:value-type="float">
            <text:p>0.2823302965</text:p>
          </table:table-cell>
          <table:table-cell table:formula="of:=NORMINV([.A542];10;3)" office:value-type="float" office:value="8.2722015493391" calcext:value-type="float">
            <text:p>8.2722015493</text:p>
          </table:table-cell>
          <table:table-cell table:formula="of:=COM.MICROSOFT.NORM.INV(RAND(); 0; 1)" office:value-type="float" office:value="1.40184707268372" calcext:value-type="float">
            <text:p>1.4018470727</text:p>
          </table:table-cell>
          <table:table-cell table:formula="of:=NORMINV(RAND(); 62; 4)" office:value-type="float" office:value="67.0307050348538" calcext:value-type="float">
            <text:p>67.0307050349</text:p>
          </table:table-cell>
          <table:table-cell table:formula="of:=12 + 3 * [.D542] + 5 * [.C542]" office:value-type="float" office:value="220.10135046798" calcext:value-type="float">
            <text:p>220.101350468</text:p>
          </table:table-cell>
          <table:table-cell/>
        </table:table-row>
        <table:table-row table:style-name="ro1">
          <table:table-cell table:formula="of:=RAND()" office:value-type="float" office:value="0.370331859914586" calcext:value-type="float">
            <text:p>0.3703318599</text:p>
          </table:table-cell>
          <table:table-cell table:formula="of:=NORMINV([.A543];10;3)" office:value-type="float" office:value="9.00707639168702" calcext:value-type="float">
            <text:p>9.0070763917</text:p>
          </table:table-cell>
          <table:table-cell table:formula="of:=COM.MICROSOFT.NORM.INV(RAND(); 0; 1)" office:value-type="float" office:value="-0.104910010325602" calcext:value-type="float">
            <text:p>-0.1049100103</text:p>
          </table:table-cell>
          <table:table-cell table:formula="of:=NORMINV(RAND(); 62; 4)" office:value-type="float" office:value="60.7934756922472" calcext:value-type="float">
            <text:p>60.7934756922</text:p>
          </table:table-cell>
          <table:table-cell table:formula="of:=12 + 3 * [.D543] + 5 * [.C543]" office:value-type="float" office:value="193.855877025114" calcext:value-type="float">
            <text:p>193.8558770251</text:p>
          </table:table-cell>
          <table:table-cell/>
        </table:table-row>
        <table:table-row table:style-name="ro1">
          <table:table-cell table:formula="of:=RAND()" office:value-type="float" office:value="0.390076045878232" calcext:value-type="float">
            <text:p>0.3900760459</text:p>
          </table:table-cell>
          <table:table-cell table:formula="of:=NORMINV([.A544];10;3)" office:value-type="float" office:value="9.16263748513342" calcext:value-type="float">
            <text:p>9.1626374851</text:p>
          </table:table-cell>
          <table:table-cell table:formula="of:=COM.MICROSOFT.NORM.INV(RAND(); 0; 1)" office:value-type="float" office:value="-0.341934959277437" calcext:value-type="float">
            <text:p>-0.3419349593</text:p>
          </table:table-cell>
          <table:table-cell table:formula="of:=NORMINV(RAND(); 62; 4)" office:value-type="float" office:value="59.2730223301592" calcext:value-type="float">
            <text:p>59.2730223302</text:p>
          </table:table-cell>
          <table:table-cell table:formula="of:=12 + 3 * [.D544] + 5 * [.C544]" office:value-type="float" office:value="188.10939219409" calcext:value-type="float">
            <text:p>188.1093921941</text:p>
          </table:table-cell>
          <table:table-cell/>
        </table:table-row>
        <table:table-row table:style-name="ro1">
          <table:table-cell table:formula="of:=RAND()" office:value-type="float" office:value="0.931755607016385" calcext:value-type="float">
            <text:p>0.931755607</text:p>
          </table:table-cell>
          <table:table-cell table:formula="of:=NORMINV([.A545];10;3)" office:value-type="float" office:value="14.4669838540984" calcext:value-type="float">
            <text:p>14.4669838541</text:p>
          </table:table-cell>
          <table:table-cell table:formula="of:=COM.MICROSOFT.NORM.INV(RAND(); 0; 1)" office:value-type="float" office:value="-0.72858171991124" calcext:value-type="float">
            <text:p>-0.7285817199</text:p>
          </table:table-cell>
          <table:table-cell table:formula="of:=NORMINV(RAND(); 62; 4)" office:value-type="float" office:value="61.3071388133132" calcext:value-type="float">
            <text:p>61.3071388133</text:p>
          </table:table-cell>
          <table:table-cell table:formula="of:=12 + 3 * [.D545] + 5 * [.C545]" office:value-type="float" office:value="192.278507840383" calcext:value-type="float">
            <text:p>192.2785078404</text:p>
          </table:table-cell>
          <table:table-cell/>
        </table:table-row>
        <table:table-row table:style-name="ro1">
          <table:table-cell table:formula="of:=RAND()" office:value-type="float" office:value="0.118030028883368" calcext:value-type="float">
            <text:p>0.1180300289</text:p>
          </table:table-cell>
          <table:table-cell table:formula="of:=NORMINV([.A546];10;3)" office:value-type="float" office:value="6.44532329377302" calcext:value-type="float">
            <text:p>6.4453232938</text:p>
          </table:table-cell>
          <table:table-cell table:formula="of:=COM.MICROSOFT.NORM.INV(RAND(); 0; 1)" office:value-type="float" office:value="-0.626567855135133" calcext:value-type="float">
            <text:p>-0.6265678551</text:p>
          </table:table-cell>
          <table:table-cell table:formula="of:=NORMINV(RAND(); 62; 4)" office:value-type="float" office:value="60.3791241102912" calcext:value-type="float">
            <text:p>60.3791241103</text:p>
          </table:table-cell>
          <table:table-cell table:formula="of:=12 + 3 * [.D546] + 5 * [.C546]" office:value-type="float" office:value="190.004533055198" calcext:value-type="float">
            <text:p>190.0045330552</text:p>
          </table:table-cell>
          <table:table-cell/>
        </table:table-row>
        <table:table-row table:style-name="ro1">
          <table:table-cell table:formula="of:=RAND()" office:value-type="float" office:value="0.586489395936951" calcext:value-type="float">
            <text:p>0.5864893959</text:p>
          </table:table-cell>
          <table:table-cell table:formula="of:=NORMINV([.A547];10;3)" office:value-type="float" office:value="10.6555706626659" calcext:value-type="float">
            <text:p>10.6555706627</text:p>
          </table:table-cell>
          <table:table-cell table:formula="of:=COM.MICROSOFT.NORM.INV(RAND(); 0; 1)" office:value-type="float" office:value="-0.000812809239690082" calcext:value-type="float">
            <text:p>-0.0008128092</text:p>
          </table:table-cell>
          <table:table-cell table:formula="of:=NORMINV(RAND(); 62; 4)" office:value-type="float" office:value="58.1410982552536" calcext:value-type="float">
            <text:p>58.1410982553</text:p>
          </table:table-cell>
          <table:table-cell table:formula="of:=12 + 3 * [.D547] + 5 * [.C547]" office:value-type="float" office:value="186.419230719562" calcext:value-type="float">
            <text:p>186.4192307196</text:p>
          </table:table-cell>
          <table:table-cell/>
        </table:table-row>
        <table:table-row table:style-name="ro1">
          <table:table-cell table:formula="of:=RAND()" office:value-type="float" office:value="0.241468243766576" calcext:value-type="float">
            <text:p>0.2414682438</text:p>
          </table:table-cell>
          <table:table-cell table:formula="of:=NORMINV([.A548];10;3)" office:value-type="float" office:value="7.89523768401304" calcext:value-type="float">
            <text:p>7.895237684</text:p>
          </table:table-cell>
          <table:table-cell table:formula="of:=COM.MICROSOFT.NORM.INV(RAND(); 0; 1)" office:value-type="float" office:value="0.408045052274893" calcext:value-type="float">
            <text:p>0.4080450523</text:p>
          </table:table-cell>
          <table:table-cell table:formula="of:=NORMINV(RAND(); 62; 4)" office:value-type="float" office:value="64.6504048059367" calcext:value-type="float">
            <text:p>64.6504048059</text:p>
          </table:table-cell>
          <table:table-cell table:formula="of:=12 + 3 * [.D548] + 5 * [.C548]" office:value-type="float" office:value="207.991439679185" calcext:value-type="float">
            <text:p>207.9914396792</text:p>
          </table:table-cell>
          <table:table-cell/>
        </table:table-row>
        <table:table-row table:style-name="ro1">
          <table:table-cell table:formula="of:=RAND()" office:value-type="float" office:value="0.991573672741652" calcext:value-type="float">
            <text:p>0.9915736727</text:p>
          </table:table-cell>
          <table:table-cell table:formula="of:=NORMINV([.A549];10;3)" office:value-type="float" office:value="17.1697200260817" calcext:value-type="float">
            <text:p>17.1697200261</text:p>
          </table:table-cell>
          <table:table-cell table:formula="of:=COM.MICROSOFT.NORM.INV(RAND(); 0; 1)" office:value-type="float" office:value="-1.16859377588387" calcext:value-type="float">
            <text:p>-1.1685937759</text:p>
          </table:table-cell>
          <table:table-cell table:formula="of:=NORMINV(RAND(); 62; 4)" office:value-type="float" office:value="59.6665263817198" calcext:value-type="float">
            <text:p>59.6665263817</text:p>
          </table:table-cell>
          <table:table-cell table:formula="of:=12 + 3 * [.D549] + 5 * [.C549]" office:value-type="float" office:value="185.15661026574" calcext:value-type="float">
            <text:p>185.1566102657</text:p>
          </table:table-cell>
          <table:table-cell/>
        </table:table-row>
        <table:table-row table:style-name="ro1">
          <table:table-cell table:formula="of:=RAND()" office:value-type="float" office:value="0.338357220636681" calcext:value-type="float">
            <text:p>0.3383572206</text:p>
          </table:table-cell>
          <table:table-cell table:formula="of:=NORMINV([.A550];10;3)" office:value-type="float" office:value="8.74914778944006" calcext:value-type="float">
            <text:p>8.7491477894</text:p>
          </table:table-cell>
          <table:table-cell table:formula="of:=COM.MICROSOFT.NORM.INV(RAND(); 0; 1)" office:value-type="float" office:value="0.397534860588151" calcext:value-type="float">
            <text:p>0.3975348606</text:p>
          </table:table-cell>
          <table:table-cell table:formula="of:=NORMINV(RAND(); 62; 4)" office:value-type="float" office:value="61.9307422981145" calcext:value-type="float">
            <text:p>61.9307422981</text:p>
          </table:table-cell>
          <table:table-cell table:formula="of:=12 + 3 * [.D550] + 5 * [.C550]" office:value-type="float" office:value="199.779901197284" calcext:value-type="float">
            <text:p>199.7799011973</text:p>
          </table:table-cell>
          <table:table-cell/>
        </table:table-row>
        <table:table-row table:style-name="ro1">
          <table:table-cell table:formula="of:=RAND()" office:value-type="float" office:value="0.41891041607596" calcext:value-type="float">
            <text:p>0.4189104161</text:p>
          </table:table-cell>
          <table:table-cell table:formula="of:=NORMINV([.A551];10;3)" office:value-type="float" office:value="9.38595495052917" calcext:value-type="float">
            <text:p>9.3859549505</text:p>
          </table:table-cell>
          <table:table-cell table:formula="of:=COM.MICROSOFT.NORM.INV(RAND(); 0; 1)" office:value-type="float" office:value="-0.713065827490569" calcext:value-type="float">
            <text:p>-0.7130658275</text:p>
          </table:table-cell>
          <table:table-cell table:formula="of:=NORMINV(RAND(); 62; 4)" office:value-type="float" office:value="59.3337057766059" calcext:value-type="float">
            <text:p>59.3337057766</text:p>
          </table:table-cell>
          <table:table-cell table:formula="of:=12 + 3 * [.D551] + 5 * [.C551]" office:value-type="float" office:value="186.435788192365" calcext:value-type="float">
            <text:p>186.4357881924</text:p>
          </table:table-cell>
          <table:table-cell/>
        </table:table-row>
        <table:table-row table:style-name="ro1">
          <table:table-cell table:formula="of:=RAND()" office:value-type="float" office:value="0.434553969185799" calcext:value-type="float">
            <text:p>0.4345539692</text:p>
          </table:table-cell>
          <table:table-cell table:formula="of:=NORMINV([.A552];10;3)" office:value-type="float" office:value="9.50562490459299" calcext:value-type="float">
            <text:p>9.5056249046</text:p>
          </table:table-cell>
          <table:table-cell table:formula="of:=COM.MICROSOFT.NORM.INV(RAND(); 0; 1)" office:value-type="float" office:value="-2.79423360847321" calcext:value-type="float">
            <text:p>-2.7942336085</text:p>
          </table:table-cell>
          <table:table-cell table:formula="of:=NORMINV(RAND(); 62; 4)" office:value-type="float" office:value="56.7314746827349" calcext:value-type="float">
            <text:p>56.7314746827</text:p>
          </table:table-cell>
          <table:table-cell table:formula="of:=12 + 3 * [.D552] + 5 * [.C552]" office:value-type="float" office:value="168.223256005839" calcext:value-type="float">
            <text:p>168.2232560058</text:p>
          </table:table-cell>
          <table:table-cell/>
        </table:table-row>
        <table:table-row table:style-name="ro1">
          <table:table-cell table:formula="of:=RAND()" office:value-type="float" office:value="0.336458754492924" calcext:value-type="float">
            <text:p>0.3364587545</text:p>
          </table:table-cell>
          <table:table-cell table:formula="of:=NORMINV([.A553];10;3)" office:value-type="float" office:value="8.73355811649023" calcext:value-type="float">
            <text:p>8.7335581165</text:p>
          </table:table-cell>
          <table:table-cell table:formula="of:=COM.MICROSOFT.NORM.INV(RAND(); 0; 1)" office:value-type="float" office:value="-1.03208121903837" calcext:value-type="float">
            <text:p>-1.032081219</text:p>
          </table:table-cell>
          <table:table-cell table:formula="of:=NORMINV(RAND(); 62; 4)" office:value-type="float" office:value="65.6935262053761" calcext:value-type="float">
            <text:p>65.6935262054</text:p>
          </table:table-cell>
          <table:table-cell table:formula="of:=12 + 3 * [.D553] + 5 * [.C553]" office:value-type="float" office:value="203.920172520937" calcext:value-type="float">
            <text:p>203.9201725209</text:p>
          </table:table-cell>
          <table:table-cell/>
        </table:table-row>
        <table:table-row table:style-name="ro1">
          <table:table-cell table:formula="of:=RAND()" office:value-type="float" office:value="0.465190094895661" calcext:value-type="float">
            <text:p>0.4651900949</text:p>
          </table:table-cell>
          <table:table-cell table:formula="of:=NORMINV([.A554];10;3)" office:value-type="float" office:value="9.73790047408402" calcext:value-type="float">
            <text:p>9.7379004741</text:p>
          </table:table-cell>
          <table:table-cell table:formula="of:=COM.MICROSOFT.NORM.INV(RAND(); 0; 1)" office:value-type="float" office:value="0.132091602729264" calcext:value-type="float">
            <text:p>0.1320916027</text:p>
          </table:table-cell>
          <table:table-cell table:formula="of:=NORMINV(RAND(); 62; 4)" office:value-type="float" office:value="68.3973745408238" calcext:value-type="float">
            <text:p>68.3973745408</text:p>
          </table:table-cell>
          <table:table-cell table:formula="of:=12 + 3 * [.D554] + 5 * [.C554]" office:value-type="float" office:value="217.852581636118" calcext:value-type="float">
            <text:p>217.8525816361</text:p>
          </table:table-cell>
          <table:table-cell/>
        </table:table-row>
        <table:table-row table:style-name="ro1">
          <table:table-cell table:formula="of:=RAND()" office:value-type="float" office:value="0.307497917907313" calcext:value-type="float">
            <text:p>0.3074979179</text:p>
          </table:table-cell>
          <table:table-cell table:formula="of:=NORMINV([.A555];10;3)" office:value-type="float" office:value="8.49113468021438" calcext:value-type="float">
            <text:p>8.4911346802</text:p>
          </table:table-cell>
          <table:table-cell table:formula="of:=COM.MICROSOFT.NORM.INV(RAND(); 0; 1)" office:value-type="float" office:value="0.512030758562978" calcext:value-type="float">
            <text:p>0.5120307586</text:p>
          </table:table-cell>
          <table:table-cell table:formula="of:=NORMINV(RAND(); 62; 4)" office:value-type="float" office:value="66.0443573917134" calcext:value-type="float">
            <text:p>66.0443573917</text:p>
          </table:table-cell>
          <table:table-cell table:formula="of:=12 + 3 * [.D555] + 5 * [.C555]" office:value-type="float" office:value="212.693225967955" calcext:value-type="float">
            <text:p>212.693225968</text:p>
          </table:table-cell>
          <table:table-cell/>
        </table:table-row>
        <table:table-row table:style-name="ro1">
          <table:table-cell table:formula="of:=RAND()" office:value-type="float" office:value="0.41834296984598" calcext:value-type="float">
            <text:p>0.4183429698</text:p>
          </table:table-cell>
          <table:table-cell table:formula="of:=NORMINV([.A556];10;3)" office:value-type="float" office:value="9.38159684324778" calcext:value-type="float">
            <text:p>9.3815968432</text:p>
          </table:table-cell>
          <table:table-cell table:formula="of:=COM.MICROSOFT.NORM.INV(RAND(); 0; 1)" office:value-type="float" office:value="0.1360616952516" calcext:value-type="float">
            <text:p>0.1360616953</text:p>
          </table:table-cell>
          <table:table-cell table:formula="of:=NORMINV(RAND(); 62; 4)" office:value-type="float" office:value="62.1320920553336" calcext:value-type="float">
            <text:p>62.1320920553</text:p>
          </table:table-cell>
          <table:table-cell table:formula="of:=12 + 3 * [.D556] + 5 * [.C556]" office:value-type="float" office:value="199.076584642259" calcext:value-type="float">
            <text:p>199.0765846423</text:p>
          </table:table-cell>
          <table:table-cell/>
        </table:table-row>
        <table:table-row table:style-name="ro1">
          <table:table-cell table:formula="of:=RAND()" office:value-type="float" office:value="0.8295808439143" calcext:value-type="float">
            <text:p>0.8295808439</text:p>
          </table:table-cell>
          <table:table-cell table:formula="of:=NORMINV([.A557];10;3)" office:value-type="float" office:value="12.8575305011492" calcext:value-type="float">
            <text:p>12.8575305011</text:p>
          </table:table-cell>
          <table:table-cell table:formula="of:=COM.MICROSOFT.NORM.INV(RAND(); 0; 1)" office:value-type="float" office:value="1.4038221567633" calcext:value-type="float">
            <text:p>1.4038221568</text:p>
          </table:table-cell>
          <table:table-cell table:formula="of:=NORMINV(RAND(); 62; 4)" office:value-type="float" office:value="59.0784678476479" calcext:value-type="float">
            <text:p>59.0784678476</text:p>
          </table:table-cell>
          <table:table-cell table:formula="of:=12 + 3 * [.D557] + 5 * [.C557]" office:value-type="float" office:value="196.25451432676" calcext:value-type="float">
            <text:p>196.2545143268</text:p>
          </table:table-cell>
          <table:table-cell/>
        </table:table-row>
        <table:table-row table:style-name="ro1">
          <table:table-cell table:formula="of:=RAND()" office:value-type="float" office:value="0.365783406654373" calcext:value-type="float">
            <text:p>0.3657834067</text:p>
          </table:table-cell>
          <table:table-cell table:formula="of:=NORMINV([.A558];10;3)" office:value-type="float" office:value="8.97087379925377" calcext:value-type="float">
            <text:p>8.9708737993</text:p>
          </table:table-cell>
          <table:table-cell table:formula="of:=COM.MICROSOFT.NORM.INV(RAND(); 0; 1)" office:value-type="float" office:value="-0.486912377833395" calcext:value-type="float">
            <text:p>-0.4869123778</text:p>
          </table:table-cell>
          <table:table-cell table:formula="of:=NORMINV(RAND(); 62; 4)" office:value-type="float" office:value="61.9957999484526" calcext:value-type="float">
            <text:p>61.9957999485</text:p>
          </table:table-cell>
          <table:table-cell table:formula="of:=12 + 3 * [.D558] + 5 * [.C558]" office:value-type="float" office:value="195.552837956191" calcext:value-type="float">
            <text:p>195.5528379562</text:p>
          </table:table-cell>
          <table:table-cell/>
        </table:table-row>
        <table:table-row table:style-name="ro1">
          <table:table-cell table:formula="of:=RAND()" office:value-type="float" office:value="0.653062638361007" calcext:value-type="float">
            <text:p>0.6530626384</text:p>
          </table:table-cell>
          <table:table-cell table:formula="of:=NORMINV([.A559];10;3)" office:value-type="float" office:value="11.1808067358492" calcext:value-type="float">
            <text:p>11.1808067358</text:p>
          </table:table-cell>
          <table:table-cell table:formula="of:=COM.MICROSOFT.NORM.INV(RAND(); 0; 1)" office:value-type="float" office:value="0.2995925868594" calcext:value-type="float">
            <text:p>0.2995925869</text:p>
          </table:table-cell>
          <table:table-cell table:formula="of:=NORMINV(RAND(); 62; 4)" office:value-type="float" office:value="63.4336271434924" calcext:value-type="float">
            <text:p>63.4336271435</text:p>
          </table:table-cell>
          <table:table-cell table:formula="of:=12 + 3 * [.D559] + 5 * [.C559]" office:value-type="float" office:value="203.798844364774" calcext:value-type="float">
            <text:p>203.7988443648</text:p>
          </table:table-cell>
          <table:table-cell/>
        </table:table-row>
        <table:table-row table:style-name="ro1">
          <table:table-cell table:formula="of:=RAND()" office:value-type="float" office:value="0.354756284272298" calcext:value-type="float">
            <text:p>0.3547562843</text:p>
          </table:table-cell>
          <table:table-cell table:formula="of:=NORMINV([.A560];10;3)" office:value-type="float" office:value="8.88246758433644" calcext:value-type="float">
            <text:p>8.8824675843</text:p>
          </table:table-cell>
          <table:table-cell table:formula="of:=COM.MICROSOFT.NORM.INV(RAND(); 0; 1)" office:value-type="float" office:value="0.58221840854501" calcext:value-type="float">
            <text:p>0.5822184085</text:p>
          </table:table-cell>
          <table:table-cell table:formula="of:=NORMINV(RAND(); 62; 4)" office:value-type="float" office:value="64.3525153795373" calcext:value-type="float">
            <text:p>64.3525153795</text:p>
          </table:table-cell>
          <table:table-cell table:formula="of:=12 + 3 * [.D560] + 5 * [.C560]" office:value-type="float" office:value="207.968638181337" calcext:value-type="float">
            <text:p>207.9686381813</text:p>
          </table:table-cell>
          <table:table-cell/>
        </table:table-row>
        <table:table-row table:style-name="ro1">
          <table:table-cell table:formula="of:=RAND()" office:value-type="float" office:value="0.545891876332462" calcext:value-type="float">
            <text:p>0.5458918763</text:p>
          </table:table-cell>
          <table:table-cell table:formula="of:=NORMINV([.A561];10;3)" office:value-type="float" office:value="10.3458662794021" calcext:value-type="float">
            <text:p>10.3458662794</text:p>
          </table:table-cell>
          <table:table-cell table:formula="of:=COM.MICROSOFT.NORM.INV(RAND(); 0; 1)" office:value-type="float" office:value="1.81988878591606" calcext:value-type="float">
            <text:p>1.8198887859</text:p>
          </table:table-cell>
          <table:table-cell table:formula="of:=NORMINV(RAND(); 62; 4)" office:value-type="float" office:value="54.1506515594844" calcext:value-type="float">
            <text:p>54.1506515595</text:p>
          </table:table-cell>
          <table:table-cell table:formula="of:=12 + 3 * [.D561] + 5 * [.C561]" office:value-type="float" office:value="183.551398608033" calcext:value-type="float">
            <text:p>183.551398608</text:p>
          </table:table-cell>
          <table:table-cell/>
        </table:table-row>
        <table:table-row table:style-name="ro1">
          <table:table-cell table:formula="of:=RAND()" office:value-type="float" office:value="0.525390673661605" calcext:value-type="float">
            <text:p>0.5253906737</text:p>
          </table:table-cell>
          <table:table-cell table:formula="of:=NORMINV([.A562];10;3)" office:value-type="float" office:value="10.1910640274449" calcext:value-type="float">
            <text:p>10.1910640274</text:p>
          </table:table-cell>
          <table:table-cell table:formula="of:=COM.MICROSOFT.NORM.INV(RAND(); 0; 1)" office:value-type="float" office:value="0.158413310017112" calcext:value-type="float">
            <text:p>0.15841331</text:p>
          </table:table-cell>
          <table:table-cell table:formula="of:=NORMINV(RAND(); 62; 4)" office:value-type="float" office:value="58.1149495486094" calcext:value-type="float">
            <text:p>58.1149495486</text:p>
          </table:table-cell>
          <table:table-cell table:formula="of:=12 + 3 * [.D562] + 5 * [.C562]" office:value-type="float" office:value="187.136915195914" calcext:value-type="float">
            <text:p>187.1369151959</text:p>
          </table:table-cell>
          <table:table-cell/>
        </table:table-row>
        <table:table-row table:style-name="ro1">
          <table:table-cell table:formula="of:=RAND()" office:value-type="float" office:value="0.793455814477056" calcext:value-type="float">
            <text:p>0.7934558145</text:p>
          </table:table-cell>
          <table:table-cell table:formula="of:=NORMINV([.A563];10;3)" office:value-type="float" office:value="12.455412598563" calcext:value-type="float">
            <text:p>12.4554125986</text:p>
          </table:table-cell>
          <table:table-cell table:formula="of:=COM.MICROSOFT.NORM.INV(RAND(); 0; 1)" office:value-type="float" office:value="1.15427838733415" calcext:value-type="float">
            <text:p>1.1542783873</text:p>
          </table:table-cell>
          <table:table-cell table:formula="of:=NORMINV(RAND(); 62; 4)" office:value-type="float" office:value="67.5078474289865" calcext:value-type="float">
            <text:p>67.507847429</text:p>
          </table:table-cell>
          <table:table-cell table:formula="of:=12 + 3 * [.D563] + 5 * [.C563]" office:value-type="float" office:value="220.29493422363" calcext:value-type="float">
            <text:p>220.2949342236</text:p>
          </table:table-cell>
          <table:table-cell/>
        </table:table-row>
        <table:table-row table:style-name="ro1">
          <table:table-cell table:formula="of:=RAND()" office:value-type="float" office:value="0.911729972343892" calcext:value-type="float">
            <text:p>0.9117299723</text:p>
          </table:table-cell>
          <table:table-cell table:formula="of:=NORMINV([.A564];10;3)" office:value-type="float" office:value="14.054455622316" calcext:value-type="float">
            <text:p>14.0544556223</text:p>
          </table:table-cell>
          <table:table-cell table:formula="of:=COM.MICROSOFT.NORM.INV(RAND(); 0; 1)" office:value-type="float" office:value="1.19355917676213" calcext:value-type="float">
            <text:p>1.1935591768</text:p>
          </table:table-cell>
          <table:table-cell table:formula="of:=NORMINV(RAND(); 62; 4)" office:value-type="float" office:value="62.1204364203218" calcext:value-type="float">
            <text:p>62.1204364203</text:p>
          </table:table-cell>
          <table:table-cell table:formula="of:=12 + 3 * [.D564] + 5 * [.C564]" office:value-type="float" office:value="204.329105144776" calcext:value-type="float">
            <text:p>204.3291051448</text:p>
          </table:table-cell>
          <table:table-cell/>
        </table:table-row>
        <table:table-row table:style-name="ro1">
          <table:table-cell table:formula="of:=RAND()" office:value-type="float" office:value="0.621345182415098" calcext:value-type="float">
            <text:p>0.6213451824</text:p>
          </table:table-cell>
          <table:table-cell table:formula="of:=NORMINV([.A565];10;3)" office:value-type="float" office:value="10.92704689838" calcext:value-type="float">
            <text:p>10.9270468984</text:p>
          </table:table-cell>
          <table:table-cell table:formula="of:=COM.MICROSOFT.NORM.INV(RAND(); 0; 1)" office:value-type="float" office:value="0.93435284208446" calcext:value-type="float">
            <text:p>0.9343528421</text:p>
          </table:table-cell>
          <table:table-cell table:formula="of:=NORMINV(RAND(); 62; 4)" office:value-type="float" office:value="60.7546032743957" calcext:value-type="float">
            <text:p>60.7546032744</text:p>
          </table:table-cell>
          <table:table-cell table:formula="of:=12 + 3 * [.D565] + 5 * [.C565]" office:value-type="float" office:value="198.935574033609" calcext:value-type="float">
            <text:p>198.9355740336</text:p>
          </table:table-cell>
          <table:table-cell/>
        </table:table-row>
        <table:table-row table:style-name="ro1">
          <table:table-cell table:formula="of:=RAND()" office:value-type="float" office:value="0.9218438656535" calcext:value-type="float">
            <text:p>0.9218438657</text:p>
          </table:table-cell>
          <table:table-cell table:formula="of:=NORMINV([.A566];10;3)" office:value-type="float" office:value="14.2527518506514" calcext:value-type="float">
            <text:p>14.2527518507</text:p>
          </table:table-cell>
          <table:table-cell table:formula="of:=COM.MICROSOFT.NORM.INV(RAND(); 0; 1)" office:value-type="float" office:value="-0.746920975368757" calcext:value-type="float">
            <text:p>-0.7469209754</text:p>
          </table:table-cell>
          <table:table-cell table:formula="of:=NORMINV(RAND(); 62; 4)" office:value-type="float" office:value="61.8866422513684" calcext:value-type="float">
            <text:p>61.8866422514</text:p>
          </table:table-cell>
          <table:table-cell table:formula="of:=12 + 3 * [.D566] + 5 * [.C566]" office:value-type="float" office:value="193.925321877261" calcext:value-type="float">
            <text:p>193.9253218773</text:p>
          </table:table-cell>
          <table:table-cell/>
        </table:table-row>
        <table:table-row table:style-name="ro1">
          <table:table-cell table:formula="of:=RAND()" office:value-type="float" office:value="0.325651883613318" calcext:value-type="float">
            <text:p>0.3256518836</text:p>
          </table:table-cell>
          <table:table-cell table:formula="of:=NORMINV([.A567];10;3)" office:value-type="float" office:value="8.64414485378241" calcext:value-type="float">
            <text:p>8.6441448538</text:p>
          </table:table-cell>
          <table:table-cell table:formula="of:=COM.MICROSOFT.NORM.INV(RAND(); 0; 1)" office:value-type="float" office:value="-0.0846854293325109" calcext:value-type="float">
            <text:p>-0.0846854293</text:p>
          </table:table-cell>
          <table:table-cell table:formula="of:=NORMINV(RAND(); 62; 4)" office:value-type="float" office:value="59.2698693001659" calcext:value-type="float">
            <text:p>59.2698693002</text:p>
          </table:table-cell>
          <table:table-cell table:formula="of:=12 + 3 * [.D567] + 5 * [.C567]" office:value-type="float" office:value="189.386180753835" calcext:value-type="float">
            <text:p>189.3861807538</text:p>
          </table:table-cell>
          <table:table-cell/>
        </table:table-row>
        <table:table-row table:style-name="ro1">
          <table:table-cell table:formula="of:=RAND()" office:value-type="float" office:value="0.681323452852666" calcext:value-type="float">
            <text:p>0.6813234529</text:p>
          </table:table-cell>
          <table:table-cell table:formula="of:=NORMINV([.A568];10;3)" office:value-type="float" office:value="11.4142084947403" calcext:value-type="float">
            <text:p>11.4142084947</text:p>
          </table:table-cell>
          <table:table-cell table:formula="of:=COM.MICROSOFT.NORM.INV(RAND(); 0; 1)" office:value-type="float" office:value="0.781728440998773" calcext:value-type="float">
            <text:p>0.781728441</text:p>
          </table:table-cell>
          <table:table-cell table:formula="of:=NORMINV(RAND(); 62; 4)" office:value-type="float" office:value="65.8892471749238" calcext:value-type="float">
            <text:p>65.8892471749</text:p>
          </table:table-cell>
          <table:table-cell table:formula="of:=12 + 3 * [.D568] + 5 * [.C568]" office:value-type="float" office:value="213.576383729765" calcext:value-type="float">
            <text:p>213.5763837298</text:p>
          </table:table-cell>
          <table:table-cell/>
        </table:table-row>
        <table:table-row table:style-name="ro1">
          <table:table-cell table:formula="of:=RAND()" office:value-type="float" office:value="0.881888211704791" calcext:value-type="float">
            <text:p>0.8818882117</text:p>
          </table:table-cell>
          <table:table-cell table:formula="of:=NORMINV([.A569];10;3)" office:value-type="float" office:value="13.5534364520117" calcext:value-type="float">
            <text:p>13.553436452</text:p>
          </table:table-cell>
          <table:table-cell table:formula="of:=COM.MICROSOFT.NORM.INV(RAND(); 0; 1)" office:value-type="float" office:value="0.159789128903944" calcext:value-type="float">
            <text:p>0.1597891289</text:p>
          </table:table-cell>
          <table:table-cell table:formula="of:=NORMINV(RAND(); 62; 4)" office:value-type="float" office:value="64.6127392253495" calcext:value-type="float">
            <text:p>64.6127392253</text:p>
          </table:table-cell>
          <table:table-cell table:formula="of:=12 + 3 * [.D569] + 5 * [.C569]" office:value-type="float" office:value="206.637163320568" calcext:value-type="float">
            <text:p>206.6371633206</text:p>
          </table:table-cell>
          <table:table-cell/>
        </table:table-row>
        <table:table-row table:style-name="ro1">
          <table:table-cell table:formula="of:=RAND()" office:value-type="float" office:value="0.932242766954005" calcext:value-type="float">
            <text:p>0.932242767</text:p>
          </table:table-cell>
          <table:table-cell table:formula="of:=NORMINV([.A570];10;3)" office:value-type="float" office:value="14.4781145176462" calcext:value-type="float">
            <text:p>14.4781145176</text:p>
          </table:table-cell>
          <table:table-cell table:formula="of:=COM.MICROSOFT.NORM.INV(RAND(); 0; 1)" office:value-type="float" office:value="0.839121241023109" calcext:value-type="float">
            <text:p>0.839121241</text:p>
          </table:table-cell>
          <table:table-cell table:formula="of:=NORMINV(RAND(); 62; 4)" office:value-type="float" office:value="64.8921840967914" calcext:value-type="float">
            <text:p>64.8921840968</text:p>
          </table:table-cell>
          <table:table-cell table:formula="of:=12 + 3 * [.D570] + 5 * [.C570]" office:value-type="float" office:value="210.87215849549" calcext:value-type="float">
            <text:p>210.8721584955</text:p>
          </table:table-cell>
          <table:table-cell/>
        </table:table-row>
        <table:table-row table:style-name="ro1">
          <table:table-cell table:formula="of:=RAND()" office:value-type="float" office:value="0.478760417550802" calcext:value-type="float">
            <text:p>0.4787604176</text:p>
          </table:table-cell>
          <table:table-cell table:formula="of:=NORMINV([.A571];10;3)" office:value-type="float" office:value="9.84020525811646" calcext:value-type="float">
            <text:p>9.8402052581</text:p>
          </table:table-cell>
          <table:table-cell table:formula="of:=COM.MICROSOFT.NORM.INV(RAND(); 0; 1)" office:value-type="float" office:value="-1.03532625929781" calcext:value-type="float">
            <text:p>-1.0353262593</text:p>
          </table:table-cell>
          <table:table-cell table:formula="of:=NORMINV(RAND(); 62; 4)" office:value-type="float" office:value="58.6353391546471" calcext:value-type="float">
            <text:p>58.6353391546</text:p>
          </table:table-cell>
          <table:table-cell table:formula="of:=12 + 3 * [.D571] + 5 * [.C571]" office:value-type="float" office:value="182.729386167452" calcext:value-type="float">
            <text:p>182.7293861675</text:p>
          </table:table-cell>
          <table:table-cell/>
        </table:table-row>
        <table:table-row table:style-name="ro1">
          <table:table-cell table:formula="of:=RAND()" office:value-type="float" office:value="0.840830116532743" calcext:value-type="float">
            <text:p>0.8408301165</text:p>
          </table:table-cell>
          <table:table-cell table:formula="of:=NORMINV([.A572];10;3)" office:value-type="float" office:value="12.9936262938282" calcext:value-type="float">
            <text:p>12.9936262938</text:p>
          </table:table-cell>
          <table:table-cell table:formula="of:=COM.MICROSOFT.NORM.INV(RAND(); 0; 1)" office:value-type="float" office:value="-0.380212436557519" calcext:value-type="float">
            <text:p>-0.3802124366</text:p>
          </table:table-cell>
          <table:table-cell table:formula="of:=NORMINV(RAND(); 62; 4)" office:value-type="float" office:value="62.4371020621136" calcext:value-type="float">
            <text:p>62.4371020621</text:p>
          </table:table-cell>
          <table:table-cell table:formula="of:=12 + 3 * [.D572] + 5 * [.C572]" office:value-type="float" office:value="197.410244003553" calcext:value-type="float">
            <text:p>197.4102440036</text:p>
          </table:table-cell>
          <table:table-cell/>
        </table:table-row>
        <table:table-row table:style-name="ro1">
          <table:table-cell table:formula="of:=RAND()" office:value-type="float" office:value="0.334268365288153" calcext:value-type="float">
            <text:p>0.3342683653</text:p>
          </table:table-cell>
          <table:table-cell table:formula="of:=NORMINV([.A573];10;3)" office:value-type="float" office:value="8.71552863096945" calcext:value-type="float">
            <text:p>8.715528631</text:p>
          </table:table-cell>
          <table:table-cell table:formula="of:=COM.MICROSOFT.NORM.INV(RAND(); 0; 1)" office:value-type="float" office:value="-0.436999504989431" calcext:value-type="float">
            <text:p>-0.436999505</text:p>
          </table:table-cell>
          <table:table-cell table:formula="of:=NORMINV(RAND(); 62; 4)" office:value-type="float" office:value="56.7762358086949" calcext:value-type="float">
            <text:p>56.7762358087</text:p>
          </table:table-cell>
          <table:table-cell table:formula="of:=12 + 3 * [.D573] + 5 * [.C573]" office:value-type="float" office:value="180.143709901138" calcext:value-type="float">
            <text:p>180.1437099011</text:p>
          </table:table-cell>
          <table:table-cell/>
        </table:table-row>
        <table:table-row table:style-name="ro1">
          <table:table-cell table:formula="of:=RAND()" office:value-type="float" office:value="0.859566478757188" calcext:value-type="float">
            <text:p>0.8595664788</text:p>
          </table:table-cell>
          <table:table-cell table:formula="of:=NORMINV([.A574];10;3)" office:value-type="float" office:value="13.2351209420348" calcext:value-type="float">
            <text:p>13.235120942</text:p>
          </table:table-cell>
          <table:table-cell table:formula="of:=COM.MICROSOFT.NORM.INV(RAND(); 0; 1)" office:value-type="float" office:value="0.821395643659931" calcext:value-type="float">
            <text:p>0.8213956437</text:p>
          </table:table-cell>
          <table:table-cell table:formula="of:=NORMINV(RAND(); 62; 4)" office:value-type="float" office:value="61.6769582565532" calcext:value-type="float">
            <text:p>61.6769582566</text:p>
          </table:table-cell>
          <table:table-cell table:formula="of:=12 + 3 * [.D574] + 5 * [.C574]" office:value-type="float" office:value="201.137852987959" calcext:value-type="float">
            <text:p>201.137852988</text:p>
          </table:table-cell>
          <table:table-cell/>
        </table:table-row>
        <table:table-row table:style-name="ro1">
          <table:table-cell table:formula="of:=RAND()" office:value-type="float" office:value="0.850595870055258" calcext:value-type="float">
            <text:p>0.8505958701</text:p>
          </table:table-cell>
          <table:table-cell table:formula="of:=NORMINV([.A575];10;3)" office:value-type="float" office:value="13.1169772708125" calcext:value-type="float">
            <text:p>13.1169772708</text:p>
          </table:table-cell>
          <table:table-cell table:formula="of:=COM.MICROSOFT.NORM.INV(RAND(); 0; 1)" office:value-type="float" office:value="-0.686807323177129" calcext:value-type="float">
            <text:p>-0.6868073232</text:p>
          </table:table-cell>
          <table:table-cell table:formula="of:=NORMINV(RAND(); 62; 4)" office:value-type="float" office:value="70.4610386274989" calcext:value-type="float">
            <text:p>70.4610386275</text:p>
          </table:table-cell>
          <table:table-cell table:formula="of:=12 + 3 * [.D575] + 5 * [.C575]" office:value-type="float" office:value="219.949079266611" calcext:value-type="float">
            <text:p>219.9490792666</text:p>
          </table:table-cell>
          <table:table-cell/>
        </table:table-row>
        <table:table-row table:style-name="ro1">
          <table:table-cell table:formula="of:=RAND()" office:value-type="float" office:value="0.222543400479481" calcext:value-type="float">
            <text:p>0.2225434005</text:p>
          </table:table-cell>
          <table:table-cell table:formula="of:=NORMINV([.A576];10;3)" office:value-type="float" office:value="7.70910514189077" calcext:value-type="float">
            <text:p>7.7091051419</text:p>
          </table:table-cell>
          <table:table-cell table:formula="of:=COM.MICROSOFT.NORM.INV(RAND(); 0; 1)" office:value-type="float" office:value="0.588143110364328" calcext:value-type="float">
            <text:p>0.5881431104</text:p>
          </table:table-cell>
          <table:table-cell table:formula="of:=NORMINV(RAND(); 62; 4)" office:value-type="float" office:value="70.0228806891997" calcext:value-type="float">
            <text:p>70.0228806892</text:p>
          </table:table-cell>
          <table:table-cell table:formula="of:=12 + 3 * [.D576] + 5 * [.C576]" office:value-type="float" office:value="225.009357619421" calcext:value-type="float">
            <text:p>225.0093576194</text:p>
          </table:table-cell>
          <table:table-cell/>
        </table:table-row>
        <table:table-row table:style-name="ro1">
          <table:table-cell table:formula="of:=RAND()" office:value-type="float" office:value="0.63919219118543" calcext:value-type="float">
            <text:p>0.6391921912</text:p>
          </table:table-cell>
          <table:table-cell table:formula="of:=NORMINV([.A577];10;3)" office:value-type="float" office:value="11.0689011686283" calcext:value-type="float">
            <text:p>11.0689011686</text:p>
          </table:table-cell>
          <table:table-cell table:formula="of:=COM.MICROSOFT.NORM.INV(RAND(); 0; 1)" office:value-type="float" office:value="1.28365701123968" calcext:value-type="float">
            <text:p>1.2836570112</text:p>
          </table:table-cell>
          <table:table-cell table:formula="of:=NORMINV(RAND(); 62; 4)" office:value-type="float" office:value="60.2439658128543" calcext:value-type="float">
            <text:p>60.2439658129</text:p>
          </table:table-cell>
          <table:table-cell table:formula="of:=12 + 3 * [.D577] + 5 * [.C577]" office:value-type="float" office:value="199.150182494761" calcext:value-type="float">
            <text:p>199.1501824948</text:p>
          </table:table-cell>
          <table:table-cell/>
        </table:table-row>
        <table:table-row table:style-name="ro1">
          <table:table-cell table:formula="of:=RAND()" office:value-type="float" office:value="0.729350878624246" calcext:value-type="float">
            <text:p>0.7293508786</text:p>
          </table:table-cell>
          <table:table-cell table:formula="of:=NORMINV([.A578];10;3)" office:value-type="float" office:value="11.8325529265493" calcext:value-type="float">
            <text:p>11.8325529265</text:p>
          </table:table-cell>
          <table:table-cell table:formula="of:=COM.MICROSOFT.NORM.INV(RAND(); 0; 1)" office:value-type="float" office:value="-1.09247529859287" calcext:value-type="float">
            <text:p>-1.0924752986</text:p>
          </table:table-cell>
          <table:table-cell table:formula="of:=NORMINV(RAND(); 62; 4)" office:value-type="float" office:value="55.3849952859951" calcext:value-type="float">
            <text:p>55.384995286</text:p>
          </table:table-cell>
          <table:table-cell table:formula="of:=12 + 3 * [.D578] + 5 * [.C578]" office:value-type="float" office:value="172.692609365021" calcext:value-type="float">
            <text:p>172.692609365</text:p>
          </table:table-cell>
          <table:table-cell/>
        </table:table-row>
        <table:table-row table:style-name="ro1">
          <table:table-cell table:formula="of:=RAND()" office:value-type="float" office:value="0.721938928589225" calcext:value-type="float">
            <text:p>0.7219389286</text:p>
          </table:table-cell>
          <table:table-cell table:formula="of:=NORMINV([.A579];10;3)" office:value-type="float" office:value="11.765833493302" calcext:value-type="float">
            <text:p>11.7658334933</text:p>
          </table:table-cell>
          <table:table-cell table:formula="of:=COM.MICROSOFT.NORM.INV(RAND(); 0; 1)" office:value-type="float" office:value="0.525052686325065" calcext:value-type="float">
            <text:p>0.5250526863</text:p>
          </table:table-cell>
          <table:table-cell table:formula="of:=NORMINV(RAND(); 62; 4)" office:value-type="float" office:value="65.5346364512037" calcext:value-type="float">
            <text:p>65.5346364512</text:p>
          </table:table-cell>
          <table:table-cell table:formula="of:=12 + 3 * [.D579] + 5 * [.C579]" office:value-type="float" office:value="211.229172785236" calcext:value-type="float">
            <text:p>211.2291727852</text:p>
          </table:table-cell>
          <table:table-cell/>
        </table:table-row>
        <table:table-row table:style-name="ro1">
          <table:table-cell table:formula="of:=RAND()" office:value-type="float" office:value="0.258787653874606" calcext:value-type="float">
            <text:p>0.2587876539</text:p>
          </table:table-cell>
          <table:table-cell table:formula="of:=NORMINV([.A580];10;3)" office:value-type="float" office:value="8.05873746708908" calcext:value-type="float">
            <text:p>8.0587374671</text:p>
          </table:table-cell>
          <table:table-cell table:formula="of:=COM.MICROSOFT.NORM.INV(RAND(); 0; 1)" office:value-type="float" office:value="-0.555595201812422" calcext:value-type="float">
            <text:p>-0.5555952018</text:p>
          </table:table-cell>
          <table:table-cell table:formula="of:=NORMINV(RAND(); 62; 4)" office:value-type="float" office:value="61.9108783870122" calcext:value-type="float">
            <text:p>61.910878387</text:p>
          </table:table-cell>
          <table:table-cell table:formula="of:=12 + 3 * [.D580] + 5 * [.C580]" office:value-type="float" office:value="194.954659151975" calcext:value-type="float">
            <text:p>194.954659152</text:p>
          </table:table-cell>
          <table:table-cell/>
        </table:table-row>
        <table:table-row table:style-name="ro1">
          <table:table-cell table:formula="of:=RAND()" office:value-type="float" office:value="0.841805544449016" calcext:value-type="float">
            <text:p>0.8418055444</text:p>
          </table:table-cell>
          <table:table-cell table:formula="of:=NORMINV([.A581];10;3)" office:value-type="float" office:value="13.0057185179828" calcext:value-type="float">
            <text:p>13.005718518</text:p>
          </table:table-cell>
          <table:table-cell table:formula="of:=COM.MICROSOFT.NORM.INV(RAND(); 0; 1)" office:value-type="float" office:value="-0.824139110533259" calcext:value-type="float">
            <text:p>-0.8241391105</text:p>
          </table:table-cell>
          <table:table-cell table:formula="of:=NORMINV(RAND(); 62; 4)" office:value-type="float" office:value="55.1138805434455" calcext:value-type="float">
            <text:p>55.1138805434</text:p>
          </table:table-cell>
          <table:table-cell table:formula="of:=12 + 3 * [.D581] + 5 * [.C581]" office:value-type="float" office:value="173.22094607767" calcext:value-type="float">
            <text:p>173.2209460777</text:p>
          </table:table-cell>
          <table:table-cell/>
        </table:table-row>
        <table:table-row table:style-name="ro1">
          <table:table-cell table:formula="of:=RAND()" office:value-type="float" office:value="0.698404738912359" calcext:value-type="float">
            <text:p>0.6984047389</text:p>
          </table:table-cell>
          <table:table-cell table:formula="of:=NORMINV([.A582];10;3)" office:value-type="float" office:value="11.5594536134948" calcext:value-type="float">
            <text:p>11.5594536135</text:p>
          </table:table-cell>
          <table:table-cell table:formula="of:=COM.MICROSOFT.NORM.INV(RAND(); 0; 1)" office:value-type="float" office:value="-1.53176787958849" calcext:value-type="float">
            <text:p>-1.5317678796</text:p>
          </table:table-cell>
          <table:table-cell table:formula="of:=NORMINV(RAND(); 62; 4)" office:value-type="float" office:value="59.6954590627008" calcext:value-type="float">
            <text:p>59.6954590627</text:p>
          </table:table-cell>
          <table:table-cell table:formula="of:=12 + 3 * [.D582] + 5 * [.C582]" office:value-type="float" office:value="183.42753779016" calcext:value-type="float">
            <text:p>183.4275377902</text:p>
          </table:table-cell>
          <table:table-cell/>
        </table:table-row>
        <table:table-row table:style-name="ro1">
          <table:table-cell table:formula="of:=RAND()" office:value-type="float" office:value="0.845096073811874" calcext:value-type="float">
            <text:p>0.8450960738</text:p>
          </table:table-cell>
          <table:table-cell table:formula="of:=NORMINV([.A583];10;3)" office:value-type="float" office:value="13.0468758994902" calcext:value-type="float">
            <text:p>13.0468758995</text:p>
          </table:table-cell>
          <table:table-cell table:formula="of:=COM.MICROSOFT.NORM.INV(RAND(); 0; 1)" office:value-type="float" office:value="-0.378748362945051" calcext:value-type="float">
            <text:p>-0.3787483629</text:p>
          </table:table-cell>
          <table:table-cell table:formula="of:=NORMINV(RAND(); 62; 4)" office:value-type="float" office:value="57.918253424179" calcext:value-type="float">
            <text:p>57.9182534242</text:p>
          </table:table-cell>
          <table:table-cell table:formula="of:=12 + 3 * [.D583] + 5 * [.C583]" office:value-type="float" office:value="183.861018457812" calcext:value-type="float">
            <text:p>183.8610184578</text:p>
          </table:table-cell>
          <table:table-cell/>
        </table:table-row>
        <table:table-row table:style-name="ro1">
          <table:table-cell table:formula="of:=RAND()" office:value-type="float" office:value="0.842388654826209" calcext:value-type="float">
            <text:p>0.8423886548</text:p>
          </table:table-cell>
          <table:table-cell table:formula="of:=NORMINV([.A584];10;3)" office:value-type="float" office:value="13.0129706227829" calcext:value-type="float">
            <text:p>13.0129706228</text:p>
          </table:table-cell>
          <table:table-cell table:formula="of:=COM.MICROSOFT.NORM.INV(RAND(); 0; 1)" office:value-type="float" office:value="1.02509183006111" calcext:value-type="float">
            <text:p>1.0250918301</text:p>
          </table:table-cell>
          <table:table-cell table:formula="of:=NORMINV(RAND(); 62; 4)" office:value-type="float" office:value="63.0316721883144" calcext:value-type="float">
            <text:p>63.0316721883</text:p>
          </table:table-cell>
          <table:table-cell table:formula="of:=12 + 3 * [.D584] + 5 * [.C584]" office:value-type="float" office:value="206.220475715249" calcext:value-type="float">
            <text:p>206.2204757152</text:p>
          </table:table-cell>
          <table:table-cell/>
        </table:table-row>
        <table:table-row table:style-name="ro1">
          <table:table-cell table:formula="of:=RAND()" office:value-type="float" office:value="0.173830598825589" calcext:value-type="float">
            <text:p>0.1738305988</text:p>
          </table:table-cell>
          <table:table-cell table:formula="of:=NORMINV([.A585];10;3)" office:value-type="float" office:value="7.18259360481812" calcext:value-type="float">
            <text:p>7.1825936048</text:p>
          </table:table-cell>
          <table:table-cell table:formula="of:=COM.MICROSOFT.NORM.INV(RAND(); 0; 1)" office:value-type="float" office:value="-0.454573477450754" calcext:value-type="float">
            <text:p>-0.4545734775</text:p>
          </table:table-cell>
          <table:table-cell table:formula="of:=NORMINV(RAND(); 62; 4)" office:value-type="float" office:value="58.9209514600071" calcext:value-type="float">
            <text:p>58.92095146</text:p>
          </table:table-cell>
          <table:table-cell table:formula="of:=12 + 3 * [.D585] + 5 * [.C585]" office:value-type="float" office:value="186.489986992768" calcext:value-type="float">
            <text:p>186.4899869928</text:p>
          </table:table-cell>
          <table:table-cell/>
        </table:table-row>
        <table:table-row table:style-name="ro1">
          <table:table-cell table:formula="of:=RAND()" office:value-type="float" office:value="0.407380852149799" calcext:value-type="float">
            <text:p>0.4073808521</text:p>
          </table:table-cell>
          <table:table-cell table:formula="of:=NORMINV([.A586];10;3)" office:value-type="float" office:value="9.29713717089223" calcext:value-type="float">
            <text:p>9.2971371709</text:p>
          </table:table-cell>
          <table:table-cell table:formula="of:=COM.MICROSOFT.NORM.INV(RAND(); 0; 1)" office:value-type="float" office:value="2.25458865885003" calcext:value-type="float">
            <text:p>2.2545886589</text:p>
          </table:table-cell>
          <table:table-cell table:formula="of:=NORMINV(RAND(); 62; 4)" office:value-type="float" office:value="61.0537782783285" calcext:value-type="float">
            <text:p>61.0537782783</text:p>
          </table:table-cell>
          <table:table-cell table:formula="of:=12 + 3 * [.D586] + 5 * [.C586]" office:value-type="float" office:value="206.434278129236" calcext:value-type="float">
            <text:p>206.4342781292</text:p>
          </table:table-cell>
          <table:table-cell/>
        </table:table-row>
        <table:table-row table:style-name="ro1">
          <table:table-cell table:formula="of:=RAND()" office:value-type="float" office:value="0.200668931938708" calcext:value-type="float">
            <text:p>0.2006689319</text:p>
          </table:table-cell>
          <table:table-cell table:formula="of:=NORMINV([.A587];10;3)" office:value-type="float" office:value="7.48229721117069" calcext:value-type="float">
            <text:p>7.4822972112</text:p>
          </table:table-cell>
          <table:table-cell table:formula="of:=COM.MICROSOFT.NORM.INV(RAND(); 0; 1)" office:value-type="float" office:value="0.111938771410574" calcext:value-type="float">
            <text:p>0.1119387714</text:p>
          </table:table-cell>
          <table:table-cell table:formula="of:=NORMINV(RAND(); 62; 4)" office:value-type="float" office:value="67.6479519348014" calcext:value-type="float">
            <text:p>67.6479519348</text:p>
          </table:table-cell>
          <table:table-cell table:formula="of:=12 + 3 * [.D587] + 5 * [.C587]" office:value-type="float" office:value="215.503549661457" calcext:value-type="float">
            <text:p>215.5035496615</text:p>
          </table:table-cell>
          <table:table-cell/>
        </table:table-row>
        <table:table-row table:style-name="ro1">
          <table:table-cell table:formula="of:=RAND()" office:value-type="float" office:value="0.465753484051675" calcext:value-type="float">
            <text:p>0.4657534841</text:p>
          </table:table-cell>
          <table:table-cell table:formula="of:=NORMINV([.A588];10;3)" office:value-type="float" office:value="9.74215303349722" calcext:value-type="float">
            <text:p>9.7421530335</text:p>
          </table:table-cell>
          <table:table-cell table:formula="of:=COM.MICROSOFT.NORM.INV(RAND(); 0; 1)" office:value-type="float" office:value="0.470628127030582" calcext:value-type="float">
            <text:p>0.470628127</text:p>
          </table:table-cell>
          <table:table-cell table:formula="of:=NORMINV(RAND(); 62; 4)" office:value-type="float" office:value="67.1364975878093" calcext:value-type="float">
            <text:p>67.1364975878</text:p>
          </table:table-cell>
          <table:table-cell table:formula="of:=12 + 3 * [.D588] + 5 * [.C588]" office:value-type="float" office:value="215.762633398581" calcext:value-type="float">
            <text:p>215.7626333986</text:p>
          </table:table-cell>
          <table:table-cell/>
        </table:table-row>
        <table:table-row table:style-name="ro1">
          <table:table-cell table:formula="of:=RAND()" office:value-type="float" office:value="0.296197859104723" calcext:value-type="float">
            <text:p>0.2961978591</text:p>
          </table:table-cell>
          <table:table-cell table:formula="of:=NORMINV([.A589];10;3)" office:value-type="float" office:value="8.39389732299658" calcext:value-type="float">
            <text:p>8.393897323</text:p>
          </table:table-cell>
          <table:table-cell table:formula="of:=COM.MICROSOFT.NORM.INV(RAND(); 0; 1)" office:value-type="float" office:value="-0.78439738724567" calcext:value-type="float">
            <text:p>-0.7843973872</text:p>
          </table:table-cell>
          <table:table-cell table:formula="of:=NORMINV(RAND(); 62; 4)" office:value-type="float" office:value="65.2767318133345" calcext:value-type="float">
            <text:p>65.2767318133</text:p>
          </table:table-cell>
          <table:table-cell table:formula="of:=12 + 3 * [.D589] + 5 * [.C589]" office:value-type="float" office:value="203.908208503775" calcext:value-type="float">
            <text:p>203.9082085038</text:p>
          </table:table-cell>
          <table:table-cell/>
        </table:table-row>
        <table:table-row table:style-name="ro1">
          <table:table-cell table:formula="of:=RAND()" office:value-type="float" office:value="0.660197547869757" calcext:value-type="float">
            <text:p>0.6601975479</text:p>
          </table:table-cell>
          <table:table-cell table:formula="of:=NORMINV([.A590];10;3)" office:value-type="float" office:value="11.2390069997622" calcext:value-type="float">
            <text:p>11.2390069998</text:p>
          </table:table-cell>
          <table:table-cell table:formula="of:=COM.MICROSOFT.NORM.INV(RAND(); 0; 1)" office:value-type="float" office:value="-0.477102599345222" calcext:value-type="float">
            <text:p>-0.4771025993</text:p>
          </table:table-cell>
          <table:table-cell table:formula="of:=NORMINV(RAND(); 62; 4)" office:value-type="float" office:value="62.3564346906803" calcext:value-type="float">
            <text:p>62.3564346907</text:p>
          </table:table-cell>
          <table:table-cell table:formula="of:=12 + 3 * [.D590] + 5 * [.C590]" office:value-type="float" office:value="196.683791075315" calcext:value-type="float">
            <text:p>196.6837910753</text:p>
          </table:table-cell>
          <table:table-cell/>
        </table:table-row>
        <table:table-row table:style-name="ro1">
          <table:table-cell table:formula="of:=RAND()" office:value-type="float" office:value="0.209479541750625" calcext:value-type="float">
            <text:p>0.2094795418</text:p>
          </table:table-cell>
          <table:table-cell table:formula="of:=NORMINV([.A591];10;3)" office:value-type="float" office:value="7.57531465356287" calcext:value-type="float">
            <text:p>7.5753146536</text:p>
          </table:table-cell>
          <table:table-cell table:formula="of:=COM.MICROSOFT.NORM.INV(RAND(); 0; 1)" office:value-type="float" office:value="1.24470569579518" calcext:value-type="float">
            <text:p>1.2447056958</text:p>
          </table:table-cell>
          <table:table-cell table:formula="of:=NORMINV(RAND(); 62; 4)" office:value-type="float" office:value="67.6426687517278" calcext:value-type="float">
            <text:p>67.6426687517</text:p>
          </table:table-cell>
          <table:table-cell table:formula="of:=12 + 3 * [.D591] + 5 * [.C591]" office:value-type="float" office:value="221.151534734159" calcext:value-type="float">
            <text:p>221.1515347342</text:p>
          </table:table-cell>
          <table:table-cell/>
        </table:table-row>
        <table:table-row table:style-name="ro1">
          <table:table-cell table:formula="of:=RAND()" office:value-type="float" office:value="0.695132363354787" calcext:value-type="float">
            <text:p>0.6951323634</text:p>
          </table:table-cell>
          <table:table-cell table:formula="of:=NORMINV([.A592];10;3)" office:value-type="float" office:value="11.5313541203612" calcext:value-type="float">
            <text:p>11.5313541204</text:p>
          </table:table-cell>
          <table:table-cell table:formula="of:=COM.MICROSOFT.NORM.INV(RAND(); 0; 1)" office:value-type="float" office:value="1.59427692225078" calcext:value-type="float">
            <text:p>1.5942769223</text:p>
          </table:table-cell>
          <table:table-cell table:formula="of:=NORMINV(RAND(); 62; 4)" office:value-type="float" office:value="62.01871231278" calcext:value-type="float">
            <text:p>62.0187123128</text:p>
          </table:table-cell>
          <table:table-cell table:formula="of:=12 + 3 * [.D592] + 5 * [.C592]" office:value-type="float" office:value="206.027521549594" calcext:value-type="float">
            <text:p>206.0275215496</text:p>
          </table:table-cell>
          <table:table-cell/>
        </table:table-row>
        <table:table-row table:style-name="ro1">
          <table:table-cell table:formula="of:=RAND()" office:value-type="float" office:value="0.597564605763182" calcext:value-type="float">
            <text:p>0.5975646058</text:p>
          </table:table-cell>
          <table:table-cell table:formula="of:=NORMINV([.A593];10;3)" office:value-type="float" office:value="10.7411451164094" calcext:value-type="float">
            <text:p>10.7411451164</text:p>
          </table:table-cell>
          <table:table-cell table:formula="of:=COM.MICROSOFT.NORM.INV(RAND(); 0; 1)" office:value-type="float" office:value="-0.126985545194988" calcext:value-type="float">
            <text:p>-0.1269855452</text:p>
          </table:table-cell>
          <table:table-cell table:formula="of:=NORMINV(RAND(); 62; 4)" office:value-type="float" office:value="66.1464654136487" calcext:value-type="float">
            <text:p>66.1464654136</text:p>
          </table:table-cell>
          <table:table-cell table:formula="of:=12 + 3 * [.D593] + 5 * [.C593]" office:value-type="float" office:value="209.804468514971" calcext:value-type="float">
            <text:p>209.804468515</text:p>
          </table:table-cell>
          <table:table-cell/>
        </table:table-row>
        <table:table-row table:style-name="ro1">
          <table:table-cell table:formula="of:=RAND()" office:value-type="float" office:value="0.278899371623993" calcext:value-type="float">
            <text:p>0.2788993716</text:p>
          </table:table-cell>
          <table:table-cell table:formula="of:=NORMINV([.A594];10;3)" office:value-type="float" office:value="8.2416572607944" calcext:value-type="float">
            <text:p>8.2416572608</text:p>
          </table:table-cell>
          <table:table-cell table:formula="of:=COM.MICROSOFT.NORM.INV(RAND(); 0; 1)" office:value-type="float" office:value="1.89702184185161" calcext:value-type="float">
            <text:p>1.8970218419</text:p>
          </table:table-cell>
          <table:table-cell table:formula="of:=NORMINV(RAND(); 62; 4)" office:value-type="float" office:value="55.1210526113001" calcext:value-type="float">
            <text:p>55.1210526113</text:p>
          </table:table-cell>
          <table:table-cell table:formula="of:=12 + 3 * [.D594] + 5 * [.C594]" office:value-type="float" office:value="186.848267043158" calcext:value-type="float">
            <text:p>186.8482670432</text:p>
          </table:table-cell>
          <table:table-cell/>
        </table:table-row>
        <table:table-row table:style-name="ro1">
          <table:table-cell table:formula="of:=RAND()" office:value-type="float" office:value="0.31386155448854" calcext:value-type="float">
            <text:p>0.3138615545</text:p>
          </table:table-cell>
          <table:table-cell table:formula="of:=NORMINV([.A595];10;3)" office:value-type="float" office:value="8.54519776952825" calcext:value-type="float">
            <text:p>8.5451977695</text:p>
          </table:table-cell>
          <table:table-cell table:formula="of:=COM.MICROSOFT.NORM.INV(RAND(); 0; 1)" office:value-type="float" office:value="-0.51253509212526" calcext:value-type="float">
            <text:p>-0.5125350921</text:p>
          </table:table-cell>
          <table:table-cell table:formula="of:=NORMINV(RAND(); 62; 4)" office:value-type="float" office:value="67.413745564058" calcext:value-type="float">
            <text:p>67.4137455641</text:p>
          </table:table-cell>
          <table:table-cell table:formula="of:=12 + 3 * [.D595] + 5 * [.C595]" office:value-type="float" office:value="211.678561231548" calcext:value-type="float">
            <text:p>211.6785612315</text:p>
          </table:table-cell>
          <table:table-cell/>
        </table:table-row>
        <table:table-row table:style-name="ro1">
          <table:table-cell table:formula="of:=RAND()" office:value-type="float" office:value="0.655593718169257" calcext:value-type="float">
            <text:p>0.6555937182</text:p>
          </table:table-cell>
          <table:table-cell table:formula="of:=NORMINV([.A596];10;3)" office:value-type="float" office:value="11.2014010853212" calcext:value-type="float">
            <text:p>11.2014010853</text:p>
          </table:table-cell>
          <table:table-cell table:formula="of:=COM.MICROSOFT.NORM.INV(RAND(); 0; 1)" office:value-type="float" office:value="-0.243172308482176" calcext:value-type="float">
            <text:p>-0.2431723085</text:p>
          </table:table-cell>
          <table:table-cell table:formula="of:=NORMINV(RAND(); 62; 4)" office:value-type="float" office:value="60.6744599951947" calcext:value-type="float">
            <text:p>60.6744599952</text:p>
          </table:table-cell>
          <table:table-cell table:formula="of:=12 + 3 * [.D596] + 5 * [.C596]" office:value-type="float" office:value="192.807518443173" calcext:value-type="float">
            <text:p>192.8075184432</text:p>
          </table:table-cell>
          <table:table-cell/>
        </table:table-row>
        <table:table-row table:style-name="ro1">
          <table:table-cell table:formula="of:=RAND()" office:value-type="float" office:value="0.847707298817113" calcext:value-type="float">
            <text:p>0.8477072988</text:p>
          </table:table-cell>
          <table:table-cell table:formula="of:=NORMINV([.A597];10;3)" office:value-type="float" office:value="13.0799493548466" calcext:value-type="float">
            <text:p>13.0799493548</text:p>
          </table:table-cell>
          <table:table-cell table:formula="of:=COM.MICROSOFT.NORM.INV(RAND(); 0; 1)" office:value-type="float" office:value="0.930603519439909" calcext:value-type="float">
            <text:p>0.9306035194</text:p>
          </table:table-cell>
          <table:table-cell table:formula="of:=NORMINV(RAND(); 62; 4)" office:value-type="float" office:value="64.2544526046764" calcext:value-type="float">
            <text:p>64.2544526047</text:p>
          </table:table-cell>
          <table:table-cell table:formula="of:=12 + 3 * [.D597] + 5 * [.C597]" office:value-type="float" office:value="209.416375411229" calcext:value-type="float">
            <text:p>209.4163754112</text:p>
          </table:table-cell>
          <table:table-cell/>
        </table:table-row>
        <table:table-row table:style-name="ro1">
          <table:table-cell table:formula="of:=RAND()" office:value-type="float" office:value="0.681789758615196" calcext:value-type="float">
            <text:p>0.6817897586</text:p>
          </table:table-cell>
          <table:table-cell table:formula="of:=NORMINV([.A598];10;3)" office:value-type="float" office:value="11.418128353648" calcext:value-type="float">
            <text:p>11.4181283536</text:p>
          </table:table-cell>
          <table:table-cell table:formula="of:=COM.MICROSOFT.NORM.INV(RAND(); 0; 1)" office:value-type="float" office:value="-0.0217302135667486" calcext:value-type="float">
            <text:p>-0.0217302136</text:p>
          </table:table-cell>
          <table:table-cell table:formula="of:=NORMINV(RAND(); 62; 4)" office:value-type="float" office:value="58.669305334258" calcext:value-type="float">
            <text:p>58.6693053343</text:p>
          </table:table-cell>
          <table:table-cell table:formula="of:=12 + 3 * [.D598] + 5 * [.C598]" office:value-type="float" office:value="187.89926493494" calcext:value-type="float">
            <text:p>187.8992649349</text:p>
          </table:table-cell>
          <table:table-cell/>
        </table:table-row>
        <table:table-row table:style-name="ro1">
          <table:table-cell table:formula="of:=RAND()" office:value-type="float" office:value="0.302016143221408" calcext:value-type="float">
            <text:p>0.3020161432</text:p>
          </table:table-cell>
          <table:table-cell table:formula="of:=NORMINV([.A599];10;3)" office:value-type="float" office:value="8.44416807421922" calcext:value-type="float">
            <text:p>8.4441680742</text:p>
          </table:table-cell>
          <table:table-cell table:formula="of:=COM.MICROSOFT.NORM.INV(RAND(); 0; 1)" office:value-type="float" office:value="1.29123958974703" calcext:value-type="float">
            <text:p>1.2912395897</text:p>
          </table:table-cell>
          <table:table-cell table:formula="of:=NORMINV(RAND(); 62; 4)" office:value-type="float" office:value="62.4676761006011" calcext:value-type="float">
            <text:p>62.4676761006</text:p>
          </table:table-cell>
          <table:table-cell table:formula="of:=12 + 3 * [.D599] + 5 * [.C599]" office:value-type="float" office:value="205.859226250538" calcext:value-type="float">
            <text:p>205.8592262505</text:p>
          </table:table-cell>
          <table:table-cell/>
        </table:table-row>
        <table:table-row table:style-name="ro1">
          <table:table-cell table:formula="of:=RAND()" office:value-type="float" office:value="0.39749372866936" calcext:value-type="float">
            <text:p>0.3974937287</text:p>
          </table:table-cell>
          <table:table-cell table:formula="of:=NORMINV([.A600];10;3)" office:value-type="float" office:value="9.22048102086287" calcext:value-type="float">
            <text:p>9.2204810209</text:p>
          </table:table-cell>
          <table:table-cell table:formula="of:=COM.MICROSOFT.NORM.INV(RAND(); 0; 1)" office:value-type="float" office:value="0.366295376495661" calcext:value-type="float">
            <text:p>0.3662953765</text:p>
          </table:table-cell>
          <table:table-cell table:formula="of:=NORMINV(RAND(); 62; 4)" office:value-type="float" office:value="68.3145756001739" calcext:value-type="float">
            <text:p>68.3145756002</text:p>
          </table:table-cell>
          <table:table-cell table:formula="of:=12 + 3 * [.D600] + 5 * [.C600]" office:value-type="float" office:value="218.775203683" calcext:value-type="float">
            <text:p>218.775203683</text:p>
          </table:table-cell>
          <table:table-cell/>
        </table:table-row>
        <table:table-row table:style-name="ro1">
          <table:table-cell table:formula="of:=RAND()" office:value-type="float" office:value="0.314640470314771" calcext:value-type="float">
            <text:p>0.3146404703</text:p>
          </table:table-cell>
          <table:table-cell table:formula="of:=NORMINV([.A601];10;3)" office:value-type="float" office:value="8.55178246194476" calcext:value-type="float">
            <text:p>8.5517824619</text:p>
          </table:table-cell>
          <table:table-cell table:formula="of:=COM.MICROSOFT.NORM.INV(RAND(); 0; 1)" office:value-type="float" office:value="1.68570555616425" calcext:value-type="float">
            <text:p>1.6857055562</text:p>
          </table:table-cell>
          <table:table-cell table:formula="of:=NORMINV(RAND(); 62; 4)" office:value-type="float" office:value="66.3813873236189" calcext:value-type="float">
            <text:p>66.3813873236</text:p>
          </table:table-cell>
          <table:table-cell table:formula="of:=12 + 3 * [.D601] + 5 * [.C601]" office:value-type="float" office:value="219.572689751678" calcext:value-type="float">
            <text:p>219.5726897517</text:p>
          </table:table-cell>
          <table:table-cell/>
        </table:table-row>
        <table:table-row table:style-name="ro1">
          <table:table-cell table:formula="of:=RAND()" office:value-type="float" office:value="0.554124306654558" calcext:value-type="float">
            <text:p>0.5541243067</text:p>
          </table:table-cell>
          <table:table-cell table:formula="of:=NORMINV([.A602];10;3)" office:value-type="float" office:value="10.4082652416721" calcext:value-type="float">
            <text:p>10.4082652417</text:p>
          </table:table-cell>
          <table:table-cell table:formula="of:=COM.MICROSOFT.NORM.INV(RAND(); 0; 1)" office:value-type="float" office:value="-1.50597987602528" calcext:value-type="float">
            <text:p>-1.505979876</text:p>
          </table:table-cell>
          <table:table-cell table:formula="of:=NORMINV(RAND(); 62; 4)" office:value-type="float" office:value="65.9559692299651" calcext:value-type="float">
            <text:p>65.95596923</text:p>
          </table:table-cell>
          <table:table-cell table:formula="of:=12 + 3 * [.D602] + 5 * [.C602]" office:value-type="float" office:value="202.338008309769" calcext:value-type="float">
            <text:p>202.3380083098</text:p>
          </table:table-cell>
          <table:table-cell/>
        </table:table-row>
        <table:table-row table:style-name="ro1">
          <table:table-cell table:formula="of:=RAND()" office:value-type="float" office:value="0.370413368567824" calcext:value-type="float">
            <text:p>0.3704133686</text:p>
          </table:table-cell>
          <table:table-cell table:formula="of:=NORMINV([.A603];10;3)" office:value-type="float" office:value="9.00772381242728" calcext:value-type="float">
            <text:p>9.0077238124</text:p>
          </table:table-cell>
          <table:table-cell table:formula="of:=COM.MICROSOFT.NORM.INV(RAND(); 0; 1)" office:value-type="float" office:value="0.84998951485832" calcext:value-type="float">
            <text:p>0.8499895149</text:p>
          </table:table-cell>
          <table:table-cell table:formula="of:=NORMINV(RAND(); 62; 4)" office:value-type="float" office:value="61.4651058699647" calcext:value-type="float">
            <text:p>61.46510587</text:p>
          </table:table-cell>
          <table:table-cell table:formula="of:=12 + 3 * [.D603] + 5 * [.C603]" office:value-type="float" office:value="200.645265184186" calcext:value-type="float">
            <text:p>200.6452651842</text:p>
          </table:table-cell>
          <table:table-cell/>
        </table:table-row>
        <table:table-row table:style-name="ro1">
          <table:table-cell table:formula="of:=RAND()" office:value-type="float" office:value="0.646346176741645" calcext:value-type="float">
            <text:p>0.6463461767</text:p>
          </table:table-cell>
          <table:table-cell table:formula="of:=NORMINV([.A604];10;3)" office:value-type="float" office:value="11.1264233429002" calcext:value-type="float">
            <text:p>11.1264233429</text:p>
          </table:table-cell>
          <table:table-cell table:formula="of:=COM.MICROSOFT.NORM.INV(RAND(); 0; 1)" office:value-type="float" office:value="0.0215413630884867" calcext:value-type="float">
            <text:p>0.0215413631</text:p>
          </table:table-cell>
          <table:table-cell table:formula="of:=NORMINV(RAND(); 62; 4)" office:value-type="float" office:value="63.7498145881532" calcext:value-type="float">
            <text:p>63.7498145882</text:p>
          </table:table-cell>
          <table:table-cell table:formula="of:=12 + 3 * [.D604] + 5 * [.C604]" office:value-type="float" office:value="203.357150579902" calcext:value-type="float">
            <text:p>203.3571505799</text:p>
          </table:table-cell>
          <table:table-cell/>
        </table:table-row>
        <table:table-row table:style-name="ro1">
          <table:table-cell table:formula="of:=RAND()" office:value-type="float" office:value="0.816274387994781" calcext:value-type="float">
            <text:p>0.816274388</text:p>
          </table:table-cell>
          <table:table-cell table:formula="of:=NORMINV([.A605];10;3)" office:value-type="float" office:value="12.7037736343742" calcext:value-type="float">
            <text:p>12.7037736344</text:p>
          </table:table-cell>
          <table:table-cell table:formula="of:=COM.MICROSOFT.NORM.INV(RAND(); 0; 1)" office:value-type="float" office:value="1.86042832677212" calcext:value-type="float">
            <text:p>1.8604283268</text:p>
          </table:table-cell>
          <table:table-cell table:formula="of:=NORMINV(RAND(); 62; 4)" office:value-type="float" office:value="61.1315824911973" calcext:value-type="float">
            <text:p>61.1315824912</text:p>
          </table:table-cell>
          <table:table-cell table:formula="of:=12 + 3 * [.D605] + 5 * [.C605]" office:value-type="float" office:value="204.696889107453" calcext:value-type="float">
            <text:p>204.6968891075</text:p>
          </table:table-cell>
          <table:table-cell/>
        </table:table-row>
        <table:table-row table:style-name="ro1">
          <table:table-cell table:formula="of:=RAND()" office:value-type="float" office:value="0.834980252431706" calcext:value-type="float">
            <text:p>0.8349802524</text:p>
          </table:table-cell>
          <table:table-cell table:formula="of:=NORMINV([.A606];10;3)" office:value-type="float" office:value="12.922102982773" calcext:value-type="float">
            <text:p>12.9221029828</text:p>
          </table:table-cell>
          <table:table-cell table:formula="of:=COM.MICROSOFT.NORM.INV(RAND(); 0; 1)" office:value-type="float" office:value="-1.08911203927762" calcext:value-type="float">
            <text:p>-1.0891120393</text:p>
          </table:table-cell>
          <table:table-cell table:formula="of:=NORMINV(RAND(); 62; 4)" office:value-type="float" office:value="60.9134914847333" calcext:value-type="float">
            <text:p>60.9134914847</text:p>
          </table:table-cell>
          <table:table-cell table:formula="of:=12 + 3 * [.D606] + 5 * [.C606]" office:value-type="float" office:value="189.294914257812" calcext:value-type="float">
            <text:p>189.2949142578</text:p>
          </table:table-cell>
          <table:table-cell/>
        </table:table-row>
        <table:table-row table:style-name="ro1">
          <table:table-cell table:formula="of:=RAND()" office:value-type="float" office:value="0.17721032211557" calcext:value-type="float">
            <text:p>0.1772103221</text:p>
          </table:table-cell>
          <table:table-cell table:formula="of:=NORMINV([.A607];10;3)" office:value-type="float" office:value="7.22185373921014" calcext:value-type="float">
            <text:p>7.2218537392</text:p>
          </table:table-cell>
          <table:table-cell table:formula="of:=COM.MICROSOFT.NORM.INV(RAND(); 0; 1)" office:value-type="float" office:value="-2.22778695401824" calcext:value-type="float">
            <text:p>-2.227786954</text:p>
          </table:table-cell>
          <table:table-cell table:formula="of:=NORMINV(RAND(); 62; 4)" office:value-type="float" office:value="65.9907260462593" calcext:value-type="float">
            <text:p>65.9907260463</text:p>
          </table:table-cell>
          <table:table-cell table:formula="of:=12 + 3 * [.D607] + 5 * [.C607]" office:value-type="float" office:value="198.833243368687" calcext:value-type="float">
            <text:p>198.8332433687</text:p>
          </table:table-cell>
          <table:table-cell/>
        </table:table-row>
        <table:table-row table:style-name="ro1">
          <table:table-cell table:formula="of:=RAND()" office:value-type="float" office:value="0.698148282943293" calcext:value-type="float">
            <text:p>0.6981482829</text:p>
          </table:table-cell>
          <table:table-cell table:formula="of:=NORMINV([.A608];10;3)" office:value-type="float" office:value="11.5572465415762" calcext:value-type="float">
            <text:p>11.5572465416</text:p>
          </table:table-cell>
          <table:table-cell table:formula="of:=COM.MICROSOFT.NORM.INV(RAND(); 0; 1)" office:value-type="float" office:value="-0.592229558966136" calcext:value-type="float">
            <text:p>-0.592229559</text:p>
          </table:table-cell>
          <table:table-cell table:formula="of:=NORMINV(RAND(); 62; 4)" office:value-type="float" office:value="53.6342225711108" calcext:value-type="float">
            <text:p>53.6342225711</text:p>
          </table:table-cell>
          <table:table-cell table:formula="of:=12 + 3 * [.D608] + 5 * [.C608]" office:value-type="float" office:value="169.941519918502" calcext:value-type="float">
            <text:p>169.9415199185</text:p>
          </table:table-cell>
          <table:table-cell/>
        </table:table-row>
        <table:table-row table:style-name="ro1">
          <table:table-cell table:formula="of:=RAND()" office:value-type="float" office:value="0.393438941100612" calcext:value-type="float">
            <text:p>0.3934389411</text:p>
          </table:table-cell>
          <table:table-cell table:formula="of:=NORMINV([.A609];10;3)" office:value-type="float" office:value="9.18889883228904" calcext:value-type="float">
            <text:p>9.1888988323</text:p>
          </table:table-cell>
          <table:table-cell table:formula="of:=COM.MICROSOFT.NORM.INV(RAND(); 0; 1)" office:value-type="float" office:value="-2.45242189894046" calcext:value-type="float">
            <text:p>-2.4524218989</text:p>
          </table:table-cell>
          <table:table-cell table:formula="of:=NORMINV(RAND(); 62; 4)" office:value-type="float" office:value="60.9011184782959" calcext:value-type="float">
            <text:p>60.9011184783</text:p>
          </table:table-cell>
          <table:table-cell table:formula="of:=12 + 3 * [.D609] + 5 * [.C609]" office:value-type="float" office:value="182.441245940185" calcext:value-type="float">
            <text:p>182.4412459402</text:p>
          </table:table-cell>
          <table:table-cell/>
        </table:table-row>
        <table:table-row table:style-name="ro1">
          <table:table-cell table:formula="of:=RAND()" office:value-type="float" office:value="0.86997733800672" calcext:value-type="float">
            <text:p>0.869977338</text:p>
          </table:table-cell>
          <table:table-cell table:formula="of:=NORMINV([.A610];10;3)" office:value-type="float" office:value="13.378852028335" calcext:value-type="float">
            <text:p>13.3788520283</text:p>
          </table:table-cell>
          <table:table-cell table:formula="of:=COM.MICROSOFT.NORM.INV(RAND(); 0; 1)" office:value-type="float" office:value="-0.422678617425792" calcext:value-type="float">
            <text:p>-0.4226786174</text:p>
          </table:table-cell>
          <table:table-cell table:formula="of:=NORMINV(RAND(); 62; 4)" office:value-type="float" office:value="63.0134614287523" calcext:value-type="float">
            <text:p>63.0134614288</text:p>
          </table:table-cell>
          <table:table-cell table:formula="of:=12 + 3 * [.D610] + 5 * [.C610]" office:value-type="float" office:value="198.926991199128" calcext:value-type="float">
            <text:p>198.9269911991</text:p>
          </table:table-cell>
          <table:table-cell/>
        </table:table-row>
        <table:table-row table:style-name="ro1">
          <table:table-cell table:formula="of:=RAND()" office:value-type="float" office:value="0.108970959670842" calcext:value-type="float">
            <text:p>0.1089709597</text:p>
          </table:table-cell>
          <table:table-cell table:formula="of:=NORMINV([.A611];10;3)" office:value-type="float" office:value="6.30394245860307" calcext:value-type="float">
            <text:p>6.3039424586</text:p>
          </table:table-cell>
          <table:table-cell table:formula="of:=COM.MICROSOFT.NORM.INV(RAND(); 0; 1)" office:value-type="float" office:value="1.54566387237136" calcext:value-type="float">
            <text:p>1.5456638724</text:p>
          </table:table-cell>
          <table:table-cell table:formula="of:=NORMINV(RAND(); 62; 4)" office:value-type="float" office:value="63.0829540529256" calcext:value-type="float">
            <text:p>63.0829540529</text:p>
          </table:table-cell>
          <table:table-cell table:formula="of:=12 + 3 * [.D611] + 5 * [.C611]" office:value-type="float" office:value="208.977181520633" calcext:value-type="float">
            <text:p>208.9771815206</text:p>
          </table:table-cell>
          <table:table-cell/>
        </table:table-row>
        <table:table-row table:style-name="ro1">
          <table:table-cell table:formula="of:=RAND()" office:value-type="float" office:value="0.910788018489257" calcext:value-type="float">
            <text:p>0.9107880185</text:p>
          </table:table-cell>
          <table:table-cell table:formula="of:=NORMINV([.A612];10;3)" office:value-type="float" office:value="14.0368705550242" calcext:value-type="float">
            <text:p>14.036870555</text:p>
          </table:table-cell>
          <table:table-cell table:formula="of:=COM.MICROSOFT.NORM.INV(RAND(); 0; 1)" office:value-type="float" office:value="1.19129736640044" calcext:value-type="float">
            <text:p>1.1912973664</text:p>
          </table:table-cell>
          <table:table-cell table:formula="of:=NORMINV(RAND(); 62; 4)" office:value-type="float" office:value="62.6931857756573" calcext:value-type="float">
            <text:p>62.6931857757</text:p>
          </table:table-cell>
          <table:table-cell table:formula="of:=12 + 3 * [.D612] + 5 * [.C612]" office:value-type="float" office:value="206.036044158974" calcext:value-type="float">
            <text:p>206.036044159</text:p>
          </table:table-cell>
          <table:table-cell/>
        </table:table-row>
        <table:table-row table:style-name="ro1">
          <table:table-cell table:formula="of:=RAND()" office:value-type="float" office:value="0.799825162161142" calcext:value-type="float">
            <text:p>0.7998251622</text:p>
          </table:table-cell>
          <table:table-cell table:formula="of:=NORMINV([.A613];10;3)" office:value-type="float" office:value="12.5229906754277" calcext:value-type="float">
            <text:p>12.5229906754</text:p>
          </table:table-cell>
          <table:table-cell table:formula="of:=COM.MICROSOFT.NORM.INV(RAND(); 0; 1)" office:value-type="float" office:value="-0.268425202128554" calcext:value-type="float">
            <text:p>-0.2684252021</text:p>
          </table:table-cell>
          <table:table-cell table:formula="of:=NORMINV(RAND(); 62; 4)" office:value-type="float" office:value="66.2542686563491" calcext:value-type="float">
            <text:p>66.2542686563</text:p>
          </table:table-cell>
          <table:table-cell table:formula="of:=12 + 3 * [.D613] + 5 * [.C613]" office:value-type="float" office:value="209.420679958405" calcext:value-type="float">
            <text:p>209.4206799584</text:p>
          </table:table-cell>
          <table:table-cell/>
        </table:table-row>
        <table:table-row table:style-name="ro1">
          <table:table-cell table:formula="of:=RAND()" office:value-type="float" office:value="0.753446629736573" calcext:value-type="float">
            <text:p>0.7534466297</text:p>
          </table:table-cell>
          <table:table-cell table:formula="of:=NORMINV([.A614];10;3)" office:value-type="float" office:value="12.0561277346196" calcext:value-type="float">
            <text:p>12.0561277346</text:p>
          </table:table-cell>
          <table:table-cell table:formula="of:=COM.MICROSOFT.NORM.INV(RAND(); 0; 1)" office:value-type="float" office:value="0.347810218804482" calcext:value-type="float">
            <text:p>0.3478102188</text:p>
          </table:table-cell>
          <table:table-cell table:formula="of:=NORMINV(RAND(); 62; 4)" office:value-type="float" office:value="62.0115056591524" calcext:value-type="float">
            <text:p>62.0115056592</text:p>
          </table:table-cell>
          <table:table-cell table:formula="of:=12 + 3 * [.D614] + 5 * [.C614]" office:value-type="float" office:value="199.77356807148" calcext:value-type="float">
            <text:p>199.7735680715</text:p>
          </table:table-cell>
          <table:table-cell/>
        </table:table-row>
        <table:table-row table:style-name="ro1">
          <table:table-cell table:formula="of:=RAND()" office:value-type="float" office:value="0.547332980670035" calcext:value-type="float">
            <text:p>0.5473329807</text:p>
          </table:table-cell>
          <table:table-cell table:formula="of:=NORMINV([.A615];10;3)" office:value-type="float" office:value="10.3567777889217" calcext:value-type="float">
            <text:p>10.3567777889</text:p>
          </table:table-cell>
          <table:table-cell table:formula="of:=COM.MICROSOFT.NORM.INV(RAND(); 0; 1)" office:value-type="float" office:value="1.61947095914634" calcext:value-type="float">
            <text:p>1.6194709591</text:p>
          </table:table-cell>
          <table:table-cell table:formula="of:=NORMINV(RAND(); 62; 4)" office:value-type="float" office:value="53.516231572188" calcext:value-type="float">
            <text:p>53.5162315722</text:p>
          </table:table-cell>
          <table:table-cell table:formula="of:=12 + 3 * [.D615] + 5 * [.C615]" office:value-type="float" office:value="180.646049512296" calcext:value-type="float">
            <text:p>180.6460495123</text:p>
          </table:table-cell>
          <table:table-cell/>
        </table:table-row>
        <table:table-row table:style-name="ro1">
          <table:table-cell table:formula="of:=RAND()" office:value-type="float" office:value="0.4022218931932" calcext:value-type="float">
            <text:p>0.4022218932</text:p>
          </table:table-cell>
          <table:table-cell table:formula="of:=NORMINV([.A616];10;3)" office:value-type="float" office:value="9.25719951793899" calcext:value-type="float">
            <text:p>9.2571995179</text:p>
          </table:table-cell>
          <table:table-cell table:formula="of:=COM.MICROSOFT.NORM.INV(RAND(); 0; 1)" office:value-type="float" office:value="-0.794261251373168" calcext:value-type="float">
            <text:p>-0.7942612514</text:p>
          </table:table-cell>
          <table:table-cell table:formula="of:=NORMINV(RAND(); 62; 4)" office:value-type="float" office:value="64.9961713919069" calcext:value-type="float">
            <text:p>64.9961713919</text:p>
          </table:table-cell>
          <table:table-cell table:formula="of:=12 + 3 * [.D616] + 5 * [.C616]" office:value-type="float" office:value="203.017207918855" calcext:value-type="float">
            <text:p>203.0172079189</text:p>
          </table:table-cell>
          <table:table-cell/>
        </table:table-row>
        <table:table-row table:style-name="ro1">
          <table:table-cell table:formula="of:=RAND()" office:value-type="float" office:value="0.325099423062056" calcext:value-type="float">
            <text:p>0.3250994231</text:p>
          </table:table-cell>
          <table:table-cell table:formula="of:=NORMINV([.A617];10;3)" office:value-type="float" office:value="8.63954209975566" calcext:value-type="float">
            <text:p>8.6395420998</text:p>
          </table:table-cell>
          <table:table-cell table:formula="of:=COM.MICROSOFT.NORM.INV(RAND(); 0; 1)" office:value-type="float" office:value="1.91101995415005" calcext:value-type="float">
            <text:p>1.9110199542</text:p>
          </table:table-cell>
          <table:table-cell table:formula="of:=NORMINV(RAND(); 62; 4)" office:value-type="float" office:value="60.5670709669274" calcext:value-type="float">
            <text:p>60.5670709669</text:p>
          </table:table-cell>
          <table:table-cell table:formula="of:=12 + 3 * [.D617] + 5 * [.C617]" office:value-type="float" office:value="203.256312671532" calcext:value-type="float">
            <text:p>203.2563126715</text:p>
          </table:table-cell>
          <table:table-cell/>
        </table:table-row>
        <table:table-row table:style-name="ro1">
          <table:table-cell table:formula="of:=RAND()" office:value-type="float" office:value="0.330626520328224" calcext:value-type="float">
            <text:p>0.3306265203</text:p>
          </table:table-cell>
          <table:table-cell table:formula="of:=NORMINV([.A618];10;3)" office:value-type="float" office:value="8.68544855686531" calcext:value-type="float">
            <text:p>8.6854485569</text:p>
          </table:table-cell>
          <table:table-cell table:formula="of:=COM.MICROSOFT.NORM.INV(RAND(); 0; 1)" office:value-type="float" office:value="-1.20808517003201" calcext:value-type="float">
            <text:p>-1.20808517</text:p>
          </table:table-cell>
          <table:table-cell table:formula="of:=NORMINV(RAND(); 62; 4)" office:value-type="float" office:value="59.1542110616555" calcext:value-type="float">
            <text:p>59.1542110617</text:p>
          </table:table-cell>
          <table:table-cell table:formula="of:=12 + 3 * [.D618] + 5 * [.C618]" office:value-type="float" office:value="183.422207334807" calcext:value-type="float">
            <text:p>183.4222073348</text:p>
          </table:table-cell>
          <table:table-cell/>
        </table:table-row>
        <table:table-row table:style-name="ro1">
          <table:table-cell table:formula="of:=RAND()" office:value-type="float" office:value="0.452760759275407" calcext:value-type="float">
            <text:p>0.4527607593</text:p>
          </table:table-cell>
          <table:table-cell table:formula="of:=NORMINV([.A619];10;3)" office:value-type="float" office:value="9.64393211728561" calcext:value-type="float">
            <text:p>9.6439321173</text:p>
          </table:table-cell>
          <table:table-cell table:formula="of:=COM.MICROSOFT.NORM.INV(RAND(); 0; 1)" office:value-type="float" office:value="-0.600056462804238" calcext:value-type="float">
            <text:p>-0.6000564628</text:p>
          </table:table-cell>
          <table:table-cell table:formula="of:=NORMINV(RAND(); 62; 4)" office:value-type="float" office:value="63.7139146403047" calcext:value-type="float">
            <text:p>63.7139146403</text:p>
          </table:table-cell>
          <table:table-cell table:formula="of:=12 + 3 * [.D619] + 5 * [.C619]" office:value-type="float" office:value="200.141461606893" calcext:value-type="float">
            <text:p>200.1414616069</text:p>
          </table:table-cell>
          <table:table-cell/>
        </table:table-row>
        <table:table-row table:style-name="ro1">
          <table:table-cell table:formula="of:=RAND()" office:value-type="float" office:value="0.175007253419608" calcext:value-type="float">
            <text:p>0.1750072534</text:p>
          </table:table-cell>
          <table:table-cell table:formula="of:=NORMINV([.A620];10;3)" office:value-type="float" office:value="7.1963165412867" calcext:value-type="float">
            <text:p>7.1963165413</text:p>
          </table:table-cell>
          <table:table-cell table:formula="of:=COM.MICROSOFT.NORM.INV(RAND(); 0; 1)" office:value-type="float" office:value="-0.574100014995412" calcext:value-type="float">
            <text:p>-0.574100015</text:p>
          </table:table-cell>
          <table:table-cell table:formula="of:=NORMINV(RAND(); 62; 4)" office:value-type="float" office:value="61.3563014078533" calcext:value-type="float">
            <text:p>61.3563014079</text:p>
          </table:table-cell>
          <table:table-cell table:formula="of:=12 + 3 * [.D620] + 5 * [.C620]" office:value-type="float" office:value="193.198404148583" calcext:value-type="float">
            <text:p>193.1984041486</text:p>
          </table:table-cell>
          <table:table-cell/>
        </table:table-row>
        <table:table-row table:style-name="ro1">
          <table:table-cell table:formula="of:=RAND()" office:value-type="float" office:value="0.327330207219347" calcext:value-type="float">
            <text:p>0.3273302072</text:p>
          </table:table-cell>
          <table:table-cell table:formula="of:=NORMINV([.A621];10;3)" office:value-type="float" office:value="8.65810809268113" calcext:value-type="float">
            <text:p>8.6581080927</text:p>
          </table:table-cell>
          <table:table-cell table:formula="of:=COM.MICROSOFT.NORM.INV(RAND(); 0; 1)" office:value-type="float" office:value="0.953611895996757" calcext:value-type="float">
            <text:p>0.953611896</text:p>
          </table:table-cell>
          <table:table-cell table:formula="of:=NORMINV(RAND(); 62; 4)" office:value-type="float" office:value="58.5087378944992" calcext:value-type="float">
            <text:p>58.5087378945</text:p>
          </table:table-cell>
          <table:table-cell table:formula="of:=12 + 3 * [.D621] + 5 * [.C621]" office:value-type="float" office:value="192.294273163481" calcext:value-type="float">
            <text:p>192.2942731635</text:p>
          </table:table-cell>
          <table:table-cell/>
        </table:table-row>
        <table:table-row table:style-name="ro1">
          <table:table-cell table:formula="of:=RAND()" office:value-type="float" office:value="0.327472414588556" calcext:value-type="float">
            <text:p>0.3274724146</text:p>
          </table:table-cell>
          <table:table-cell table:formula="of:=NORMINV([.A622];10;3)" office:value-type="float" office:value="8.65928988386823" calcext:value-type="float">
            <text:p>8.6592898839</text:p>
          </table:table-cell>
          <table:table-cell table:formula="of:=COM.MICROSOFT.NORM.INV(RAND(); 0; 1)" office:value-type="float" office:value="-1.21733140625454" calcext:value-type="float">
            <text:p>-1.2173314063</text:p>
          </table:table-cell>
          <table:table-cell table:formula="of:=NORMINV(RAND(); 62; 4)" office:value-type="float" office:value="56.7103882496002" calcext:value-type="float">
            <text:p>56.7103882496</text:p>
          </table:table-cell>
          <table:table-cell table:formula="of:=12 + 3 * [.D622] + 5 * [.C622]" office:value-type="float" office:value="176.044507717528" calcext:value-type="float">
            <text:p>176.0445077175</text:p>
          </table:table-cell>
          <table:table-cell/>
        </table:table-row>
        <table:table-row table:style-name="ro1">
          <table:table-cell table:formula="of:=RAND()" office:value-type="float" office:value="0.318511544028297" calcext:value-type="float">
            <text:p>0.318511544</text:p>
          </table:table-cell>
          <table:table-cell table:formula="of:=NORMINV([.A623];10;3)" office:value-type="float" office:value="8.58440473259572" calcext:value-type="float">
            <text:p>8.5844047326</text:p>
          </table:table-cell>
          <table:table-cell table:formula="of:=COM.MICROSOFT.NORM.INV(RAND(); 0; 1)" office:value-type="float" office:value="-0.157942788072184" calcext:value-type="float">
            <text:p>-0.1579427881</text:p>
          </table:table-cell>
          <table:table-cell table:formula="of:=NORMINV(RAND(); 62; 4)" office:value-type="float" office:value="62.4374819132961" calcext:value-type="float">
            <text:p>62.4374819133</text:p>
          </table:table-cell>
          <table:table-cell table:formula="of:=12 + 3 * [.D623] + 5 * [.C623]" office:value-type="float" office:value="198.522731799527" calcext:value-type="float">
            <text:p>198.5227317995</text:p>
          </table:table-cell>
          <table:table-cell/>
        </table:table-row>
        <table:table-row table:style-name="ro1">
          <table:table-cell table:formula="of:=RAND()" office:value-type="float" office:value="0.566063117003068" calcext:value-type="float">
            <text:p>0.566063117</text:p>
          </table:table-cell>
          <table:table-cell table:formula="of:=NORMINV([.A624];10;3)" office:value-type="float" office:value="10.4990795602092" calcext:value-type="float">
            <text:p>10.4990795602</text:p>
          </table:table-cell>
          <table:table-cell table:formula="of:=COM.MICROSOFT.NORM.INV(RAND(); 0; 1)" office:value-type="float" office:value="0.803793608065588" calcext:value-type="float">
            <text:p>0.8037936081</text:p>
          </table:table-cell>
          <table:table-cell table:formula="of:=NORMINV(RAND(); 62; 4)" office:value-type="float" office:value="64.9140215407594" calcext:value-type="float">
            <text:p>64.9140215408</text:p>
          </table:table-cell>
          <table:table-cell table:formula="of:=12 + 3 * [.D624] + 5 * [.C624]" office:value-type="float" office:value="210.761032662606" calcext:value-type="float">
            <text:p>210.7610326626</text:p>
          </table:table-cell>
          <table:table-cell/>
        </table:table-row>
        <table:table-row table:style-name="ro1">
          <table:table-cell table:formula="of:=RAND()" office:value-type="float" office:value="0.878682116512209" calcext:value-type="float">
            <text:p>0.8786821165</text:p>
          </table:table-cell>
          <table:table-cell table:formula="of:=NORMINV([.A625];10;3)" office:value-type="float" office:value="13.5052720876553" calcext:value-type="float">
            <text:p>13.5052720877</text:p>
          </table:table-cell>
          <table:table-cell table:formula="of:=COM.MICROSOFT.NORM.INV(RAND(); 0; 1)" office:value-type="float" office:value="-0.517096930682279" calcext:value-type="float">
            <text:p>-0.5170969307</text:p>
          </table:table-cell>
          <table:table-cell table:formula="of:=NORMINV(RAND(); 62; 4)" office:value-type="float" office:value="54.8223504378259" calcext:value-type="float">
            <text:p>54.8223504378</text:p>
          </table:table-cell>
          <table:table-cell table:formula="of:=12 + 3 * [.D625] + 5 * [.C625]" office:value-type="float" office:value="173.881566660066" calcext:value-type="float">
            <text:p>173.8815666601</text:p>
          </table:table-cell>
          <table:table-cell/>
        </table:table-row>
        <table:table-row table:style-name="ro1">
          <table:table-cell table:formula="of:=RAND()" office:value-type="float" office:value="0.548551987390965" calcext:value-type="float">
            <text:p>0.5485519874</text:p>
          </table:table-cell>
          <table:table-cell table:formula="of:=NORMINV([.A626];10;3)" office:value-type="float" office:value="10.3660113377717" calcext:value-type="float">
            <text:p>10.3660113378</text:p>
          </table:table-cell>
          <table:table-cell table:formula="of:=COM.MICROSOFT.NORM.INV(RAND(); 0; 1)" office:value-type="float" office:value="0.396826851403328" calcext:value-type="float">
            <text:p>0.3968268514</text:p>
          </table:table-cell>
          <table:table-cell table:formula="of:=NORMINV(RAND(); 62; 4)" office:value-type="float" office:value="67.6247414930465" calcext:value-type="float">
            <text:p>67.624741493</text:p>
          </table:table-cell>
          <table:table-cell table:formula="of:=12 + 3 * [.D626] + 5 * [.C626]" office:value-type="float" office:value="216.858358736156" calcext:value-type="float">
            <text:p>216.8583587362</text:p>
          </table:table-cell>
          <table:table-cell/>
        </table:table-row>
        <table:table-row table:style-name="ro1">
          <table:table-cell table:formula="of:=RAND()" office:value-type="float" office:value="0.63577174814418" calcext:value-type="float">
            <text:p>0.6357717481</text:p>
          </table:table-cell>
          <table:table-cell table:formula="of:=NORMINV([.A627];10;3)" office:value-type="float" office:value="11.0415383684587" calcext:value-type="float">
            <text:p>11.0415383685</text:p>
          </table:table-cell>
          <table:table-cell table:formula="of:=COM.MICROSOFT.NORM.INV(RAND(); 0; 1)" office:value-type="float" office:value="0.638926625098821" calcext:value-type="float">
            <text:p>0.6389266251</text:p>
          </table:table-cell>
          <table:table-cell table:formula="of:=NORMINV(RAND(); 62; 4)" office:value-type="float" office:value="57.1249116057914" calcext:value-type="float">
            <text:p>57.1249116058</text:p>
          </table:table-cell>
          <table:table-cell table:formula="of:=12 + 3 * [.D627] + 5 * [.C627]" office:value-type="float" office:value="186.569367942868" calcext:value-type="float">
            <text:p>186.5693679429</text:p>
          </table:table-cell>
          <table:table-cell/>
        </table:table-row>
        <table:table-row table:style-name="ro1">
          <table:table-cell table:formula="of:=RAND()" office:value-type="float" office:value="0.979013769887388" calcext:value-type="float">
            <text:p>0.9790137699</text:p>
          </table:table-cell>
          <table:table-cell table:formula="of:=NORMINV([.A628];10;3)" office:value-type="float" office:value="16.1013793089499" calcext:value-type="float">
            <text:p>16.101379309</text:p>
          </table:table-cell>
          <table:table-cell table:formula="of:=COM.MICROSOFT.NORM.INV(RAND(); 0; 1)" office:value-type="float" office:value="0.109272532985506" calcext:value-type="float">
            <text:p>0.109272533</text:p>
          </table:table-cell>
          <table:table-cell table:formula="of:=NORMINV(RAND(); 62; 4)" office:value-type="float" office:value="60.2009420163589" calcext:value-type="float">
            <text:p>60.2009420164</text:p>
          </table:table-cell>
          <table:table-cell table:formula="of:=12 + 3 * [.D628] + 5 * [.C628]" office:value-type="float" office:value="193.149188714004" calcext:value-type="float">
            <text:p>193.149188714</text:p>
          </table:table-cell>
          <table:table-cell/>
        </table:table-row>
        <table:table-row table:style-name="ro1">
          <table:table-cell table:formula="of:=RAND()" office:value-type="float" office:value="0.586850104155019" calcext:value-type="float">
            <text:p>0.5868501042</text:p>
          </table:table-cell>
          <table:table-cell table:formula="of:=NORMINV([.A629];10;3)" office:value-type="float" office:value="10.6583489717929" calcext:value-type="float">
            <text:p>10.6583489718</text:p>
          </table:table-cell>
          <table:table-cell table:formula="of:=COM.MICROSOFT.NORM.INV(RAND(); 0; 1)" office:value-type="float" office:value="-0.208719457746305" calcext:value-type="float">
            <text:p>-0.2087194577</text:p>
          </table:table-cell>
          <table:table-cell table:formula="of:=NORMINV(RAND(); 62; 4)" office:value-type="float" office:value="58.7739467650318" calcext:value-type="float">
            <text:p>58.773946765</text:p>
          </table:table-cell>
          <table:table-cell table:formula="of:=12 + 3 * [.D629] + 5 * [.C629]" office:value-type="float" office:value="187.278243006364" calcext:value-type="float">
            <text:p>187.2782430064</text:p>
          </table:table-cell>
          <table:table-cell/>
        </table:table-row>
        <table:table-row table:style-name="ro1">
          <table:table-cell table:formula="of:=RAND()" office:value-type="float" office:value="0.463783347513527" calcext:value-type="float">
            <text:p>0.4637833475</text:p>
          </table:table-cell>
          <table:table-cell table:formula="of:=NORMINV([.A630];10;3)" office:value-type="float" office:value="9.72727978151637" calcext:value-type="float">
            <text:p>9.7272797815</text:p>
          </table:table-cell>
          <table:table-cell table:formula="of:=COM.MICROSOFT.NORM.INV(RAND(); 0; 1)" office:value-type="float" office:value="1.05206370590591" calcext:value-type="float">
            <text:p>1.0520637059</text:p>
          </table:table-cell>
          <table:table-cell table:formula="of:=NORMINV(RAND(); 62; 4)" office:value-type="float" office:value="58.7790830611032" calcext:value-type="float">
            <text:p>58.7790830611</text:p>
          </table:table-cell>
          <table:table-cell table:formula="of:=12 + 3 * [.D630] + 5 * [.C630]" office:value-type="float" office:value="193.597567712839" calcext:value-type="float">
            <text:p>193.5975677128</text:p>
          </table:table-cell>
          <table:table-cell/>
        </table:table-row>
        <table:table-row table:style-name="ro1">
          <table:table-cell table:formula="of:=RAND()" office:value-type="float" office:value="0.653463738504797" calcext:value-type="float">
            <text:p>0.6534637385</text:p>
          </table:table-cell>
          <table:table-cell table:formula="of:=NORMINV([.A631];10;3)" office:value-type="float" office:value="11.1840665887588" calcext:value-type="float">
            <text:p>11.1840665888</text:p>
          </table:table-cell>
          <table:table-cell table:formula="of:=COM.MICROSOFT.NORM.INV(RAND(); 0; 1)" office:value-type="float" office:value="1.13320227839308" calcext:value-type="float">
            <text:p>1.1332022784</text:p>
          </table:table-cell>
          <table:table-cell table:formula="of:=NORMINV(RAND(); 62; 4)" office:value-type="float" office:value="64.4157619030066" calcext:value-type="float">
            <text:p>64.415761903</text:p>
          </table:table-cell>
          <table:table-cell table:formula="of:=12 + 3 * [.D631] + 5 * [.C631]" office:value-type="float" office:value="210.913297100985" calcext:value-type="float">
            <text:p>210.913297101</text:p>
          </table:table-cell>
          <table:table-cell/>
        </table:table-row>
        <table:table-row table:style-name="ro1">
          <table:table-cell table:formula="of:=RAND()" office:value-type="float" office:value="0.504461420234293" calcext:value-type="float">
            <text:p>0.5044614202</text:p>
          </table:table-cell>
          <table:table-cell table:formula="of:=NORMINV([.A632];10;3)" office:value-type="float" office:value="10.0335500656365" calcext:value-type="float">
            <text:p>10.0335500656</text:p>
          </table:table-cell>
          <table:table-cell table:formula="of:=COM.MICROSOFT.NORM.INV(RAND(); 0; 1)" office:value-type="float" office:value="0.813880256271392" calcext:value-type="float">
            <text:p>0.8138802563</text:p>
          </table:table-cell>
          <table:table-cell table:formula="of:=NORMINV(RAND(); 62; 4)" office:value-type="float" office:value="68.3340944376348" calcext:value-type="float">
            <text:p>68.3340944376</text:p>
          </table:table-cell>
          <table:table-cell table:formula="of:=12 + 3 * [.D632] + 5 * [.C632]" office:value-type="float" office:value="221.071684594261" calcext:value-type="float">
            <text:p>221.0716845943</text:p>
          </table:table-cell>
          <table:table-cell/>
        </table:table-row>
        <table:table-row table:style-name="ro1">
          <table:table-cell table:formula="of:=RAND()" office:value-type="float" office:value="0.482498226920143" calcext:value-type="float">
            <text:p>0.4824982269</text:p>
          </table:table-cell>
          <table:table-cell table:formula="of:=NORMINV([.A633];10;3)" office:value-type="float" office:value="9.86834643690158" calcext:value-type="float">
            <text:p>9.8683464369</text:p>
          </table:table-cell>
          <table:table-cell table:formula="of:=COM.MICROSOFT.NORM.INV(RAND(); 0; 1)" office:value-type="float" office:value="0.671521236508492" calcext:value-type="float">
            <text:p>0.6715212365</text:p>
          </table:table-cell>
          <table:table-cell table:formula="of:=NORMINV(RAND(); 62; 4)" office:value-type="float" office:value="63.3156145330656" calcext:value-type="float">
            <text:p>63.3156145331</text:p>
          </table:table-cell>
          <table:table-cell table:formula="of:=12 + 3 * [.D633] + 5 * [.C633]" office:value-type="float" office:value="205.304449781739" calcext:value-type="float">
            <text:p>205.3044497817</text:p>
          </table:table-cell>
          <table:table-cell/>
        </table:table-row>
        <table:table-row table:style-name="ro1">
          <table:table-cell table:formula="of:=RAND()" office:value-type="float" office:value="0.925639585824683" calcext:value-type="float">
            <text:p>0.9256395858</text:p>
          </table:table-cell>
          <table:table-cell table:formula="of:=NORMINV([.A634];10;3)" office:value-type="float" office:value="14.3321935474927" calcext:value-type="float">
            <text:p>14.3321935475</text:p>
          </table:table-cell>
          <table:table-cell table:formula="of:=COM.MICROSOFT.NORM.INV(RAND(); 0; 1)" office:value-type="float" office:value="0.750346322503282" calcext:value-type="float">
            <text:p>0.7503463225</text:p>
          </table:table-cell>
          <table:table-cell table:formula="of:=NORMINV(RAND(); 62; 4)" office:value-type="float" office:value="53.7615372726025" calcext:value-type="float">
            <text:p>53.7615372726</text:p>
          </table:table-cell>
          <table:table-cell table:formula="of:=12 + 3 * [.D634] + 5 * [.C634]" office:value-type="float" office:value="177.036343430324" calcext:value-type="float">
            <text:p>177.0363434303</text:p>
          </table:table-cell>
          <table:table-cell/>
        </table:table-row>
        <table:table-row table:style-name="ro1">
          <table:table-cell table:formula="of:=RAND()" office:value-type="float" office:value="0.474538066424429" calcext:value-type="float">
            <text:p>0.4745380664</text:p>
          </table:table-cell>
          <table:table-cell table:formula="of:=NORMINV([.A635];10;3)" office:value-type="float" office:value="9.80839901526288" calcext:value-type="float">
            <text:p>9.8083990153</text:p>
          </table:table-cell>
          <table:table-cell table:formula="of:=COM.MICROSOFT.NORM.INV(RAND(); 0; 1)" office:value-type="float" office:value="0.810898401238182" calcext:value-type="float">
            <text:p>0.8108984012</text:p>
          </table:table-cell>
          <table:table-cell table:formula="of:=NORMINV(RAND(); 62; 4)" office:value-type="float" office:value="62.8482456110054" calcext:value-type="float">
            <text:p>62.848245611</text:p>
          </table:table-cell>
          <table:table-cell table:formula="of:=12 + 3 * [.D635] + 5 * [.C635]" office:value-type="float" office:value="204.599228839207" calcext:value-type="float">
            <text:p>204.5992288392</text:p>
          </table:table-cell>
          <table:table-cell/>
        </table:table-row>
        <table:table-row table:style-name="ro1">
          <table:table-cell table:formula="of:=RAND()" office:value-type="float" office:value="0.226025131298229" calcext:value-type="float">
            <text:p>0.2260251313</text:p>
          </table:table-cell>
          <table:table-cell table:formula="of:=NORMINV([.A636];10;3)" office:value-type="float" office:value="7.74399602811555" calcext:value-type="float">
            <text:p>7.7439960281</text:p>
          </table:table-cell>
          <table:table-cell table:formula="of:=COM.MICROSOFT.NORM.INV(RAND(); 0; 1)" office:value-type="float" office:value="1.58397835242283" calcext:value-type="float">
            <text:p>1.5839783524</text:p>
          </table:table-cell>
          <table:table-cell table:formula="of:=NORMINV(RAND(); 62; 4)" office:value-type="float" office:value="66.7936086214983" calcext:value-type="float">
            <text:p>66.7936086215</text:p>
          </table:table-cell>
          <table:table-cell table:formula="of:=12 + 3 * [.D636] + 5 * [.C636]" office:value-type="float" office:value="220.300717626609" calcext:value-type="float">
            <text:p>220.3007176266</text:p>
          </table:table-cell>
          <table:table-cell/>
        </table:table-row>
        <table:table-row table:style-name="ro1">
          <table:table-cell table:formula="of:=RAND()" office:value-type="float" office:value="0.256349031580612" calcext:value-type="float">
            <text:p>0.2563490316</text:p>
          </table:table-cell>
          <table:table-cell table:formula="of:=NORMINV([.A637];10;3)" office:value-type="float" office:value="8.03607300816492" calcext:value-type="float">
            <text:p>8.0360730082</text:p>
          </table:table-cell>
          <table:table-cell table:formula="of:=COM.MICROSOFT.NORM.INV(RAND(); 0; 1)" office:value-type="float" office:value="-1.00742101058496" calcext:value-type="float">
            <text:p>-1.0074210106</text:p>
          </table:table-cell>
          <table:table-cell table:formula="of:=NORMINV(RAND(); 62; 4)" office:value-type="float" office:value="60.7997936482508" calcext:value-type="float">
            <text:p>60.7997936483</text:p>
          </table:table-cell>
          <table:table-cell table:formula="of:=12 + 3 * [.D637] + 5 * [.C637]" office:value-type="float" office:value="189.362275891828" calcext:value-type="float">
            <text:p>189.3622758918</text:p>
          </table:table-cell>
          <table:table-cell/>
        </table:table-row>
        <table:table-row table:style-name="ro1">
          <table:table-cell table:formula="of:=RAND()" office:value-type="float" office:value="0.377523952862248" calcext:value-type="float">
            <text:p>0.3775239529</text:p>
          </table:table-cell>
          <table:table-cell table:formula="of:=NORMINV([.A638];10;3)" office:value-type="float" office:value="9.06402914174468" calcext:value-type="float">
            <text:p>9.0640291417</text:p>
          </table:table-cell>
          <table:table-cell table:formula="of:=COM.MICROSOFT.NORM.INV(RAND(); 0; 1)" office:value-type="float" office:value="1.27593361874276" calcext:value-type="float">
            <text:p>1.2759336187</text:p>
          </table:table-cell>
          <table:table-cell table:formula="of:=NORMINV(RAND(); 62; 4)" office:value-type="float" office:value="64.7536481577782" calcext:value-type="float">
            <text:p>64.7536481578</text:p>
          </table:table-cell>
          <table:table-cell table:formula="of:=12 + 3 * [.D638] + 5 * [.C638]" office:value-type="float" office:value="212.640612567048" calcext:value-type="float">
            <text:p>212.640612567</text:p>
          </table:table-cell>
          <table:table-cell/>
        </table:table-row>
        <table:table-row table:style-name="ro1">
          <table:table-cell table:formula="of:=RAND()" office:value-type="float" office:value="0.529902869602665" calcext:value-type="float">
            <text:p>0.5299028696</text:p>
          </table:table-cell>
          <table:table-cell table:formula="of:=NORMINV([.A639];10;3)" office:value-type="float" office:value="10.2250771116023" calcext:value-type="float">
            <text:p>10.2250771116</text:p>
          </table:table-cell>
          <table:table-cell table:formula="of:=COM.MICROSOFT.NORM.INV(RAND(); 0; 1)" office:value-type="float" office:value="-0.000948113973102027" calcext:value-type="float">
            <text:p>-0.000948114</text:p>
          </table:table-cell>
          <table:table-cell table:formula="of:=NORMINV(RAND(); 62; 4)" office:value-type="float" office:value="58.7156277585105" calcext:value-type="float">
            <text:p>58.7156277585</text:p>
          </table:table-cell>
          <table:table-cell table:formula="of:=12 + 3 * [.D639] + 5 * [.C639]" office:value-type="float" office:value="188.142142705666" calcext:value-type="float">
            <text:p>188.1421427057</text:p>
          </table:table-cell>
          <table:table-cell/>
        </table:table-row>
        <table:table-row table:style-name="ro1">
          <table:table-cell table:formula="of:=RAND()" office:value-type="float" office:value="0.937140643130988" calcext:value-type="float">
            <text:p>0.9371406431</text:p>
          </table:table-cell>
          <table:table-cell table:formula="of:=NORMINV([.A640];10;3)" office:value-type="float" office:value="14.5936152637506" calcext:value-type="float">
            <text:p>14.5936152638</text:p>
          </table:table-cell>
          <table:table-cell table:formula="of:=COM.MICROSOFT.NORM.INV(RAND(); 0; 1)" office:value-type="float" office:value="1.01335857967148" calcext:value-type="float">
            <text:p>1.0133585797</text:p>
          </table:table-cell>
          <table:table-cell table:formula="of:=NORMINV(RAND(); 62; 4)" office:value-type="float" office:value="64.5518633500454" calcext:value-type="float">
            <text:p>64.55186335</text:p>
          </table:table-cell>
          <table:table-cell table:formula="of:=12 + 3 * [.D640] + 5 * [.C640]" office:value-type="float" office:value="210.722382948494" calcext:value-type="float">
            <text:p>210.7223829485</text:p>
          </table:table-cell>
          <table:table-cell/>
        </table:table-row>
        <table:table-row table:style-name="ro1">
          <table:table-cell table:formula="of:=RAND()" office:value-type="float" office:value="0.149564031045884" calcext:value-type="float">
            <text:p>0.149564031</text:p>
          </table:table-cell>
          <table:table-cell table:formula="of:=NORMINV([.A641];10;3)" office:value-type="float" office:value="6.88508487406263" calcext:value-type="float">
            <text:p>6.8850848741</text:p>
          </table:table-cell>
          <table:table-cell table:formula="of:=COM.MICROSOFT.NORM.INV(RAND(); 0; 1)" office:value-type="float" office:value="-1.61762995807741" calcext:value-type="float">
            <text:p>-1.6176299581</text:p>
          </table:table-cell>
          <table:table-cell table:formula="of:=NORMINV(RAND(); 62; 4)" office:value-type="float" office:value="59.9364294474569" calcext:value-type="float">
            <text:p>59.9364294475</text:p>
          </table:table-cell>
          <table:table-cell table:formula="of:=12 + 3 * [.D641] + 5 * [.C641]" office:value-type="float" office:value="183.721138551984" calcext:value-type="float">
            <text:p>183.721138552</text:p>
          </table:table-cell>
          <table:table-cell/>
        </table:table-row>
        <table:table-row table:style-name="ro1">
          <table:table-cell table:formula="of:=RAND()" office:value-type="float" office:value="0.633547010365874" calcext:value-type="float">
            <text:p>0.6335470104</text:p>
          </table:table-cell>
          <table:table-cell table:formula="of:=NORMINV([.A642];10;3)" office:value-type="float" office:value="11.0237874864714" calcext:value-type="float">
            <text:p>11.0237874865</text:p>
          </table:table-cell>
          <table:table-cell table:formula="of:=COM.MICROSOFT.NORM.INV(RAND(); 0; 1)" office:value-type="float" office:value="-0.0921022920261579" calcext:value-type="float">
            <text:p>-0.092102292</text:p>
          </table:table-cell>
          <table:table-cell table:formula="of:=NORMINV(RAND(); 62; 4)" office:value-type="float" office:value="64.4656653390768" calcext:value-type="float">
            <text:p>64.4656653391</text:p>
          </table:table-cell>
          <table:table-cell table:formula="of:=12 + 3 * [.D642] + 5 * [.C642]" office:value-type="float" office:value="204.9364845571" calcext:value-type="float">
            <text:p>204.9364845571</text:p>
          </table:table-cell>
          <table:table-cell/>
        </table:table-row>
        <table:table-row table:style-name="ro1">
          <table:table-cell table:formula="of:=RAND()" office:value-type="float" office:value="0.9412751654163" calcext:value-type="float">
            <text:p>0.9412751654</text:p>
          </table:table-cell>
          <table:table-cell table:formula="of:=NORMINV([.A643];10;3)" office:value-type="float" office:value="14.696705500847" calcext:value-type="float">
            <text:p>14.6967055008</text:p>
          </table:table-cell>
          <table:table-cell table:formula="of:=COM.MICROSOFT.NORM.INV(RAND(); 0; 1)" office:value-type="float" office:value="-0.770590493941791" calcext:value-type="float">
            <text:p>-0.7705904939</text:p>
          </table:table-cell>
          <table:table-cell table:formula="of:=NORMINV(RAND(); 62; 4)" office:value-type="float" office:value="52.4745451445376" calcext:value-type="float">
            <text:p>52.4745451445</text:p>
          </table:table-cell>
          <table:table-cell table:formula="of:=12 + 3 * [.D643] + 5 * [.C643]" office:value-type="float" office:value="165.570682963904" calcext:value-type="float">
            <text:p>165.5706829639</text:p>
          </table:table-cell>
          <table:table-cell/>
        </table:table-row>
        <table:table-row table:style-name="ro1">
          <table:table-cell table:formula="of:=RAND()" office:value-type="float" office:value="0.185077470494434" calcext:value-type="float">
            <text:p>0.1850774705</text:p>
          </table:table-cell>
          <table:table-cell table:formula="of:=NORMINV([.A644];10;3)" office:value-type="float" office:value="7.31145047972022" calcext:value-type="float">
            <text:p>7.3114504797</text:p>
          </table:table-cell>
          <table:table-cell table:formula="of:=COM.MICROSOFT.NORM.INV(RAND(); 0; 1)" office:value-type="float" office:value="0.396311629502482" calcext:value-type="float">
            <text:p>0.3963116295</text:p>
          </table:table-cell>
          <table:table-cell table:formula="of:=NORMINV(RAND(); 62; 4)" office:value-type="float" office:value="60.3939900126353" calcext:value-type="float">
            <text:p>60.3939900126</text:p>
          </table:table-cell>
          <table:table-cell table:formula="of:=12 + 3 * [.D644] + 5 * [.C644]" office:value-type="float" office:value="195.163528185418" calcext:value-type="float">
            <text:p>195.1635281854</text:p>
          </table:table-cell>
          <table:table-cell/>
        </table:table-row>
        <table:table-row table:style-name="ro1">
          <table:table-cell table:formula="of:=RAND()" office:value-type="float" office:value="0.863604626618326" calcext:value-type="float">
            <text:p>0.8636046266</text:p>
          </table:table-cell>
          <table:table-cell table:formula="of:=NORMINV([.A645];10;3)" office:value-type="float" office:value="13.2899752083989" calcext:value-type="float">
            <text:p>13.2899752084</text:p>
          </table:table-cell>
          <table:table-cell table:formula="of:=COM.MICROSOFT.NORM.INV(RAND(); 0; 1)" office:value-type="float" office:value="-0.290046600285" calcext:value-type="float">
            <text:p>-0.2900466003</text:p>
          </table:table-cell>
          <table:table-cell table:formula="of:=NORMINV(RAND(); 62; 4)" office:value-type="float" office:value="67.3957580332646" calcext:value-type="float">
            <text:p>67.3957580333</text:p>
          </table:table-cell>
          <table:table-cell table:formula="of:=12 + 3 * [.D645] + 5 * [.C645]" office:value-type="float" office:value="212.737041098369" calcext:value-type="float">
            <text:p>212.7370410984</text:p>
          </table:table-cell>
          <table:table-cell/>
        </table:table-row>
        <table:table-row table:style-name="ro1">
          <table:table-cell table:formula="of:=RAND()" office:value-type="float" office:value="0.96020566066727" calcext:value-type="float">
            <text:p>0.9602056607</text:p>
          </table:table-cell>
          <table:table-cell table:formula="of:=NORMINV([.A646];10;3)" office:value-type="float" office:value="15.2592329617944" calcext:value-type="float">
            <text:p>15.2592329618</text:p>
          </table:table-cell>
          <table:table-cell table:formula="of:=COM.MICROSOFT.NORM.INV(RAND(); 0; 1)" office:value-type="float" office:value="0.0838831943271109" calcext:value-type="float">
            <text:p>0.0838831943</text:p>
          </table:table-cell>
          <table:table-cell table:formula="of:=NORMINV(RAND(); 62; 4)" office:value-type="float" office:value="54.1314196517433" calcext:value-type="float">
            <text:p>54.1314196517</text:p>
          </table:table-cell>
          <table:table-cell table:formula="of:=12 + 3 * [.D646] + 5 * [.C646]" office:value-type="float" office:value="174.813674926866" calcext:value-type="float">
            <text:p>174.8136749269</text:p>
          </table:table-cell>
          <table:table-cell/>
        </table:table-row>
        <table:table-row table:style-name="ro1">
          <table:table-cell table:formula="of:=RAND()" office:value-type="float" office:value="0.89659875491634" calcext:value-type="float">
            <text:p>0.8965987549</text:p>
          </table:table-cell>
          <table:table-cell table:formula="of:=NORMINV([.A647];10;3)" office:value-type="float" office:value="13.7872200116281" calcext:value-type="float">
            <text:p>13.7872200116</text:p>
          </table:table-cell>
          <table:table-cell table:formula="of:=COM.MICROSOFT.NORM.INV(RAND(); 0; 1)" office:value-type="float" office:value="0.537601510754078" calcext:value-type="float">
            <text:p>0.5376015108</text:p>
          </table:table-cell>
          <table:table-cell table:formula="of:=NORMINV(RAND(); 62; 4)" office:value-type="float" office:value="64.4415655302389" calcext:value-type="float">
            <text:p>64.4415655302</text:p>
          </table:table-cell>
          <table:table-cell table:formula="of:=12 + 3 * [.D647] + 5 * [.C647]" office:value-type="float" office:value="208.012704144487" calcext:value-type="float">
            <text:p>208.0127041445</text:p>
          </table:table-cell>
          <table:table-cell/>
        </table:table-row>
        <table:table-row table:style-name="ro1">
          <table:table-cell table:formula="of:=RAND()" office:value-type="float" office:value="0.411574735306203" calcext:value-type="float">
            <text:p>0.4115747353</text:p>
          </table:table-cell>
          <table:table-cell table:formula="of:=NORMINV([.A648];10;3)" office:value-type="float" office:value="9.32951190235305" calcext:value-type="float">
            <text:p>9.3295119024</text:p>
          </table:table-cell>
          <table:table-cell table:formula="of:=COM.MICROSOFT.NORM.INV(RAND(); 0; 1)" office:value-type="float" office:value="-1.40623223154396" calcext:value-type="float">
            <text:p>-1.4062322315</text:p>
          </table:table-cell>
          <table:table-cell table:formula="of:=NORMINV(RAND(); 62; 4)" office:value-type="float" office:value="60.9780799385508" calcext:value-type="float">
            <text:p>60.9780799386</text:p>
          </table:table-cell>
          <table:table-cell table:formula="of:=12 + 3 * [.D648] + 5 * [.C648]" office:value-type="float" office:value="187.903078657933" calcext:value-type="float">
            <text:p>187.9030786579</text:p>
          </table:table-cell>
          <table:table-cell/>
        </table:table-row>
        <table:table-row table:style-name="ro1">
          <table:table-cell table:formula="of:=RAND()" office:value-type="float" office:value="0.0506620234809816" calcext:value-type="float">
            <text:p>0.0506620235</text:p>
          </table:table-cell>
          <table:table-cell table:formula="of:=NORMINV([.A649];10;3)" office:value-type="float" office:value="5.08459517745911" calcext:value-type="float">
            <text:p>5.0845951775</text:p>
          </table:table-cell>
          <table:table-cell table:formula="of:=COM.MICROSOFT.NORM.INV(RAND(); 0; 1)" office:value-type="float" office:value="0.34098768829944" calcext:value-type="float">
            <text:p>0.3409876883</text:p>
          </table:table-cell>
          <table:table-cell table:formula="of:=NORMINV(RAND(); 62; 4)" office:value-type="float" office:value="57.4671817605639" calcext:value-type="float">
            <text:p>57.4671817606</text:p>
          </table:table-cell>
          <table:table-cell table:formula="of:=12 + 3 * [.D649] + 5 * [.C649]" office:value-type="float" office:value="186.106483723189" calcext:value-type="float">
            <text:p>186.1064837232</text:p>
          </table:table-cell>
          <table:table-cell/>
        </table:table-row>
        <table:table-row table:style-name="ro1">
          <table:table-cell table:formula="of:=RAND()" office:value-type="float" office:value="0.861578145762906" calcext:value-type="float">
            <text:p>0.8615781458</text:p>
          </table:table-cell>
          <table:table-cell table:formula="of:=NORMINV([.A650];10;3)" office:value-type="float" office:value="13.2623111241825" calcext:value-type="float">
            <text:p>13.2623111242</text:p>
          </table:table-cell>
          <table:table-cell table:formula="of:=COM.MICROSOFT.NORM.INV(RAND(); 0; 1)" office:value-type="float" office:value="0.815700830136994" calcext:value-type="float">
            <text:p>0.8157008301</text:p>
          </table:table-cell>
          <table:table-cell table:formula="of:=NORMINV(RAND(); 62; 4)" office:value-type="float" office:value="60.5576445255359" calcext:value-type="float">
            <text:p>60.5576445255</text:p>
          </table:table-cell>
          <table:table-cell table:formula="of:=12 + 3 * [.D650] + 5 * [.C650]" office:value-type="float" office:value="197.751437727293" calcext:value-type="float">
            <text:p>197.7514377273</text:p>
          </table:table-cell>
          <table:table-cell/>
        </table:table-row>
        <table:table-row table:style-name="ro1">
          <table:table-cell table:formula="of:=RAND()" office:value-type="float" office:value="0.0740018947981298" calcext:value-type="float">
            <text:p>0.0740018948</text:p>
          </table:table-cell>
          <table:table-cell table:formula="of:=NORMINV([.A651];10;3)" office:value-type="float" office:value="5.66014436838663" calcext:value-type="float">
            <text:p>5.6601443684</text:p>
          </table:table-cell>
          <table:table-cell table:formula="of:=COM.MICROSOFT.NORM.INV(RAND(); 0; 1)" office:value-type="float" office:value="1.06984212829452" calcext:value-type="float">
            <text:p>1.0698421283</text:p>
          </table:table-cell>
          <table:table-cell table:formula="of:=NORMINV(RAND(); 62; 4)" office:value-type="float" office:value="66.4638094415513" calcext:value-type="float">
            <text:p>66.4638094416</text:p>
          </table:table-cell>
          <table:table-cell table:formula="of:=12 + 3 * [.D651] + 5 * [.C651]" office:value-type="float" office:value="216.740638966126" calcext:value-type="float">
            <text:p>216.7406389661</text:p>
          </table:table-cell>
          <table:table-cell/>
        </table:table-row>
        <table:table-row table:style-name="ro1">
          <table:table-cell table:formula="of:=RAND()" office:value-type="float" office:value="0.254477527691051" calcext:value-type="float">
            <text:p>0.2544775277</text:p>
          </table:table-cell>
          <table:table-cell table:formula="of:=NORMINV([.A652];10;3)" office:value-type="float" office:value="8.01860305269213" calcext:value-type="float">
            <text:p>8.0186030527</text:p>
          </table:table-cell>
          <table:table-cell table:formula="of:=COM.MICROSOFT.NORM.INV(RAND(); 0; 1)" office:value-type="float" office:value="1.77987700780788" calcext:value-type="float">
            <text:p>1.7798770078</text:p>
          </table:table-cell>
          <table:table-cell table:formula="of:=NORMINV(RAND(); 62; 4)" office:value-type="float" office:value="59.6373348277288" calcext:value-type="float">
            <text:p>59.6373348277</text:p>
          </table:table-cell>
          <table:table-cell table:formula="of:=12 + 3 * [.D652] + 5 * [.C652]" office:value-type="float" office:value="199.811389522226" calcext:value-type="float">
            <text:p>199.8113895222</text:p>
          </table:table-cell>
          <table:table-cell/>
        </table:table-row>
        <table:table-row table:style-name="ro1">
          <table:table-cell table:formula="of:=RAND()" office:value-type="float" office:value="0.826731699984521" calcext:value-type="float">
            <text:p>0.8267317</text:p>
          </table:table-cell>
          <table:table-cell table:formula="of:=NORMINV([.A653];10;3)" office:value-type="float" office:value="12.82398515995" calcext:value-type="float">
            <text:p>12.82398516</text:p>
          </table:table-cell>
          <table:table-cell table:formula="of:=COM.MICROSOFT.NORM.INV(RAND(); 0; 1)" office:value-type="float" office:value="0.221047644257734" calcext:value-type="float">
            <text:p>0.2210476443</text:p>
          </table:table-cell>
          <table:table-cell table:formula="of:=NORMINV(RAND(); 62; 4)" office:value-type="float" office:value="70.652209875888" calcext:value-type="float">
            <text:p>70.6522098759</text:p>
          </table:table-cell>
          <table:table-cell table:formula="of:=12 + 3 * [.D653] + 5 * [.C653]" office:value-type="float" office:value="225.061867848953" calcext:value-type="float">
            <text:p>225.061867849</text:p>
          </table:table-cell>
          <table:table-cell/>
        </table:table-row>
        <table:table-row table:style-name="ro1">
          <table:table-cell table:formula="of:=RAND()" office:value-type="float" office:value="0.898780846735463" calcext:value-type="float">
            <text:p>0.8987808467</text:p>
          </table:table-cell>
          <table:table-cell table:formula="of:=NORMINV([.A654];10;3)" office:value-type="float" office:value="13.8239063277798" calcext:value-type="float">
            <text:p>13.8239063278</text:p>
          </table:table-cell>
          <table:table-cell table:formula="of:=COM.MICROSOFT.NORM.INV(RAND(); 0; 1)" office:value-type="float" office:value="0.929586572094576" calcext:value-type="float">
            <text:p>0.9295865721</text:p>
          </table:table-cell>
          <table:table-cell table:formula="of:=NORMINV(RAND(); 62; 4)" office:value-type="float" office:value="58.7115089572565" calcext:value-type="float">
            <text:p>58.7115089573</text:p>
          </table:table-cell>
          <table:table-cell table:formula="of:=12 + 3 * [.D654] + 5 * [.C654]" office:value-type="float" office:value="192.782459732242" calcext:value-type="float">
            <text:p>192.7824597322</text:p>
          </table:table-cell>
          <table:table-cell/>
        </table:table-row>
        <table:table-row table:style-name="ro1">
          <table:table-cell table:formula="of:=RAND()" office:value-type="float" office:value="0.108381842728704" calcext:value-type="float">
            <text:p>0.1083818427</text:p>
          </table:table-cell>
          <table:table-cell table:formula="of:=NORMINV([.A655];10;3)" office:value-type="float" office:value="6.29446132644575" calcext:value-type="float">
            <text:p>6.2944613264</text:p>
          </table:table-cell>
          <table:table-cell table:formula="of:=COM.MICROSOFT.NORM.INV(RAND(); 0; 1)" office:value-type="float" office:value="-1.21796903298927" calcext:value-type="float">
            <text:p>-1.217969033</text:p>
          </table:table-cell>
          <table:table-cell table:formula="of:=NORMINV(RAND(); 62; 4)" office:value-type="float" office:value="58.1131468310529" calcext:value-type="float">
            <text:p>58.1131468311</text:p>
          </table:table-cell>
          <table:table-cell table:formula="of:=12 + 3 * [.D655] + 5 * [.C655]" office:value-type="float" office:value="180.249595328212" calcext:value-type="float">
            <text:p>180.2495953282</text:p>
          </table:table-cell>
          <table:table-cell/>
        </table:table-row>
        <table:table-row table:style-name="ro1">
          <table:table-cell table:formula="of:=RAND()" office:value-type="float" office:value="0.709837499307469" calcext:value-type="float">
            <text:p>0.7098374993</text:p>
          </table:table-cell>
          <table:table-cell table:formula="of:=NORMINV([.A656];10;3)" office:value-type="float" office:value="11.658730167188" calcext:value-type="float">
            <text:p>11.6587301672</text:p>
          </table:table-cell>
          <table:table-cell table:formula="of:=COM.MICROSOFT.NORM.INV(RAND(); 0; 1)" office:value-type="float" office:value="-1.3288764069961" calcext:value-type="float">
            <text:p>-1.328876407</text:p>
          </table:table-cell>
          <table:table-cell table:formula="of:=NORMINV(RAND(); 62; 4)" office:value-type="float" office:value="60.7034441478988" calcext:value-type="float">
            <text:p>60.7034441479</text:p>
          </table:table-cell>
          <table:table-cell table:formula="of:=12 + 3 * [.D656] + 5 * [.C656]" office:value-type="float" office:value="187.465950408716" calcext:value-type="float">
            <text:p>187.4659504087</text:p>
          </table:table-cell>
          <table:table-cell/>
        </table:table-row>
        <table:table-row table:style-name="ro1">
          <table:table-cell table:formula="of:=RAND()" office:value-type="float" office:value="0.334455782547593" calcext:value-type="float">
            <text:p>0.3344557825</text:p>
          </table:table-cell>
          <table:table-cell table:formula="of:=NORMINV([.A657];10;3)" office:value-type="float" office:value="8.71707310296005" calcext:value-type="float">
            <text:p>8.717073103</text:p>
          </table:table-cell>
          <table:table-cell table:formula="of:=COM.MICROSOFT.NORM.INV(RAND(); 0; 1)" office:value-type="float" office:value="-0.507238091448619" calcext:value-type="float">
            <text:p>-0.5072380914</text:p>
          </table:table-cell>
          <table:table-cell table:formula="of:=NORMINV(RAND(); 62; 4)" office:value-type="float" office:value="64.6136019554718" calcext:value-type="float">
            <text:p>64.6136019555</text:p>
          </table:table-cell>
          <table:table-cell table:formula="of:=12 + 3 * [.D657] + 5 * [.C657]" office:value-type="float" office:value="203.304615409172" calcext:value-type="float">
            <text:p>203.3046154092</text:p>
          </table:table-cell>
          <table:table-cell/>
        </table:table-row>
        <table:table-row table:style-name="ro1">
          <table:table-cell table:formula="of:=RAND()" office:value-type="float" office:value="0.0492088156752288" calcext:value-type="float">
            <text:p>0.0492088157</text:p>
          </table:table-cell>
          <table:table-cell table:formula="of:=NORMINV([.A658];10;3)" office:value-type="float" office:value="5.04227856199731" calcext:value-type="float">
            <text:p>5.042278562</text:p>
          </table:table-cell>
          <table:table-cell table:formula="of:=COM.MICROSOFT.NORM.INV(RAND(); 0; 1)" office:value-type="float" office:value="1.49578763961802" calcext:value-type="float">
            <text:p>1.4957876396</text:p>
          </table:table-cell>
          <table:table-cell table:formula="of:=NORMINV(RAND(); 62; 4)" office:value-type="float" office:value="65.3230734662952" calcext:value-type="float">
            <text:p>65.3230734663</text:p>
          </table:table-cell>
          <table:table-cell table:formula="of:=12 + 3 * [.D658] + 5 * [.C658]" office:value-type="float" office:value="215.448158596976" calcext:value-type="float">
            <text:p>215.448158597</text:p>
          </table:table-cell>
          <table:table-cell/>
        </table:table-row>
        <table:table-row table:style-name="ro1">
          <table:table-cell table:formula="of:=RAND()" office:value-type="float" office:value="0.595524708041921" calcext:value-type="float">
            <text:p>0.595524708</text:p>
          </table:table-cell>
          <table:table-cell table:formula="of:=NORMINV([.A659];10;3)" office:value-type="float" office:value="10.7253402050898" calcext:value-type="float">
            <text:p>10.7253402051</text:p>
          </table:table-cell>
          <table:table-cell table:formula="of:=COM.MICROSOFT.NORM.INV(RAND(); 0; 1)" office:value-type="float" office:value="0.742345422443449" calcext:value-type="float">
            <text:p>0.7423454224</text:p>
          </table:table-cell>
          <table:table-cell table:formula="of:=NORMINV(RAND(); 62; 4)" office:value-type="float" office:value="62.457148230772" calcext:value-type="float">
            <text:p>62.4571482308</text:p>
          </table:table-cell>
          <table:table-cell table:formula="of:=12 + 3 * [.D659] + 5 * [.C659]" office:value-type="float" office:value="203.083171804533" calcext:value-type="float">
            <text:p>203.0831718045</text:p>
          </table:table-cell>
          <table:table-cell/>
        </table:table-row>
        <table:table-row table:style-name="ro1">
          <table:table-cell table:formula="of:=RAND()" office:value-type="float" office:value="0.815590458223596" calcext:value-type="float">
            <text:p>0.8155904582</text:p>
          </table:table-cell>
          <table:table-cell table:formula="of:=NORMINV([.A660];10;3)" office:value-type="float" office:value="12.6960628007863" calcext:value-type="float">
            <text:p>12.6960628008</text:p>
          </table:table-cell>
          <table:table-cell table:formula="of:=COM.MICROSOFT.NORM.INV(RAND(); 0; 1)" office:value-type="float" office:value="0.654596653952074" calcext:value-type="float">
            <text:p>0.654596654</text:p>
          </table:table-cell>
          <table:table-cell table:formula="of:=NORMINV(RAND(); 62; 4)" office:value-type="float" office:value="65.0831538271792" calcext:value-type="float">
            <text:p>65.0831538272</text:p>
          </table:table-cell>
          <table:table-cell table:formula="of:=12 + 3 * [.D660] + 5 * [.C660]" office:value-type="float" office:value="210.522444751298" calcext:value-type="float">
            <text:p>210.5224447513</text:p>
          </table:table-cell>
          <table:table-cell/>
        </table:table-row>
        <table:table-row table:style-name="ro1">
          <table:table-cell table:formula="of:=RAND()" office:value-type="float" office:value="0.809361724182963" calcext:value-type="float">
            <text:p>0.8093617242</text:p>
          </table:table-cell>
          <table:table-cell table:formula="of:=NORMINV([.A661];10;3)" office:value-type="float" office:value="12.6266398809352" calcext:value-type="float">
            <text:p>12.6266398809</text:p>
          </table:table-cell>
          <table:table-cell table:formula="of:=COM.MICROSOFT.NORM.INV(RAND(); 0; 1)" office:value-type="float" office:value="-0.418105040506868" calcext:value-type="float">
            <text:p>-0.4181050405</text:p>
          </table:table-cell>
          <table:table-cell table:formula="of:=NORMINV(RAND(); 62; 4)" office:value-type="float" office:value="58.0400803597821" calcext:value-type="float">
            <text:p>58.0400803598</text:p>
          </table:table-cell>
          <table:table-cell table:formula="of:=12 + 3 * [.D661] + 5 * [.C661]" office:value-type="float" office:value="184.029715876812" calcext:value-type="float">
            <text:p>184.0297158768</text:p>
          </table:table-cell>
          <table:table-cell/>
        </table:table-row>
        <table:table-row table:style-name="ro1">
          <table:table-cell table:formula="of:=RAND()" office:value-type="float" office:value="0.867718765279278" calcext:value-type="float">
            <text:p>0.8677187653</text:p>
          </table:table-cell>
          <table:table-cell table:formula="of:=NORMINV([.A662];10;3)" office:value-type="float" office:value="13.3470166353625" calcext:value-type="float">
            <text:p>13.3470166354</text:p>
          </table:table-cell>
          <table:table-cell table:formula="of:=COM.MICROSOFT.NORM.INV(RAND(); 0; 1)" office:value-type="float" office:value="-1.08042225510097" calcext:value-type="float">
            <text:p>-1.0804222551</text:p>
          </table:table-cell>
          <table:table-cell table:formula="of:=NORMINV(RAND(); 62; 4)" office:value-type="float" office:value="58.4923301377181" calcext:value-type="float">
            <text:p>58.4923301377</text:p>
          </table:table-cell>
          <table:table-cell table:formula="of:=12 + 3 * [.D662] + 5 * [.C662]" office:value-type="float" office:value="182.07487913765" calcext:value-type="float">
            <text:p>182.0748791377</text:p>
          </table:table-cell>
          <table:table-cell/>
        </table:table-row>
        <table:table-row table:style-name="ro1">
          <table:table-cell table:formula="of:=RAND()" office:value-type="float" office:value="0.706682759569958" calcext:value-type="float">
            <text:p>0.7066827596</text:p>
          </table:table-cell>
          <table:table-cell table:formula="of:=NORMINV([.A663];10;3)" office:value-type="float" office:value="11.6311586337384" calcext:value-type="float">
            <text:p>11.6311586337</text:p>
          </table:table-cell>
          <table:table-cell table:formula="of:=COM.MICROSOFT.NORM.INV(RAND(); 0; 1)" office:value-type="float" office:value="1.35301038902027" calcext:value-type="float">
            <text:p>1.353010389</text:p>
          </table:table-cell>
          <table:table-cell table:formula="of:=NORMINV(RAND(); 62; 4)" office:value-type="float" office:value="61.5966535028358" calcext:value-type="float">
            <text:p>61.5966535028</text:p>
          </table:table-cell>
          <table:table-cell table:formula="of:=12 + 3 * [.D663] + 5 * [.C663]" office:value-type="float" office:value="203.555012453609" calcext:value-type="float">
            <text:p>203.5550124536</text:p>
          </table:table-cell>
          <table:table-cell/>
        </table:table-row>
        <table:table-row table:style-name="ro1">
          <table:table-cell table:formula="of:=RAND()" office:value-type="float" office:value="0.998717153212056" calcext:value-type="float">
            <text:p>0.9987171532</text:p>
          </table:table-cell>
          <table:table-cell table:formula="of:=NORMINV([.A664];10;3)" office:value-type="float" office:value="19.0464524169612" calcext:value-type="float">
            <text:p>19.046452417</text:p>
          </table:table-cell>
          <table:table-cell table:formula="of:=COM.MICROSOFT.NORM.INV(RAND(); 0; 1)" office:value-type="float" office:value="0.726718411799154" calcext:value-type="float">
            <text:p>0.7267184118</text:p>
          </table:table-cell>
          <table:table-cell table:formula="of:=NORMINV(RAND(); 62; 4)" office:value-type="float" office:value="60.587107500978" calcext:value-type="float">
            <text:p>60.587107501</text:p>
          </table:table-cell>
          <table:table-cell table:formula="of:=12 + 3 * [.D664] + 5 * [.C664]" office:value-type="float" office:value="197.39491456193" calcext:value-type="float">
            <text:p>197.3949145619</text:p>
          </table:table-cell>
          <table:table-cell/>
        </table:table-row>
        <table:table-row table:style-name="ro1">
          <table:table-cell table:formula="of:=RAND()" office:value-type="float" office:value="0.401795194484293" calcext:value-type="float">
            <text:p>0.4017951945</text:p>
          </table:table-cell>
          <table:table-cell table:formula="of:=NORMINV([.A665];10;3)" office:value-type="float" office:value="9.2538904605218" calcext:value-type="float">
            <text:p>9.2538904605</text:p>
          </table:table-cell>
          <table:table-cell table:formula="of:=COM.MICROSOFT.NORM.INV(RAND(); 0; 1)" office:value-type="float" office:value="1.2599012033165" calcext:value-type="float">
            <text:p>1.2599012033</text:p>
          </table:table-cell>
          <table:table-cell table:formula="of:=NORMINV(RAND(); 62; 4)" office:value-type="float" office:value="60.9671793592384" calcext:value-type="float">
            <text:p>60.9671793592</text:p>
          </table:table-cell>
          <table:table-cell table:formula="of:=12 + 3 * [.D665] + 5 * [.C665]" office:value-type="float" office:value="201.201044094298" calcext:value-type="float">
            <text:p>201.2010440943</text:p>
          </table:table-cell>
          <table:table-cell/>
        </table:table-row>
        <table:table-row table:style-name="ro1">
          <table:table-cell table:formula="of:=RAND()" office:value-type="float" office:value="0.453944419976324" calcext:value-type="float">
            <text:p>0.45394442</text:p>
          </table:table-cell>
          <table:table-cell table:formula="of:=NORMINV([.A666];10;3)" office:value-type="float" office:value="9.65289444976905" calcext:value-type="float">
            <text:p>9.6528944498</text:p>
          </table:table-cell>
          <table:table-cell table:formula="of:=COM.MICROSOFT.NORM.INV(RAND(); 0; 1)" office:value-type="float" office:value="0.860529162563632" calcext:value-type="float">
            <text:p>0.8605291626</text:p>
          </table:table-cell>
          <table:table-cell table:formula="of:=NORMINV(RAND(); 62; 4)" office:value-type="float" office:value="65.4070292063931" calcext:value-type="float">
            <text:p>65.4070292064</text:p>
          </table:table-cell>
          <table:table-cell table:formula="of:=12 + 3 * [.D666] + 5 * [.C666]" office:value-type="float" office:value="212.523733431998" calcext:value-type="float">
            <text:p>212.523733432</text:p>
          </table:table-cell>
          <table:table-cell/>
        </table:table-row>
        <table:table-row table:style-name="ro1">
          <table:table-cell table:formula="of:=RAND()" office:value-type="float" office:value="0.603101369692013" calcext:value-type="float">
            <text:p>0.6031013697</text:p>
          </table:table-cell>
          <table:table-cell table:formula="of:=NORMINV([.A667];10;3)" office:value-type="float" office:value="10.7841486299971" calcext:value-type="float">
            <text:p>10.78414863</text:p>
          </table:table-cell>
          <table:table-cell table:formula="of:=COM.MICROSOFT.NORM.INV(RAND(); 0; 1)" office:value-type="float" office:value="-1.18203728866435" calcext:value-type="float">
            <text:p>-1.1820372887</text:p>
          </table:table-cell>
          <table:table-cell table:formula="of:=NORMINV(RAND(); 62; 4)" office:value-type="float" office:value="68.1533176710767" calcext:value-type="float">
            <text:p>68.1533176711</text:p>
          </table:table-cell>
          <table:table-cell table:formula="of:=12 + 3 * [.D667] + 5 * [.C667]" office:value-type="float" office:value="210.549766569908" calcext:value-type="float">
            <text:p>210.5497665699</text:p>
          </table:table-cell>
          <table:table-cell/>
        </table:table-row>
        <table:table-row table:style-name="ro1">
          <table:table-cell table:formula="of:=RAND()" office:value-type="float" office:value="0.272660964401439" calcext:value-type="float">
            <text:p>0.2726609644</text:p>
          </table:table-cell>
          <table:table-cell table:formula="of:=NORMINV([.A668];10;3)" office:value-type="float" office:value="8.18564530353396" calcext:value-type="float">
            <text:p>8.1856453035</text:p>
          </table:table-cell>
          <table:table-cell table:formula="of:=COM.MICROSOFT.NORM.INV(RAND(); 0; 1)" office:value-type="float" office:value="-1.52474307240137" calcext:value-type="float">
            <text:p>-1.5247430724</text:p>
          </table:table-cell>
          <table:table-cell table:formula="of:=NORMINV(RAND(); 62; 4)" office:value-type="float" office:value="61.4039229575397" calcext:value-type="float">
            <text:p>61.4039229575</text:p>
          </table:table-cell>
          <table:table-cell table:formula="of:=12 + 3 * [.D668] + 5 * [.C668]" office:value-type="float" office:value="188.588053510612" calcext:value-type="float">
            <text:p>188.5880535106</text:p>
          </table:table-cell>
          <table:table-cell/>
        </table:table-row>
        <table:table-row table:style-name="ro1">
          <table:table-cell table:formula="of:=RAND()" office:value-type="float" office:value="0.817381139844656" calcext:value-type="float">
            <text:p>0.8173811398</text:p>
          </table:table-cell>
          <table:table-cell table:formula="of:=NORMINV([.A669];10;3)" office:value-type="float" office:value="12.7162894798196" calcext:value-type="float">
            <text:p>12.7162894798</text:p>
          </table:table-cell>
          <table:table-cell table:formula="of:=COM.MICROSOFT.NORM.INV(RAND(); 0; 1)" office:value-type="float" office:value="0.0442159971518252" calcext:value-type="float">
            <text:p>0.0442159972</text:p>
          </table:table-cell>
          <table:table-cell table:formula="of:=NORMINV(RAND(); 62; 4)" office:value-type="float" office:value="63.597248871249" calcext:value-type="float">
            <text:p>63.5972488712</text:p>
          </table:table-cell>
          <table:table-cell table:formula="of:=12 + 3 * [.D669] + 5 * [.C669]" office:value-type="float" office:value="203.012826599506" calcext:value-type="float">
            <text:p>203.0128265995</text:p>
          </table:table-cell>
          <table:table-cell/>
        </table:table-row>
        <table:table-row table:style-name="ro1">
          <table:table-cell table:formula="of:=RAND()" office:value-type="float" office:value="0.906438060104847" calcext:value-type="float">
            <text:p>0.9064380601</text:p>
          </table:table-cell>
          <table:table-cell table:formula="of:=NORMINV([.A670];10;3)" office:value-type="float" office:value="13.9574059350527" calcext:value-type="float">
            <text:p>13.9574059351</text:p>
          </table:table-cell>
          <table:table-cell table:formula="of:=COM.MICROSOFT.NORM.INV(RAND(); 0; 1)" office:value-type="float" office:value="0.411770742884119" calcext:value-type="float">
            <text:p>0.4117707429</text:p>
          </table:table-cell>
          <table:table-cell table:formula="of:=NORMINV(RAND(); 62; 4)" office:value-type="float" office:value="60.8458535816206" calcext:value-type="float">
            <text:p>60.8458535816</text:p>
          </table:table-cell>
          <table:table-cell table:formula="of:=12 + 3 * [.D670] + 5 * [.C670]" office:value-type="float" office:value="196.596414459282" calcext:value-type="float">
            <text:p>196.5964144593</text:p>
          </table:table-cell>
          <table:table-cell/>
        </table:table-row>
        <table:table-row table:style-name="ro1">
          <table:table-cell table:formula="of:=RAND()" office:value-type="float" office:value="0.878760050516576" calcext:value-type="float">
            <text:p>0.8787600505</text:p>
          </table:table-cell>
          <table:table-cell table:formula="of:=NORMINV([.A671];10;3)" office:value-type="float" office:value="13.5064321702413" calcext:value-type="float">
            <text:p>13.5064321702</text:p>
          </table:table-cell>
          <table:table-cell table:formula="of:=COM.MICROSOFT.NORM.INV(RAND(); 0; 1)" office:value-type="float" office:value="0.841105821626674" calcext:value-type="float">
            <text:p>0.8411058216</text:p>
          </table:table-cell>
          <table:table-cell table:formula="of:=NORMINV(RAND(); 62; 4)" office:value-type="float" office:value="57.6619599095905" calcext:value-type="float">
            <text:p>57.6619599096</text:p>
          </table:table-cell>
          <table:table-cell table:formula="of:=12 + 3 * [.D671] + 5 * [.C671]" office:value-type="float" office:value="189.191408836905" calcext:value-type="float">
            <text:p>189.1914088369</text:p>
          </table:table-cell>
          <table:table-cell/>
        </table:table-row>
        <table:table-row table:style-name="ro1">
          <table:table-cell table:formula="of:=RAND()" office:value-type="float" office:value="0.50915491185151" calcext:value-type="float">
            <text:p>0.5091549119</text:p>
          </table:table-cell>
          <table:table-cell table:formula="of:=NORMINV([.A672];10;3)" office:value-type="float" office:value="10.0688499261105" calcext:value-type="float">
            <text:p>10.0688499261</text:p>
          </table:table-cell>
          <table:table-cell table:formula="of:=COM.MICROSOFT.NORM.INV(RAND(); 0; 1)" office:value-type="float" office:value="0.0781186557027951" calcext:value-type="float">
            <text:p>0.0781186557</text:p>
          </table:table-cell>
          <table:table-cell table:formula="of:=NORMINV(RAND(); 62; 4)" office:value-type="float" office:value="68.280473972633" calcext:value-type="float">
            <text:p>68.2804739726</text:p>
          </table:table-cell>
          <table:table-cell table:formula="of:=12 + 3 * [.D672] + 5 * [.C672]" office:value-type="float" office:value="217.232015196413" calcext:value-type="float">
            <text:p>217.2320151964</text:p>
          </table:table-cell>
          <table:table-cell/>
        </table:table-row>
        <table:table-row table:style-name="ro1">
          <table:table-cell table:formula="of:=RAND()" office:value-type="float" office:value="0.898940349696204" calcext:value-type="float">
            <text:p>0.8989403497</text:p>
          </table:table-cell>
          <table:table-cell table:formula="of:=NORMINV([.A673];10;3)" office:value-type="float" office:value="13.8266104580317" calcext:value-type="float">
            <text:p>13.826610458</text:p>
          </table:table-cell>
          <table:table-cell table:formula="of:=COM.MICROSOFT.NORM.INV(RAND(); 0; 1)" office:value-type="float" office:value="1.99766482967621" calcext:value-type="float">
            <text:p>1.9976648297</text:p>
          </table:table-cell>
          <table:table-cell table:formula="of:=NORMINV(RAND(); 62; 4)" office:value-type="float" office:value="61.9660694813443" calcext:value-type="float">
            <text:p>61.9660694813</text:p>
          </table:table-cell>
          <table:table-cell table:formula="of:=12 + 3 * [.D673] + 5 * [.C673]" office:value-type="float" office:value="207.886532592414" calcext:value-type="float">
            <text:p>207.8865325924</text:p>
          </table:table-cell>
          <table:table-cell/>
        </table:table-row>
        <table:table-row table:style-name="ro1">
          <table:table-cell table:formula="of:=RAND()" office:value-type="float" office:value="0.31171462754719" calcext:value-type="float">
            <text:p>0.3117146275</text:p>
          </table:table-cell>
          <table:table-cell table:formula="of:=NORMINV([.A674];10;3)" office:value-type="float" office:value="8.52701190850527" calcext:value-type="float">
            <text:p>8.5270119085</text:p>
          </table:table-cell>
          <table:table-cell table:formula="of:=COM.MICROSOFT.NORM.INV(RAND(); 0; 1)" office:value-type="float" office:value="0.162927130840766" calcext:value-type="float">
            <text:p>0.1629271308</text:p>
          </table:table-cell>
          <table:table-cell table:formula="of:=NORMINV(RAND(); 62; 4)" office:value-type="float" office:value="59.6841694565156" calcext:value-type="float">
            <text:p>59.6841694565</text:p>
          </table:table-cell>
          <table:table-cell table:formula="of:=12 + 3 * [.D674] + 5 * [.C674]" office:value-type="float" office:value="191.867144023751" calcext:value-type="float">
            <text:p>191.8671440238</text:p>
          </table:table-cell>
          <table:table-cell/>
        </table:table-row>
        <table:table-row table:style-name="ro1">
          <table:table-cell table:formula="of:=RAND()" office:value-type="float" office:value="0.439926163293421" calcext:value-type="float">
            <text:p>0.4399261633</text:p>
          </table:table-cell>
          <table:table-cell table:formula="of:=NORMINV([.A675];10;3)" office:value-type="float" office:value="9.54653073837707" calcext:value-type="float">
            <text:p>9.5465307384</text:p>
          </table:table-cell>
          <table:table-cell table:formula="of:=COM.MICROSOFT.NORM.INV(RAND(); 0; 1)" office:value-type="float" office:value="1.34742480360708" calcext:value-type="float">
            <text:p>1.3474248036</text:p>
          </table:table-cell>
          <table:table-cell table:formula="of:=NORMINV(RAND(); 62; 4)" office:value-type="float" office:value="57.3818310537127" calcext:value-type="float">
            <text:p>57.3818310537</text:p>
          </table:table-cell>
          <table:table-cell table:formula="of:=12 + 3 * [.D675] + 5 * [.C675]" office:value-type="float" office:value="190.882617179173" calcext:value-type="float">
            <text:p>190.8826171792</text:p>
          </table:table-cell>
          <table:table-cell/>
        </table:table-row>
        <table:table-row table:style-name="ro1">
          <table:table-cell table:formula="of:=RAND()" office:value-type="float" office:value="0.822732123080641" calcext:value-type="float">
            <text:p>0.8227321231</text:p>
          </table:table-cell>
          <table:table-cell table:formula="of:=NORMINV([.A676];10;3)" office:value-type="float" office:value="12.7774818045476" calcext:value-type="float">
            <text:p>12.7774818045</text:p>
          </table:table-cell>
          <table:table-cell table:formula="of:=COM.MICROSOFT.NORM.INV(RAND(); 0; 1)" office:value-type="float" office:value="-1.52802910972846" calcext:value-type="float">
            <text:p>-1.5280291097</text:p>
          </table:table-cell>
          <table:table-cell table:formula="of:=NORMINV(RAND(); 62; 4)" office:value-type="float" office:value="64.0029930861034" calcext:value-type="float">
            <text:p>64.0029930861</text:p>
          </table:table-cell>
          <table:table-cell table:formula="of:=12 + 3 * [.D676] + 5 * [.C676]" office:value-type="float" office:value="196.368833709668" calcext:value-type="float">
            <text:p>196.3688337097</text:p>
          </table:table-cell>
          <table:table-cell/>
        </table:table-row>
        <table:table-row table:style-name="ro1">
          <table:table-cell table:formula="of:=RAND()" office:value-type="float" office:value="0.612698034616187" calcext:value-type="float">
            <text:p>0.6126980346</text:p>
          </table:table-cell>
          <table:table-cell table:formula="of:=NORMINV([.A677];10;3)" office:value-type="float" office:value="10.8590740340983" calcext:value-type="float">
            <text:p>10.8590740341</text:p>
          </table:table-cell>
          <table:table-cell table:formula="of:=COM.MICROSOFT.NORM.INV(RAND(); 0; 1)" office:value-type="float" office:value="0.0496003361475926" calcext:value-type="float">
            <text:p>0.0496003361</text:p>
          </table:table-cell>
          <table:table-cell table:formula="of:=NORMINV(RAND(); 62; 4)" office:value-type="float" office:value="59.0432560918769" calcext:value-type="float">
            <text:p>59.0432560919</text:p>
          </table:table-cell>
          <table:table-cell table:formula="of:=12 + 3 * [.D677] + 5 * [.C677]" office:value-type="float" office:value="189.377769956369" calcext:value-type="float">
            <text:p>189.3777699564</text:p>
          </table:table-cell>
          <table:table-cell/>
        </table:table-row>
        <table:table-row table:style-name="ro1">
          <table:table-cell table:formula="of:=RAND()" office:value-type="float" office:value="0.757281731348485" calcext:value-type="float">
            <text:p>0.7572817313</text:p>
          </table:table-cell>
          <table:table-cell table:formula="of:=NORMINV([.A678];10;3)" office:value-type="float" office:value="12.0927560919133" calcext:value-type="float">
            <text:p>12.0927560919</text:p>
          </table:table-cell>
          <table:table-cell table:formula="of:=COM.MICROSOFT.NORM.INV(RAND(); 0; 1)" office:value-type="float" office:value="1.28251932885175" calcext:value-type="float">
            <text:p>1.2825193289</text:p>
          </table:table-cell>
          <table:table-cell table:formula="of:=NORMINV(RAND(); 62; 4)" office:value-type="float" office:value="62.3477650041254" calcext:value-type="float">
            <text:p>62.3477650041</text:p>
          </table:table-cell>
          <table:table-cell table:formula="of:=12 + 3 * [.D678] + 5 * [.C678]" office:value-type="float" office:value="205.455891656635" calcext:value-type="float">
            <text:p>205.4558916566</text:p>
          </table:table-cell>
          <table:table-cell/>
        </table:table-row>
        <table:table-row table:style-name="ro1">
          <table:table-cell table:formula="of:=RAND()" office:value-type="float" office:value="0.425256918882951" calcext:value-type="float">
            <text:p>0.4252569189</text:p>
          </table:table-cell>
          <table:table-cell table:formula="of:=NORMINV([.A679];10;3)" office:value-type="float" office:value="9.43461146033043" calcext:value-type="float">
            <text:p>9.4346114603</text:p>
          </table:table-cell>
          <table:table-cell table:formula="of:=COM.MICROSOFT.NORM.INV(RAND(); 0; 1)" office:value-type="float" office:value="0.752592546876958" calcext:value-type="float">
            <text:p>0.7525925469</text:p>
          </table:table-cell>
          <table:table-cell table:formula="of:=NORMINV(RAND(); 62; 4)" office:value-type="float" office:value="59.4102421670334" calcext:value-type="float">
            <text:p>59.410242167</text:p>
          </table:table-cell>
          <table:table-cell table:formula="of:=12 + 3 * [.D679] + 5 * [.C679]" office:value-type="float" office:value="193.993689235485" calcext:value-type="float">
            <text:p>193.9936892355</text:p>
          </table:table-cell>
          <table:table-cell/>
        </table:table-row>
        <table:table-row table:style-name="ro1">
          <table:table-cell table:formula="of:=RAND()" office:value-type="float" office:value="0.419139591278508" calcext:value-type="float">
            <text:p>0.4191395913</text:p>
          </table:table-cell>
          <table:table-cell table:formula="of:=NORMINV([.A680];10;3)" office:value-type="float" office:value="9.38771469683053" calcext:value-type="float">
            <text:p>9.3877146968</text:p>
          </table:table-cell>
          <table:table-cell table:formula="of:=COM.MICROSOFT.NORM.INV(RAND(); 0; 1)" office:value-type="float" office:value="-0.490645825306101" calcext:value-type="float">
            <text:p>-0.4906458253</text:p>
          </table:table-cell>
          <table:table-cell table:formula="of:=NORMINV(RAND(); 62; 4)" office:value-type="float" office:value="63.0134363172941" calcext:value-type="float">
            <text:p>63.0134363173</text:p>
          </table:table-cell>
          <table:table-cell table:formula="of:=12 + 3 * [.D680] + 5 * [.C680]" office:value-type="float" office:value="198.587079825352" calcext:value-type="float">
            <text:p>198.5870798254</text:p>
          </table:table-cell>
          <table:table-cell/>
        </table:table-row>
        <table:table-row table:style-name="ro1">
          <table:table-cell table:formula="of:=RAND()" office:value-type="float" office:value="0.960421622963622" calcext:value-type="float">
            <text:p>0.960421623</text:p>
          </table:table-cell>
          <table:table-cell table:formula="of:=NORMINV([.A681];10;3)" office:value-type="float" office:value="15.2667996166773" calcext:value-type="float">
            <text:p>15.2667996167</text:p>
          </table:table-cell>
          <table:table-cell table:formula="of:=COM.MICROSOFT.NORM.INV(RAND(); 0; 1)" office:value-type="float" office:value="-0.244774540992374" calcext:value-type="float">
            <text:p>-0.244774541</text:p>
          </table:table-cell>
          <table:table-cell table:formula="of:=NORMINV(RAND(); 62; 4)" office:value-type="float" office:value="63.1636679247897" calcext:value-type="float">
            <text:p>63.1636679248</text:p>
          </table:table-cell>
          <table:table-cell table:formula="of:=12 + 3 * [.D681] + 5 * [.C681]" office:value-type="float" office:value="200.267131069407" calcext:value-type="float">
            <text:p>200.2671310694</text:p>
          </table:table-cell>
          <table:table-cell/>
        </table:table-row>
        <table:table-row table:style-name="ro1">
          <table:table-cell table:formula="of:=RAND()" office:value-type="float" office:value="0.460400944110006" calcext:value-type="float">
            <text:p>0.4604009441</text:p>
          </table:table-cell>
          <table:table-cell table:formula="of:=NORMINV([.A682];10;3)" office:value-type="float" office:value="9.70172898354146" calcext:value-type="float">
            <text:p>9.7017289835</text:p>
          </table:table-cell>
          <table:table-cell table:formula="of:=COM.MICROSOFT.NORM.INV(RAND(); 0; 1)" office:value-type="float" office:value="0.922087400927136" calcext:value-type="float">
            <text:p>0.9220874009</text:p>
          </table:table-cell>
          <table:table-cell table:formula="of:=NORMINV(RAND(); 62; 4)" office:value-type="float" office:value="51.5848294136591" calcext:value-type="float">
            <text:p>51.5848294137</text:p>
          </table:table-cell>
          <table:table-cell table:formula="of:=12 + 3 * [.D682] + 5 * [.C682]" office:value-type="float" office:value="171.364925245613" calcext:value-type="float">
            <text:p>171.3649252456</text:p>
          </table:table-cell>
          <table:table-cell/>
        </table:table-row>
        <table:table-row table:style-name="ro1">
          <table:table-cell table:formula="of:=RAND()" office:value-type="float" office:value="0.437560277059674" calcext:value-type="float">
            <text:p>0.4375602771</text:p>
          </table:table-cell>
          <table:table-cell table:formula="of:=NORMINV([.A683];10;3)" office:value-type="float" office:value="9.52852686057589" calcext:value-type="float">
            <text:p>9.5285268606</text:p>
          </table:table-cell>
          <table:table-cell table:formula="of:=COM.MICROSOFT.NORM.INV(RAND(); 0; 1)" office:value-type="float" office:value="-0.434819251883565" calcext:value-type="float">
            <text:p>-0.4348192519</text:p>
          </table:table-cell>
          <table:table-cell table:formula="of:=NORMINV(RAND(); 62; 4)" office:value-type="float" office:value="68.727194165573" calcext:value-type="float">
            <text:p>68.7271941656</text:p>
          </table:table-cell>
          <table:table-cell table:formula="of:=12 + 3 * [.D683] + 5 * [.C683]" office:value-type="float" office:value="216.007486237301" calcext:value-type="float">
            <text:p>216.0074862373</text:p>
          </table:table-cell>
          <table:table-cell/>
        </table:table-row>
        <table:table-row table:style-name="ro1">
          <table:table-cell table:formula="of:=RAND()" office:value-type="float" office:value="0.35447171353735" calcext:value-type="float">
            <text:p>0.3544717135</text:p>
          </table:table-cell>
          <table:table-cell table:formula="of:=NORMINV([.A684];10;3)" office:value-type="float" office:value="8.88017357276565" calcext:value-type="float">
            <text:p>8.8801735728</text:p>
          </table:table-cell>
          <table:table-cell table:formula="of:=COM.MICROSOFT.NORM.INV(RAND(); 0; 1)" office:value-type="float" office:value="-2.60870830337124" calcext:value-type="float">
            <text:p>-2.6087083034</text:p>
          </table:table-cell>
          <table:table-cell table:formula="of:=NORMINV(RAND(); 62; 4)" office:value-type="float" office:value="59.8213934046789" calcext:value-type="float">
            <text:p>59.8213934047</text:p>
          </table:table-cell>
          <table:table-cell table:formula="of:=12 + 3 * [.D684] + 5 * [.C684]" office:value-type="float" office:value="178.420638697181" calcext:value-type="float">
            <text:p>178.4206386972</text:p>
          </table:table-cell>
          <table:table-cell/>
        </table:table-row>
        <table:table-row table:style-name="ro1">
          <table:table-cell table:formula="of:=RAND()" office:value-type="float" office:value="0.609205887885764" calcext:value-type="float">
            <text:p>0.6092058879</text:p>
          </table:table-cell>
          <table:table-cell table:formula="of:=NORMINV([.A685];10;3)" office:value-type="float" office:value="10.8317497073491" calcext:value-type="float">
            <text:p>10.8317497073</text:p>
          </table:table-cell>
          <table:table-cell table:formula="of:=COM.MICROSOFT.NORM.INV(RAND(); 0; 1)" office:value-type="float" office:value="-0.448637389929068" calcext:value-type="float">
            <text:p>-0.4486373899</text:p>
          </table:table-cell>
          <table:table-cell table:formula="of:=NORMINV(RAND(); 62; 4)" office:value-type="float" office:value="59.2007459719521" calcext:value-type="float">
            <text:p>59.200745972</text:p>
          </table:table-cell>
          <table:table-cell table:formula="of:=12 + 3 * [.D685] + 5 * [.C685]" office:value-type="float" office:value="187.359050966211" calcext:value-type="float">
            <text:p>187.3590509662</text:p>
          </table:table-cell>
          <table:table-cell/>
        </table:table-row>
        <table:table-row table:style-name="ro1">
          <table:table-cell table:formula="of:=RAND()" office:value-type="float" office:value="0.898144200211391" calcext:value-type="float">
            <text:p>0.8981442002</text:p>
          </table:table-cell>
          <table:table-cell table:formula="of:=NORMINV([.A686];10;3)" office:value-type="float" office:value="13.8131437749265" calcext:value-type="float">
            <text:p>13.8131437749</text:p>
          </table:table-cell>
          <table:table-cell table:formula="of:=COM.MICROSOFT.NORM.INV(RAND(); 0; 1)" office:value-type="float" office:value="0.126309112836567" calcext:value-type="float">
            <text:p>0.1263091128</text:p>
          </table:table-cell>
          <table:table-cell table:formula="of:=NORMINV(RAND(); 62; 4)" office:value-type="float" office:value="61.446587916716" calcext:value-type="float">
            <text:p>61.4465879167</text:p>
          </table:table-cell>
          <table:table-cell table:formula="of:=12 + 3 * [.D686] + 5 * [.C686]" office:value-type="float" office:value="196.971309314331" calcext:value-type="float">
            <text:p>196.9713093143</text:p>
          </table:table-cell>
          <table:table-cell/>
        </table:table-row>
        <table:table-row table:style-name="ro1">
          <table:table-cell table:formula="of:=RAND()" office:value-type="float" office:value="0.180751897860318" calcext:value-type="float">
            <text:p>0.1807518979</text:p>
          </table:table-cell>
          <table:table-cell table:formula="of:=NORMINV([.A687];10;3)" office:value-type="float" office:value="7.26248988656743" calcext:value-type="float">
            <text:p>7.2624898866</text:p>
          </table:table-cell>
          <table:table-cell table:formula="of:=COM.MICROSOFT.NORM.INV(RAND(); 0; 1)" office:value-type="float" office:value="2.12464110503828" calcext:value-type="float">
            <text:p>2.124641105</text:p>
          </table:table-cell>
          <table:table-cell table:formula="of:=NORMINV(RAND(); 62; 4)" office:value-type="float" office:value="65.6171048346462" calcext:value-type="float">
            <text:p>65.6171048346</text:p>
          </table:table-cell>
          <table:table-cell table:formula="of:=12 + 3 * [.D687] + 5 * [.C687]" office:value-type="float" office:value="219.47452002913" calcext:value-type="float">
            <text:p>219.4745200291</text:p>
          </table:table-cell>
          <table:table-cell/>
        </table:table-row>
        <table:table-row table:style-name="ro1">
          <table:table-cell table:formula="of:=RAND()" office:value-type="float" office:value="0.157088151434436" calcext:value-type="float">
            <text:p>0.1570881514</text:p>
          </table:table-cell>
          <table:table-cell table:formula="of:=NORMINV([.A688];10;3)" office:value-type="float" office:value="6.98050743287581" calcext:value-type="float">
            <text:p>6.9805074329</text:p>
          </table:table-cell>
          <table:table-cell table:formula="of:=COM.MICROSOFT.NORM.INV(RAND(); 0; 1)" office:value-type="float" office:value="0.746723913362514" calcext:value-type="float">
            <text:p>0.7467239134</text:p>
          </table:table-cell>
          <table:table-cell table:formula="of:=NORMINV(RAND(); 62; 4)" office:value-type="float" office:value="59.6387739775462" calcext:value-type="float">
            <text:p>59.6387739775</text:p>
          </table:table-cell>
          <table:table-cell table:formula="of:=12 + 3 * [.D688] + 5 * [.C688]" office:value-type="float" office:value="194.649941499451" calcext:value-type="float">
            <text:p>194.6499414995</text:p>
          </table:table-cell>
          <table:table-cell/>
        </table:table-row>
        <table:table-row table:style-name="ro1">
          <table:table-cell table:formula="of:=RAND()" office:value-type="float" office:value="0.103201327612624" calcext:value-type="float">
            <text:p>0.1032013276</text:p>
          </table:table-cell>
          <table:table-cell table:formula="of:=NORMINV([.A689];10;3)" office:value-type="float" office:value="6.20944243562073" calcext:value-type="float">
            <text:p>6.2094424356</text:p>
          </table:table-cell>
          <table:table-cell table:formula="of:=COM.MICROSOFT.NORM.INV(RAND(); 0; 1)" office:value-type="float" office:value="-0.459567814183917" calcext:value-type="float">
            <text:p>-0.4595678142</text:p>
          </table:table-cell>
          <table:table-cell table:formula="of:=NORMINV(RAND(); 62; 4)" office:value-type="float" office:value="65.3901089644999" calcext:value-type="float">
            <text:p>65.3901089645</text:p>
          </table:table-cell>
          <table:table-cell table:formula="of:=12 + 3 * [.D689] + 5 * [.C689]" office:value-type="float" office:value="205.87248782258" calcext:value-type="float">
            <text:p>205.8724878226</text:p>
          </table:table-cell>
          <table:table-cell/>
        </table:table-row>
        <table:table-row table:style-name="ro1">
          <table:table-cell table:formula="of:=RAND()" office:value-type="float" office:value="0.510756838833913" calcext:value-type="float">
            <text:p>0.5107568388</text:p>
          </table:table-cell>
          <table:table-cell table:formula="of:=NORMINV([.A690];10;3)" office:value-type="float" office:value="10.0808999931232" calcext:value-type="float">
            <text:p>10.0808999931</text:p>
          </table:table-cell>
          <table:table-cell table:formula="of:=COM.MICROSOFT.NORM.INV(RAND(); 0; 1)" office:value-type="float" office:value="-1.28827286707992" calcext:value-type="float">
            <text:p>-1.2882728671</text:p>
          </table:table-cell>
          <table:table-cell table:formula="of:=NORMINV(RAND(); 62; 4)" office:value-type="float" office:value="59.0937597069914" calcext:value-type="float">
            <text:p>59.093759707</text:p>
          </table:table-cell>
          <table:table-cell table:formula="of:=12 + 3 * [.D690] + 5 * [.C690]" office:value-type="float" office:value="182.839914785575" calcext:value-type="float">
            <text:p>182.8399147856</text:p>
          </table:table-cell>
          <table:table-cell/>
        </table:table-row>
        <table:table-row table:style-name="ro1">
          <table:table-cell table:formula="of:=RAND()" office:value-type="float" office:value="0.534524459857494" calcext:value-type="float">
            <text:p>0.5345244599</text:p>
          </table:table-cell>
          <table:table-cell table:formula="of:=NORMINV([.A691];10;3)" office:value-type="float" office:value="10.2599448702246" calcext:value-type="float">
            <text:p>10.2599448702</text:p>
          </table:table-cell>
          <table:table-cell table:formula="of:=COM.MICROSOFT.NORM.INV(RAND(); 0; 1)" office:value-type="float" office:value="-1.00516237990584" calcext:value-type="float">
            <text:p>-1.0051623799</text:p>
          </table:table-cell>
          <table:table-cell table:formula="of:=NORMINV(RAND(); 62; 4)" office:value-type="float" office:value="67.1135743773541" calcext:value-type="float">
            <text:p>67.1135743774</text:p>
          </table:table-cell>
          <table:table-cell table:formula="of:=12 + 3 * [.D691] + 5 * [.C691]" office:value-type="float" office:value="208.314911232533" calcext:value-type="float">
            <text:p>208.3149112325</text:p>
          </table:table-cell>
          <table:table-cell/>
        </table:table-row>
        <table:table-row table:style-name="ro1">
          <table:table-cell table:formula="of:=RAND()" office:value-type="float" office:value="0.112437520874664" calcext:value-type="float">
            <text:p>0.1124375209</text:p>
          </table:table-cell>
          <table:table-cell table:formula="of:=NORMINV([.A692];10;3)" office:value-type="float" office:value="6.35900002873752" calcext:value-type="float">
            <text:p>6.3590000287</text:p>
          </table:table-cell>
          <table:table-cell table:formula="of:=COM.MICROSOFT.NORM.INV(RAND(); 0; 1)" office:value-type="float" office:value="-0.642096701708157" calcext:value-type="float">
            <text:p>-0.6420967017</text:p>
          </table:table-cell>
          <table:table-cell table:formula="of:=NORMINV(RAND(); 62; 4)" office:value-type="float" office:value="66.9763435983138" calcext:value-type="float">
            <text:p>66.9763435983</text:p>
          </table:table-cell>
          <table:table-cell table:formula="of:=12 + 3 * [.D692] + 5 * [.C692]" office:value-type="float" office:value="209.718547286401" calcext:value-type="float">
            <text:p>209.7185472864</text:p>
          </table:table-cell>
          <table:table-cell/>
        </table:table-row>
        <table:table-row table:style-name="ro1">
          <table:table-cell table:formula="of:=RAND()" office:value-type="float" office:value="0.32458902336657" calcext:value-type="float">
            <text:p>0.3245890234</text:p>
          </table:table-cell>
          <table:table-cell table:formula="of:=NORMINV([.A693];10;3)" office:value-type="float" office:value="8.63528692271921" calcext:value-type="float">
            <text:p>8.6352869227</text:p>
          </table:table-cell>
          <table:table-cell table:formula="of:=COM.MICROSOFT.NORM.INV(RAND(); 0; 1)" office:value-type="float" office:value="1.99452495065986" calcext:value-type="float">
            <text:p>1.9945249507</text:p>
          </table:table-cell>
          <table:table-cell table:formula="of:=NORMINV(RAND(); 62; 4)" office:value-type="float" office:value="59.4126275483814" calcext:value-type="float">
            <text:p>59.4126275484</text:p>
          </table:table-cell>
          <table:table-cell table:formula="of:=12 + 3 * [.D693] + 5 * [.C693]" office:value-type="float" office:value="200.210507398443" calcext:value-type="float">
            <text:p>200.2105073984</text:p>
          </table:table-cell>
          <table:table-cell/>
        </table:table-row>
        <table:table-row table:style-name="ro1">
          <table:table-cell table:formula="of:=RAND()" office:value-type="float" office:value="0.26943631330505" calcext:value-type="float">
            <text:p>0.2694363133</text:p>
          </table:table-cell>
          <table:table-cell table:formula="of:=NORMINV([.A694];10;3)" office:value-type="float" office:value="8.1564439309431" calcext:value-type="float">
            <text:p>8.1564439309</text:p>
          </table:table-cell>
          <table:table-cell table:formula="of:=COM.MICROSOFT.NORM.INV(RAND(); 0; 1)" office:value-type="float" office:value="-0.62073743456634" calcext:value-type="float">
            <text:p>-0.6207374346</text:p>
          </table:table-cell>
          <table:table-cell table:formula="of:=NORMINV(RAND(); 62; 4)" office:value-type="float" office:value="60.9626049289769" calcext:value-type="float">
            <text:p>60.962604929</text:p>
          </table:table-cell>
          <table:table-cell table:formula="of:=12 + 3 * [.D694] + 5 * [.C694]" office:value-type="float" office:value="191.784127614099" calcext:value-type="float">
            <text:p>191.7841276141</text:p>
          </table:table-cell>
          <table:table-cell/>
        </table:table-row>
        <table:table-row table:style-name="ro1">
          <table:table-cell table:formula="of:=RAND()" office:value-type="float" office:value="0.101460702251643" calcext:value-type="float">
            <text:p>0.1014607023</text:p>
          </table:table-cell>
          <table:table-cell table:formula="of:=NORMINV([.A695];10;3)" office:value-type="float" office:value="6.18018286291271" calcext:value-type="float">
            <text:p>6.1801828629</text:p>
          </table:table-cell>
          <table:table-cell table:formula="of:=COM.MICROSOFT.NORM.INV(RAND(); 0; 1)" office:value-type="float" office:value="-1.36930964280099" calcext:value-type="float">
            <text:p>-1.3693096428</text:p>
          </table:table-cell>
          <table:table-cell table:formula="of:=NORMINV(RAND(); 62; 4)" office:value-type="float" office:value="59.97976174282" calcext:value-type="float">
            <text:p>59.9797617428</text:p>
          </table:table-cell>
          <table:table-cell table:formula="of:=12 + 3 * [.D695] + 5 * [.C695]" office:value-type="float" office:value="185.092737014455" calcext:value-type="float">
            <text:p>185.0927370145</text:p>
          </table:table-cell>
          <table:table-cell/>
        </table:table-row>
        <table:table-row table:style-name="ro1">
          <table:table-cell table:formula="of:=RAND()" office:value-type="float" office:value="0.445832149591297" calcext:value-type="float">
            <text:p>0.4458321496</text:p>
          </table:table-cell>
          <table:table-cell table:formula="of:=NORMINV([.A696];10;3)" office:value-type="float" office:value="9.59140426561075" calcext:value-type="float">
            <text:p>9.5914042656</text:p>
          </table:table-cell>
          <table:table-cell table:formula="of:=COM.MICROSOFT.NORM.INV(RAND(); 0; 1)" office:value-type="float" office:value="0.228541263371934" calcext:value-type="float">
            <text:p>0.2285412634</text:p>
          </table:table-cell>
          <table:table-cell table:formula="of:=NORMINV(RAND(); 62; 4)" office:value-type="float" office:value="66.3079689629014" calcext:value-type="float">
            <text:p>66.3079689629</text:p>
          </table:table-cell>
          <table:table-cell table:formula="of:=12 + 3 * [.D696] + 5 * [.C696]" office:value-type="float" office:value="212.066613205564" calcext:value-type="float">
            <text:p>212.0666132056</text:p>
          </table:table-cell>
          <table:table-cell/>
        </table:table-row>
        <table:table-row table:style-name="ro1">
          <table:table-cell table:formula="of:=RAND()" office:value-type="float" office:value="0.81242446647957" calcext:value-type="float">
            <text:p>0.8124244665</text:p>
          </table:table-cell>
          <table:table-cell table:formula="of:=NORMINV([.A697];10;3)" office:value-type="float" office:value="12.6605978981367" calcext:value-type="float">
            <text:p>12.6605978981</text:p>
          </table:table-cell>
          <table:table-cell table:formula="of:=COM.MICROSOFT.NORM.INV(RAND(); 0; 1)" office:value-type="float" office:value="-0.493407694829355" calcext:value-type="float">
            <text:p>-0.4934076948</text:p>
          </table:table-cell>
          <table:table-cell table:formula="of:=NORMINV(RAND(); 62; 4)" office:value-type="float" office:value="64.4876705044205" calcext:value-type="float">
            <text:p>64.4876705044</text:p>
          </table:table-cell>
          <table:table-cell table:formula="of:=12 + 3 * [.D697] + 5 * [.C697]" office:value-type="float" office:value="202.995973039115" calcext:value-type="float">
            <text:p>202.9959730391</text:p>
          </table:table-cell>
          <table:table-cell/>
        </table:table-row>
        <table:table-row table:style-name="ro1">
          <table:table-cell table:formula="of:=RAND()" office:value-type="float" office:value="0.0273505300283432" calcext:value-type="float">
            <text:p>0.02735053</text:p>
          </table:table-cell>
          <table:table-cell table:formula="of:=NORMINV([.A698];10;3)" office:value-type="float" office:value="4.23627053851438" calcext:value-type="float">
            <text:p>4.2362705385</text:p>
          </table:table-cell>
          <table:table-cell table:formula="of:=COM.MICROSOFT.NORM.INV(RAND(); 0; 1)" office:value-type="float" office:value="1.17495069685963" calcext:value-type="float">
            <text:p>1.1749506969</text:p>
          </table:table-cell>
          <table:table-cell table:formula="of:=NORMINV(RAND(); 62; 4)" office:value-type="float" office:value="55.0479890772988" calcext:value-type="float">
            <text:p>55.0479890773</text:p>
          </table:table-cell>
          <table:table-cell table:formula="of:=12 + 3 * [.D698] + 5 * [.C698]" office:value-type="float" office:value="183.018720716195" calcext:value-type="float">
            <text:p>183.0187207162</text:p>
          </table:table-cell>
          <table:table-cell/>
        </table:table-row>
        <table:table-row table:style-name="ro1">
          <table:table-cell table:formula="of:=RAND()" office:value-type="float" office:value="0.33042135159485" calcext:value-type="float">
            <text:p>0.3304213516</text:p>
          </table:table-cell>
          <table:table-cell table:formula="of:=NORMINV([.A699];10;3)" office:value-type="float" office:value="8.68375004092205" calcext:value-type="float">
            <text:p>8.6837500409</text:p>
          </table:table-cell>
          <table:table-cell table:formula="of:=COM.MICROSOFT.NORM.INV(RAND(); 0; 1)" office:value-type="float" office:value="0.59552944713686" calcext:value-type="float">
            <text:p>0.5955294471</text:p>
          </table:table-cell>
          <table:table-cell table:formula="of:=NORMINV(RAND(); 62; 4)" office:value-type="float" office:value="59.4914426002085" calcext:value-type="float">
            <text:p>59.4914426002</text:p>
          </table:table-cell>
          <table:table-cell table:formula="of:=12 + 3 * [.D699] + 5 * [.C699]" office:value-type="float" office:value="193.45197503631" calcext:value-type="float">
            <text:p>193.4519750363</text:p>
          </table:table-cell>
          <table:table-cell/>
        </table:table-row>
        <table:table-row table:style-name="ro1">
          <table:table-cell table:formula="of:=RAND()" office:value-type="float" office:value="0.911729752086103" calcext:value-type="float">
            <text:p>0.9117297521</text:p>
          </table:table-cell>
          <table:table-cell table:formula="of:=NORMINV([.A700];10;3)" office:value-type="float" office:value="14.0544514940834" calcext:value-type="float">
            <text:p>14.0544514941</text:p>
          </table:table-cell>
          <table:table-cell table:formula="of:=COM.MICROSOFT.NORM.INV(RAND(); 0; 1)" office:value-type="float" office:value="0.0580448852813821" calcext:value-type="float">
            <text:p>0.0580448853</text:p>
          </table:table-cell>
          <table:table-cell table:formula="of:=NORMINV(RAND(); 62; 4)" office:value-type="float" office:value="56.5425969886161" calcext:value-type="float">
            <text:p>56.5425969886</text:p>
          </table:table-cell>
          <table:table-cell table:formula="of:=12 + 3 * [.D700] + 5 * [.C700]" office:value-type="float" office:value="181.918015392255" calcext:value-type="float">
            <text:p>181.9180153923</text:p>
          </table:table-cell>
          <table:table-cell/>
        </table:table-row>
        <table:table-row table:style-name="ro1">
          <table:table-cell table:formula="of:=RAND()" office:value-type="float" office:value="0.483317980542779" calcext:value-type="float">
            <text:p>0.4833179805</text:p>
          </table:table-cell>
          <table:table-cell table:formula="of:=NORMINV([.A701];10;3)" office:value-type="float" office:value="9.87451655438804" calcext:value-type="float">
            <text:p>9.8745165544</text:p>
          </table:table-cell>
          <table:table-cell table:formula="of:=COM.MICROSOFT.NORM.INV(RAND(); 0; 1)" office:value-type="float" office:value="-1.12736454024867" calcext:value-type="float">
            <text:p>-1.1273645402</text:p>
          </table:table-cell>
          <table:table-cell table:formula="of:=NORMINV(RAND(); 62; 4)" office:value-type="float" office:value="64.8714628754161" calcext:value-type="float">
            <text:p>64.8714628754</text:p>
          </table:table-cell>
          <table:table-cell table:formula="of:=12 + 3 * [.D701] + 5 * [.C701]" office:value-type="float" office:value="200.977565925005" calcext:value-type="float">
            <text:p>200.977565925</text:p>
          </table:table-cell>
          <table:table-cell/>
        </table:table-row>
        <table:table-row table:style-name="ro1">
          <table:table-cell table:formula="of:=RAND()" office:value-type="float" office:value="0.734112069709227" calcext:value-type="float">
            <text:p>0.7341120697</text:p>
          </table:table-cell>
          <table:table-cell table:formula="of:=NORMINV([.A702];10;3)" office:value-type="float" office:value="11.8758923166443" calcext:value-type="float">
            <text:p>11.8758923166</text:p>
          </table:table-cell>
          <table:table-cell table:formula="of:=COM.MICROSOFT.NORM.INV(RAND(); 0; 1)" office:value-type="float" office:value="0.117327652986429" calcext:value-type="float">
            <text:p>0.117327653</text:p>
          </table:table-cell>
          <table:table-cell table:formula="of:=NORMINV(RAND(); 62; 4)" office:value-type="float" office:value="66.7044820064052" calcext:value-type="float">
            <text:p>66.7044820064</text:p>
          </table:table-cell>
          <table:table-cell table:formula="of:=12 + 3 * [.D702] + 5 * [.C702]" office:value-type="float" office:value="212.700084284148" calcext:value-type="float">
            <text:p>212.7000842841</text:p>
          </table:table-cell>
          <table:table-cell/>
        </table:table-row>
        <table:table-row table:style-name="ro1">
          <table:table-cell table:formula="of:=RAND()" office:value-type="float" office:value="0.102281768806279" calcext:value-type="float">
            <text:p>0.1022817688</text:p>
          </table:table-cell>
          <table:table-cell table:formula="of:=NORMINV([.A703];10;3)" office:value-type="float" office:value="6.1940299458028" calcext:value-type="float">
            <text:p>6.1940299458</text:p>
          </table:table-cell>
          <table:table-cell table:formula="of:=COM.MICROSOFT.NORM.INV(RAND(); 0; 1)" office:value-type="float" office:value="-0.661423171992478" calcext:value-type="float">
            <text:p>-0.661423172</text:p>
          </table:table-cell>
          <table:table-cell table:formula="of:=NORMINV(RAND(); 62; 4)" office:value-type="float" office:value="59.9028278202593" calcext:value-type="float">
            <text:p>59.9028278203</text:p>
          </table:table-cell>
          <table:table-cell table:formula="of:=12 + 3 * [.D703] + 5 * [.C703]" office:value-type="float" office:value="188.401367600816" calcext:value-type="float">
            <text:p>188.4013676008</text:p>
          </table:table-cell>
          <table:table-cell/>
        </table:table-row>
        <table:table-row table:style-name="ro1">
          <table:table-cell table:formula="of:=RAND()" office:value-type="float" office:value="0.30035748728551" calcext:value-type="float">
            <text:p>0.3003574873</text:p>
          </table:table-cell>
          <table:table-cell table:formula="of:=NORMINV([.A704];10;3)" office:value-type="float" office:value="8.42988214264473" calcext:value-type="float">
            <text:p>8.4298821426</text:p>
          </table:table-cell>
          <table:table-cell table:formula="of:=COM.MICROSOFT.NORM.INV(RAND(); 0; 1)" office:value-type="float" office:value="0.0534640283960856" calcext:value-type="float">
            <text:p>0.0534640284</text:p>
          </table:table-cell>
          <table:table-cell table:formula="of:=NORMINV(RAND(); 62; 4)" office:value-type="float" office:value="67.6153054866397" calcext:value-type="float">
            <text:p>67.6153054866</text:p>
          </table:table-cell>
          <table:table-cell table:formula="of:=12 + 3 * [.D704] + 5 * [.C704]" office:value-type="float" office:value="215.1132366019" calcext:value-type="float">
            <text:p>215.1132366019</text:p>
          </table:table-cell>
          <table:table-cell/>
        </table:table-row>
        <table:table-row table:style-name="ro1">
          <table:table-cell table:formula="of:=RAND()" office:value-type="float" office:value="0.308012461522594" calcext:value-type="float">
            <text:p>0.3080124615</text:p>
          </table:table-cell>
          <table:table-cell table:formula="of:=NORMINV([.A705];10;3)" office:value-type="float" office:value="8.49552406982404" calcext:value-type="float">
            <text:p>8.4955240698</text:p>
          </table:table-cell>
          <table:table-cell table:formula="of:=COM.MICROSOFT.NORM.INV(RAND(); 0; 1)" office:value-type="float" office:value="0.212998253447974" calcext:value-type="float">
            <text:p>0.2129982534</text:p>
          </table:table-cell>
          <table:table-cell table:formula="of:=NORMINV(RAND(); 62; 4)" office:value-type="float" office:value="62.1715849106139" calcext:value-type="float">
            <text:p>62.1715849106</text:p>
          </table:table-cell>
          <table:table-cell table:formula="of:=12 + 3 * [.D705] + 5 * [.C705]" office:value-type="float" office:value="199.579745999082" calcext:value-type="float">
            <text:p>199.5797459991</text:p>
          </table:table-cell>
          <table:table-cell/>
        </table:table-row>
        <table:table-row table:style-name="ro1">
          <table:table-cell table:formula="of:=RAND()" office:value-type="float" office:value="0.569486663909629" calcext:value-type="float">
            <text:p>0.5694866639</text:p>
          </table:table-cell>
          <table:table-cell table:formula="of:=NORMINV([.A706];10;3)" office:value-type="float" office:value="10.5252022056927" calcext:value-type="float">
            <text:p>10.5252022057</text:p>
          </table:table-cell>
          <table:table-cell table:formula="of:=COM.MICROSOFT.NORM.INV(RAND(); 0; 1)" office:value-type="float" office:value="1.12757982266236" calcext:value-type="float">
            <text:p>1.1275798227</text:p>
          </table:table-cell>
          <table:table-cell table:formula="of:=NORMINV(RAND(); 62; 4)" office:value-type="float" office:value="61.7572255482745" calcext:value-type="float">
            <text:p>61.7572255483</text:p>
          </table:table-cell>
          <table:table-cell table:formula="of:=12 + 3 * [.D706] + 5 * [.C706]" office:value-type="float" office:value="202.909575758135" calcext:value-type="float">
            <text:p>202.9095757581</text:p>
          </table:table-cell>
          <table:table-cell/>
        </table:table-row>
        <table:table-row table:style-name="ro1">
          <table:table-cell table:formula="of:=RAND()" office:value-type="float" office:value="0.538814301136881" calcext:value-type="float">
            <text:p>0.5388143011</text:p>
          </table:table-cell>
          <table:table-cell table:formula="of:=NORMINV([.A707];10;3)" office:value-type="float" office:value="10.2923410905663" calcext:value-type="float">
            <text:p>10.2923410906</text:p>
          </table:table-cell>
          <table:table-cell table:formula="of:=COM.MICROSOFT.NORM.INV(RAND(); 0; 1)" office:value-type="float" office:value="-0.987397094075017" calcext:value-type="float">
            <text:p>-0.9873970941</text:p>
          </table:table-cell>
          <table:table-cell table:formula="of:=NORMINV(RAND(); 62; 4)" office:value-type="float" office:value="61.858411787308" calcext:value-type="float">
            <text:p>61.8584117873</text:p>
          </table:table-cell>
          <table:table-cell table:formula="of:=12 + 3 * [.D707] + 5 * [.C707]" office:value-type="float" office:value="192.638249891549" calcext:value-type="float">
            <text:p>192.6382498915</text:p>
          </table:table-cell>
          <table:table-cell/>
        </table:table-row>
        <table:table-row table:style-name="ro1">
          <table:table-cell table:formula="of:=RAND()" office:value-type="float" office:value="0.781053946819156" calcext:value-type="float">
            <text:p>0.7810539468</text:p>
          </table:table-cell>
          <table:table-cell table:formula="of:=NORMINV([.A708];10;3)" office:value-type="float" office:value="12.3272728851007" calcext:value-type="float">
            <text:p>12.3272728851</text:p>
          </table:table-cell>
          <table:table-cell table:formula="of:=COM.MICROSOFT.NORM.INV(RAND(); 0; 1)" office:value-type="float" office:value="-0.486206279524877" calcext:value-type="float">
            <text:p>-0.4862062795</text:p>
          </table:table-cell>
          <table:table-cell table:formula="of:=NORMINV(RAND(); 62; 4)" office:value-type="float" office:value="54.4703255074423" calcext:value-type="float">
            <text:p>54.4703255074</text:p>
          </table:table-cell>
          <table:table-cell table:formula="of:=12 + 3 * [.D708] + 5 * [.C708]" office:value-type="float" office:value="172.979945124703" calcext:value-type="float">
            <text:p>172.9799451247</text:p>
          </table:table-cell>
          <table:table-cell/>
        </table:table-row>
        <table:table-row table:style-name="ro1">
          <table:table-cell table:formula="of:=RAND()" office:value-type="float" office:value="0.500572629505768" calcext:value-type="float">
            <text:p>0.5005726295</text:p>
          </table:table-cell>
          <table:table-cell table:formula="of:=NORMINV([.A709];10;3)" office:value-type="float" office:value="10.0043061094088" calcext:value-type="float">
            <text:p>10.0043061094</text:p>
          </table:table-cell>
          <table:table-cell table:formula="of:=COM.MICROSOFT.NORM.INV(RAND(); 0; 1)" office:value-type="float" office:value="0.984371189075785" calcext:value-type="float">
            <text:p>0.9843711891</text:p>
          </table:table-cell>
          <table:table-cell table:formula="of:=NORMINV(RAND(); 62; 4)" office:value-type="float" office:value="61.0463257010857" calcext:value-type="float">
            <text:p>61.0463257011</text:p>
          </table:table-cell>
          <table:table-cell table:formula="of:=12 + 3 * [.D709] + 5 * [.C709]" office:value-type="float" office:value="200.060833048636" calcext:value-type="float">
            <text:p>200.0608330486</text:p>
          </table:table-cell>
          <table:table-cell/>
        </table:table-row>
        <table:table-row table:style-name="ro1">
          <table:table-cell table:formula="of:=RAND()" office:value-type="float" office:value="0.102879280922934" calcext:value-type="float">
            <text:p>0.1028792809</text:p>
          </table:table-cell>
          <table:table-cell table:formula="of:=NORMINV([.A710];10;3)" office:value-type="float" office:value="6.20405609054908" calcext:value-type="float">
            <text:p>6.2040560905</text:p>
          </table:table-cell>
          <table:table-cell table:formula="of:=COM.MICROSOFT.NORM.INV(RAND(); 0; 1)" office:value-type="float" office:value="-0.993238273380981" calcext:value-type="float">
            <text:p>-0.9932382734</text:p>
          </table:table-cell>
          <table:table-cell table:formula="of:=NORMINV(RAND(); 62; 4)" office:value-type="float" office:value="64.3570533962697" calcext:value-type="float">
            <text:p>64.3570533963</text:p>
          </table:table-cell>
          <table:table-cell table:formula="of:=12 + 3 * [.D710] + 5 * [.C710]" office:value-type="float" office:value="200.104968821904" calcext:value-type="float">
            <text:p>200.1049688219</text:p>
          </table:table-cell>
          <table:table-cell/>
        </table:table-row>
        <table:table-row table:style-name="ro1">
          <table:table-cell table:formula="of:=RAND()" office:value-type="float" office:value="0.0178729007020593" calcext:value-type="float">
            <text:p>0.0178729007</text:p>
          </table:table-cell>
          <table:table-cell table:formula="of:=NORMINV([.A711];10;3)" office:value-type="float" office:value="3.70057828989396" calcext:value-type="float">
            <text:p>3.7005782899</text:p>
          </table:table-cell>
          <table:table-cell table:formula="of:=COM.MICROSOFT.NORM.INV(RAND(); 0; 1)" office:value-type="float" office:value="-0.540235274111157" calcext:value-type="float">
            <text:p>-0.5402352741</text:p>
          </table:table-cell>
          <table:table-cell table:formula="of:=NORMINV(RAND(); 62; 4)" office:value-type="float" office:value="62.6579347197074" calcext:value-type="float">
            <text:p>62.6579347197</text:p>
          </table:table-cell>
          <table:table-cell table:formula="of:=12 + 3 * [.D711] + 5 * [.C711]" office:value-type="float" office:value="197.272627788566" calcext:value-type="float">
            <text:p>197.2726277886</text:p>
          </table:table-cell>
          <table:table-cell/>
        </table:table-row>
        <table:table-row table:style-name="ro1">
          <table:table-cell table:formula="of:=RAND()" office:value-type="float" office:value="0.0840576670598239" calcext:value-type="float">
            <text:p>0.0840576671</text:p>
          </table:table-cell>
          <table:table-cell table:formula="of:=NORMINV([.A712];10;3)" office:value-type="float" office:value="5.86514520969916" calcext:value-type="float">
            <text:p>5.8651452097</text:p>
          </table:table-cell>
          <table:table-cell table:formula="of:=COM.MICROSOFT.NORM.INV(RAND(); 0; 1)" office:value-type="float" office:value="0.676590309319134" calcext:value-type="float">
            <text:p>0.6765903093</text:p>
          </table:table-cell>
          <table:table-cell table:formula="of:=NORMINV(RAND(); 62; 4)" office:value-type="float" office:value="60.7812753798334" calcext:value-type="float">
            <text:p>60.7812753798</text:p>
          </table:table-cell>
          <table:table-cell table:formula="of:=12 + 3 * [.D712] + 5 * [.C712]" office:value-type="float" office:value="197.726777686096" calcext:value-type="float">
            <text:p>197.7267776861</text:p>
          </table:table-cell>
          <table:table-cell/>
        </table:table-row>
        <table:table-row table:style-name="ro1">
          <table:table-cell table:formula="of:=RAND()" office:value-type="float" office:value="0.0043251346796751" calcext:value-type="float">
            <text:p>0.0043251347</text:p>
          </table:table-cell>
          <table:table-cell table:formula="of:=NORMINV([.A713];10;3)" office:value-type="float" office:value="2.12327433928045" calcext:value-type="float">
            <text:p>2.1232743393</text:p>
          </table:table-cell>
          <table:table-cell table:formula="of:=COM.MICROSOFT.NORM.INV(RAND(); 0; 1)" office:value-type="float" office:value="1.92574773052581" calcext:value-type="float">
            <text:p>1.9257477305</text:p>
          </table:table-cell>
          <table:table-cell table:formula="of:=NORMINV(RAND(); 62; 4)" office:value-type="float" office:value="65.4148572004019" calcext:value-type="float">
            <text:p>65.4148572004</text:p>
          </table:table-cell>
          <table:table-cell table:formula="of:=12 + 3 * [.D713] + 5 * [.C713]" office:value-type="float" office:value="217.873310253835" calcext:value-type="float">
            <text:p>217.8733102538</text:p>
          </table:table-cell>
          <table:table-cell/>
        </table:table-row>
        <table:table-row table:style-name="ro1">
          <table:table-cell table:formula="of:=RAND()" office:value-type="float" office:value="0.0653207467403263" calcext:value-type="float">
            <text:p>0.0653207467</text:p>
          </table:table-cell>
          <table:table-cell table:formula="of:=NORMINV([.A714];10;3)" office:value-type="float" office:value="5.46526884720609" calcext:value-type="float">
            <text:p>5.4652688472</text:p>
          </table:table-cell>
          <table:table-cell table:formula="of:=COM.MICROSOFT.NORM.INV(RAND(); 0; 1)" office:value-type="float" office:value="-0.976451697149726" calcext:value-type="float">
            <text:p>-0.9764516971</text:p>
          </table:table-cell>
          <table:table-cell table:formula="of:=NORMINV(RAND(); 62; 4)" office:value-type="float" office:value="64.9312483696228" calcext:value-type="float">
            <text:p>64.9312483696</text:p>
          </table:table-cell>
          <table:table-cell table:formula="of:=12 + 3 * [.D714] + 5 * [.C714]" office:value-type="float" office:value="201.91148662312" calcext:value-type="float">
            <text:p>201.9114866231</text:p>
          </table:table-cell>
          <table:table-cell/>
        </table:table-row>
        <table:table-row table:style-name="ro1">
          <table:table-cell table:formula="of:=RAND()" office:value-type="float" office:value="0.979802416171879" calcext:value-type="float">
            <text:p>0.9798024162</text:p>
          </table:table-cell>
          <table:table-cell table:formula="of:=NORMINV([.A715];10;3)" office:value-type="float" office:value="16.1490553703136" calcext:value-type="float">
            <text:p>16.1490553703</text:p>
          </table:table-cell>
          <table:table-cell table:formula="of:=COM.MICROSOFT.NORM.INV(RAND(); 0; 1)" office:value-type="float" office:value="-2.19162361330698" calcext:value-type="float">
            <text:p>-2.1916236133</text:p>
          </table:table-cell>
          <table:table-cell table:formula="of:=NORMINV(RAND(); 62; 4)" office:value-type="float" office:value="57.1260114415662" calcext:value-type="float">
            <text:p>57.1260114416</text:p>
          </table:table-cell>
          <table:table-cell table:formula="of:=12 + 3 * [.D715] + 5 * [.C715]" office:value-type="float" office:value="172.419916258164" calcext:value-type="float">
            <text:p>172.4199162582</text:p>
          </table:table-cell>
          <table:table-cell/>
        </table:table-row>
        <table:table-row table:style-name="ro1">
          <table:table-cell table:formula="of:=RAND()" office:value-type="float" office:value="0.0433873757719994" calcext:value-type="float">
            <text:p>0.0433873758</text:p>
          </table:table-cell>
          <table:table-cell table:formula="of:=NORMINV([.A716];10;3)" office:value-type="float" office:value="4.86201419018086" calcext:value-type="float">
            <text:p>4.8620141902</text:p>
          </table:table-cell>
          <table:table-cell table:formula="of:=COM.MICROSOFT.NORM.INV(RAND(); 0; 1)" office:value-type="float" office:value="-0.845158051408009" calcext:value-type="float">
            <text:p>-0.8451580514</text:p>
          </table:table-cell>
          <table:table-cell table:formula="of:=NORMINV(RAND(); 62; 4)" office:value-type="float" office:value="59.8478289293244" calcext:value-type="float">
            <text:p>59.8478289293</text:p>
          </table:table-cell>
          <table:table-cell table:formula="of:=12 + 3 * [.D716] + 5 * [.C716]" office:value-type="float" office:value="187.317696530933" calcext:value-type="float">
            <text:p>187.3176965309</text:p>
          </table:table-cell>
          <table:table-cell/>
        </table:table-row>
        <table:table-row table:style-name="ro1">
          <table:table-cell table:formula="of:=RAND()" office:value-type="float" office:value="0.614947540219873" calcext:value-type="float">
            <text:p>0.6149475402</text:p>
          </table:table-cell>
          <table:table-cell table:formula="of:=NORMINV([.A717];10;3)" office:value-type="float" office:value="10.8767129787348" calcext:value-type="float">
            <text:p>10.8767129787</text:p>
          </table:table-cell>
          <table:table-cell table:formula="of:=COM.MICROSOFT.NORM.INV(RAND(); 0; 1)" office:value-type="float" office:value="1.01358778604123" calcext:value-type="float">
            <text:p>1.013587786</text:p>
          </table:table-cell>
          <table:table-cell table:formula="of:=NORMINV(RAND(); 62; 4)" office:value-type="float" office:value="67.1574840473678" calcext:value-type="float">
            <text:p>67.1574840474</text:p>
          </table:table-cell>
          <table:table-cell table:formula="of:=12 + 3 * [.D717] + 5 * [.C717]" office:value-type="float" office:value="218.54039107231" calcext:value-type="float">
            <text:p>218.5403910723</text:p>
          </table:table-cell>
          <table:table-cell/>
        </table:table-row>
        <table:table-row table:style-name="ro1">
          <table:table-cell table:formula="of:=RAND()" office:value-type="float" office:value="0.62225865595974" calcext:value-type="float">
            <text:p>0.622258656</text:p>
          </table:table-cell>
          <table:table-cell table:formula="of:=NORMINV([.A718];10;3)" office:value-type="float" office:value="10.9342547248783" calcext:value-type="float">
            <text:p>10.9342547249</text:p>
          </table:table-cell>
          <table:table-cell table:formula="of:=COM.MICROSOFT.NORM.INV(RAND(); 0; 1)" office:value-type="float" office:value="0.111783405769412" calcext:value-type="float">
            <text:p>0.1117834058</text:p>
          </table:table-cell>
          <table:table-cell table:formula="of:=NORMINV(RAND(); 62; 4)" office:value-type="float" office:value="69.6215140165268" calcext:value-type="float">
            <text:p>69.6215140165</text:p>
          </table:table-cell>
          <table:table-cell table:formula="of:=12 + 3 * [.D718] + 5 * [.C718]" office:value-type="float" office:value="221.423459078428" calcext:value-type="float">
            <text:p>221.4234590784</text:p>
          </table:table-cell>
          <table:table-cell/>
        </table:table-row>
        <table:table-row table:style-name="ro1">
          <table:table-cell table:formula="of:=RAND()" office:value-type="float" office:value="0.969942718045786" calcext:value-type="float">
            <text:p>0.969942718</text:p>
          </table:table-cell>
          <table:table-cell table:formula="of:=NORMINV([.A719];10;3)" office:value-type="float" office:value="15.6398572345945" calcext:value-type="float">
            <text:p>15.6398572346</text:p>
          </table:table-cell>
          <table:table-cell table:formula="of:=COM.MICROSOFT.NORM.INV(RAND(); 0; 1)" office:value-type="float" office:value="0.637753027107113" calcext:value-type="float">
            <text:p>0.6377530271</text:p>
          </table:table-cell>
          <table:table-cell table:formula="of:=NORMINV(RAND(); 62; 4)" office:value-type="float" office:value="57.5489430371122" calcext:value-type="float">
            <text:p>57.5489430371</text:p>
          </table:table-cell>
          <table:table-cell table:formula="of:=12 + 3 * [.D719] + 5 * [.C719]" office:value-type="float" office:value="187.835594246872" calcext:value-type="float">
            <text:p>187.8355942469</text:p>
          </table:table-cell>
          <table:table-cell/>
        </table:table-row>
        <table:table-row table:style-name="ro1">
          <table:table-cell table:formula="of:=RAND()" office:value-type="float" office:value="0.42897317907773" calcext:value-type="float">
            <text:p>0.4289731791</text:p>
          </table:table-cell>
          <table:table-cell table:formula="of:=NORMINV([.A720];10;3)" office:value-type="float" office:value="9.46303307339709" calcext:value-type="float">
            <text:p>9.4630330734</text:p>
          </table:table-cell>
          <table:table-cell table:formula="of:=COM.MICROSOFT.NORM.INV(RAND(); 0; 1)" office:value-type="float" office:value="0.491338045622012" calcext:value-type="float">
            <text:p>0.4913380456</text:p>
          </table:table-cell>
          <table:table-cell table:formula="of:=NORMINV(RAND(); 62; 4)" office:value-type="float" office:value="60.3922513055064" calcext:value-type="float">
            <text:p>60.3922513055</text:p>
          </table:table-cell>
          <table:table-cell table:formula="of:=12 + 3 * [.D720] + 5 * [.C720]" office:value-type="float" office:value="195.633444144629" calcext:value-type="float">
            <text:p>195.6334441446</text:p>
          </table:table-cell>
          <table:table-cell/>
        </table:table-row>
        <table:table-row table:style-name="ro1">
          <table:table-cell table:formula="of:=RAND()" office:value-type="float" office:value="0.710985927842557" calcext:value-type="float">
            <text:p>0.7109859278</text:p>
          </table:table-cell>
          <table:table-cell table:formula="of:=NORMINV([.A721];10;3)" office:value-type="float" office:value="11.6688018717318" calcext:value-type="float">
            <text:p>11.6688018717</text:p>
          </table:table-cell>
          <table:table-cell table:formula="of:=COM.MICROSOFT.NORM.INV(RAND(); 0; 1)" office:value-type="float" office:value="-0.252324466561718" calcext:value-type="float">
            <text:p>-0.2523244666</text:p>
          </table:table-cell>
          <table:table-cell table:formula="of:=NORMINV(RAND(); 62; 4)" office:value-type="float" office:value="60.4802934337975" calcext:value-type="float">
            <text:p>60.4802934338</text:p>
          </table:table-cell>
          <table:table-cell table:formula="of:=12 + 3 * [.D721] + 5 * [.C721]" office:value-type="float" office:value="192.179257968584" calcext:value-type="float">
            <text:p>192.1792579686</text:p>
          </table:table-cell>
          <table:table-cell/>
        </table:table-row>
        <table:table-row table:style-name="ro1">
          <table:table-cell table:formula="of:=RAND()" office:value-type="float" office:value="0.0976074447389692" calcext:value-type="float">
            <text:p>0.0976074447</text:p>
          </table:table-cell>
          <table:table-cell table:formula="of:=NORMINV([.A722];10;3)" office:value-type="float" office:value="6.1140837335845" calcext:value-type="float">
            <text:p>6.1140837336</text:p>
          </table:table-cell>
          <table:table-cell table:formula="of:=COM.MICROSOFT.NORM.INV(RAND(); 0; 1)" office:value-type="float" office:value="-1.93984430351363" calcext:value-type="float">
            <text:p>-1.9398443035</text:p>
          </table:table-cell>
          <table:table-cell table:formula="of:=NORMINV(RAND(); 62; 4)" office:value-type="float" office:value="58.7443499765803" calcext:value-type="float">
            <text:p>58.7443499766</text:p>
          </table:table-cell>
          <table:table-cell table:formula="of:=12 + 3 * [.D722] + 5 * [.C722]" office:value-type="float" office:value="178.533828412173" calcext:value-type="float">
            <text:p>178.5338284122</text:p>
          </table:table-cell>
          <table:table-cell/>
        </table:table-row>
        <table:table-row table:style-name="ro1">
          <table:table-cell table:formula="of:=RAND()" office:value-type="float" office:value="0.576694157207385" calcext:value-type="float">
            <text:p>0.5766941572</text:p>
          </table:table-cell>
          <table:table-cell table:formula="of:=NORMINV([.A723];10;3)" office:value-type="float" office:value="10.5803303662348" calcext:value-type="float">
            <text:p>10.5803303662</text:p>
          </table:table-cell>
          <table:table-cell table:formula="of:=COM.MICROSOFT.NORM.INV(RAND(); 0; 1)" office:value-type="float" office:value="0.429488105060465" calcext:value-type="float">
            <text:p>0.4294881051</text:p>
          </table:table-cell>
          <table:table-cell table:formula="of:=NORMINV(RAND(); 62; 4)" office:value-type="float" office:value="64.5248169903927" calcext:value-type="float">
            <text:p>64.5248169904</text:p>
          </table:table-cell>
          <table:table-cell table:formula="of:=12 + 3 * [.D723] + 5 * [.C723]" office:value-type="float" office:value="207.72189149648" calcext:value-type="float">
            <text:p>207.7218914965</text:p>
          </table:table-cell>
          <table:table-cell/>
        </table:table-row>
        <table:table-row table:style-name="ro1">
          <table:table-cell table:formula="of:=RAND()" office:value-type="float" office:value="0.27886793599464" calcext:value-type="float">
            <text:p>0.278867936</text:p>
          </table:table-cell>
          <table:table-cell table:formula="of:=NORMINV([.A724];10;3)" office:value-type="float" office:value="8.24137656117124" calcext:value-type="float">
            <text:p>8.2413765612</text:p>
          </table:table-cell>
          <table:table-cell table:formula="of:=COM.MICROSOFT.NORM.INV(RAND(); 0; 1)" office:value-type="float" office:value="-0.981947163550082" calcext:value-type="float">
            <text:p>-0.9819471636</text:p>
          </table:table-cell>
          <table:table-cell table:formula="of:=NORMINV(RAND(); 62; 4)" office:value-type="float" office:value="56.1048125437892" calcext:value-type="float">
            <text:p>56.1048125438</text:p>
          </table:table-cell>
          <table:table-cell table:formula="of:=12 + 3 * [.D724] + 5 * [.C724]" office:value-type="float" office:value="175.404701813617" calcext:value-type="float">
            <text:p>175.4047018136</text:p>
          </table:table-cell>
          <table:table-cell/>
        </table:table-row>
        <table:table-row table:style-name="ro1">
          <table:table-cell table:formula="of:=RAND()" office:value-type="float" office:value="0.903766335686669" calcext:value-type="float">
            <text:p>0.9037663357</text:p>
          </table:table-cell>
          <table:table-cell table:formula="of:=NORMINV([.A725];10;3)" office:value-type="float" office:value="13.9099442396821" calcext:value-type="float">
            <text:p>13.9099442397</text:p>
          </table:table-cell>
          <table:table-cell table:formula="of:=COM.MICROSOFT.NORM.INV(RAND(); 0; 1)" office:value-type="float" office:value="-1.48689051282638" calcext:value-type="float">
            <text:p>-1.4868905128</text:p>
          </table:table-cell>
          <table:table-cell table:formula="of:=NORMINV(RAND(); 62; 4)" office:value-type="float" office:value="60.0386715772335" calcext:value-type="float">
            <text:p>60.0386715772</text:p>
          </table:table-cell>
          <table:table-cell table:formula="of:=12 + 3 * [.D725] + 5 * [.C725]" office:value-type="float" office:value="184.681562167569" calcext:value-type="float">
            <text:p>184.6815621676</text:p>
          </table:table-cell>
          <table:table-cell/>
        </table:table-row>
        <table:table-row table:style-name="ro1">
          <table:table-cell table:formula="of:=RAND()" office:value-type="float" office:value="0.174587400630116" calcext:value-type="float">
            <text:p>0.1745874006</text:p>
          </table:table-cell>
          <table:table-cell table:formula="of:=NORMINV([.A726];10;3)" office:value-type="float" office:value="7.19142667989678" calcext:value-type="float">
            <text:p>7.1914266799</text:p>
          </table:table-cell>
          <table:table-cell table:formula="of:=COM.MICROSOFT.NORM.INV(RAND(); 0; 1)" office:value-type="float" office:value="0.958962290480743" calcext:value-type="float">
            <text:p>0.9589622905</text:p>
          </table:table-cell>
          <table:table-cell table:formula="of:=NORMINV(RAND(); 62; 4)" office:value-type="float" office:value="59.1792483232461" calcext:value-type="float">
            <text:p>59.1792483232</text:p>
          </table:table-cell>
          <table:table-cell table:formula="of:=12 + 3 * [.D726] + 5 * [.C726]" office:value-type="float" office:value="194.332556422142" calcext:value-type="float">
            <text:p>194.3325564221</text:p>
          </table:table-cell>
          <table:table-cell/>
        </table:table-row>
        <table:table-row table:style-name="ro1">
          <table:table-cell table:formula="of:=RAND()" office:value-type="float" office:value="0.785866782534868" calcext:value-type="float">
            <text:p>0.7858667825</text:p>
          </table:table-cell>
          <table:table-cell table:formula="of:=NORMINV([.A727];10;3)" office:value-type="float" office:value="12.3764849075222" calcext:value-type="float">
            <text:p>12.3764849075</text:p>
          </table:table-cell>
          <table:table-cell table:formula="of:=COM.MICROSOFT.NORM.INV(RAND(); 0; 1)" office:value-type="float" office:value="1.37896377246197" calcext:value-type="float">
            <text:p>1.3789637725</text:p>
          </table:table-cell>
          <table:table-cell table:formula="of:=NORMINV(RAND(); 62; 4)" office:value-type="float" office:value="63.154061345976" calcext:value-type="float">
            <text:p>63.154061346</text:p>
          </table:table-cell>
          <table:table-cell table:formula="of:=12 + 3 * [.D727] + 5 * [.C727]" office:value-type="float" office:value="208.357002900238" calcext:value-type="float">
            <text:p>208.3570029002</text:p>
          </table:table-cell>
          <table:table-cell/>
        </table:table-row>
        <table:table-row table:style-name="ro1">
          <table:table-cell table:formula="of:=RAND()" office:value-type="float" office:value="0.857916378416121" calcext:value-type="float">
            <text:p>0.8579163784</text:p>
          </table:table-cell>
          <table:table-cell table:formula="of:=NORMINV([.A728];10;3)" office:value-type="float" office:value="13.2130145882763" calcext:value-type="float">
            <text:p>13.2130145883</text:p>
          </table:table-cell>
          <table:table-cell table:formula="of:=COM.MICROSOFT.NORM.INV(RAND(); 0; 1)" office:value-type="float" office:value="-0.940313869825754" calcext:value-type="float">
            <text:p>-0.9403138698</text:p>
          </table:table-cell>
          <table:table-cell table:formula="of:=NORMINV(RAND(); 62; 4)" office:value-type="float" office:value="61.7755593589453" calcext:value-type="float">
            <text:p>61.7755593589</text:p>
          </table:table-cell>
          <table:table-cell table:formula="of:=12 + 3 * [.D728] + 5 * [.C728]" office:value-type="float" office:value="192.625108727707" calcext:value-type="float">
            <text:p>192.6251087277</text:p>
          </table:table-cell>
          <table:table-cell/>
        </table:table-row>
        <table:table-row table:style-name="ro1">
          <table:table-cell table:formula="of:=RAND()" office:value-type="float" office:value="0.474853621097282" calcext:value-type="float">
            <text:p>0.4748536211</text:p>
          </table:table-cell>
          <table:table-cell table:formula="of:=NORMINV([.A729];10;3)" office:value-type="float" office:value="9.81077673465788" calcext:value-type="float">
            <text:p>9.8107767347</text:p>
          </table:table-cell>
          <table:table-cell table:formula="of:=COM.MICROSOFT.NORM.INV(RAND(); 0; 1)" office:value-type="float" office:value="-0.354730934820001" calcext:value-type="float">
            <text:p>-0.3547309348</text:p>
          </table:table-cell>
          <table:table-cell table:formula="of:=NORMINV(RAND(); 62; 4)" office:value-type="float" office:value="61.3426665761087" calcext:value-type="float">
            <text:p>61.3426665761</text:p>
          </table:table-cell>
          <table:table-cell table:formula="of:=12 + 3 * [.D729] + 5 * [.C729]" office:value-type="float" office:value="194.254345054226" calcext:value-type="float">
            <text:p>194.2543450542</text:p>
          </table:table-cell>
          <table:table-cell/>
        </table:table-row>
        <table:table-row table:style-name="ro1">
          <table:table-cell table:formula="of:=RAND()" office:value-type="float" office:value="0.849421844119206" calcext:value-type="float">
            <text:p>0.8494218441</text:p>
          </table:table-cell>
          <table:table-cell table:formula="of:=NORMINV([.A730];10;3)" office:value-type="float" office:value="13.1018707057774" calcext:value-type="float">
            <text:p>13.1018707058</text:p>
          </table:table-cell>
          <table:table-cell table:formula="of:=COM.MICROSOFT.NORM.INV(RAND(); 0; 1)" office:value-type="float" office:value="0.792441293745891" calcext:value-type="float">
            <text:p>0.7924412937</text:p>
          </table:table-cell>
          <table:table-cell table:formula="of:=NORMINV(RAND(); 62; 4)" office:value-type="float" office:value="66.1888106280323" calcext:value-type="float">
            <text:p>66.188810628</text:p>
          </table:table-cell>
          <table:table-cell table:formula="of:=12 + 3 * [.D730] + 5 * [.C730]" office:value-type="float" office:value="214.528638352826" calcext:value-type="float">
            <text:p>214.5286383528</text:p>
          </table:table-cell>
          <table:table-cell/>
        </table:table-row>
        <table:table-row table:style-name="ro1">
          <table:table-cell table:formula="of:=RAND()" office:value-type="float" office:value="0.681662580231205" calcext:value-type="float">
            <text:p>0.6816625802</text:p>
          </table:table-cell>
          <table:table-cell table:formula="of:=NORMINV([.A731];10;3)" office:value-type="float" office:value="11.4170590270229" calcext:value-type="float">
            <text:p>11.417059027</text:p>
          </table:table-cell>
          <table:table-cell table:formula="of:=COM.MICROSOFT.NORM.INV(RAND(); 0; 1)" office:value-type="float" office:value="0.447577130660882" calcext:value-type="float">
            <text:p>0.4475771307</text:p>
          </table:table-cell>
          <table:table-cell table:formula="of:=NORMINV(RAND(); 62; 4)" office:value-type="float" office:value="58.4023338049193" calcext:value-type="float">
            <text:p>58.4023338049</text:p>
          </table:table-cell>
          <table:table-cell table:formula="of:=12 + 3 * [.D731] + 5 * [.C731]" office:value-type="float" office:value="189.444887068062" calcext:value-type="float">
            <text:p>189.4448870681</text:p>
          </table:table-cell>
          <table:table-cell/>
        </table:table-row>
        <table:table-row table:style-name="ro1">
          <table:table-cell table:formula="of:=RAND()" office:value-type="float" office:value="0.60209753876552" calcext:value-type="float">
            <text:p>0.6020975388</text:p>
          </table:table-cell>
          <table:table-cell table:formula="of:=NORMINV([.A732];10;3)" office:value-type="float" office:value="10.7763402627643" calcext:value-type="float">
            <text:p>10.7763402628</text:p>
          </table:table-cell>
          <table:table-cell table:formula="of:=COM.MICROSOFT.NORM.INV(RAND(); 0; 1)" office:value-type="float" office:value="-0.458943520059272" calcext:value-type="float">
            <text:p>-0.4589435201</text:p>
          </table:table-cell>
          <table:table-cell table:formula="of:=NORMINV(RAND(); 62; 4)" office:value-type="float" office:value="53.6234127342128" calcext:value-type="float">
            <text:p>53.6234127342</text:p>
          </table:table-cell>
          <table:table-cell table:formula="of:=12 + 3 * [.D732] + 5 * [.C732]" office:value-type="float" office:value="170.575520602342" calcext:value-type="float">
            <text:p>170.5755206023</text:p>
          </table:table-cell>
          <table:table-cell/>
        </table:table-row>
        <table:table-row table:style-name="ro1">
          <table:table-cell table:formula="of:=RAND()" office:value-type="float" office:value="0.0667283316142857" calcext:value-type="float">
            <text:p>0.0667283316</text:p>
          </table:table-cell>
          <table:table-cell table:formula="of:=NORMINV([.A733];10;3)" office:value-type="float" office:value="5.49817231701106" calcext:value-type="float">
            <text:p>5.498172317</text:p>
          </table:table-cell>
          <table:table-cell table:formula="of:=COM.MICROSOFT.NORM.INV(RAND(); 0; 1)" office:value-type="float" office:value="1.44063900302005" calcext:value-type="float">
            <text:p>1.440639003</text:p>
          </table:table-cell>
          <table:table-cell table:formula="of:=NORMINV(RAND(); 62; 4)" office:value-type="float" office:value="65.2120776248716" calcext:value-type="float">
            <text:p>65.2120776249</text:p>
          </table:table-cell>
          <table:table-cell table:formula="of:=12 + 3 * [.D733] + 5 * [.C733]" office:value-type="float" office:value="214.839427889715" calcext:value-type="float">
            <text:p>214.8394278897</text:p>
          </table:table-cell>
          <table:table-cell/>
        </table:table-row>
        <table:table-row table:style-name="ro1">
          <table:table-cell table:formula="of:=RAND()" office:value-type="float" office:value="0.13028255966492" calcext:value-type="float">
            <text:p>0.1302825597</text:p>
          </table:table-cell>
          <table:table-cell table:formula="of:=NORMINV([.A734];10;3)" office:value-type="float" office:value="6.62483068660361" calcext:value-type="float">
            <text:p>6.6248306866</text:p>
          </table:table-cell>
          <table:table-cell table:formula="of:=COM.MICROSOFT.NORM.INV(RAND(); 0; 1)" office:value-type="float" office:value="-0.470970411660191" calcext:value-type="float">
            <text:p>-0.4709704117</text:p>
          </table:table-cell>
          <table:table-cell table:formula="of:=NORMINV(RAND(); 62; 4)" office:value-type="float" office:value="56.4507914864788" calcext:value-type="float">
            <text:p>56.4507914865</text:p>
          </table:table-cell>
          <table:table-cell table:formula="of:=12 + 3 * [.D734] + 5 * [.C734]" office:value-type="float" office:value="178.997522401135" calcext:value-type="float">
            <text:p>178.9975224011</text:p>
          </table:table-cell>
          <table:table-cell/>
        </table:table-row>
        <table:table-row table:style-name="ro1">
          <table:table-cell table:formula="of:=RAND()" office:value-type="float" office:value="0.108573186676949" calcext:value-type="float">
            <text:p>0.1085731867</text:p>
          </table:table-cell>
          <table:table-cell table:formula="of:=NORMINV([.A735];10;3)" office:value-type="float" office:value="6.29754483387802" calcext:value-type="float">
            <text:p>6.2975448339</text:p>
          </table:table-cell>
          <table:table-cell table:formula="of:=COM.MICROSOFT.NORM.INV(RAND(); 0; 1)" office:value-type="float" office:value="-1.79261981622668" calcext:value-type="float">
            <text:p>-1.7926198162</text:p>
          </table:table-cell>
          <table:table-cell table:formula="of:=NORMINV(RAND(); 62; 4)" office:value-type="float" office:value="63.7362863730075" calcext:value-type="float">
            <text:p>63.736286373</text:p>
          </table:table-cell>
          <table:table-cell table:formula="of:=12 + 3 * [.D735] + 5 * [.C735]" office:value-type="float" office:value="194.245760037889" calcext:value-type="float">
            <text:p>194.2457600379</text:p>
          </table:table-cell>
          <table:table-cell/>
        </table:table-row>
        <table:table-row table:style-name="ro1">
          <table:table-cell table:formula="of:=RAND()" office:value-type="float" office:value="0.257491845870391" calcext:value-type="float">
            <text:p>0.2574918459</text:p>
          </table:table-cell>
          <table:table-cell table:formula="of:=NORMINV([.A736];10;3)" office:value-type="float" office:value="8.04670815770186" calcext:value-type="float">
            <text:p>8.0467081577</text:p>
          </table:table-cell>
          <table:table-cell table:formula="of:=COM.MICROSOFT.NORM.INV(RAND(); 0; 1)" office:value-type="float" office:value="0.706531204191288" calcext:value-type="float">
            <text:p>0.7065312042</text:p>
          </table:table-cell>
          <table:table-cell table:formula="of:=NORMINV(RAND(); 62; 4)" office:value-type="float" office:value="65.0519520752059" calcext:value-type="float">
            <text:p>65.0519520752</text:p>
          </table:table-cell>
          <table:table-cell table:formula="of:=12 + 3 * [.D736] + 5 * [.C736]" office:value-type="float" office:value="210.688512246574" calcext:value-type="float">
            <text:p>210.6885122466</text:p>
          </table:table-cell>
          <table:table-cell/>
        </table:table-row>
        <table:table-row table:style-name="ro1">
          <table:table-cell table:formula="of:=RAND()" office:value-type="float" office:value="0.950633150758222" calcext:value-type="float">
            <text:p>0.9506331508</text:p>
          </table:table-cell>
          <table:table-cell table:formula="of:=NORMINV([.A737];10;3)" office:value-type="float" office:value="14.9530716457451" calcext:value-type="float">
            <text:p>14.9530716457</text:p>
          </table:table-cell>
          <table:table-cell table:formula="of:=COM.MICROSOFT.NORM.INV(RAND(); 0; 1)" office:value-type="float" office:value="-1.3266214961474" calcext:value-type="float">
            <text:p>-1.3266214961</text:p>
          </table:table-cell>
          <table:table-cell table:formula="of:=NORMINV(RAND(); 62; 4)" office:value-type="float" office:value="69.4066419630575" calcext:value-type="float">
            <text:p>69.4066419631</text:p>
          </table:table-cell>
          <table:table-cell table:formula="of:=12 + 3 * [.D737] + 5 * [.C737]" office:value-type="float" office:value="213.586818408435" calcext:value-type="float">
            <text:p>213.5868184084</text:p>
          </table:table-cell>
          <table:table-cell/>
        </table:table-row>
        <table:table-row table:style-name="ro1">
          <table:table-cell table:formula="of:=RAND()" office:value-type="float" office:value="0.656249173451215" calcext:value-type="float">
            <text:p>0.6562491735</text:p>
          </table:table-cell>
          <table:table-cell table:formula="of:=NORMINV([.A738];10;3)" office:value-type="float" office:value="11.2067434566616" calcext:value-type="float">
            <text:p>11.2067434567</text:p>
          </table:table-cell>
          <table:table-cell table:formula="of:=COM.MICROSOFT.NORM.INV(RAND(); 0; 1)" office:value-type="float" office:value="-0.593729458175834" calcext:value-type="float">
            <text:p>-0.5937294582</text:p>
          </table:table-cell>
          <table:table-cell table:formula="of:=NORMINV(RAND(); 62; 4)" office:value-type="float" office:value="57.027977621856" calcext:value-type="float">
            <text:p>57.0279776219</text:p>
          </table:table-cell>
          <table:table-cell table:formula="of:=12 + 3 * [.D738] + 5 * [.C738]" office:value-type="float" office:value="180.115285574689" calcext:value-type="float">
            <text:p>180.1152855747</text:p>
          </table:table-cell>
          <table:table-cell/>
        </table:table-row>
        <table:table-row table:style-name="ro1">
          <table:table-cell table:formula="of:=RAND()" office:value-type="float" office:value="0.580691144336015" calcext:value-type="float">
            <text:p>0.5806911443</text:p>
          </table:table-cell>
          <table:table-cell table:formula="of:=NORMINV([.A739];10;3)" office:value-type="float" office:value="10.610985723766" calcext:value-type="float">
            <text:p>10.6109857238</text:p>
          </table:table-cell>
          <table:table-cell table:formula="of:=COM.MICROSOFT.NORM.INV(RAND(); 0; 1)" office:value-type="float" office:value="1.11842453256336" calcext:value-type="float">
            <text:p>1.1184245326</text:p>
          </table:table-cell>
          <table:table-cell table:formula="of:=NORMINV(RAND(); 62; 4)" office:value-type="float" office:value="58.1950344954413" calcext:value-type="float">
            <text:p>58.1950344954</text:p>
          </table:table-cell>
          <table:table-cell table:formula="of:=12 + 3 * [.D739] + 5 * [.C739]" office:value-type="float" office:value="192.177226149141" calcext:value-type="float">
            <text:p>192.1772261491</text:p>
          </table:table-cell>
          <table:table-cell/>
        </table:table-row>
        <table:table-row table:style-name="ro1">
          <table:table-cell table:formula="of:=RAND()" office:value-type="float" office:value="0.950608657905832" calcext:value-type="float">
            <text:p>0.9506086579</text:p>
          </table:table-cell>
          <table:table-cell table:formula="of:=NORMINV([.A740];10;3)" office:value-type="float" office:value="14.9523520611592" calcext:value-type="float">
            <text:p>14.9523520612</text:p>
          </table:table-cell>
          <table:table-cell table:formula="of:=COM.MICROSOFT.NORM.INV(RAND(); 0; 1)" office:value-type="float" office:value="-0.63253006007935" calcext:value-type="float">
            <text:p>-0.6325300601</text:p>
          </table:table-cell>
          <table:table-cell table:formula="of:=NORMINV(RAND(); 62; 4)" office:value-type="float" office:value="64.2217833969818" calcext:value-type="float">
            <text:p>64.221783397</text:p>
          </table:table-cell>
          <table:table-cell table:formula="of:=12 + 3 * [.D740] + 5 * [.C740]" office:value-type="float" office:value="201.502699890549" calcext:value-type="float">
            <text:p>201.5026998905</text:p>
          </table:table-cell>
          <table:table-cell/>
        </table:table-row>
        <table:table-row table:style-name="ro1">
          <table:table-cell table:formula="of:=RAND()" office:value-type="float" office:value="0.926670343149453" calcext:value-type="float">
            <text:p>0.9266703431</text:p>
          </table:table-cell>
          <table:table-cell table:formula="of:=NORMINV([.A741];10;3)" office:value-type="float" office:value="14.3542991350429" calcext:value-type="float">
            <text:p>14.354299135</text:p>
          </table:table-cell>
          <table:table-cell table:formula="of:=COM.MICROSOFT.NORM.INV(RAND(); 0; 1)" office:value-type="float" office:value="0.733537510506146" calcext:value-type="float">
            <text:p>0.7335375105</text:p>
          </table:table-cell>
          <table:table-cell table:formula="of:=NORMINV(RAND(); 62; 4)" office:value-type="float" office:value="61.0598745296192" calcext:value-type="float">
            <text:p>61.0598745296</text:p>
          </table:table-cell>
          <table:table-cell table:formula="of:=12 + 3 * [.D741] + 5 * [.C741]" office:value-type="float" office:value="198.847311141388" calcext:value-type="float">
            <text:p>198.8473111414</text:p>
          </table:table-cell>
          <table:table-cell/>
        </table:table-row>
        <table:table-row table:style-name="ro1">
          <table:table-cell table:formula="of:=RAND()" office:value-type="float" office:value="0.752475824207068" calcext:value-type="float">
            <text:p>0.7524758242</text:p>
          </table:table-cell>
          <table:table-cell table:formula="of:=NORMINV([.A742];10;3)" office:value-type="float" office:value="12.0469043727829" calcext:value-type="float">
            <text:p>12.0469043728</text:p>
          </table:table-cell>
          <table:table-cell table:formula="of:=COM.MICROSOFT.NORM.INV(RAND(); 0; 1)" office:value-type="float" office:value="0.553870083509007" calcext:value-type="float">
            <text:p>0.5538700835</text:p>
          </table:table-cell>
          <table:table-cell table:formula="of:=NORMINV(RAND(); 62; 4)" office:value-type="float" office:value="64.5838118687388" calcext:value-type="float">
            <text:p>64.5838118687</text:p>
          </table:table-cell>
          <table:table-cell table:formula="of:=12 + 3 * [.D742] + 5 * [.C742]" office:value-type="float" office:value="208.520786023761" calcext:value-type="float">
            <text:p>208.5207860238</text:p>
          </table:table-cell>
          <table:table-cell/>
        </table:table-row>
        <table:table-row table:style-name="ro1">
          <table:table-cell table:formula="of:=RAND()" office:value-type="float" office:value="0.732510496629402" calcext:value-type="float">
            <text:p>0.7325104966</text:p>
          </table:table-cell>
          <table:table-cell table:formula="of:=NORMINV([.A743];10;3)" office:value-type="float" office:value="11.861270490847" calcext:value-type="float">
            <text:p>11.8612704908</text:p>
          </table:table-cell>
          <table:table-cell table:formula="of:=COM.MICROSOFT.NORM.INV(RAND(); 0; 1)" office:value-type="float" office:value="-0.47168854175621" calcext:value-type="float">
            <text:p>-0.4716885418</text:p>
          </table:table-cell>
          <table:table-cell table:formula="of:=NORMINV(RAND(); 62; 4)" office:value-type="float" office:value="58.1875904438125" calcext:value-type="float">
            <text:p>58.1875904438</text:p>
          </table:table-cell>
          <table:table-cell table:formula="of:=12 + 3 * [.D743] + 5 * [.C743]" office:value-type="float" office:value="184.204328622657" calcext:value-type="float">
            <text:p>184.2043286227</text:p>
          </table:table-cell>
          <table:table-cell/>
        </table:table-row>
        <table:table-row table:style-name="ro1">
          <table:table-cell table:formula="of:=RAND()" office:value-type="float" office:value="0.00510402000509203" calcext:value-type="float">
            <text:p>0.00510402</text:p>
          </table:table-cell>
          <table:table-cell table:formula="of:=NORMINV([.A744];10;3)" office:value-type="float" office:value="2.29389605348014" calcext:value-type="float">
            <text:p>2.2938960535</text:p>
          </table:table-cell>
          <table:table-cell table:formula="of:=COM.MICROSOFT.NORM.INV(RAND(); 0; 1)" office:value-type="float" office:value="-0.235558560495453" calcext:value-type="float">
            <text:p>-0.2355585605</text:p>
          </table:table-cell>
          <table:table-cell table:formula="of:=NORMINV(RAND(); 62; 4)" office:value-type="float" office:value="60.2112697929225" calcext:value-type="float">
            <text:p>60.2112697929</text:p>
          </table:table-cell>
          <table:table-cell table:formula="of:=12 + 3 * [.D744] + 5 * [.C744]" office:value-type="float" office:value="191.45601657629" calcext:value-type="float">
            <text:p>191.4560165763</text:p>
          </table:table-cell>
          <table:table-cell/>
        </table:table-row>
        <table:table-row table:style-name="ro1">
          <table:table-cell table:formula="of:=RAND()" office:value-type="float" office:value="0.230657313251868" calcext:value-type="float">
            <text:p>0.2306573133</text:p>
          </table:table-cell>
          <table:table-cell table:formula="of:=NORMINV([.A745];10;3)" office:value-type="float" office:value="7.7899484313554" calcext:value-type="float">
            <text:p>7.7899484314</text:p>
          </table:table-cell>
          <table:table-cell table:formula="of:=COM.MICROSOFT.NORM.INV(RAND(); 0; 1)" office:value-type="float" office:value="0.3243095352537" calcext:value-type="float">
            <text:p>0.3243095353</text:p>
          </table:table-cell>
          <table:table-cell table:formula="of:=NORMINV(RAND(); 62; 4)" office:value-type="float" office:value="62.1794859936395" calcext:value-type="float">
            <text:p>62.1794859936</text:p>
          </table:table-cell>
          <table:table-cell table:formula="of:=12 + 3 * [.D745] + 5 * [.C745]" office:value-type="float" office:value="200.160005657187" calcext:value-type="float">
            <text:p>200.1600056572</text:p>
          </table:table-cell>
          <table:table-cell/>
        </table:table-row>
        <table:table-row table:style-name="ro1">
          <table:table-cell table:formula="of:=RAND()" office:value-type="float" office:value="0.364465744467452" calcext:value-type="float">
            <text:p>0.3644657445</text:p>
          </table:table-cell>
          <table:table-cell table:formula="of:=NORMINV([.A746];10;3)" office:value-type="float" office:value="8.96035828152335" calcext:value-type="float">
            <text:p>8.9603582815</text:p>
          </table:table-cell>
          <table:table-cell table:formula="of:=COM.MICROSOFT.NORM.INV(RAND(); 0; 1)" office:value-type="float" office:value="0.745399633613831" calcext:value-type="float">
            <text:p>0.7453996336</text:p>
          </table:table-cell>
          <table:table-cell table:formula="of:=NORMINV(RAND(); 62; 4)" office:value-type="float" office:value="65.2269551923125" calcext:value-type="float">
            <text:p>65.2269551923</text:p>
          </table:table-cell>
          <table:table-cell table:formula="of:=12 + 3 * [.D746] + 5 * [.C746]" office:value-type="float" office:value="211.407863745007" calcext:value-type="float">
            <text:p>211.407863745</text:p>
          </table:table-cell>
          <table:table-cell/>
        </table:table-row>
        <table:table-row table:style-name="ro1">
          <table:table-cell table:formula="of:=RAND()" office:value-type="float" office:value="0.992158758221194" calcext:value-type="float">
            <text:p>0.9921587582</text:p>
          </table:table-cell>
          <table:table-cell table:formula="of:=NORMINV([.A747];10;3)" office:value-type="float" office:value="17.2486669045819" calcext:value-type="float">
            <text:p>17.2486669046</text:p>
          </table:table-cell>
          <table:table-cell table:formula="of:=COM.MICROSOFT.NORM.INV(RAND(); 0; 1)" office:value-type="float" office:value="-0.138825383220738" calcext:value-type="float">
            <text:p>-0.1388253832</text:p>
          </table:table-cell>
          <table:table-cell table:formula="of:=NORMINV(RAND(); 62; 4)" office:value-type="float" office:value="59.2057800241315" calcext:value-type="float">
            <text:p>59.2057800241</text:p>
          </table:table-cell>
          <table:table-cell table:formula="of:=12 + 3 * [.D747] + 5 * [.C747]" office:value-type="float" office:value="188.923213156291" calcext:value-type="float">
            <text:p>188.9232131563</text:p>
          </table:table-cell>
          <table:table-cell/>
        </table:table-row>
        <table:table-row table:style-name="ro1">
          <table:table-cell table:formula="of:=RAND()" office:value-type="float" office:value="0.801337531069294" calcext:value-type="float">
            <text:p>0.8013375311</text:p>
          </table:table-cell>
          <table:table-cell table:formula="of:=NORMINV([.A748];10;3)" office:value-type="float" office:value="12.539225287293" calcext:value-type="float">
            <text:p>12.5392252873</text:p>
          </table:table-cell>
          <table:table-cell table:formula="of:=COM.MICROSOFT.NORM.INV(RAND(); 0; 1)" office:value-type="float" office:value="1.11005874650813" calcext:value-type="float">
            <text:p>1.1100587465</text:p>
          </table:table-cell>
          <table:table-cell table:formula="of:=NORMINV(RAND(); 62; 4)" office:value-type="float" office:value="64.9520269160733" calcext:value-type="float">
            <text:p>64.9520269161</text:p>
          </table:table-cell>
          <table:table-cell table:formula="of:=12 + 3 * [.D748] + 5 * [.C748]" office:value-type="float" office:value="212.406374480761" calcext:value-type="float">
            <text:p>212.4063744808</text:p>
          </table:table-cell>
          <table:table-cell/>
        </table:table-row>
        <table:table-row table:style-name="ro1">
          <table:table-cell table:formula="of:=RAND()" office:value-type="float" office:value="0.191269372822717" calcext:value-type="float">
            <text:p>0.1912693728</text:p>
          </table:table-cell>
          <table:table-cell table:formula="of:=NORMINV([.A749];10;3)" office:value-type="float" office:value="7.38031561287089" calcext:value-type="float">
            <text:p>7.3803156129</text:p>
          </table:table-cell>
          <table:table-cell table:formula="of:=COM.MICROSOFT.NORM.INV(RAND(); 0; 1)" office:value-type="float" office:value="0.199178871661934" calcext:value-type="float">
            <text:p>0.1991788717</text:p>
          </table:table-cell>
          <table:table-cell table:formula="of:=NORMINV(RAND(); 62; 4)" office:value-type="float" office:value="60.6678512867118" calcext:value-type="float">
            <text:p>60.6678512867</text:p>
          </table:table-cell>
          <table:table-cell table:formula="of:=12 + 3 * [.D749] + 5 * [.C749]" office:value-type="float" office:value="194.999448218445" calcext:value-type="float">
            <text:p>194.9994482184</text:p>
          </table:table-cell>
          <table:table-cell/>
        </table:table-row>
        <table:table-row table:style-name="ro1">
          <table:table-cell table:formula="of:=RAND()" office:value-type="float" office:value="0.431743075139821" calcext:value-type="float">
            <text:p>0.4317430751</text:p>
          </table:table-cell>
          <table:table-cell table:formula="of:=NORMINV([.A750];10;3)" office:value-type="float" office:value="9.48418553650313" calcext:value-type="float">
            <text:p>9.4841855365</text:p>
          </table:table-cell>
          <table:table-cell table:formula="of:=COM.MICROSOFT.NORM.INV(RAND(); 0; 1)" office:value-type="float" office:value="-0.963398000440873" calcext:value-type="float">
            <text:p>-0.9633980004</text:p>
          </table:table-cell>
          <table:table-cell table:formula="of:=NORMINV(RAND(); 62; 4)" office:value-type="float" office:value="61.4462191067415" calcext:value-type="float">
            <text:p>61.4462191067</text:p>
          </table:table-cell>
          <table:table-cell table:formula="of:=12 + 3 * [.D750] + 5 * [.C750]" office:value-type="float" office:value="191.52166731802" calcext:value-type="float">
            <text:p>191.521667318</text:p>
          </table:table-cell>
          <table:table-cell/>
        </table:table-row>
        <table:table-row table:style-name="ro1">
          <table:table-cell table:formula="of:=RAND()" office:value-type="float" office:value="0.57652019103989" calcext:value-type="float">
            <text:p>0.576520191</text:p>
          </table:table-cell>
          <table:table-cell table:formula="of:=NORMINV([.A751];10;3)" office:value-type="float" office:value="10.57899751074" calcext:value-type="float">
            <text:p>10.5789975107</text:p>
          </table:table-cell>
          <table:table-cell table:formula="of:=COM.MICROSOFT.NORM.INV(RAND(); 0; 1)" office:value-type="float" office:value="-0.23922873665452" calcext:value-type="float">
            <text:p>-0.2392287367</text:p>
          </table:table-cell>
          <table:table-cell table:formula="of:=NORMINV(RAND(); 62; 4)" office:value-type="float" office:value="63.655992587309" calcext:value-type="float">
            <text:p>63.6559925873</text:p>
          </table:table-cell>
          <table:table-cell table:formula="of:=12 + 3 * [.D751] + 5 * [.C751]" office:value-type="float" office:value="201.771834078654" calcext:value-type="float">
            <text:p>201.7718340787</text:p>
          </table:table-cell>
          <table:table-cell/>
        </table:table-row>
        <table:table-row table:style-name="ro1">
          <table:table-cell table:formula="of:=RAND()" office:value-type="float" office:value="0.600467547308654" calcext:value-type="float">
            <text:p>0.6004675473</text:p>
          </table:table-cell>
          <table:table-cell table:formula="of:=NORMINV([.A752];10;3)" office:value-type="float" office:value="10.7636724326058" calcext:value-type="float">
            <text:p>10.7636724326</text:p>
          </table:table-cell>
          <table:table-cell table:formula="of:=COM.MICROSOFT.NORM.INV(RAND(); 0; 1)" office:value-type="float" office:value="-0.130051870270688" calcext:value-type="float">
            <text:p>-0.1300518703</text:p>
          </table:table-cell>
          <table:table-cell table:formula="of:=NORMINV(RAND(); 62; 4)" office:value-type="float" office:value="61.3755830816886" calcext:value-type="float">
            <text:p>61.3755830817</text:p>
          </table:table-cell>
          <table:table-cell table:formula="of:=12 + 3 * [.D752] + 5 * [.C752]" office:value-type="float" office:value="195.476489893712" calcext:value-type="float">
            <text:p>195.4764898937</text:p>
          </table:table-cell>
          <table:table-cell/>
        </table:table-row>
        <table:table-row table:style-name="ro1">
          <table:table-cell table:formula="of:=RAND()" office:value-type="float" office:value="0.907288633519784" calcext:value-type="float">
            <text:p>0.9072886335</text:p>
          </table:table-cell>
          <table:table-cell table:formula="of:=NORMINV([.A753];10;3)" office:value-type="float" office:value="13.972725577386" calcext:value-type="float">
            <text:p>13.9727255774</text:p>
          </table:table-cell>
          <table:table-cell table:formula="of:=COM.MICROSOFT.NORM.INV(RAND(); 0; 1)" office:value-type="float" office:value="-1.21473056492908" calcext:value-type="float">
            <text:p>-1.2147305649</text:p>
          </table:table-cell>
          <table:table-cell table:formula="of:=NORMINV(RAND(); 62; 4)" office:value-type="float" office:value="60.6089318558321" calcext:value-type="float">
            <text:p>60.6089318558</text:p>
          </table:table-cell>
          <table:table-cell table:formula="of:=12 + 3 * [.D753] + 5 * [.C753]" office:value-type="float" office:value="187.753142742851" calcext:value-type="float">
            <text:p>187.7531427429</text:p>
          </table:table-cell>
          <table:table-cell/>
        </table:table-row>
        <table:table-row table:style-name="ro1">
          <table:table-cell table:formula="of:=RAND()" office:value-type="float" office:value="0.307439276948571" calcext:value-type="float">
            <text:p>0.3074392769</text:p>
          </table:table-cell>
          <table:table-cell table:formula="of:=NORMINV([.A754];10;3)" office:value-type="float" office:value="8.49063423000925" calcext:value-type="float">
            <text:p>8.49063423</text:p>
          </table:table-cell>
          <table:table-cell table:formula="of:=COM.MICROSOFT.NORM.INV(RAND(); 0; 1)" office:value-type="float" office:value="0.0548360553002906" calcext:value-type="float">
            <text:p>0.0548360553</text:p>
          </table:table-cell>
          <table:table-cell table:formula="of:=NORMINV(RAND(); 62; 4)" office:value-type="float" office:value="64.6361700763832" calcext:value-type="float">
            <text:p>64.6361700764</text:p>
          </table:table-cell>
          <table:table-cell table:formula="of:=12 + 3 * [.D754] + 5 * [.C754]" office:value-type="float" office:value="206.182690505651" calcext:value-type="float">
            <text:p>206.1826905057</text:p>
          </table:table-cell>
          <table:table-cell/>
        </table:table-row>
        <table:table-row table:style-name="ro1">
          <table:table-cell table:formula="of:=RAND()" office:value-type="float" office:value="0.633540672482923" calcext:value-type="float">
            <text:p>0.6335406725</text:p>
          </table:table-cell>
          <table:table-cell table:formula="of:=NORMINV([.A755];10;3)" office:value-type="float" office:value="11.023736968821" calcext:value-type="float">
            <text:p>11.0237369688</text:p>
          </table:table-cell>
          <table:table-cell table:formula="of:=COM.MICROSOFT.NORM.INV(RAND(); 0; 1)" office:value-type="float" office:value="1.26989851764654" calcext:value-type="float">
            <text:p>1.2698985176</text:p>
          </table:table-cell>
          <table:table-cell table:formula="of:=NORMINV(RAND(); 62; 4)" office:value-type="float" office:value="62.2304650969635" calcext:value-type="float">
            <text:p>62.230465097</text:p>
          </table:table-cell>
          <table:table-cell table:formula="of:=12 + 3 * [.D755] + 5 * [.C755]" office:value-type="float" office:value="205.040887879123" calcext:value-type="float">
            <text:p>205.0408878791</text:p>
          </table:table-cell>
          <table:table-cell/>
        </table:table-row>
        <table:table-row table:style-name="ro1">
          <table:table-cell table:formula="of:=RAND()" office:value-type="float" office:value="0.845449960324913" calcext:value-type="float">
            <text:p>0.8454499603</text:p>
          </table:table-cell>
          <table:table-cell table:formula="of:=NORMINV([.A756];10;3)" office:value-type="float" office:value="13.0513364603489" calcext:value-type="float">
            <text:p>13.0513364603</text:p>
          </table:table-cell>
          <table:table-cell table:formula="of:=COM.MICROSOFT.NORM.INV(RAND(); 0; 1)" office:value-type="float" office:value="-0.952351181931401" calcext:value-type="float">
            <text:p>-0.9523511819</text:p>
          </table:table-cell>
          <table:table-cell table:formula="of:=NORMINV(RAND(); 62; 4)" office:value-type="float" office:value="63.0167339310444" calcext:value-type="float">
            <text:p>63.016733931</text:p>
          </table:table-cell>
          <table:table-cell table:formula="of:=12 + 3 * [.D756] + 5 * [.C756]" office:value-type="float" office:value="196.288445883476" calcext:value-type="float">
            <text:p>196.2884458835</text:p>
          </table:table-cell>
          <table:table-cell/>
        </table:table-row>
        <table:table-row table:style-name="ro1">
          <table:table-cell table:formula="of:=RAND()" office:value-type="float" office:value="0.751968218479306" calcext:value-type="float">
            <text:p>0.7519682185</text:p>
          </table:table-cell>
          <table:table-cell table:formula="of:=NORMINV([.A757];10;3)" office:value-type="float" office:value="12.0420894450184" calcext:value-type="float">
            <text:p>12.042089445</text:p>
          </table:table-cell>
          <table:table-cell table:formula="of:=COM.MICROSOFT.NORM.INV(RAND(); 0; 1)" office:value-type="float" office:value="-0.71969554990188" calcext:value-type="float">
            <text:p>-0.7196955499</text:p>
          </table:table-cell>
          <table:table-cell table:formula="of:=NORMINV(RAND(); 62; 4)" office:value-type="float" office:value="62.9029385697592" calcext:value-type="float">
            <text:p>62.9029385698</text:p>
          </table:table-cell>
          <table:table-cell table:formula="of:=12 + 3 * [.D757] + 5 * [.C757]" office:value-type="float" office:value="197.110337959768" calcext:value-type="float">
            <text:p>197.1103379598</text:p>
          </table:table-cell>
          <table:table-cell/>
        </table:table-row>
        <table:table-row table:style-name="ro1">
          <table:table-cell table:formula="of:=RAND()" office:value-type="float" office:value="0.951248402008787" calcext:value-type="float">
            <text:p>0.951248402</text:p>
          </table:table-cell>
          <table:table-cell table:formula="of:=NORMINV([.A758];10;3)" office:value-type="float" office:value="14.9712415744256" calcext:value-type="float">
            <text:p>14.9712415744</text:p>
          </table:table-cell>
          <table:table-cell table:formula="of:=COM.MICROSOFT.NORM.INV(RAND(); 0; 1)" office:value-type="float" office:value="-0.250062507624629" calcext:value-type="float">
            <text:p>-0.2500625076</text:p>
          </table:table-cell>
          <table:table-cell table:formula="of:=NORMINV(RAND(); 62; 4)" office:value-type="float" office:value="58.9670030451173" calcext:value-type="float">
            <text:p>58.9670030451</text:p>
          </table:table-cell>
          <table:table-cell table:formula="of:=12 + 3 * [.D758] + 5 * [.C758]" office:value-type="float" office:value="187.650696597229" calcext:value-type="float">
            <text:p>187.6506965972</text:p>
          </table:table-cell>
          <table:table-cell/>
        </table:table-row>
        <table:table-row table:style-name="ro1">
          <table:table-cell table:formula="of:=RAND()" office:value-type="float" office:value="0.282001910498366" calcext:value-type="float">
            <text:p>0.2820019105</text:p>
          </table:table-cell>
          <table:table-cell table:formula="of:=NORMINV([.A759];10;3)" office:value-type="float" office:value="8.26928583594754" calcext:value-type="float">
            <text:p>8.2692858359</text:p>
          </table:table-cell>
          <table:table-cell table:formula="of:=COM.MICROSOFT.NORM.INV(RAND(); 0; 1)" office:value-type="float" office:value="-1.24318513510914" calcext:value-type="float">
            <text:p>-1.2431851351</text:p>
          </table:table-cell>
          <table:table-cell table:formula="of:=NORMINV(RAND(); 62; 4)" office:value-type="float" office:value="59.7808771132659" calcext:value-type="float">
            <text:p>59.7808771133</text:p>
          </table:table-cell>
          <table:table-cell table:formula="of:=12 + 3 * [.D759] + 5 * [.C759]" office:value-type="float" office:value="185.126705664252" calcext:value-type="float">
            <text:p>185.1267056643</text:p>
          </table:table-cell>
          <table:table-cell/>
        </table:table-row>
        <table:table-row table:style-name="ro1">
          <table:table-cell table:formula="of:=RAND()" office:value-type="float" office:value="0.884790024952963" calcext:value-type="float">
            <text:p>0.884790025</text:p>
          </table:table-cell>
          <table:table-cell table:formula="of:=NORMINV([.A760];10;3)" office:value-type="float" office:value="13.597833355518" calcext:value-type="float">
            <text:p>13.5978333555</text:p>
          </table:table-cell>
          <table:table-cell table:formula="of:=COM.MICROSOFT.NORM.INV(RAND(); 0; 1)" office:value-type="float" office:value="-0.253229928200859" calcext:value-type="float">
            <text:p>-0.2532299282</text:p>
          </table:table-cell>
          <table:table-cell table:formula="of:=NORMINV(RAND(); 62; 4)" office:value-type="float" office:value="62.6534472890845" calcext:value-type="float">
            <text:p>62.6534472891</text:p>
          </table:table-cell>
          <table:table-cell table:formula="of:=12 + 3 * [.D760] + 5 * [.C760]" office:value-type="float" office:value="198.694192226249" calcext:value-type="float">
            <text:p>198.6941922262</text:p>
          </table:table-cell>
          <table:table-cell/>
        </table:table-row>
        <table:table-row table:style-name="ro1">
          <table:table-cell table:formula="of:=RAND()" office:value-type="float" office:value="0.869408164173365" calcext:value-type="float">
            <text:p>0.8694081642</text:p>
          </table:table-cell>
          <table:table-cell table:formula="of:=NORMINV([.A761];10;3)" office:value-type="float" office:value="13.3707935286089" calcext:value-type="float">
            <text:p>13.3707935286</text:p>
          </table:table-cell>
          <table:table-cell table:formula="of:=COM.MICROSOFT.NORM.INV(RAND(); 0; 1)" office:value-type="float" office:value="1.424466007698" calcext:value-type="float">
            <text:p>1.4244660077</text:p>
          </table:table-cell>
          <table:table-cell table:formula="of:=NORMINV(RAND(); 62; 4)" office:value-type="float" office:value="59.0431200511452" calcext:value-type="float">
            <text:p>59.0431200511</text:p>
          </table:table-cell>
          <table:table-cell table:formula="of:=12 + 3 * [.D761] + 5 * [.C761]" office:value-type="float" office:value="196.251690191926" calcext:value-type="float">
            <text:p>196.2516901919</text:p>
          </table:table-cell>
          <table:table-cell/>
        </table:table-row>
        <table:table-row table:style-name="ro1">
          <table:table-cell table:formula="of:=RAND()" office:value-type="float" office:value="0.426142318174243" calcext:value-type="float">
            <text:p>0.4261423182</text:p>
          </table:table-cell>
          <table:table-cell table:formula="of:=NORMINV([.A762];10;3)" office:value-type="float" office:value="9.44138742261715" calcext:value-type="float">
            <text:p>9.4413874226</text:p>
          </table:table-cell>
          <table:table-cell table:formula="of:=COM.MICROSOFT.NORM.INV(RAND(); 0; 1)" office:value-type="float" office:value="1.60646667097824" calcext:value-type="float">
            <text:p>1.606466671</text:p>
          </table:table-cell>
          <table:table-cell table:formula="of:=NORMINV(RAND(); 62; 4)" office:value-type="float" office:value="58.1060583609821" calcext:value-type="float">
            <text:p>58.106058361</text:p>
          </table:table-cell>
          <table:table-cell table:formula="of:=12 + 3 * [.D762] + 5 * [.C762]" office:value-type="float" office:value="194.350508437837" calcext:value-type="float">
            <text:p>194.3505084378</text:p>
          </table:table-cell>
          <table:table-cell/>
        </table:table-row>
        <table:table-row table:style-name="ro1">
          <table:table-cell table:formula="of:=RAND()" office:value-type="float" office:value="0.858078862307593" calcext:value-type="float">
            <text:p>0.8580788623</text:p>
          </table:table-cell>
          <table:table-cell table:formula="of:=NORMINV([.A763];10;3)" office:value-type="float" office:value="13.2151836340971" calcext:value-type="float">
            <text:p>13.2151836341</text:p>
          </table:table-cell>
          <table:table-cell table:formula="of:=COM.MICROSOFT.NORM.INV(RAND(); 0; 1)" office:value-type="float" office:value="-1.22498234051576" calcext:value-type="float">
            <text:p>-1.2249823405</text:p>
          </table:table-cell>
          <table:table-cell table:formula="of:=NORMINV(RAND(); 62; 4)" office:value-type="float" office:value="60.0305064678993" calcext:value-type="float">
            <text:p>60.0305064679</text:p>
          </table:table-cell>
          <table:table-cell table:formula="of:=12 + 3 * [.D763] + 5 * [.C763]" office:value-type="float" office:value="185.966607701119" calcext:value-type="float">
            <text:p>185.9666077011</text:p>
          </table:table-cell>
          <table:table-cell/>
        </table:table-row>
        <table:table-row table:style-name="ro1">
          <table:table-cell table:formula="of:=RAND()" office:value-type="float" office:value="0.840281177777797" calcext:value-type="float">
            <text:p>0.8402811778</text:p>
          </table:table-cell>
          <table:table-cell table:formula="of:=NORMINV([.A764];10;3)" office:value-type="float" office:value="12.9868425270227" calcext:value-type="float">
            <text:p>12.986842527</text:p>
          </table:table-cell>
          <table:table-cell table:formula="of:=COM.MICROSOFT.NORM.INV(RAND(); 0; 1)" office:value-type="float" office:value="0.762424264644411" calcext:value-type="float">
            <text:p>0.7624242646</text:p>
          </table:table-cell>
          <table:table-cell table:formula="of:=NORMINV(RAND(); 62; 4)" office:value-type="float" office:value="59.7001278795275" calcext:value-type="float">
            <text:p>59.7001278795</text:p>
          </table:table-cell>
          <table:table-cell table:formula="of:=12 + 3 * [.D764] + 5 * [.C764]" office:value-type="float" office:value="194.912504961805" calcext:value-type="float">
            <text:p>194.9125049618</text:p>
          </table:table-cell>
          <table:table-cell/>
        </table:table-row>
        <table:table-row table:style-name="ro1">
          <table:table-cell table:formula="of:=RAND()" office:value-type="float" office:value="0.282080016098917" calcext:value-type="float">
            <text:p>0.2820800161</text:p>
          </table:table-cell>
          <table:table-cell table:formula="of:=NORMINV([.A765];10;3)" office:value-type="float" office:value="8.26997947756716" calcext:value-type="float">
            <text:p>8.2699794776</text:p>
          </table:table-cell>
          <table:table-cell table:formula="of:=COM.MICROSOFT.NORM.INV(RAND(); 0; 1)" office:value-type="float" office:value="0.716476978467844" calcext:value-type="float">
            <text:p>0.7164769785</text:p>
          </table:table-cell>
          <table:table-cell table:formula="of:=NORMINV(RAND(); 62; 4)" office:value-type="float" office:value="64.6855302446303" calcext:value-type="float">
            <text:p>64.6855302446</text:p>
          </table:table-cell>
          <table:table-cell table:formula="of:=12 + 3 * [.D765] + 5 * [.C765]" office:value-type="float" office:value="209.63897562623" calcext:value-type="float">
            <text:p>209.6389756262</text:p>
          </table:table-cell>
          <table:table-cell/>
        </table:table-row>
        <table:table-row table:style-name="ro1">
          <table:table-cell table:formula="of:=RAND()" office:value-type="float" office:value="0.71046660002321" calcext:value-type="float">
            <text:p>0.7104666</text:p>
          </table:table-cell>
          <table:table-cell table:formula="of:=NORMINV([.A766];10;3)" office:value-type="float" office:value="11.6642450499683" calcext:value-type="float">
            <text:p>11.66424505</text:p>
          </table:table-cell>
          <table:table-cell table:formula="of:=COM.MICROSOFT.NORM.INV(RAND(); 0; 1)" office:value-type="float" office:value="0.946428871288223" calcext:value-type="float">
            <text:p>0.9464288713</text:p>
          </table:table-cell>
          <table:table-cell table:formula="of:=NORMINV(RAND(); 62; 4)" office:value-type="float" office:value="65.3922511899326" calcext:value-type="float">
            <text:p>65.3922511899</text:p>
          </table:table-cell>
          <table:table-cell table:formula="of:=12 + 3 * [.D766] + 5 * [.C766]" office:value-type="float" office:value="212.908897926239" calcext:value-type="float">
            <text:p>212.9088979262</text:p>
          </table:table-cell>
          <table:table-cell/>
        </table:table-row>
        <table:table-row table:style-name="ro1">
          <table:table-cell table:formula="of:=RAND()" office:value-type="float" office:value="0.729046700755134" calcext:value-type="float">
            <text:p>0.7290467008</text:p>
          </table:table-cell>
          <table:table-cell table:formula="of:=NORMINV([.A767];10;3)" office:value-type="float" office:value="11.8297971557298" calcext:value-type="float">
            <text:p>11.8297971557</text:p>
          </table:table-cell>
          <table:table-cell table:formula="of:=COM.MICROSOFT.NORM.INV(RAND(); 0; 1)" office:value-type="float" office:value="1.23651065994958" calcext:value-type="float">
            <text:p>1.2365106599</text:p>
          </table:table-cell>
          <table:table-cell table:formula="of:=NORMINV(RAND(); 62; 4)" office:value-type="float" office:value="53.8967735703562" calcext:value-type="float">
            <text:p>53.8967735704</text:p>
          </table:table-cell>
          <table:table-cell table:formula="of:=12 + 3 * [.D767] + 5 * [.C767]" office:value-type="float" office:value="179.872874010817" calcext:value-type="float">
            <text:p>179.8728740108</text:p>
          </table:table-cell>
          <table:table-cell/>
        </table:table-row>
        <table:table-row table:style-name="ro1">
          <table:table-cell table:formula="of:=RAND()" office:value-type="float" office:value="0.798665023641661" calcext:value-type="float">
            <text:p>0.7986650236</text:p>
          </table:table-cell>
          <table:table-cell table:formula="of:=NORMINV([.A768];10;3)" office:value-type="float" office:value="12.5105870116707" calcext:value-type="float">
            <text:p>12.5105870117</text:p>
          </table:table-cell>
          <table:table-cell table:formula="of:=COM.MICROSOFT.NORM.INV(RAND(); 0; 1)" office:value-type="float" office:value="1.86888199394088" calcext:value-type="float">
            <text:p>1.8688819939</text:p>
          </table:table-cell>
          <table:table-cell table:formula="of:=NORMINV(RAND(); 62; 4)" office:value-type="float" office:value="64.9814469268234" calcext:value-type="float">
            <text:p>64.9814469268</text:p>
          </table:table-cell>
          <table:table-cell table:formula="of:=12 + 3 * [.D768] + 5 * [.C768]" office:value-type="float" office:value="216.288750750175" calcext:value-type="float">
            <text:p>216.2887507502</text:p>
          </table:table-cell>
          <table:table-cell/>
        </table:table-row>
        <table:table-row table:style-name="ro1">
          <table:table-cell table:formula="of:=RAND()" office:value-type="float" office:value="0.409460509894416" calcext:value-type="float">
            <text:p>0.4094605099</text:p>
          </table:table-cell>
          <table:table-cell table:formula="of:=NORMINV([.A769];10;3)" office:value-type="float" office:value="9.31320110994043" calcext:value-type="float">
            <text:p>9.3132011099</text:p>
          </table:table-cell>
          <table:table-cell table:formula="of:=COM.MICROSOFT.NORM.INV(RAND(); 0; 1)" office:value-type="float" office:value="-0.405684774445235" calcext:value-type="float">
            <text:p>-0.4056847744</text:p>
          </table:table-cell>
          <table:table-cell table:formula="of:=NORMINV(RAND(); 62; 4)" office:value-type="float" office:value="56.8405125695262" calcext:value-type="float">
            <text:p>56.8405125695</text:p>
          </table:table-cell>
          <table:table-cell table:formula="of:=12 + 3 * [.D769] + 5 * [.C769]" office:value-type="float" office:value="180.493113836352" calcext:value-type="float">
            <text:p>180.4931138364</text:p>
          </table:table-cell>
          <table:table-cell/>
        </table:table-row>
        <table:table-row table:style-name="ro1">
          <table:table-cell table:formula="of:=RAND()" office:value-type="float" office:value="0.455453164642677" calcext:value-type="float">
            <text:p>0.4554531646</text:p>
          </table:table-cell>
          <table:table-cell table:formula="of:=NORMINV([.A770];10;3)" office:value-type="float" office:value="9.66431374445047" calcext:value-type="float">
            <text:p>9.6643137445</text:p>
          </table:table-cell>
          <table:table-cell table:formula="of:=COM.MICROSOFT.NORM.INV(RAND(); 0; 1)" office:value-type="float" office:value="1.13187399380021" calcext:value-type="float">
            <text:p>1.1318739938</text:p>
          </table:table-cell>
          <table:table-cell table:formula="of:=NORMINV(RAND(); 62; 4)" office:value-type="float" office:value="52.8550868035395" calcext:value-type="float">
            <text:p>52.8550868035</text:p>
          </table:table-cell>
          <table:table-cell table:formula="of:=12 + 3 * [.D770] + 5 * [.C770]" office:value-type="float" office:value="176.224630379619" calcext:value-type="float">
            <text:p>176.2246303796</text:p>
          </table:table-cell>
          <table:table-cell/>
        </table:table-row>
        <table:table-row table:style-name="ro1">
          <table:table-cell table:formula="of:=RAND()" office:value-type="float" office:value="0.32895824406296" calcext:value-type="float">
            <text:p>0.3289582441</text:p>
          </table:table-cell>
          <table:table-cell table:formula="of:=NORMINV([.A771];10;3)" office:value-type="float" office:value="8.67162523495435" calcext:value-type="float">
            <text:p>8.671625235</text:p>
          </table:table-cell>
          <table:table-cell table:formula="of:=COM.MICROSOFT.NORM.INV(RAND(); 0; 1)" office:value-type="float" office:value="-0.322616506686705" calcext:value-type="float">
            <text:p>-0.3226165067</text:p>
          </table:table-cell>
          <table:table-cell table:formula="of:=NORMINV(RAND(); 62; 4)" office:value-type="float" office:value="59.7048901872117" calcext:value-type="float">
            <text:p>59.7048901872</text:p>
          </table:table-cell>
          <table:table-cell table:formula="of:=12 + 3 * [.D771] + 5 * [.C771]" office:value-type="float" office:value="189.501588028202" calcext:value-type="float">
            <text:p>189.5015880282</text:p>
          </table:table-cell>
          <table:table-cell/>
        </table:table-row>
        <table:table-row table:style-name="ro1">
          <table:table-cell table:formula="of:=RAND()" office:value-type="float" office:value="0.922866375185549" calcext:value-type="float">
            <text:p>0.9228663752</text:p>
          </table:table-cell>
          <table:table-cell table:formula="of:=NORMINV([.A772];10;3)" office:value-type="float" office:value="14.2738581941386" calcext:value-type="float">
            <text:p>14.2738581941</text:p>
          </table:table-cell>
          <table:table-cell table:formula="of:=COM.MICROSOFT.NORM.INV(RAND(); 0; 1)" office:value-type="float" office:value="0.855880328004302" calcext:value-type="float">
            <text:p>0.855880328</text:p>
          </table:table-cell>
          <table:table-cell table:formula="of:=NORMINV(RAND(); 62; 4)" office:value-type="float" office:value="66.6846105463624" calcext:value-type="float">
            <text:p>66.6846105464</text:p>
          </table:table-cell>
          <table:table-cell table:formula="of:=12 + 3 * [.D772] + 5 * [.C772]" office:value-type="float" office:value="216.333233279109" calcext:value-type="float">
            <text:p>216.3332332791</text:p>
          </table:table-cell>
          <table:table-cell/>
        </table:table-row>
        <table:table-row table:style-name="ro1">
          <table:table-cell table:formula="of:=RAND()" office:value-type="float" office:value="0.17485260614194" calcext:value-type="float">
            <text:p>0.1748526061</text:p>
          </table:table-cell>
          <table:table-cell table:formula="of:=NORMINV([.A773];10;3)" office:value-type="float" office:value="7.19451629196561" calcext:value-type="float">
            <text:p>7.194516292</text:p>
          </table:table-cell>
          <table:table-cell table:formula="of:=COM.MICROSOFT.NORM.INV(RAND(); 0; 1)" office:value-type="float" office:value="-0.363245129257762" calcext:value-type="float">
            <text:p>-0.3632451293</text:p>
          </table:table-cell>
          <table:table-cell table:formula="of:=NORMINV(RAND(); 62; 4)" office:value-type="float" office:value="60.5504712629127" calcext:value-type="float">
            <text:p>60.5504712629</text:p>
          </table:table-cell>
          <table:table-cell table:formula="of:=12 + 3 * [.D773] + 5 * [.C773]" office:value-type="float" office:value="191.835188142449" calcext:value-type="float">
            <text:p>191.8351881425</text:p>
          </table:table-cell>
          <table:table-cell/>
        </table:table-row>
        <table:table-row table:style-name="ro1">
          <table:table-cell table:formula="of:=RAND()" office:value-type="float" office:value="0.480151393450797" calcext:value-type="float">
            <text:p>0.4801513935</text:p>
          </table:table-cell>
          <table:table-cell table:formula="of:=NORMINV([.A774];10;3)" office:value-type="float" office:value="9.85067913281849" calcext:value-type="float">
            <text:p>9.8506791328</text:p>
          </table:table-cell>
          <table:table-cell table:formula="of:=COM.MICROSOFT.NORM.INV(RAND(); 0; 1)" office:value-type="float" office:value="0.377221573336392" calcext:value-type="float">
            <text:p>0.3772215733</text:p>
          </table:table-cell>
          <table:table-cell table:formula="of:=NORMINV(RAND(); 62; 4)" office:value-type="float" office:value="63.8028830998801" calcext:value-type="float">
            <text:p>63.8028830999</text:p>
          </table:table-cell>
          <table:table-cell table:formula="of:=12 + 3 * [.D774] + 5 * [.C774]" office:value-type="float" office:value="205.294757166322" calcext:value-type="float">
            <text:p>205.2947571663</text:p>
          </table:table-cell>
          <table:table-cell/>
        </table:table-row>
        <table:table-row table:style-name="ro1">
          <table:table-cell table:formula="of:=RAND()" office:value-type="float" office:value="0.272882082965225" calcext:value-type="float">
            <text:p>0.272882083</text:p>
          </table:table-cell>
          <table:table-cell table:formula="of:=NORMINV([.A775];10;3)" office:value-type="float" office:value="8.18764136474503" calcext:value-type="float">
            <text:p>8.1876413647</text:p>
          </table:table-cell>
          <table:table-cell table:formula="of:=COM.MICROSOFT.NORM.INV(RAND(); 0; 1)" office:value-type="float" office:value="-1.19223843074427" calcext:value-type="float">
            <text:p>-1.1922384307</text:p>
          </table:table-cell>
          <table:table-cell table:formula="of:=NORMINV(RAND(); 62; 4)" office:value-type="float" office:value="62.3753444430383" calcext:value-type="float">
            <text:p>62.375344443</text:p>
          </table:table-cell>
          <table:table-cell table:formula="of:=12 + 3 * [.D775] + 5 * [.C775]" office:value-type="float" office:value="193.164841175394" calcext:value-type="float">
            <text:p>193.1648411754</text:p>
          </table:table-cell>
          <table:table-cell/>
        </table:table-row>
        <table:table-row table:style-name="ro1">
          <table:table-cell table:formula="of:=RAND()" office:value-type="float" office:value="0.448334687389433" calcext:value-type="float">
            <text:p>0.4483346874</text:p>
          </table:table-cell>
          <table:table-cell table:formula="of:=NORMINV([.A776];10;3)" office:value-type="float" office:value="9.61039036025651" calcext:value-type="float">
            <text:p>9.6103903603</text:p>
          </table:table-cell>
          <table:table-cell table:formula="of:=COM.MICROSOFT.NORM.INV(RAND(); 0; 1)" office:value-type="float" office:value="0.387886957351079" calcext:value-type="float">
            <text:p>0.3878869574</text:p>
          </table:table-cell>
          <table:table-cell table:formula="of:=NORMINV(RAND(); 62; 4)" office:value-type="float" office:value="57.0258402003787" calcext:value-type="float">
            <text:p>57.0258402004</text:p>
          </table:table-cell>
          <table:table-cell table:formula="of:=12 + 3 * [.D776] + 5 * [.C776]" office:value-type="float" office:value="185.016955387892" calcext:value-type="float">
            <text:p>185.0169553879</text:p>
          </table:table-cell>
          <table:table-cell/>
        </table:table-row>
        <table:table-row table:style-name="ro1">
          <table:table-cell table:formula="of:=RAND()" office:value-type="float" office:value="0.0734658683650196" calcext:value-type="float">
            <text:p>0.0734658684</text:p>
          </table:table-cell>
          <table:table-cell table:formula="of:=NORMINV([.A777];10;3)" office:value-type="float" office:value="5.6486356187362" calcext:value-type="float">
            <text:p>5.6486356187</text:p>
          </table:table-cell>
          <table:table-cell table:formula="of:=COM.MICROSOFT.NORM.INV(RAND(); 0; 1)" office:value-type="float" office:value="-0.207222011056136" calcext:value-type="float">
            <text:p>-0.2072220111</text:p>
          </table:table-cell>
          <table:table-cell table:formula="of:=NORMINV(RAND(); 62; 4)" office:value-type="float" office:value="57.2114758801546" calcext:value-type="float">
            <text:p>57.2114758802</text:p>
          </table:table-cell>
          <table:table-cell table:formula="of:=12 + 3 * [.D777] + 5 * [.C777]" office:value-type="float" office:value="182.598317585183" calcext:value-type="float">
            <text:p>182.5983175852</text:p>
          </table:table-cell>
          <table:table-cell/>
        </table:table-row>
        <table:table-row table:style-name="ro1">
          <table:table-cell table:formula="of:=RAND()" office:value-type="float" office:value="0.381918554427102" calcext:value-type="float">
            <text:p>0.3819185544</text:p>
          </table:table-cell>
          <table:table-cell table:formula="of:=NORMINV([.A778];10;3)" office:value-type="float" office:value="9.09866250504178" calcext:value-type="float">
            <text:p>9.098662505</text:p>
          </table:table-cell>
          <table:table-cell table:formula="of:=COM.MICROSOFT.NORM.INV(RAND(); 0; 1)" office:value-type="float" office:value="2.1432810651054" calcext:value-type="float">
            <text:p>2.1432810651</text:p>
          </table:table-cell>
          <table:table-cell table:formula="of:=NORMINV(RAND(); 62; 4)" office:value-type="float" office:value="68.0592224745399" calcext:value-type="float">
            <text:p>68.0592224745</text:p>
          </table:table-cell>
          <table:table-cell table:formula="of:=12 + 3 * [.D778] + 5 * [.C778]" office:value-type="float" office:value="226.894072749147" calcext:value-type="float">
            <text:p>226.8940727491</text:p>
          </table:table-cell>
          <table:table-cell/>
        </table:table-row>
        <table:table-row table:style-name="ro1">
          <table:table-cell table:formula="of:=RAND()" office:value-type="float" office:value="0.342665768694133" calcext:value-type="float">
            <text:p>0.3426657687</text:p>
          </table:table-cell>
          <table:table-cell table:formula="of:=NORMINV([.A779];10;3)" office:value-type="float" office:value="8.78440421381505" calcext:value-type="float">
            <text:p>8.7844042138</text:p>
          </table:table-cell>
          <table:table-cell table:formula="of:=COM.MICROSOFT.NORM.INV(RAND(); 0; 1)" office:value-type="float" office:value="0.0630088105498942" calcext:value-type="float">
            <text:p>0.0630088105</text:p>
          </table:table-cell>
          <table:table-cell table:formula="of:=NORMINV(RAND(); 62; 4)" office:value-type="float" office:value="59.607257722787" calcext:value-type="float">
            <text:p>59.6072577228</text:p>
          </table:table-cell>
          <table:table-cell table:formula="of:=12 + 3 * [.D779] + 5 * [.C779]" office:value-type="float" office:value="191.136817221111" calcext:value-type="float">
            <text:p>191.1368172211</text:p>
          </table:table-cell>
          <table:table-cell/>
        </table:table-row>
        <table:table-row table:style-name="ro1">
          <table:table-cell table:formula="of:=RAND()" office:value-type="float" office:value="0.10234857397154" calcext:value-type="float">
            <text:p>0.102348574</text:p>
          </table:table-cell>
          <table:table-cell table:formula="of:=NORMINV([.A780];10;3)" office:value-type="float" office:value="6.19515303531576" calcext:value-type="float">
            <text:p>6.1951530353</text:p>
          </table:table-cell>
          <table:table-cell table:formula="of:=COM.MICROSOFT.NORM.INV(RAND(); 0; 1)" office:value-type="float" office:value="-0.704382362135014" calcext:value-type="float">
            <text:p>-0.7043823621</text:p>
          </table:table-cell>
          <table:table-cell table:formula="of:=NORMINV(RAND(); 62; 4)" office:value-type="float" office:value="67.1800911603186" calcext:value-type="float">
            <text:p>67.1800911603</text:p>
          </table:table-cell>
          <table:table-cell table:formula="of:=12 + 3 * [.D780] + 5 * [.C780]" office:value-type="float" office:value="210.018361670281" calcext:value-type="float">
            <text:p>210.0183616703</text:p>
          </table:table-cell>
          <table:table-cell/>
        </table:table-row>
        <table:table-row table:style-name="ro1">
          <table:table-cell table:formula="of:=RAND()" office:value-type="float" office:value="0.475694228895009" calcext:value-type="float">
            <text:p>0.4756942289</text:p>
          </table:table-cell>
          <table:table-cell table:formula="of:=NORMINV([.A781];10;3)" office:value-type="float" office:value="9.81711017822408" calcext:value-type="float">
            <text:p>9.8171101782</text:p>
          </table:table-cell>
          <table:table-cell table:formula="of:=COM.MICROSOFT.NORM.INV(RAND(); 0; 1)" office:value-type="float" office:value="0.631636842844575" calcext:value-type="float">
            <text:p>0.6316368428</text:p>
          </table:table-cell>
          <table:table-cell table:formula="of:=NORMINV(RAND(); 62; 4)" office:value-type="float" office:value="60.9079946702989" calcext:value-type="float">
            <text:p>60.9079946703</text:p>
          </table:table-cell>
          <table:table-cell table:formula="of:=12 + 3 * [.D781] + 5 * [.C781]" office:value-type="float" office:value="197.882168225119" calcext:value-type="float">
            <text:p>197.8821682251</text:p>
          </table:table-cell>
          <table:table-cell/>
        </table:table-row>
        <table:table-row table:style-name="ro1">
          <table:table-cell table:formula="of:=RAND()" office:value-type="float" office:value="0.0939842909574509" calcext:value-type="float">
            <text:p>0.093984291</text:p>
          </table:table-cell>
          <table:table-cell table:formula="of:=NORMINV([.A782];10;3)" office:value-type="float" office:value="6.05016281521341" calcext:value-type="float">
            <text:p>6.0501628152</text:p>
          </table:table-cell>
          <table:table-cell table:formula="of:=COM.MICROSOFT.NORM.INV(RAND(); 0; 1)" office:value-type="float" office:value="2.36057386352196" calcext:value-type="float">
            <text:p>2.3605738635</text:p>
          </table:table-cell>
          <table:table-cell table:formula="of:=NORMINV(RAND(); 62; 4)" office:value-type="float" office:value="58.0294798181417" calcext:value-type="float">
            <text:p>58.0294798181</text:p>
          </table:table-cell>
          <table:table-cell table:formula="of:=12 + 3 * [.D782] + 5 * [.C782]" office:value-type="float" office:value="197.891308772035" calcext:value-type="float">
            <text:p>197.891308772</text:p>
          </table:table-cell>
          <table:table-cell/>
        </table:table-row>
        <table:table-row table:style-name="ro1">
          <table:table-cell table:formula="of:=RAND()" office:value-type="float" office:value="0.00116151291877031" calcext:value-type="float">
            <text:p>0.0011615129</text:p>
          </table:table-cell>
          <table:table-cell table:formula="of:=NORMINV([.A783];10;3)" office:value-type="float" office:value="0.863534195834754" calcext:value-type="float">
            <text:p>0.8635341958</text:p>
          </table:table-cell>
          <table:table-cell table:formula="of:=COM.MICROSOFT.NORM.INV(RAND(); 0; 1)" office:value-type="float" office:value="0.362499559047773" calcext:value-type="float">
            <text:p>0.362499559</text:p>
          </table:table-cell>
          <table:table-cell table:formula="of:=NORMINV(RAND(); 62; 4)" office:value-type="float" office:value="60.893302548504" calcext:value-type="float">
            <text:p>60.8933025485</text:p>
          </table:table-cell>
          <table:table-cell table:formula="of:=12 + 3 * [.D783] + 5 * [.C783]" office:value-type="float" office:value="196.492405440751" calcext:value-type="float">
            <text:p>196.4924054408</text:p>
          </table:table-cell>
          <table:table-cell/>
        </table:table-row>
        <table:table-row table:style-name="ro1">
          <table:table-cell table:formula="of:=RAND()" office:value-type="float" office:value="0.542478522285819" calcext:value-type="float">
            <text:p>0.5424785223</text:p>
          </table:table-cell>
          <table:table-cell table:formula="of:=NORMINV([.A784];10;3)" office:value-type="float" office:value="10.320039600334" calcext:value-type="float">
            <text:p>10.3200396003</text:p>
          </table:table-cell>
          <table:table-cell table:formula="of:=COM.MICROSOFT.NORM.INV(RAND(); 0; 1)" office:value-type="float" office:value="-0.623608537962498" calcext:value-type="float">
            <text:p>-0.623608538</text:p>
          </table:table-cell>
          <table:table-cell table:formula="of:=NORMINV(RAND(); 62; 4)" office:value-type="float" office:value="61.2243726451016" calcext:value-type="float">
            <text:p>61.2243726451</text:p>
          </table:table-cell>
          <table:table-cell table:formula="of:=12 + 3 * [.D784] + 5 * [.C784]" office:value-type="float" office:value="192.555075245492" calcext:value-type="float">
            <text:p>192.5550752455</text:p>
          </table:table-cell>
          <table:table-cell/>
        </table:table-row>
        <table:table-row table:style-name="ro1">
          <table:table-cell table:formula="of:=RAND()" office:value-type="float" office:value="0.878186620073393" calcext:value-type="float">
            <text:p>0.8781866201</text:p>
          </table:table-cell>
          <table:table-cell table:formula="of:=NORMINV([.A785];10;3)" office:value-type="float" office:value="13.497908628713" calcext:value-type="float">
            <text:p>13.4979086287</text:p>
          </table:table-cell>
          <table:table-cell table:formula="of:=COM.MICROSOFT.NORM.INV(RAND(); 0; 1)" office:value-type="float" office:value="0.950714443237267" calcext:value-type="float">
            <text:p>0.9507144432</text:p>
          </table:table-cell>
          <table:table-cell table:formula="of:=NORMINV(RAND(); 62; 4)" office:value-type="float" office:value="59.6978671128188" calcext:value-type="float">
            <text:p>59.6978671128</text:p>
          </table:table-cell>
          <table:table-cell table:formula="of:=12 + 3 * [.D785] + 5 * [.C785]" office:value-type="float" office:value="195.847173554643" calcext:value-type="float">
            <text:p>195.8471735546</text:p>
          </table:table-cell>
          <table:table-cell/>
        </table:table-row>
        <table:table-row table:style-name="ro1">
          <table:table-cell table:formula="of:=RAND()" office:value-type="float" office:value="0.601884128758684" calcext:value-type="float">
            <text:p>0.6018841288</text:p>
          </table:table-cell>
          <table:table-cell table:formula="of:=NORMINV([.A786];10;3)" office:value-type="float" office:value="10.7746809179695" calcext:value-type="float">
            <text:p>10.774680918</text:p>
          </table:table-cell>
          <table:table-cell table:formula="of:=COM.MICROSOFT.NORM.INV(RAND(); 0; 1)" office:value-type="float" office:value="-1.76127027850143" calcext:value-type="float">
            <text:p>-1.7612702785</text:p>
          </table:table-cell>
          <table:table-cell table:formula="of:=NORMINV(RAND(); 62; 4)" office:value-type="float" office:value="60.0154723613236" calcext:value-type="float">
            <text:p>60.0154723613</text:p>
          </table:table-cell>
          <table:table-cell table:formula="of:=12 + 3 * [.D786] + 5 * [.C786]" office:value-type="float" office:value="183.240065691464" calcext:value-type="float">
            <text:p>183.2400656915</text:p>
          </table:table-cell>
          <table:table-cell/>
        </table:table-row>
        <table:table-row table:style-name="ro1">
          <table:table-cell table:formula="of:=RAND()" office:value-type="float" office:value="0.955438307952136" calcext:value-type="float">
            <text:p>0.955438308</text:p>
          </table:table-cell>
          <table:table-cell table:formula="of:=NORMINV([.A787];10;3)" office:value-type="float" office:value="15.1001202831317" calcext:value-type="float">
            <text:p>15.1001202831</text:p>
          </table:table-cell>
          <table:table-cell table:formula="of:=COM.MICROSOFT.NORM.INV(RAND(); 0; 1)" office:value-type="float" office:value="0.380618596655152" calcext:value-type="float">
            <text:p>0.3806185967</text:p>
          </table:table-cell>
          <table:table-cell table:formula="of:=NORMINV(RAND(); 62; 4)" office:value-type="float" office:value="65.355591448511" calcext:value-type="float">
            <text:p>65.3555914485</text:p>
          </table:table-cell>
          <table:table-cell table:formula="of:=12 + 3 * [.D787] + 5 * [.C787]" office:value-type="float" office:value="209.969867328809" calcext:value-type="float">
            <text:p>209.9698673288</text:p>
          </table:table-cell>
          <table:table-cell/>
        </table:table-row>
        <table:table-row table:style-name="ro1">
          <table:table-cell table:formula="of:=RAND()" office:value-type="float" office:value="0.577546069864184" calcext:value-type="float">
            <text:p>0.5775460699</text:p>
          </table:table-cell>
          <table:table-cell table:formula="of:=NORMINV([.A788];10;3)" office:value-type="float" office:value="10.5868590215874" calcext:value-type="float">
            <text:p>10.5868590216</text:p>
          </table:table-cell>
          <table:table-cell table:formula="of:=COM.MICROSOFT.NORM.INV(RAND(); 0; 1)" office:value-type="float" office:value="0.0710012822188243" calcext:value-type="float">
            <text:p>0.0710012822</text:p>
          </table:table-cell>
          <table:table-cell table:formula="of:=NORMINV(RAND(); 62; 4)" office:value-type="float" office:value="58.4855622727967" calcext:value-type="float">
            <text:p>58.4855622728</text:p>
          </table:table-cell>
          <table:table-cell table:formula="of:=12 + 3 * [.D788] + 5 * [.C788]" office:value-type="float" office:value="187.811693229484" calcext:value-type="float">
            <text:p>187.8116932295</text:p>
          </table:table-cell>
          <table:table-cell/>
        </table:table-row>
        <table:table-row table:style-name="ro1">
          <table:table-cell table:formula="of:=RAND()" office:value-type="float" office:value="0.393207397079095" calcext:value-type="float">
            <text:p>0.3932073971</text:p>
          </table:table-cell>
          <table:table-cell table:formula="of:=NORMINV([.A789];10;3)" office:value-type="float" office:value="9.18709268469672" calcext:value-type="float">
            <text:p>9.1870926847</text:p>
          </table:table-cell>
          <table:table-cell table:formula="of:=COM.MICROSOFT.NORM.INV(RAND(); 0; 1)" office:value-type="float" office:value="0.204672845465386" calcext:value-type="float">
            <text:p>0.2046728455</text:p>
          </table:table-cell>
          <table:table-cell table:formula="of:=NORMINV(RAND(); 62; 4)" office:value-type="float" office:value="61.0957856202611" calcext:value-type="float">
            <text:p>61.0957856203</text:p>
          </table:table-cell>
          <table:table-cell table:formula="of:=12 + 3 * [.D789] + 5 * [.C789]" office:value-type="float" office:value="196.31072108811" calcext:value-type="float">
            <text:p>196.3107210881</text:p>
          </table:table-cell>
          <table:table-cell/>
        </table:table-row>
        <table:table-row table:style-name="ro1">
          <table:table-cell table:formula="of:=RAND()" office:value-type="float" office:value="0.130853480426595" calcext:value-type="float">
            <text:p>0.1308534804</text:p>
          </table:table-cell>
          <table:table-cell table:formula="of:=NORMINV([.A790];10;3)" office:value-type="float" office:value="6.63290275053926" calcext:value-type="float">
            <text:p>6.6329027505</text:p>
          </table:table-cell>
          <table:table-cell table:formula="of:=COM.MICROSOFT.NORM.INV(RAND(); 0; 1)" office:value-type="float" office:value="-1.54442650554875" calcext:value-type="float">
            <text:p>-1.5444265055</text:p>
          </table:table-cell>
          <table:table-cell table:formula="of:=NORMINV(RAND(); 62; 4)" office:value-type="float" office:value="63.8632402027983" calcext:value-type="float">
            <text:p>63.8632402028</text:p>
          </table:table-cell>
          <table:table-cell table:formula="of:=12 + 3 * [.D790] + 5 * [.C790]" office:value-type="float" office:value="195.867588080651" calcext:value-type="float">
            <text:p>195.8675880807</text:p>
          </table:table-cell>
          <table:table-cell/>
        </table:table-row>
        <table:table-row table:style-name="ro1">
          <table:table-cell table:formula="of:=RAND()" office:value-type="float" office:value="0.907912221504375" calcext:value-type="float">
            <text:p>0.9079122215</text:p>
          </table:table-cell>
          <table:table-cell table:formula="of:=NORMINV([.A791];10;3)" office:value-type="float" office:value="13.9840231562363" calcext:value-type="float">
            <text:p>13.9840231562</text:p>
          </table:table-cell>
          <table:table-cell table:formula="of:=COM.MICROSOFT.NORM.INV(RAND(); 0; 1)" office:value-type="float" office:value="1.29637375560869" calcext:value-type="float">
            <text:p>1.2963737556</text:p>
          </table:table-cell>
          <table:table-cell table:formula="of:=NORMINV(RAND(); 62; 4)" office:value-type="float" office:value="62.5516466130604" calcext:value-type="float">
            <text:p>62.5516466131</text:p>
          </table:table-cell>
          <table:table-cell table:formula="of:=12 + 3 * [.D791] + 5 * [.C791]" office:value-type="float" office:value="206.136808617225" calcext:value-type="float">
            <text:p>206.1368086172</text:p>
          </table:table-cell>
          <table:table-cell/>
        </table:table-row>
        <table:table-row table:style-name="ro1">
          <table:table-cell table:formula="of:=RAND()" office:value-type="float" office:value="0.739433769602329" calcext:value-type="float">
            <text:p>0.7394337696</text:p>
          </table:table-cell>
          <table:table-cell table:formula="of:=NORMINV([.A792];10;3)" office:value-type="float" office:value="11.9248021811523" calcext:value-type="float">
            <text:p>11.9248021812</text:p>
          </table:table-cell>
          <table:table-cell table:formula="of:=COM.MICROSOFT.NORM.INV(RAND(); 0; 1)" office:value-type="float" office:value="-0.870359640129532" calcext:value-type="float">
            <text:p>-0.8703596401</text:p>
          </table:table-cell>
          <table:table-cell table:formula="of:=NORMINV(RAND(); 62; 4)" office:value-type="float" office:value="65.8501621631655" calcext:value-type="float">
            <text:p>65.8501621632</text:p>
          </table:table-cell>
          <table:table-cell table:formula="of:=12 + 3 * [.D792] + 5 * [.C792]" office:value-type="float" office:value="205.198688288849" calcext:value-type="float">
            <text:p>205.1986882888</text:p>
          </table:table-cell>
          <table:table-cell/>
        </table:table-row>
        <table:table-row table:style-name="ro1">
          <table:table-cell table:formula="of:=RAND()" office:value-type="float" office:value="0.502078301040456" calcext:value-type="float">
            <text:p>0.502078301</text:p>
          </table:table-cell>
          <table:table-cell table:formula="of:=NORMINV([.A793];10;3)" office:value-type="float" office:value="10.0156286551454" calcext:value-type="float">
            <text:p>10.0156286551</text:p>
          </table:table-cell>
          <table:table-cell table:formula="of:=COM.MICROSOFT.NORM.INV(RAND(); 0; 1)" office:value-type="float" office:value="0.602586835788844" calcext:value-type="float">
            <text:p>0.6025868358</text:p>
          </table:table-cell>
          <table:table-cell table:formula="of:=NORMINV(RAND(); 62; 4)" office:value-type="float" office:value="62.7926908382018" calcext:value-type="float">
            <text:p>62.7926908382</text:p>
          </table:table-cell>
          <table:table-cell table:formula="of:=12 + 3 * [.D793] + 5 * [.C793]" office:value-type="float" office:value="203.39100669355" calcext:value-type="float">
            <text:p>203.3910066936</text:p>
          </table:table-cell>
          <table:table-cell/>
        </table:table-row>
        <table:table-row table:style-name="ro1">
          <table:table-cell table:formula="of:=RAND()" office:value-type="float" office:value="0.836270955391228" calcext:value-type="float">
            <text:p>0.8362709554</text:p>
          </table:table-cell>
          <table:table-cell table:formula="of:=NORMINV([.A794];10;3)" office:value-type="float" office:value="12.9377401599326" calcext:value-type="float">
            <text:p>12.9377401599</text:p>
          </table:table-cell>
          <table:table-cell table:formula="of:=COM.MICROSOFT.NORM.INV(RAND(); 0; 1)" office:value-type="float" office:value="0.592117399497266" calcext:value-type="float">
            <text:p>0.5921173995</text:p>
          </table:table-cell>
          <table:table-cell table:formula="of:=NORMINV(RAND(); 62; 4)" office:value-type="float" office:value="65.9478778253366" calcext:value-type="float">
            <text:p>65.9478778253</text:p>
          </table:table-cell>
          <table:table-cell table:formula="of:=12 + 3 * [.D794] + 5 * [.C794]" office:value-type="float" office:value="212.804220473496" calcext:value-type="float">
            <text:p>212.8042204735</text:p>
          </table:table-cell>
          <table:table-cell/>
        </table:table-row>
        <table:table-row table:style-name="ro1">
          <table:table-cell table:formula="of:=RAND()" office:value-type="float" office:value="0.759783737594262" calcext:value-type="float">
            <text:p>0.7597837376</text:p>
          </table:table-cell>
          <table:table-cell table:formula="of:=NORMINV([.A795];10;3)" office:value-type="float" office:value="12.1168212174265" calcext:value-type="float">
            <text:p>12.1168212174</text:p>
          </table:table-cell>
          <table:table-cell table:formula="of:=COM.MICROSOFT.NORM.INV(RAND(); 0; 1)" office:value-type="float" office:value="1.25788027153928" calcext:value-type="float">
            <text:p>1.2578802715</text:p>
          </table:table-cell>
          <table:table-cell table:formula="of:=NORMINV(RAND(); 62; 4)" office:value-type="float" office:value="58.7288191180033" calcext:value-type="float">
            <text:p>58.728819118</text:p>
          </table:table-cell>
          <table:table-cell table:formula="of:=12 + 3 * [.D795] + 5 * [.C795]" office:value-type="float" office:value="194.475858711706" calcext:value-type="float">
            <text:p>194.4758587117</text:p>
          </table:table-cell>
          <table:table-cell/>
        </table:table-row>
        <table:table-row table:style-name="ro1">
          <table:table-cell table:formula="of:=RAND()" office:value-type="float" office:value="0.0422702664509416" calcext:value-type="float">
            <text:p>0.0422702665</text:p>
          </table:table-cell>
          <table:table-cell table:formula="of:=NORMINV([.A796];10;3)" office:value-type="float" office:value="4.82521739963957" calcext:value-type="float">
            <text:p>4.8252173996</text:p>
          </table:table-cell>
          <table:table-cell table:formula="of:=COM.MICROSOFT.NORM.INV(RAND(); 0; 1)" office:value-type="float" office:value="0.267669841604014" calcext:value-type="float">
            <text:p>0.2676698416</text:p>
          </table:table-cell>
          <table:table-cell table:formula="of:=NORMINV(RAND(); 62; 4)" office:value-type="float" office:value="65.3600486201128" calcext:value-type="float">
            <text:p>65.3600486201</text:p>
          </table:table-cell>
          <table:table-cell table:formula="of:=12 + 3 * [.D796] + 5 * [.C796]" office:value-type="float" office:value="209.418495068358" calcext:value-type="float">
            <text:p>209.4184950684</text:p>
          </table:table-cell>
          <table:table-cell/>
        </table:table-row>
        <table:table-row table:style-name="ro1">
          <table:table-cell table:formula="of:=RAND()" office:value-type="float" office:value="0.115451488876715" calcext:value-type="float">
            <text:p>0.1154514889</text:p>
          </table:table-cell>
          <table:table-cell table:formula="of:=NORMINV([.A797];10;3)" office:value-type="float" office:value="6.40589181066204" calcext:value-type="float">
            <text:p>6.4058918107</text:p>
          </table:table-cell>
          <table:table-cell table:formula="of:=COM.MICROSOFT.NORM.INV(RAND(); 0; 1)" office:value-type="float" office:value="1.20872326382495" calcext:value-type="float">
            <text:p>1.2087232638</text:p>
          </table:table-cell>
          <table:table-cell table:formula="of:=NORMINV(RAND(); 62; 4)" office:value-type="float" office:value="57.5781799559897" calcext:value-type="float">
            <text:p>57.578179956</text:p>
          </table:table-cell>
          <table:table-cell table:formula="of:=12 + 3 * [.D797] + 5 * [.C797]" office:value-type="float" office:value="190.778156187094" calcext:value-type="float">
            <text:p>190.7781561871</text:p>
          </table:table-cell>
          <table:table-cell/>
        </table:table-row>
        <table:table-row table:style-name="ro1">
          <table:table-cell table:formula="of:=RAND()" office:value-type="float" office:value="0.0817300446797162" calcext:value-type="float">
            <text:p>0.0817300447</text:p>
          </table:table-cell>
          <table:table-cell table:formula="of:=NORMINV([.A798];10;3)" office:value-type="float" office:value="5.81941506057978" calcext:value-type="float">
            <text:p>5.8194150606</text:p>
          </table:table-cell>
          <table:table-cell table:formula="of:=COM.MICROSOFT.NORM.INV(RAND(); 0; 1)" office:value-type="float" office:value="-0.457169415752114" calcext:value-type="float">
            <text:p>-0.4571694158</text:p>
          </table:table-cell>
          <table:table-cell table:formula="of:=NORMINV(RAND(); 62; 4)" office:value-type="float" office:value="58.6707971769324" calcext:value-type="float">
            <text:p>58.6707971769</text:p>
          </table:table-cell>
          <table:table-cell table:formula="of:=12 + 3 * [.D798] + 5 * [.C798]" office:value-type="float" office:value="185.726544452037" calcext:value-type="float">
            <text:p>185.726544452</text:p>
          </table:table-cell>
          <table:table-cell/>
        </table:table-row>
        <table:table-row table:style-name="ro1">
          <table:table-cell table:formula="of:=RAND()" office:value-type="float" office:value="0.21901962091215" calcext:value-type="float">
            <text:p>0.2190196209</text:p>
          </table:table-cell>
          <table:table-cell table:formula="of:=NORMINV([.A799];10;3)" office:value-type="float" office:value="7.67347448510046" calcext:value-type="float">
            <text:p>7.6734744851</text:p>
          </table:table-cell>
          <table:table-cell table:formula="of:=COM.MICROSOFT.NORM.INV(RAND(); 0; 1)" office:value-type="float" office:value="0.949008690569799" calcext:value-type="float">
            <text:p>0.9490086906</text:p>
          </table:table-cell>
          <table:table-cell table:formula="of:=NORMINV(RAND(); 62; 4)" office:value-type="float" office:value="54.4279973750344" calcext:value-type="float">
            <text:p>54.427997375</text:p>
          </table:table-cell>
          <table:table-cell table:formula="of:=12 + 3 * [.D799] + 5 * [.C799]" office:value-type="float" office:value="180.029035577952" calcext:value-type="float">
            <text:p>180.029035578</text:p>
          </table:table-cell>
          <table:table-cell/>
        </table:table-row>
        <table:table-row table:style-name="ro1">
          <table:table-cell table:formula="of:=RAND()" office:value-type="float" office:value="0.294581416528672" calcext:value-type="float">
            <text:p>0.2945814165</text:p>
          </table:table-cell>
          <table:table-cell table:formula="of:=NORMINV([.A800];10;3)" office:value-type="float" office:value="8.37985122659559" calcext:value-type="float">
            <text:p>8.3798512266</text:p>
          </table:table-cell>
          <table:table-cell table:formula="of:=COM.MICROSOFT.NORM.INV(RAND(); 0; 1)" office:value-type="float" office:value="2.22891573327033" calcext:value-type="float">
            <text:p>2.2289157333</text:p>
          </table:table-cell>
          <table:table-cell table:formula="of:=NORMINV(RAND(); 62; 4)" office:value-type="float" office:value="56.8746467760252" calcext:value-type="float">
            <text:p>56.874646776</text:p>
          </table:table-cell>
          <table:table-cell table:formula="of:=12 + 3 * [.D800] + 5 * [.C800]" office:value-type="float" office:value="193.768518994427" calcext:value-type="float">
            <text:p>193.7685189944</text:p>
          </table:table-cell>
          <table:table-cell/>
        </table:table-row>
        <table:table-row table:style-name="ro1">
          <table:table-cell table:formula="of:=RAND()" office:value-type="float" office:value="0.800553551875055" calcext:value-type="float">
            <text:p>0.8005535519</text:p>
          </table:table-cell>
          <table:table-cell table:formula="of:=NORMINV([.A801];10;3)" office:value-type="float" office:value="12.5308003651784" calcext:value-type="float">
            <text:p>12.5308003652</text:p>
          </table:table-cell>
          <table:table-cell table:formula="of:=COM.MICROSOFT.NORM.INV(RAND(); 0; 1)" office:value-type="float" office:value="0.355495502897587" calcext:value-type="float">
            <text:p>0.3554955029</text:p>
          </table:table-cell>
          <table:table-cell table:formula="of:=NORMINV(RAND(); 62; 4)" office:value-type="float" office:value="60.8702847725808" calcext:value-type="float">
            <text:p>60.8702847726</text:p>
          </table:table-cell>
          <table:table-cell table:formula="of:=12 + 3 * [.D801] + 5 * [.C801]" office:value-type="float" office:value="196.38833183223" calcext:value-type="float">
            <text:p>196.3883318322</text:p>
          </table:table-cell>
          <table:table-cell/>
        </table:table-row>
        <table:table-row table:style-name="ro1">
          <table:table-cell table:formula="of:=RAND()" office:value-type="float" office:value="0.396802157396451" calcext:value-type="float">
            <text:p>0.3968021574</text:p>
          </table:table-cell>
          <table:table-cell table:formula="of:=NORMINV([.A802];10;3)" office:value-type="float" office:value="9.21510066985686" calcext:value-type="float">
            <text:p>9.2151006699</text:p>
          </table:table-cell>
          <table:table-cell table:formula="of:=COM.MICROSOFT.NORM.INV(RAND(); 0; 1)" office:value-type="float" office:value="0.948714344069985" calcext:value-type="float">
            <text:p>0.9487143441</text:p>
          </table:table-cell>
          <table:table-cell table:formula="of:=NORMINV(RAND(); 62; 4)" office:value-type="float" office:value="63.2439037243942" calcext:value-type="float">
            <text:p>63.2439037244</text:p>
          </table:table-cell>
          <table:table-cell table:formula="of:=12 + 3 * [.D802] + 5 * [.C802]" office:value-type="float" office:value="206.475282893533" calcext:value-type="float">
            <text:p>206.4752828935</text:p>
          </table:table-cell>
          <table:table-cell/>
        </table:table-row>
        <table:table-row table:style-name="ro1">
          <table:table-cell table:formula="of:=RAND()" office:value-type="float" office:value="0.508059073006734" calcext:value-type="float">
            <text:p>0.508059073</text:p>
          </table:table-cell>
          <table:table-cell table:formula="of:=NORMINV([.A803];10;3)" office:value-type="float" office:value="10.0606074232643" calcext:value-type="float">
            <text:p>10.0606074233</text:p>
          </table:table-cell>
          <table:table-cell table:formula="of:=COM.MICROSOFT.NORM.INV(RAND(); 0; 1)" office:value-type="float" office:value="0.891771119009402" calcext:value-type="float">
            <text:p>0.891771119</text:p>
          </table:table-cell>
          <table:table-cell table:formula="of:=NORMINV(RAND(); 62; 4)" office:value-type="float" office:value="56.733454445201" calcext:value-type="float">
            <text:p>56.7334544452</text:p>
          </table:table-cell>
          <table:table-cell table:formula="of:=12 + 3 * [.D803] + 5 * [.C803]" office:value-type="float" office:value="186.65921893065" calcext:value-type="float">
            <text:p>186.6592189307</text:p>
          </table:table-cell>
          <table:table-cell/>
        </table:table-row>
        <table:table-row table:style-name="ro1">
          <table:table-cell table:formula="of:=RAND()" office:value-type="float" office:value="0.47096334816888" calcext:value-type="float">
            <text:p>0.4709633482</text:p>
          </table:table-cell>
          <table:table-cell table:formula="of:=NORMINV([.A804];10;3)" office:value-type="float" office:value="9.78145457654156" calcext:value-type="float">
            <text:p>9.7814545765</text:p>
          </table:table-cell>
          <table:table-cell table:formula="of:=COM.MICROSOFT.NORM.INV(RAND(); 0; 1)" office:value-type="float" office:value="-0.498906066706118" calcext:value-type="float">
            <text:p>-0.4989060667</text:p>
          </table:table-cell>
          <table:table-cell table:formula="of:=NORMINV(RAND(); 62; 4)" office:value-type="float" office:value="65.3547081749453" calcext:value-type="float">
            <text:p>65.3547081749</text:p>
          </table:table-cell>
          <table:table-cell table:formula="of:=12 + 3 * [.D804] + 5 * [.C804]" office:value-type="float" office:value="205.569594191305" calcext:value-type="float">
            <text:p>205.5695941913</text:p>
          </table:table-cell>
          <table:table-cell/>
        </table:table-row>
        <table:table-row table:style-name="ro1">
          <table:table-cell table:formula="of:=RAND()" office:value-type="float" office:value="0.000457583228126168" calcext:value-type="float">
            <text:p>0.0004575832</text:p>
          </table:table-cell>
          <table:table-cell table:formula="of:=NORMINV([.A805];10;3)" office:value-type="float" office:value="0.0538418697890286" calcext:value-type="float">
            <text:p>0.0538418698</text:p>
          </table:table-cell>
          <table:table-cell table:formula="of:=COM.MICROSOFT.NORM.INV(RAND(); 0; 1)" office:value-type="float" office:value="-1.80139149898976" calcext:value-type="float">
            <text:p>-1.801391499</text:p>
          </table:table-cell>
          <table:table-cell table:formula="of:=NORMINV(RAND(); 62; 4)" office:value-type="float" office:value="57.8578467435804" calcext:value-type="float">
            <text:p>57.8578467436</text:p>
          </table:table-cell>
          <table:table-cell table:formula="of:=12 + 3 * [.D805] + 5 * [.C805]" office:value-type="float" office:value="176.566582735792" calcext:value-type="float">
            <text:p>176.5665827358</text:p>
          </table:table-cell>
          <table:table-cell/>
        </table:table-row>
        <table:table-row table:style-name="ro1">
          <table:table-cell table:formula="of:=RAND()" office:value-type="float" office:value="0.160028865560889" calcext:value-type="float">
            <text:p>0.1600288656</text:p>
          </table:table-cell>
          <table:table-cell table:formula="of:=NORMINV([.A806];10;3)" office:value-type="float" office:value="7.01698223773859" calcext:value-type="float">
            <text:p>7.0169822377</text:p>
          </table:table-cell>
          <table:table-cell table:formula="of:=COM.MICROSOFT.NORM.INV(RAND(); 0; 1)" office:value-type="float" office:value="0.901372126822205" calcext:value-type="float">
            <text:p>0.9013721268</text:p>
          </table:table-cell>
          <table:table-cell table:formula="of:=NORMINV(RAND(); 62; 4)" office:value-type="float" office:value="63.7511030285246" calcext:value-type="float">
            <text:p>63.7511030285</text:p>
          </table:table-cell>
          <table:table-cell table:formula="of:=12 + 3 * [.D806] + 5 * [.C806]" office:value-type="float" office:value="207.760169719685" calcext:value-type="float">
            <text:p>207.7601697197</text:p>
          </table:table-cell>
          <table:table-cell/>
        </table:table-row>
        <table:table-row table:style-name="ro1">
          <table:table-cell table:formula="of:=RAND()" office:value-type="float" office:value="0.395970765734091" calcext:value-type="float">
            <text:p>0.3959707657</text:p>
          </table:table-cell>
          <table:table-cell table:formula="of:=NORMINV([.A807];10;3)" office:value-type="float" office:value="9.20862918592527" calcext:value-type="float">
            <text:p>9.2086291859</text:p>
          </table:table-cell>
          <table:table-cell table:formula="of:=COM.MICROSOFT.NORM.INV(RAND(); 0; 1)" office:value-type="float" office:value="-0.544659656967353" calcext:value-type="float">
            <text:p>-0.544659657</text:p>
          </table:table-cell>
          <table:table-cell table:formula="of:=NORMINV(RAND(); 62; 4)" office:value-type="float" office:value="67.2526655573659" calcext:value-type="float">
            <text:p>67.2526655574</text:p>
          </table:table-cell>
          <table:table-cell table:formula="of:=12 + 3 * [.D807] + 5 * [.C807]" office:value-type="float" office:value="211.034698387261" calcext:value-type="float">
            <text:p>211.0346983873</text:p>
          </table:table-cell>
          <table:table-cell/>
        </table:table-row>
        <table:table-row table:style-name="ro1">
          <table:table-cell table:formula="of:=RAND()" office:value-type="float" office:value="0.461167184403166" calcext:value-type="float">
            <text:p>0.4611671844</text:p>
          </table:table-cell>
          <table:table-cell table:formula="of:=NORMINV([.A808];10;3)" office:value-type="float" office:value="9.70751901989502" calcext:value-type="float">
            <text:p>9.7075190199</text:p>
          </table:table-cell>
          <table:table-cell table:formula="of:=COM.MICROSOFT.NORM.INV(RAND(); 0; 1)" office:value-type="float" office:value="0.132536905755197" calcext:value-type="float">
            <text:p>0.1325369058</text:p>
          </table:table-cell>
          <table:table-cell table:formula="of:=NORMINV(RAND(); 62; 4)" office:value-type="float" office:value="68.5195260408138" calcext:value-type="float">
            <text:p>68.5195260408</text:p>
          </table:table-cell>
          <table:table-cell table:formula="of:=12 + 3 * [.D808] + 5 * [.C808]" office:value-type="float" office:value="218.221262651217" calcext:value-type="float">
            <text:p>218.2212626512</text:p>
          </table:table-cell>
          <table:table-cell/>
        </table:table-row>
        <table:table-row table:style-name="ro1">
          <table:table-cell table:formula="of:=RAND()" office:value-type="float" office:value="0.436748750507832" calcext:value-type="float">
            <text:p>0.4367487505</text:p>
          </table:table-cell>
          <table:table-cell table:formula="of:=NORMINV([.A809];10;3)" office:value-type="float" office:value="9.52234744016674" calcext:value-type="float">
            <text:p>9.5223474402</text:p>
          </table:table-cell>
          <table:table-cell table:formula="of:=COM.MICROSOFT.NORM.INV(RAND(); 0; 1)" office:value-type="float" office:value="-0.137060841520482" calcext:value-type="float">
            <text:p>-0.1370608415</text:p>
          </table:table-cell>
          <table:table-cell table:formula="of:=NORMINV(RAND(); 62; 4)" office:value-type="float" office:value="58.4594784018348" calcext:value-type="float">
            <text:p>58.4594784018</text:p>
          </table:table-cell>
          <table:table-cell table:formula="of:=12 + 3 * [.D809] + 5 * [.C809]" office:value-type="float" office:value="186.693130997902" calcext:value-type="float">
            <text:p>186.6931309979</text:p>
          </table:table-cell>
          <table:table-cell/>
        </table:table-row>
        <table:table-row table:style-name="ro1">
          <table:table-cell table:formula="of:=RAND()" office:value-type="float" office:value="0.85354070039466" calcext:value-type="float">
            <text:p>0.8535407004</text:p>
          </table:table-cell>
          <table:table-cell table:formula="of:=NORMINV([.A810];10;3)" office:value-type="float" office:value="13.1552216632846" calcext:value-type="float">
            <text:p>13.1552216633</text:p>
          </table:table-cell>
          <table:table-cell table:formula="of:=COM.MICROSOFT.NORM.INV(RAND(); 0; 1)" office:value-type="float" office:value="-0.904260596882184" calcext:value-type="float">
            <text:p>-0.9042605969</text:p>
          </table:table-cell>
          <table:table-cell table:formula="of:=NORMINV(RAND(); 62; 4)" office:value-type="float" office:value="65.701298583594" calcext:value-type="float">
            <text:p>65.7012985836</text:p>
          </table:table-cell>
          <table:table-cell table:formula="of:=12 + 3 * [.D810] + 5 * [.C810]" office:value-type="float" office:value="204.582592766371" calcext:value-type="float">
            <text:p>204.5825927664</text:p>
          </table:table-cell>
          <table:table-cell/>
        </table:table-row>
        <table:table-row table:style-name="ro1">
          <table:table-cell table:formula="of:=RAND()" office:value-type="float" office:value="0.543854618677869" calcext:value-type="float">
            <text:p>0.5438546187</text:p>
          </table:table-cell>
          <table:table-cell table:formula="of:=NORMINV([.A811];10;3)" office:value-type="float" office:value="10.3304486853302" calcext:value-type="float">
            <text:p>10.3304486853</text:p>
          </table:table-cell>
          <table:table-cell table:formula="of:=COM.MICROSOFT.NORM.INV(RAND(); 0; 1)" office:value-type="float" office:value="-1.23895848985627" calcext:value-type="float">
            <text:p>-1.2389584899</text:p>
          </table:table-cell>
          <table:table-cell table:formula="of:=NORMINV(RAND(); 62; 4)" office:value-type="float" office:value="56.068972118419" calcext:value-type="float">
            <text:p>56.0689721184</text:p>
          </table:table-cell>
          <table:table-cell table:formula="of:=12 + 3 * [.D811] + 5 * [.C811]" office:value-type="float" office:value="174.012123905976" calcext:value-type="float">
            <text:p>174.012123906</text:p>
          </table:table-cell>
          <table:table-cell/>
        </table:table-row>
        <table:table-row table:style-name="ro1">
          <table:table-cell table:formula="of:=RAND()" office:value-type="float" office:value="0.087808158248663" calcext:value-type="float">
            <text:p>0.0878081582</text:p>
          </table:table-cell>
          <table:table-cell table:formula="of:=NORMINV([.A812];10;3)" office:value-type="float" office:value="5.93687073951261" calcext:value-type="float">
            <text:p>5.9368707395</text:p>
          </table:table-cell>
          <table:table-cell table:formula="of:=COM.MICROSOFT.NORM.INV(RAND(); 0; 1)" office:value-type="float" office:value="-0.734327037069562" calcext:value-type="float">
            <text:p>-0.7343270371</text:p>
          </table:table-cell>
          <table:table-cell table:formula="of:=NORMINV(RAND(); 62; 4)" office:value-type="float" office:value="66.1108451984526" calcext:value-type="float">
            <text:p>66.1108451985</text:p>
          </table:table-cell>
          <table:table-cell table:formula="of:=12 + 3 * [.D812] + 5 * [.C812]" office:value-type="float" office:value="206.66090041001" calcext:value-type="float">
            <text:p>206.66090041</text:p>
          </table:table-cell>
          <table:table-cell/>
        </table:table-row>
        <table:table-row table:style-name="ro1">
          <table:table-cell table:formula="of:=RAND()" office:value-type="float" office:value="0.121961399912834" calcext:value-type="float">
            <text:p>0.1219613999</text:p>
          </table:table-cell>
          <table:table-cell table:formula="of:=NORMINV([.A813];10;3)" office:value-type="float" office:value="6.50428697868573" calcext:value-type="float">
            <text:p>6.5042869787</text:p>
          </table:table-cell>
          <table:table-cell table:formula="of:=COM.MICROSOFT.NORM.INV(RAND(); 0; 1)" office:value-type="float" office:value="0.815023983129697" calcext:value-type="float">
            <text:p>0.8150239831</text:p>
          </table:table-cell>
          <table:table-cell table:formula="of:=NORMINV(RAND(); 62; 4)" office:value-type="float" office:value="61.1343943790986" calcext:value-type="float">
            <text:p>61.1343943791</text:p>
          </table:table-cell>
          <table:table-cell table:formula="of:=12 + 3 * [.D813] + 5 * [.C813]" office:value-type="float" office:value="199.478303052944" calcext:value-type="float">
            <text:p>199.4783030529</text:p>
          </table:table-cell>
          <table:table-cell/>
        </table:table-row>
        <table:table-row table:style-name="ro1">
          <table:table-cell table:formula="of:=RAND()" office:value-type="float" office:value="0.950894260546193" calcext:value-type="float">
            <text:p>0.9508942605</text:p>
          </table:table-cell>
          <table:table-cell table:formula="of:=NORMINV([.A814];10;3)" office:value-type="float" office:value="14.9607606598712" calcext:value-type="float">
            <text:p>14.9607606599</text:p>
          </table:table-cell>
          <table:table-cell table:formula="of:=COM.MICROSOFT.NORM.INV(RAND(); 0; 1)" office:value-type="float" office:value="-0.0814389365445543" calcext:value-type="float">
            <text:p>-0.0814389365</text:p>
          </table:table-cell>
          <table:table-cell table:formula="of:=NORMINV(RAND(); 62; 4)" office:value-type="float" office:value="62.3551003832838" calcext:value-type="float">
            <text:p>62.3551003833</text:p>
          </table:table-cell>
          <table:table-cell table:formula="of:=12 + 3 * [.D814] + 5 * [.C814]" office:value-type="float" office:value="198.658106467129" calcext:value-type="float">
            <text:p>198.6581064671</text:p>
          </table:table-cell>
          <table:table-cell/>
        </table:table-row>
        <table:table-row table:style-name="ro1">
          <table:table-cell table:formula="of:=RAND()" office:value-type="float" office:value="0.0218532925937325" calcext:value-type="float">
            <text:p>0.0218532926</text:p>
          </table:table-cell>
          <table:table-cell table:formula="of:=NORMINV([.A815];10;3)" office:value-type="float" office:value="3.94931825378846" calcext:value-type="float">
            <text:p>3.9493182538</text:p>
          </table:table-cell>
          <table:table-cell table:formula="of:=COM.MICROSOFT.NORM.INV(RAND(); 0; 1)" office:value-type="float" office:value="-0.61015551562371" calcext:value-type="float">
            <text:p>-0.6101555156</text:p>
          </table:table-cell>
          <table:table-cell table:formula="of:=NORMINV(RAND(); 62; 4)" office:value-type="float" office:value="62.4207476271497" calcext:value-type="float">
            <text:p>62.4207476271</text:p>
          </table:table-cell>
          <table:table-cell table:formula="of:=12 + 3 * [.D815] + 5 * [.C815]" office:value-type="float" office:value="196.211465303331" calcext:value-type="float">
            <text:p>196.2114653033</text:p>
          </table:table-cell>
          <table:table-cell/>
        </table:table-row>
        <table:table-row table:style-name="ro1">
          <table:table-cell table:formula="of:=RAND()" office:value-type="float" office:value="0.761027617612854" calcext:value-type="float">
            <text:p>0.7610276176</text:p>
          </table:table-cell>
          <table:table-cell table:formula="of:=NORMINV([.A816];10;3)" office:value-type="float" office:value="12.1288360547721" calcext:value-type="float">
            <text:p>12.1288360548</text:p>
          </table:table-cell>
          <table:table-cell table:formula="of:=COM.MICROSOFT.NORM.INV(RAND(); 0; 1)" office:value-type="float" office:value="-0.18587301299957" calcext:value-type="float">
            <text:p>-0.185873013</text:p>
          </table:table-cell>
          <table:table-cell table:formula="of:=NORMINV(RAND(); 62; 4)" office:value-type="float" office:value="66.1528562190668" calcext:value-type="float">
            <text:p>66.1528562191</text:p>
          </table:table-cell>
          <table:table-cell table:formula="of:=12 + 3 * [.D816] + 5 * [.C816]" office:value-type="float" office:value="209.529203592203" calcext:value-type="float">
            <text:p>209.5292035922</text:p>
          </table:table-cell>
          <table:table-cell/>
        </table:table-row>
        <table:table-row table:style-name="ro1">
          <table:table-cell table:formula="of:=RAND()" office:value-type="float" office:value="0.654300916707143" calcext:value-type="float">
            <text:p>0.6543009167</text:p>
          </table:table-cell>
          <table:table-cell table:formula="of:=NORMINV([.A817];10;3)" office:value-type="float" office:value="11.1908750820319" calcext:value-type="float">
            <text:p>11.190875082</text:p>
          </table:table-cell>
          <table:table-cell table:formula="of:=COM.MICROSOFT.NORM.INV(RAND(); 0; 1)" office:value-type="float" office:value="0.761995875749627" calcext:value-type="float">
            <text:p>0.7619958757</text:p>
          </table:table-cell>
          <table:table-cell table:formula="of:=NORMINV(RAND(); 62; 4)" office:value-type="float" office:value="64.1798462404419" calcext:value-type="float">
            <text:p>64.1798462404</text:p>
          </table:table-cell>
          <table:table-cell table:formula="of:=12 + 3 * [.D817] + 5 * [.C817]" office:value-type="float" office:value="208.349518100074" calcext:value-type="float">
            <text:p>208.3495181001</text:p>
          </table:table-cell>
          <table:table-cell/>
        </table:table-row>
        <table:table-row table:style-name="ro1">
          <table:table-cell table:formula="of:=RAND()" office:value-type="float" office:value="0.639015612658113" calcext:value-type="float">
            <text:p>0.6390156127</text:p>
          </table:table-cell>
          <table:table-cell table:formula="of:=NORMINV([.A818];10;3)" office:value-type="float" office:value="11.067486419471" calcext:value-type="float">
            <text:p>11.0674864195</text:p>
          </table:table-cell>
          <table:table-cell table:formula="of:=COM.MICROSOFT.NORM.INV(RAND(); 0; 1)" office:value-type="float" office:value="-0.10446528132603" calcext:value-type="float">
            <text:p>-0.1044652813</text:p>
          </table:table-cell>
          <table:table-cell table:formula="of:=NORMINV(RAND(); 62; 4)" office:value-type="float" office:value="58.3860196231918" calcext:value-type="float">
            <text:p>58.3860196232</text:p>
          </table:table-cell>
          <table:table-cell table:formula="of:=12 + 3 * [.D818] + 5 * [.C818]" office:value-type="float" office:value="186.635732462945" calcext:value-type="float">
            <text:p>186.6357324629</text:p>
          </table:table-cell>
          <table:table-cell/>
        </table:table-row>
        <table:table-row table:style-name="ro1">
          <table:table-cell table:formula="of:=RAND()" office:value-type="float" office:value="0.803947282256559" calcext:value-type="float">
            <text:p>0.8039472823</text:p>
          </table:table-cell>
          <table:table-cell table:formula="of:=NORMINV([.A819];10;3)" office:value-type="float" office:value="12.5674161584102" calcext:value-type="float">
            <text:p>12.5674161584</text:p>
          </table:table-cell>
          <table:table-cell table:formula="of:=COM.MICROSOFT.NORM.INV(RAND(); 0; 1)" office:value-type="float" office:value="-0.297358184034735" calcext:value-type="float">
            <text:p>-0.297358184</text:p>
          </table:table-cell>
          <table:table-cell table:formula="of:=NORMINV(RAND(); 62; 4)" office:value-type="float" office:value="64.8767204434944" calcext:value-type="float">
            <text:p>64.8767204435</text:p>
          </table:table-cell>
          <table:table-cell table:formula="of:=12 + 3 * [.D819] + 5 * [.C819]" office:value-type="float" office:value="205.143370410309" calcext:value-type="float">
            <text:p>205.1433704103</text:p>
          </table:table-cell>
          <table:table-cell/>
        </table:table-row>
        <table:table-row table:style-name="ro1">
          <table:table-cell table:formula="of:=RAND()" office:value-type="float" office:value="0.22036359203048" calcext:value-type="float">
            <text:p>0.220363592</text:p>
          </table:table-cell>
          <table:table-cell table:formula="of:=NORMINV([.A820];10;3)" office:value-type="float" office:value="7.68710250254292" calcext:value-type="float">
            <text:p>7.6871025025</text:p>
          </table:table-cell>
          <table:table-cell table:formula="of:=COM.MICROSOFT.NORM.INV(RAND(); 0; 1)" office:value-type="float" office:value="-0.132693838893101" calcext:value-type="float">
            <text:p>-0.1326938389</text:p>
          </table:table-cell>
          <table:table-cell table:formula="of:=NORMINV(RAND(); 62; 4)" office:value-type="float" office:value="64.7475255043532" calcext:value-type="float">
            <text:p>64.7475255044</text:p>
          </table:table-cell>
          <table:table-cell table:formula="of:=12 + 3 * [.D820] + 5 * [.C820]" office:value-type="float" office:value="205.579107318594" calcext:value-type="float">
            <text:p>205.5791073186</text:p>
          </table:table-cell>
          <table:table-cell/>
        </table:table-row>
        <table:table-row table:style-name="ro1">
          <table:table-cell table:formula="of:=RAND()" office:value-type="float" office:value="0.495712396455929" calcext:value-type="float">
            <text:p>0.4957123965</text:p>
          </table:table-cell>
          <table:table-cell table:formula="of:=NORMINV([.A821];10;3)" office:value-type="float" office:value="9.96775709445022" calcext:value-type="float">
            <text:p>9.9677570945</text:p>
          </table:table-cell>
          <table:table-cell table:formula="of:=COM.MICROSOFT.NORM.INV(RAND(); 0; 1)" office:value-type="float" office:value="-0.739624426724511" calcext:value-type="float">
            <text:p>-0.7396244267</text:p>
          </table:table-cell>
          <table:table-cell table:formula="of:=NORMINV(RAND(); 62; 4)" office:value-type="float" office:value="60.9485062683626" calcext:value-type="float">
            <text:p>60.9485062684</text:p>
          </table:table-cell>
          <table:table-cell table:formula="of:=12 + 3 * [.D821] + 5 * [.C821]" office:value-type="float" office:value="191.147396671465" calcext:value-type="float">
            <text:p>191.1473966715</text:p>
          </table:table-cell>
          <table:table-cell/>
        </table:table-row>
        <table:table-row table:style-name="ro1">
          <table:table-cell table:formula="of:=RAND()" office:value-type="float" office:value="0.951058335602284" calcext:value-type="float">
            <text:p>0.9510583356</text:p>
          </table:table-cell>
          <table:table-cell table:formula="of:=NORMINV([.A822];10;3)" office:value-type="float" office:value="14.9656089720626" calcext:value-type="float">
            <text:p>14.9656089721</text:p>
          </table:table-cell>
          <table:table-cell table:formula="of:=COM.MICROSOFT.NORM.INV(RAND(); 0; 1)" office:value-type="float" office:value="0.254818640153689" calcext:value-type="float">
            <text:p>0.2548186402</text:p>
          </table:table-cell>
          <table:table-cell table:formula="of:=NORMINV(RAND(); 62; 4)" office:value-type="float" office:value="57.5521086961744" calcext:value-type="float">
            <text:p>57.5521086962</text:p>
          </table:table-cell>
          <table:table-cell table:formula="of:=12 + 3 * [.D822] + 5 * [.C822]" office:value-type="float" office:value="185.930419289292" calcext:value-type="float">
            <text:p>185.9304192893</text:p>
          </table:table-cell>
          <table:table-cell/>
        </table:table-row>
        <table:table-row table:style-name="ro1">
          <table:table-cell table:formula="of:=RAND()" office:value-type="float" office:value="0.408255195943639" calcext:value-type="float">
            <text:p>0.4082551959</text:p>
          </table:table-cell>
          <table:table-cell table:formula="of:=NORMINV([.A823];10;3)" office:value-type="float" office:value="9.30389330980787" calcext:value-type="float">
            <text:p>9.3038933098</text:p>
          </table:table-cell>
          <table:table-cell table:formula="of:=COM.MICROSOFT.NORM.INV(RAND(); 0; 1)" office:value-type="float" office:value="1.67409440369177" calcext:value-type="float">
            <text:p>1.6740944037</text:p>
          </table:table-cell>
          <table:table-cell table:formula="of:=NORMINV(RAND(); 62; 4)" office:value-type="float" office:value="65.9506483871735" calcext:value-type="float">
            <text:p>65.9506483872</text:p>
          </table:table-cell>
          <table:table-cell table:formula="of:=12 + 3 * [.D823] + 5 * [.C823]" office:value-type="float" office:value="218.222417179979" calcext:value-type="float">
            <text:p>218.22241718</text:p>
          </table:table-cell>
          <table:table-cell/>
        </table:table-row>
        <table:table-row table:style-name="ro1">
          <table:table-cell table:formula="of:=RAND()" office:value-type="float" office:value="0.192332692444325" calcext:value-type="float">
            <text:p>0.1923326924</text:p>
          </table:table-cell>
          <table:table-cell table:formula="of:=NORMINV([.A824];10;3)" office:value-type="float" office:value="7.39200301272544" calcext:value-type="float">
            <text:p>7.3920030127</text:p>
          </table:table-cell>
          <table:table-cell table:formula="of:=COM.MICROSOFT.NORM.INV(RAND(); 0; 1)" office:value-type="float" office:value="-0.516425031131382" calcext:value-type="float">
            <text:p>-0.5164250311</text:p>
          </table:table-cell>
          <table:table-cell table:formula="of:=NORMINV(RAND(); 62; 4)" office:value-type="float" office:value="56.5260136689889" calcext:value-type="float">
            <text:p>56.526013669</text:p>
          </table:table-cell>
          <table:table-cell table:formula="of:=12 + 3 * [.D824] + 5 * [.C824]" office:value-type="float" office:value="178.99591585131" calcext:value-type="float">
            <text:p>178.9959158513</text:p>
          </table:table-cell>
          <table:table-cell/>
        </table:table-row>
        <table:table-row table:style-name="ro1">
          <table:table-cell table:formula="of:=RAND()" office:value-type="float" office:value="0.691370568238199" calcext:value-type="float">
            <text:p>0.6913705682</text:p>
          </table:table-cell>
          <table:table-cell table:formula="of:=NORMINV([.A825];10;3)" office:value-type="float" office:value="11.4992170171206" calcext:value-type="float">
            <text:p>11.4992170171</text:p>
          </table:table-cell>
          <table:table-cell table:formula="of:=COM.MICROSOFT.NORM.INV(RAND(); 0; 1)" office:value-type="float" office:value="1.05266927618038" calcext:value-type="float">
            <text:p>1.0526692762</text:p>
          </table:table-cell>
          <table:table-cell table:formula="of:=NORMINV(RAND(); 62; 4)" office:value-type="float" office:value="56.4119731659412" calcext:value-type="float">
            <text:p>56.4119731659</text:p>
          </table:table-cell>
          <table:table-cell table:formula="of:=12 + 3 * [.D825] + 5 * [.C825]" office:value-type="float" office:value="186.499265878726" calcext:value-type="float">
            <text:p>186.4992658787</text:p>
          </table:table-cell>
          <table:table-cell/>
        </table:table-row>
        <table:table-row table:style-name="ro1">
          <table:table-cell table:formula="of:=RAND()" office:value-type="float" office:value="0.591540002031252" calcext:value-type="float">
            <text:p>0.591540002</text:p>
          </table:table-cell>
          <table:table-cell table:formula="of:=NORMINV([.A826];10;3)" office:value-type="float" office:value="10.6945246766321" calcext:value-type="float">
            <text:p>10.6945246766</text:p>
          </table:table-cell>
          <table:table-cell table:formula="of:=COM.MICROSOFT.NORM.INV(RAND(); 0; 1)" office:value-type="float" office:value="-1.89266235234173" calcext:value-type="float">
            <text:p>-1.8926623523</text:p>
          </table:table-cell>
          <table:table-cell table:formula="of:=NORMINV(RAND(); 62; 4)" office:value-type="float" office:value="68.3747161300189" calcext:value-type="float">
            <text:p>68.37471613</text:p>
          </table:table-cell>
          <table:table-cell table:formula="of:=12 + 3 * [.D826] + 5 * [.C826]" office:value-type="float" office:value="207.660836628348" calcext:value-type="float">
            <text:p>207.6608366283</text:p>
          </table:table-cell>
          <table:table-cell/>
        </table:table-row>
        <table:table-row table:style-name="ro1">
          <table:table-cell table:formula="of:=RAND()" office:value-type="float" office:value="0.0211782162077725" calcext:value-type="float">
            <text:p>0.0211782162</text:p>
          </table:table-cell>
          <table:table-cell table:formula="of:=NORMINV([.A827];10;3)" office:value-type="float" office:value="3.90999684587634" calcext:value-type="float">
            <text:p>3.9099968459</text:p>
          </table:table-cell>
          <table:table-cell table:formula="of:=COM.MICROSOFT.NORM.INV(RAND(); 0; 1)" office:value-type="float" office:value="-1.34210021937067" calcext:value-type="float">
            <text:p>-1.3421002194</text:p>
          </table:table-cell>
          <table:table-cell table:formula="of:=NORMINV(RAND(); 62; 4)" office:value-type="float" office:value="56.9345922120368" calcext:value-type="float">
            <text:p>56.934592212</text:p>
          </table:table-cell>
          <table:table-cell table:formula="of:=12 + 3 * [.D827] + 5 * [.C827]" office:value-type="float" office:value="176.093275539257" calcext:value-type="float">
            <text:p>176.0932755393</text:p>
          </table:table-cell>
          <table:table-cell/>
        </table:table-row>
        <table:table-row table:style-name="ro1">
          <table:table-cell table:formula="of:=RAND()" office:value-type="float" office:value="0.0630174351390451" calcext:value-type="float">
            <text:p>0.0630174351</text:p>
          </table:table-cell>
          <table:table-cell table:formula="of:=NORMINV([.A828];10;3)" office:value-type="float" office:value="5.41021986010282" calcext:value-type="float">
            <text:p>5.4102198601</text:p>
          </table:table-cell>
          <table:table-cell table:formula="of:=COM.MICROSOFT.NORM.INV(RAND(); 0; 1)" office:value-type="float" office:value="0.0118371444191428" calcext:value-type="float">
            <text:p>0.0118371444</text:p>
          </table:table-cell>
          <table:table-cell table:formula="of:=NORMINV(RAND(); 62; 4)" office:value-type="float" office:value="57.1289290778991" calcext:value-type="float">
            <text:p>57.1289290779</text:p>
          </table:table-cell>
          <table:table-cell table:formula="of:=12 + 3 * [.D828] + 5 * [.C828]" office:value-type="float" office:value="183.445972955793" calcext:value-type="float">
            <text:p>183.4459729558</text:p>
          </table:table-cell>
          <table:table-cell/>
        </table:table-row>
        <table:table-row table:style-name="ro1">
          <table:table-cell table:formula="of:=RAND()" office:value-type="float" office:value="0.916926130186766" calcext:value-type="float">
            <text:p>0.9169261302</text:p>
          </table:table-cell>
          <table:table-cell table:formula="of:=NORMINV([.A829];10;3)" office:value-type="float" office:value="14.1540654742945" calcext:value-type="float">
            <text:p>14.1540654743</text:p>
          </table:table-cell>
          <table:table-cell table:formula="of:=COM.MICROSOFT.NORM.INV(RAND(); 0; 1)" office:value-type="float" office:value="1.81235300312952" calcext:value-type="float">
            <text:p>1.8123530031</text:p>
          </table:table-cell>
          <table:table-cell table:formula="of:=NORMINV(RAND(); 62; 4)" office:value-type="float" office:value="64.0758840004727" calcext:value-type="float">
            <text:p>64.0758840005</text:p>
          </table:table-cell>
          <table:table-cell table:formula="of:=12 + 3 * [.D829] + 5 * [.C829]" office:value-type="float" office:value="213.289417017066" calcext:value-type="float">
            <text:p>213.2894170171</text:p>
          </table:table-cell>
          <table:table-cell/>
        </table:table-row>
        <table:table-row table:style-name="ro1">
          <table:table-cell table:formula="of:=RAND()" office:value-type="float" office:value="0.879195803776383" calcext:value-type="float">
            <text:p>0.8791958038</text:p>
          </table:table-cell>
          <table:table-cell table:formula="of:=NORMINV([.A830];10;3)" office:value-type="float" office:value="13.5129282372702" calcext:value-type="float">
            <text:p>13.5129282373</text:p>
          </table:table-cell>
          <table:table-cell table:formula="of:=COM.MICROSOFT.NORM.INV(RAND(); 0; 1)" office:value-type="float" office:value="-0.549085484523178" calcext:value-type="float">
            <text:p>-0.5490854845</text:p>
          </table:table-cell>
          <table:table-cell table:formula="of:=NORMINV(RAND(); 62; 4)" office:value-type="float" office:value="69.4881383577877" calcext:value-type="float">
            <text:p>69.4881383578</text:p>
          </table:table-cell>
          <table:table-cell table:formula="of:=12 + 3 * [.D830] + 5 * [.C830]" office:value-type="float" office:value="217.718987650747" calcext:value-type="float">
            <text:p>217.7189876507</text:p>
          </table:table-cell>
          <table:table-cell/>
        </table:table-row>
        <table:table-row table:style-name="ro1">
          <table:table-cell table:formula="of:=RAND()" office:value-type="float" office:value="0.89537529530935" calcext:value-type="float">
            <text:p>0.8953752953</text:p>
          </table:table-cell>
          <table:table-cell table:formula="of:=NORMINV([.A831];10;3)" office:value-type="float" office:value="13.7668961192119" calcext:value-type="float">
            <text:p>13.7668961192</text:p>
          </table:table-cell>
          <table:table-cell table:formula="of:=COM.MICROSOFT.NORM.INV(RAND(); 0; 1)" office:value-type="float" office:value="0.274986705582243" calcext:value-type="float">
            <text:p>0.2749867056</text:p>
          </table:table-cell>
          <table:table-cell table:formula="of:=NORMINV(RAND(); 62; 4)" office:value-type="float" office:value="63.6154318267721" calcext:value-type="float">
            <text:p>63.6154318268</text:p>
          </table:table-cell>
          <table:table-cell table:formula="of:=12 + 3 * [.D831] + 5 * [.C831]" office:value-type="float" office:value="204.221229008228" calcext:value-type="float">
            <text:p>204.2212290082</text:p>
          </table:table-cell>
          <table:table-cell/>
        </table:table-row>
        <table:table-row table:style-name="ro1">
          <table:table-cell table:formula="of:=RAND()" office:value-type="float" office:value="0.997370367171243" calcext:value-type="float">
            <text:p>0.9973703672</text:p>
          </table:table-cell>
          <table:table-cell table:formula="of:=NORMINV([.A832];10;3)" office:value-type="float" office:value="18.3721284140346" calcext:value-type="float">
            <text:p>18.372128414</text:p>
          </table:table-cell>
          <table:table-cell table:formula="of:=COM.MICROSOFT.NORM.INV(RAND(); 0; 1)" office:value-type="float" office:value="0.49228594168599" calcext:value-type="float">
            <text:p>0.4922859417</text:p>
          </table:table-cell>
          <table:table-cell table:formula="of:=NORMINV(RAND(); 62; 4)" office:value-type="float" office:value="65.3561029240058" calcext:value-type="float">
            <text:p>65.356102924</text:p>
          </table:table-cell>
          <table:table-cell table:formula="of:=12 + 3 * [.D832] + 5 * [.C832]" office:value-type="float" office:value="210.529738480447" calcext:value-type="float">
            <text:p>210.5297384804</text:p>
          </table:table-cell>
          <table:table-cell/>
        </table:table-row>
        <table:table-row table:style-name="ro1">
          <table:table-cell table:formula="of:=RAND()" office:value-type="float" office:value="0.596624132245779" calcext:value-type="float">
            <text:p>0.5966241322</text:p>
          </table:table-cell>
          <table:table-cell table:formula="of:=NORMINV([.A833];10;3)" office:value-type="float" office:value="10.7338558980465" calcext:value-type="float">
            <text:p>10.733855898</text:p>
          </table:table-cell>
          <table:table-cell table:formula="of:=COM.MICROSOFT.NORM.INV(RAND(); 0; 1)" office:value-type="float" office:value="1.9545414199032" calcext:value-type="float">
            <text:p>1.9545414199</text:p>
          </table:table-cell>
          <table:table-cell table:formula="of:=NORMINV(RAND(); 62; 4)" office:value-type="float" office:value="68.4885683265108" calcext:value-type="float">
            <text:p>68.4885683265</text:p>
          </table:table-cell>
          <table:table-cell table:formula="of:=12 + 3 * [.D833] + 5 * [.C833]" office:value-type="float" office:value="227.238412079048" calcext:value-type="float">
            <text:p>227.238412079</text:p>
          </table:table-cell>
          <table:table-cell/>
        </table:table-row>
        <table:table-row table:style-name="ro1">
          <table:table-cell table:formula="of:=RAND()" office:value-type="float" office:value="0.353047196520492" calcext:value-type="float">
            <text:p>0.3530471965</text:p>
          </table:table-cell>
          <table:table-cell table:formula="of:=NORMINV([.A834];10;3)" office:value-type="float" office:value="8.86868022602222" calcext:value-type="float">
            <text:p>8.868680226</text:p>
          </table:table-cell>
          <table:table-cell table:formula="of:=COM.MICROSOFT.NORM.INV(RAND(); 0; 1)" office:value-type="float" office:value="0.982109043560075" calcext:value-type="float">
            <text:p>0.9821090436</text:p>
          </table:table-cell>
          <table:table-cell table:formula="of:=NORMINV(RAND(); 62; 4)" office:value-type="float" office:value="65.3078091701394" calcext:value-type="float">
            <text:p>65.3078091701</text:p>
          </table:table-cell>
          <table:table-cell table:formula="of:=12 + 3 * [.D834] + 5 * [.C834]" office:value-type="float" office:value="212.833972728219" calcext:value-type="float">
            <text:p>212.8339727282</text:p>
          </table:table-cell>
          <table:table-cell/>
        </table:table-row>
        <table:table-row table:style-name="ro1">
          <table:table-cell table:formula="of:=RAND()" office:value-type="float" office:value="0.992244913708419" calcext:value-type="float">
            <text:p>0.9922449137</text:p>
          </table:table-cell>
          <table:table-cell table:formula="of:=NORMINV([.A835];10;3)" office:value-type="float" office:value="17.2607266073612" calcext:value-type="float">
            <text:p>17.2607266074</text:p>
          </table:table-cell>
          <table:table-cell table:formula="of:=COM.MICROSOFT.NORM.INV(RAND(); 0; 1)" office:value-type="float" office:value="0.127322554923233" calcext:value-type="float">
            <text:p>0.1273225549</text:p>
          </table:table-cell>
          <table:table-cell table:formula="of:=NORMINV(RAND(); 62; 4)" office:value-type="float" office:value="66.8213907239497" calcext:value-type="float">
            <text:p>66.8213907239</text:p>
          </table:table-cell>
          <table:table-cell table:formula="of:=12 + 3 * [.D835] + 5 * [.C835]" office:value-type="float" office:value="213.100784946465" calcext:value-type="float">
            <text:p>213.1007849465</text:p>
          </table:table-cell>
          <table:table-cell/>
        </table:table-row>
        <table:table-row table:style-name="ro1">
          <table:table-cell table:formula="of:=RAND()" office:value-type="float" office:value="0.824730968102813" calcext:value-type="float">
            <text:p>0.8247309681</text:p>
          </table:table-cell>
          <table:table-cell table:formula="of:=NORMINV([.A836];10;3)" office:value-type="float" office:value="12.800638393577" calcext:value-type="float">
            <text:p>12.8006383936</text:p>
          </table:table-cell>
          <table:table-cell table:formula="of:=COM.MICROSOFT.NORM.INV(RAND(); 0; 1)" office:value-type="float" office:value="-0.865980636770174" calcext:value-type="float">
            <text:p>-0.8659806368</text:p>
          </table:table-cell>
          <table:table-cell table:formula="of:=NORMINV(RAND(); 62; 4)" office:value-type="float" office:value="63.4147764594273" calcext:value-type="float">
            <text:p>63.4147764594</text:p>
          </table:table-cell>
          <table:table-cell table:formula="of:=12 + 3 * [.D836] + 5 * [.C836]" office:value-type="float" office:value="197.914426194431" calcext:value-type="float">
            <text:p>197.9144261944</text:p>
          </table:table-cell>
          <table:table-cell/>
        </table:table-row>
        <table:table-row table:style-name="ro1">
          <table:table-cell table:formula="of:=RAND()" office:value-type="float" office:value="0.799540147650987" calcext:value-type="float">
            <text:p>0.7995401477</text:p>
          </table:table-cell>
          <table:table-cell table:formula="of:=NORMINV([.A837];10;3)" office:value-type="float" office:value="12.5199394417815" calcext:value-type="float">
            <text:p>12.5199394418</text:p>
          </table:table-cell>
          <table:table-cell table:formula="of:=COM.MICROSOFT.NORM.INV(RAND(); 0; 1)" office:value-type="float" office:value="1.5508522918219" calcext:value-type="float">
            <text:p>1.5508522918</text:p>
          </table:table-cell>
          <table:table-cell table:formula="of:=NORMINV(RAND(); 62; 4)" office:value-type="float" office:value="62.5835779152733" calcext:value-type="float">
            <text:p>62.5835779153</text:p>
          </table:table-cell>
          <table:table-cell table:formula="of:=12 + 3 * [.D837] + 5 * [.C837]" office:value-type="float" office:value="207.504995204929" calcext:value-type="float">
            <text:p>207.5049952049</text:p>
          </table:table-cell>
          <table:table-cell/>
        </table:table-row>
        <table:table-row table:style-name="ro1">
          <table:table-cell table:formula="of:=RAND()" office:value-type="float" office:value="0.926938156364486" calcext:value-type="float">
            <text:p>0.9269381564</text:p>
          </table:table-cell>
          <table:table-cell table:formula="of:=NORMINV([.A838];10;3)" office:value-type="float" office:value="14.3600815033649" calcext:value-type="float">
            <text:p>14.3600815034</text:p>
          </table:table-cell>
          <table:table-cell table:formula="of:=COM.MICROSOFT.NORM.INV(RAND(); 0; 1)" office:value-type="float" office:value="0.8764767515986" calcext:value-type="float">
            <text:p>0.8764767516</text:p>
          </table:table-cell>
          <table:table-cell table:formula="of:=NORMINV(RAND(); 62; 4)" office:value-type="float" office:value="59.6250095320387" calcext:value-type="float">
            <text:p>59.625009532</text:p>
          </table:table-cell>
          <table:table-cell table:formula="of:=12 + 3 * [.D838] + 5 * [.C838]" office:value-type="float" office:value="195.257412354109" calcext:value-type="float">
            <text:p>195.2574123541</text:p>
          </table:table-cell>
          <table:table-cell/>
        </table:table-row>
        <table:table-row table:style-name="ro1">
          <table:table-cell table:formula="of:=RAND()" office:value-type="float" office:value="0.0171265555545688" calcext:value-type="float">
            <text:p>0.0171265556</text:p>
          </table:table-cell>
          <table:table-cell table:formula="of:=NORMINV([.A839];10;3)" office:value-type="float" office:value="3.64876185016893" calcext:value-type="float">
            <text:p>3.6487618502</text:p>
          </table:table-cell>
          <table:table-cell table:formula="of:=COM.MICROSOFT.NORM.INV(RAND(); 0; 1)" office:value-type="float" office:value="0.238864379247356" calcext:value-type="float">
            <text:p>0.2388643792</text:p>
          </table:table-cell>
          <table:table-cell table:formula="of:=NORMINV(RAND(); 62; 4)" office:value-type="float" office:value="64.1953608774454" calcext:value-type="float">
            <text:p>64.1953608774</text:p>
          </table:table-cell>
          <table:table-cell table:formula="of:=12 + 3 * [.D839] + 5 * [.C839]" office:value-type="float" office:value="205.780404528573" calcext:value-type="float">
            <text:p>205.7804045286</text:p>
          </table:table-cell>
          <table:table-cell/>
        </table:table-row>
        <table:table-row table:style-name="ro1">
          <table:table-cell table:formula="of:=RAND()" office:value-type="float" office:value="0.439034375129268" calcext:value-type="float">
            <text:p>0.4390343751</text:p>
          </table:table-cell>
          <table:table-cell table:formula="of:=NORMINV([.A840];10;3)" office:value-type="float" office:value="9.53974637772725" calcext:value-type="float">
            <text:p>9.5397463777</text:p>
          </table:table-cell>
          <table:table-cell table:formula="of:=COM.MICROSOFT.NORM.INV(RAND(); 0; 1)" office:value-type="float" office:value="-1.15306386781876" calcext:value-type="float">
            <text:p>-1.1530638678</text:p>
          </table:table-cell>
          <table:table-cell table:formula="of:=NORMINV(RAND(); 62; 4)" office:value-type="float" office:value="62.4078252713498" calcext:value-type="float">
            <text:p>62.4078252713</text:p>
          </table:table-cell>
          <table:table-cell table:formula="of:=12 + 3 * [.D840] + 5 * [.C840]" office:value-type="float" office:value="193.458156474955" calcext:value-type="float">
            <text:p>193.458156475</text:p>
          </table:table-cell>
          <table:table-cell/>
        </table:table-row>
        <table:table-row table:style-name="ro1">
          <table:table-cell table:formula="of:=RAND()" office:value-type="float" office:value="0.516308194259182" calcext:value-type="float">
            <text:p>0.5163081943</text:p>
          </table:table-cell>
          <table:table-cell table:formula="of:=NORMINV([.A841];10;3)" office:value-type="float" office:value="10.1226699177529" calcext:value-type="float">
            <text:p>10.1226699178</text:p>
          </table:table-cell>
          <table:table-cell table:formula="of:=COM.MICROSOFT.NORM.INV(RAND(); 0; 1)" office:value-type="float" office:value="-0.072969934190835" calcext:value-type="float">
            <text:p>-0.0729699342</text:p>
          </table:table-cell>
          <table:table-cell table:formula="of:=NORMINV(RAND(); 62; 4)" office:value-type="float" office:value="66.1864670831765" calcext:value-type="float">
            <text:p>66.1864670832</text:p>
          </table:table-cell>
          <table:table-cell table:formula="of:=12 + 3 * [.D841] + 5 * [.C841]" office:value-type="float" office:value="210.194551578575" calcext:value-type="float">
            <text:p>210.1945515786</text:p>
          </table:table-cell>
          <table:table-cell/>
        </table:table-row>
        <table:table-row table:style-name="ro1">
          <table:table-cell table:formula="of:=RAND()" office:value-type="float" office:value="0.605235245078802" calcext:value-type="float">
            <text:p>0.6052352451</text:p>
          </table:table-cell>
          <table:table-cell table:formula="of:=NORMINV([.A842];10;3)" office:value-type="float" office:value="10.8007648607369" calcext:value-type="float">
            <text:p>10.8007648607</text:p>
          </table:table-cell>
          <table:table-cell table:formula="of:=COM.MICROSOFT.NORM.INV(RAND(); 0; 1)" office:value-type="float" office:value="0.880007682274602" calcext:value-type="float">
            <text:p>0.8800076823</text:p>
          </table:table-cell>
          <table:table-cell table:formula="of:=NORMINV(RAND(); 62; 4)" office:value-type="float" office:value="59.6105309859317" calcext:value-type="float">
            <text:p>59.6105309859</text:p>
          </table:table-cell>
          <table:table-cell table:formula="of:=12 + 3 * [.D842] + 5 * [.C842]" office:value-type="float" office:value="195.231631369168" calcext:value-type="float">
            <text:p>195.2316313692</text:p>
          </table:table-cell>
          <table:table-cell/>
        </table:table-row>
        <table:table-row table:style-name="ro1">
          <table:table-cell table:formula="of:=RAND()" office:value-type="float" office:value="0.0233934486750513" calcext:value-type="float">
            <text:p>0.0233934487</text:p>
          </table:table-cell>
          <table:table-cell table:formula="of:=NORMINV([.A843];10;3)" office:value-type="float" office:value="4.03532733686793" calcext:value-type="float">
            <text:p>4.0353273369</text:p>
          </table:table-cell>
          <table:table-cell table:formula="of:=COM.MICROSOFT.NORM.INV(RAND(); 0; 1)" office:value-type="float" office:value="2.01174798376729" calcext:value-type="float">
            <text:p>2.0117479838</text:p>
          </table:table-cell>
          <table:table-cell table:formula="of:=NORMINV(RAND(); 62; 4)" office:value-type="float" office:value="61.2611213812975" calcext:value-type="float">
            <text:p>61.2611213813</text:p>
          </table:table-cell>
          <table:table-cell table:formula="of:=12 + 3 * [.D843] + 5 * [.C843]" office:value-type="float" office:value="205.842104062729" calcext:value-type="float">
            <text:p>205.8421040627</text:p>
          </table:table-cell>
          <table:table-cell/>
        </table:table-row>
        <table:table-row table:style-name="ro1">
          <table:table-cell table:formula="of:=RAND()" office:value-type="float" office:value="0.0753697296604514" calcext:value-type="float">
            <text:p>0.0753697297</text:p>
          </table:table-cell>
          <table:table-cell table:formula="of:=NORMINV([.A844];10;3)" office:value-type="float" office:value="5.68922662431208" calcext:value-type="float">
            <text:p>5.6892266243</text:p>
          </table:table-cell>
          <table:table-cell table:formula="of:=COM.MICROSOFT.NORM.INV(RAND(); 0; 1)" office:value-type="float" office:value="0.533640187491457" calcext:value-type="float">
            <text:p>0.5336401875</text:p>
          </table:table-cell>
          <table:table-cell table:formula="of:=NORMINV(RAND(); 62; 4)" office:value-type="float" office:value="57.0602351027603" calcext:value-type="float">
            <text:p>57.0602351028</text:p>
          </table:table-cell>
          <table:table-cell table:formula="of:=12 + 3 * [.D844] + 5 * [.C844]" office:value-type="float" office:value="185.848906245738" calcext:value-type="float">
            <text:p>185.8489062457</text:p>
          </table:table-cell>
          <table:table-cell/>
        </table:table-row>
        <table:table-row table:style-name="ro1">
          <table:table-cell table:formula="of:=RAND()" office:value-type="float" office:value="0.7307277941145" calcext:value-type="float">
            <text:p>0.7307277941</text:p>
          </table:table-cell>
          <table:table-cell table:formula="of:=NORMINV([.A845];10;3)" office:value-type="float" office:value="11.8450468290973" calcext:value-type="float">
            <text:p>11.8450468291</text:p>
          </table:table-cell>
          <table:table-cell table:formula="of:=COM.MICROSOFT.NORM.INV(RAND(); 0; 1)" office:value-type="float" office:value="0.156228233723966" calcext:value-type="float">
            <text:p>0.1562282337</text:p>
          </table:table-cell>
          <table:table-cell table:formula="of:=NORMINV(RAND(); 62; 4)" office:value-type="float" office:value="59.1140336396856" calcext:value-type="float">
            <text:p>59.1140336397</text:p>
          </table:table-cell>
          <table:table-cell table:formula="of:=12 + 3 * [.D845] + 5 * [.C845]" office:value-type="float" office:value="190.123242087676" calcext:value-type="float">
            <text:p>190.1232420877</text:p>
          </table:table-cell>
          <table:table-cell/>
        </table:table-row>
        <table:table-row table:style-name="ro1">
          <table:table-cell table:formula="of:=RAND()" office:value-type="float" office:value="0.75323748937808" calcext:value-type="float">
            <text:p>0.7532374894</text:p>
          </table:table-cell>
          <table:table-cell table:formula="of:=NORMINV([.A846];10;3)" office:value-type="float" office:value="12.0541391082846" calcext:value-type="float">
            <text:p>12.0541391083</text:p>
          </table:table-cell>
          <table:table-cell table:formula="of:=COM.MICROSOFT.NORM.INV(RAND(); 0; 1)" office:value-type="float" office:value="0.966972721599744" calcext:value-type="float">
            <text:p>0.9669727216</text:p>
          </table:table-cell>
          <table:table-cell table:formula="of:=NORMINV(RAND(); 62; 4)" office:value-type="float" office:value="58.7338007056919" calcext:value-type="float">
            <text:p>58.7338007057</text:p>
          </table:table-cell>
          <table:table-cell table:formula="of:=12 + 3 * [.D846] + 5 * [.C846]" office:value-type="float" office:value="193.036265725074" calcext:value-type="float">
            <text:p>193.0362657251</text:p>
          </table:table-cell>
          <table:table-cell/>
        </table:table-row>
        <table:table-row table:style-name="ro1">
          <table:table-cell table:formula="of:=RAND()" office:value-type="float" office:value="0.514675891958177" calcext:value-type="float">
            <text:p>0.514675892</text:p>
          </table:table-cell>
          <table:table-cell table:formula="of:=NORMINV([.A847];10;3)" office:value-type="float" office:value="10.1103859206395" calcext:value-type="float">
            <text:p>10.1103859206</text:p>
          </table:table-cell>
          <table:table-cell table:formula="of:=COM.MICROSOFT.NORM.INV(RAND(); 0; 1)" office:value-type="float" office:value="0.327476725562033" calcext:value-type="float">
            <text:p>0.3274767256</text:p>
          </table:table-cell>
          <table:table-cell table:formula="of:=NORMINV(RAND(); 62; 4)" office:value-type="float" office:value="64.3469065028112" calcext:value-type="float">
            <text:p>64.3469065028</text:p>
          </table:table-cell>
          <table:table-cell table:formula="of:=12 + 3 * [.D847] + 5 * [.C847]" office:value-type="float" office:value="206.678103136244" calcext:value-type="float">
            <text:p>206.6781031362</text:p>
          </table:table-cell>
          <table:table-cell/>
        </table:table-row>
        <table:table-row table:style-name="ro1">
          <table:table-cell table:formula="of:=RAND()" office:value-type="float" office:value="0.344944474287331" calcext:value-type="float">
            <text:p>0.3449444743</text:p>
          </table:table-cell>
          <table:table-cell table:formula="of:=NORMINV([.A848];10;3)" office:value-type="float" office:value="8.80298267306457" calcext:value-type="float">
            <text:p>8.8029826731</text:p>
          </table:table-cell>
          <table:table-cell table:formula="of:=COM.MICROSOFT.NORM.INV(RAND(); 0; 1)" office:value-type="float" office:value="-3.06827905400577" calcext:value-type="float">
            <text:p>-3.068279054</text:p>
          </table:table-cell>
          <table:table-cell table:formula="of:=NORMINV(RAND(); 62; 4)" office:value-type="float" office:value="58.6483774868472" calcext:value-type="float">
            <text:p>58.6483774868</text:p>
          </table:table-cell>
          <table:table-cell table:formula="of:=12 + 3 * [.D848] + 5 * [.C848]" office:value-type="float" office:value="172.603737190513" calcext:value-type="float">
            <text:p>172.6037371905</text:p>
          </table:table-cell>
          <table:table-cell/>
        </table:table-row>
        <table:table-row table:style-name="ro1">
          <table:table-cell table:formula="of:=RAND()" office:value-type="float" office:value="0.773557696025819" calcext:value-type="float">
            <text:p>0.773557696</text:p>
          </table:table-cell>
          <table:table-cell table:formula="of:=NORMINV([.A849];10;3)" office:value-type="float" office:value="12.2518439195827" calcext:value-type="float">
            <text:p>12.2518439196</text:p>
          </table:table-cell>
          <table:table-cell table:formula="of:=COM.MICROSOFT.NORM.INV(RAND(); 0; 1)" office:value-type="float" office:value="-0.417052639053509" calcext:value-type="float">
            <text:p>-0.4170526391</text:p>
          </table:table-cell>
          <table:table-cell table:formula="of:=NORMINV(RAND(); 62; 4)" office:value-type="float" office:value="56.9530225183022" calcext:value-type="float">
            <text:p>56.9530225183</text:p>
          </table:table-cell>
          <table:table-cell table:formula="of:=12 + 3 * [.D849] + 5 * [.C849]" office:value-type="float" office:value="180.773804359639" calcext:value-type="float">
            <text:p>180.7738043596</text:p>
          </table:table-cell>
          <table:table-cell/>
        </table:table-row>
        <table:table-row table:style-name="ro1">
          <table:table-cell table:formula="of:=RAND()" office:value-type="float" office:value="0.819051138358191" calcext:value-type="float">
            <text:p>0.8190511384</text:p>
          </table:table-cell>
          <table:table-cell table:formula="of:=NORMINV([.A850];10;3)" office:value-type="float" office:value="12.735264889604" calcext:value-type="float">
            <text:p>12.7352648896</text:p>
          </table:table-cell>
          <table:table-cell table:formula="of:=COM.MICROSOFT.NORM.INV(RAND(); 0; 1)" office:value-type="float" office:value="0.0435550692240337" calcext:value-type="float">
            <text:p>0.0435550692</text:p>
          </table:table-cell>
          <table:table-cell table:formula="of:=NORMINV(RAND(); 62; 4)" office:value-type="float" office:value="63.1725592495056" calcext:value-type="float">
            <text:p>63.1725592495</text:p>
          </table:table-cell>
          <table:table-cell table:formula="of:=12 + 3 * [.D850] + 5 * [.C850]" office:value-type="float" office:value="201.735453094637" calcext:value-type="float">
            <text:p>201.7354530946</text:p>
          </table:table-cell>
          <table:table-cell/>
        </table:table-row>
        <table:table-row table:style-name="ro1">
          <table:table-cell table:formula="of:=RAND()" office:value-type="float" office:value="0.07027991511859" calcext:value-type="float">
            <text:p>0.0702799151</text:p>
          </table:table-cell>
          <table:table-cell table:formula="of:=NORMINV([.A851];10;3)" office:value-type="float" office:value="5.5788715704353" calcext:value-type="float">
            <text:p>5.5788715704</text:p>
          </table:table-cell>
          <table:table-cell table:formula="of:=COM.MICROSOFT.NORM.INV(RAND(); 0; 1)" office:value-type="float" office:value="0.393047504105653" calcext:value-type="float">
            <text:p>0.3930475041</text:p>
          </table:table-cell>
          <table:table-cell table:formula="of:=NORMINV(RAND(); 62; 4)" office:value-type="float" office:value="56.3450486773765" calcext:value-type="float">
            <text:p>56.3450486774</text:p>
          </table:table-cell>
          <table:table-cell table:formula="of:=12 + 3 * [.D851] + 5 * [.C851]" office:value-type="float" office:value="183.000383552658" calcext:value-type="float">
            <text:p>183.0003835527</text:p>
          </table:table-cell>
          <table:table-cell/>
        </table:table-row>
        <table:table-row table:style-name="ro1">
          <table:table-cell table:formula="of:=RAND()" office:value-type="float" office:value="0.703022845322266" calcext:value-type="float">
            <text:p>0.7030228453</text:p>
          </table:table-cell>
          <table:table-cell table:formula="of:=NORMINV([.A852];10;3)" office:value-type="float" office:value="11.5993435560986" calcext:value-type="float">
            <text:p>11.5993435561</text:p>
          </table:table-cell>
          <table:table-cell table:formula="of:=COM.MICROSOFT.NORM.INV(RAND(); 0; 1)" office:value-type="float" office:value="-0.333088931733356" calcext:value-type="float">
            <text:p>-0.3330889317</text:p>
          </table:table-cell>
          <table:table-cell table:formula="of:=NORMINV(RAND(); 62; 4)" office:value-type="float" office:value="51.0304618695473" calcext:value-type="float">
            <text:p>51.0304618695</text:p>
          </table:table-cell>
          <table:table-cell table:formula="of:=12 + 3 * [.D852] + 5 * [.C852]" office:value-type="float" office:value="163.425940949975" calcext:value-type="float">
            <text:p>163.42594095</text:p>
          </table:table-cell>
          <table:table-cell/>
        </table:table-row>
        <table:table-row table:style-name="ro1">
          <table:table-cell table:formula="of:=RAND()" office:value-type="float" office:value="0.449959327699617" calcext:value-type="float">
            <text:p>0.4499593277</text:p>
          </table:table-cell>
          <table:table-cell table:formula="of:=NORMINV([.A853];10;3)" office:value-type="float" office:value="9.62270768205925" calcext:value-type="float">
            <text:p>9.6227076821</text:p>
          </table:table-cell>
          <table:table-cell table:formula="of:=COM.MICROSOFT.NORM.INV(RAND(); 0; 1)" office:value-type="float" office:value="0.522367417886348" calcext:value-type="float">
            <text:p>0.5223674179</text:p>
          </table:table-cell>
          <table:table-cell table:formula="of:=NORMINV(RAND(); 62; 4)" office:value-type="float" office:value="62.6827988849849" calcext:value-type="float">
            <text:p>62.682798885</text:p>
          </table:table-cell>
          <table:table-cell table:formula="of:=12 + 3 * [.D853] + 5 * [.C853]" office:value-type="float" office:value="202.660233744386" calcext:value-type="float">
            <text:p>202.6602337444</text:p>
          </table:table-cell>
          <table:table-cell/>
        </table:table-row>
        <table:table-row table:style-name="ro1">
          <table:table-cell table:formula="of:=RAND()" office:value-type="float" office:value="0.0295104512479156" calcext:value-type="float">
            <text:p>0.0295104512</text:p>
          </table:table-cell>
          <table:table-cell table:formula="of:=NORMINV([.A854];10;3)" office:value-type="float" office:value="4.33588719127272" calcext:value-type="float">
            <text:p>4.3358871913</text:p>
          </table:table-cell>
          <table:table-cell table:formula="of:=COM.MICROSOFT.NORM.INV(RAND(); 0; 1)" office:value-type="float" office:value="-2.06488107088065" calcext:value-type="float">
            <text:p>-2.0648810709</text:p>
          </table:table-cell>
          <table:table-cell table:formula="of:=NORMINV(RAND(); 62; 4)" office:value-type="float" office:value="59.6630095535036" calcext:value-type="float">
            <text:p>59.6630095535</text:p>
          </table:table-cell>
          <table:table-cell table:formula="of:=12 + 3 * [.D854] + 5 * [.C854]" office:value-type="float" office:value="180.664623306108" calcext:value-type="float">
            <text:p>180.6646233061</text:p>
          </table:table-cell>
          <table:table-cell/>
        </table:table-row>
        <table:table-row table:style-name="ro1">
          <table:table-cell table:formula="of:=RAND()" office:value-type="float" office:value="0.41350272949785" calcext:value-type="float">
            <text:p>0.4135027295</text:p>
          </table:table-cell>
          <table:table-cell table:formula="of:=NORMINV([.A855];10;3)" office:value-type="float" office:value="9.34436869050983" calcext:value-type="float">
            <text:p>9.3443686905</text:p>
          </table:table-cell>
          <table:table-cell table:formula="of:=COM.MICROSOFT.NORM.INV(RAND(); 0; 1)" office:value-type="float" office:value="0.376486427112785" calcext:value-type="float">
            <text:p>0.3764864271</text:p>
          </table:table-cell>
          <table:table-cell table:formula="of:=NORMINV(RAND(); 62; 4)" office:value-type="float" office:value="56.4723107980997" calcext:value-type="float">
            <text:p>56.4723107981</text:p>
          </table:table-cell>
          <table:table-cell table:formula="of:=12 + 3 * [.D855] + 5 * [.C855]" office:value-type="float" office:value="183.299364529863" calcext:value-type="float">
            <text:p>183.2993645299</text:p>
          </table:table-cell>
          <table:table-cell/>
        </table:table-row>
        <table:table-row table:style-name="ro1">
          <table:table-cell table:formula="of:=RAND()" office:value-type="float" office:value="0.421867928467691" calcext:value-type="float">
            <text:p>0.4218679285</text:p>
          </table:table-cell>
          <table:table-cell table:formula="of:=NORMINV([.A856];10;3)" office:value-type="float" office:value="9.4086485269016" calcext:value-type="float">
            <text:p>9.4086485269</text:p>
          </table:table-cell>
          <table:table-cell table:formula="of:=COM.MICROSOFT.NORM.INV(RAND(); 0; 1)" office:value-type="float" office:value="1.10254281532719" calcext:value-type="float">
            <text:p>1.1025428153</text:p>
          </table:table-cell>
          <table:table-cell table:formula="of:=NORMINV(RAND(); 62; 4)" office:value-type="float" office:value="60.0060041739881" calcext:value-type="float">
            <text:p>60.006004174</text:p>
          </table:table-cell>
          <table:table-cell table:formula="of:=12 + 3 * [.D856] + 5 * [.C856]" office:value-type="float" office:value="197.5307265986" calcext:value-type="float">
            <text:p>197.5307265986</text:p>
          </table:table-cell>
          <table:table-cell/>
        </table:table-row>
        <table:table-row table:style-name="ro1">
          <table:table-cell table:formula="of:=RAND()" office:value-type="float" office:value="0.826097729615867" calcext:value-type="float">
            <text:p>0.8260977296</text:p>
          </table:table-cell>
          <table:table-cell table:formula="of:=NORMINV([.A857];10;3)" office:value-type="float" office:value="12.816568828031" calcext:value-type="float">
            <text:p>12.816568828</text:p>
          </table:table-cell>
          <table:table-cell table:formula="of:=COM.MICROSOFT.NORM.INV(RAND(); 0; 1)" office:value-type="float" office:value="-2.9576607419228" calcext:value-type="float">
            <text:p>-2.9576607419</text:p>
          </table:table-cell>
          <table:table-cell table:formula="of:=NORMINV(RAND(); 62; 4)" office:value-type="float" office:value="62.6390145270401" calcext:value-type="float">
            <text:p>62.639014527</text:p>
          </table:table-cell>
          <table:table-cell table:formula="of:=12 + 3 * [.D857] + 5 * [.C857]" office:value-type="float" office:value="185.128739871506" calcext:value-type="float">
            <text:p>185.1287398715</text:p>
          </table:table-cell>
          <table:table-cell/>
        </table:table-row>
        <table:table-row table:style-name="ro1">
          <table:table-cell table:formula="of:=RAND()" office:value-type="float" office:value="0.270409323275089" calcext:value-type="float">
            <text:p>0.2704093233</text:p>
          </table:table-cell>
          <table:table-cell table:formula="of:=NORMINV([.A858];10;3)" office:value-type="float" office:value="8.16527347581345" calcext:value-type="float">
            <text:p>8.1652734758</text:p>
          </table:table-cell>
          <table:table-cell table:formula="of:=COM.MICROSOFT.NORM.INV(RAND(); 0; 1)" office:value-type="float" office:value="0.589559244937645" calcext:value-type="float">
            <text:p>0.5895592449</text:p>
          </table:table-cell>
          <table:table-cell table:formula="of:=NORMINV(RAND(); 62; 4)" office:value-type="float" office:value="57.7771304211551" calcext:value-type="float">
            <text:p>57.7771304212</text:p>
          </table:table-cell>
          <table:table-cell table:formula="of:=12 + 3 * [.D858] + 5 * [.C858]" office:value-type="float" office:value="188.279187488153" calcext:value-type="float">
            <text:p>188.2791874882</text:p>
          </table:table-cell>
          <table:table-cell/>
        </table:table-row>
        <table:table-row table:style-name="ro1">
          <table:table-cell table:formula="of:=RAND()" office:value-type="float" office:value="0.443396307062358" calcext:value-type="float">
            <text:p>0.4433963071</text:p>
          </table:table-cell>
          <table:table-cell table:formula="of:=NORMINV([.A859];10;3)" office:value-type="float" office:value="9.57290844658817" calcext:value-type="float">
            <text:p>9.5729084466</text:p>
          </table:table-cell>
          <table:table-cell table:formula="of:=COM.MICROSOFT.NORM.INV(RAND(); 0; 1)" office:value-type="float" office:value="0.193116859626166" calcext:value-type="float">
            <text:p>0.1931168596</text:p>
          </table:table-cell>
          <table:table-cell table:formula="of:=NORMINV(RAND(); 62; 4)" office:value-type="float" office:value="64.0482975271654" calcext:value-type="float">
            <text:p>64.0482975272</text:p>
          </table:table-cell>
          <table:table-cell table:formula="of:=12 + 3 * [.D859] + 5 * [.C859]" office:value-type="float" office:value="205.110476879627" calcext:value-type="float">
            <text:p>205.1104768796</text:p>
          </table:table-cell>
          <table:table-cell/>
        </table:table-row>
        <table:table-row table:style-name="ro1">
          <table:table-cell table:formula="of:=RAND()" office:value-type="float" office:value="0.950083228759468" calcext:value-type="float">
            <text:p>0.9500832288</text:p>
          </table:table-cell>
          <table:table-cell table:formula="of:=NORMINV([.A860];10;3)" office:value-type="float" office:value="14.9369834397724" calcext:value-type="float">
            <text:p>14.9369834398</text:p>
          </table:table-cell>
          <table:table-cell table:formula="of:=COM.MICROSOFT.NORM.INV(RAND(); 0; 1)" office:value-type="float" office:value="-0.904372838296165" calcext:value-type="float">
            <text:p>-0.9043728383</text:p>
          </table:table-cell>
          <table:table-cell table:formula="of:=NORMINV(RAND(); 62; 4)" office:value-type="float" office:value="60.4880249899345" calcext:value-type="float">
            <text:p>60.4880249899</text:p>
          </table:table-cell>
          <table:table-cell table:formula="of:=12 + 3 * [.D860] + 5 * [.C860]" office:value-type="float" office:value="188.942210778323" calcext:value-type="float">
            <text:p>188.9422107783</text:p>
          </table:table-cell>
          <table:table-cell/>
        </table:table-row>
        <table:table-row table:style-name="ro1">
          <table:table-cell table:formula="of:=RAND()" office:value-type="float" office:value="0.30342754884623" calcext:value-type="float">
            <text:p>0.3034275488</text:p>
          </table:table-cell>
          <table:table-cell table:formula="of:=NORMINV([.A861];10;3)" office:value-type="float" office:value="8.45629671458073" calcext:value-type="float">
            <text:p>8.4562967146</text:p>
          </table:table-cell>
          <table:table-cell table:formula="of:=COM.MICROSOFT.NORM.INV(RAND(); 0; 1)" office:value-type="float" office:value="-0.11068373885016" calcext:value-type="float">
            <text:p>-0.1106837389</text:p>
          </table:table-cell>
          <table:table-cell table:formula="of:=NORMINV(RAND(); 62; 4)" office:value-type="float" office:value="66.1589830522012" calcext:value-type="float">
            <text:p>66.1589830522</text:p>
          </table:table-cell>
          <table:table-cell table:formula="of:=12 + 3 * [.D861] + 5 * [.C861]" office:value-type="float" office:value="209.923530462353" calcext:value-type="float">
            <text:p>209.9235304624</text:p>
          </table:table-cell>
          <table:table-cell/>
        </table:table-row>
        <table:table-row table:style-name="ro1">
          <table:table-cell table:formula="of:=RAND()" office:value-type="float" office:value="0.0893456952180713" calcext:value-type="float">
            <text:p>0.0893456952</text:p>
          </table:table-cell>
          <table:table-cell table:formula="of:=NORMINV([.A862];10;3)" office:value-type="float" office:value="5.96561448958685" calcext:value-type="float">
            <text:p>5.9656144896</text:p>
          </table:table-cell>
          <table:table-cell table:formula="of:=COM.MICROSOFT.NORM.INV(RAND(); 0; 1)" office:value-type="float" office:value="0.517737849411595" calcext:value-type="float">
            <text:p>0.5177378494</text:p>
          </table:table-cell>
          <table:table-cell table:formula="of:=NORMINV(RAND(); 62; 4)" office:value-type="float" office:value="55.7199979675977" calcext:value-type="float">
            <text:p>55.7199979676</text:p>
          </table:table-cell>
          <table:table-cell table:formula="of:=12 + 3 * [.D862] + 5 * [.C862]" office:value-type="float" office:value="181.748683149851" calcext:value-type="float">
            <text:p>181.7486831499</text:p>
          </table:table-cell>
          <table:table-cell/>
        </table:table-row>
        <table:table-row table:style-name="ro1">
          <table:table-cell table:formula="of:=RAND()" office:value-type="float" office:value="0.442799429176375" calcext:value-type="float">
            <text:p>0.4427994292</text:p>
          </table:table-cell>
          <table:table-cell table:formula="of:=NORMINV([.A863];10;3)" office:value-type="float" office:value="9.56837378800256" calcext:value-type="float">
            <text:p>9.568373788</text:p>
          </table:table-cell>
          <table:table-cell table:formula="of:=COM.MICROSOFT.NORM.INV(RAND(); 0; 1)" office:value-type="float" office:value="-0.279566066361767" calcext:value-type="float">
            <text:p>-0.2795660664</text:p>
          </table:table-cell>
          <table:table-cell table:formula="of:=NORMINV(RAND(); 62; 4)" office:value-type="float" office:value="62.737598260051" calcext:value-type="float">
            <text:p>62.7375982601</text:p>
          </table:table-cell>
          <table:table-cell table:formula="of:=12 + 3 * [.D863] + 5 * [.C863]" office:value-type="float" office:value="198.814964448344" calcext:value-type="float">
            <text:p>198.8149644483</text:p>
          </table:table-cell>
          <table:table-cell/>
        </table:table-row>
        <table:table-row table:style-name="ro1">
          <table:table-cell table:formula="of:=RAND()" office:value-type="float" office:value="0.92005126690492" calcext:value-type="float">
            <text:p>0.9200512669</text:p>
          </table:table-cell>
          <table:table-cell table:formula="of:=NORMINV([.A864];10;3)" office:value-type="float" office:value="14.2162494686845" calcext:value-type="float">
            <text:p>14.2162494687</text:p>
          </table:table-cell>
          <table:table-cell table:formula="of:=COM.MICROSOFT.NORM.INV(RAND(); 0; 1)" office:value-type="float" office:value="-0.0954868231618166" calcext:value-type="float">
            <text:p>-0.0954868232</text:p>
          </table:table-cell>
          <table:table-cell table:formula="of:=NORMINV(RAND(); 62; 4)" office:value-type="float" office:value="57.8774116998908" calcext:value-type="float">
            <text:p>57.8774116999</text:p>
          </table:table-cell>
          <table:table-cell table:formula="of:=12 + 3 * [.D864] + 5 * [.C864]" office:value-type="float" office:value="185.154800983863" calcext:value-type="float">
            <text:p>185.1548009839</text:p>
          </table:table-cell>
          <table:table-cell/>
        </table:table-row>
        <table:table-row table:style-name="ro1">
          <table:table-cell table:formula="of:=RAND()" office:value-type="float" office:value="0.13110162736848" calcext:value-type="float">
            <text:p>0.1311016274</text:p>
          </table:table-cell>
          <table:table-cell table:formula="of:=NORMINV([.A865];10;3)" office:value-type="float" office:value="6.63640363043959" calcext:value-type="float">
            <text:p>6.6364036304</text:p>
          </table:table-cell>
          <table:table-cell table:formula="of:=COM.MICROSOFT.NORM.INV(RAND(); 0; 1)" office:value-type="float" office:value="0.25331369060549" calcext:value-type="float">
            <text:p>0.2533136906</text:p>
          </table:table-cell>
          <table:table-cell table:formula="of:=NORMINV(RAND(); 62; 4)" office:value-type="float" office:value="64.5350688775437" calcext:value-type="float">
            <text:p>64.5350688775</text:p>
          </table:table-cell>
          <table:table-cell table:formula="of:=12 + 3 * [.D865] + 5 * [.C865]" office:value-type="float" office:value="206.871775085658" calcext:value-type="float">
            <text:p>206.8717750857</text:p>
          </table:table-cell>
          <table:table-cell/>
        </table:table-row>
        <table:table-row table:style-name="ro1">
          <table:table-cell table:formula="of:=RAND()" office:value-type="float" office:value="0.152876394800842" calcext:value-type="float">
            <text:p>0.1528763948</text:p>
          </table:table-cell>
          <table:table-cell table:formula="of:=NORMINV([.A866];10;3)" office:value-type="float" office:value="6.92747604738959" calcext:value-type="float">
            <text:p>6.9274760474</text:p>
          </table:table-cell>
          <table:table-cell table:formula="of:=COM.MICROSOFT.NORM.INV(RAND(); 0; 1)" office:value-type="float" office:value="1.08093275028713" calcext:value-type="float">
            <text:p>1.0809327503</text:p>
          </table:table-cell>
          <table:table-cell table:formula="of:=NORMINV(RAND(); 62; 4)" office:value-type="float" office:value="62.2716511903196" calcext:value-type="float">
            <text:p>62.2716511903</text:p>
          </table:table-cell>
          <table:table-cell table:formula="of:=12 + 3 * [.D866] + 5 * [.C866]" office:value-type="float" office:value="204.219617322394" calcext:value-type="float">
            <text:p>204.2196173224</text:p>
          </table:table-cell>
          <table:table-cell/>
        </table:table-row>
        <table:table-row table:style-name="ro1">
          <table:table-cell table:formula="of:=RAND()" office:value-type="float" office:value="0.072125859092921" calcext:value-type="float">
            <text:p>0.0721258591</text:p>
          </table:table-cell>
          <table:table-cell table:formula="of:=NORMINV([.A867];10;3)" office:value-type="float" office:value="5.61958127688513" calcext:value-type="float">
            <text:p>5.6195812769</text:p>
          </table:table-cell>
          <table:table-cell table:formula="of:=COM.MICROSOFT.NORM.INV(RAND(); 0; 1)" office:value-type="float" office:value="-1.63656612190943" calcext:value-type="float">
            <text:p>-1.6365661219</text:p>
          </table:table-cell>
          <table:table-cell table:formula="of:=NORMINV(RAND(); 62; 4)" office:value-type="float" office:value="60.6956745030618" calcext:value-type="float">
            <text:p>60.6956745031</text:p>
          </table:table-cell>
          <table:table-cell table:formula="of:=12 + 3 * [.D867] + 5 * [.C867]" office:value-type="float" office:value="185.904192899638" calcext:value-type="float">
            <text:p>185.9041928996</text:p>
          </table:table-cell>
          <table:table-cell/>
        </table:table-row>
        <table:table-row table:style-name="ro1">
          <table:table-cell table:formula="of:=RAND()" office:value-type="float" office:value="0.879359459737316" calcext:value-type="float">
            <text:p>0.8793594597</text:p>
          </table:table-cell>
          <table:table-cell table:formula="of:=NORMINV([.A868];10;3)" office:value-type="float" office:value="13.5153722261836" calcext:value-type="float">
            <text:p>13.5153722262</text:p>
          </table:table-cell>
          <table:table-cell table:formula="of:=COM.MICROSOFT.NORM.INV(RAND(); 0; 1)" office:value-type="float" office:value="-0.282742715223604" calcext:value-type="float">
            <text:p>-0.2827427152</text:p>
          </table:table-cell>
          <table:table-cell table:formula="of:=NORMINV(RAND(); 62; 4)" office:value-type="float" office:value="58.7422353425701" calcext:value-type="float">
            <text:p>58.7422353426</text:p>
          </table:table-cell>
          <table:table-cell table:formula="of:=12 + 3 * [.D868] + 5 * [.C868]" office:value-type="float" office:value="186.812992451592" calcext:value-type="float">
            <text:p>186.8129924516</text:p>
          </table:table-cell>
          <table:table-cell/>
        </table:table-row>
        <table:table-row table:style-name="ro1">
          <table:table-cell table:formula="of:=RAND()" office:value-type="float" office:value="0.858531525125727" calcext:value-type="float">
            <text:p>0.8585315251</text:p>
          </table:table-cell>
          <table:table-cell table:formula="of:=NORMINV([.A869];10;3)" office:value-type="float" office:value="13.2212352468834" calcext:value-type="float">
            <text:p>13.2212352469</text:p>
          </table:table-cell>
          <table:table-cell table:formula="of:=COM.MICROSOFT.NORM.INV(RAND(); 0; 1)" office:value-type="float" office:value="-0.044965512234942" calcext:value-type="float">
            <text:p>-0.0449655122</text:p>
          </table:table-cell>
          <table:table-cell table:formula="of:=NORMINV(RAND(); 62; 4)" office:value-type="float" office:value="69.2127062329931" calcext:value-type="float">
            <text:p>69.212706233</text:p>
          </table:table-cell>
          <table:table-cell table:formula="of:=12 + 3 * [.D869] + 5 * [.C869]" office:value-type="float" office:value="219.413291137805" calcext:value-type="float">
            <text:p>219.4132911378</text:p>
          </table:table-cell>
          <table:table-cell/>
        </table:table-row>
        <table:table-row table:style-name="ro1">
          <table:table-cell table:formula="of:=RAND()" office:value-type="float" office:value="0.653330662753433" calcext:value-type="float">
            <text:p>0.6533306628</text:p>
          </table:table-cell>
          <table:table-cell table:formula="of:=NORMINV([.A870];10;3)" office:value-type="float" office:value="11.1829848901598" calcext:value-type="float">
            <text:p>11.1829848902</text:p>
          </table:table-cell>
          <table:table-cell table:formula="of:=COM.MICROSOFT.NORM.INV(RAND(); 0; 1)" office:value-type="float" office:value="-0.521785792817552" calcext:value-type="float">
            <text:p>-0.5217857928</text:p>
          </table:table-cell>
          <table:table-cell table:formula="of:=NORMINV(RAND(); 62; 4)" office:value-type="float" office:value="62.1041231563041" calcext:value-type="float">
            <text:p>62.1041231563</text:p>
          </table:table-cell>
          <table:table-cell table:formula="of:=12 + 3 * [.D870] + 5 * [.C870]" office:value-type="float" office:value="195.703440504825" calcext:value-type="float">
            <text:p>195.7034405048</text:p>
          </table:table-cell>
          <table:table-cell/>
        </table:table-row>
        <table:table-row table:style-name="ro1">
          <table:table-cell table:formula="of:=RAND()" office:value-type="float" office:value="0.751927900360897" calcext:value-type="float">
            <text:p>0.7519279004</text:p>
          </table:table-cell>
          <table:table-cell table:formula="of:=NORMINV([.A871];10;3)" office:value-type="float" office:value="12.041707230404" calcext:value-type="float">
            <text:p>12.0417072304</text:p>
          </table:table-cell>
          <table:table-cell table:formula="of:=COM.MICROSOFT.NORM.INV(RAND(); 0; 1)" office:value-type="float" office:value="-0.427419005370111" calcext:value-type="float">
            <text:p>-0.4274190054</text:p>
          </table:table-cell>
          <table:table-cell table:formula="of:=NORMINV(RAND(); 62; 4)" office:value-type="float" office:value="68.7997245684949" calcext:value-type="float">
            <text:p>68.7997245685</text:p>
          </table:table-cell>
          <table:table-cell table:formula="of:=12 + 3 * [.D871] + 5 * [.C871]" office:value-type="float" office:value="216.262078678634" calcext:value-type="float">
            <text:p>216.2620786786</text:p>
          </table:table-cell>
          <table:table-cell/>
        </table:table-row>
        <table:table-row table:style-name="ro1">
          <table:table-cell table:formula="of:=RAND()" office:value-type="float" office:value="0.657525929622352" calcext:value-type="float">
            <text:p>0.6575259296</text:p>
          </table:table-cell>
          <table:table-cell table:formula="of:=NORMINV([.A872];10;3)" office:value-type="float" office:value="11.2171608351293" calcext:value-type="float">
            <text:p>11.2171608351</text:p>
          </table:table-cell>
          <table:table-cell table:formula="of:=COM.MICROSOFT.NORM.INV(RAND(); 0; 1)" office:value-type="float" office:value="-0.631714984499579" calcext:value-type="float">
            <text:p>-0.6317149845</text:p>
          </table:table-cell>
          <table:table-cell table:formula="of:=NORMINV(RAND(); 62; 4)" office:value-type="float" office:value="60.3797744155794" calcext:value-type="float">
            <text:p>60.3797744156</text:p>
          </table:table-cell>
          <table:table-cell table:formula="of:=12 + 3 * [.D872] + 5 * [.C872]" office:value-type="float" office:value="189.98074832424" calcext:value-type="float">
            <text:p>189.9807483242</text:p>
          </table:table-cell>
          <table:table-cell/>
        </table:table-row>
        <table:table-row table:style-name="ro1">
          <table:table-cell table:formula="of:=RAND()" office:value-type="float" office:value="0.224145540501922" calcext:value-type="float">
            <text:p>0.2241455405</text:p>
          </table:table-cell>
          <table:table-cell table:formula="of:=NORMINV([.A873];10;3)" office:value-type="float" office:value="7.72519861111583" calcext:value-type="float">
            <text:p>7.7251986111</text:p>
          </table:table-cell>
          <table:table-cell table:formula="of:=COM.MICROSOFT.NORM.INV(RAND(); 0; 1)" office:value-type="float" office:value="1.38773225507301" calcext:value-type="float">
            <text:p>1.3877322551</text:p>
          </table:table-cell>
          <table:table-cell table:formula="of:=NORMINV(RAND(); 62; 4)" office:value-type="float" office:value="55.1624650627624" calcext:value-type="float">
            <text:p>55.1624650628</text:p>
          </table:table-cell>
          <table:table-cell table:formula="of:=12 + 3 * [.D873] + 5 * [.C873]" office:value-type="float" office:value="184.426056463652" calcext:value-type="float">
            <text:p>184.4260564637</text:p>
          </table:table-cell>
          <table:table-cell/>
        </table:table-row>
        <table:table-row table:style-name="ro1">
          <table:table-cell table:formula="of:=RAND()" office:value-type="float" office:value="0.687532278476283" calcext:value-type="float">
            <text:p>0.6875322785</text:p>
          </table:table-cell>
          <table:table-cell table:formula="of:=NORMINV([.A874];10;3)" office:value-type="float" office:value="11.4666027670723" calcext:value-type="float">
            <text:p>11.4666027671</text:p>
          </table:table-cell>
          <table:table-cell table:formula="of:=COM.MICROSOFT.NORM.INV(RAND(); 0; 1)" office:value-type="float" office:value="1.23503436510903" calcext:value-type="float">
            <text:p>1.2350343651</text:p>
          </table:table-cell>
          <table:table-cell table:formula="of:=NORMINV(RAND(); 62; 4)" office:value-type="float" office:value="55.9075742796826" calcext:value-type="float">
            <text:p>55.9075742797</text:p>
          </table:table-cell>
          <table:table-cell table:formula="of:=12 + 3 * [.D874] + 5 * [.C874]" office:value-type="float" office:value="185.897894664593" calcext:value-type="float">
            <text:p>185.8978946646</text:p>
          </table:table-cell>
          <table:table-cell/>
        </table:table-row>
        <table:table-row table:style-name="ro1">
          <table:table-cell table:formula="of:=RAND()" office:value-type="float" office:value="0.626965193543583" calcext:value-type="float">
            <text:p>0.6269651935</text:p>
          </table:table-cell>
          <table:table-cell table:formula="of:=NORMINV([.A875];10;3)" office:value-type="float" office:value="10.9714786255454" calcext:value-type="float">
            <text:p>10.9714786255</text:p>
          </table:table-cell>
          <table:table-cell table:formula="of:=COM.MICROSOFT.NORM.INV(RAND(); 0; 1)" office:value-type="float" office:value="0.426701885650688" calcext:value-type="float">
            <text:p>0.4267018857</text:p>
          </table:table-cell>
          <table:table-cell table:formula="of:=NORMINV(RAND(); 62; 4)" office:value-type="float" office:value="60.3670435917691" calcext:value-type="float">
            <text:p>60.3670435918</text:p>
          </table:table-cell>
          <table:table-cell table:formula="of:=12 + 3 * [.D875] + 5 * [.C875]" office:value-type="float" office:value="195.234640203561" calcext:value-type="float">
            <text:p>195.2346402036</text:p>
          </table:table-cell>
          <table:table-cell/>
        </table:table-row>
        <table:table-row table:style-name="ro1">
          <table:table-cell table:formula="of:=RAND()" office:value-type="float" office:value="0.110368545632809" calcext:value-type="float">
            <text:p>0.1103685456</text:p>
          </table:table-cell>
          <table:table-cell table:formula="of:=NORMINV([.A876];10;3)" office:value-type="float" office:value="6.32628852228568" calcext:value-type="float">
            <text:p>6.3262885223</text:p>
          </table:table-cell>
          <table:table-cell table:formula="of:=COM.MICROSOFT.NORM.INV(RAND(); 0; 1)" office:value-type="float" office:value="0.183503579470095" calcext:value-type="float">
            <text:p>0.1835035795</text:p>
          </table:table-cell>
          <table:table-cell table:formula="of:=NORMINV(RAND(); 62; 4)" office:value-type="float" office:value="59.5289429569167" calcext:value-type="float">
            <text:p>59.5289429569</text:p>
          </table:table-cell>
          <table:table-cell table:formula="of:=12 + 3 * [.D876] + 5 * [.C876]" office:value-type="float" office:value="191.504346768101" calcext:value-type="float">
            <text:p>191.5043467681</text:p>
          </table:table-cell>
          <table:table-cell/>
        </table:table-row>
        <table:table-row table:style-name="ro1">
          <table:table-cell table:formula="of:=RAND()" office:value-type="float" office:value="0.43021756852977" calcext:value-type="float">
            <text:p>0.4302175685</text:p>
          </table:table-cell>
          <table:table-cell table:formula="of:=NORMINV([.A877];10;3)" office:value-type="float" office:value="9.47253916141803" calcext:value-type="float">
            <text:p>9.4725391614</text:p>
          </table:table-cell>
          <table:table-cell table:formula="of:=COM.MICROSOFT.NORM.INV(RAND(); 0; 1)" office:value-type="float" office:value="-0.647641299216797" calcext:value-type="float">
            <text:p>-0.6476412992</text:p>
          </table:table-cell>
          <table:table-cell table:formula="of:=NORMINV(RAND(); 62; 4)" office:value-type="float" office:value="61.1241380657132" calcext:value-type="float">
            <text:p>61.1241380657</text:p>
          </table:table-cell>
          <table:table-cell table:formula="of:=12 + 3 * [.D877] + 5 * [.C877]" office:value-type="float" office:value="192.134207701056" calcext:value-type="float">
            <text:p>192.1342077011</text:p>
          </table:table-cell>
          <table:table-cell/>
        </table:table-row>
        <table:table-row table:style-name="ro1">
          <table:table-cell table:formula="of:=RAND()" office:value-type="float" office:value="0.613251968054101" calcext:value-type="float">
            <text:p>0.6132519681</text:p>
          </table:table-cell>
          <table:table-cell table:formula="of:=NORMINV([.A878];10;3)" office:value-type="float" office:value="10.8634147879849" calcext:value-type="float">
            <text:p>10.863414788</text:p>
          </table:table-cell>
          <table:table-cell table:formula="of:=COM.MICROSOFT.NORM.INV(RAND(); 0; 1)" office:value-type="float" office:value="0.561587710076713" calcext:value-type="float">
            <text:p>0.5615877101</text:p>
          </table:table-cell>
          <table:table-cell table:formula="of:=NORMINV(RAND(); 62; 4)" office:value-type="float" office:value="60.2059748008082" calcext:value-type="float">
            <text:p>60.2059748008</text:p>
          </table:table-cell>
          <table:table-cell table:formula="of:=12 + 3 * [.D878] + 5 * [.C878]" office:value-type="float" office:value="195.425862952808" calcext:value-type="float">
            <text:p>195.4258629528</text:p>
          </table:table-cell>
          <table:table-cell/>
        </table:table-row>
        <table:table-row table:style-name="ro1">
          <table:table-cell table:formula="of:=RAND()" office:value-type="float" office:value="0.440273709595203" calcext:value-type="float">
            <text:p>0.4402737096</text:p>
          </table:table-cell>
          <table:table-cell table:formula="of:=NORMINV([.A879];10;3)" office:value-type="float" office:value="9.5491740990994" calcext:value-type="float">
            <text:p>9.5491740991</text:p>
          </table:table-cell>
          <table:table-cell table:formula="of:=COM.MICROSOFT.NORM.INV(RAND(); 0; 1)" office:value-type="float" office:value="-0.014614096289026" calcext:value-type="float">
            <text:p>-0.0146140963</text:p>
          </table:table-cell>
          <table:table-cell table:formula="of:=NORMINV(RAND(); 62; 4)" office:value-type="float" office:value="56.1370548635916" calcext:value-type="float">
            <text:p>56.1370548636</text:p>
          </table:table-cell>
          <table:table-cell table:formula="of:=12 + 3 * [.D879] + 5 * [.C879]" office:value-type="float" office:value="180.33809410933" calcext:value-type="float">
            <text:p>180.3380941093</text:p>
          </table:table-cell>
          <table:table-cell/>
        </table:table-row>
        <table:table-row table:style-name="ro1">
          <table:table-cell table:formula="of:=RAND()" office:value-type="float" office:value="0.526988035067916" calcext:value-type="float">
            <text:p>0.5269880351</text:p>
          </table:table-cell>
          <table:table-cell table:formula="of:=NORMINV([.A880];10;3)" office:value-type="float" office:value="10.2031019575788" calcext:value-type="float">
            <text:p>10.2031019576</text:p>
          </table:table-cell>
          <table:table-cell table:formula="of:=COM.MICROSOFT.NORM.INV(RAND(); 0; 1)" office:value-type="float" office:value="0.118173482521844" calcext:value-type="float">
            <text:p>0.1181734825</text:p>
          </table:table-cell>
          <table:table-cell table:formula="of:=NORMINV(RAND(); 62; 4)" office:value-type="float" office:value="67.1575878574855" calcext:value-type="float">
            <text:p>67.1575878575</text:p>
          </table:table-cell>
          <table:table-cell table:formula="of:=12 + 3 * [.D880] + 5 * [.C880]" office:value-type="float" office:value="214.063630985066" calcext:value-type="float">
            <text:p>214.0636309851</text:p>
          </table:table-cell>
          <table:table-cell/>
        </table:table-row>
        <table:table-row table:style-name="ro1">
          <table:table-cell table:formula="of:=RAND()" office:value-type="float" office:value="0.262078856118023" calcext:value-type="float">
            <text:p>0.2620788561</text:p>
          </table:table-cell>
          <table:table-cell table:formula="of:=NORMINV([.A881];10;3)" office:value-type="float" office:value="8.08915137966563" calcext:value-type="float">
            <text:p>8.0891513797</text:p>
          </table:table-cell>
          <table:table-cell table:formula="of:=COM.MICROSOFT.NORM.INV(RAND(); 0; 1)" office:value-type="float" office:value="-0.567591289948978" calcext:value-type="float">
            <text:p>-0.5675912899</text:p>
          </table:table-cell>
          <table:table-cell table:formula="of:=NORMINV(RAND(); 62; 4)" office:value-type="float" office:value="67.9720540106723" calcext:value-type="float">
            <text:p>67.9720540107</text:p>
          </table:table-cell>
          <table:table-cell table:formula="of:=12 + 3 * [.D881] + 5 * [.C881]" office:value-type="float" office:value="213.078205582272" calcext:value-type="float">
            <text:p>213.0782055823</text:p>
          </table:table-cell>
          <table:table-cell/>
        </table:table-row>
        <table:table-row table:style-name="ro1">
          <table:table-cell table:formula="of:=RAND()" office:value-type="float" office:value="0.0818366301245987" calcext:value-type="float">
            <text:p>0.0818366301</text:p>
          </table:table-cell>
          <table:table-cell table:formula="of:=NORMINV([.A882];10;3)" office:value-type="float" office:value="5.82153039270271" calcext:value-type="float">
            <text:p>5.8215303927</text:p>
          </table:table-cell>
          <table:table-cell table:formula="of:=COM.MICROSOFT.NORM.INV(RAND(); 0; 1)" office:value-type="float" office:value="-0.377692883832743" calcext:value-type="float">
            <text:p>-0.3776928838</text:p>
          </table:table-cell>
          <table:table-cell table:formula="of:=NORMINV(RAND(); 62; 4)" office:value-type="float" office:value="60.382357852427" calcext:value-type="float">
            <text:p>60.3823578524</text:p>
          </table:table-cell>
          <table:table-cell table:formula="of:=12 + 3 * [.D882] + 5 * [.C882]" office:value-type="float" office:value="191.258609138117" calcext:value-type="float">
            <text:p>191.2586091381</text:p>
          </table:table-cell>
          <table:table-cell/>
        </table:table-row>
        <table:table-row table:style-name="ro1">
          <table:table-cell table:formula="of:=RAND()" office:value-type="float" office:value="0.00543811288662255" calcext:value-type="float">
            <text:p>0.0054381129</text:p>
          </table:table-cell>
          <table:table-cell table:formula="of:=NORMINV([.A883];10;3)" office:value-type="float" office:value="2.36004807975578" calcext:value-type="float">
            <text:p>2.3600480798</text:p>
          </table:table-cell>
          <table:table-cell table:formula="of:=COM.MICROSOFT.NORM.INV(RAND(); 0; 1)" office:value-type="float" office:value="-0.491656033831803" calcext:value-type="float">
            <text:p>-0.4916560338</text:p>
          </table:table-cell>
          <table:table-cell table:formula="of:=NORMINV(RAND(); 62; 4)" office:value-type="float" office:value="67.4057070045077" calcext:value-type="float">
            <text:p>67.4057070045</text:p>
          </table:table-cell>
          <table:table-cell table:formula="of:=12 + 3 * [.D883] + 5 * [.C883]" office:value-type="float" office:value="211.758840844364" calcext:value-type="float">
            <text:p>211.7588408444</text:p>
          </table:table-cell>
          <table:table-cell/>
        </table:table-row>
        <table:table-row table:style-name="ro1">
          <table:table-cell table:formula="of:=RAND()" office:value-type="float" office:value="0.477353753522038" calcext:value-type="float">
            <text:p>0.4773537535</text:p>
          </table:table-cell>
          <table:table-cell table:formula="of:=NORMINV([.A884];10;3)" office:value-type="float" office:value="9.82961127206729" calcext:value-type="float">
            <text:p>9.8296112721</text:p>
          </table:table-cell>
          <table:table-cell table:formula="of:=COM.MICROSOFT.NORM.INV(RAND(); 0; 1)" office:value-type="float" office:value="1.57165131772295" calcext:value-type="float">
            <text:p>1.5716513177</text:p>
          </table:table-cell>
          <table:table-cell table:formula="of:=NORMINV(RAND(); 62; 4)" office:value-type="float" office:value="57.9473062156336" calcext:value-type="float">
            <text:p>57.9473062156</text:p>
          </table:table-cell>
          <table:table-cell table:formula="of:=12 + 3 * [.D884] + 5 * [.C884]" office:value-type="float" office:value="193.700175235516" calcext:value-type="float">
            <text:p>193.7001752355</text:p>
          </table:table-cell>
          <table:table-cell/>
        </table:table-row>
        <table:table-row table:style-name="ro1">
          <table:table-cell table:formula="of:=RAND()" office:value-type="float" office:value="0.00965018011629581" calcext:value-type="float">
            <text:p>0.0096501801</text:p>
          </table:table-cell>
          <table:table-cell table:formula="of:=NORMINV([.A885];10;3)" office:value-type="float" office:value="2.98096531504677" calcext:value-type="float">
            <text:p>2.980965315</text:p>
          </table:table-cell>
          <table:table-cell table:formula="of:=COM.MICROSOFT.NORM.INV(RAND(); 0; 1)" office:value-type="float" office:value="1.02773979682505" calcext:value-type="float">
            <text:p>1.0277397968</text:p>
          </table:table-cell>
          <table:table-cell table:formula="of:=NORMINV(RAND(); 62; 4)" office:value-type="float" office:value="59.6113470169724" calcext:value-type="float">
            <text:p>59.611347017</text:p>
          </table:table-cell>
          <table:table-cell table:formula="of:=12 + 3 * [.D885] + 5 * [.C885]" office:value-type="float" office:value="195.972740035042" calcext:value-type="float">
            <text:p>195.972740035</text:p>
          </table:table-cell>
          <table:table-cell/>
        </table:table-row>
        <table:table-row table:style-name="ro1">
          <table:table-cell table:formula="of:=RAND()" office:value-type="float" office:value="0.451887172879651" calcext:value-type="float">
            <text:p>0.4518871729</text:p>
          </table:table-cell>
          <table:table-cell table:formula="of:=NORMINV([.A886];10;3)" office:value-type="float" office:value="9.63731554242543" calcext:value-type="float">
            <text:p>9.6373155424</text:p>
          </table:table-cell>
          <table:table-cell table:formula="of:=COM.MICROSOFT.NORM.INV(RAND(); 0; 1)" office:value-type="float" office:value="0.735329747385707" calcext:value-type="float">
            <text:p>0.7353297474</text:p>
          </table:table-cell>
          <table:table-cell table:formula="of:=NORMINV(RAND(); 62; 4)" office:value-type="float" office:value="63.5446545312443" calcext:value-type="float">
            <text:p>63.5446545312</text:p>
          </table:table-cell>
          <table:table-cell table:formula="of:=12 + 3 * [.D886] + 5 * [.C886]" office:value-type="float" office:value="206.310612330662" calcext:value-type="float">
            <text:p>206.3106123307</text:p>
          </table:table-cell>
          <table:table-cell/>
        </table:table-row>
        <table:table-row table:style-name="ro1">
          <table:table-cell table:formula="of:=RAND()" office:value-type="float" office:value="0.0264023097697645" calcext:value-type="float">
            <text:p>0.0264023098</text:p>
          </table:table-cell>
          <table:table-cell table:formula="of:=NORMINV([.A887];10;3)" office:value-type="float" office:value="4.19045407631274" calcext:value-type="float">
            <text:p>4.1904540763</text:p>
          </table:table-cell>
          <table:table-cell table:formula="of:=COM.MICROSOFT.NORM.INV(RAND(); 0; 1)" office:value-type="float" office:value="-0.054605077177404" calcext:value-type="float">
            <text:p>-0.0546050772</text:p>
          </table:table-cell>
          <table:table-cell table:formula="of:=NORMINV(RAND(); 62; 4)" office:value-type="float" office:value="55.6685666913161" calcext:value-type="float">
            <text:p>55.6685666913</text:p>
          </table:table-cell>
          <table:table-cell table:formula="of:=12 + 3 * [.D887] + 5 * [.C887]" office:value-type="float" office:value="178.732674688061" calcext:value-type="float">
            <text:p>178.7326746881</text:p>
          </table:table-cell>
          <table:table-cell/>
        </table:table-row>
        <table:table-row table:style-name="ro1">
          <table:table-cell table:formula="of:=RAND()" office:value-type="float" office:value="0.962630899390206" calcext:value-type="float">
            <text:p>0.9626308994</text:p>
          </table:table-cell>
          <table:table-cell table:formula="of:=NORMINV([.A888];10;3)" office:value-type="float" office:value="15.3462029361416" calcext:value-type="float">
            <text:p>15.3462029361</text:p>
          </table:table-cell>
          <table:table-cell table:formula="of:=COM.MICROSOFT.NORM.INV(RAND(); 0; 1)" office:value-type="float" office:value="-0.932851021848648" calcext:value-type="float">
            <text:p>-0.9328510218</text:p>
          </table:table-cell>
          <table:table-cell table:formula="of:=NORMINV(RAND(); 62; 4)" office:value-type="float" office:value="59.2576613066957" calcext:value-type="float">
            <text:p>59.2576613067</text:p>
          </table:table-cell>
          <table:table-cell table:formula="of:=12 + 3 * [.D888] + 5 * [.C888]" office:value-type="float" office:value="185.108728810844" calcext:value-type="float">
            <text:p>185.1087288108</text:p>
          </table:table-cell>
          <table:table-cell/>
        </table:table-row>
        <table:table-row table:style-name="ro1">
          <table:table-cell table:formula="of:=RAND()" office:value-type="float" office:value="0.114414371550083" calcext:value-type="float">
            <text:p>0.1144143716</text:p>
          </table:table-cell>
          <table:table-cell table:formula="of:=NORMINV([.A889];10;3)" office:value-type="float" office:value="6.38985565153218" calcext:value-type="float">
            <text:p>6.3898556515</text:p>
          </table:table-cell>
          <table:table-cell table:formula="of:=COM.MICROSOFT.NORM.INV(RAND(); 0; 1)" office:value-type="float" office:value="-1.37261778533784" calcext:value-type="float">
            <text:p>-1.3726177853</text:p>
          </table:table-cell>
          <table:table-cell table:formula="of:=NORMINV(RAND(); 62; 4)" office:value-type="float" office:value="60.6942060026333" calcext:value-type="float">
            <text:p>60.6942060026</text:p>
          </table:table-cell>
          <table:table-cell table:formula="of:=12 + 3 * [.D889] + 5 * [.C889]" office:value-type="float" office:value="187.219529081211" calcext:value-type="float">
            <text:p>187.2195290812</text:p>
          </table:table-cell>
          <table:table-cell/>
        </table:table-row>
        <table:table-row table:style-name="ro1">
          <table:table-cell table:formula="of:=RAND()" office:value-type="float" office:value="0.990207577589899" calcext:value-type="float">
            <text:p>0.9902075776</text:p>
          </table:table-cell>
          <table:table-cell table:formula="of:=NORMINV([.A890];10;3)" office:value-type="float" office:value="17.0026233347942" calcext:value-type="float">
            <text:p>17.0026233348</text:p>
          </table:table-cell>
          <table:table-cell table:formula="of:=COM.MICROSOFT.NORM.INV(RAND(); 0; 1)" office:value-type="float" office:value="1.57994928953721" calcext:value-type="float">
            <text:p>1.5799492895</text:p>
          </table:table-cell>
          <table:table-cell table:formula="of:=NORMINV(RAND(); 62; 4)" office:value-type="float" office:value="64.3043178042779" calcext:value-type="float">
            <text:p>64.3043178043</text:p>
          </table:table-cell>
          <table:table-cell table:formula="of:=12 + 3 * [.D890] + 5 * [.C890]" office:value-type="float" office:value="212.81269986052" calcext:value-type="float">
            <text:p>212.8126998605</text:p>
          </table:table-cell>
          <table:table-cell/>
        </table:table-row>
        <table:table-row table:style-name="ro1">
          <table:table-cell table:formula="of:=RAND()" office:value-type="float" office:value="0.959877555724233" calcext:value-type="float">
            <text:p>0.9598775557</text:p>
          </table:table-cell>
          <table:table-cell table:formula="of:=NORMINV([.A891];10;3)" office:value-type="float" office:value="15.247800806772" calcext:value-type="float">
            <text:p>15.2478008068</text:p>
          </table:table-cell>
          <table:table-cell table:formula="of:=COM.MICROSOFT.NORM.INV(RAND(); 0; 1)" office:value-type="float" office:value="0.232950879115993" calcext:value-type="float">
            <text:p>0.2329508791</text:p>
          </table:table-cell>
          <table:table-cell table:formula="of:=NORMINV(RAND(); 62; 4)" office:value-type="float" office:value="56.993692078353" calcext:value-type="float">
            <text:p>56.9936920784</text:p>
          </table:table-cell>
          <table:table-cell table:formula="of:=12 + 3 * [.D891] + 5 * [.C891]" office:value-type="float" office:value="184.145830630639" calcext:value-type="float">
            <text:p>184.1458306306</text:p>
          </table:table-cell>
          <table:table-cell/>
        </table:table-row>
        <table:table-row table:style-name="ro1">
          <table:table-cell table:formula="of:=RAND()" office:value-type="float" office:value="0.769326526438817" calcext:value-type="float">
            <text:p>0.7693265264</text:p>
          </table:table-cell>
          <table:table-cell table:formula="of:=NORMINV([.A892];10;3)" office:value-type="float" office:value="12.2098921647823" calcext:value-type="float">
            <text:p>12.2098921648</text:p>
          </table:table-cell>
          <table:table-cell table:formula="of:=COM.MICROSOFT.NORM.INV(RAND(); 0; 1)" office:value-type="float" office:value="1.30081197505312" calcext:value-type="float">
            <text:p>1.3008119751</text:p>
          </table:table-cell>
          <table:table-cell table:formula="of:=NORMINV(RAND(); 62; 4)" office:value-type="float" office:value="67.5937692387869" calcext:value-type="float">
            <text:p>67.5937692388</text:p>
          </table:table-cell>
          <table:table-cell table:formula="of:=12 + 3 * [.D892] + 5 * [.C892]" office:value-type="float" office:value="221.285367591626" calcext:value-type="float">
            <text:p>221.2853675916</text:p>
          </table:table-cell>
          <table:table-cell/>
        </table:table-row>
        <table:table-row table:style-name="ro1">
          <table:table-cell table:formula="of:=RAND()" office:value-type="float" office:value="0.538234344683588" calcext:value-type="float">
            <text:p>0.5382343447</text:p>
          </table:table-cell>
          <table:table-cell table:formula="of:=NORMINV([.A893];10;3)" office:value-type="float" office:value="10.2879594390296" calcext:value-type="float">
            <text:p>10.287959439</text:p>
          </table:table-cell>
          <table:table-cell table:formula="of:=COM.MICROSOFT.NORM.INV(RAND(); 0; 1)" office:value-type="float" office:value="0.158215536309871" calcext:value-type="float">
            <text:p>0.1582155363</text:p>
          </table:table-cell>
          <table:table-cell table:formula="of:=NORMINV(RAND(); 62; 4)" office:value-type="float" office:value="62.6831890955053" calcext:value-type="float">
            <text:p>62.6831890955</text:p>
          </table:table-cell>
          <table:table-cell table:formula="of:=12 + 3 * [.D893] + 5 * [.C893]" office:value-type="float" office:value="200.840644968065" calcext:value-type="float">
            <text:p>200.8406449681</text:p>
          </table:table-cell>
          <table:table-cell/>
        </table:table-row>
        <table:table-row table:style-name="ro1">
          <table:table-cell table:formula="of:=RAND()" office:value-type="float" office:value="0.947676941053942" calcext:value-type="float">
            <text:p>0.9476769411</text:p>
          </table:table-cell>
          <table:table-cell table:formula="of:=NORMINV([.A894];10;3)" office:value-type="float" office:value="14.8682042724985" calcext:value-type="float">
            <text:p>14.8682042725</text:p>
          </table:table-cell>
          <table:table-cell table:formula="of:=COM.MICROSOFT.NORM.INV(RAND(); 0; 1)" office:value-type="float" office:value="0.476910265428892" calcext:value-type="float">
            <text:p>0.4769102654</text:p>
          </table:table-cell>
          <table:table-cell table:formula="of:=NORMINV(RAND(); 62; 4)" office:value-type="float" office:value="63.4438638744821" calcext:value-type="float">
            <text:p>63.4438638745</text:p>
          </table:table-cell>
          <table:table-cell table:formula="of:=12 + 3 * [.D894] + 5 * [.C894]" office:value-type="float" office:value="204.716142950591" calcext:value-type="float">
            <text:p>204.7161429506</text:p>
          </table:table-cell>
          <table:table-cell/>
        </table:table-row>
        <table:table-row table:style-name="ro1">
          <table:table-cell table:formula="of:=RAND()" office:value-type="float" office:value="0.410290768137202" calcext:value-type="float">
            <text:p>0.4102907681</text:p>
          </table:table-cell>
          <table:table-cell table:formula="of:=NORMINV([.A895];10;3)" office:value-type="float" office:value="9.3196087673484" calcext:value-type="float">
            <text:p>9.3196087673</text:p>
          </table:table-cell>
          <table:table-cell table:formula="of:=COM.MICROSOFT.NORM.INV(RAND(); 0; 1)" office:value-type="float" office:value="0.49595463986666" calcext:value-type="float">
            <text:p>0.4959546399</text:p>
          </table:table-cell>
          <table:table-cell table:formula="of:=NORMINV(RAND(); 62; 4)" office:value-type="float" office:value="58.5324196550774" calcext:value-type="float">
            <text:p>58.5324196551</text:p>
          </table:table-cell>
          <table:table-cell table:formula="of:=12 + 3 * [.D895] + 5 * [.C895]" office:value-type="float" office:value="190.077032164566" calcext:value-type="float">
            <text:p>190.0770321646</text:p>
          </table:table-cell>
          <table:table-cell/>
        </table:table-row>
        <table:table-row table:style-name="ro1">
          <table:table-cell table:formula="of:=RAND()" office:value-type="float" office:value="0.0349114206619561" calcext:value-type="float">
            <text:p>0.0349114207</text:p>
          </table:table-cell>
          <table:table-cell table:formula="of:=NORMINV([.A896];10;3)" office:value-type="float" office:value="4.56082532267694" calcext:value-type="float">
            <text:p>4.5608253227</text:p>
          </table:table-cell>
          <table:table-cell table:formula="of:=COM.MICROSOFT.NORM.INV(RAND(); 0; 1)" office:value-type="float" office:value="-1.33359771981943" calcext:value-type="float">
            <text:p>-1.3335977198</text:p>
          </table:table-cell>
          <table:table-cell table:formula="of:=NORMINV(RAND(); 62; 4)" office:value-type="float" office:value="69.1138590183383" calcext:value-type="float">
            <text:p>69.1138590183</text:p>
          </table:table-cell>
          <table:table-cell table:formula="of:=12 + 3 * [.D896] + 5 * [.C896]" office:value-type="float" office:value="212.673588455918" calcext:value-type="float">
            <text:p>212.6735884559</text:p>
          </table:table-cell>
          <table:table-cell/>
        </table:table-row>
        <table:table-row table:style-name="ro1">
          <table:table-cell table:formula="of:=RAND()" office:value-type="float" office:value="0.481287264730781" calcext:value-type="float">
            <text:p>0.4812872647</text:p>
          </table:table-cell>
          <table:table-cell table:formula="of:=NORMINV([.A897];10;3)" office:value-type="float" office:value="9.85923074603374" calcext:value-type="float">
            <text:p>9.859230746</text:p>
          </table:table-cell>
          <table:table-cell table:formula="of:=COM.MICROSOFT.NORM.INV(RAND(); 0; 1)" office:value-type="float" office:value="-0.00381302023946686" calcext:value-type="float">
            <text:p>-0.0038130202</text:p>
          </table:table-cell>
          <table:table-cell table:formula="of:=NORMINV(RAND(); 62; 4)" office:value-type="float" office:value="60.6216187969836" calcext:value-type="float">
            <text:p>60.621618797</text:p>
          </table:table-cell>
          <table:table-cell table:formula="of:=12 + 3 * [.D897] + 5 * [.C897]" office:value-type="float" office:value="193.845791289754" calcext:value-type="float">
            <text:p>193.8457912898</text:p>
          </table:table-cell>
          <table:table-cell/>
        </table:table-row>
        <table:table-row table:style-name="ro1">
          <table:table-cell table:formula="of:=RAND()" office:value-type="float" office:value="0.578272874001414" calcext:value-type="float">
            <text:p>0.578272874</text:p>
          </table:table-cell>
          <table:table-cell table:formula="of:=NORMINV([.A898];10;3)" office:value-type="float" office:value="10.5924311011659" calcext:value-type="float">
            <text:p>10.5924311012</text:p>
          </table:table-cell>
          <table:table-cell table:formula="of:=COM.MICROSOFT.NORM.INV(RAND(); 0; 1)" office:value-type="float" office:value="1.21256242466349" calcext:value-type="float">
            <text:p>1.2125624247</text:p>
          </table:table-cell>
          <table:table-cell table:formula="of:=NORMINV(RAND(); 62; 4)" office:value-type="float" office:value="62.2555010753039" calcext:value-type="float">
            <text:p>62.2555010753</text:p>
          </table:table-cell>
          <table:table-cell table:formula="of:=12 + 3 * [.D898] + 5 * [.C898]" office:value-type="float" office:value="204.829315349229" calcext:value-type="float">
            <text:p>204.8293153492</text:p>
          </table:table-cell>
          <table:table-cell/>
        </table:table-row>
        <table:table-row table:style-name="ro1">
          <table:table-cell table:formula="of:=RAND()" office:value-type="float" office:value="0.138638658216223" calcext:value-type="float">
            <text:p>0.1386386582</text:p>
          </table:table-cell>
          <table:table-cell table:formula="of:=NORMINV([.A899];10;3)" office:value-type="float" office:value="6.74063212903158" calcext:value-type="float">
            <text:p>6.740632129</text:p>
          </table:table-cell>
          <table:table-cell table:formula="of:=COM.MICROSOFT.NORM.INV(RAND(); 0; 1)" office:value-type="float" office:value="0.283753972412102" calcext:value-type="float">
            <text:p>0.2837539724</text:p>
          </table:table-cell>
          <table:table-cell table:formula="of:=NORMINV(RAND(); 62; 4)" office:value-type="float" office:value="63.9453411990509" calcext:value-type="float">
            <text:p>63.9453411991</text:p>
          </table:table-cell>
          <table:table-cell table:formula="of:=12 + 3 * [.D899] + 5 * [.C899]" office:value-type="float" office:value="205.254793459213" calcext:value-type="float">
            <text:p>205.2547934592</text:p>
          </table:table-cell>
          <table:table-cell/>
        </table:table-row>
        <table:table-row table:style-name="ro1">
          <table:table-cell table:formula="of:=RAND()" office:value-type="float" office:value="0.41646027751267" calcext:value-type="float">
            <text:p>0.4164602775</text:p>
          </table:table-cell>
          <table:table-cell table:formula="of:=NORMINV([.A900];10;3)" office:value-type="float" office:value="9.36712796112865" calcext:value-type="float">
            <text:p>9.3671279611</text:p>
          </table:table-cell>
          <table:table-cell table:formula="of:=COM.MICROSOFT.NORM.INV(RAND(); 0; 1)" office:value-type="float" office:value="-0.948353246088875" calcext:value-type="float">
            <text:p>-0.9483532461</text:p>
          </table:table-cell>
          <table:table-cell table:formula="of:=NORMINV(RAND(); 62; 4)" office:value-type="float" office:value="58.2470545356845" calcext:value-type="float">
            <text:p>58.2470545357</text:p>
          </table:table-cell>
          <table:table-cell table:formula="of:=12 + 3 * [.D900] + 5 * [.C900]" office:value-type="float" office:value="181.999397376609" calcext:value-type="float">
            <text:p>181.9993973766</text:p>
          </table:table-cell>
          <table:table-cell/>
        </table:table-row>
        <table:table-row table:style-name="ro1">
          <table:table-cell table:formula="of:=RAND()" office:value-type="float" office:value="0.418257287237793" calcext:value-type="float">
            <text:p>0.4182572872</text:p>
          </table:table-cell>
          <table:table-cell table:formula="of:=NORMINV([.A901];10;3)" office:value-type="float" office:value="9.38093866946698" calcext:value-type="float">
            <text:p>9.3809386695</text:p>
          </table:table-cell>
          <table:table-cell table:formula="of:=COM.MICROSOFT.NORM.INV(RAND(); 0; 1)" office:value-type="float" office:value="-0.315021090106132" calcext:value-type="float">
            <text:p>-0.3150210901</text:p>
          </table:table-cell>
          <table:table-cell table:formula="of:=NORMINV(RAND(); 62; 4)" office:value-type="float" office:value="59.853144374695" calcext:value-type="float">
            <text:p>59.8531443747</text:p>
          </table:table-cell>
          <table:table-cell table:formula="of:=12 + 3 * [.D901] + 5 * [.C901]" office:value-type="float" office:value="189.984327673554" calcext:value-type="float">
            <text:p>189.9843276736</text:p>
          </table:table-cell>
          <table:table-cell/>
        </table:table-row>
        <table:table-row table:style-name="ro1">
          <table:table-cell table:formula="of:=RAND()" office:value-type="float" office:value="0.691317961551249" calcext:value-type="float">
            <text:p>0.6913179616</text:p>
          </table:table-cell>
          <table:table-cell table:formula="of:=NORMINV([.A902];10;3)" office:value-type="float" office:value="11.4987688230767" calcext:value-type="float">
            <text:p>11.4987688231</text:p>
          </table:table-cell>
          <table:table-cell table:formula="of:=COM.MICROSOFT.NORM.INV(RAND(); 0; 1)" office:value-type="float" office:value="1.05107778209399" calcext:value-type="float">
            <text:p>1.0510777821</text:p>
          </table:table-cell>
          <table:table-cell table:formula="of:=NORMINV(RAND(); 62; 4)" office:value-type="float" office:value="64.5568463128002" calcext:value-type="float">
            <text:p>64.5568463128</text:p>
          </table:table-cell>
          <table:table-cell table:formula="of:=12 + 3 * [.D902] + 5 * [.C902]" office:value-type="float" office:value="210.925927848871" calcext:value-type="float">
            <text:p>210.9259278489</text:p>
          </table:table-cell>
          <table:table-cell/>
        </table:table-row>
        <table:table-row table:style-name="ro1">
          <table:table-cell table:formula="of:=RAND()" office:value-type="float" office:value="0.415322933113202" calcext:value-type="float">
            <text:p>0.4153229331</text:p>
          </table:table-cell>
          <table:table-cell table:formula="of:=NORMINV([.A903];10;3)" office:value-type="float" office:value="9.35838011629632" calcext:value-type="float">
            <text:p>9.3583801163</text:p>
          </table:table-cell>
          <table:table-cell table:formula="of:=COM.MICROSOFT.NORM.INV(RAND(); 0; 1)" office:value-type="float" office:value="-0.550730595488724" calcext:value-type="float">
            <text:p>-0.5507305955</text:p>
          </table:table-cell>
          <table:table-cell table:formula="of:=NORMINV(RAND(); 62; 4)" office:value-type="float" office:value="59.7004706685368" calcext:value-type="float">
            <text:p>59.7004706685</text:p>
          </table:table-cell>
          <table:table-cell table:formula="of:=12 + 3 * [.D903] + 5 * [.C903]" office:value-type="float" office:value="188.347759028167" calcext:value-type="float">
            <text:p>188.3477590282</text:p>
          </table:table-cell>
          <table:table-cell/>
        </table:table-row>
        <table:table-row table:style-name="ro1">
          <table:table-cell table:formula="of:=RAND()" office:value-type="float" office:value="0.665448808344081" calcext:value-type="float">
            <text:p>0.6654488083</text:p>
          </table:table-cell>
          <table:table-cell table:formula="of:=NORMINV([.A904];10;3)" office:value-type="float" office:value="11.2821407783232" calcext:value-type="float">
            <text:p>11.2821407783</text:p>
          </table:table-cell>
          <table:table-cell table:formula="of:=COM.MICROSOFT.NORM.INV(RAND(); 0; 1)" office:value-type="float" office:value="-0.533400816653441" calcext:value-type="float">
            <text:p>-0.5334008167</text:p>
          </table:table-cell>
          <table:table-cell table:formula="of:=NORMINV(RAND(); 62; 4)" office:value-type="float" office:value="69.0019908441658" calcext:value-type="float">
            <text:p>69.0019908442</text:p>
          </table:table-cell>
          <table:table-cell table:formula="of:=12 + 3 * [.D904] + 5 * [.C904]" office:value-type="float" office:value="216.33896844923" calcext:value-type="float">
            <text:p>216.3389684492</text:p>
          </table:table-cell>
          <table:table-cell/>
        </table:table-row>
        <table:table-row table:style-name="ro1">
          <table:table-cell table:formula="of:=RAND()" office:value-type="float" office:value="0.165937275858596" calcext:value-type="float">
            <text:p>0.1659372759</text:p>
          </table:table-cell>
          <table:table-cell table:formula="of:=NORMINV([.A905];10;3)" office:value-type="float" office:value="7.08896498733115" calcext:value-type="float">
            <text:p>7.0889649873</text:p>
          </table:table-cell>
          <table:table-cell table:formula="of:=COM.MICROSOFT.NORM.INV(RAND(); 0; 1)" office:value-type="float" office:value="0.44485915878362" calcext:value-type="float">
            <text:p>0.4448591588</text:p>
          </table:table-cell>
          <table:table-cell table:formula="of:=NORMINV(RAND(); 62; 4)" office:value-type="float" office:value="61.8633359483972" calcext:value-type="float">
            <text:p>61.8633359484</text:p>
          </table:table-cell>
          <table:table-cell table:formula="of:=12 + 3 * [.D905] + 5 * [.C905]" office:value-type="float" office:value="199.81430363911" calcext:value-type="float">
            <text:p>199.8143036391</text:p>
          </table:table-cell>
          <table:table-cell/>
        </table:table-row>
        <table:table-row table:style-name="ro1">
          <table:table-cell table:formula="of:=RAND()" office:value-type="float" office:value="0.471061855787411" calcext:value-type="float">
            <text:p>0.4710618558</text:p>
          </table:table-cell>
          <table:table-cell table:formula="of:=NORMINV([.A906];10;3)" office:value-type="float" office:value="9.78219730399258" calcext:value-type="float">
            <text:p>9.782197304</text:p>
          </table:table-cell>
          <table:table-cell table:formula="of:=COM.MICROSOFT.NORM.INV(RAND(); 0; 1)" office:value-type="float" office:value="0.549098842351692" calcext:value-type="float">
            <text:p>0.5490988424</text:p>
          </table:table-cell>
          <table:table-cell table:formula="of:=NORMINV(RAND(); 62; 4)" office:value-type="float" office:value="59.3602957763659" calcext:value-type="float">
            <text:p>59.3602957764</text:p>
          </table:table-cell>
          <table:table-cell table:formula="of:=12 + 3 * [.D906] + 5 * [.C906]" office:value-type="float" office:value="192.826381540856" calcext:value-type="float">
            <text:p>192.8263815409</text:p>
          </table:table-cell>
          <table:table-cell/>
        </table:table-row>
        <table:table-row table:style-name="ro1">
          <table:table-cell table:formula="of:=RAND()" office:value-type="float" office:value="0.493222908582538" calcext:value-type="float">
            <text:p>0.4932229086</text:p>
          </table:table-cell>
          <table:table-cell table:formula="of:=NORMINV([.A907];10;3)" office:value-type="float" office:value="9.94903460170237" calcext:value-type="float">
            <text:p>9.9490346017</text:p>
          </table:table-cell>
          <table:table-cell table:formula="of:=COM.MICROSOFT.NORM.INV(RAND(); 0; 1)" office:value-type="float" office:value="1.68674881750334" calcext:value-type="float">
            <text:p>1.6867488175</text:p>
          </table:table-cell>
          <table:table-cell table:formula="of:=NORMINV(RAND(); 62; 4)" office:value-type="float" office:value="72.4380645896065" calcext:value-type="float">
            <text:p>72.4380645896</text:p>
          </table:table-cell>
          <table:table-cell table:formula="of:=12 + 3 * [.D907] + 5 * [.C907]" office:value-type="float" office:value="237.747937856336" calcext:value-type="float">
            <text:p>237.7479378563</text:p>
          </table:table-cell>
          <table:table-cell/>
        </table:table-row>
        <table:table-row table:style-name="ro1">
          <table:table-cell table:formula="of:=RAND()" office:value-type="float" office:value="0.641337973531336" calcext:value-type="float">
            <text:p>0.6413379735</text:p>
          </table:table-cell>
          <table:table-cell table:formula="of:=NORMINV([.A908];10;3)" office:value-type="float" office:value="11.0861123178918" calcext:value-type="float">
            <text:p>11.0861123179</text:p>
          </table:table-cell>
          <table:table-cell table:formula="of:=COM.MICROSOFT.NORM.INV(RAND(); 0; 1)" office:value-type="float" office:value="0.138196220712255" calcext:value-type="float">
            <text:p>0.1381962207</text:p>
          </table:table-cell>
          <table:table-cell table:formula="of:=NORMINV(RAND(); 62; 4)" office:value-type="float" office:value="59.9183635646314" calcext:value-type="float">
            <text:p>59.9183635646</text:p>
          </table:table-cell>
          <table:table-cell table:formula="of:=12 + 3 * [.D908] + 5 * [.C908]" office:value-type="float" office:value="192.446071797455" calcext:value-type="float">
            <text:p>192.4460717975</text:p>
          </table:table-cell>
          <table:table-cell/>
        </table:table-row>
        <table:table-row table:style-name="ro1">
          <table:table-cell table:formula="of:=RAND()" office:value-type="float" office:value="0.965945181436837" calcext:value-type="float">
            <text:p>0.9659451814</text:p>
          </table:table-cell>
          <table:table-cell table:formula="of:=NORMINV([.A909];10;3)" office:value-type="float" office:value="15.4728422895586" calcext:value-type="float">
            <text:p>15.4728422896</text:p>
          </table:table-cell>
          <table:table-cell table:formula="of:=COM.MICROSOFT.NORM.INV(RAND(); 0; 1)" office:value-type="float" office:value="0.814609124855565" calcext:value-type="float">
            <text:p>0.8146091249</text:p>
          </table:table-cell>
          <table:table-cell table:formula="of:=NORMINV(RAND(); 62; 4)" office:value-type="float" office:value="55.3161800783598" calcext:value-type="float">
            <text:p>55.3161800784</text:p>
          </table:table-cell>
          <table:table-cell table:formula="of:=12 + 3 * [.D909] + 5 * [.C909]" office:value-type="float" office:value="182.021585859357" calcext:value-type="float">
            <text:p>182.0215858594</text:p>
          </table:table-cell>
          <table:table-cell/>
        </table:table-row>
        <table:table-row table:style-name="ro1">
          <table:table-cell table:formula="of:=RAND()" office:value-type="float" office:value="0.239467554725707" calcext:value-type="float">
            <text:p>0.2394675547</text:p>
          </table:table-cell>
          <table:table-cell table:formula="of:=NORMINV([.A910];10;3)" office:value-type="float" office:value="7.87595097546626" calcext:value-type="float">
            <text:p>7.8759509755</text:p>
          </table:table-cell>
          <table:table-cell table:formula="of:=COM.MICROSOFT.NORM.INV(RAND(); 0; 1)" office:value-type="float" office:value="0.338033017986016" calcext:value-type="float">
            <text:p>0.338033018</text:p>
          </table:table-cell>
          <table:table-cell table:formula="of:=NORMINV(RAND(); 62; 4)" office:value-type="float" office:value="62.3113635907672" calcext:value-type="float">
            <text:p>62.3113635908</text:p>
          </table:table-cell>
          <table:table-cell table:formula="of:=12 + 3 * [.D910] + 5 * [.C910]" office:value-type="float" office:value="200.624255862232" calcext:value-type="float">
            <text:p>200.6242558622</text:p>
          </table:table-cell>
          <table:table-cell/>
        </table:table-row>
        <table:table-row table:style-name="ro1">
          <table:table-cell table:formula="of:=RAND()" office:value-type="float" office:value="0.0719945996534079" calcext:value-type="float">
            <text:p>0.0719945997</text:p>
          </table:table-cell>
          <table:table-cell table:formula="of:=NORMINV([.A911];10;3)" office:value-type="float" office:value="5.61671310971615" calcext:value-type="float">
            <text:p>5.6167131097</text:p>
          </table:table-cell>
          <table:table-cell table:formula="of:=COM.MICROSOFT.NORM.INV(RAND(); 0; 1)" office:value-type="float" office:value="-0.510873609444704" calcext:value-type="float">
            <text:p>-0.5108736094</text:p>
          </table:table-cell>
          <table:table-cell table:formula="of:=NORMINV(RAND(); 62; 4)" office:value-type="float" office:value="62.0125082735925" calcext:value-type="float">
            <text:p>62.0125082736</text:p>
          </table:table-cell>
          <table:table-cell table:formula="of:=12 + 3 * [.D911] + 5 * [.C911]" office:value-type="float" office:value="195.483156773554" calcext:value-type="float">
            <text:p>195.4831567736</text:p>
          </table:table-cell>
          <table:table-cell/>
        </table:table-row>
        <table:table-row table:style-name="ro1">
          <table:table-cell table:formula="of:=RAND()" office:value-type="float" office:value="0.0476914683822542" calcext:value-type="float">
            <text:p>0.0476914684</text:p>
          </table:table-cell>
          <table:table-cell table:formula="of:=NORMINV([.A912];10;3)" office:value-type="float" office:value="4.99701541749713" calcext:value-type="float">
            <text:p>4.9970154175</text:p>
          </table:table-cell>
          <table:table-cell table:formula="of:=COM.MICROSOFT.NORM.INV(RAND(); 0; 1)" office:value-type="float" office:value="1.69007227075499" calcext:value-type="float">
            <text:p>1.6900722708</text:p>
          </table:table-cell>
          <table:table-cell table:formula="of:=NORMINV(RAND(); 62; 4)" office:value-type="float" office:value="57.7364645483591" calcext:value-type="float">
            <text:p>57.7364645484</text:p>
          </table:table-cell>
          <table:table-cell table:formula="of:=12 + 3 * [.D912] + 5 * [.C912]" office:value-type="float" office:value="193.659754998852" calcext:value-type="float">
            <text:p>193.6597549989</text:p>
          </table:table-cell>
          <table:table-cell/>
        </table:table-row>
        <table:table-row table:style-name="ro1">
          <table:table-cell table:formula="of:=RAND()" office:value-type="float" office:value="0.95505130267702" calcext:value-type="float">
            <text:p>0.9550513027</text:p>
          </table:table-cell>
          <table:table-cell table:formula="of:=NORMINV([.A913];10;3)" office:value-type="float" office:value="15.0878176050433" calcext:value-type="float">
            <text:p>15.087817605</text:p>
          </table:table-cell>
          <table:table-cell table:formula="of:=COM.MICROSOFT.NORM.INV(RAND(); 0; 1)" office:value-type="float" office:value="-0.57746123236135" calcext:value-type="float">
            <text:p>-0.5774612324</text:p>
          </table:table-cell>
          <table:table-cell table:formula="of:=NORMINV(RAND(); 62; 4)" office:value-type="float" office:value="59.9306020492123" calcext:value-type="float">
            <text:p>59.9306020492</text:p>
          </table:table-cell>
          <table:table-cell table:formula="of:=12 + 3 * [.D913] + 5 * [.C913]" office:value-type="float" office:value="188.90449998583" calcext:value-type="float">
            <text:p>188.9044999858</text:p>
          </table:table-cell>
          <table:table-cell/>
        </table:table-row>
        <table:table-row table:style-name="ro1">
          <table:table-cell table:formula="of:=RAND()" office:value-type="float" office:value="0.59604530222714" calcext:value-type="float">
            <text:p>0.5960453022</text:p>
          </table:table-cell>
          <table:table-cell table:formula="of:=NORMINV([.A914];10;3)" office:value-type="float" office:value="10.7293717833314" calcext:value-type="float">
            <text:p>10.7293717833</text:p>
          </table:table-cell>
          <table:table-cell table:formula="of:=COM.MICROSOFT.NORM.INV(RAND(); 0; 1)" office:value-type="float" office:value="0.379216831383425" calcext:value-type="float">
            <text:p>0.3792168314</text:p>
          </table:table-cell>
          <table:table-cell table:formula="of:=NORMINV(RAND(); 62; 4)" office:value-type="float" office:value="63.5289932669943" calcext:value-type="float">
            <text:p>63.528993267</text:p>
          </table:table-cell>
          <table:table-cell table:formula="of:=12 + 3 * [.D914] + 5 * [.C914]" office:value-type="float" office:value="204.4830639579" calcext:value-type="float">
            <text:p>204.4830639579</text:p>
          </table:table-cell>
          <table:table-cell/>
        </table:table-row>
        <table:table-row table:style-name="ro1">
          <table:table-cell table:formula="of:=RAND()" office:value-type="float" office:value="0.035346279386431" calcext:value-type="float">
            <text:p>0.0353462794</text:p>
          </table:table-cell>
          <table:table-cell table:formula="of:=NORMINV([.A915];10;3)" office:value-type="float" office:value="4.57765798743977" calcext:value-type="float">
            <text:p>4.5776579874</text:p>
          </table:table-cell>
          <table:table-cell table:formula="of:=COM.MICROSOFT.NORM.INV(RAND(); 0; 1)" office:value-type="float" office:value="-0.109397298634834" calcext:value-type="float">
            <text:p>-0.1093972986</text:p>
          </table:table-cell>
          <table:table-cell table:formula="of:=NORMINV(RAND(); 62; 4)" office:value-type="float" office:value="60.6748934497933" calcext:value-type="float">
            <text:p>60.6748934498</text:p>
          </table:table-cell>
          <table:table-cell table:formula="of:=12 + 3 * [.D915] + 5 * [.C915]" office:value-type="float" office:value="193.477693856206" calcext:value-type="float">
            <text:p>193.4776938562</text:p>
          </table:table-cell>
          <table:table-cell/>
        </table:table-row>
        <table:table-row table:style-name="ro1">
          <table:table-cell table:formula="of:=RAND()" office:value-type="float" office:value="0.347021642839536" calcext:value-type="float">
            <text:p>0.3470216428</text:p>
          </table:table-cell>
          <table:table-cell table:formula="of:=NORMINV([.A916];10;3)" office:value-type="float" office:value="8.81987806365748" calcext:value-type="float">
            <text:p>8.8198780637</text:p>
          </table:table-cell>
          <table:table-cell table:formula="of:=COM.MICROSOFT.NORM.INV(RAND(); 0; 1)" office:value-type="float" office:value="-1.00610264251365" calcext:value-type="float">
            <text:p>-1.0061026425</text:p>
          </table:table-cell>
          <table:table-cell table:formula="of:=NORMINV(RAND(); 62; 4)" office:value-type="float" office:value="58.0939491785462" calcext:value-type="float">
            <text:p>58.0939491785</text:p>
          </table:table-cell>
          <table:table-cell table:formula="of:=12 + 3 * [.D916] + 5 * [.C916]" office:value-type="float" office:value="181.25133432307" calcext:value-type="float">
            <text:p>181.2513343231</text:p>
          </table:table-cell>
          <table:table-cell/>
        </table:table-row>
        <table:table-row table:style-name="ro1">
          <table:table-cell table:formula="of:=RAND()" office:value-type="float" office:value="0.73820144450292" calcext:value-type="float">
            <text:p>0.7382014445</text:p>
          </table:table-cell>
          <table:table-cell table:formula="of:=NORMINV([.A917];10;3)" office:value-type="float" office:value="11.9134311898683" calcext:value-type="float">
            <text:p>11.9134311899</text:p>
          </table:table-cell>
          <table:table-cell table:formula="of:=COM.MICROSOFT.NORM.INV(RAND(); 0; 1)" office:value-type="float" office:value="-0.376947404154554" calcext:value-type="float">
            <text:p>-0.3769474042</text:p>
          </table:table-cell>
          <table:table-cell table:formula="of:=NORMINV(RAND(); 62; 4)" office:value-type="float" office:value="64.4121380534524" calcext:value-type="float">
            <text:p>64.4121380535</text:p>
          </table:table-cell>
          <table:table-cell table:formula="of:=12 + 3 * [.D917] + 5 * [.C917]" office:value-type="float" office:value="203.351677139584" calcext:value-type="float">
            <text:p>203.3516771396</text:p>
          </table:table-cell>
          <table:table-cell/>
        </table:table-row>
        <table:table-row table:style-name="ro1">
          <table:table-cell table:formula="of:=RAND()" office:value-type="float" office:value="0.114442388759926" calcext:value-type="float">
            <text:p>0.1144423888</text:p>
          </table:table-cell>
          <table:table-cell table:formula="of:=NORMINV([.A918];10;3)" office:value-type="float" office:value="6.3902902167714" calcext:value-type="float">
            <text:p>6.3902902168</text:p>
          </table:table-cell>
          <table:table-cell table:formula="of:=COM.MICROSOFT.NORM.INV(RAND(); 0; 1)" office:value-type="float" office:value="0.687840291617289" calcext:value-type="float">
            <text:p>0.6878402916</text:p>
          </table:table-cell>
          <table:table-cell table:formula="of:=NORMINV(RAND(); 62; 4)" office:value-type="float" office:value="61.7469868351247" calcext:value-type="float">
            <text:p>61.7469868351</text:p>
          </table:table-cell>
          <table:table-cell table:formula="of:=12 + 3 * [.D918] + 5 * [.C918]" office:value-type="float" office:value="200.680161963461" calcext:value-type="float">
            <text:p>200.6801619635</text:p>
          </table:table-cell>
          <table:table-cell/>
        </table:table-row>
        <table:table-row table:style-name="ro1">
          <table:table-cell table:formula="of:=RAND()" office:value-type="float" office:value="0.289810621412471" calcext:value-type="float">
            <text:p>0.2898106214</text:p>
          </table:table-cell>
          <table:table-cell table:formula="of:=NORMINV([.A919];10;3)" office:value-type="float" office:value="8.33818584708609" calcext:value-type="float">
            <text:p>8.3381858471</text:p>
          </table:table-cell>
          <table:table-cell table:formula="of:=COM.MICROSOFT.NORM.INV(RAND(); 0; 1)" office:value-type="float" office:value="1.48597618372136" calcext:value-type="float">
            <text:p>1.4859761837</text:p>
          </table:table-cell>
          <table:table-cell table:formula="of:=NORMINV(RAND(); 62; 4)" office:value-type="float" office:value="56.511448493236" calcext:value-type="float">
            <text:p>56.5114484932</text:p>
          </table:table-cell>
          <table:table-cell table:formula="of:=12 + 3 * [.D919] + 5 * [.C919]" office:value-type="float" office:value="188.964226398315" calcext:value-type="float">
            <text:p>188.9642263983</text:p>
          </table:table-cell>
          <table:table-cell/>
        </table:table-row>
        <table:table-row table:style-name="ro1">
          <table:table-cell table:formula="of:=RAND()" office:value-type="float" office:value="0.04134800308384" calcext:value-type="float">
            <text:p>0.0413480031</text:p>
          </table:table-cell>
          <table:table-cell table:formula="of:=NORMINV([.A920];10;3)" office:value-type="float" office:value="4.79424106026558" calcext:value-type="float">
            <text:p>4.7942410603</text:p>
          </table:table-cell>
          <table:table-cell table:formula="of:=COM.MICROSOFT.NORM.INV(RAND(); 0; 1)" office:value-type="float" office:value="-0.376588035125241" calcext:value-type="float">
            <text:p>-0.3765880351</text:p>
          </table:table-cell>
          <table:table-cell table:formula="of:=NORMINV(RAND(); 62; 4)" office:value-type="float" office:value="57.7549278826855" calcext:value-type="float">
            <text:p>57.7549278827</text:p>
          </table:table-cell>
          <table:table-cell table:formula="of:=12 + 3 * [.D920] + 5 * [.C920]" office:value-type="float" office:value="183.38184347243" calcext:value-type="float">
            <text:p>183.3818434724</text:p>
          </table:table-cell>
          <table:table-cell/>
        </table:table-row>
        <table:table-row table:style-name="ro1">
          <table:table-cell table:formula="of:=RAND()" office:value-type="float" office:value="0.36319425329566" calcext:value-type="float">
            <text:p>0.3631942533</text:p>
          </table:table-cell>
          <table:table-cell table:formula="of:=NORMINV([.A921];10;3)" office:value-type="float" office:value="8.95019910584443" calcext:value-type="float">
            <text:p>8.9501991058</text:p>
          </table:table-cell>
          <table:table-cell table:formula="of:=COM.MICROSOFT.NORM.INV(RAND(); 0; 1)" office:value-type="float" office:value="1.70965370491449" calcext:value-type="float">
            <text:p>1.7096537049</text:p>
          </table:table-cell>
          <table:table-cell table:formula="of:=NORMINV(RAND(); 62; 4)" office:value-type="float" office:value="65.953884212079" calcext:value-type="float">
            <text:p>65.9538842121</text:p>
          </table:table-cell>
          <table:table-cell table:formula="of:=12 + 3 * [.D921] + 5 * [.C921]" office:value-type="float" office:value="218.409921160809" calcext:value-type="float">
            <text:p>218.4099211608</text:p>
          </table:table-cell>
          <table:table-cell/>
        </table:table-row>
        <table:table-row table:style-name="ro1">
          <table:table-cell table:formula="of:=RAND()" office:value-type="float" office:value="0.75101989437826" calcext:value-type="float">
            <text:p>0.7510198944</text:p>
          </table:table-cell>
          <table:table-cell table:formula="of:=NORMINV([.A922];10;3)" office:value-type="float" office:value="12.0331081138325" calcext:value-type="float">
            <text:p>12.0331081138</text:p>
          </table:table-cell>
          <table:table-cell table:formula="of:=COM.MICROSOFT.NORM.INV(RAND(); 0; 1)" office:value-type="float" office:value="-2.12973990727027" calcext:value-type="float">
            <text:p>-2.1297399073</text:p>
          </table:table-cell>
          <table:table-cell table:formula="of:=NORMINV(RAND(); 62; 4)" office:value-type="float" office:value="62.0186751614676" calcext:value-type="float">
            <text:p>62.0186751615</text:p>
          </table:table-cell>
          <table:table-cell table:formula="of:=12 + 3 * [.D922] + 5 * [.C922]" office:value-type="float" office:value="187.407325948051" calcext:value-type="float">
            <text:p>187.4073259481</text:p>
          </table:table-cell>
          <table:table-cell/>
        </table:table-row>
        <table:table-row table:style-name="ro1">
          <table:table-cell table:formula="of:=RAND()" office:value-type="float" office:value="0.230378284817561" calcext:value-type="float">
            <text:p>0.2303782848</text:p>
          </table:table-cell>
          <table:table-cell table:formula="of:=NORMINV([.A923];10;3)" office:value-type="float" office:value="7.78719513474971" calcext:value-type="float">
            <text:p>7.7871951347</text:p>
          </table:table-cell>
          <table:table-cell table:formula="of:=COM.MICROSOFT.NORM.INV(RAND(); 0; 1)" office:value-type="float" office:value="0.136543156373342" calcext:value-type="float">
            <text:p>0.1365431564</text:p>
          </table:table-cell>
          <table:table-cell table:formula="of:=NORMINV(RAND(); 62; 4)" office:value-type="float" office:value="61.5339388644674" calcext:value-type="float">
            <text:p>61.5339388645</text:p>
          </table:table-cell>
          <table:table-cell table:formula="of:=12 + 3 * [.D923] + 5 * [.C923]" office:value-type="float" office:value="197.284532375269" calcext:value-type="float">
            <text:p>197.2845323753</text:p>
          </table:table-cell>
          <table:table-cell/>
        </table:table-row>
        <table:table-row table:style-name="ro1">
          <table:table-cell table:formula="of:=RAND()" office:value-type="float" office:value="0.301438722526655" calcext:value-type="float">
            <text:p>0.3014387225</text:p>
          </table:table-cell>
          <table:table-cell table:formula="of:=NORMINV([.A924];10;3)" office:value-type="float" office:value="8.43919879354306" calcext:value-type="float">
            <text:p>8.4391987935</text:p>
          </table:table-cell>
          <table:table-cell table:formula="of:=COM.MICROSOFT.NORM.INV(RAND(); 0; 1)" office:value-type="float" office:value="-0.630132351465685" calcext:value-type="float">
            <text:p>-0.6301323515</text:p>
          </table:table-cell>
          <table:table-cell table:formula="of:=NORMINV(RAND(); 62; 4)" office:value-type="float" office:value="59.1050436866241" calcext:value-type="float">
            <text:p>59.1050436866</text:p>
          </table:table-cell>
          <table:table-cell table:formula="of:=12 + 3 * [.D924] + 5 * [.C924]" office:value-type="float" office:value="186.164469302544" calcext:value-type="float">
            <text:p>186.1644693025</text:p>
          </table:table-cell>
          <table:table-cell/>
        </table:table-row>
        <table:table-row table:style-name="ro1">
          <table:table-cell table:formula="of:=RAND()" office:value-type="float" office:value="0.483353598741815" calcext:value-type="float">
            <text:p>0.4833535987</text:p>
          </table:table-cell>
          <table:table-cell table:formula="of:=NORMINV([.A925];10;3)" office:value-type="float" office:value="9.87478463305035" calcext:value-type="float">
            <text:p>9.8747846331</text:p>
          </table:table-cell>
          <table:table-cell table:formula="of:=COM.MICROSOFT.NORM.INV(RAND(); 0; 1)" office:value-type="float" office:value="0.279954206808861" calcext:value-type="float">
            <text:p>0.2799542068</text:p>
          </table:table-cell>
          <table:table-cell table:formula="of:=NORMINV(RAND(); 62; 4)" office:value-type="float" office:value="67.4433910790997" calcext:value-type="float">
            <text:p>67.4433910791</text:p>
          </table:table-cell>
          <table:table-cell table:formula="of:=12 + 3 * [.D925] + 5 * [.C925]" office:value-type="float" office:value="215.729944271343" calcext:value-type="float">
            <text:p>215.7299442713</text:p>
          </table:table-cell>
          <table:table-cell/>
        </table:table-row>
        <table:table-row table:style-name="ro1">
          <table:table-cell table:formula="of:=RAND()" office:value-type="float" office:value="0.6159832268022" calcext:value-type="float">
            <text:p>0.6159832268</text:p>
          </table:table-cell>
          <table:table-cell table:formula="of:=NORMINV([.A926];10;3)" office:value-type="float" office:value="10.8848442238192" calcext:value-type="float">
            <text:p>10.8848442238</text:p>
          </table:table-cell>
          <table:table-cell table:formula="of:=COM.MICROSOFT.NORM.INV(RAND(); 0; 1)" office:value-type="float" office:value="-0.539436503992388" calcext:value-type="float">
            <text:p>-0.539436504</text:p>
          </table:table-cell>
          <table:table-cell table:formula="of:=NORMINV(RAND(); 62; 4)" office:value-type="float" office:value="55.5312605365248" calcext:value-type="float">
            <text:p>55.5312605365</text:p>
          </table:table-cell>
          <table:table-cell table:formula="of:=12 + 3 * [.D926] + 5 * [.C926]" office:value-type="float" office:value="175.896599089612" calcext:value-type="float">
            <text:p>175.8965990896</text:p>
          </table:table-cell>
          <table:table-cell/>
        </table:table-row>
        <table:table-row table:style-name="ro1">
          <table:table-cell table:formula="of:=RAND()" office:value-type="float" office:value="0.767802432645112" calcext:value-type="float">
            <text:p>0.7678024326</text:p>
          </table:table-cell>
          <table:table-cell table:formula="of:=NORMINV([.A927];10;3)" office:value-type="float" office:value="12.1948865481486" calcext:value-type="float">
            <text:p>12.1948865481</text:p>
          </table:table-cell>
          <table:table-cell table:formula="of:=COM.MICROSOFT.NORM.INV(RAND(); 0; 1)" office:value-type="float" office:value="0.623566775949157" calcext:value-type="float">
            <text:p>0.6235667759</text:p>
          </table:table-cell>
          <table:table-cell table:formula="of:=NORMINV(RAND(); 62; 4)" office:value-type="float" office:value="72.4902304521235" calcext:value-type="float">
            <text:p>72.4902304521</text:p>
          </table:table-cell>
          <table:table-cell table:formula="of:=12 + 3 * [.D927] + 5 * [.C927]" office:value-type="float" office:value="232.588525236116" calcext:value-type="float">
            <text:p>232.5885252361</text:p>
          </table:table-cell>
          <table:table-cell/>
        </table:table-row>
        <table:table-row table:style-name="ro1">
          <table:table-cell table:formula="of:=RAND()" office:value-type="float" office:value="0.252104691462591" calcext:value-type="float">
            <text:p>0.2521046915</text:p>
          </table:table-cell>
          <table:table-cell table:formula="of:=NORMINV([.A928];10;3)" office:value-type="float" office:value="7.99635618422251" calcext:value-type="float">
            <text:p>7.9963561842</text:p>
          </table:table-cell>
          <table:table-cell table:formula="of:=COM.MICROSOFT.NORM.INV(RAND(); 0; 1)" office:value-type="float" office:value="1.31489214297141" calcext:value-type="float">
            <text:p>1.314892143</text:p>
          </table:table-cell>
          <table:table-cell table:formula="of:=NORMINV(RAND(); 62; 4)" office:value-type="float" office:value="61.1747006177584" calcext:value-type="float">
            <text:p>61.1747006178</text:p>
          </table:table-cell>
          <table:table-cell table:formula="of:=12 + 3 * [.D928] + 5 * [.C928]" office:value-type="float" office:value="202.098562568132" calcext:value-type="float">
            <text:p>202.0985625681</text:p>
          </table:table-cell>
          <table:table-cell/>
        </table:table-row>
        <table:table-row table:style-name="ro1">
          <table:table-cell table:formula="of:=RAND()" office:value-type="float" office:value="0.567657332634553" calcext:value-type="float">
            <text:p>0.5676573326</text:p>
          </table:table-cell>
          <table:table-cell table:formula="of:=NORMINV([.A929];10;3)" office:value-type="float" office:value="10.5112390550266" calcext:value-type="float">
            <text:p>10.511239055</text:p>
          </table:table-cell>
          <table:table-cell table:formula="of:=COM.MICROSOFT.NORM.INV(RAND(); 0; 1)" office:value-type="float" office:value="-0.719740866299995" calcext:value-type="float">
            <text:p>-0.7197408663</text:p>
          </table:table-cell>
          <table:table-cell table:formula="of:=NORMINV(RAND(); 62; 4)" office:value-type="float" office:value="61.2025184748044" calcext:value-type="float">
            <text:p>61.2025184748</text:p>
          </table:table-cell>
          <table:table-cell table:formula="of:=12 + 3 * [.D929] + 5 * [.C929]" office:value-type="float" office:value="192.008851092913" calcext:value-type="float">
            <text:p>192.0088510929</text:p>
          </table:table-cell>
          <table:table-cell/>
        </table:table-row>
        <table:table-row table:style-name="ro1">
          <table:table-cell table:formula="of:=RAND()" office:value-type="float" office:value="0.234886013437062" calcext:value-type="float">
            <text:p>0.2348860134</text:p>
          </table:table-cell>
          <table:table-cell table:formula="of:=NORMINV([.A930];10;3)" office:value-type="float" office:value="7.83144991203445" calcext:value-type="float">
            <text:p>7.831449912</text:p>
          </table:table-cell>
          <table:table-cell table:formula="of:=COM.MICROSOFT.NORM.INV(RAND(); 0; 1)" office:value-type="float" office:value="-0.149444319048003" calcext:value-type="float">
            <text:p>-0.149444319</text:p>
          </table:table-cell>
          <table:table-cell table:formula="of:=NORMINV(RAND(); 62; 4)" office:value-type="float" office:value="55.6285947911222" calcext:value-type="float">
            <text:p>55.6285947911</text:p>
          </table:table-cell>
          <table:table-cell table:formula="of:=12 + 3 * [.D930] + 5 * [.C930]" office:value-type="float" office:value="178.138562778127" calcext:value-type="float">
            <text:p>178.1385627781</text:p>
          </table:table-cell>
          <table:table-cell/>
        </table:table-row>
        <table:table-row table:style-name="ro1">
          <table:table-cell table:formula="of:=RAND()" office:value-type="float" office:value="0.188380277017131" calcext:value-type="float">
            <text:p>0.188380277</text:p>
          </table:table-cell>
          <table:table-cell table:formula="of:=NORMINV([.A931];10;3)" office:value-type="float" office:value="7.34835755139304" calcext:value-type="float">
            <text:p>7.3483575514</text:p>
          </table:table-cell>
          <table:table-cell table:formula="of:=COM.MICROSOFT.NORM.INV(RAND(); 0; 1)" office:value-type="float" office:value="-0.462395484217476" calcext:value-type="float">
            <text:p>-0.4623954842</text:p>
          </table:table-cell>
          <table:table-cell table:formula="of:=NORMINV(RAND(); 62; 4)" office:value-type="float" office:value="59.9975674922346" calcext:value-type="float">
            <text:p>59.9975674922</text:p>
          </table:table-cell>
          <table:table-cell table:formula="of:=12 + 3 * [.D931] + 5 * [.C931]" office:value-type="float" office:value="189.680725055617" calcext:value-type="float">
            <text:p>189.6807250556</text:p>
          </table:table-cell>
          <table:table-cell/>
        </table:table-row>
        <table:table-row table:style-name="ro1">
          <table:table-cell table:formula="of:=RAND()" office:value-type="float" office:value="0.636245688656345" calcext:value-type="float">
            <text:p>0.6362456887</text:p>
          </table:table-cell>
          <table:table-cell table:formula="of:=NORMINV([.A932];10;3)" office:value-type="float" office:value="11.0453245707461" calcext:value-type="float">
            <text:p>11.0453245707</text:p>
          </table:table-cell>
          <table:table-cell table:formula="of:=COM.MICROSOFT.NORM.INV(RAND(); 0; 1)" office:value-type="float" office:value="-0.310276066925157" calcext:value-type="float">
            <text:p>-0.3102760669</text:p>
          </table:table-cell>
          <table:table-cell table:formula="of:=NORMINV(RAND(); 62; 4)" office:value-type="float" office:value="61.2878617627627" calcext:value-type="float">
            <text:p>61.2878617628</text:p>
          </table:table-cell>
          <table:table-cell table:formula="of:=12 + 3 * [.D932] + 5 * [.C932]" office:value-type="float" office:value="194.312204953662" calcext:value-type="float">
            <text:p>194.3122049537</text:p>
          </table:table-cell>
          <table:table-cell/>
        </table:table-row>
        <table:table-row table:style-name="ro1">
          <table:table-cell table:formula="of:=RAND()" office:value-type="float" office:value="0.554701923625544" calcext:value-type="float">
            <text:p>0.5547019236</text:p>
          </table:table-cell>
          <table:table-cell table:formula="of:=NORMINV([.A933];10;3)" office:value-type="float" office:value="10.4126497010978" calcext:value-type="float">
            <text:p>10.4126497011</text:p>
          </table:table-cell>
          <table:table-cell table:formula="of:=COM.MICROSOFT.NORM.INV(RAND(); 0; 1)" office:value-type="float" office:value="0.448346336869722" calcext:value-type="float">
            <text:p>0.4483463369</text:p>
          </table:table-cell>
          <table:table-cell table:formula="of:=NORMINV(RAND(); 62; 4)" office:value-type="float" office:value="68.1897133403865" calcext:value-type="float">
            <text:p>68.1897133404</text:p>
          </table:table-cell>
          <table:table-cell table:formula="of:=12 + 3 * [.D933] + 5 * [.C933]" office:value-type="float" office:value="218.810871705508" calcext:value-type="float">
            <text:p>218.8108717055</text:p>
          </table:table-cell>
          <table:table-cell/>
        </table:table-row>
        <table:table-row table:style-name="ro1">
          <table:table-cell table:formula="of:=RAND()" office:value-type="float" office:value="0.172449996229261" calcext:value-type="float">
            <text:p>0.1724499962</text:p>
          </table:table-cell>
          <table:table-cell table:formula="of:=NORMINV([.A934];10;3)" office:value-type="float" office:value="7.16641654063451" calcext:value-type="float">
            <text:p>7.1664165406</text:p>
          </table:table-cell>
          <table:table-cell table:formula="of:=COM.MICROSOFT.NORM.INV(RAND(); 0; 1)" office:value-type="float" office:value="0.538717376109548" calcext:value-type="float">
            <text:p>0.5387173761</text:p>
          </table:table-cell>
          <table:table-cell table:formula="of:=NORMINV(RAND(); 62; 4)" office:value-type="float" office:value="65.5262109476832" calcext:value-type="float">
            <text:p>65.5262109477</text:p>
          </table:table-cell>
          <table:table-cell table:formula="of:=12 + 3 * [.D934] + 5 * [.C934]" office:value-type="float" office:value="211.272219723597" calcext:value-type="float">
            <text:p>211.2722197236</text:p>
          </table:table-cell>
          <table:table-cell/>
        </table:table-row>
        <table:table-row table:style-name="ro1">
          <table:table-cell table:formula="of:=RAND()" office:value-type="float" office:value="0.377903111744672" calcext:value-type="float">
            <text:p>0.3779031117</text:p>
          </table:table-cell>
          <table:table-cell table:formula="of:=NORMINV([.A935];10;3)" office:value-type="float" office:value="9.06702210627172" calcext:value-type="float">
            <text:p>9.0670221063</text:p>
          </table:table-cell>
          <table:table-cell table:formula="of:=COM.MICROSOFT.NORM.INV(RAND(); 0; 1)" office:value-type="float" office:value="0.0310570814748284" calcext:value-type="float">
            <text:p>0.0310570815</text:p>
          </table:table-cell>
          <table:table-cell table:formula="of:=NORMINV(RAND(); 62; 4)" office:value-type="float" office:value="56.7984533132722" calcext:value-type="float">
            <text:p>56.7984533133</text:p>
          </table:table-cell>
          <table:table-cell table:formula="of:=12 + 3 * [.D935] + 5 * [.C935]" office:value-type="float" office:value="182.550645347191" calcext:value-type="float">
            <text:p>182.5506453472</text:p>
          </table:table-cell>
          <table:table-cell/>
        </table:table-row>
        <table:table-row table:style-name="ro1">
          <table:table-cell table:formula="of:=RAND()" office:value-type="float" office:value="0.841060393955559" calcext:value-type="float">
            <text:p>0.841060394</text:p>
          </table:table-cell>
          <table:table-cell table:formula="of:=NORMINV([.A936];10;3)" office:value-type="float" office:value="12.9964766163594" calcext:value-type="float">
            <text:p>12.9964766164</text:p>
          </table:table-cell>
          <table:table-cell table:formula="of:=COM.MICROSOFT.NORM.INV(RAND(); 0; 1)" office:value-type="float" office:value="-0.805609229293598" calcext:value-type="float">
            <text:p>-0.8056092293</text:p>
          </table:table-cell>
          <table:table-cell table:formula="of:=NORMINV(RAND(); 62; 4)" office:value-type="float" office:value="59.0413160582746" calcext:value-type="float">
            <text:p>59.0413160583</text:p>
          </table:table-cell>
          <table:table-cell table:formula="of:=12 + 3 * [.D936] + 5 * [.C936]" office:value-type="float" office:value="185.095902028356" calcext:value-type="float">
            <text:p>185.0959020284</text:p>
          </table:table-cell>
          <table:table-cell/>
        </table:table-row>
        <table:table-row table:style-name="ro1">
          <table:table-cell table:formula="of:=RAND()" office:value-type="float" office:value="0.133116581710055" calcext:value-type="float">
            <text:p>0.1331165817</text:p>
          </table:table-cell>
          <table:table-cell table:formula="of:=NORMINV([.A937];10;3)" office:value-type="float" office:value="6.66466286236692" calcext:value-type="float">
            <text:p>6.6646628624</text:p>
          </table:table-cell>
          <table:table-cell table:formula="of:=COM.MICROSOFT.NORM.INV(RAND(); 0; 1)" office:value-type="float" office:value="0.341657867240674" calcext:value-type="float">
            <text:p>0.3416578672</text:p>
          </table:table-cell>
          <table:table-cell table:formula="of:=NORMINV(RAND(); 62; 4)" office:value-type="float" office:value="63.585825156482" calcext:value-type="float">
            <text:p>63.5858251565</text:p>
          </table:table-cell>
          <table:table-cell table:formula="of:=12 + 3 * [.D937] + 5 * [.C937]" office:value-type="float" office:value="204.465764805649" calcext:value-type="float">
            <text:p>204.4657648057</text:p>
          </table:table-cell>
          <table:table-cell/>
        </table:table-row>
        <table:table-row table:style-name="ro1">
          <table:table-cell table:formula="of:=RAND()" office:value-type="float" office:value="0.219268914777786" calcext:value-type="float">
            <text:p>0.2192689148</text:p>
          </table:table-cell>
          <table:table-cell table:formula="of:=NORMINV([.A938];10;3)" office:value-type="float" office:value="7.67600597380321" calcext:value-type="float">
            <text:p>7.6760059738</text:p>
          </table:table-cell>
          <table:table-cell table:formula="of:=COM.MICROSOFT.NORM.INV(RAND(); 0; 1)" office:value-type="float" office:value="1.10431366063707" calcext:value-type="float">
            <text:p>1.1043136606</text:p>
          </table:table-cell>
          <table:table-cell table:formula="of:=NORMINV(RAND(); 62; 4)" office:value-type="float" office:value="58.8265431287698" calcext:value-type="float">
            <text:p>58.8265431288</text:p>
          </table:table-cell>
          <table:table-cell table:formula="of:=12 + 3 * [.D938] + 5 * [.C938]" office:value-type="float" office:value="194.001197689495" calcext:value-type="float">
            <text:p>194.0011976895</text:p>
          </table:table-cell>
          <table:table-cell/>
        </table:table-row>
        <table:table-row table:style-name="ro1">
          <table:table-cell table:formula="of:=RAND()" office:value-type="float" office:value="0.551069136010483" calcext:value-type="float">
            <text:p>0.551069136</text:p>
          </table:table-cell>
          <table:table-cell table:formula="of:=NORMINV([.A939];10;3)" office:value-type="float" office:value="10.3850889341153" calcext:value-type="float">
            <text:p>10.3850889341</text:p>
          </table:table-cell>
          <table:table-cell table:formula="of:=COM.MICROSOFT.NORM.INV(RAND(); 0; 1)" office:value-type="float" office:value="0.127853784795174" calcext:value-type="float">
            <text:p>0.1278537848</text:p>
          </table:table-cell>
          <table:table-cell table:formula="of:=NORMINV(RAND(); 62; 4)" office:value-type="float" office:value="59.8655022868121" calcext:value-type="float">
            <text:p>59.8655022868</text:p>
          </table:table-cell>
          <table:table-cell table:formula="of:=12 + 3 * [.D939] + 5 * [.C939]" office:value-type="float" office:value="192.235775784412" calcext:value-type="float">
            <text:p>192.2357757844</text:p>
          </table:table-cell>
          <table:table-cell/>
        </table:table-row>
        <table:table-row table:style-name="ro1">
          <table:table-cell table:formula="of:=RAND()" office:value-type="float" office:value="0.415825258474797" calcext:value-type="float">
            <text:p>0.4158252585</text:p>
          </table:table-cell>
          <table:table-cell table:formula="of:=NORMINV([.A940];10;3)" office:value-type="float" office:value="9.36224440258605" calcext:value-type="float">
            <text:p>9.3622444026</text:p>
          </table:table-cell>
          <table:table-cell table:formula="of:=COM.MICROSOFT.NORM.INV(RAND(); 0; 1)" office:value-type="float" office:value="-0.911394045435815" calcext:value-type="float">
            <text:p>-0.9113940454</text:p>
          </table:table-cell>
          <table:table-cell table:formula="of:=NORMINV(RAND(); 62; 4)" office:value-type="float" office:value="63.7779803981362" calcext:value-type="float">
            <text:p>63.7779803981</text:p>
          </table:table-cell>
          <table:table-cell table:formula="of:=12 + 3 * [.D940] + 5 * [.C940]" office:value-type="float" office:value="198.77697096723" calcext:value-type="float">
            <text:p>198.7769709672</text:p>
          </table:table-cell>
          <table:table-cell/>
        </table:table-row>
        <table:table-row table:style-name="ro1">
          <table:table-cell table:formula="of:=RAND()" office:value-type="float" office:value="0.690902470378205" calcext:value-type="float">
            <text:p>0.6909024704</text:p>
          </table:table-cell>
          <table:table-cell table:formula="of:=NORMINV([.A941];10;3)" office:value-type="float" office:value="11.4952301303621" calcext:value-type="float">
            <text:p>11.4952301304</text:p>
          </table:table-cell>
          <table:table-cell table:formula="of:=COM.MICROSOFT.NORM.INV(RAND(); 0; 1)" office:value-type="float" office:value="1.21058490965683" calcext:value-type="float">
            <text:p>1.2105849097</text:p>
          </table:table-cell>
          <table:table-cell table:formula="of:=NORMINV(RAND(); 62; 4)" office:value-type="float" office:value="64.2434214693423" calcext:value-type="float">
            <text:p>64.2434214693</text:p>
          </table:table-cell>
          <table:table-cell table:formula="of:=12 + 3 * [.D941] + 5 * [.C941]" office:value-type="float" office:value="210.783188956311" calcext:value-type="float">
            <text:p>210.7831889563</text:p>
          </table:table-cell>
          <table:table-cell/>
        </table:table-row>
        <table:table-row table:style-name="ro1">
          <table:table-cell table:formula="of:=RAND()" office:value-type="float" office:value="0.532467484939843" calcext:value-type="float">
            <text:p>0.5324674849</text:p>
          </table:table-cell>
          <table:table-cell table:formula="of:=NORMINV([.A942];10;3)" office:value-type="float" office:value="10.2444218905911" calcext:value-type="float">
            <text:p>10.2444218906</text:p>
          </table:table-cell>
          <table:table-cell table:formula="of:=COM.MICROSOFT.NORM.INV(RAND(); 0; 1)" office:value-type="float" office:value="0.0578642155703816" calcext:value-type="float">
            <text:p>0.0578642156</text:p>
          </table:table-cell>
          <table:table-cell table:formula="of:=NORMINV(RAND(); 62; 4)" office:value-type="float" office:value="65.1359213131158" calcext:value-type="float">
            <text:p>65.1359213131</text:p>
          </table:table-cell>
          <table:table-cell table:formula="of:=12 + 3 * [.D942] + 5 * [.C942]" office:value-type="float" office:value="207.697085017199" calcext:value-type="float">
            <text:p>207.6970850172</text:p>
          </table:table-cell>
          <table:table-cell/>
        </table:table-row>
        <table:table-row table:style-name="ro1">
          <table:table-cell table:formula="of:=RAND()" office:value-type="float" office:value="0.0484789998736233" calcext:value-type="float">
            <text:p>0.0484789999</text:p>
          </table:table-cell>
          <table:table-cell table:formula="of:=NORMINV([.A943];10;3)" office:value-type="float" office:value="5.02064928368545" calcext:value-type="float">
            <text:p>5.0206492837</text:p>
          </table:table-cell>
          <table:table-cell table:formula="of:=COM.MICROSOFT.NORM.INV(RAND(); 0; 1)" office:value-type="float" office:value="0.134675465923761" calcext:value-type="float">
            <text:p>0.1346754659</text:p>
          </table:table-cell>
          <table:table-cell table:formula="of:=NORMINV(RAND(); 62; 4)" office:value-type="float" office:value="61.6711729385154" calcext:value-type="float">
            <text:p>61.6711729385</text:p>
          </table:table-cell>
          <table:table-cell table:formula="of:=12 + 3 * [.D943] + 5 * [.C943]" office:value-type="float" office:value="197.686896145165" calcext:value-type="float">
            <text:p>197.6868961452</text:p>
          </table:table-cell>
          <table:table-cell/>
        </table:table-row>
        <table:table-row table:style-name="ro1">
          <table:table-cell table:formula="of:=RAND()" office:value-type="float" office:value="0.200195816345513" calcext:value-type="float">
            <text:p>0.2001958163</text:p>
          </table:table-cell>
          <table:table-cell table:formula="of:=NORMINV([.A944];10;3)" office:value-type="float" office:value="7.47723399973506" calcext:value-type="float">
            <text:p>7.4772339997</text:p>
          </table:table-cell>
          <table:table-cell table:formula="of:=COM.MICROSOFT.NORM.INV(RAND(); 0; 1)" office:value-type="float" office:value="-0.327809802210752" calcext:value-type="float">
            <text:p>-0.3278098022</text:p>
          </table:table-cell>
          <table:table-cell table:formula="of:=NORMINV(RAND(); 62; 4)" office:value-type="float" office:value="66.4541006062139" calcext:value-type="float">
            <text:p>66.4541006062</text:p>
          </table:table-cell>
          <table:table-cell table:formula="of:=12 + 3 * [.D944] + 5 * [.C944]" office:value-type="float" office:value="209.723252807588" calcext:value-type="float">
            <text:p>209.7232528076</text:p>
          </table:table-cell>
          <table:table-cell/>
        </table:table-row>
        <table:table-row table:style-name="ro1">
          <table:table-cell table:formula="of:=RAND()" office:value-type="float" office:value="0.023242708761245" calcext:value-type="float">
            <text:p>0.0232427088</text:p>
          </table:table-cell>
          <table:table-cell table:formula="of:=NORMINV([.A945];10;3)" office:value-type="float" office:value="4.02712361669068" calcext:value-type="float">
            <text:p>4.0271236167</text:p>
          </table:table-cell>
          <table:table-cell table:formula="of:=COM.MICROSOFT.NORM.INV(RAND(); 0; 1)" office:value-type="float" office:value="-1.16366530832054" calcext:value-type="float">
            <text:p>-1.1636653083</text:p>
          </table:table-cell>
          <table:table-cell table:formula="of:=NORMINV(RAND(); 62; 4)" office:value-type="float" office:value="55.1525380666219" calcext:value-type="float">
            <text:p>55.1525380666</text:p>
          </table:table-cell>
          <table:table-cell table:formula="of:=12 + 3 * [.D945] + 5 * [.C945]" office:value-type="float" office:value="171.639287658263" calcext:value-type="float">
            <text:p>171.6392876583</text:p>
          </table:table-cell>
          <table:table-cell/>
        </table:table-row>
        <table:table-row table:style-name="ro1">
          <table:table-cell table:formula="of:=RAND()" office:value-type="float" office:value="0.385653959820047" calcext:value-type="float">
            <text:p>0.3856539598</text:p>
          </table:table-cell>
          <table:table-cell table:formula="of:=NORMINV([.A946];10;3)" office:value-type="float" office:value="9.12800647994224" calcext:value-type="float">
            <text:p>9.1280064799</text:p>
          </table:table-cell>
          <table:table-cell table:formula="of:=COM.MICROSOFT.NORM.INV(RAND(); 0; 1)" office:value-type="float" office:value="0.321446311826934" calcext:value-type="float">
            <text:p>0.3214463118</text:p>
          </table:table-cell>
          <table:table-cell table:formula="of:=NORMINV(RAND(); 62; 4)" office:value-type="float" office:value="64.2288297502934" calcext:value-type="float">
            <text:p>64.2288297503</text:p>
          </table:table-cell>
          <table:table-cell table:formula="of:=12 + 3 * [.D946] + 5 * [.C946]" office:value-type="float" office:value="206.293720810015" calcext:value-type="float">
            <text:p>206.29372081</text:p>
          </table:table-cell>
          <table:table-cell/>
        </table:table-row>
        <table:table-row table:style-name="ro1">
          <table:table-cell table:formula="of:=RAND()" office:value-type="float" office:value="0.764370654942468" calcext:value-type="float">
            <text:p>0.7643706549</text:p>
          </table:table-cell>
          <table:table-cell table:formula="of:=NORMINV([.A947];10;3)" office:value-type="float" office:value="12.1612977708419" calcext:value-type="float">
            <text:p>12.1612977708</text:p>
          </table:table-cell>
          <table:table-cell table:formula="of:=COM.MICROSOFT.NORM.INV(RAND(); 0; 1)" office:value-type="float" office:value="0.311259479022655" calcext:value-type="float">
            <text:p>0.311259479</text:p>
          </table:table-cell>
          <table:table-cell table:formula="of:=NORMINV(RAND(); 62; 4)" office:value-type="float" office:value="68.6635505710266" calcext:value-type="float">
            <text:p>68.663550571</text:p>
          </table:table-cell>
          <table:table-cell table:formula="of:=12 + 3 * [.D947] + 5 * [.C947]" office:value-type="float" office:value="219.546949108193" calcext:value-type="float">
            <text:p>219.5469491082</text:p>
          </table:table-cell>
          <table:table-cell/>
        </table:table-row>
        <table:table-row table:style-name="ro1">
          <table:table-cell table:formula="of:=RAND()" office:value-type="float" office:value="0.0406231000088155" calcext:value-type="float">
            <text:p>0.0406231</text:p>
          </table:table-cell>
          <table:table-cell table:formula="of:=NORMINV([.A948];10;3)" office:value-type="float" office:value="4.7694980356689" calcext:value-type="float">
            <text:p>4.7694980357</text:p>
          </table:table-cell>
          <table:table-cell table:formula="of:=COM.MICROSOFT.NORM.INV(RAND(); 0; 1)" office:value-type="float" office:value="-2.91048747914144" calcext:value-type="float">
            <text:p>-2.9104874791</text:p>
          </table:table-cell>
          <table:table-cell table:formula="of:=NORMINV(RAND(); 62; 4)" office:value-type="float" office:value="63.7533884256172" calcext:value-type="float">
            <text:p>63.7533884256</text:p>
          </table:table-cell>
          <table:table-cell table:formula="of:=12 + 3 * [.D948] + 5 * [.C948]" office:value-type="float" office:value="188.707727881144" calcext:value-type="float">
            <text:p>188.7077278811</text:p>
          </table:table-cell>
          <table:table-cell/>
        </table:table-row>
        <table:table-row table:style-name="ro1">
          <table:table-cell table:formula="of:=RAND()" office:value-type="float" office:value="0.976695501245558" calcext:value-type="float">
            <text:p>0.9766955012</text:p>
          </table:table-cell>
          <table:table-cell table:formula="of:=NORMINV([.A949];10;3)" office:value-type="float" office:value="15.9695081856661" calcext:value-type="float">
            <text:p>15.9695081857</text:p>
          </table:table-cell>
          <table:table-cell table:formula="of:=COM.MICROSOFT.NORM.INV(RAND(); 0; 1)" office:value-type="float" office:value="2.08471475761241" calcext:value-type="float">
            <text:p>2.0847147576</text:p>
          </table:table-cell>
          <table:table-cell table:formula="of:=NORMINV(RAND(); 62; 4)" office:value-type="float" office:value="57.5333607834638" calcext:value-type="float">
            <text:p>57.5333607835</text:p>
          </table:table-cell>
          <table:table-cell table:formula="of:=12 + 3 * [.D949] + 5 * [.C949]" office:value-type="float" office:value="195.023656138454" calcext:value-type="float">
            <text:p>195.0236561385</text:p>
          </table:table-cell>
          <table:table-cell/>
        </table:table-row>
        <table:table-row table:style-name="ro1">
          <table:table-cell table:formula="of:=RAND()" office:value-type="float" office:value="0.112541473237798" calcext:value-type="float">
            <text:p>0.1125414732</text:p>
          </table:table-cell>
          <table:table-cell table:formula="of:=NORMINV([.A950];10;3)" office:value-type="float" office:value="6.36063216794768" calcext:value-type="float">
            <text:p>6.3606321679</text:p>
          </table:table-cell>
          <table:table-cell table:formula="of:=COM.MICROSOFT.NORM.INV(RAND(); 0; 1)" office:value-type="float" office:value="-0.937723599616181" calcext:value-type="float">
            <text:p>-0.9377235996</text:p>
          </table:table-cell>
          <table:table-cell table:formula="of:=NORMINV(RAND(); 62; 4)" office:value-type="float" office:value="60.8978268804384" calcext:value-type="float">
            <text:p>60.8978268804</text:p>
          </table:table-cell>
          <table:table-cell table:formula="of:=12 + 3 * [.D950] + 5 * [.C950]" office:value-type="float" office:value="190.004862643234" calcext:value-type="float">
            <text:p>190.0048626432</text:p>
          </table:table-cell>
          <table:table-cell/>
        </table:table-row>
        <table:table-row table:style-name="ro1">
          <table:table-cell table:formula="of:=RAND()" office:value-type="float" office:value="0.301126841921359" calcext:value-type="float">
            <text:p>0.3011268419</text:p>
          </table:table-cell>
          <table:table-cell table:formula="of:=NORMINV([.A951];10;3)" office:value-type="float" office:value="8.43651296863488" calcext:value-type="float">
            <text:p>8.4365129686</text:p>
          </table:table-cell>
          <table:table-cell table:formula="of:=COM.MICROSOFT.NORM.INV(RAND(); 0; 1)" office:value-type="float" office:value="-0.242918251660365" calcext:value-type="float">
            <text:p>-0.2429182517</text:p>
          </table:table-cell>
          <table:table-cell table:formula="of:=NORMINV(RAND(); 62; 4)" office:value-type="float" office:value="73.4407199941191" calcext:value-type="float">
            <text:p>73.4407199941</text:p>
          </table:table-cell>
          <table:table-cell table:formula="of:=12 + 3 * [.D951] + 5 * [.C951]" office:value-type="float" office:value="231.107568724055" calcext:value-type="float">
            <text:p>231.1075687241</text:p>
          </table:table-cell>
          <table:table-cell/>
        </table:table-row>
        <table:table-row table:style-name="ro1">
          <table:table-cell table:formula="of:=RAND()" office:value-type="float" office:value="0.633921021828428" calcext:value-type="float">
            <text:p>0.6339210218</text:p>
          </table:table-cell>
          <table:table-cell table:formula="of:=NORMINV([.A952];10;3)" office:value-type="float" office:value="11.026769151211" calcext:value-type="float">
            <text:p>11.0267691512</text:p>
          </table:table-cell>
          <table:table-cell table:formula="of:=COM.MICROSOFT.NORM.INV(RAND(); 0; 1)" office:value-type="float" office:value="-0.636227161749976" calcext:value-type="float">
            <text:p>-0.6362271617</text:p>
          </table:table-cell>
          <table:table-cell table:formula="of:=NORMINV(RAND(); 62; 4)" office:value-type="float" office:value="59.9101170987322" calcext:value-type="float">
            <text:p>59.9101170987</text:p>
          </table:table-cell>
          <table:table-cell table:formula="of:=12 + 3 * [.D952] + 5 * [.C952]" office:value-type="float" office:value="188.549215487447" calcext:value-type="float">
            <text:p>188.5492154874</text:p>
          </table:table-cell>
          <table:table-cell/>
        </table:table-row>
        <table:table-row table:style-name="ro1">
          <table:table-cell table:formula="of:=RAND()" office:value-type="float" office:value="0.197222979040816" calcext:value-type="float">
            <text:p>0.197222979</text:p>
          </table:table-cell>
          <table:table-cell table:formula="of:=NORMINV([.A953];10;3)" office:value-type="float" office:value="7.44525305201636" calcext:value-type="float">
            <text:p>7.445253052</text:p>
          </table:table-cell>
          <table:table-cell table:formula="of:=COM.MICROSOFT.NORM.INV(RAND(); 0; 1)" office:value-type="float" office:value="1.98864347053393" calcext:value-type="float">
            <text:p>1.9886434705</text:p>
          </table:table-cell>
          <table:table-cell table:formula="of:=NORMINV(RAND(); 62; 4)" office:value-type="float" office:value="62.8305154989034" calcext:value-type="float">
            <text:p>62.8305154989</text:p>
          </table:table-cell>
          <table:table-cell table:formula="of:=12 + 3 * [.D953] + 5 * [.C953]" office:value-type="float" office:value="210.43476384938" calcext:value-type="float">
            <text:p>210.4347638494</text:p>
          </table:table-cell>
          <table:table-cell/>
        </table:table-row>
        <table:table-row table:style-name="ro1">
          <table:table-cell table:formula="of:=RAND()" office:value-type="float" office:value="0.430337989935651" calcext:value-type="float">
            <text:p>0.4303379899</text:p>
          </table:table-cell>
          <table:table-cell table:formula="of:=NORMINV([.A954];10;3)" office:value-type="float" office:value="9.47345879708838" calcext:value-type="float">
            <text:p>9.4734587971</text:p>
          </table:table-cell>
          <table:table-cell table:formula="of:=COM.MICROSOFT.NORM.INV(RAND(); 0; 1)" office:value-type="float" office:value="0.389773449290788" calcext:value-type="float">
            <text:p>0.3897734493</text:p>
          </table:table-cell>
          <table:table-cell table:formula="of:=NORMINV(RAND(); 62; 4)" office:value-type="float" office:value="59.5901951338627" calcext:value-type="float">
            <text:p>59.5901951339</text:p>
          </table:table-cell>
          <table:table-cell table:formula="of:=12 + 3 * [.D954] + 5 * [.C954]" office:value-type="float" office:value="192.719452648042" calcext:value-type="float">
            <text:p>192.719452648</text:p>
          </table:table-cell>
          <table:table-cell/>
        </table:table-row>
        <table:table-row table:style-name="ro1">
          <table:table-cell table:formula="of:=RAND()" office:value-type="float" office:value="0.384506604867056" calcext:value-type="float">
            <text:p>0.3845066049</text:p>
          </table:table-cell>
          <table:table-cell table:formula="of:=NORMINV([.A955];10;3)" office:value-type="float" office:value="9.11900228411865" calcext:value-type="float">
            <text:p>9.1190022841</text:p>
          </table:table-cell>
          <table:table-cell table:formula="of:=COM.MICROSOFT.NORM.INV(RAND(); 0; 1)" office:value-type="float" office:value="1.43469172403494" calcext:value-type="float">
            <text:p>1.434691724</text:p>
          </table:table-cell>
          <table:table-cell table:formula="of:=NORMINV(RAND(); 62; 4)" office:value-type="float" office:value="64.5900631270592" calcext:value-type="float">
            <text:p>64.5900631271</text:p>
          </table:table-cell>
          <table:table-cell table:formula="of:=12 + 3 * [.D955] + 5 * [.C955]" office:value-type="float" office:value="212.943648001352" calcext:value-type="float">
            <text:p>212.9436480014</text:p>
          </table:table-cell>
          <table:table-cell/>
        </table:table-row>
        <table:table-row table:style-name="ro1">
          <table:table-cell table:formula="of:=RAND()" office:value-type="float" office:value="0.0237722410820425" calcext:value-type="float">
            <text:p>0.0237722411</text:p>
          </table:table-cell>
          <table:table-cell table:formula="of:=NORMINV([.A956];10;3)" office:value-type="float" office:value="4.05574774962538" calcext:value-type="float">
            <text:p>4.0557477496</text:p>
          </table:table-cell>
          <table:table-cell table:formula="of:=COM.MICROSOFT.NORM.INV(RAND(); 0; 1)" office:value-type="float" office:value="0.248937402882237" calcext:value-type="float">
            <text:p>0.2489374029</text:p>
          </table:table-cell>
          <table:table-cell table:formula="of:=NORMINV(RAND(); 62; 4)" office:value-type="float" office:value="52.5271219099729" calcext:value-type="float">
            <text:p>52.52712191</text:p>
          </table:table-cell>
          <table:table-cell table:formula="of:=12 + 3 * [.D956] + 5 * [.C956]" office:value-type="float" office:value="170.82605274433" calcext:value-type="float">
            <text:p>170.8260527443</text:p>
          </table:table-cell>
          <table:table-cell/>
        </table:table-row>
        <table:table-row table:style-name="ro1">
          <table:table-cell table:formula="of:=RAND()" office:value-type="float" office:value="0.697761344257742" calcext:value-type="float">
            <text:p>0.6977613443</text:p>
          </table:table-cell>
          <table:table-cell table:formula="of:=NORMINV([.A957];10;3)" office:value-type="float" office:value="11.5539181233607" calcext:value-type="float">
            <text:p>11.5539181234</text:p>
          </table:table-cell>
          <table:table-cell table:formula="of:=COM.MICROSOFT.NORM.INV(RAND(); 0; 1)" office:value-type="float" office:value="1.92742267576714" calcext:value-type="float">
            <text:p>1.9274226758</text:p>
          </table:table-cell>
          <table:table-cell table:formula="of:=NORMINV(RAND(); 62; 4)" office:value-type="float" office:value="54.3291473036241" calcext:value-type="float">
            <text:p>54.3291473036</text:p>
          </table:table-cell>
          <table:table-cell table:formula="of:=12 + 3 * [.D957] + 5 * [.C957]" office:value-type="float" office:value="184.624555289708" calcext:value-type="float">
            <text:p>184.6245552897</text:p>
          </table:table-cell>
          <table:table-cell/>
        </table:table-row>
        <table:table-row table:style-name="ro1">
          <table:table-cell table:formula="of:=RAND()" office:value-type="float" office:value="0.0741541341412813" calcext:value-type="float">
            <text:p>0.0741541341</text:p>
          </table:table-cell>
          <table:table-cell table:formula="of:=NORMINV([.A958];10;3)" office:value-type="float" office:value="5.66340140207594" calcext:value-type="float">
            <text:p>5.6634014021</text:p>
          </table:table-cell>
          <table:table-cell table:formula="of:=COM.MICROSOFT.NORM.INV(RAND(); 0; 1)" office:value-type="float" office:value="0.906529179285066" calcext:value-type="float">
            <text:p>0.9065291793</text:p>
          </table:table-cell>
          <table:table-cell table:formula="of:=NORMINV(RAND(); 62; 4)" office:value-type="float" office:value="55.843906460108" calcext:value-type="float">
            <text:p>55.8439064601</text:p>
          </table:table-cell>
          <table:table-cell table:formula="of:=12 + 3 * [.D958] + 5 * [.C958]" office:value-type="float" office:value="184.064365276749" calcext:value-type="float">
            <text:p>184.0643652768</text:p>
          </table:table-cell>
          <table:table-cell/>
        </table:table-row>
        <table:table-row table:style-name="ro1">
          <table:table-cell table:formula="of:=RAND()" office:value-type="float" office:value="0.825596425915137" calcext:value-type="float">
            <text:p>0.8255964259</text:p>
          </table:table-cell>
          <table:table-cell table:formula="of:=NORMINV([.A959];10;3)" office:value-type="float" office:value="12.8107166262208" calcext:value-type="float">
            <text:p>12.8107166262</text:p>
          </table:table-cell>
          <table:table-cell table:formula="of:=COM.MICROSOFT.NORM.INV(RAND(); 0; 1)" office:value-type="float" office:value="-0.0302480611189067" calcext:value-type="float">
            <text:p>-0.0302480611</text:p>
          </table:table-cell>
          <table:table-cell table:formula="of:=NORMINV(RAND(); 62; 4)" office:value-type="float" office:value="59.7672211286131" calcext:value-type="float">
            <text:p>59.7672211286</text:p>
          </table:table-cell>
          <table:table-cell table:formula="of:=12 + 3 * [.D959] + 5 * [.C959]" office:value-type="float" office:value="191.150423080245" calcext:value-type="float">
            <text:p>191.1504230802</text:p>
          </table:table-cell>
          <table:table-cell/>
        </table:table-row>
        <table:table-row table:style-name="ro1">
          <table:table-cell table:formula="of:=RAND()" office:value-type="float" office:value="0.349247250007465" calcext:value-type="float">
            <text:p>0.34924725</text:p>
          </table:table-cell>
          <table:table-cell table:formula="of:=NORMINV([.A960];10;3)" office:value-type="float" office:value="8.83793940461825" calcext:value-type="float">
            <text:p>8.8379394046</text:p>
          </table:table-cell>
          <table:table-cell table:formula="of:=COM.MICROSOFT.NORM.INV(RAND(); 0; 1)" office:value-type="float" office:value="0.400189980752316" calcext:value-type="float">
            <text:p>0.4001899808</text:p>
          </table:table-cell>
          <table:table-cell table:formula="of:=NORMINV(RAND(); 62; 4)" office:value-type="float" office:value="52.5533403898858" calcext:value-type="float">
            <text:p>52.5533403899</text:p>
          </table:table-cell>
          <table:table-cell table:formula="of:=12 + 3 * [.D960] + 5 * [.C960]" office:value-type="float" office:value="171.660971073419" calcext:value-type="float">
            <text:p>171.6609710734</text:p>
          </table:table-cell>
          <table:table-cell/>
        </table:table-row>
        <table:table-row table:style-name="ro1">
          <table:table-cell table:formula="of:=RAND()" office:value-type="float" office:value="0.0229141195304692" calcext:value-type="float">
            <text:p>0.0229141195</text:p>
          </table:table-cell>
          <table:table-cell table:formula="of:=NORMINV([.A961];10;3)" office:value-type="float" office:value="4.00908439513048" calcext:value-type="float">
            <text:p>4.0090843951</text:p>
          </table:table-cell>
          <table:table-cell table:formula="of:=COM.MICROSOFT.NORM.INV(RAND(); 0; 1)" office:value-type="float" office:value="-0.125379505645393" calcext:value-type="float">
            <text:p>-0.1253795056</text:p>
          </table:table-cell>
          <table:table-cell table:formula="of:=NORMINV(RAND(); 62; 4)" office:value-type="float" office:value="65.6545803982174" calcext:value-type="float">
            <text:p>65.6545803982</text:p>
          </table:table-cell>
          <table:table-cell table:formula="of:=12 + 3 * [.D961] + 5 * [.C961]" office:value-type="float" office:value="208.336843666425" calcext:value-type="float">
            <text:p>208.3368436664</text:p>
          </table:table-cell>
          <table:table-cell/>
        </table:table-row>
        <table:table-row table:style-name="ro1">
          <table:table-cell table:formula="of:=RAND()" office:value-type="float" office:value="0.444781010271981" calcext:value-type="float">
            <text:p>0.4447810103</text:p>
          </table:table-cell>
          <table:table-cell table:formula="of:=NORMINV([.A962];10;3)" office:value-type="float" office:value="9.58342470939594" calcext:value-type="float">
            <text:p>9.5834247094</text:p>
          </table:table-cell>
          <table:table-cell table:formula="of:=COM.MICROSOFT.NORM.INV(RAND(); 0; 1)" office:value-type="float" office:value="1.09492278768144" calcext:value-type="float">
            <text:p>1.0949227877</text:p>
          </table:table-cell>
          <table:table-cell table:formula="of:=NORMINV(RAND(); 62; 4)" office:value-type="float" office:value="62.9174718373001" calcext:value-type="float">
            <text:p>62.9174718373</text:p>
          </table:table-cell>
          <table:table-cell table:formula="of:=12 + 3 * [.D962] + 5 * [.C962]" office:value-type="float" office:value="206.227029450307" calcext:value-type="float">
            <text:p>206.2270294503</text:p>
          </table:table-cell>
          <table:table-cell/>
        </table:table-row>
        <table:table-row table:style-name="ro1">
          <table:table-cell table:formula="of:=RAND()" office:value-type="float" office:value="0.284792535938323" calcext:value-type="float">
            <text:p>0.2847925359</text:p>
          </table:table-cell>
          <table:table-cell table:formula="of:=NORMINV([.A963];10;3)" office:value-type="float" office:value="8.29401192821968" calcext:value-type="float">
            <text:p>8.2940119282</text:p>
          </table:table-cell>
          <table:table-cell table:formula="of:=COM.MICROSOFT.NORM.INV(RAND(); 0; 1)" office:value-type="float" office:value="-0.212167802199924" calcext:value-type="float">
            <text:p>-0.2121678022</text:p>
          </table:table-cell>
          <table:table-cell table:formula="of:=NORMINV(RAND(); 62; 4)" office:value-type="float" office:value="62.4284765229637" calcext:value-type="float">
            <text:p>62.428476523</text:p>
          </table:table-cell>
          <table:table-cell table:formula="of:=12 + 3 * [.D963] + 5 * [.C963]" office:value-type="float" office:value="198.224590557892" calcext:value-type="float">
            <text:p>198.2245905579</text:p>
          </table:table-cell>
          <table:table-cell/>
        </table:table-row>
        <table:table-row table:style-name="ro1">
          <table:table-cell table:formula="of:=RAND()" office:value-type="float" office:value="0.188736402662471" calcext:value-type="float">
            <text:p>0.1887364027</text:p>
          </table:table-cell>
          <table:table-cell table:formula="of:=NORMINV([.A964];10;3)" office:value-type="float" office:value="7.35231310008004" calcext:value-type="float">
            <text:p>7.3523131001</text:p>
          </table:table-cell>
          <table:table-cell table:formula="of:=COM.MICROSOFT.NORM.INV(RAND(); 0; 1)" office:value-type="float" office:value="0.386150561378356" calcext:value-type="float">
            <text:p>0.3861505614</text:p>
          </table:table-cell>
          <table:table-cell table:formula="of:=NORMINV(RAND(); 62; 4)" office:value-type="float" office:value="58.5615804186909" calcext:value-type="float">
            <text:p>58.5615804187</text:p>
          </table:table-cell>
          <table:table-cell table:formula="of:=12 + 3 * [.D964] + 5 * [.C964]" office:value-type="float" office:value="189.615494062965" calcext:value-type="float">
            <text:p>189.615494063</text:p>
          </table:table-cell>
          <table:table-cell/>
        </table:table-row>
        <table:table-row table:style-name="ro1">
          <table:table-cell table:formula="of:=RAND()" office:value-type="float" office:value="0.651072300039232" calcext:value-type="float">
            <text:p>0.6510723</text:p>
          </table:table-cell>
          <table:table-cell table:formula="of:=NORMINV([.A965];10;3)" office:value-type="float" office:value="11.1646512178753" calcext:value-type="float">
            <text:p>11.1646512179</text:p>
          </table:table-cell>
          <table:table-cell table:formula="of:=COM.MICROSOFT.NORM.INV(RAND(); 0; 1)" office:value-type="float" office:value="-0.0209294753623289" calcext:value-type="float">
            <text:p>-0.0209294754</text:p>
          </table:table-cell>
          <table:table-cell table:formula="of:=NORMINV(RAND(); 62; 4)" office:value-type="float" office:value="56.4503428726713" calcext:value-type="float">
            <text:p>56.4503428727</text:p>
          </table:table-cell>
          <table:table-cell table:formula="of:=12 + 3 * [.D965] + 5 * [.C965]" office:value-type="float" office:value="181.246381241202" calcext:value-type="float">
            <text:p>181.2463812412</text:p>
          </table:table-cell>
          <table:table-cell/>
        </table:table-row>
        <table:table-row table:style-name="ro1">
          <table:table-cell table:formula="of:=RAND()" office:value-type="float" office:value="0.433571078348905" calcext:value-type="float">
            <text:p>0.4335710783</text:p>
          </table:table-cell>
          <table:table-cell table:formula="of:=NORMINV([.A966];10;3)" office:value-type="float" office:value="9.49813108512033" calcext:value-type="float">
            <text:p>9.4981310851</text:p>
          </table:table-cell>
          <table:table-cell table:formula="of:=COM.MICROSOFT.NORM.INV(RAND(); 0; 1)" office:value-type="float" office:value="0.410941850923343" calcext:value-type="float">
            <text:p>0.4109418509</text:p>
          </table:table-cell>
          <table:table-cell table:formula="of:=NORMINV(RAND(); 62; 4)" office:value-type="float" office:value="56.9846429186426" calcext:value-type="float">
            <text:p>56.9846429186</text:p>
          </table:table-cell>
          <table:table-cell table:formula="of:=12 + 3 * [.D966] + 5 * [.C966]" office:value-type="float" office:value="185.008638010545" calcext:value-type="float">
            <text:p>185.0086380105</text:p>
          </table:table-cell>
          <table:table-cell/>
        </table:table-row>
        <table:table-row table:style-name="ro1">
          <table:table-cell table:formula="of:=RAND()" office:value-type="float" office:value="0.133399173384532" calcext:value-type="float">
            <text:p>0.1333991734</text:p>
          </table:table-cell>
          <table:table-cell table:formula="of:=NORMINV([.A967];10;3)" office:value-type="float" office:value="6.66860252490216" calcext:value-type="float">
            <text:p>6.6686025249</text:p>
          </table:table-cell>
          <table:table-cell table:formula="of:=COM.MICROSOFT.NORM.INV(RAND(); 0; 1)" office:value-type="float" office:value="-0.502922228537589" calcext:value-type="float">
            <text:p>-0.5029222285</text:p>
          </table:table-cell>
          <table:table-cell table:formula="of:=NORMINV(RAND(); 62; 4)" office:value-type="float" office:value="62.1847328372558" calcext:value-type="float">
            <text:p>62.1847328373</text:p>
          </table:table-cell>
          <table:table-cell table:formula="of:=12 + 3 * [.D967] + 5 * [.C967]" office:value-type="float" office:value="196.039587369079" calcext:value-type="float">
            <text:p>196.0395873691</text:p>
          </table:table-cell>
          <table:table-cell/>
        </table:table-row>
        <table:table-row table:style-name="ro1">
          <table:table-cell table:formula="of:=RAND()" office:value-type="float" office:value="0.852319897152483" calcext:value-type="float">
            <text:p>0.8523198972</text:p>
          </table:table-cell>
          <table:table-cell table:formula="of:=NORMINV([.A968];10;3)" office:value-type="float" office:value="13.1393052260606" calcext:value-type="float">
            <text:p>13.1393052261</text:p>
          </table:table-cell>
          <table:table-cell table:formula="of:=COM.MICROSOFT.NORM.INV(RAND(); 0; 1)" office:value-type="float" office:value="-1.1847174021306" calcext:value-type="float">
            <text:p>-1.1847174021</text:p>
          </table:table-cell>
          <table:table-cell table:formula="of:=NORMINV(RAND(); 62; 4)" office:value-type="float" office:value="68.5786321036267" calcext:value-type="float">
            <text:p>68.5786321036</text:p>
          </table:table-cell>
          <table:table-cell table:formula="of:=12 + 3 * [.D968] + 5 * [.C968]" office:value-type="float" office:value="211.812309300227" calcext:value-type="float">
            <text:p>211.8123093002</text:p>
          </table:table-cell>
          <table:table-cell/>
        </table:table-row>
        <table:table-row table:style-name="ro1">
          <table:table-cell table:formula="of:=RAND()" office:value-type="float" office:value="0.746948795858771" calcext:value-type="float">
            <text:p>0.7469487959</text:p>
          </table:table-cell>
          <table:table-cell table:formula="of:=NORMINV([.A969];10;3)" office:value-type="float" office:value="11.9947565039026" calcext:value-type="float">
            <text:p>11.9947565039</text:p>
          </table:table-cell>
          <table:table-cell table:formula="of:=COM.MICROSOFT.NORM.INV(RAND(); 0; 1)" office:value-type="float" office:value="-0.708973087933127" calcext:value-type="float">
            <text:p>-0.7089730879</text:p>
          </table:table-cell>
          <table:table-cell table:formula="of:=NORMINV(RAND(); 62; 4)" office:value-type="float" office:value="62.891650803313" calcext:value-type="float">
            <text:p>62.8916508033</text:p>
          </table:table-cell>
          <table:table-cell table:formula="of:=12 + 3 * [.D969] + 5 * [.C969]" office:value-type="float" office:value="197.130086970273" calcext:value-type="float">
            <text:p>197.1300869703</text:p>
          </table:table-cell>
          <table:table-cell/>
        </table:table-row>
        <table:table-row table:style-name="ro1">
          <table:table-cell table:formula="of:=RAND()" office:value-type="float" office:value="0.614554819650948" calcext:value-type="float">
            <text:p>0.6145548197</text:p>
          </table:table-cell>
          <table:table-cell table:formula="of:=NORMINV([.A970];10;3)" office:value-type="float" office:value="10.8736313896963" calcext:value-type="float">
            <text:p>10.8736313897</text:p>
          </table:table-cell>
          <table:table-cell table:formula="of:=COM.MICROSOFT.NORM.INV(RAND(); 0; 1)" office:value-type="float" office:value="-1.20322312774394" calcext:value-type="float">
            <text:p>-1.2032231277</text:p>
          </table:table-cell>
          <table:table-cell table:formula="of:=NORMINV(RAND(); 62; 4)" office:value-type="float" office:value="66.909259641716" calcext:value-type="float">
            <text:p>66.9092596417</text:p>
          </table:table-cell>
          <table:table-cell table:formula="of:=12 + 3 * [.D970] + 5 * [.C970]" office:value-type="float" office:value="206.711663286428" calcext:value-type="float">
            <text:p>206.7116632864</text:p>
          </table:table-cell>
          <table:table-cell/>
        </table:table-row>
        <table:table-row table:style-name="ro1">
          <table:table-cell table:formula="of:=RAND()" office:value-type="float" office:value="0.0266297440975904" calcext:value-type="float">
            <text:p>0.0266297441</text:p>
          </table:table-cell>
          <table:table-cell table:formula="of:=NORMINV([.A971];10;3)" office:value-type="float" office:value="4.20156708343564" calcext:value-type="float">
            <text:p>4.2015670834</text:p>
          </table:table-cell>
          <table:table-cell table:formula="of:=COM.MICROSOFT.NORM.INV(RAND(); 0; 1)" office:value-type="float" office:value="-0.240651711925705" calcext:value-type="float">
            <text:p>-0.2406517119</text:p>
          </table:table-cell>
          <table:table-cell table:formula="of:=NORMINV(RAND(); 62; 4)" office:value-type="float" office:value="64.9683092401276" calcext:value-type="float">
            <text:p>64.9683092401</text:p>
          </table:table-cell>
          <table:table-cell table:formula="of:=12 + 3 * [.D971] + 5 * [.C971]" office:value-type="float" office:value="205.701669160754" calcext:value-type="float">
            <text:p>205.7016691608</text:p>
          </table:table-cell>
          <table:table-cell/>
        </table:table-row>
        <table:table-row table:style-name="ro1">
          <table:table-cell table:formula="of:=RAND()" office:value-type="float" office:value="0.622954503865913" calcext:value-type="float">
            <text:p>0.6229545039</text:p>
          </table:table-cell>
          <table:table-cell table:formula="of:=NORMINV([.A972];10;3)" office:value-type="float" office:value="10.9397489800288" calcext:value-type="float">
            <text:p>10.93974898</text:p>
          </table:table-cell>
          <table:table-cell table:formula="of:=COM.MICROSOFT.NORM.INV(RAND(); 0; 1)" office:value-type="float" office:value="0.740451226624015" calcext:value-type="float">
            <text:p>0.7404512266</text:p>
          </table:table-cell>
          <table:table-cell table:formula="of:=NORMINV(RAND(); 62; 4)" office:value-type="float" office:value="62.6374560607677" calcext:value-type="float">
            <text:p>62.6374560608</text:p>
          </table:table-cell>
          <table:table-cell table:formula="of:=12 + 3 * [.D972] + 5 * [.C972]" office:value-type="float" office:value="203.614624315423" calcext:value-type="float">
            <text:p>203.6146243154</text:p>
          </table:table-cell>
          <table:table-cell/>
        </table:table-row>
        <table:table-row table:style-name="ro1">
          <table:table-cell table:formula="of:=RAND()" office:value-type="float" office:value="0.913410514825955" calcext:value-type="float">
            <text:p>0.9134105148</text:p>
          </table:table-cell>
          <table:table-cell table:formula="of:=NORMINV([.A973];10;3)" office:value-type="float" office:value="14.086179811573" calcext:value-type="float">
            <text:p>14.0861798116</text:p>
          </table:table-cell>
          <table:table-cell table:formula="of:=COM.MICROSOFT.NORM.INV(RAND(); 0; 1)" office:value-type="float" office:value="1.14802927660842" calcext:value-type="float">
            <text:p>1.1480292766</text:p>
          </table:table-cell>
          <table:table-cell table:formula="of:=NORMINV(RAND(); 62; 4)" office:value-type="float" office:value="59.0680110032898" calcext:value-type="float">
            <text:p>59.0680110033</text:p>
          </table:table-cell>
          <table:table-cell table:formula="of:=12 + 3 * [.D973] + 5 * [.C973]" office:value-type="float" office:value="194.944179392912" calcext:value-type="float">
            <text:p>194.9441793929</text:p>
          </table:table-cell>
          <table:table-cell/>
        </table:table-row>
        <table:table-row table:style-name="ro1">
          <table:table-cell table:formula="of:=RAND()" office:value-type="float" office:value="0.673754633869976" calcext:value-type="float">
            <text:p>0.6737546339</text:p>
          </table:table-cell>
          <table:table-cell table:formula="of:=NORMINV([.A974];10;3)" office:value-type="float" office:value="11.350914175941" calcext:value-type="float">
            <text:p>11.3509141759</text:p>
          </table:table-cell>
          <table:table-cell table:formula="of:=COM.MICROSOFT.NORM.INV(RAND(); 0; 1)" office:value-type="float" office:value="0.504180727232028" calcext:value-type="float">
            <text:p>0.5041807272</text:p>
          </table:table-cell>
          <table:table-cell table:formula="of:=NORMINV(RAND(); 62; 4)" office:value-type="float" office:value="64.0478998629581" calcext:value-type="float">
            <text:p>64.047899863</text:p>
          </table:table-cell>
          <table:table-cell table:formula="of:=12 + 3 * [.D974] + 5 * [.C974]" office:value-type="float" office:value="206.664603225034" calcext:value-type="float">
            <text:p>206.664603225</text:p>
          </table:table-cell>
          <table:table-cell/>
        </table:table-row>
        <table:table-row table:style-name="ro1">
          <table:table-cell table:formula="of:=RAND()" office:value-type="float" office:value="0.228833193425089" calcext:value-type="float">
            <text:p>0.2288331934</text:p>
          </table:table-cell>
          <table:table-cell table:formula="of:=NORMINV([.A975];10;3)" office:value-type="float" office:value="7.77191514495105" calcext:value-type="float">
            <text:p>7.771915145</text:p>
          </table:table-cell>
          <table:table-cell table:formula="of:=COM.MICROSOFT.NORM.INV(RAND(); 0; 1)" office:value-type="float" office:value="1.30272152863491" calcext:value-type="float">
            <text:p>1.3027215286</text:p>
          </table:table-cell>
          <table:table-cell table:formula="of:=NORMINV(RAND(); 62; 4)" office:value-type="float" office:value="61.055350961726" calcext:value-type="float">
            <text:p>61.0553509617</text:p>
          </table:table-cell>
          <table:table-cell table:formula="of:=12 + 3 * [.D975] + 5 * [.C975]" office:value-type="float" office:value="201.679660528352" calcext:value-type="float">
            <text:p>201.6796605284</text:p>
          </table:table-cell>
          <table:table-cell/>
        </table:table-row>
        <table:table-row table:style-name="ro1">
          <table:table-cell table:formula="of:=RAND()" office:value-type="float" office:value="0.529552578227595" calcext:value-type="float">
            <text:p>0.5295525782</text:p>
          </table:table-cell>
          <table:table-cell table:formula="of:=NORMINV([.A976];10;3)" office:value-type="float" office:value="10.2224356236453" calcext:value-type="float">
            <text:p>10.2224356236</text:p>
          </table:table-cell>
          <table:table-cell table:formula="of:=COM.MICROSOFT.NORM.INV(RAND(); 0; 1)" office:value-type="float" office:value="-0.369104826131871" calcext:value-type="float">
            <text:p>-0.3691048261</text:p>
          </table:table-cell>
          <table:table-cell table:formula="of:=NORMINV(RAND(); 62; 4)" office:value-type="float" office:value="59.5511048788468" calcext:value-type="float">
            <text:p>59.5511048788</text:p>
          </table:table-cell>
          <table:table-cell table:formula="of:=12 + 3 * [.D976] + 5 * [.C976]" office:value-type="float" office:value="188.807790505881" calcext:value-type="float">
            <text:p>188.8077905059</text:p>
          </table:table-cell>
          <table:table-cell/>
        </table:table-row>
        <table:table-row table:style-name="ro1">
          <table:table-cell table:formula="of:=RAND()" office:value-type="float" office:value="0.290878281928599" calcext:value-type="float">
            <text:p>0.2908782819</text:p>
          </table:table-cell>
          <table:table-cell table:formula="of:=NORMINV([.A977];10;3)" office:value-type="float" office:value="8.34753777413227" calcext:value-type="float">
            <text:p>8.3475377741</text:p>
          </table:table-cell>
          <table:table-cell table:formula="of:=COM.MICROSOFT.NORM.INV(RAND(); 0; 1)" office:value-type="float" office:value="-1.3661450754927" calcext:value-type="float">
            <text:p>-1.3661450755</text:p>
          </table:table-cell>
          <table:table-cell table:formula="of:=NORMINV(RAND(); 62; 4)" office:value-type="float" office:value="63.802050977079" calcext:value-type="float">
            <text:p>63.8020509771</text:p>
          </table:table-cell>
          <table:table-cell table:formula="of:=12 + 3 * [.D977] + 5 * [.C977]" office:value-type="float" office:value="196.575427553774" calcext:value-type="float">
            <text:p>196.5754275538</text:p>
          </table:table-cell>
          <table:table-cell/>
        </table:table-row>
        <table:table-row table:style-name="ro1">
          <table:table-cell table:formula="of:=RAND()" office:value-type="float" office:value="0.425029257079586" calcext:value-type="float">
            <text:p>0.4250292571</text:p>
          </table:table-cell>
          <table:table-cell table:formula="of:=NORMINV([.A978];10;3)" office:value-type="float" office:value="9.43286869927153" calcext:value-type="float">
            <text:p>9.4328686993</text:p>
          </table:table-cell>
          <table:table-cell table:formula="of:=COM.MICROSOFT.NORM.INV(RAND(); 0; 1)" office:value-type="float" office:value="0.960837795296404" calcext:value-type="float">
            <text:p>0.9608377953</text:p>
          </table:table-cell>
          <table:table-cell table:formula="of:=NORMINV(RAND(); 62; 4)" office:value-type="float" office:value="67.6002554676016" calcext:value-type="float">
            <text:p>67.6002554676</text:p>
          </table:table-cell>
          <table:table-cell table:formula="of:=12 + 3 * [.D978] + 5 * [.C978]" office:value-type="float" office:value="219.604955379287" calcext:value-type="float">
            <text:p>219.6049553793</text:p>
          </table:table-cell>
          <table:table-cell/>
        </table:table-row>
        <table:table-row table:style-name="ro1">
          <table:table-cell table:formula="of:=RAND()" office:value-type="float" office:value="0.09298653784208" calcext:value-type="float">
            <text:p>0.0929865378</text:p>
          </table:table-cell>
          <table:table-cell table:formula="of:=NORMINV([.A979];10;3)" office:value-type="float" office:value="6.03224184833652" calcext:value-type="float">
            <text:p>6.0322418483</text:p>
          </table:table-cell>
          <table:table-cell table:formula="of:=COM.MICROSOFT.NORM.INV(RAND(); 0; 1)" office:value-type="float" office:value="-0.42524345507011" calcext:value-type="float">
            <text:p>-0.4252434551</text:p>
          </table:table-cell>
          <table:table-cell table:formula="of:=NORMINV(RAND(); 62; 4)" office:value-type="float" office:value="61.3111949264164" calcext:value-type="float">
            <text:p>61.3111949264</text:p>
          </table:table-cell>
          <table:table-cell table:formula="of:=12 + 3 * [.D979] + 5 * [.C979]" office:value-type="float" office:value="193.807367503899" calcext:value-type="float">
            <text:p>193.8073675039</text:p>
          </table:table-cell>
          <table:table-cell/>
        </table:table-row>
        <table:table-row table:style-name="ro1">
          <table:table-cell table:formula="of:=RAND()" office:value-type="float" office:value="0.923673334531486" calcext:value-type="float">
            <text:p>0.9236733345</text:p>
          </table:table-cell>
          <table:table-cell table:formula="of:=NORMINV([.A980];10;3)" office:value-type="float" office:value="14.2906658141885" calcext:value-type="float">
            <text:p>14.2906658142</text:p>
          </table:table-cell>
          <table:table-cell table:formula="of:=COM.MICROSOFT.NORM.INV(RAND(); 0; 1)" office:value-type="float" office:value="-1.8175547440657" calcext:value-type="float">
            <text:p>-1.8175547441</text:p>
          </table:table-cell>
          <table:table-cell table:formula="of:=NORMINV(RAND(); 62; 4)" office:value-type="float" office:value="71.4605832381615" calcext:value-type="float">
            <text:p>71.4605832382</text:p>
          </table:table-cell>
          <table:table-cell table:formula="of:=12 + 3 * [.D980] + 5 * [.C980]" office:value-type="float" office:value="217.293975994156" calcext:value-type="float">
            <text:p>217.2939759942</text:p>
          </table:table-cell>
          <table:table-cell/>
        </table:table-row>
        <table:table-row table:style-name="ro1">
          <table:table-cell table:formula="of:=RAND()" office:value-type="float" office:value="0.0133082361426204" calcext:value-type="float">
            <text:p>0.0133082361</text:p>
          </table:table-cell>
          <table:table-cell table:formula="of:=NORMINV([.A981];10;3)" office:value-type="float" office:value="3.3487093740742" calcext:value-type="float">
            <text:p>3.3487093741</text:p>
          </table:table-cell>
          <table:table-cell table:formula="of:=COM.MICROSOFT.NORM.INV(RAND(); 0; 1)" office:value-type="float" office:value="-0.314139260539723" calcext:value-type="float">
            <text:p>-0.3141392605</text:p>
          </table:table-cell>
          <table:table-cell table:formula="of:=NORMINV(RAND(); 62; 4)" office:value-type="float" office:value="61.8894207096998" calcext:value-type="float">
            <text:p>61.8894207097</text:p>
          </table:table-cell>
          <table:table-cell table:formula="of:=12 + 3 * [.D981] + 5 * [.C981]" office:value-type="float" office:value="196.097565826401" calcext:value-type="float">
            <text:p>196.0975658264</text:p>
          </table:table-cell>
          <table:table-cell/>
        </table:table-row>
        <table:table-row table:style-name="ro1">
          <table:table-cell table:formula="of:=RAND()" office:value-type="float" office:value="0.325259860837832" calcext:value-type="float">
            <text:p>0.3252598608</text:p>
          </table:table-cell>
          <table:table-cell table:formula="of:=NORMINV([.A982];10;3)" office:value-type="float" office:value="8.64087909596289" calcext:value-type="float">
            <text:p>8.640879096</text:p>
          </table:table-cell>
          <table:table-cell table:formula="of:=COM.MICROSOFT.NORM.INV(RAND(); 0; 1)" office:value-type="float" office:value="0.303381344199722" calcext:value-type="float">
            <text:p>0.3033813442</text:p>
          </table:table-cell>
          <table:table-cell table:formula="of:=NORMINV(RAND(); 62; 4)" office:value-type="float" office:value="61.3571190622478" calcext:value-type="float">
            <text:p>61.3571190622</text:p>
          </table:table-cell>
          <table:table-cell table:formula="of:=12 + 3 * [.D982] + 5 * [.C982]" office:value-type="float" office:value="197.588263907742" calcext:value-type="float">
            <text:p>197.5882639077</text:p>
          </table:table-cell>
          <table:table-cell/>
        </table:table-row>
        <table:table-row table:style-name="ro1">
          <table:table-cell table:formula="of:=RAND()" office:value-type="float" office:value="0.2505204861518" calcext:value-type="float">
            <text:p>0.2505204862</text:p>
          </table:table-cell>
          <table:table-cell table:formula="of:=NORMINV([.A983];10;3)" office:value-type="float" office:value="7.98144173849384" calcext:value-type="float">
            <text:p>7.9814417385</text:p>
          </table:table-cell>
          <table:table-cell table:formula="of:=COM.MICROSOFT.NORM.INV(RAND(); 0; 1)" office:value-type="float" office:value="0.410421831721823" calcext:value-type="float">
            <text:p>0.4104218317</text:p>
          </table:table-cell>
          <table:table-cell table:formula="of:=NORMINV(RAND(); 62; 4)" office:value-type="float" office:value="60.923695217897" calcext:value-type="float">
            <text:p>60.9236952179</text:p>
          </table:table-cell>
          <table:table-cell table:formula="of:=12 + 3 * [.D983] + 5 * [.C983]" office:value-type="float" office:value="196.8231948123" calcext:value-type="float">
            <text:p>196.8231948123</text:p>
          </table:table-cell>
          <table:table-cell/>
        </table:table-row>
        <table:table-row table:style-name="ro1">
          <table:table-cell table:formula="of:=RAND()" office:value-type="float" office:value="0.265865431400016" calcext:value-type="float">
            <text:p>0.2658654314</text:p>
          </table:table-cell>
          <table:table-cell table:formula="of:=NORMINV([.A984];10;3)" office:value-type="float" office:value="8.1239019590986" calcext:value-type="float">
            <text:p>8.1239019591</text:p>
          </table:table-cell>
          <table:table-cell table:formula="of:=COM.MICROSOFT.NORM.INV(RAND(); 0; 1)" office:value-type="float" office:value="0.224553554062343" calcext:value-type="float">
            <text:p>0.2245535541</text:p>
          </table:table-cell>
          <table:table-cell table:formula="of:=NORMINV(RAND(); 62; 4)" office:value-type="float" office:value="56.9972770014918" calcext:value-type="float">
            <text:p>56.9972770015</text:p>
          </table:table-cell>
          <table:table-cell table:formula="of:=12 + 3 * [.D984] + 5 * [.C984]" office:value-type="float" office:value="184.114598774787" calcext:value-type="float">
            <text:p>184.1145987748</text:p>
          </table:table-cell>
          <table:table-cell/>
        </table:table-row>
        <table:table-row table:style-name="ro1">
          <table:table-cell table:formula="of:=RAND()" office:value-type="float" office:value="0.885784476296976" calcext:value-type="float">
            <text:p>0.8857844763</text:p>
          </table:table-cell>
          <table:table-cell table:formula="of:=NORMINV([.A985];10;3)" office:value-type="float" office:value="13.613230787729" calcext:value-type="float">
            <text:p>13.6132307877</text:p>
          </table:table-cell>
          <table:table-cell table:formula="of:=COM.MICROSOFT.NORM.INV(RAND(); 0; 1)" office:value-type="float" office:value="0.840372427248334" calcext:value-type="float">
            <text:p>0.8403724272</text:p>
          </table:table-cell>
          <table:table-cell table:formula="of:=NORMINV(RAND(); 62; 4)" office:value-type="float" office:value="61.4564084347791" calcext:value-type="float">
            <text:p>61.4564084348</text:p>
          </table:table-cell>
          <table:table-cell table:formula="of:=12 + 3 * [.D985] + 5 * [.C985]" office:value-type="float" office:value="200.571087440579" calcext:value-type="float">
            <text:p>200.5710874406</text:p>
          </table:table-cell>
          <table:table-cell/>
        </table:table-row>
        <table:table-row table:style-name="ro1">
          <table:table-cell table:formula="of:=RAND()" office:value-type="float" office:value="0.153933741850778" calcext:value-type="float">
            <text:p>0.1539337419</text:p>
          </table:table-cell>
          <table:table-cell table:formula="of:=NORMINV([.A986];10;3)" office:value-type="float" office:value="6.94087927108086" calcext:value-type="float">
            <text:p>6.9408792711</text:p>
          </table:table-cell>
          <table:table-cell table:formula="of:=COM.MICROSOFT.NORM.INV(RAND(); 0; 1)" office:value-type="float" office:value="-0.0790589073120113" calcext:value-type="float">
            <text:p>-0.0790589073</text:p>
          </table:table-cell>
          <table:table-cell table:formula="of:=NORMINV(RAND(); 62; 4)" office:value-type="float" office:value="61.3531398315085" calcext:value-type="float">
            <text:p>61.3531398315</text:p>
          </table:table-cell>
          <table:table-cell table:formula="of:=12 + 3 * [.D986] + 5 * [.C986]" office:value-type="float" office:value="195.664124957966" calcext:value-type="float">
            <text:p>195.664124958</text:p>
          </table:table-cell>
          <table:table-cell/>
        </table:table-row>
        <table:table-row table:style-name="ro1">
          <table:table-cell table:formula="of:=RAND()" office:value-type="float" office:value="0.950985742500052" calcext:value-type="float">
            <text:p>0.9509857425</text:p>
          </table:table-cell>
          <table:table-cell table:formula="of:=NORMINV([.A987];10;3)" office:value-type="float" office:value="14.9634622935953" calcext:value-type="float">
            <text:p>14.9634622936</text:p>
          </table:table-cell>
          <table:table-cell table:formula="of:=COM.MICROSOFT.NORM.INV(RAND(); 0; 1)" office:value-type="float" office:value="-1.21695920144206" calcext:value-type="float">
            <text:p>-1.2169592014</text:p>
          </table:table-cell>
          <table:table-cell table:formula="of:=NORMINV(RAND(); 62; 4)" office:value-type="float" office:value="57.987135795798" calcext:value-type="float">
            <text:p>57.9871357958</text:p>
          </table:table-cell>
          <table:table-cell table:formula="of:=12 + 3 * [.D987] + 5 * [.C987]" office:value-type="float" office:value="179.876611380184" calcext:value-type="float">
            <text:p>179.8766113802</text:p>
          </table:table-cell>
          <table:table-cell/>
        </table:table-row>
        <table:table-row table:style-name="ro1">
          <table:table-cell table:formula="of:=RAND()" office:value-type="float" office:value="0.134024447761476" calcext:value-type="float">
            <text:p>0.1340244478</text:p>
          </table:table-cell>
          <table:table-cell table:formula="of:=NORMINV([.A988];10;3)" office:value-type="float" office:value="6.67729923389387" calcext:value-type="float">
            <text:p>6.6772992339</text:p>
          </table:table-cell>
          <table:table-cell table:formula="of:=COM.MICROSOFT.NORM.INV(RAND(); 0; 1)" office:value-type="float" office:value="-0.589819912110805" calcext:value-type="float">
            <text:p>-0.5898199121</text:p>
          </table:table-cell>
          <table:table-cell table:formula="of:=NORMINV(RAND(); 62; 4)" office:value-type="float" office:value="64.0291381416995" calcext:value-type="float">
            <text:p>64.0291381417</text:p>
          </table:table-cell>
          <table:table-cell table:formula="of:=12 + 3 * [.D988] + 5 * [.C988]" office:value-type="float" office:value="201.138314864544" calcext:value-type="float">
            <text:p>201.1383148645</text:p>
          </table:table-cell>
          <table:table-cell/>
        </table:table-row>
        <table:table-row table:style-name="ro1">
          <table:table-cell table:formula="of:=RAND()" office:value-type="float" office:value="0.426640123128891" calcext:value-type="float">
            <text:p>0.4266401231</text:p>
          </table:table-cell>
          <table:table-cell table:formula="of:=NORMINV([.A989];10;3)" office:value-type="float" office:value="9.44519587139485" calcext:value-type="float">
            <text:p>9.4451958714</text:p>
          </table:table-cell>
          <table:table-cell table:formula="of:=COM.MICROSOFT.NORM.INV(RAND(); 0; 1)" office:value-type="float" office:value="-1.18845858287524" calcext:value-type="float">
            <text:p>-1.1884585829</text:p>
          </table:table-cell>
          <table:table-cell table:formula="of:=NORMINV(RAND(); 62; 4)" office:value-type="float" office:value="61.0102631117612" calcext:value-type="float">
            <text:p>61.0102631118</text:p>
          </table:table-cell>
          <table:table-cell table:formula="of:=12 + 3 * [.D989] + 5 * [.C989]" office:value-type="float" office:value="189.088496420907" calcext:value-type="float">
            <text:p>189.0884964209</text:p>
          </table:table-cell>
          <table:table-cell/>
        </table:table-row>
        <table:table-row table:style-name="ro1">
          <table:table-cell table:formula="of:=RAND()" office:value-type="float" office:value="0.0583664344158024" calcext:value-type="float">
            <text:p>0.0583664344</text:p>
          </table:table-cell>
          <table:table-cell table:formula="of:=NORMINV([.A990];10;3)" office:value-type="float" office:value="5.29409315523624" calcext:value-type="float">
            <text:p>5.2940931552</text:p>
          </table:table-cell>
          <table:table-cell table:formula="of:=COM.MICROSOFT.NORM.INV(RAND(); 0; 1)" office:value-type="float" office:value="1.64775064491234" calcext:value-type="float">
            <text:p>1.6477506449</text:p>
          </table:table-cell>
          <table:table-cell table:formula="of:=NORMINV(RAND(); 62; 4)" office:value-type="float" office:value="54.3845118058877" calcext:value-type="float">
            <text:p>54.3845118059</text:p>
          </table:table-cell>
          <table:table-cell table:formula="of:=12 + 3 * [.D990] + 5 * [.C990]" office:value-type="float" office:value="183.392288642225" calcext:value-type="float">
            <text:p>183.3922886422</text:p>
          </table:table-cell>
          <table:table-cell/>
        </table:table-row>
        <table:table-row table:style-name="ro1">
          <table:table-cell table:formula="of:=RAND()" office:value-type="float" office:value="0.750062126433477" calcext:value-type="float">
            <text:p>0.7500621264</text:p>
          </table:table-cell>
          <table:table-cell table:formula="of:=NORMINV([.A991];10;3)" office:value-type="float" office:value="12.0240557997778" calcext:value-type="float">
            <text:p>12.0240557998</text:p>
          </table:table-cell>
          <table:table-cell table:formula="of:=COM.MICROSOFT.NORM.INV(RAND(); 0; 1)" office:value-type="float" office:value="0.775854924382524" calcext:value-type="float">
            <text:p>0.7758549244</text:p>
          </table:table-cell>
          <table:table-cell table:formula="of:=NORMINV(RAND(); 62; 4)" office:value-type="float" office:value="58.1127258018435" calcext:value-type="float">
            <text:p>58.1127258018</text:p>
          </table:table-cell>
          <table:table-cell table:formula="of:=12 + 3 * [.D991] + 5 * [.C991]" office:value-type="float" office:value="190.217452027443" calcext:value-type="float">
            <text:p>190.2174520274</text:p>
          </table:table-cell>
          <table:table-cell/>
        </table:table-row>
        <table:table-row table:style-name="ro1">
          <table:table-cell table:formula="of:=RAND()" office:value-type="float" office:value="0.953712969319895" calcext:value-type="float">
            <text:p>0.9537129693</text:p>
          </table:table-cell>
          <table:table-cell table:formula="of:=NORMINV([.A992];10;3)" office:value-type="float" office:value="15.0459192209717" calcext:value-type="float">
            <text:p>15.045919221</text:p>
          </table:table-cell>
          <table:table-cell table:formula="of:=COM.MICROSOFT.NORM.INV(RAND(); 0; 1)" office:value-type="float" office:value="-0.725586288179341" calcext:value-type="float">
            <text:p>-0.7255862882</text:p>
          </table:table-cell>
          <table:table-cell table:formula="of:=NORMINV(RAND(); 62; 4)" office:value-type="float" office:value="60.3271763945118" calcext:value-type="float">
            <text:p>60.3271763945</text:p>
          </table:table-cell>
          <table:table-cell table:formula="of:=12 + 3 * [.D992] + 5 * [.C992]" office:value-type="float" office:value="189.353597742639" calcext:value-type="float">
            <text:p>189.3535977426</text:p>
          </table:table-cell>
          <table:table-cell/>
        </table:table-row>
        <table:table-row table:style-name="ro1">
          <table:table-cell table:formula="of:=RAND()" office:value-type="float" office:value="0.896551525220275" calcext:value-type="float">
            <text:p>0.8965515252</text:p>
          </table:table-cell>
          <table:table-cell table:formula="of:=NORMINV([.A993];10;3)" office:value-type="float" office:value="13.7864322124363" calcext:value-type="float">
            <text:p>13.7864322124</text:p>
          </table:table-cell>
          <table:table-cell table:formula="of:=COM.MICROSOFT.NORM.INV(RAND(); 0; 1)" office:value-type="float" office:value="1.67871165497029" calcext:value-type="float">
            <text:p>1.678711655</text:p>
          </table:table-cell>
          <table:table-cell table:formula="of:=NORMINV(RAND(); 62; 4)" office:value-type="float" office:value="68.2502646811992" calcext:value-type="float">
            <text:p>68.2502646812</text:p>
          </table:table-cell>
          <table:table-cell table:formula="of:=12 + 3 * [.D993] + 5 * [.C993]" office:value-type="float" office:value="225.144352318449" calcext:value-type="float">
            <text:p>225.1443523184</text:p>
          </table:table-cell>
          <table:table-cell/>
        </table:table-row>
        <table:table-row table:style-name="ro1">
          <table:table-cell table:formula="of:=RAND()" office:value-type="float" office:value="0.908639817731455" calcext:value-type="float">
            <text:p>0.9086398177</text:p>
          </table:table-cell>
          <table:table-cell table:formula="of:=NORMINV([.A994];10;3)" office:value-type="float" office:value="13.9972768909635" calcext:value-type="float">
            <text:p>13.997276891</text:p>
          </table:table-cell>
          <table:table-cell table:formula="of:=COM.MICROSOFT.NORM.INV(RAND(); 0; 1)" office:value-type="float" office:value="0.427126716247516" calcext:value-type="float">
            <text:p>0.4271267162</text:p>
          </table:table-cell>
          <table:table-cell table:formula="of:=NORMINV(RAND(); 62; 4)" office:value-type="float" office:value="59.3385265019348" calcext:value-type="float">
            <text:p>59.3385265019</text:p>
          </table:table-cell>
          <table:table-cell table:formula="of:=12 + 3 * [.D994] + 5 * [.C994]" office:value-type="float" office:value="192.151213087042" calcext:value-type="float">
            <text:p>192.151213087</text:p>
          </table:table-cell>
          <table:table-cell/>
        </table:table-row>
        <table:table-row table:style-name="ro1">
          <table:table-cell table:formula="of:=RAND()" office:value-type="float" office:value="0.0820397096686065" calcext:value-type="float">
            <text:p>0.0820397097</text:p>
          </table:table-cell>
          <table:table-cell table:formula="of:=NORMINV([.A995];10;3)" office:value-type="float" office:value="5.82555504052046" calcext:value-type="float">
            <text:p>5.8255550405</text:p>
          </table:table-cell>
          <table:table-cell table:formula="of:=COM.MICROSOFT.NORM.INV(RAND(); 0; 1)" office:value-type="float" office:value="-1.20245224448014" calcext:value-type="float">
            <text:p>-1.2024522445</text:p>
          </table:table-cell>
          <table:table-cell table:formula="of:=NORMINV(RAND(); 62; 4)" office:value-type="float" office:value="60.4479705683611" calcext:value-type="float">
            <text:p>60.4479705684</text:p>
          </table:table-cell>
          <table:table-cell table:formula="of:=12 + 3 * [.D995] + 5 * [.C995]" office:value-type="float" office:value="187.331650482683" calcext:value-type="float">
            <text:p>187.3316504827</text:p>
          </table:table-cell>
          <table:table-cell/>
        </table:table-row>
        <table:table-row table:style-name="ro1">
          <table:table-cell table:formula="of:=RAND()" office:value-type="float" office:value="0.838991014985368" calcext:value-type="float">
            <text:p>0.838991015</text:p>
          </table:table-cell>
          <table:table-cell table:formula="of:=NORMINV([.A996];10;3)" office:value-type="float" office:value="12.9709585506901" calcext:value-type="float">
            <text:p>12.9709585507</text:p>
          </table:table-cell>
          <table:table-cell table:formula="of:=COM.MICROSOFT.NORM.INV(RAND(); 0; 1)" office:value-type="float" office:value="-0.237874898896729" calcext:value-type="float">
            <text:p>-0.2378748989</text:p>
          </table:table-cell>
          <table:table-cell table:formula="of:=NORMINV(RAND(); 62; 4)" office:value-type="float" office:value="62.8746999633997" calcext:value-type="float">
            <text:p>62.8746999634</text:p>
          </table:table-cell>
          <table:table-cell table:formula="of:=12 + 3 * [.D996] + 5 * [.C996]" office:value-type="float" office:value="199.434725395716" calcext:value-type="float">
            <text:p>199.4347253957</text:p>
          </table:table-cell>
          <table:table-cell/>
        </table:table-row>
        <table:table-row table:style-name="ro1">
          <table:table-cell table:formula="of:=RAND()" office:value-type="float" office:value="0.534464650554583" calcext:value-type="float">
            <text:p>0.5344646506</text:p>
          </table:table-cell>
          <table:table-cell table:formula="of:=NORMINV([.A997];10;3)" office:value-type="float" office:value="10.2594934225449" calcext:value-type="float">
            <text:p>10.2594934225</text:p>
          </table:table-cell>
          <table:table-cell table:formula="of:=COM.MICROSOFT.NORM.INV(RAND(); 0; 1)" office:value-type="float" office:value="-1.02571236826559" calcext:value-type="float">
            <text:p>-1.0257123683</text:p>
          </table:table-cell>
          <table:table-cell table:formula="of:=NORMINV(RAND(); 62; 4)" office:value-type="float" office:value="66.0266365745364" calcext:value-type="float">
            <text:p>66.0266365745</text:p>
          </table:table-cell>
          <table:table-cell table:formula="of:=12 + 3 * [.D997] + 5 * [.C997]" office:value-type="float" office:value="204.951347882281" calcext:value-type="float">
            <text:p>204.9513478823</text:p>
          </table:table-cell>
          <table:table-cell/>
        </table:table-row>
        <table:table-row table:style-name="ro1">
          <table:table-cell table:formula="of:=RAND()" office:value-type="float" office:value="0.638407065998763" calcext:value-type="float">
            <text:p>0.638407066</text:p>
          </table:table-cell>
          <table:table-cell table:formula="of:=NORMINV([.A998];10;3)" office:value-type="float" office:value="11.0626125528775" calcext:value-type="float">
            <text:p>11.0626125529</text:p>
          </table:table-cell>
          <table:table-cell table:formula="of:=COM.MICROSOFT.NORM.INV(RAND(); 0; 1)" office:value-type="float" office:value="-1.3684208280408" calcext:value-type="float">
            <text:p>-1.368420828</text:p>
          </table:table-cell>
          <table:table-cell table:formula="of:=NORMINV(RAND(); 62; 4)" office:value-type="float" office:value="60.4920053506919" calcext:value-type="float">
            <text:p>60.4920053507</text:p>
          </table:table-cell>
          <table:table-cell table:formula="of:=12 + 3 * [.D998] + 5 * [.C998]" office:value-type="float" office:value="186.633911911872" calcext:value-type="float">
            <text:p>186.6339119119</text:p>
          </table:table-cell>
          <table:table-cell/>
        </table:table-row>
        <table:table-row table:style-name="ro1">
          <table:table-cell table:formula="of:=RAND()" office:value-type="float" office:value="0.250191994709894" calcext:value-type="float">
            <text:p>0.2501919947</text:p>
          </table:table-cell>
          <table:table-cell table:formula="of:=NORMINV([.A999];10;3)" office:value-type="float" office:value="7.97834292464813" calcext:value-type="float">
            <text:p>7.9783429246</text:p>
          </table:table-cell>
          <table:table-cell table:formula="of:=COM.MICROSOFT.NORM.INV(RAND(); 0; 1)" office:value-type="float" office:value="0.17549133287163" calcext:value-type="float">
            <text:p>0.1754913329</text:p>
          </table:table-cell>
          <table:table-cell table:formula="of:=NORMINV(RAND(); 62; 4)" office:value-type="float" office:value="66.2908100067937" calcext:value-type="float">
            <text:p>66.2908100068</text:p>
          </table:table-cell>
          <table:table-cell table:formula="of:=12 + 3 * [.D999] + 5 * [.C999]" office:value-type="float" office:value="211.749886684739" calcext:value-type="float">
            <text:p>211.7498866847</text:p>
          </table:table-cell>
          <table:table-cell/>
        </table:table-row>
        <table:table-row table:style-name="ro1">
          <table:table-cell table:formula="of:=RAND()" office:value-type="float" office:value="0.15512339072302" calcext:value-type="float">
            <text:p>0.1551233907</text:p>
          </table:table-cell>
          <table:table-cell table:formula="of:=NORMINV([.A1000];10;3)" office:value-type="float" office:value="6.95588695946882" calcext:value-type="float">
            <text:p>6.9558869595</text:p>
          </table:table-cell>
          <table:table-cell table:formula="of:=COM.MICROSOFT.NORM.INV(RAND(); 0; 1)" office:value-type="float" office:value="0.20950578059271" calcext:value-type="float">
            <text:p>0.2095057806</text:p>
          </table:table-cell>
          <table:table-cell table:formula="of:=NORMINV(RAND(); 62; 4)" office:value-type="float" office:value="53.5552457589207" calcext:value-type="float">
            <text:p>53.5552457589</text:p>
          </table:table-cell>
          <table:table-cell table:formula="of:=12 + 3 * [.D1000] + 5 * [.C1000]" office:value-type="float" office:value="173.713266179726" calcext:value-type="float">
            <text:p>173.7132661797</text:p>
          </table:table-cell>
          <table:table-cell/>
        </table:table-row>
        <table:table-row table:style-name="ro1">
          <table:table-cell table:formula="of:=RAND()" office:value-type="float" office:value="0.153416002867743" calcext:value-type="float">
            <text:p>0.1534160029</text:p>
          </table:table-cell>
          <table:table-cell table:formula="of:=NORMINV([.A1001];10;3)" office:value-type="float" office:value="6.93432391436857" calcext:value-type="float">
            <text:p>6.9343239144</text:p>
          </table:table-cell>
          <table:table-cell table:formula="of:=COM.MICROSOFT.NORM.INV(RAND(); 0; 1)" office:value-type="float" office:value="-0.159484135843517" calcext:value-type="float">
            <text:p>-0.1594841358</text:p>
          </table:table-cell>
          <table:table-cell table:formula="of:=NORMINV(RAND(); 62; 4)" office:value-type="float" office:value="61.2194512998422" calcext:value-type="float">
            <text:p>61.2194512998</text:p>
          </table:table-cell>
          <table:table-cell table:formula="of:=12 + 3 * [.D1001] + 5 * [.C1001]" office:value-type="float" office:value="194.860933220309" calcext:value-type="float">
            <text:p>194.86093322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8:40:35.7920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55:25.830690000</meta:creation-date>
    <dc:date>2015-02-25T22:15:28.753152000</dc:date>
    <meta:editing-duration>P1DT3H32M16S</meta:editing-duration>
    <meta:editing-cycles>3</meta:editing-cycles>
    <meta:generator>LibreOffice/4.4.0.3$MacOSX_X86_64 LibreOffice_project/de093506bcdc5fafd9023ee680b8c60e3e0645d7</meta:generator>
    <meta:document-statistic meta:table-count="1" meta:cell-count="5005" meta:object-count="0"/>
  </office:meta>
</office:document-meta>
</file>